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258.75pt"/>
    </style:style>
    <style:style style:name="co5" style:family="table-column">
      <style:table-column-properties fo:break-before="auto" style:column-width="80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NfdcFacilities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LocationID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FacilityName</text:p>
          </table:table-cell>
          <table:table-cell office:value-type="string" calcext:value-type="string">
            <text:p>ARPLatitude</text:p>
          </table:table-cell>
          <table:table-cell office:value-type="string" calcext:value-type="string">
            <text:p>LatDegree</text:p>
          </table:table-cell>
          <table:table-cell office:value-type="string" calcext:value-type="string">
            <text:p>LatMin</text:p>
          </table:table-cell>
          <table:table-cell office:value-type="string" calcext:value-type="string">
            <text:p>LatSec</text:p>
          </table:table-cell>
          <table:table-cell office:value-type="string" calcext:value-type="string">
            <text:p>ARPLongitude</text:p>
          </table:table-cell>
          <table:table-cell office:value-type="string" calcext:value-type="string">
            <text:p>LongDeg</text:p>
          </table:table-cell>
          <table:table-cell office:value-type="string" calcext:value-type="string">
            <text:p>LongMin</text:p>
          </table:table-cell>
          <table:table-cell office:value-type="string" calcext:value-type="string">
            <text:p>LongSec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41-14-55.1220N</text:p>
          </table:table-cell>
          <table:table-cell table:formula="of:=LEFT([.E2];2)" office:value-type="string" office:string-value="41" calcext:value-type="string">
            <text:p>41</text:p>
          </table:table-cell>
          <table:table-cell table:formula="of:=MID([.E2];4;2)" office:value-type="string" office:string-value="14" calcext:value-type="string">
            <text:p>14</text:p>
          </table:table-cell>
          <table:table-cell table:formula="of:=MID([.E2];7;5)" office:value-type="string" office:string-value="55.12" calcext:value-type="string">
            <text:p>55.12</text:p>
          </table:table-cell>
          <table:table-cell office:value-type="string" calcext:value-type="string">
            <text:p>090-44-13.5010W</text:p>
          </table:table-cell>
          <table:table-cell table:formula="of:=LEFT([.I2];3)" office:value-type="string" office:string-value="090" calcext:value-type="string">
            <text:p>090</text:p>
          </table:table-cell>
          <table:table-cell table:formula="of:=MID([.I2];5;2)" office:value-type="string" office:string-value="44" calcext:value-type="string">
            <text:p>44</text:p>
          </table:table-cell>
          <table:table-cell table:formula="of:=MID([.I2];8;5)" office:value-type="string" office:string-value="13.50" calcext:value-type="string">
            <text:p>13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RGNL</text:p>
          </table:table-cell>
          <table:table-cell office:value-type="string" calcext:value-type="string">
            <text:p>38-53-23.7000N</text:p>
          </table:table-cell>
          <table:table-cell table:formula="of:=LEFT([.E3];2)" office:value-type="string" office:string-value="38" calcext:value-type="string">
            <text:p>38</text:p>
          </table:table-cell>
          <table:table-cell table:formula="of:=MID([.E3];4;2)" office:value-type="string" office:string-value="53" calcext:value-type="string">
            <text:p>53</text:p>
          </table:table-cell>
          <table:table-cell table:formula="of:=MID([.E3];7;5)" office:value-type="string" office:string-value="23.70" calcext:value-type="string">
            <text:p>23.70</text:p>
          </table:table-cell>
          <table:table-cell office:value-type="string" calcext:value-type="string">
            <text:p>090-02-45.6000W</text:p>
          </table:table-cell>
          <table:table-cell table:formula="of:=LEFT([.I3];3)" office:value-type="string" office:string-value="090" calcext:value-type="string">
            <text:p>090</text:p>
          </table:table-cell>
          <table:table-cell table:formula="of:=MID([.I3];5;2)" office:value-type="string" office:string-value="02" calcext:value-type="string">
            <text:p>02</text:p>
          </table:table-cell>
          <table:table-cell table:formula="of:=MID([.I3];8;5)" office:value-type="string" office:string-value="45.60" calcext:value-type="string">
            <text:p>45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ATER BEARDSTOWN</text:p>
          </table:table-cell>
          <table:table-cell office:value-type="string" calcext:value-type="string">
            <text:p>39-58-24.1730N</text:p>
          </table:table-cell>
          <table:table-cell table:formula="of:=LEFT([.E4];2)" office:value-type="string" office:string-value="39" calcext:value-type="string">
            <text:p>39</text:p>
          </table:table-cell>
          <table:table-cell table:formula="of:=MID([.E4];4;2)" office:value-type="string" office:string-value="58" calcext:value-type="string">
            <text:p>58</text:p>
          </table:table-cell>
          <table:table-cell table:formula="of:=MID([.E4];7;5)" office:value-type="string" office:string-value="24.17" calcext:value-type="string">
            <text:p>24.17</text:p>
          </table:table-cell>
          <table:table-cell office:value-type="string" calcext:value-type="string">
            <text:p>090-24-13.4480W</text:p>
          </table:table-cell>
          <table:table-cell table:formula="of:=LEFT([.I4];3)" office:value-type="string" office:string-value="090" calcext:value-type="string">
            <text:p>090</text:p>
          </table:table-cell>
          <table:table-cell table:formula="of:=MID([.I4];5;2)" office:value-type="string" office:string-value="24" calcext:value-type="string">
            <text:p>24</text:p>
          </table:table-cell>
          <table:table-cell table:formula="of:=MID([.I4];8;5)" office:value-type="string" office:string-value="13.44" calcext:value-type="string">
            <text:p>13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LV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OTT AFB/MIDAMERICA</text:p>
          </table:table-cell>
          <table:table-cell office:value-type="string" calcext:value-type="string">
            <text:p>38-32-42.6000N</text:p>
          </table:table-cell>
          <table:table-cell table:formula="of:=LEFT([.E5];2)" office:value-type="string" office:string-value="38" calcext:value-type="string">
            <text:p>38</text:p>
          </table:table-cell>
          <table:table-cell table:formula="of:=MID([.E5];4;2)" office:value-type="string" office:string-value="32" calcext:value-type="string">
            <text:p>32</text:p>
          </table:table-cell>
          <table:table-cell table:formula="of:=MID([.E5];7;5)" office:value-type="string" office:string-value="42.60" calcext:value-type="string">
            <text:p>42.60</text:p>
          </table:table-cell>
          <table:table-cell office:value-type="string" calcext:value-type="string">
            <text:p>089-50-06.7000W</text:p>
          </table:table-cell>
          <table:table-cell table:formula="of:=LEFT([.I5];3)" office:value-type="string" office:string-value="089" calcext:value-type="string">
            <text:p>089</text:p>
          </table:table-cell>
          <table:table-cell table:formula="of:=MID([.I5];5;2)" office:value-type="string" office:string-value="50" calcext:value-type="string">
            <text:p>50</text:p>
          </table:table-cell>
          <table:table-cell table:formula="of:=MID([.I5];8;5)" office:value-type="string" office:string-value="06.70" calcext:value-type="string">
            <text:p>06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9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ENTON MUNI</text:p>
          </table:table-cell>
          <table:table-cell office:value-type="string" calcext:value-type="string">
            <text:p>38-00-30.6000N</text:p>
          </table:table-cell>
          <table:table-cell table:formula="of:=LEFT([.E6];2)" office:value-type="string" office:string-value="38" calcext:value-type="string">
            <text:p>38</text:p>
          </table:table-cell>
          <table:table-cell table:formula="of:=MID([.E6];4;2)" office:value-type="string" office:string-value="00" calcext:value-type="string">
            <text:p>00</text:p>
          </table:table-cell>
          <table:table-cell table:formula="of:=MID([.E6];7;5)" office:value-type="string" office:string-value="30.60" calcext:value-type="string">
            <text:p>30.60</text:p>
          </table:table-cell>
          <table:table-cell office:value-type="string" calcext:value-type="string">
            <text:p>088-56-04.0000W</text:p>
          </table:table-cell>
          <table:table-cell table:formula="of:=LEFT([.I6];3)" office:value-type="string" office:string-value="088" calcext:value-type="string">
            <text:p>088</text:p>
          </table:table-cell>
          <table:table-cell table:formula="of:=MID([.I6];5;2)" office:value-type="string" office:string-value="56" calcext:value-type="string">
            <text:p>56</text:p>
          </table:table-cell>
          <table:table-cell table:formula="of:=MID([.I6];8;5)" office:value-type="string" office:string-value="04.00" calcext:value-type="string">
            <text:p>04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ENTRAL IL RGNL ARPT AT BLOOMINGTON-NORMAL</text:p>
          </table:table-cell>
          <table:table-cell office:value-type="string" calcext:value-type="string">
            <text:p>40-28-37.6000N</text:p>
          </table:table-cell>
          <table:table-cell table:formula="of:=LEFT([.E7];2)" office:value-type="string" office:string-value="40" calcext:value-type="string">
            <text:p>40</text:p>
          </table:table-cell>
          <table:table-cell table:formula="of:=MID([.E7];4;2)" office:value-type="string" office:string-value="28" calcext:value-type="string">
            <text:p>28</text:p>
          </table:table-cell>
          <table:table-cell table:formula="of:=MID([.E7];7;5)" office:value-type="string" office:string-value="37.60" calcext:value-type="string">
            <text:p>37.60</text:p>
          </table:table-cell>
          <table:table-cell office:value-type="string" calcext:value-type="string">
            <text:p>088-54-57.3000W</text:p>
          </table:table-cell>
          <table:table-cell table:formula="of:=LEFT([.I7];3)" office:value-type="string" office:string-value="088" calcext:value-type="string">
            <text:p>088</text:p>
          </table:table-cell>
          <table:table-cell table:formula="of:=MID([.I7];5;2)" office:value-type="string" office:string-value="54" calcext:value-type="string">
            <text:p>54</text:p>
          </table:table-cell>
          <table:table-cell table:formula="of:=MID([.I7];8;5)" office:value-type="string" office:string-value="57.30" calcext:value-type="string">
            <text:p>5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C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OLINGBROOK'S CLOW INTL</text:p>
          </table:table-cell>
          <table:table-cell office:value-type="string" calcext:value-type="string">
            <text:p>41-41-45.3000N</text:p>
          </table:table-cell>
          <table:table-cell table:formula="of:=LEFT([.E8];2)" office:value-type="string" office:string-value="41" calcext:value-type="string">
            <text:p>41</text:p>
          </table:table-cell>
          <table:table-cell table:formula="of:=MID([.E8];4;2)" office:value-type="string" office:string-value="41" calcext:value-type="string">
            <text:p>41</text:p>
          </table:table-cell>
          <table:table-cell table:formula="of:=MID([.E8];7;5)" office:value-type="string" office:string-value="45.30" calcext:value-type="string">
            <text:p>45.30</text:p>
          </table:table-cell>
          <table:table-cell office:value-type="string" calcext:value-type="string">
            <text:p>088-07-46.2000W</text:p>
          </table:table-cell>
          <table:table-cell table:formula="of:=LEFT([.I8];3)" office:value-type="string" office:string-value="088" calcext:value-type="string">
            <text:p>088</text:p>
          </table:table-cell>
          <table:table-cell table:formula="of:=MID([.I8];5;2)" office:value-type="string" office:string-value="07" calcext:value-type="string">
            <text:p>07</text:p>
          </table:table-cell>
          <table:table-cell table:formula="of:=MID([.I8];8;5)" office:value-type="string" office:string-value="46.20" calcext:value-type="string">
            <text:p>46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DOWNTOWN</text:p>
          </table:table-cell>
          <table:table-cell office:value-type="string" calcext:value-type="string">
            <text:p>38-34-13.3000N</text:p>
          </table:table-cell>
          <table:table-cell table:formula="of:=LEFT([.E9];2)" office:value-type="string" office:string-value="38" calcext:value-type="string">
            <text:p>38</text:p>
          </table:table-cell>
          <table:table-cell table:formula="of:=MID([.E9];4;2)" office:value-type="string" office:string-value="34" calcext:value-type="string">
            <text:p>34</text:p>
          </table:table-cell>
          <table:table-cell table:formula="of:=MID([.E9];7;5)" office:value-type="string" office:string-value="13.30" calcext:value-type="string">
            <text:p>13.30</text:p>
          </table:table-cell>
          <table:table-cell office:value-type="string" calcext:value-type="string">
            <text:p>090-09-18.3000W</text:p>
          </table:table-cell>
          <table:table-cell table:formula="of:=LEFT([.I9];3)" office:value-type="string" office:string-value="090" calcext:value-type="string">
            <text:p>090</text:p>
          </table:table-cell>
          <table:table-cell table:formula="of:=MID([.I9];5;2)" office:value-type="string" office:string-value="09" calcext:value-type="string">
            <text:p>09</text:p>
          </table:table-cell>
          <table:table-cell table:formula="of:=MID([.I9];8;5)" office:value-type="string" office:string-value="18.30" calcext:value-type="string">
            <text:p>18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IRO RGNL</text:p>
          </table:table-cell>
          <table:table-cell office:value-type="string" calcext:value-type="string">
            <text:p>37-03-50.9000N</text:p>
          </table:table-cell>
          <table:table-cell table:formula="of:=LEFT([.E10];2)" office:value-type="string" office:string-value="37" calcext:value-type="string">
            <text:p>37</text:p>
          </table:table-cell>
          <table:table-cell table:formula="of:=MID([.E10];4;2)" office:value-type="string" office:string-value="03" calcext:value-type="string">
            <text:p>03</text:p>
          </table:table-cell>
          <table:table-cell table:formula="of:=MID([.E10];7;5)" office:value-type="string" office:string-value="50.90" calcext:value-type="string">
            <text:p>50.90</text:p>
          </table:table-cell>
          <table:table-cell office:value-type="string" calcext:value-type="string">
            <text:p>089-13-10.3000W</text:p>
          </table:table-cell>
          <table:table-cell table:formula="of:=LEFT([.I10];3)" office:value-type="string" office:string-value="089" calcext:value-type="string">
            <text:p>089</text:p>
          </table:table-cell>
          <table:table-cell table:formula="of:=MID([.I10];5;2)" office:value-type="string" office:string-value="13" calcext:value-type="string">
            <text:p>13</text:p>
          </table:table-cell>
          <table:table-cell table:formula="of:=MID([.I10];8;5)" office:value-type="string" office:string-value="10.30" calcext:value-type="string">
            <text:p>10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T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40-34-08.7000N</text:p>
          </table:table-cell>
          <table:table-cell table:formula="of:=LEFT([.E11];2)" office:value-type="string" office:string-value="40" calcext:value-type="string">
            <text:p>40</text:p>
          </table:table-cell>
          <table:table-cell table:formula="of:=MID([.E11];4;2)" office:value-type="string" office:string-value="34" calcext:value-type="string">
            <text:p>34</text:p>
          </table:table-cell>
          <table:table-cell table:formula="of:=MID([.E11];7;5)" office:value-type="string" office:string-value="08.70" calcext:value-type="string">
            <text:p>08.70</text:p>
          </table:table-cell>
          <table:table-cell office:value-type="string" calcext:value-type="string">
            <text:p>090-04-29.4000W</text:p>
          </table:table-cell>
          <table:table-cell table:formula="of:=LEFT([.I11];3)" office:value-type="string" office:string-value="090" calcext:value-type="string">
            <text:p>090</text:p>
          </table:table-cell>
          <table:table-cell table:formula="of:=MID([.I11];5;2)" office:value-type="string" office:string-value="04" calcext:value-type="string">
            <text:p>04</text:p>
          </table:table-cell>
          <table:table-cell table:formula="of:=MID([.I11];8;5)" office:value-type="string" office:string-value="29.40" calcext:value-type="string">
            <text:p>29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DH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OUTHERN ILLINOIS</text:p>
          </table:table-cell>
          <table:table-cell office:value-type="string" calcext:value-type="string">
            <text:p>37-46-41.1000N</text:p>
          </table:table-cell>
          <table:table-cell table:formula="of:=LEFT([.E12];2)" office:value-type="string" office:string-value="37" calcext:value-type="string">
            <text:p>37</text:p>
          </table:table-cell>
          <table:table-cell table:formula="of:=MID([.E12];4;2)" office:value-type="string" office:string-value="46" calcext:value-type="string">
            <text:p>46</text:p>
          </table:table-cell>
          <table:table-cell table:formula="of:=MID([.E12];7;5)" office:value-type="string" office:string-value="41.10" calcext:value-type="string">
            <text:p>41.10</text:p>
          </table:table-cell>
          <table:table-cell office:value-type="string" calcext:value-type="string">
            <text:p>089-15-07.3000W</text:p>
          </table:table-cell>
          <table:table-cell table:formula="of:=LEFT([.I12];3)" office:value-type="string" office:string-value="089" calcext:value-type="string">
            <text:p>089</text:p>
          </table:table-cell>
          <table:table-cell table:formula="of:=MID([.I12];5;2)" office:value-type="string" office:string-value="15" calcext:value-type="string">
            <text:p>15</text:p>
          </table:table-cell>
          <table:table-cell table:formula="of:=MID([.I12];8;5)" office:value-type="string" office:string-value="07.30" calcext:value-type="string">
            <text:p>0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RMI MUNI</text:p>
          </table:table-cell>
          <table:table-cell office:value-type="string" calcext:value-type="string">
            <text:p>38-05-22.1250N</text:p>
          </table:table-cell>
          <table:table-cell table:formula="of:=LEFT([.E13];2)" office:value-type="string" office:string-value="38" calcext:value-type="string">
            <text:p>38</text:p>
          </table:table-cell>
          <table:table-cell table:formula="of:=MID([.E13];4;2)" office:value-type="string" office:string-value="05" calcext:value-type="string">
            <text:p>05</text:p>
          </table:table-cell>
          <table:table-cell table:formula="of:=MID([.E13];7;5)" office:value-type="string" office:string-value="22.12" calcext:value-type="string">
            <text:p>22.12</text:p>
          </table:table-cell>
          <table:table-cell office:value-type="string" calcext:value-type="string">
            <text:p>088-07-23.0200W</text:p>
          </table:table-cell>
          <table:table-cell table:formula="of:=LEFT([.I13];3)" office:value-type="string" office:string-value="088" calcext:value-type="string">
            <text:p>088</text:p>
          </table:table-cell>
          <table:table-cell table:formula="of:=MID([.I13];5;2)" office:value-type="string" office:string-value="07" calcext:value-type="string">
            <text:p>07</text:p>
          </table:table-cell>
          <table:table-cell table:formula="of:=MID([.I13];8;5)" office:value-type="string" office:string-value="23.02" calcext:value-type="string">
            <text:p>23.0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H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SEY MUNI</text:p>
          </table:table-cell>
          <table:table-cell office:value-type="string" calcext:value-type="string">
            <text:p>39-18-09.0330N</text:p>
          </table:table-cell>
          <table:table-cell table:formula="of:=LEFT([.E14];2)" office:value-type="string" office:string-value="39" calcext:value-type="string">
            <text:p>39</text:p>
          </table:table-cell>
          <table:table-cell table:formula="of:=MID([.E14];4;2)" office:value-type="string" office:string-value="18" calcext:value-type="string">
            <text:p>18</text:p>
          </table:table-cell>
          <table:table-cell table:formula="of:=MID([.E14];7;5)" office:value-type="string" office:string-value="09.03" calcext:value-type="string">
            <text:p>09.03</text:p>
          </table:table-cell>
          <table:table-cell office:value-type="string" calcext:value-type="string">
            <text:p>088-00-14.6230W</text:p>
          </table:table-cell>
          <table:table-cell table:formula="of:=LEFT([.I14];3)" office:value-type="string" office:string-value="088" calcext:value-type="string">
            <text:p>088</text:p>
          </table:table-cell>
          <table:table-cell table:formula="of:=MID([.I14];5;2)" office:value-type="string" office:string-value="00" calcext:value-type="string">
            <text:p>00</text:p>
          </table:table-cell>
          <table:table-cell table:formula="of:=MID([.I14];8;5)" office:value-type="string" office:string-value="14.62" calcext:value-type="string">
            <text:p>14.6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N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ENTRALIA MUNI</text:p>
          </table:table-cell>
          <table:table-cell office:value-type="string" calcext:value-type="string">
            <text:p>38-30-54.3000N</text:p>
          </table:table-cell>
          <table:table-cell table:formula="of:=LEFT([.E15];2)" office:value-type="string" office:string-value="38" calcext:value-type="string">
            <text:p>38</text:p>
          </table:table-cell>
          <table:table-cell table:formula="of:=MID([.E15];4;2)" office:value-type="string" office:string-value="30" calcext:value-type="string">
            <text:p>30</text:p>
          </table:table-cell>
          <table:table-cell table:formula="of:=MID([.E15];7;5)" office:value-type="string" office:string-value="54.30" calcext:value-type="string">
            <text:p>54.30</text:p>
          </table:table-cell>
          <table:table-cell office:value-type="string" calcext:value-type="string">
            <text:p>089-05-28.1000W</text:p>
          </table:table-cell>
          <table:table-cell table:formula="of:=LEFT([.I15];3)" office:value-type="string" office:string-value="089" calcext:value-type="string">
            <text:p>089</text:p>
          </table:table-cell>
          <table:table-cell table:formula="of:=MID([.I15];5;2)" office:value-type="string" office:string-value="05" calcext:value-type="string">
            <text:p>05</text:p>
          </table:table-cell>
          <table:table-cell table:formula="of:=MID([.I15];8;5)" office:value-type="string" office:string-value="28.10" calcext:value-type="string">
            <text:p>28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NIVERSITY OF ILLINOIS-WILLARD</text:p>
          </table:table-cell>
          <table:table-cell office:value-type="string" calcext:value-type="string">
            <text:p>40-02-19.8000N</text:p>
          </table:table-cell>
          <table:table-cell table:formula="of:=LEFT([.E16];2)" office:value-type="string" office:string-value="40" calcext:value-type="string">
            <text:p>40</text:p>
          </table:table-cell>
          <table:table-cell table:formula="of:=MID([.E16];4;2)" office:value-type="string" office:string-value="02" calcext:value-type="string">
            <text:p>02</text:p>
          </table:table-cell>
          <table:table-cell table:formula="of:=MID([.E16];7;5)" office:value-type="string" office:string-value="19.80" calcext:value-type="string">
            <text:p>19.80</text:p>
          </table:table-cell>
          <table:table-cell office:value-type="string" calcext:value-type="string">
            <text:p>088-16-40.1000W</text:p>
          </table:table-cell>
          <table:table-cell table:formula="of:=LEFT([.I16];3)" office:value-type="string" office:string-value="088" calcext:value-type="string">
            <text:p>088</text:p>
          </table:table-cell>
          <table:table-cell table:formula="of:=MID([.I16];5;2)" office:value-type="string" office:string-value="16" calcext:value-type="string">
            <text:p>16</text:p>
          </table:table-cell>
          <table:table-cell table:formula="of:=MID([.I16];8;5)" office:value-type="string" office:string-value="40.10" calcext:value-type="string">
            <text:p>40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DW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MIDWAY INTL</text:p>
          </table:table-cell>
          <table:table-cell office:value-type="string" calcext:value-type="string">
            <text:p>41-47-09.5000N</text:p>
          </table:table-cell>
          <table:table-cell table:formula="of:=LEFT([.E17];2)" office:value-type="string" office:string-value="41" calcext:value-type="string">
            <text:p>41</text:p>
          </table:table-cell>
          <table:table-cell table:formula="of:=MID([.E17];4;2)" office:value-type="string" office:string-value="47" calcext:value-type="string">
            <text:p>47</text:p>
          </table:table-cell>
          <table:table-cell table:formula="of:=MID([.E17];7;5)" office:value-type="string" office:string-value="09.50" calcext:value-type="string">
            <text:p>09.50</text:p>
          </table:table-cell>
          <table:table-cell office:value-type="string" calcext:value-type="string">
            <text:p>087-45-08.7000W</text:p>
          </table:table-cell>
          <table:table-cell table:formula="of:=LEFT([.I17];3)" office:value-type="string" office:string-value="087" calcext:value-type="string">
            <text:p>087</text:p>
          </table:table-cell>
          <table:table-cell table:formula="of:=MID([.I17];5;2)" office:value-type="string" office:string-value="45" calcext:value-type="string">
            <text:p>45</text:p>
          </table:table-cell>
          <table:table-cell table:formula="of:=MID([.I17];8;5)" office:value-type="string" office:string-value="08.70" calcext:value-type="string">
            <text:p>08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O'HARE INTL</text:p>
          </table:table-cell>
          <table:table-cell office:value-type="string" calcext:value-type="string">
            <text:p>41-58-38.3525N</text:p>
          </table:table-cell>
          <table:table-cell table:formula="of:=LEFT([.E18];2)" office:value-type="string" office:string-value="41" calcext:value-type="string">
            <text:p>41</text:p>
          </table:table-cell>
          <table:table-cell table:formula="of:=MID([.E18];4;2)" office:value-type="string" office:string-value="58" calcext:value-type="string">
            <text:p>58</text:p>
          </table:table-cell>
          <table:table-cell table:formula="of:=MID([.E18];7;5)" office:value-type="string" office:string-value="38.35" calcext:value-type="string">
            <text:p>38.35</text:p>
          </table:table-cell>
          <table:table-cell office:value-type="string" calcext:value-type="string">
            <text:p>087-54-28.8213W</text:p>
          </table:table-cell>
          <table:table-cell table:formula="of:=LEFT([.I18];3)" office:value-type="string" office:string-value="087" calcext:value-type="string">
            <text:p>087</text:p>
          </table:table-cell>
          <table:table-cell table:formula="of:=MID([.I18];5;2)" office:value-type="string" office:string-value="54" calcext:value-type="string">
            <text:p>54</text:p>
          </table:table-cell>
          <table:table-cell table:formula="of:=MID([.I18];8;5)" office:value-type="string" office:string-value="28.82" calcext:value-type="string">
            <text:p>28.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GQ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NSING MUNI</text:p>
          </table:table-cell>
          <table:table-cell office:value-type="string" calcext:value-type="string">
            <text:p>41-32-05.7000N</text:p>
          </table:table-cell>
          <table:table-cell table:formula="of:=LEFT([.E19];2)" office:value-type="string" office:string-value="41" calcext:value-type="string">
            <text:p>41</text:p>
          </table:table-cell>
          <table:table-cell table:formula="of:=MID([.E19];4;2)" office:value-type="string" office:string-value="32" calcext:value-type="string">
            <text:p>32</text:p>
          </table:table-cell>
          <table:table-cell table:formula="of:=MID([.E19];7;5)" office:value-type="string" office:string-value="05.70" calcext:value-type="string">
            <text:p>05.70</text:p>
          </table:table-cell>
          <table:table-cell office:value-type="string" calcext:value-type="string">
            <text:p>087-31-46.3000W</text:p>
          </table:table-cell>
          <table:table-cell table:formula="of:=LEFT([.I19];3)" office:value-type="string" office:string-value="087" calcext:value-type="string">
            <text:p>087</text:p>
          </table:table-cell>
          <table:table-cell table:formula="of:=MID([.I19];5;2)" office:value-type="string" office:string-value="31" calcext:value-type="string">
            <text:p>31</text:p>
          </table:table-cell>
          <table:table-cell table:formula="of:=MID([.I19];8;5)" office:value-type="string" office:string-value="46.30" calcext:value-type="string">
            <text:p>46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URORA MUNI</text:p>
          </table:table-cell>
          <table:table-cell office:value-type="string" calcext:value-type="string">
            <text:p>41-46-18.9000N</text:p>
          </table:table-cell>
          <table:table-cell table:formula="of:=LEFT([.E20];2)" office:value-type="string" office:string-value="41" calcext:value-type="string">
            <text:p>41</text:p>
          </table:table-cell>
          <table:table-cell table:formula="of:=MID([.E20];4;2)" office:value-type="string" office:string-value="46" calcext:value-type="string">
            <text:p>46</text:p>
          </table:table-cell>
          <table:table-cell table:formula="of:=MID([.E20];7;5)" office:value-type="string" office:string-value="18.90" calcext:value-type="string">
            <text:p>18.90</text:p>
          </table:table-cell>
          <table:table-cell office:value-type="string" calcext:value-type="string">
            <text:p>088-28-32.4000W</text:p>
          </table:table-cell>
          <table:table-cell table:formula="of:=LEFT([.I20];3)" office:value-type="string" office:string-value="088" calcext:value-type="string">
            <text:p>088</text:p>
          </table:table-cell>
          <table:table-cell table:formula="of:=MID([.I20];5;2)" office:value-type="string" office:string-value="28" calcext:value-type="string">
            <text:p>28</text:p>
          </table:table-cell>
          <table:table-cell table:formula="of:=MID([.I20];8;5)" office:value-type="string" office:string-value="32.40" calcext:value-type="string">
            <text:p>32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C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KE IN THE HILLS</text:p>
          </table:table-cell>
          <table:table-cell office:value-type="string" calcext:value-type="string">
            <text:p>42-12-24.5133N</text:p>
          </table:table-cell>
          <table:table-cell table:formula="of:=LEFT([.E21];2)" office:value-type="string" office:string-value="42" calcext:value-type="string">
            <text:p>42</text:p>
          </table:table-cell>
          <table:table-cell table:formula="of:=MID([.E21];4;2)" office:value-type="string" office:string-value="12" calcext:value-type="string">
            <text:p>12</text:p>
          </table:table-cell>
          <table:table-cell table:formula="of:=MID([.E21];7;5)" office:value-type="string" office:string-value="24.51" calcext:value-type="string">
            <text:p>24.51</text:p>
          </table:table-cell>
          <table:table-cell office:value-type="string" calcext:value-type="string">
            <text:p>088-19-22.7894W</text:p>
          </table:table-cell>
          <table:table-cell table:formula="of:=LEFT([.I21];3)" office:value-type="string" office:string-value="088" calcext:value-type="string">
            <text:p>088</text:p>
          </table:table-cell>
          <table:table-cell table:formula="of:=MID([.I21];5;2)" office:value-type="string" office:string-value="19" calcext:value-type="string">
            <text:p>19</text:p>
          </table:table-cell>
          <table:table-cell table:formula="of:=MID([.I21];8;5)" office:value-type="string" office:string-value="22.78" calcext:value-type="string">
            <text:p>22.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W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 EXECUTIVE</text:p>
          </table:table-cell>
          <table:table-cell office:value-type="string" calcext:value-type="string">
            <text:p>42-06-51.4000N</text:p>
          </table:table-cell>
          <table:table-cell table:formula="of:=LEFT([.E22];2)" office:value-type="string" office:string-value="42" calcext:value-type="string">
            <text:p>42</text:p>
          </table:table-cell>
          <table:table-cell table:formula="of:=MID([.E22];4;2)" office:value-type="string" office:string-value="06" calcext:value-type="string">
            <text:p>06</text:p>
          </table:table-cell>
          <table:table-cell table:formula="of:=MID([.E22];7;5)" office:value-type="string" office:string-value="51.40" calcext:value-type="string">
            <text:p>51.40</text:p>
          </table:table-cell>
          <table:table-cell office:value-type="string" calcext:value-type="string">
            <text:p>087-54-05.5000W</text:p>
          </table:table-cell>
          <table:table-cell table:formula="of:=LEFT([.I22];3)" office:value-type="string" office:string-value="087" calcext:value-type="string">
            <text:p>087</text:p>
          </table:table-cell>
          <table:table-cell table:formula="of:=MID([.I22];5;2)" office:value-type="string" office:string-value="54" calcext:value-type="string">
            <text:p>54</text:p>
          </table:table-cell>
          <table:table-cell table:formula="of:=MID([.I22];8;5)" office:value-type="string" office:string-value="05.50" calcext:value-type="string">
            <text:p>05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F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/ROCKFORD INTL</text:p>
          </table:table-cell>
          <table:table-cell office:value-type="string" calcext:value-type="string">
            <text:p>42-11-43.3000N</text:p>
          </table:table-cell>
          <table:table-cell table:formula="of:=LEFT([.E23];2)" office:value-type="string" office:string-value="42" calcext:value-type="string">
            <text:p>42</text:p>
          </table:table-cell>
          <table:table-cell table:formula="of:=MID([.E23];4;2)" office:value-type="string" office:string-value="11" calcext:value-type="string">
            <text:p>11</text:p>
          </table:table-cell>
          <table:table-cell table:formula="of:=MID([.E23];7;5)" office:value-type="string" office:string-value="43.30" calcext:value-type="string">
            <text:p>43.30</text:p>
          </table:table-cell>
          <table:table-cell office:value-type="string" calcext:value-type="string">
            <text:p>089-05-50.0000W</text:p>
          </table:table-cell>
          <table:table-cell table:formula="of:=LEFT([.I23];3)" office:value-type="string" office:string-value="089" calcext:value-type="string">
            <text:p>089</text:p>
          </table:table-cell>
          <table:table-cell table:formula="of:=MID([.I23];5;2)" office:value-type="string" office:string-value="05" calcext:value-type="string">
            <text:p>05</text:p>
          </table:table-cell>
          <table:table-cell table:formula="of:=MID([.I23];8;5)" office:value-type="string" office:string-value="50.00" calcext:value-type="string">
            <text:p>50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EWIS UNIVERSITY</text:p>
          </table:table-cell>
          <table:table-cell office:value-type="string" calcext:value-type="string">
            <text:p>41-36-29.2000N</text:p>
          </table:table-cell>
          <table:table-cell table:formula="of:=LEFT([.E24];2)" office:value-type="string" office:string-value="41" calcext:value-type="string">
            <text:p>41</text:p>
          </table:table-cell>
          <table:table-cell table:formula="of:=MID([.E24];4;2)" office:value-type="string" office:string-value="36" calcext:value-type="string">
            <text:p>36</text:p>
          </table:table-cell>
          <table:table-cell table:formula="of:=MID([.E24];7;5)" office:value-type="string" office:string-value="29.20" calcext:value-type="string">
            <text:p>29.20</text:p>
          </table:table-cell>
          <table:table-cell office:value-type="string" calcext:value-type="string">
            <text:p>088-05-46.3000W</text:p>
          </table:table-cell>
          <table:table-cell table:formula="of:=LEFT([.I24];3)" office:value-type="string" office:string-value="088" calcext:value-type="string">
            <text:p>088</text:p>
          </table:table-cell>
          <table:table-cell table:formula="of:=MID([.I24];5;2)" office:value-type="string" office:string-value="05" calcext:value-type="string">
            <text:p>05</text:p>
          </table:table-cell>
          <table:table-cell table:formula="of:=MID([.I24];8;5)" office:value-type="string" office:string-value="46.30" calcext:value-type="string">
            <text:p>46.30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4H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AUMBURG MUNI HELISTOP</text:p>
          </table:table-cell>
          <table:table-cell office:value-type="string" calcext:value-type="string">
            <text:p>42-02-53.0980N</text:p>
          </table:table-cell>
          <table:table-cell table:formula="of:=LEFT([.E25];2)" office:value-type="string" office:string-value="42" calcext:value-type="string">
            <text:p>42</text:p>
          </table:table-cell>
          <table:table-cell table:formula="of:=MID([.E25];4;2)" office:value-type="string" office:string-value="02" calcext:value-type="string">
            <text:p>02</text:p>
          </table:table-cell>
          <table:table-cell table:formula="of:=MID([.E25];7;5)" office:value-type="string" office:string-value="53.09" calcext:value-type="string">
            <text:p>53.09</text:p>
          </table:table-cell>
          <table:table-cell office:value-type="string" calcext:value-type="string">
            <text:p>088-03-09.2590W</text:p>
          </table:table-cell>
          <table:table-cell table:formula="of:=LEFT([.I25];3)" office:value-type="string" office:string-value="088" calcext:value-type="string">
            <text:p>088</text:p>
          </table:table-cell>
          <table:table-cell table:formula="of:=MID([.I25];5;2)" office:value-type="string" office:string-value="03" calcext:value-type="string">
            <text:p>03</text:p>
          </table:table-cell>
          <table:table-cell table:formula="of:=MID([.I25];8;5)" office:value-type="string" office:string-value="09.25" calcext:value-type="string">
            <text:p>09.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6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AUMBURG RGNL</text:p>
          </table:table-cell>
          <table:table-cell office:value-type="string" calcext:value-type="string">
            <text:p>41-59-21.6270N</text:p>
          </table:table-cell>
          <table:table-cell table:formula="of:=LEFT([.E26];2)" office:value-type="string" office:string-value="41" calcext:value-type="string">
            <text:p>41</text:p>
          </table:table-cell>
          <table:table-cell table:formula="of:=MID([.E26];4;2)" office:value-type="string" office:string-value="59" calcext:value-type="string">
            <text:p>59</text:p>
          </table:table-cell>
          <table:table-cell table:formula="of:=MID([.E26];7;5)" office:value-type="string" office:string-value="21.62" calcext:value-type="string">
            <text:p>21.62</text:p>
          </table:table-cell>
          <table:table-cell office:value-type="string" calcext:value-type="string">
            <text:p>088-06-04.4740W</text:p>
          </table:table-cell>
          <table:table-cell table:formula="of:=LEFT([.I26];3)" office:value-type="string" office:string-value="088" calcext:value-type="string">
            <text:p>088</text:p>
          </table:table-cell>
          <table:table-cell table:formula="of:=MID([.I26];5;2)" office:value-type="string" office:string-value="06" calcext:value-type="string">
            <text:p>06</text:p>
          </table:table-cell>
          <table:table-cell table:formula="of:=MID([.I26];8;5)" office:value-type="string" office:string-value="04.47" calcext:value-type="string">
            <text:p>04.47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TF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INLEY PARK HELISTOP</text:p>
          </table:table-cell>
          <table:table-cell office:value-type="string" calcext:value-type="string">
            <text:p>41-33-33.0000N</text:p>
          </table:table-cell>
          <table:table-cell table:formula="of:=LEFT([.E27];2)" office:value-type="string" office:string-value="41" calcext:value-type="string">
            <text:p>41</text:p>
          </table:table-cell>
          <table:table-cell table:formula="of:=MID([.E27];4;2)" office:value-type="string" office:string-value="33" calcext:value-type="string">
            <text:p>33</text:p>
          </table:table-cell>
          <table:table-cell table:formula="of:=MID([.E27];7;5)" office:value-type="string" office:string-value="33.00" calcext:value-type="string">
            <text:p>33.00</text:p>
          </table:table-cell>
          <table:table-cell office:value-type="string" calcext:value-type="string">
            <text:p>087-48-21.0000W</text:p>
          </table:table-cell>
          <table:table-cell table:formula="of:=LEFT([.I27];3)" office:value-type="string" office:string-value="087" calcext:value-type="string">
            <text:p>087</text:p>
          </table:table-cell>
          <table:table-cell table:formula="of:=MID([.I27];5;2)" office:value-type="string" office:string-value="48" calcext:value-type="string">
            <text:p>48</text:p>
          </table:table-cell>
          <table:table-cell table:formula="of:=MID([.I27];8;5)" office:value-type="string" office:string-value="21.00" calcext:value-type="string">
            <text:p>21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G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AUKEGAN RGNL</text:p>
          </table:table-cell>
          <table:table-cell office:value-type="string" calcext:value-type="string">
            <text:p>42-25-19.7760N</text:p>
          </table:table-cell>
          <table:table-cell table:formula="of:=LEFT([.E28];2)" office:value-type="string" office:string-value="42" calcext:value-type="string">
            <text:p>42</text:p>
          </table:table-cell>
          <table:table-cell table:formula="of:=MID([.E28];4;2)" office:value-type="string" office:string-value="25" calcext:value-type="string">
            <text:p>25</text:p>
          </table:table-cell>
          <table:table-cell table:formula="of:=MID([.E28];7;5)" office:value-type="string" office:string-value="19.77" calcext:value-type="string">
            <text:p>19.77</text:p>
          </table:table-cell>
          <table:table-cell office:value-type="string" calcext:value-type="string">
            <text:p>087-52-04.4650W</text:p>
          </table:table-cell>
          <table:table-cell table:formula="of:=LEFT([.I28];3)" office:value-type="string" office:string-value="087" calcext:value-type="string">
            <text:p>087</text:p>
          </table:table-cell>
          <table:table-cell table:formula="of:=MID([.I28];5;2)" office:value-type="string" office:string-value="52" calcext:value-type="string">
            <text:p>52</text:p>
          </table:table-cell>
          <table:table-cell table:formula="of:=MID([.I28];8;5)" office:value-type="string" office:string-value="04.46" calcext:value-type="string">
            <text:p>04.4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P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UPAGE</text:p>
          </table:table-cell>
          <table:table-cell office:value-type="string" calcext:value-type="string">
            <text:p>41-54-25.4000N</text:p>
          </table:table-cell>
          <table:table-cell table:formula="of:=LEFT([.E29];2)" office:value-type="string" office:string-value="41" calcext:value-type="string">
            <text:p>41</text:p>
          </table:table-cell>
          <table:table-cell table:formula="of:=MID([.E29];4;2)" office:value-type="string" office:string-value="54" calcext:value-type="string">
            <text:p>54</text:p>
          </table:table-cell>
          <table:table-cell table:formula="of:=MID([.E29];7;5)" office:value-type="string" office:string-value="25.40" calcext:value-type="string">
            <text:p>25.40</text:p>
          </table:table-cell>
          <table:table-cell office:value-type="string" calcext:value-type="string">
            <text:p>088-14-52.8000W</text:p>
          </table:table-cell>
          <table:table-cell table:formula="of:=LEFT([.I29];3)" office:value-type="string" office:string-value="088" calcext:value-type="string">
            <text:p>088</text:p>
          </table:table-cell>
          <table:table-cell table:formula="of:=MID([.I29];5;2)" office:value-type="string" office:string-value="14" calcext:value-type="string">
            <text:p>14</text:p>
          </table:table-cell>
          <table:table-cell table:formula="of:=MID([.I29];8;5)" office:value-type="string" office:string-value="52.80" calcext:value-type="string">
            <text:p>52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CKMAN FIELD</text:p>
          </table:table-cell>
          <table:table-cell office:value-type="string" calcext:value-type="string">
            <text:p>38-27-08.3000N</text:p>
          </table:table-cell>
          <table:table-cell table:formula="of:=LEFT([.E30];2)" office:value-type="string" office:string-value="38" calcext:value-type="string">
            <text:p>38</text:p>
          </table:table-cell>
          <table:table-cell table:formula="of:=MID([.E30];4;2)" office:value-type="string" office:string-value="27" calcext:value-type="string">
            <text:p>27</text:p>
          </table:table-cell>
          <table:table-cell table:formula="of:=MID([.E30];7;5)" office:value-type="string" office:string-value="08.30" calcext:value-type="string">
            <text:p>08.30</text:p>
          </table:table-cell>
          <table:table-cell office:value-type="string" calcext:value-type="string">
            <text:p>090-14-09.8000W</text:p>
          </table:table-cell>
          <table:table-cell table:formula="of:=LEFT([.I30];3)" office:value-type="string" office:string-value="090" calcext:value-type="string">
            <text:p>090</text:p>
          </table:table-cell>
          <table:table-cell table:formula="of:=MID([.I30];5;2)" office:value-type="string" office:string-value="14" calcext:value-type="string">
            <text:p>14</text:p>
          </table:table-cell>
          <table:table-cell table:formula="of:=MID([.I30];8;5)" office:value-type="string" office:string-value="09.80" calcext:value-type="string">
            <text:p>09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RESSON</text:p>
          </table:table-cell>
          <table:table-cell office:value-type="string" calcext:value-type="string">
            <text:p>41-45-45.1090N</text:p>
          </table:table-cell>
          <table:table-cell table:formula="of:=LEFT([.E31];2)" office:value-type="string" office:string-value="41" calcext:value-type="string">
            <text:p>41</text:p>
          </table:table-cell>
          <table:table-cell table:formula="of:=MID([.E31];4;2)" office:value-type="string" office:string-value="45" calcext:value-type="string">
            <text:p>45</text:p>
          </table:table-cell>
          <table:table-cell table:formula="of:=MID([.E31];7;5)" office:value-type="string" office:string-value="45.10" calcext:value-type="string">
            <text:p>45.10</text:p>
          </table:table-cell>
          <table:table-cell office:value-type="string" calcext:value-type="string">
            <text:p>089-06-05.3320W</text:p>
          </table:table-cell>
          <table:table-cell table:formula="of:=LEFT([.I31];3)" office:value-type="string" office:string-value="089" calcext:value-type="string">
            <text:p>089</text:p>
          </table:table-cell>
          <table:table-cell table:formula="of:=MID([.I31];5;2)" office:value-type="string" office:string-value="06" calcext:value-type="string">
            <text:p>06</text:p>
          </table:table-cell>
          <table:table-cell table:formula="of:=MID([.I31];8;5)" office:value-type="string" office:string-value="05.33" calcext:value-type="string">
            <text:p>05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NV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VERMILION REGIONAL</text:p>
          </table:table-cell>
          <table:table-cell office:value-type="string" calcext:value-type="string">
            <text:p>40-11-58.9000N</text:p>
          </table:table-cell>
          <table:table-cell table:formula="of:=LEFT([.E32];2)" office:value-type="string" office:string-value="40" calcext:value-type="string">
            <text:p>40</text:p>
          </table:table-cell>
          <table:table-cell table:formula="of:=MID([.E32];4;2)" office:value-type="string" office:string-value="11" calcext:value-type="string">
            <text:p>11</text:p>
          </table:table-cell>
          <table:table-cell table:formula="of:=MID([.E32];7;5)" office:value-type="string" office:string-value="58.90" calcext:value-type="string">
            <text:p>58.90</text:p>
          </table:table-cell>
          <table:table-cell office:value-type="string" calcext:value-type="string">
            <text:p>087-35-43.9000W</text:p>
          </table:table-cell>
          <table:table-cell table:formula="of:=LEFT([.I32];3)" office:value-type="string" office:string-value="087" calcext:value-type="string">
            <text:p>087</text:p>
          </table:table-cell>
          <table:table-cell table:formula="of:=MID([.I32];5;2)" office:value-type="string" office:string-value="35" calcext:value-type="string">
            <text:p>35</text:p>
          </table:table-cell>
          <table:table-cell table:formula="of:=MID([.I32];8;5)" office:value-type="string" office:string-value="43.90" calcext:value-type="string">
            <text:p>4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K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 KALB TAYLOR MUNI</text:p>
          </table:table-cell>
          <table:table-cell office:value-type="string" calcext:value-type="string">
            <text:p>41-56-01.8033N</text:p>
          </table:table-cell>
          <table:table-cell table:formula="of:=LEFT([.E33];2)" office:value-type="string" office:string-value="41" calcext:value-type="string">
            <text:p>41</text:p>
          </table:table-cell>
          <table:table-cell table:formula="of:=MID([.E33];4;2)" office:value-type="string" office:string-value="56" calcext:value-type="string">
            <text:p>56</text:p>
          </table:table-cell>
          <table:table-cell table:formula="of:=MID([.E33];7;5)" office:value-type="string" office:string-value="01.80" calcext:value-type="string">
            <text:p>01.80</text:p>
          </table:table-cell>
          <table:table-cell office:value-type="string" calcext:value-type="string">
            <text:p>088-42-20.4710W</text:p>
          </table:table-cell>
          <table:table-cell table:formula="of:=LEFT([.I33];3)" office:value-type="string" office:string-value="088" calcext:value-type="string">
            <text:p>088</text:p>
          </table:table-cell>
          <table:table-cell table:formula="of:=MID([.I33];5;2)" office:value-type="string" office:string-value="42" calcext:value-type="string">
            <text:p>42</text:p>
          </table:table-cell>
          <table:table-cell table:formula="of:=MID([.I33];8;5)" office:value-type="string" office:string-value="20.47" calcext:value-type="string">
            <text:p>20.4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39-50-04.4250N</text:p>
          </table:table-cell>
          <table:table-cell table:formula="of:=LEFT([.E34];2)" office:value-type="string" office:string-value="39" calcext:value-type="string">
            <text:p>39</text:p>
          </table:table-cell>
          <table:table-cell table:formula="of:=MID([.E34];4;2)" office:value-type="string" office:string-value="50" calcext:value-type="string">
            <text:p>50</text:p>
          </table:table-cell>
          <table:table-cell table:formula="of:=MID([.E34];7;5)" office:value-type="string" office:string-value="04.42" calcext:value-type="string">
            <text:p>04.42</text:p>
          </table:table-cell>
          <table:table-cell office:value-type="string" calcext:value-type="string">
            <text:p>088-51-56.4810W</text:p>
          </table:table-cell>
          <table:table-cell table:formula="of:=LEFT([.I34];3)" office:value-type="string" office:string-value="088" calcext:value-type="string">
            <text:p>088</text:p>
          </table:table-cell>
          <table:table-cell table:formula="of:=MID([.I34];5;2)" office:value-type="string" office:string-value="51" calcext:value-type="string">
            <text:p>51</text:p>
          </table:table-cell>
          <table:table-cell table:formula="of:=MID([.I34];8;5)" office:value-type="string" office:string-value="56.48" calcext:value-type="string">
            <text:p>56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73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IXON MUNI-CHARLES R WALGREEN FIELD</text:p>
          </table:table-cell>
          <table:table-cell office:value-type="string" calcext:value-type="string">
            <text:p>41-50-01.3160N</text:p>
          </table:table-cell>
          <table:table-cell table:formula="of:=LEFT([.E35];2)" office:value-type="string" office:string-value="41" calcext:value-type="string">
            <text:p>41</text:p>
          </table:table-cell>
          <table:table-cell table:formula="of:=MID([.E35];4;2)" office:value-type="string" office:string-value="50" calcext:value-type="string">
            <text:p>50</text:p>
          </table:table-cell>
          <table:table-cell table:formula="of:=MID([.E35];7;5)" office:value-type="string" office:string-value="01.31" calcext:value-type="string">
            <text:p>01.31</text:p>
          </table:table-cell>
          <table:table-cell office:value-type="string" calcext:value-type="string">
            <text:p>089-26-46.3680W</text:p>
          </table:table-cell>
          <table:table-cell table:formula="of:=LEFT([.I35];3)" office:value-type="string" office:string-value="089" calcext:value-type="string">
            <text:p>089</text:p>
          </table:table-cell>
          <table:table-cell table:formula="of:=MID([.I35];5;2)" office:value-type="string" office:string-value="26" calcext:value-type="string">
            <text:p>26</text:p>
          </table:table-cell>
          <table:table-cell table:formula="of:=MID([.I35];8;5)" office:value-type="string" office:string-value="46.36" calcext:value-type="string">
            <text:p>46.3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T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41-07-57.4385N</text:p>
          </table:table-cell>
          <table:table-cell table:formula="of:=LEFT([.E36];2)" office:value-type="string" office:string-value="41" calcext:value-type="string">
            <text:p>41</text:p>
          </table:table-cell>
          <table:table-cell table:formula="of:=MID([.E36];4;2)" office:value-type="string" office:string-value="07" calcext:value-type="string">
            <text:p>07</text:p>
          </table:table-cell>
          <table:table-cell table:formula="of:=MID([.E36];7;5)" office:value-type="string" office:string-value="57.43" calcext:value-type="string">
            <text:p>57.43</text:p>
          </table:table-cell>
          <table:table-cell office:value-type="string" calcext:value-type="string">
            <text:p>088-26-19.1230W</text:p>
          </table:table-cell>
          <table:table-cell table:formula="of:=LEFT([.I36];3)" office:value-type="string" office:string-value="088" calcext:value-type="string">
            <text:p>088</text:p>
          </table:table-cell>
          <table:table-cell table:formula="of:=MID([.I36];5;2)" office:value-type="string" office:string-value="26" calcext:value-type="string">
            <text:p>26</text:p>
          </table:table-cell>
          <table:table-cell table:formula="of:=MID([.I36];8;5)" office:value-type="string" office:string-value="19.12" calcext:value-type="string">
            <text:p>19.1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H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FFINGHAM COUNTY MEMORIAL</text:p>
          </table:table-cell>
          <table:table-cell office:value-type="string" calcext:value-type="string">
            <text:p>39-04-13.6000N</text:p>
          </table:table-cell>
          <table:table-cell table:formula="of:=LEFT([.E37];2)" office:value-type="string" office:string-value="39" calcext:value-type="string">
            <text:p>39</text:p>
          </table:table-cell>
          <table:table-cell table:formula="of:=MID([.E37];4;2)" office:value-type="string" office:string-value="04" calcext:value-type="string">
            <text:p>04</text:p>
          </table:table-cell>
          <table:table-cell table:formula="of:=MID([.E37];7;5)" office:value-type="string" office:string-value="13.60" calcext:value-type="string">
            <text:p>13.60</text:p>
          </table:table-cell>
          <table:table-cell office:value-type="string" calcext:value-type="string">
            <text:p>088-32-00.7000W</text:p>
          </table:table-cell>
          <table:table-cell table:formula="of:=LEFT([.I37];3)" office:value-type="string" office:string-value="088" calcext:value-type="string">
            <text:p>088</text:p>
          </table:table-cell>
          <table:table-cell table:formula="of:=MID([.I37];5;2)" office:value-type="string" office:string-value="32" calcext:value-type="string">
            <text:p>32</text:p>
          </table:table-cell>
          <table:table-cell table:formula="of:=MID([.I37];8;5)" office:value-type="string" office:string-value="00.70" calcext:value-type="string">
            <text:p>00.70</text:p>
          </table:table-cell>
        </table:table-row>
        <table:table-row table:style-name="ro1">
          <table:table-cell office:value-type="string" calcext:value-type="string">
            <text:p>ULTRALIGHT</text:p>
          </table:table-cell>
          <table:table-cell office:value-type="string" calcext:value-type="string">
            <text:p>3H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RIE AIR PARK</text:p>
          </table:table-cell>
          <table:table-cell office:value-type="string" calcext:value-type="string">
            <text:p>41-40-56.7000N</text:p>
          </table:table-cell>
          <table:table-cell table:formula="of:=LEFT([.E38];2)" office:value-type="string" office:string-value="41" calcext:value-type="string">
            <text:p>41</text:p>
          </table:table-cell>
          <table:table-cell table:formula="of:=MID([.E38];4;2)" office:value-type="string" office:string-value="40" calcext:value-type="string">
            <text:p>40</text:p>
          </table:table-cell>
          <table:table-cell table:formula="of:=MID([.E38];7;5)" office:value-type="string" office:string-value="56.70" calcext:value-type="string">
            <text:p>56.70</text:p>
          </table:table-cell>
          <table:table-cell office:value-type="string" calcext:value-type="string">
            <text:p>090-04-43.0000W</text:p>
          </table:table-cell>
          <table:table-cell table:formula="of:=LEFT([.I38];3)" office:value-type="string" office:string-value="090" calcext:value-type="string">
            <text:p>090</text:p>
          </table:table-cell>
          <table:table-cell table:formula="of:=MID([.I38];5;2)" office:value-type="string" office:string-value="04" calcext:value-type="string">
            <text:p>04</text:p>
          </table:table-cell>
          <table:table-cell table:formula="of:=MID([.I38];8;5)" office:value-type="string" office:string-value="43.00" calcext:value-type="string">
            <text:p>43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W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AIRFIELD MUNI</text:p>
          </table:table-cell>
          <table:table-cell office:value-type="string" calcext:value-type="string">
            <text:p>38-22-43.0790N</text:p>
          </table:table-cell>
          <table:table-cell table:formula="of:=LEFT([.E39];2)" office:value-type="string" office:string-value="38" calcext:value-type="string">
            <text:p>38</text:p>
          </table:table-cell>
          <table:table-cell table:formula="of:=MID([.E39];4;2)" office:value-type="string" office:string-value="22" calcext:value-type="string">
            <text:p>22</text:p>
          </table:table-cell>
          <table:table-cell table:formula="of:=MID([.E39];7;5)" office:value-type="string" office:string-value="43.07" calcext:value-type="string">
            <text:p>43.07</text:p>
          </table:table-cell>
          <table:table-cell office:value-type="string" calcext:value-type="string">
            <text:p>088-24-45.5480W</text:p>
          </table:table-cell>
          <table:table-cell table:formula="of:=LEFT([.I39];3)" office:value-type="string" office:string-value="088" calcext:value-type="string">
            <text:p>088</text:p>
          </table:table-cell>
          <table:table-cell table:formula="of:=MID([.I39];5;2)" office:value-type="string" office:string-value="24" calcext:value-type="string">
            <text:p>24</text:p>
          </table:table-cell>
          <table:table-cell table:formula="of:=MID([.I39];8;5)" office:value-type="string" office:string-value="45.54" calcext:value-type="string">
            <text:p>45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O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LORA MUNI</text:p>
          </table:table-cell>
          <table:table-cell office:value-type="string" calcext:value-type="string">
            <text:p>38-39-53.9648N</text:p>
          </table:table-cell>
          <table:table-cell table:formula="of:=LEFT([.E40];2)" office:value-type="string" office:string-value="38" calcext:value-type="string">
            <text:p>38</text:p>
          </table:table-cell>
          <table:table-cell table:formula="of:=MID([.E40];4;2)" office:value-type="string" office:string-value="39" calcext:value-type="string">
            <text:p>39</text:p>
          </table:table-cell>
          <table:table-cell table:formula="of:=MID([.E40];7;5)" office:value-type="string" office:string-value="53.96" calcext:value-type="string">
            <text:p>53.96</text:p>
          </table:table-cell>
          <table:table-cell office:value-type="string" calcext:value-type="string">
            <text:p>088-27-11.2033W</text:p>
          </table:table-cell>
          <table:table-cell table:formula="of:=LEFT([.I40];3)" office:value-type="string" office:string-value="088" calcext:value-type="string">
            <text:p>088</text:p>
          </table:table-cell>
          <table:table-cell table:formula="of:=MID([.I40];5;2)" office:value-type="string" office:string-value="27" calcext:value-type="string">
            <text:p>27</text:p>
          </table:table-cell>
          <table:table-cell table:formula="of:=MID([.I40];8;5)" office:value-type="string" office:string-value="11.20" calcext:value-type="string">
            <text:p>11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EP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42-14-46.0130N</text:p>
          </table:table-cell>
          <table:table-cell table:formula="of:=LEFT([.E41];2)" office:value-type="string" office:string-value="42" calcext:value-type="string">
            <text:p>42</text:p>
          </table:table-cell>
          <table:table-cell table:formula="of:=MID([.E41];4;2)" office:value-type="string" office:string-value="14" calcext:value-type="string">
            <text:p>14</text:p>
          </table:table-cell>
          <table:table-cell table:formula="of:=MID([.E41];7;5)" office:value-type="string" office:string-value="46.01" calcext:value-type="string">
            <text:p>46.01</text:p>
          </table:table-cell>
          <table:table-cell office:value-type="string" calcext:value-type="string">
            <text:p>089-34-55.1160W</text:p>
          </table:table-cell>
          <table:table-cell table:formula="of:=LEFT([.I41];3)" office:value-type="string" office:string-value="089" calcext:value-type="string">
            <text:p>089</text:p>
          </table:table-cell>
          <table:table-cell table:formula="of:=MID([.I41];5;2)" office:value-type="string" office:string-value="34" calcext:value-type="string">
            <text:p>34</text:p>
          </table:table-cell>
          <table:table-cell table:formula="of:=MID([.I41];8;5)" office:value-type="string" office:string-value="55.11" calcext:value-type="string">
            <text:p>55.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REEPORT/DORNINK</text:p>
          </table:table-cell>
          <table:table-cell office:value-type="string" calcext:value-type="string">
            <text:p>42-22-40.0580N</text:p>
          </table:table-cell>
          <table:table-cell table:formula="of:=LEFT([.E42];2)" office:value-type="string" office:string-value="42" calcext:value-type="string">
            <text:p>42</text:p>
          </table:table-cell>
          <table:table-cell table:formula="of:=MID([.E42];4;2)" office:value-type="string" office:string-value="22" calcext:value-type="string">
            <text:p>22</text:p>
          </table:table-cell>
          <table:table-cell table:formula="of:=MID([.E42];7;5)" office:value-type="string" office:string-value="40.05" calcext:value-type="string">
            <text:p>40.05</text:p>
          </table:table-cell>
          <table:table-cell office:value-type="string" calcext:value-type="string">
            <text:p>089-33-50.4180W</text:p>
          </table:table-cell>
          <table:table-cell table:formula="of:=LEFT([.I42];3)" office:value-type="string" office:string-value="089" calcext:value-type="string">
            <text:p>089</text:p>
          </table:table-cell>
          <table:table-cell table:formula="of:=MID([.I42];5;2)" office:value-type="string" office:string-value="33" calcext:value-type="string">
            <text:p>33</text:p>
          </table:table-cell>
          <table:table-cell table:formula="of:=MID([.I42];8;5)" office:value-type="string" office:string-value="50.41" calcext:value-type="string">
            <text:p>50.4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B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ALESBURG MUNI</text:p>
          </table:table-cell>
          <table:table-cell office:value-type="string" calcext:value-type="string">
            <text:p>40-56-16.8019N</text:p>
          </table:table-cell>
          <table:table-cell table:formula="of:=LEFT([.E43];2)" office:value-type="string" office:string-value="40" calcext:value-type="string">
            <text:p>40</text:p>
          </table:table-cell>
          <table:table-cell table:formula="of:=MID([.E43];4;2)" office:value-type="string" office:string-value="56" calcext:value-type="string">
            <text:p>56</text:p>
          </table:table-cell>
          <table:table-cell table:formula="of:=MID([.E43];7;5)" office:value-type="string" office:string-value="16.80" calcext:value-type="string">
            <text:p>16.80</text:p>
          </table:table-cell>
          <table:table-cell office:value-type="string" calcext:value-type="string">
            <text:p>090-25-52.0449W</text:p>
          </table:table-cell>
          <table:table-cell table:formula="of:=LEFT([.I43];3)" office:value-type="string" office:string-value="090" calcext:value-type="string">
            <text:p>090</text:p>
          </table:table-cell>
          <table:table-cell table:formula="of:=MID([.I43];5;2)" office:value-type="string" office:string-value="25" calcext:value-type="string">
            <text:p>25</text:p>
          </table:table-cell>
          <table:table-cell table:formula="of:=MID([.I43];8;5)" office:value-type="string" office:string-value="52.04" calcext:value-type="string">
            <text:p>52.0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-AIRPARK</text:p>
          </table:table-cell>
          <table:table-cell office:value-type="string" calcext:value-type="string">
            <text:p>41-26-23.2000N</text:p>
          </table:table-cell>
          <table:table-cell table:formula="of:=LEFT([.E44];2)" office:value-type="string" office:string-value="41" calcext:value-type="string">
            <text:p>41</text:p>
          </table:table-cell>
          <table:table-cell table:formula="of:=MID([.E44];4;2)" office:value-type="string" office:string-value="26" calcext:value-type="string">
            <text:p>26</text:p>
          </table:table-cell>
          <table:table-cell table:formula="of:=MID([.E44];7;5)" office:value-type="string" office:string-value="23.20" calcext:value-type="string">
            <text:p>23.20</text:p>
          </table:table-cell>
          <table:table-cell office:value-type="string" calcext:value-type="string">
            <text:p>090-06-36.2000W</text:p>
          </table:table-cell>
          <table:table-cell table:formula="of:=LEFT([.I44];3)" office:value-type="string" office:string-value="090" calcext:value-type="string">
            <text:p>090</text:p>
          </table:table-cell>
          <table:table-cell table:formula="of:=MID([.I44];5;2)" office:value-type="string" office:string-value="06" calcext:value-type="string">
            <text:p>06</text:p>
          </table:table-cell>
          <table:table-cell table:formula="of:=MID([.I44];8;5)" office:value-type="string" office:string-value="36.20" calcext:value-type="string">
            <text:p>36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8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42-19-28.6000N</text:p>
          </table:table-cell>
          <table:table-cell table:formula="of:=LEFT([.E45];2)" office:value-type="string" office:string-value="42" calcext:value-type="string">
            <text:p>42</text:p>
          </table:table-cell>
          <table:table-cell table:formula="of:=MID([.E45];4;2)" office:value-type="string" office:string-value="19" calcext:value-type="string">
            <text:p>19</text:p>
          </table:table-cell>
          <table:table-cell table:formula="of:=MID([.E45];7;5)" office:value-type="string" office:string-value="28.60" calcext:value-type="string">
            <text:p>28.60</text:p>
          </table:table-cell>
          <table:table-cell office:value-type="string" calcext:value-type="string">
            <text:p>088-04-26.7170W</text:p>
          </table:table-cell>
          <table:table-cell table:formula="of:=LEFT([.I45];3)" office:value-type="string" office:string-value="088" calcext:value-type="string">
            <text:p>088</text:p>
          </table:table-cell>
          <table:table-cell table:formula="of:=MID([.I45];5;2)" office:value-type="string" office:string-value="04" calcext:value-type="string">
            <text:p>04</text:p>
          </table:table-cell>
          <table:table-cell table:formula="of:=MID([.I45];8;5)" office:value-type="string" office:string-value="26.71" calcext:value-type="string">
            <text:p>26.7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38-50-10.4000N</text:p>
          </table:table-cell>
          <table:table-cell table:formula="of:=LEFT([.E46];2)" office:value-type="string" office:string-value="38" calcext:value-type="string">
            <text:p>38</text:p>
          </table:table-cell>
          <table:table-cell table:formula="of:=MID([.E46];4;2)" office:value-type="string" office:string-value="50" calcext:value-type="string">
            <text:p>50</text:p>
          </table:table-cell>
          <table:table-cell table:formula="of:=MID([.E46];7;5)" office:value-type="string" office:string-value="10.40" calcext:value-type="string">
            <text:p>10.40</text:p>
          </table:table-cell>
          <table:table-cell office:value-type="string" calcext:value-type="string">
            <text:p>089-22-44.0000W</text:p>
          </table:table-cell>
          <table:table-cell table:formula="of:=LEFT([.I46];3)" office:value-type="string" office:string-value="089" calcext:value-type="string">
            <text:p>089</text:p>
          </table:table-cell>
          <table:table-cell table:formula="of:=MID([.I46];5;2)" office:value-type="string" office:string-value="22" calcext:value-type="string">
            <text:p>22</text:p>
          </table:table-cell>
          <table:table-cell table:formula="of:=MID([.I46];8;5)" office:value-type="string" office:string-value="44.00" calcext:value-type="string">
            <text:p>44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ALT FIELD</text:p>
          </table:table-cell>
          <table:table-cell office:value-type="string" calcext:value-type="string">
            <text:p>42-24-10.4000N</text:p>
          </table:table-cell>
          <table:table-cell table:formula="of:=LEFT([.E47];2)" office:value-type="string" office:string-value="42" calcext:value-type="string">
            <text:p>42</text:p>
          </table:table-cell>
          <table:table-cell table:formula="of:=MID([.E47];4;2)" office:value-type="string" office:string-value="24" calcext:value-type="string">
            <text:p>24</text:p>
          </table:table-cell>
          <table:table-cell table:formula="of:=MID([.E47];7;5)" office:value-type="string" office:string-value="10.40" calcext:value-type="string">
            <text:p>10.40</text:p>
          </table:table-cell>
          <table:table-cell office:value-type="string" calcext:value-type="string">
            <text:p>088-22-30.4000W</text:p>
          </table:table-cell>
          <table:table-cell table:formula="of:=LEFT([.I47];3)" office:value-type="string" office:string-value="088" calcext:value-type="string">
            <text:p>088</text:p>
          </table:table-cell>
          <table:table-cell table:formula="of:=MID([.I47];5;2)" office:value-type="string" office:string-value="22" calcext:value-type="string">
            <text:p>22</text:p>
          </table:table-cell>
          <table:table-cell table:formula="of:=MID([.I47];8;5)" office:value-type="string" office:string-value="30.40" calcext:value-type="string">
            <text:p>30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S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RRISBURG-RALEIGH</text:p>
          </table:table-cell>
          <table:table-cell office:value-type="string" calcext:value-type="string">
            <text:p>37-48-40.5220N</text:p>
          </table:table-cell>
          <table:table-cell table:formula="of:=LEFT([.E48];2)" office:value-type="string" office:string-value="37" calcext:value-type="string">
            <text:p>37</text:p>
          </table:table-cell>
          <table:table-cell table:formula="of:=MID([.E48];4;2)" office:value-type="string" office:string-value="48" calcext:value-type="string">
            <text:p>48</text:p>
          </table:table-cell>
          <table:table-cell table:formula="of:=MID([.E48];7;5)" office:value-type="string" office:string-value="40.52" calcext:value-type="string">
            <text:p>40.52</text:p>
          </table:table-cell>
          <table:table-cell office:value-type="string" calcext:value-type="string">
            <text:p>088-33-00.9347W</text:p>
          </table:table-cell>
          <table:table-cell table:formula="of:=LEFT([.I48];3)" office:value-type="string" office:string-value="088" calcext:value-type="string">
            <text:p>088</text:p>
          </table:table-cell>
          <table:table-cell table:formula="of:=MID([.I48];5;2)" office:value-type="string" office:string-value="33" calcext:value-type="string">
            <text:p>33</text:p>
          </table:table-cell>
          <table:table-cell table:formula="of:=MID([.I48];8;5)" office:value-type="string" office:string-value="00.93" calcext:value-type="string">
            <text:p>00.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ACY</text:p>
          </table:table-cell>
          <table:table-cell office:value-type="string" calcext:value-type="string">
            <text:p>42-24-08.9000N</text:p>
          </table:table-cell>
          <table:table-cell table:formula="of:=LEFT([.E49];2)" office:value-type="string" office:string-value="42" calcext:value-type="string">
            <text:p>42</text:p>
          </table:table-cell>
          <table:table-cell table:formula="of:=MID([.E49];4;2)" office:value-type="string" office:string-value="24" calcext:value-type="string">
            <text:p>24</text:p>
          </table:table-cell>
          <table:table-cell table:formula="of:=MID([.E49];7;5)" office:value-type="string" office:string-value="08.90" calcext:value-type="string">
            <text:p>08.90</text:p>
          </table:table-cell>
          <table:table-cell office:value-type="string" calcext:value-type="string">
            <text:p>088-37-56.6000W</text:p>
          </table:table-cell>
          <table:table-cell table:formula="of:=LEFT([.I49];3)" office:value-type="string" office:string-value="088" calcext:value-type="string">
            <text:p>088</text:p>
          </table:table-cell>
          <table:table-cell table:formula="of:=MID([.I49];5;2)" office:value-type="string" office:string-value="37" calcext:value-type="string">
            <text:p>37</text:p>
          </table:table-cell>
          <table:table-cell table:formula="of:=MID([.I49];8;5)" office:value-type="string" office:string-value="56.60" calcext:value-type="string">
            <text:p>56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I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VANA RGNL</text:p>
          </table:table-cell>
          <table:table-cell office:value-type="string" calcext:value-type="string">
            <text:p>40-13-21.6950N</text:p>
          </table:table-cell>
          <table:table-cell table:formula="of:=LEFT([.E50];2)" office:value-type="string" office:string-value="40" calcext:value-type="string">
            <text:p>40</text:p>
          </table:table-cell>
          <table:table-cell table:formula="of:=MID([.E50];4;2)" office:value-type="string" office:string-value="13" calcext:value-type="string">
            <text:p>13</text:p>
          </table:table-cell>
          <table:table-cell table:formula="of:=MID([.E50];7;5)" office:value-type="string" office:string-value="21.69" calcext:value-type="string">
            <text:p>21.69</text:p>
          </table:table-cell>
          <table:table-cell office:value-type="string" calcext:value-type="string">
            <text:p>090-01-22.0150W</text:p>
          </table:table-cell>
          <table:table-cell table:formula="of:=LEFT([.I50];3)" office:value-type="string" office:string-value="090" calcext:value-type="string">
            <text:p>090</text:p>
          </table:table-cell>
          <table:table-cell table:formula="of:=MID([.I50];5;2)" office:value-type="string" office:string-value="01" calcext:value-type="string">
            <text:p>01</text:p>
          </table:table-cell>
          <table:table-cell table:formula="of:=MID([.I50];8;5)" office:value-type="string" office:string-value="22.01" calcext:value-type="string">
            <text:p>22.0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IGHLAND-WINET</text:p>
          </table:table-cell>
          <table:table-cell office:value-type="string" calcext:value-type="string">
            <text:p>38-46-45.3000N</text:p>
          </table:table-cell>
          <table:table-cell table:formula="of:=LEFT([.E51];2)" office:value-type="string" office:string-value="38" calcext:value-type="string">
            <text:p>38</text:p>
          </table:table-cell>
          <table:table-cell table:formula="of:=MID([.E51];4;2)" office:value-type="string" office:string-value="46" calcext:value-type="string">
            <text:p>46</text:p>
          </table:table-cell>
          <table:table-cell table:formula="of:=MID([.E51];7;5)" office:value-type="string" office:string-value="45.30" calcext:value-type="string">
            <text:p>45.30</text:p>
          </table:table-cell>
          <table:table-cell office:value-type="string" calcext:value-type="string">
            <text:p>089-38-25.6250W</text:p>
          </table:table-cell>
          <table:table-cell table:formula="of:=LEFT([.I51];3)" office:value-type="string" office:string-value="089" calcext:value-type="string">
            <text:p>089</text:p>
          </table:table-cell>
          <table:table-cell table:formula="of:=MID([.I51];5;2)" office:value-type="string" office:string-value="38" calcext:value-type="string">
            <text:p>38</text:p>
          </table:table-cell>
          <table:table-cell table:formula="of:=MID([.I51];8;5)" office:value-type="string" office:string-value="25.62" calcext:value-type="string">
            <text:p>25.6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INCKLEY</text:p>
          </table:table-cell>
          <table:table-cell office:value-type="string" calcext:value-type="string">
            <text:p>41-46-15.1060N</text:p>
          </table:table-cell>
          <table:table-cell table:formula="of:=LEFT([.E52];2)" office:value-type="string" office:string-value="41" calcext:value-type="string">
            <text:p>41</text:p>
          </table:table-cell>
          <table:table-cell table:formula="of:=MID([.E52];4;2)" office:value-type="string" office:string-value="46" calcext:value-type="string">
            <text:p>46</text:p>
          </table:table-cell>
          <table:table-cell table:formula="of:=MID([.E52];7;5)" office:value-type="string" office:string-value="15.10" calcext:value-type="string">
            <text:p>15.10</text:p>
          </table:table-cell>
          <table:table-cell office:value-type="string" calcext:value-type="string">
            <text:p>088-42-12.2920W</text:p>
          </table:table-cell>
          <table:table-cell table:formula="of:=LEFT([.I52];3)" office:value-type="string" office:string-value="088" calcext:value-type="string">
            <text:p>088</text:p>
          </table:table-cell>
          <table:table-cell table:formula="of:=MID([.I52];5;2)" office:value-type="string" office:string-value="42" calcext:value-type="string">
            <text:p>42</text:p>
          </table:table-cell>
          <table:table-cell table:formula="of:=MID([.I52];8;5)" office:value-type="string" office:string-value="12.29" calcext:value-type="string">
            <text:p>12.2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JX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ACKSONVILLE MUNI</text:p>
          </table:table-cell>
          <table:table-cell office:value-type="string" calcext:value-type="string">
            <text:p>39-46-28.6000N</text:p>
          </table:table-cell>
          <table:table-cell table:formula="of:=LEFT([.E53];2)" office:value-type="string" office:string-value="39" calcext:value-type="string">
            <text:p>39</text:p>
          </table:table-cell>
          <table:table-cell table:formula="of:=MID([.E53];4;2)" office:value-type="string" office:string-value="46" calcext:value-type="string">
            <text:p>46</text:p>
          </table:table-cell>
          <table:table-cell table:formula="of:=MID([.E53];7;5)" office:value-type="string" office:string-value="28.60" calcext:value-type="string">
            <text:p>28.60</text:p>
          </table:table-cell>
          <table:table-cell office:value-type="string" calcext:value-type="string">
            <text:p>090-14-17.8000W</text:p>
          </table:table-cell>
          <table:table-cell table:formula="of:=LEFT([.I53];3)" office:value-type="string" office:string-value="090" calcext:value-type="string">
            <text:p>090</text:p>
          </table:table-cell>
          <table:table-cell table:formula="of:=MID([.I53];5;2)" office:value-type="string" office:string-value="14" calcext:value-type="string">
            <text:p>14</text:p>
          </table:table-cell>
          <table:table-cell table:formula="of:=MID([.I53];8;5)" office:value-type="string" office:string-value="17.80" calcext:value-type="string">
            <text:p>17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O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OLIET RGNL</text:p>
          </table:table-cell>
          <table:table-cell office:value-type="string" calcext:value-type="string">
            <text:p>41-31-03.5729N</text:p>
          </table:table-cell>
          <table:table-cell table:formula="of:=LEFT([.E54];2)" office:value-type="string" office:string-value="41" calcext:value-type="string">
            <text:p>41</text:p>
          </table:table-cell>
          <table:table-cell table:formula="of:=MID([.E54];4;2)" office:value-type="string" office:string-value="31" calcext:value-type="string">
            <text:p>31</text:p>
          </table:table-cell>
          <table:table-cell table:formula="of:=MID([.E54];7;5)" office:value-type="string" office:string-value="03.57" calcext:value-type="string">
            <text:p>03.57</text:p>
          </table:table-cell>
          <table:table-cell office:value-type="string" calcext:value-type="string">
            <text:p>088-10-31.8879W</text:p>
          </table:table-cell>
          <table:table-cell table:formula="of:=LEFT([.I54];3)" office:value-type="string" office:string-value="088" calcext:value-type="string">
            <text:p>088</text:p>
          </table:table-cell>
          <table:table-cell table:formula="of:=MID([.I54];5;2)" office:value-type="string" office:string-value="10" calcext:value-type="string">
            <text:p>10</text:p>
          </table:table-cell>
          <table:table-cell table:formula="of:=MID([.I54];8;5)" office:value-type="string" office:string-value="31.88" calcext:value-type="string">
            <text:p>31.8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K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EATER KANKAKEE</text:p>
          </table:table-cell>
          <table:table-cell office:value-type="string" calcext:value-type="string">
            <text:p>41-04-17.0000N</text:p>
          </table:table-cell>
          <table:table-cell table:formula="of:=LEFT([.E55];2)" office:value-type="string" office:string-value="41" calcext:value-type="string">
            <text:p>41</text:p>
          </table:table-cell>
          <table:table-cell table:formula="of:=MID([.E55];4;2)" office:value-type="string" office:string-value="04" calcext:value-type="string">
            <text:p>04</text:p>
          </table:table-cell>
          <table:table-cell table:formula="of:=MID([.E55];7;5)" office:value-type="string" office:string-value="17.00" calcext:value-type="string">
            <text:p>17.00</text:p>
          </table:table-cell>
          <table:table-cell office:value-type="string" calcext:value-type="string">
            <text:p>087-50-46.6000W</text:p>
          </table:table-cell>
          <table:table-cell table:formula="of:=LEFT([.I55];3)" office:value-type="string" office:string-value="087" calcext:value-type="string">
            <text:p>087</text:p>
          </table:table-cell>
          <table:table-cell table:formula="of:=MID([.I55];5;2)" office:value-type="string" office:string-value="50" calcext:value-type="string">
            <text:p>50</text:p>
          </table:table-cell>
          <table:table-cell table:formula="of:=MID([.I55];8;5)" office:value-type="string" office:string-value="46.60" calcext:value-type="string">
            <text:p>46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K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ANKAKEE</text:p>
          </table:table-cell>
          <table:table-cell office:value-type="string" calcext:value-type="string">
            <text:p>41-06-00.1160N</text:p>
          </table:table-cell>
          <table:table-cell table:formula="of:=LEFT([.E56];2)" office:value-type="string" office:string-value="41" calcext:value-type="string">
            <text:p>41</text:p>
          </table:table-cell>
          <table:table-cell table:formula="of:=MID([.E56];4;2)" office:value-type="string" office:string-value="06" calcext:value-type="string">
            <text:p>06</text:p>
          </table:table-cell>
          <table:table-cell table:formula="of:=MID([.E56];7;5)" office:value-type="string" office:string-value="00.11" calcext:value-type="string">
            <text:p>00.11</text:p>
          </table:table-cell>
          <table:table-cell office:value-type="string" calcext:value-type="string">
            <text:p>087-55-00.1560W</text:p>
          </table:table-cell>
          <table:table-cell table:formula="of:=LEFT([.I56];3)" office:value-type="string" office:string-value="087" calcext:value-type="string">
            <text:p>087</text:p>
          </table:table-cell>
          <table:table-cell table:formula="of:=MID([.I56];5;2)" office:value-type="string" office:string-value="55" calcext:value-type="string">
            <text:p>55</text:p>
          </table:table-cell>
          <table:table-cell table:formula="of:=MID([.I56];8;5)" office:value-type="string" office:string-value="00.15" calcext:value-type="string">
            <text:p>00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Z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EWANEE MUNI</text:p>
          </table:table-cell>
          <table:table-cell office:value-type="string" calcext:value-type="string">
            <text:p>41-12-18.7000N</text:p>
          </table:table-cell>
          <table:table-cell table:formula="of:=LEFT([.E57];2)" office:value-type="string" office:string-value="41" calcext:value-type="string">
            <text:p>41</text:p>
          </table:table-cell>
          <table:table-cell table:formula="of:=MID([.E57];4;2)" office:value-type="string" office:string-value="12" calcext:value-type="string">
            <text:p>12</text:p>
          </table:table-cell>
          <table:table-cell table:formula="of:=MID([.E57];7;5)" office:value-type="string" office:string-value="18.70" calcext:value-type="string">
            <text:p>18.70</text:p>
          </table:table-cell>
          <table:table-cell office:value-type="string" calcext:value-type="string">
            <text:p>089-57-49.9000W</text:p>
          </table:table-cell>
          <table:table-cell table:formula="of:=LEFT([.I57];3)" office:value-type="string" office:string-value="089" calcext:value-type="string">
            <text:p>089</text:p>
          </table:table-cell>
          <table:table-cell table:formula="of:=MID([.I57];5;2)" office:value-type="string" office:string-value="57" calcext:value-type="string">
            <text:p>57</text:p>
          </table:table-cell>
          <table:table-cell table:formula="of:=MID([.I57];8;5)" office:value-type="string" office:string-value="49.90" calcext:value-type="string">
            <text:p>49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7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41-01-07.8000N</text:p>
          </table:table-cell>
          <table:table-cell table:formula="of:=LEFT([.E58];2)" office:value-type="string" office:string-value="41" calcext:value-type="string">
            <text:p>41</text:p>
          </table:table-cell>
          <table:table-cell table:formula="of:=MID([.E58];4;2)" office:value-type="string" office:string-value="01" calcext:value-type="string">
            <text:p>01</text:p>
          </table:table-cell>
          <table:table-cell table:formula="of:=MID([.E58];7;5)" office:value-type="string" office:string-value="07.80" calcext:value-type="string">
            <text:p>07.80</text:p>
          </table:table-cell>
          <table:table-cell office:value-type="string" calcext:value-type="string">
            <text:p>089-23-08.8000W</text:p>
          </table:table-cell>
          <table:table-cell table:formula="of:=LEFT([.I58];3)" office:value-type="string" office:string-value="089" calcext:value-type="string">
            <text:p>089</text:p>
          </table:table-cell>
          <table:table-cell table:formula="of:=MID([.I58];5;2)" office:value-type="string" office:string-value="23" calcext:value-type="string">
            <text:p>23</text:p>
          </table:table-cell>
          <table:table-cell table:formula="of:=MID([.I58];8;5)" office:value-type="string" office:string-value="08.80" calcext:value-type="string">
            <text:p>08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WV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AWRENCEVILLE-VINCENNES INTL</text:p>
          </table:table-cell>
          <table:table-cell office:value-type="string" calcext:value-type="string">
            <text:p>38-45-51.4000N</text:p>
          </table:table-cell>
          <table:table-cell table:formula="of:=LEFT([.E59];2)" office:value-type="string" office:string-value="38" calcext:value-type="string">
            <text:p>38</text:p>
          </table:table-cell>
          <table:table-cell table:formula="of:=MID([.E59];4;2)" office:value-type="string" office:string-value="45" calcext:value-type="string">
            <text:p>45</text:p>
          </table:table-cell>
          <table:table-cell table:formula="of:=MID([.E59];7;5)" office:value-type="string" office:string-value="51.40" calcext:value-type="string">
            <text:p>51.40</text:p>
          </table:table-cell>
          <table:table-cell office:value-type="string" calcext:value-type="string">
            <text:p>087-36-19.8000W</text:p>
          </table:table-cell>
          <table:table-cell table:formula="of:=LEFT([.I59];3)" office:value-type="string" office:string-value="087" calcext:value-type="string">
            <text:p>087</text:p>
          </table:table-cell>
          <table:table-cell table:formula="of:=MID([.I59];5;2)" office:value-type="string" office:string-value="36" calcext:value-type="string">
            <text:p>36</text:p>
          </table:table-cell>
          <table:table-cell table:formula="of:=MID([.I59];8;5)" office:value-type="string" office:string-value="19.80" calcext:value-type="string">
            <text:p>19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40-09-31.3000N</text:p>
          </table:table-cell>
          <table:table-cell table:formula="of:=LEFT([.E60];2)" office:value-type="string" office:string-value="40" calcext:value-type="string">
            <text:p>40</text:p>
          </table:table-cell>
          <table:table-cell table:formula="of:=MID([.E60];4;2)" office:value-type="string" office:string-value="09" calcext:value-type="string">
            <text:p>09</text:p>
          </table:table-cell>
          <table:table-cell table:formula="of:=MID([.E60];7;5)" office:value-type="string" office:string-value="31.30" calcext:value-type="string">
            <text:p>31.30</text:p>
          </table:table-cell>
          <table:table-cell office:value-type="string" calcext:value-type="string">
            <text:p>089-20-06.1000W</text:p>
          </table:table-cell>
          <table:table-cell table:formula="of:=LEFT([.I60];3)" office:value-type="string" office:string-value="089" calcext:value-type="string">
            <text:p>089</text:p>
          </table:table-cell>
          <table:table-cell table:formula="of:=MID([.I60];5;2)" office:value-type="string" office:string-value="20" calcext:value-type="string">
            <text:p>20</text:p>
          </table:table-cell>
          <table:table-cell table:formula="of:=MID([.I60];8;5)" office:value-type="string" office:string-value="06.10" calcext:value-type="string">
            <text:p>06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LF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LITCHFIELD MUNI</text:p>
          </table:table-cell>
          <table:table-cell office:value-type="string" calcext:value-type="string">
            <text:p>39-09-45.0000N</text:p>
          </table:table-cell>
          <table:table-cell table:formula="of:=LEFT([.E61];2)" office:value-type="string" office:string-value="39" calcext:value-type="string">
            <text:p>39</text:p>
          </table:table-cell>
          <table:table-cell table:formula="of:=MID([.E61];4;2)" office:value-type="string" office:string-value="09" calcext:value-type="string">
            <text:p>09</text:p>
          </table:table-cell>
          <table:table-cell table:formula="of:=MID([.E61];7;5)" office:value-type="string" office:string-value="45.00" calcext:value-type="string">
            <text:p>45.00</text:p>
          </table:table-cell>
          <table:table-cell office:value-type="string" calcext:value-type="string">
            <text:p>089-40-28.7000W</text:p>
          </table:table-cell>
          <table:table-cell table:formula="of:=LEFT([.I61];3)" office:value-type="string" office:string-value="089" calcext:value-type="string">
            <text:p>089</text:p>
          </table:table-cell>
          <table:table-cell table:formula="of:=MID([.I61];5;2)" office:value-type="string" office:string-value="40" calcext:value-type="string">
            <text:p>40</text:p>
          </table:table-cell>
          <table:table-cell table:formula="of:=MID([.I61];8;5)" office:value-type="string" office:string-value="28.70" calcext:value-type="string">
            <text:p>28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V3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ARTENBOWER HECTARES</text:p>
          </table:table-cell>
          <table:table-cell office:value-type="string" calcext:value-type="string">
            <text:p>41-10-53.4000N</text:p>
          </table:table-cell>
          <table:table-cell table:formula="of:=LEFT([.E62];2)" office:value-type="string" office:string-value="41" calcext:value-type="string">
            <text:p>41</text:p>
          </table:table-cell>
          <table:table-cell table:formula="of:=MID([.E62];4;2)" office:value-type="string" office:string-value="10" calcext:value-type="string">
            <text:p>10</text:p>
          </table:table-cell>
          <table:table-cell table:formula="of:=MID([.E62];7;5)" office:value-type="string" office:string-value="53.40" calcext:value-type="string">
            <text:p>53.40</text:p>
          </table:table-cell>
          <table:table-cell office:value-type="string" calcext:value-type="string">
            <text:p>089-08-48.1000W</text:p>
          </table:table-cell>
          <table:table-cell table:formula="of:=LEFT([.I62];3)" office:value-type="string" office:string-value="089" calcext:value-type="string">
            <text:p>089</text:p>
          </table:table-cell>
          <table:table-cell table:formula="of:=MID([.I62];5;2)" office:value-type="string" office:string-value="08" calcext:value-type="string">
            <text:p>08</text:p>
          </table:table-cell>
          <table:table-cell table:formula="of:=MID([.I62];8;5)" office:value-type="string" office:string-value="48.10" calcext:value-type="string">
            <text:p>48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ACOMB MUNI</text:p>
          </table:table-cell>
          <table:table-cell office:value-type="string" calcext:value-type="string">
            <text:p>40-31-12.3000N</text:p>
          </table:table-cell>
          <table:table-cell table:formula="of:=LEFT([.E63];2)" office:value-type="string" office:string-value="40" calcext:value-type="string">
            <text:p>40</text:p>
          </table:table-cell>
          <table:table-cell table:formula="of:=MID([.E63];4;2)" office:value-type="string" office:string-value="31" calcext:value-type="string">
            <text:p>31</text:p>
          </table:table-cell>
          <table:table-cell table:formula="of:=MID([.E63];7;5)" office:value-type="string" office:string-value="12.30" calcext:value-type="string">
            <text:p>12.30</text:p>
          </table:table-cell>
          <table:table-cell office:value-type="string" calcext:value-type="string">
            <text:p>090-39-08.6000W</text:p>
          </table:table-cell>
          <table:table-cell table:formula="of:=LEFT([.I63];3)" office:value-type="string" office:string-value="090" calcext:value-type="string">
            <text:p>090</text:p>
          </table:table-cell>
          <table:table-cell table:formula="of:=MID([.I63];5;2)" office:value-type="string" office:string-value="39" calcext:value-type="string">
            <text:p>39</text:p>
          </table:table-cell>
          <table:table-cell table:formula="of:=MID([.I63];8;5)" office:value-type="string" office:string-value="08.60" calcext:value-type="string">
            <text:p>08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ILLIAMSON COUNTY RGNL</text:p>
          </table:table-cell>
          <table:table-cell office:value-type="string" calcext:value-type="string">
            <text:p>37-45-17.9000N</text:p>
          </table:table-cell>
          <table:table-cell table:formula="of:=LEFT([.E64];2)" office:value-type="string" office:string-value="37" calcext:value-type="string">
            <text:p>37</text:p>
          </table:table-cell>
          <table:table-cell table:formula="of:=MID([.E64];4;2)" office:value-type="string" office:string-value="45" calcext:value-type="string">
            <text:p>45</text:p>
          </table:table-cell>
          <table:table-cell table:formula="of:=MID([.E64];7;5)" office:value-type="string" office:string-value="17.90" calcext:value-type="string">
            <text:p>17.90</text:p>
          </table:table-cell>
          <table:table-cell office:value-type="string" calcext:value-type="string">
            <text:p>089-00-39.9000W</text:p>
          </table:table-cell>
          <table:table-cell table:formula="of:=LEFT([.I64];3)" office:value-type="string" office:string-value="089" calcext:value-type="string">
            <text:p>089</text:p>
          </table:table-cell>
          <table:table-cell table:formula="of:=MID([.I64];5;2)" office:value-type="string" office:string-value="00" calcext:value-type="string">
            <text:p>00</text:p>
          </table:table-cell>
          <table:table-cell table:formula="of:=MID([.I64];8;5)" office:value-type="string" office:string-value="39.90" calcext:value-type="string">
            <text:p>39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ES COUNTY MEMORIAL</text:p>
          </table:table-cell>
          <table:table-cell office:value-type="string" calcext:value-type="string">
            <text:p>39-28-40.4000N</text:p>
          </table:table-cell>
          <table:table-cell table:formula="of:=LEFT([.E65];2)" office:value-type="string" office:string-value="39" calcext:value-type="string">
            <text:p>39</text:p>
          </table:table-cell>
          <table:table-cell table:formula="of:=MID([.E65];4;2)" office:value-type="string" office:string-value="28" calcext:value-type="string">
            <text:p>28</text:p>
          </table:table-cell>
          <table:table-cell table:formula="of:=MID([.E65];7;5)" office:value-type="string" office:string-value="40.40" calcext:value-type="string">
            <text:p>40.40</text:p>
          </table:table-cell>
          <table:table-cell office:value-type="string" calcext:value-type="string">
            <text:p>088-16-47.9000W</text:p>
          </table:table-cell>
          <table:table-cell table:formula="of:=LEFT([.I65];3)" office:value-type="string" office:string-value="088" calcext:value-type="string">
            <text:p>088</text:p>
          </table:table-cell>
          <table:table-cell table:formula="of:=MID([.I65];5;2)" office:value-type="string" office:string-value="16" calcext:value-type="string">
            <text:p>16</text:p>
          </table:table-cell>
          <table:table-cell table:formula="of:=MID([.I65];8;5)" office:value-type="string" office:string-value="47.90" calcext:value-type="string">
            <text:p>47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7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RANDPA'S FARM MENDOTA</text:p>
          </table:table-cell>
          <table:table-cell office:value-type="string" calcext:value-type="string">
            <text:p>41-31-19.1170N</text:p>
          </table:table-cell>
          <table:table-cell table:formula="of:=LEFT([.E66];2)" office:value-type="string" office:string-value="41" calcext:value-type="string">
            <text:p>41</text:p>
          </table:table-cell>
          <table:table-cell table:formula="of:=MID([.E66];4;2)" office:value-type="string" office:string-value="31" calcext:value-type="string">
            <text:p>31</text:p>
          </table:table-cell>
          <table:table-cell table:formula="of:=MID([.E66];7;5)" office:value-type="string" office:string-value="19.11" calcext:value-type="string">
            <text:p>19.11</text:p>
          </table:table-cell>
          <table:table-cell office:value-type="string" calcext:value-type="string">
            <text:p>089-07-57.3040W</text:p>
          </table:table-cell>
          <table:table-cell table:formula="of:=LEFT([.I66];3)" office:value-type="string" office:string-value="089" calcext:value-type="string">
            <text:p>089</text:p>
          </table:table-cell>
          <table:table-cell table:formula="of:=MID([.I66];5;2)" office:value-type="string" office:string-value="07" calcext:value-type="string">
            <text:p>07</text:p>
          </table:table-cell>
          <table:table-cell table:formula="of:=MID([.I66];8;5)" office:value-type="string" office:string-value="57.30" calcext:value-type="string">
            <text:p>5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ROPOLIS MUNI</text:p>
          </table:table-cell>
          <table:table-cell office:value-type="string" calcext:value-type="string">
            <text:p>37-10-58.6000N</text:p>
          </table:table-cell>
          <table:table-cell table:formula="of:=LEFT([.E67];2)" office:value-type="string" office:string-value="37" calcext:value-type="string">
            <text:p>37</text:p>
          </table:table-cell>
          <table:table-cell table:formula="of:=MID([.E67];4;2)" office:value-type="string" office:string-value="10" calcext:value-type="string">
            <text:p>10</text:p>
          </table:table-cell>
          <table:table-cell table:formula="of:=MID([.E67];7;5)" office:value-type="string" office:string-value="58.60" calcext:value-type="string">
            <text:p>58.60</text:p>
          </table:table-cell>
          <table:table-cell office:value-type="string" calcext:value-type="string">
            <text:p>088-45-02.4000W</text:p>
          </table:table-cell>
          <table:table-cell table:formula="of:=LEFT([.I67];3)" office:value-type="string" office:string-value="088" calcext:value-type="string">
            <text:p>088</text:p>
          </table:table-cell>
          <table:table-cell table:formula="of:=MID([.I67];5;2)" office:value-type="string" office:string-value="45" calcext:value-type="string">
            <text:p>45</text:p>
          </table:table-cell>
          <table:table-cell table:formula="of:=MID([.I67];8;5)" office:value-type="string" office:string-value="02.40" calcext:value-type="string">
            <text:p>02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AD CITY INTL</text:p>
          </table:table-cell>
          <table:table-cell office:value-type="string" calcext:value-type="string">
            <text:p>41-26-53.8000N</text:p>
          </table:table-cell>
          <table:table-cell table:formula="of:=LEFT([.E68];2)" office:value-type="string" office:string-value="41" calcext:value-type="string">
            <text:p>41</text:p>
          </table:table-cell>
          <table:table-cell table:formula="of:=MID([.E68];4;2)" office:value-type="string" office:string-value="26" calcext:value-type="string">
            <text:p>26</text:p>
          </table:table-cell>
          <table:table-cell table:formula="of:=MID([.E68];7;5)" office:value-type="string" office:string-value="53.80" calcext:value-type="string">
            <text:p>53.80</text:p>
          </table:table-cell>
          <table:table-cell office:value-type="string" calcext:value-type="string">
            <text:p>090-30-27.1000W</text:p>
          </table:table-cell>
          <table:table-cell table:formula="of:=LEFT([.I68];3)" office:value-type="string" office:string-value="090" calcext:value-type="string">
            <text:p>090</text:p>
          </table:table-cell>
          <table:table-cell table:formula="of:=MID([.I68];5;2)" office:value-type="string" office:string-value="30" calcext:value-type="string">
            <text:p>30</text:p>
          </table:table-cell>
          <table:table-cell table:formula="of:=MID([.I68];8;5)" office:value-type="string" office:string-value="27.10" calcext:value-type="string">
            <text:p>27.1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I04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AD-CITY</text:p>
          </table:table-cell>
          <table:table-cell office:value-type="string" calcext:value-type="string">
            <text:p>41-27-36.1220N</text:p>
          </table:table-cell>
          <table:table-cell table:formula="of:=LEFT([.E69];2)" office:value-type="string" office:string-value="41" calcext:value-type="string">
            <text:p>41</text:p>
          </table:table-cell>
          <table:table-cell table:formula="of:=MID([.E69];4;2)" office:value-type="string" office:string-value="27" calcext:value-type="string">
            <text:p>27</text:p>
          </table:table-cell>
          <table:table-cell table:formula="of:=MID([.E69];7;5)" office:value-type="string" office:string-value="36.12" calcext:value-type="string">
            <text:p>36.12</text:p>
          </table:table-cell>
          <table:table-cell office:value-type="string" calcext:value-type="string">
            <text:p>090-29-34.4790W</text:p>
          </table:table-cell>
          <table:table-cell table:formula="of:=LEFT([.I69];3)" office:value-type="string" office:string-value="090" calcext:value-type="string">
            <text:p>090</text:p>
          </table:table-cell>
          <table:table-cell table:formula="of:=MID([.I69];5;2)" office:value-type="string" office:string-value="29" calcext:value-type="string">
            <text:p>29</text:p>
          </table:table-cell>
          <table:table-cell table:formula="of:=MID([.I69];8;5)" office:value-type="string" office:string-value="34.47" calcext:value-type="string">
            <text:p>34.4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ULT FIELD</text:p>
          </table:table-cell>
          <table:table-cell office:value-type="string" calcext:value-type="string">
            <text:p>41-22-38.7000N</text:p>
          </table:table-cell>
          <table:table-cell table:formula="of:=LEFT([.E70];2)" office:value-type="string" office:string-value="41" calcext:value-type="string">
            <text:p>41</text:p>
          </table:table-cell>
          <table:table-cell table:formula="of:=MID([.E70];4;2)" office:value-type="string" office:string-value="22" calcext:value-type="string">
            <text:p>22</text:p>
          </table:table-cell>
          <table:table-cell table:formula="of:=MID([.E70];7;5)" office:value-type="string" office:string-value="38.70" calcext:value-type="string">
            <text:p>38.70</text:p>
          </table:table-cell>
          <table:table-cell office:value-type="string" calcext:value-type="string">
            <text:p>087-40-47.1000W</text:p>
          </table:table-cell>
          <table:table-cell table:formula="of:=LEFT([.I70];3)" office:value-type="string" office:string-value="087" calcext:value-type="string">
            <text:p>087</text:p>
          </table:table-cell>
          <table:table-cell table:formula="of:=MID([.I70];5;2)" office:value-type="string" office:string-value="40" calcext:value-type="string">
            <text:p>40</text:p>
          </table:table-cell>
          <table:table-cell table:formula="of:=MID([.I70];8;5)" office:value-type="string" office:string-value="47.10" calcext:value-type="string">
            <text:p>47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6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NMOUTH MUNI</text:p>
          </table:table-cell>
          <table:table-cell office:value-type="string" calcext:value-type="string">
            <text:p>40-55-46.9360N</text:p>
          </table:table-cell>
          <table:table-cell table:formula="of:=LEFT([.E71];2)" office:value-type="string" office:string-value="40" calcext:value-type="string">
            <text:p>40</text:p>
          </table:table-cell>
          <table:table-cell table:formula="of:=MID([.E71];4;2)" office:value-type="string" office:string-value="55" calcext:value-type="string">
            <text:p>55</text:p>
          </table:table-cell>
          <table:table-cell table:formula="of:=MID([.E71];7;5)" office:value-type="string" office:string-value="46.93" calcext:value-type="string">
            <text:p>46.93</text:p>
          </table:table-cell>
          <table:table-cell office:value-type="string" calcext:value-type="string">
            <text:p>090-37-51.9860W</text:p>
          </table:table-cell>
          <table:table-cell table:formula="of:=LEFT([.I71];3)" office:value-type="string" office:string-value="090" calcext:value-type="string">
            <text:p>090</text:p>
          </table:table-cell>
          <table:table-cell table:formula="of:=MID([.I71];5;2)" office:value-type="string" office:string-value="37" calcext:value-type="string">
            <text:p>37</text:p>
          </table:table-cell>
          <table:table-cell table:formula="of:=MID([.I71];8;5)" office:value-type="string" office:string-value="51.98" calcext:value-type="string">
            <text:p>51.9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K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ATT COUNTY</text:p>
          </table:table-cell>
          <table:table-cell office:value-type="string" calcext:value-type="string">
            <text:p>40-00-19.0000N</text:p>
          </table:table-cell>
          <table:table-cell table:formula="of:=LEFT([.E72];2)" office:value-type="string" office:string-value="40" calcext:value-type="string">
            <text:p>40</text:p>
          </table:table-cell>
          <table:table-cell table:formula="of:=MID([.E72];4;2)" office:value-type="string" office:string-value="00" calcext:value-type="string">
            <text:p>00</text:p>
          </table:table-cell>
          <table:table-cell table:formula="of:=MID([.E72];7;5)" office:value-type="string" office:string-value="19.00" calcext:value-type="string">
            <text:p>19.00</text:p>
          </table:table-cell>
          <table:table-cell office:value-type="string" calcext:value-type="string">
            <text:p>088-33-30.9000W</text:p>
          </table:table-cell>
          <table:table-cell table:formula="of:=LEFT([.I72];3)" office:value-type="string" office:string-value="088" calcext:value-type="string">
            <text:p>088</text:p>
          </table:table-cell>
          <table:table-cell table:formula="of:=MID([.I72];5;2)" office:value-type="string" office:string-value="33" calcext:value-type="string">
            <text:p>33</text:p>
          </table:table-cell>
          <table:table-cell table:formula="of:=MID([.I72];8;5)" office:value-type="string" office:string-value="30.90" calcext:value-type="string">
            <text:p>3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RRIS MUNI - JAMES R WASHBURN FIELD</text:p>
          </table:table-cell>
          <table:table-cell office:value-type="string" calcext:value-type="string">
            <text:p>41-25-26.6000N</text:p>
          </table:table-cell>
          <table:table-cell table:formula="of:=LEFT([.E73];2)" office:value-type="string" office:string-value="41" calcext:value-type="string">
            <text:p>41</text:p>
          </table:table-cell>
          <table:table-cell table:formula="of:=MID([.E73];4;2)" office:value-type="string" office:string-value="25" calcext:value-type="string">
            <text:p>25</text:p>
          </table:table-cell>
          <table:table-cell table:formula="of:=MID([.E73];7;5)" office:value-type="string" office:string-value="26.60" calcext:value-type="string">
            <text:p>26.60</text:p>
          </table:table-cell>
          <table:table-cell office:value-type="string" calcext:value-type="string">
            <text:p>088-25-07.1000W</text:p>
          </table:table-cell>
          <table:table-cell table:formula="of:=LEFT([.I73];3)" office:value-type="string" office:string-value="088" calcext:value-type="string">
            <text:p>088</text:p>
          </table:table-cell>
          <table:table-cell table:formula="of:=MID([.I73];5;2)" office:value-type="string" office:string-value="25" calcext:value-type="string">
            <text:p>25</text:p>
          </table:table-cell>
          <table:table-cell table:formula="of:=MID([.I73];8;5)" office:value-type="string" office:string-value="07.10" calcext:value-type="string">
            <text:p>07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J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CARMEL MUNI</text:p>
          </table:table-cell>
          <table:table-cell office:value-type="string" calcext:value-type="string">
            <text:p>38-36-23.5000N</text:p>
          </table:table-cell>
          <table:table-cell table:formula="of:=LEFT([.E74];2)" office:value-type="string" office:string-value="38" calcext:value-type="string">
            <text:p>38</text:p>
          </table:table-cell>
          <table:table-cell table:formula="of:=MID([.E74];4;2)" office:value-type="string" office:string-value="36" calcext:value-type="string">
            <text:p>36</text:p>
          </table:table-cell>
          <table:table-cell table:formula="of:=MID([.E74];7;5)" office:value-type="string" office:string-value="23.50" calcext:value-type="string">
            <text:p>23.50</text:p>
          </table:table-cell>
          <table:table-cell office:value-type="string" calcext:value-type="string">
            <text:p>087-43-36.1000W</text:p>
          </table:table-cell>
          <table:table-cell table:formula="of:=LEFT([.I74];3)" office:value-type="string" office:string-value="087" calcext:value-type="string">
            <text:p>087</text:p>
          </table:table-cell>
          <table:table-cell table:formula="of:=MID([.I74];5;2)" office:value-type="string" office:string-value="43" calcext:value-type="string">
            <text:p>43</text:p>
          </table:table-cell>
          <table:table-cell table:formula="of:=MID([.I74];8;5)" office:value-type="string" office:string-value="36.10" calcext:value-type="string">
            <text:p>36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OGLE COUNTY</text:p>
          </table:table-cell>
          <table:table-cell office:value-type="string" calcext:value-type="string">
            <text:p>42-02-14.1030N</text:p>
          </table:table-cell>
          <table:table-cell table:formula="of:=LEFT([.E75];2)" office:value-type="string" office:string-value="42" calcext:value-type="string">
            <text:p>42</text:p>
          </table:table-cell>
          <table:table-cell table:formula="of:=MID([.E75];4;2)" office:value-type="string" office:string-value="02" calcext:value-type="string">
            <text:p>02</text:p>
          </table:table-cell>
          <table:table-cell table:formula="of:=MID([.E75];7;5)" office:value-type="string" office:string-value="14.10" calcext:value-type="string">
            <text:p>14.10</text:p>
          </table:table-cell>
          <table:table-cell office:value-type="string" calcext:value-type="string">
            <text:p>089-23-34.3870W</text:p>
          </table:table-cell>
          <table:table-cell table:formula="of:=LEFT([.I75];3)" office:value-type="string" office:string-value="089" calcext:value-type="string">
            <text:p>089</text:p>
          </table:table-cell>
          <table:table-cell table:formula="of:=MID([.I75];5;2)" office:value-type="string" office:string-value="23" calcext:value-type="string">
            <text:p>23</text:p>
          </table:table-cell>
          <table:table-cell table:formula="of:=MID([.I75];8;5)" office:value-type="string" office:string-value="34.38" calcext:value-type="string">
            <text:p>34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STERLING MUNI</text:p>
          </table:table-cell>
          <table:table-cell office:value-type="string" calcext:value-type="string">
            <text:p>39-59-07.4000N</text:p>
          </table:table-cell>
          <table:table-cell table:formula="of:=LEFT([.E76];2)" office:value-type="string" office:string-value="39" calcext:value-type="string">
            <text:p>39</text:p>
          </table:table-cell>
          <table:table-cell table:formula="of:=MID([.E76];4;2)" office:value-type="string" office:string-value="59" calcext:value-type="string">
            <text:p>59</text:p>
          </table:table-cell>
          <table:table-cell table:formula="of:=MID([.E76];7;5)" office:value-type="string" office:string-value="07.40" calcext:value-type="string">
            <text:p>07.40</text:p>
          </table:table-cell>
          <table:table-cell office:value-type="string" calcext:value-type="string">
            <text:p>090-48-14.9000W</text:p>
          </table:table-cell>
          <table:table-cell table:formula="of:=LEFT([.I76];3)" office:value-type="string" office:string-value="090" calcext:value-type="string">
            <text:p>090</text:p>
          </table:table-cell>
          <table:table-cell table:formula="of:=MID([.I76];5;2)" office:value-type="string" office:string-value="48" calcext:value-type="string">
            <text:p>48</text:p>
          </table:table-cell>
          <table:table-cell table:formula="of:=MID([.I76];8;5)" office:value-type="string" office:string-value="14.90" calcext:value-type="string">
            <text:p>14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V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VERNON</text:p>
          </table:table-cell>
          <table:table-cell office:value-type="string" calcext:value-type="string">
            <text:p>38-19-24.1000N</text:p>
          </table:table-cell>
          <table:table-cell table:formula="of:=LEFT([.E77];2)" office:value-type="string" office:string-value="38" calcext:value-type="string">
            <text:p>38</text:p>
          </table:table-cell>
          <table:table-cell table:formula="of:=MID([.E77];4;2)" office:value-type="string" office:string-value="19" calcext:value-type="string">
            <text:p>19</text:p>
          </table:table-cell>
          <table:table-cell table:formula="of:=MID([.E77];7;5)" office:value-type="string" office:string-value="24.10" calcext:value-type="string">
            <text:p>24.10</text:p>
          </table:table-cell>
          <table:table-cell office:value-type="string" calcext:value-type="string">
            <text:p>088-51-30.6000W</text:p>
          </table:table-cell>
          <table:table-cell table:formula="of:=LEFT([.I77];3)" office:value-type="string" office:string-value="088" calcext:value-type="string">
            <text:p>088</text:p>
          </table:table-cell>
          <table:table-cell table:formula="of:=MID([.I77];5;2)" office:value-type="string" office:string-value="51" calcext:value-type="string">
            <text:p>51</text:p>
          </table:table-cell>
          <table:table-cell table:formula="of:=MID([.I77];8;5)" office:value-type="string" office:string-value="30.60" calcext:value-type="string">
            <text:p>30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USHING FIELD LTD</text:p>
          </table:table-cell>
          <table:table-cell office:value-type="string" calcext:value-type="string">
            <text:p>41-31-10.1100N</text:p>
          </table:table-cell>
          <table:table-cell table:formula="of:=LEFT([.E78];2)" office:value-type="string" office:string-value="41" calcext:value-type="string">
            <text:p>41</text:p>
          </table:table-cell>
          <table:table-cell table:formula="of:=MID([.E78];4;2)" office:value-type="string" office:string-value="31" calcext:value-type="string">
            <text:p>31</text:p>
          </table:table-cell>
          <table:table-cell table:formula="of:=MID([.E78];7;5)" office:value-type="string" office:string-value="10.11" calcext:value-type="string">
            <text:p>10.11</text:p>
          </table:table-cell>
          <table:table-cell office:value-type="string" calcext:value-type="string">
            <text:p>088-36-20.2640W</text:p>
          </table:table-cell>
          <table:table-cell table:formula="of:=LEFT([.I78];3)" office:value-type="string" office:string-value="088" calcext:value-type="string">
            <text:p>088</text:p>
          </table:table-cell>
          <table:table-cell table:formula="of:=MID([.I78];5;2)" office:value-type="string" office:string-value="36" calcext:value-type="string">
            <text:p>36</text:p>
          </table:table-cell>
          <table:table-cell table:formula="of:=MID([.I78];8;5)" office:value-type="string" office:string-value="20.26" calcext:value-type="string">
            <text:p>20.2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L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OLNEY-NOBLE</text:p>
          </table:table-cell>
          <table:table-cell office:value-type="string" calcext:value-type="string">
            <text:p>38-43-18.5780N</text:p>
          </table:table-cell>
          <table:table-cell table:formula="of:=LEFT([.E79];2)" office:value-type="string" office:string-value="38" calcext:value-type="string">
            <text:p>38</text:p>
          </table:table-cell>
          <table:table-cell table:formula="of:=MID([.E79];4;2)" office:value-type="string" office:string-value="43" calcext:value-type="string">
            <text:p>43</text:p>
          </table:table-cell>
          <table:table-cell table:formula="of:=MID([.E79];7;5)" office:value-type="string" office:string-value="18.57" calcext:value-type="string">
            <text:p>18.57</text:p>
          </table:table-cell>
          <table:table-cell office:value-type="string" calcext:value-type="string">
            <text:p>088-10-35.1580W</text:p>
          </table:table-cell>
          <table:table-cell table:formula="of:=LEFT([.I79];3)" office:value-type="string" office:string-value="088" calcext:value-type="string">
            <text:p>088</text:p>
          </table:table-cell>
          <table:table-cell table:formula="of:=MID([.I79];5;2)" office:value-type="string" office:string-value="10" calcext:value-type="string">
            <text:p>10</text:p>
          </table:table-cell>
          <table:table-cell table:formula="of:=MID([.I79];8;5)" office:value-type="string" office:string-value="35.15" calcext:value-type="string">
            <text:p>35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KYDIVE CHICAGO</text:p>
          </table:table-cell>
          <table:table-cell office:value-type="string" calcext:value-type="string">
            <text:p>41-23-59.2000N</text:p>
          </table:table-cell>
          <table:table-cell table:formula="of:=LEFT([.E80];2)" office:value-type="string" office:string-value="41" calcext:value-type="string">
            <text:p>41</text:p>
          </table:table-cell>
          <table:table-cell table:formula="of:=MID([.E80];4;2)" office:value-type="string" office:string-value="23" calcext:value-type="string">
            <text:p>23</text:p>
          </table:table-cell>
          <table:table-cell table:formula="of:=MID([.E80];7;5)" office:value-type="string" office:string-value="59.20" calcext:value-type="string">
            <text:p>59.20</text:p>
          </table:table-cell>
          <table:table-cell office:value-type="string" calcext:value-type="string">
            <text:p>088-47-38.1000W</text:p>
          </table:table-cell>
          <table:table-cell table:formula="of:=LEFT([.I80];3)" office:value-type="string" office:string-value="088" calcext:value-type="string">
            <text:p>088</text:p>
          </table:table-cell>
          <table:table-cell table:formula="of:=MID([.I80];5;2)" office:value-type="string" office:string-value="47" calcext:value-type="string">
            <text:p>47</text:p>
          </table:table-cell>
          <table:table-cell table:formula="of:=MID([.I80];8;5)" office:value-type="string" office:string-value="38.10" calcext:value-type="string">
            <text:p>38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ZELMER MEMORIAL AIRPARK INC</text:p>
          </table:table-cell>
          <table:table-cell office:value-type="string" calcext:value-type="string">
            <text:p>39-25-12.1710N</text:p>
          </table:table-cell>
          <table:table-cell table:formula="of:=LEFT([.E81];2)" office:value-type="string" office:string-value="39" calcext:value-type="string">
            <text:p>39</text:p>
          </table:table-cell>
          <table:table-cell table:formula="of:=MID([.E81];4;2)" office:value-type="string" office:string-value="25" calcext:value-type="string">
            <text:p>25</text:p>
          </table:table-cell>
          <table:table-cell table:formula="of:=MID([.E81];7;5)" office:value-type="string" office:string-value="12.17" calcext:value-type="string">
            <text:p>12.17</text:p>
          </table:table-cell>
          <table:table-cell office:value-type="string" calcext:value-type="string">
            <text:p>089-59-28.3830W</text:p>
          </table:table-cell>
          <table:table-cell table:formula="of:=LEFT([.I81];3)" office:value-type="string" office:string-value="089" calcext:value-type="string">
            <text:p>089</text:p>
          </table:table-cell>
          <table:table-cell table:formula="of:=MID([.I81];5;2)" office:value-type="string" office:string-value="59" calcext:value-type="string">
            <text:p>59</text:p>
          </table:table-cell>
          <table:table-cell table:formula="of:=MID([.I81];8;5)" office:value-type="string" office:string-value="28.38" calcext:value-type="string">
            <text:p>28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DGAR COUNTY</text:p>
          </table:table-cell>
          <table:table-cell office:value-type="string" calcext:value-type="string">
            <text:p>39-41-58.8000N</text:p>
          </table:table-cell>
          <table:table-cell table:formula="of:=LEFT([.E82];2)" office:value-type="string" office:string-value="39" calcext:value-type="string">
            <text:p>39</text:p>
          </table:table-cell>
          <table:table-cell table:formula="of:=MID([.E82];4;2)" office:value-type="string" office:string-value="41" calcext:value-type="string">
            <text:p>41</text:p>
          </table:table-cell>
          <table:table-cell table:formula="of:=MID([.E82];7;5)" office:value-type="string" office:string-value="58.80" calcext:value-type="string">
            <text:p>58.80</text:p>
          </table:table-cell>
          <table:table-cell office:value-type="string" calcext:value-type="string">
            <text:p>087-40-14.8000W</text:p>
          </table:table-cell>
          <table:table-cell table:formula="of:=LEFT([.I82];3)" office:value-type="string" office:string-value="087" calcext:value-type="string">
            <text:p>087</text:p>
          </table:table-cell>
          <table:table-cell table:formula="of:=MID([.I82];5;2)" office:value-type="string" office:string-value="40" calcext:value-type="string">
            <text:p>40</text:p>
          </table:table-cell>
          <table:table-cell table:formula="of:=MID([.I82];8;5)" office:value-type="string" office:string-value="14.80" calcext:value-type="string">
            <text:p>14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C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AXTON</text:p>
          </table:table-cell>
          <table:table-cell office:value-type="string" calcext:value-type="string">
            <text:p>40-26-56.3240N</text:p>
          </table:table-cell>
          <table:table-cell table:formula="of:=LEFT([.E83];2)" office:value-type="string" office:string-value="40" calcext:value-type="string">
            <text:p>40</text:p>
          </table:table-cell>
          <table:table-cell table:formula="of:=MID([.E83];4;2)" office:value-type="string" office:string-value="26" calcext:value-type="string">
            <text:p>26</text:p>
          </table:table-cell>
          <table:table-cell table:formula="of:=MID([.E83];7;5)" office:value-type="string" office:string-value="56.32" calcext:value-type="string">
            <text:p>56.32</text:p>
          </table:table-cell>
          <table:table-cell office:value-type="string" calcext:value-type="string">
            <text:p>088-07-39.8570W</text:p>
          </table:table-cell>
          <table:table-cell table:formula="of:=LEFT([.I83];3)" office:value-type="string" office:string-value="088" calcext:value-type="string">
            <text:p>088</text:p>
          </table:table-cell>
          <table:table-cell table:formula="of:=MID([.I83];5;2)" office:value-type="string" office:string-value="07" calcext:value-type="string">
            <text:p>07</text:p>
          </table:table-cell>
          <table:table-cell table:formula="of:=MID([.I83];8;5)" office:value-type="string" office:string-value="39.85" calcext:value-type="string">
            <text:p>39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KIN MUNI</text:p>
          </table:table-cell>
          <table:table-cell office:value-type="string" calcext:value-type="string">
            <text:p>40-29-17.5000N</text:p>
          </table:table-cell>
          <table:table-cell table:formula="of:=LEFT([.E84];2)" office:value-type="string" office:string-value="40" calcext:value-type="string">
            <text:p>40</text:p>
          </table:table-cell>
          <table:table-cell table:formula="of:=MID([.E84];4;2)" office:value-type="string" office:string-value="29" calcext:value-type="string">
            <text:p>29</text:p>
          </table:table-cell>
          <table:table-cell table:formula="of:=MID([.E84];7;5)" office:value-type="string" office:string-value="17.50" calcext:value-type="string">
            <text:p>17.50</text:p>
          </table:table-cell>
          <table:table-cell office:value-type="string" calcext:value-type="string">
            <text:p>089-40-33.2000W</text:p>
          </table:table-cell>
          <table:table-cell table:formula="of:=LEFT([.I84];3)" office:value-type="string" office:string-value="089" calcext:value-type="string">
            <text:p>089</text:p>
          </table:table-cell>
          <table:table-cell table:formula="of:=MID([.I84];5;2)" office:value-type="string" office:string-value="40" calcext:value-type="string">
            <text:p>40</text:p>
          </table:table-cell>
          <table:table-cell table:formula="of:=MID([.I84];8;5)" office:value-type="string" office:string-value="33.20" calcext:value-type="string">
            <text:p>33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OWNING - PEORIA INTL</text:p>
          </table:table-cell>
          <table:table-cell office:value-type="string" calcext:value-type="string">
            <text:p>40-39-51.1000N</text:p>
          </table:table-cell>
          <table:table-cell table:formula="of:=LEFT([.E85];2)" office:value-type="string" office:string-value="40" calcext:value-type="string">
            <text:p>40</text:p>
          </table:table-cell>
          <table:table-cell table:formula="of:=MID([.E85];4;2)" office:value-type="string" office:string-value="39" calcext:value-type="string">
            <text:p>39</text:p>
          </table:table-cell>
          <table:table-cell table:formula="of:=MID([.E85];7;5)" office:value-type="string" office:string-value="51.10" calcext:value-type="string">
            <text:p>51.10</text:p>
          </table:table-cell>
          <table:table-cell office:value-type="string" calcext:value-type="string">
            <text:p>089-41-35.7000W</text:p>
          </table:table-cell>
          <table:table-cell table:formula="of:=LEFT([.I85];3)" office:value-type="string" office:string-value="089" calcext:value-type="string">
            <text:p>089</text:p>
          </table:table-cell>
          <table:table-cell table:formula="of:=MID([.I85];5;2)" office:value-type="string" office:string-value="41" calcext:value-type="string">
            <text:p>41</text:p>
          </table:table-cell>
          <table:table-cell table:formula="of:=MID([.I85];8;5)" office:value-type="string" office:string-value="35.70" calcext:value-type="string">
            <text:p>35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M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UNT HAWLEY AUXILIARY</text:p>
          </table:table-cell>
          <table:table-cell office:value-type="string" calcext:value-type="string">
            <text:p>40-47-44.9000N</text:p>
          </table:table-cell>
          <table:table-cell table:formula="of:=LEFT([.E86];2)" office:value-type="string" office:string-value="40" calcext:value-type="string">
            <text:p>40</text:p>
          </table:table-cell>
          <table:table-cell table:formula="of:=MID([.E86];4;2)" office:value-type="string" office:string-value="47" calcext:value-type="string">
            <text:p>47</text:p>
          </table:table-cell>
          <table:table-cell table:formula="of:=MID([.E86];7;5)" office:value-type="string" office:string-value="44.90" calcext:value-type="string">
            <text:p>44.90</text:p>
          </table:table-cell>
          <table:table-cell office:value-type="string" calcext:value-type="string">
            <text:p>089-36-48.5000W</text:p>
          </table:table-cell>
          <table:table-cell table:formula="of:=LEFT([.I86];3)" office:value-type="string" office:string-value="089" calcext:value-type="string">
            <text:p>089</text:p>
          </table:table-cell>
          <table:table-cell table:formula="of:=MID([.I86];5;2)" office:value-type="string" office:string-value="36" calcext:value-type="string">
            <text:p>36</text:p>
          </table:table-cell>
          <table:table-cell table:formula="of:=MID([.I86];8;5)" office:value-type="string" office:string-value="48.50" calcext:value-type="string">
            <text:p>48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Y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LINOIS VALLEY RGNL-WALTER A DUNCAN FIELD</text:p>
          </table:table-cell>
          <table:table-cell office:value-type="string" calcext:value-type="string">
            <text:p>41-21-00.5000N</text:p>
          </table:table-cell>
          <table:table-cell table:formula="of:=LEFT([.E87];2)" office:value-type="string" office:string-value="41" calcext:value-type="string">
            <text:p>41</text:p>
          </table:table-cell>
          <table:table-cell table:formula="of:=MID([.E87];4;2)" office:value-type="string" office:string-value="21" calcext:value-type="string">
            <text:p>21</text:p>
          </table:table-cell>
          <table:table-cell table:formula="of:=MID([.E87];7;5)" office:value-type="string" office:string-value="00.50" calcext:value-type="string">
            <text:p>00.50</text:p>
          </table:table-cell>
          <table:table-cell office:value-type="string" calcext:value-type="string">
            <text:p>089-09-10.6000W</text:p>
          </table:table-cell>
          <table:table-cell table:formula="of:=LEFT([.I87];3)" office:value-type="string" office:string-value="089" calcext:value-type="string">
            <text:p>089</text:p>
          </table:table-cell>
          <table:table-cell table:formula="of:=MID([.I87];5;2)" office:value-type="string" office:string-value="09" calcext:value-type="string">
            <text:p>09</text:p>
          </table:table-cell>
          <table:table-cell table:formula="of:=MID([.I87];8;5)" office:value-type="string" office:string-value="10.60" calcext:value-type="string">
            <text:p>10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NCKNEYVILLE-DU QUOIN</text:p>
          </table:table-cell>
          <table:table-cell office:value-type="string" calcext:value-type="string">
            <text:p>37-58-40.3830N</text:p>
          </table:table-cell>
          <table:table-cell table:formula="of:=LEFT([.E88];2)" office:value-type="string" office:string-value="37" calcext:value-type="string">
            <text:p>37</text:p>
          </table:table-cell>
          <table:table-cell table:formula="of:=MID([.E88];4;2)" office:value-type="string" office:string-value="58" calcext:value-type="string">
            <text:p>58</text:p>
          </table:table-cell>
          <table:table-cell table:formula="of:=MID([.E88];7;5)" office:value-type="string" office:string-value="40.38" calcext:value-type="string">
            <text:p>40.38</text:p>
          </table:table-cell>
          <table:table-cell office:value-type="string" calcext:value-type="string">
            <text:p>089-21-37.6160W</text:p>
          </table:table-cell>
          <table:table-cell table:formula="of:=LEFT([.I88];3)" office:value-type="string" office:string-value="089" calcext:value-type="string">
            <text:p>089</text:p>
          </table:table-cell>
          <table:table-cell table:formula="of:=MID([.I88];5;2)" office:value-type="string" office:string-value="21" calcext:value-type="string">
            <text:p>21</text:p>
          </table:table-cell>
          <table:table-cell table:formula="of:=MID([.I88];8;5)" office:value-type="string" office:string-value="37.61" calcext:value-type="string">
            <text:p>37.6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PQ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ITTSFIELD PENSTONE MUNI</text:p>
          </table:table-cell>
          <table:table-cell office:value-type="string" calcext:value-type="string">
            <text:p>39-38-20.0043N</text:p>
          </table:table-cell>
          <table:table-cell table:formula="of:=LEFT([.E89];2)" office:value-type="string" office:string-value="39" calcext:value-type="string">
            <text:p>39</text:p>
          </table:table-cell>
          <table:table-cell table:formula="of:=MID([.E89];4;2)" office:value-type="string" office:string-value="38" calcext:value-type="string">
            <text:p>38</text:p>
          </table:table-cell>
          <table:table-cell table:formula="of:=MID([.E89];7;5)" office:value-type="string" office:string-value="20.00" calcext:value-type="string">
            <text:p>20.00</text:p>
          </table:table-cell>
          <table:table-cell office:value-type="string" calcext:value-type="string">
            <text:p>090-46-42.8123W</text:p>
          </table:table-cell>
          <table:table-cell table:formula="of:=LEFT([.I89];3)" office:value-type="string" office:string-value="090" calcext:value-type="string">
            <text:p>090</text:p>
          </table:table-cell>
          <table:table-cell table:formula="of:=MID([.I89];5;2)" office:value-type="string" office:string-value="46" calcext:value-type="string">
            <text:p>46</text:p>
          </table:table-cell>
          <table:table-cell table:formula="of:=MID([.I89];8;5)" office:value-type="string" office:string-value="42.81" calcext:value-type="string">
            <text:p>42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ONTIAC MUNI</text:p>
          </table:table-cell>
          <table:table-cell office:value-type="string" calcext:value-type="string">
            <text:p>40-55-28.0000N</text:p>
          </table:table-cell>
          <table:table-cell table:formula="of:=LEFT([.E90];2)" office:value-type="string" office:string-value="40" calcext:value-type="string">
            <text:p>40</text:p>
          </table:table-cell>
          <table:table-cell table:formula="of:=MID([.E90];4;2)" office:value-type="string" office:string-value="55" calcext:value-type="string">
            <text:p>55</text:p>
          </table:table-cell>
          <table:table-cell table:formula="of:=MID([.E90];7;5)" office:value-type="string" office:string-value="28.00" calcext:value-type="string">
            <text:p>28.00</text:p>
          </table:table-cell>
          <table:table-cell office:value-type="string" calcext:value-type="string">
            <text:p>088-37-26.2000W</text:p>
          </table:table-cell>
          <table:table-cell table:formula="of:=LEFT([.I90];3)" office:value-type="string" office:string-value="088" calcext:value-type="string">
            <text:p>088</text:p>
          </table:table-cell>
          <table:table-cell table:formula="of:=MID([.I90];5;2)" office:value-type="string" office:string-value="37" calcext:value-type="string">
            <text:p>37</text:p>
          </table:table-cell>
          <table:table-cell table:formula="of:=MID([.I90];8;5)" office:value-type="string" office:string-value="26.20" calcext:value-type="string">
            <text:p>26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77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OPLAR GROVE</text:p>
          </table:table-cell>
          <table:table-cell office:value-type="string" calcext:value-type="string">
            <text:p>42-19-22.3000N</text:p>
          </table:table-cell>
          <table:table-cell table:formula="of:=LEFT([.E91];2)" office:value-type="string" office:string-value="42" calcext:value-type="string">
            <text:p>42</text:p>
          </table:table-cell>
          <table:table-cell table:formula="of:=MID([.E91];4;2)" office:value-type="string" office:string-value="19" calcext:value-type="string">
            <text:p>19</text:p>
          </table:table-cell>
          <table:table-cell table:formula="of:=MID([.E91];7;5)" office:value-type="string" office:string-value="22.30" calcext:value-type="string">
            <text:p>22.30</text:p>
          </table:table-cell>
          <table:table-cell office:value-type="string" calcext:value-type="string">
            <text:p>088-50-10.7000W</text:p>
          </table:table-cell>
          <table:table-cell table:formula="of:=LEFT([.I91];3)" office:value-type="string" office:string-value="088" calcext:value-type="string">
            <text:p>088</text:p>
          </table:table-cell>
          <table:table-cell table:formula="of:=MID([.I91];5;2)" office:value-type="string" office:string-value="50" calcext:value-type="string">
            <text:p>50</text:p>
          </table:table-cell>
          <table:table-cell table:formula="of:=MID([.I91];8;5)" office:value-type="string" office:string-value="10.70" calcext:value-type="string">
            <text:p>10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INCY RGNL-BALDWIN FIELD</text:p>
          </table:table-cell>
          <table:table-cell office:value-type="string" calcext:value-type="string">
            <text:p>39-56-34.8626N</text:p>
          </table:table-cell>
          <table:table-cell table:formula="of:=LEFT([.E92];2)" office:value-type="string" office:string-value="39" calcext:value-type="string">
            <text:p>39</text:p>
          </table:table-cell>
          <table:table-cell table:formula="of:=MID([.E92];4;2)" office:value-type="string" office:string-value="56" calcext:value-type="string">
            <text:p>56</text:p>
          </table:table-cell>
          <table:table-cell table:formula="of:=MID([.E92];7;5)" office:value-type="string" office:string-value="34.86" calcext:value-type="string">
            <text:p>34.86</text:p>
          </table:table-cell>
          <table:table-cell office:value-type="string" calcext:value-type="string">
            <text:p>091-11-40.0681W</text:p>
          </table:table-cell>
          <table:table-cell table:formula="of:=LEFT([.I92];3)" office:value-type="string" office:string-value="091" calcext:value-type="string">
            <text:p>091</text:p>
          </table:table-cell>
          <table:table-cell table:formula="of:=MID([.I92];5;2)" office:value-type="string" office:string-value="11" calcext:value-type="string">
            <text:p>11</text:p>
          </table:table-cell>
          <table:table-cell table:formula="of:=MID([.I92];8;5)" office:value-type="string" office:string-value="40.06" calcext:value-type="string">
            <text:p>40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ANTOUL NATL AVN CNTR-FRANK ELLIOTT FLD</text:p>
          </table:table-cell>
          <table:table-cell office:value-type="string" calcext:value-type="string">
            <text:p>40-17-36.8000N</text:p>
          </table:table-cell>
          <table:table-cell table:formula="of:=LEFT([.E93];2)" office:value-type="string" office:string-value="40" calcext:value-type="string">
            <text:p>40</text:p>
          </table:table-cell>
          <table:table-cell table:formula="of:=MID([.E93];4;2)" office:value-type="string" office:string-value="17" calcext:value-type="string">
            <text:p>17</text:p>
          </table:table-cell>
          <table:table-cell table:formula="of:=MID([.E93];7;5)" office:value-type="string" office:string-value="36.80" calcext:value-type="string">
            <text:p>36.80</text:p>
          </table:table-cell>
          <table:table-cell office:value-type="string" calcext:value-type="string">
            <text:p>088-08-32.6000W</text:p>
          </table:table-cell>
          <table:table-cell table:formula="of:=LEFT([.I93];3)" office:value-type="string" office:string-value="088" calcext:value-type="string">
            <text:p>088</text:p>
          </table:table-cell>
          <table:table-cell table:formula="of:=MID([.I93];5;2)" office:value-type="string" office:string-value="08" calcext:value-type="string">
            <text:p>08</text:p>
          </table:table-cell>
          <table:table-cell table:formula="of:=MID([.I93];8;5)" office:value-type="string" office:string-value="32.60" calcext:value-type="string">
            <text:p>32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RAWFORD CO</text:p>
          </table:table-cell>
          <table:table-cell office:value-type="string" calcext:value-type="string">
            <text:p>39-00-57.7000N</text:p>
          </table:table-cell>
          <table:table-cell table:formula="of:=LEFT([.E94];2)" office:value-type="string" office:string-value="39" calcext:value-type="string">
            <text:p>39</text:p>
          </table:table-cell>
          <table:table-cell table:formula="of:=MID([.E94];4;2)" office:value-type="string" office:string-value="00" calcext:value-type="string">
            <text:p>00</text:p>
          </table:table-cell>
          <table:table-cell table:formula="of:=MID([.E94];7;5)" office:value-type="string" office:string-value="57.70" calcext:value-type="string">
            <text:p>57.70</text:p>
          </table:table-cell>
          <table:table-cell office:value-type="string" calcext:value-type="string">
            <text:p>087-38-59.2000W</text:p>
          </table:table-cell>
          <table:table-cell table:formula="of:=LEFT([.I94];3)" office:value-type="string" office:string-value="087" calcext:value-type="string">
            <text:p>087</text:p>
          </table:table-cell>
          <table:table-cell table:formula="of:=MID([.I94];5;2)" office:value-type="string" office:string-value="38" calcext:value-type="string">
            <text:p>38</text:p>
          </table:table-cell>
          <table:table-cell table:formula="of:=MID([.I94];8;5)" office:value-type="string" office:string-value="59.20" calcext:value-type="string">
            <text:p>59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PJ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CHELLE MUNI AIRPORT-KORITZ FIELD</text:p>
          </table:table-cell>
          <table:table-cell office:value-type="string" calcext:value-type="string">
            <text:p>41-53-33.5000N</text:p>
          </table:table-cell>
          <table:table-cell table:formula="of:=LEFT([.E95];2)" office:value-type="string" office:string-value="41" calcext:value-type="string">
            <text:p>41</text:p>
          </table:table-cell>
          <table:table-cell table:formula="of:=MID([.E95];4;2)" office:value-type="string" office:string-value="53" calcext:value-type="string">
            <text:p>53</text:p>
          </table:table-cell>
          <table:table-cell table:formula="of:=MID([.E95];7;5)" office:value-type="string" office:string-value="33.50" calcext:value-type="string">
            <text:p>33.50</text:p>
          </table:table-cell>
          <table:table-cell office:value-type="string" calcext:value-type="string">
            <text:p>089-04-46.6000W</text:p>
          </table:table-cell>
          <table:table-cell table:formula="of:=LEFT([.I95];3)" office:value-type="string" office:string-value="089" calcext:value-type="string">
            <text:p>089</text:p>
          </table:table-cell>
          <table:table-cell table:formula="of:=MID([.I95];5;2)" office:value-type="string" office:string-value="04" calcext:value-type="string">
            <text:p>04</text:p>
          </table:table-cell>
          <table:table-cell table:formula="of:=MID([.I95];8;5)" office:value-type="string" office:string-value="46.60" calcext:value-type="string">
            <text:p>46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C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42-17-30.0690N</text:p>
          </table:table-cell>
          <table:table-cell table:formula="of:=LEFT([.E96];2)" office:value-type="string" office:string-value="42" calcext:value-type="string">
            <text:p>42</text:p>
          </table:table-cell>
          <table:table-cell table:formula="of:=MID([.E96];4;2)" office:value-type="string" office:string-value="17" calcext:value-type="string">
            <text:p>17</text:p>
          </table:table-cell>
          <table:table-cell table:formula="of:=MID([.E96];7;5)" office:value-type="string" office:string-value="30.06" calcext:value-type="string">
            <text:p>30.06</text:p>
          </table:table-cell>
          <table:table-cell office:value-type="string" calcext:value-type="string">
            <text:p>089-08-10.3860W</text:p>
          </table:table-cell>
          <table:table-cell table:formula="of:=LEFT([.I96];3)" office:value-type="string" office:string-value="089" calcext:value-type="string">
            <text:p>089</text:p>
          </table:table-cell>
          <table:table-cell table:formula="of:=MID([.I96];5;2)" office:value-type="string" office:string-value="08" calcext:value-type="string">
            <text:p>08</text:p>
          </table:table-cell>
          <table:table-cell table:formula="of:=MID([.I96];8;5)" office:value-type="string" office:string-value="10.38" calcext:value-type="string">
            <text:p>10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K4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CHUY-RUSH</text:p>
          </table:table-cell>
          <table:table-cell office:value-type="string" calcext:value-type="string">
            <text:p>40-07-03.1680N</text:p>
          </table:table-cell>
          <table:table-cell table:formula="of:=LEFT([.E97];2)" office:value-type="string" office:string-value="40" calcext:value-type="string">
            <text:p>40</text:p>
          </table:table-cell>
          <table:table-cell table:formula="of:=MID([.E97];4;2)" office:value-type="string" office:string-value="07" calcext:value-type="string">
            <text:p>07</text:p>
          </table:table-cell>
          <table:table-cell table:formula="of:=MID([.E97];7;5)" office:value-type="string" office:string-value="03.16" calcext:value-type="string">
            <text:p>03.16</text:p>
          </table:table-cell>
          <table:table-cell office:value-type="string" calcext:value-type="string">
            <text:p>090-35-25.4590W</text:p>
          </table:table-cell>
          <table:table-cell table:formula="of:=LEFT([.I97];3)" office:value-type="string" office:string-value="090" calcext:value-type="string">
            <text:p>090</text:p>
          </table:table-cell>
          <table:table-cell table:formula="of:=MID([.I97];5;2)" office:value-type="string" office:string-value="35" calcext:value-type="string">
            <text:p>35</text:p>
          </table:table-cell>
          <table:table-cell table:formula="of:=MID([.I97];8;5)" office:value-type="string" office:string-value="25.45" calcext:value-type="string">
            <text:p>25.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LEM-LECKRONE</text:p>
          </table:table-cell>
          <table:table-cell office:value-type="string" calcext:value-type="string">
            <text:p>38-38-34.3400N</text:p>
          </table:table-cell>
          <table:table-cell table:formula="of:=LEFT([.E98];2)" office:value-type="string" office:string-value="38" calcext:value-type="string">
            <text:p>38</text:p>
          </table:table-cell>
          <table:table-cell table:formula="of:=MID([.E98];4;2)" office:value-type="string" office:string-value="38" calcext:value-type="string">
            <text:p>38</text:p>
          </table:table-cell>
          <table:table-cell table:formula="of:=MID([.E98];7;5)" office:value-type="string" office:string-value="34.34" calcext:value-type="string">
            <text:p>34.34</text:p>
          </table:table-cell>
          <table:table-cell office:value-type="string" calcext:value-type="string">
            <text:p>088-57-51.0670W</text:p>
          </table:table-cell>
          <table:table-cell table:formula="of:=LEFT([.I98];3)" office:value-type="string" office:string-value="088" calcext:value-type="string">
            <text:p>088</text:p>
          </table:table-cell>
          <table:table-cell table:formula="of:=MID([.I98];5;2)" office:value-type="string" office:string-value="57" calcext:value-type="string">
            <text:p>57</text:p>
          </table:table-cell>
          <table:table-cell table:formula="of:=MID([.I98];8;5)" office:value-type="string" office:string-value="51.06" calcext:value-type="string">
            <text:p>51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F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RI-TOWNSHIP</text:p>
          </table:table-cell>
          <table:table-cell office:value-type="string" calcext:value-type="string">
            <text:p>42-02-45.0000N</text:p>
          </table:table-cell>
          <table:table-cell table:formula="of:=LEFT([.E99];2)" office:value-type="string" office:string-value="42" calcext:value-type="string">
            <text:p>42</text:p>
          </table:table-cell>
          <table:table-cell table:formula="of:=MID([.E99];4;2)" office:value-type="string" office:string-value="02" calcext:value-type="string">
            <text:p>02</text:p>
          </table:table-cell>
          <table:table-cell table:formula="of:=MID([.E99];7;5)" office:value-type="string" office:string-value="45.00" calcext:value-type="string">
            <text:p>45.00</text:p>
          </table:table-cell>
          <table:table-cell office:value-type="string" calcext:value-type="string">
            <text:p>090-06-28.6000W</text:p>
          </table:table-cell>
          <table:table-cell table:formula="of:=LEFT([.I99];3)" office:value-type="string" office:string-value="090" calcext:value-type="string">
            <text:p>090</text:p>
          </table:table-cell>
          <table:table-cell table:formula="of:=MID([.I99];5;2)" office:value-type="string" office:string-value="06" calcext:value-type="string">
            <text:p>06</text:p>
          </table:table-cell>
          <table:table-cell table:formula="of:=MID([.I99];8;5)" office:value-type="string" office:string-value="28.60" calcext:value-type="string">
            <text:p>28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H0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39-24-38.1686N</text:p>
          </table:table-cell>
          <table:table-cell table:formula="of:=LEFT([.E100];2)" office:value-type="string" office:string-value="39" calcext:value-type="string">
            <text:p>39</text:p>
          </table:table-cell>
          <table:table-cell table:formula="of:=MID([.E100];4;2)" office:value-type="string" office:string-value="24" calcext:value-type="string">
            <text:p>24</text:p>
          </table:table-cell>
          <table:table-cell table:formula="of:=MID([.E100];7;5)" office:value-type="string" office:string-value="38.16" calcext:value-type="string">
            <text:p>38.16</text:p>
          </table:table-cell>
          <table:table-cell office:value-type="string" calcext:value-type="string">
            <text:p>088-50-43.5286W</text:p>
          </table:table-cell>
          <table:table-cell table:formula="of:=LEFT([.I100];3)" office:value-type="string" office:string-value="088" calcext:value-type="string">
            <text:p>088</text:p>
          </table:table-cell>
          <table:table-cell table:formula="of:=MID([.I100];5;2)" office:value-type="string" office:string-value="50" calcext:value-type="string">
            <text:p>50</text:p>
          </table:table-cell>
          <table:table-cell table:formula="of:=MID([.I100];8;5)" office:value-type="string" office:string-value="43.52" calcext:value-type="string">
            <text:p>43.5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PARTA COMMUNITY-HUNTER FIELD</text:p>
          </table:table-cell>
          <table:table-cell office:value-type="string" calcext:value-type="string">
            <text:p>38-08-55.9090N</text:p>
          </table:table-cell>
          <table:table-cell table:formula="of:=LEFT([.E101];2)" office:value-type="string" office:string-value="38" calcext:value-type="string">
            <text:p>38</text:p>
          </table:table-cell>
          <table:table-cell table:formula="of:=MID([.E101];4;2)" office:value-type="string" office:string-value="08" calcext:value-type="string">
            <text:p>08</text:p>
          </table:table-cell>
          <table:table-cell table:formula="of:=MID([.E101];7;5)" office:value-type="string" office:string-value="55.90" calcext:value-type="string">
            <text:p>55.90</text:p>
          </table:table-cell>
          <table:table-cell office:value-type="string" calcext:value-type="string">
            <text:p>089-41-54.6140W</text:p>
          </table:table-cell>
          <table:table-cell table:formula="of:=LEFT([.I101];3)" office:value-type="string" office:string-value="089" calcext:value-type="string">
            <text:p>089</text:p>
          </table:table-cell>
          <table:table-cell table:formula="of:=MID([.I101];5;2)" office:value-type="string" office:string-value="41" calcext:value-type="string">
            <text:p>41</text:p>
          </table:table-cell>
          <table:table-cell table:formula="of:=MID([.I101];8;5)" office:value-type="string" office:string-value="54.61" calcext:value-type="string">
            <text:p>54.6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BRAHAM LINCOLN CAPITAL</text:p>
          </table:table-cell>
          <table:table-cell office:value-type="string" calcext:value-type="string">
            <text:p>39-50-39.2000N</text:p>
          </table:table-cell>
          <table:table-cell table:formula="of:=LEFT([.E102];2)" office:value-type="string" office:string-value="39" calcext:value-type="string">
            <text:p>39</text:p>
          </table:table-cell>
          <table:table-cell table:formula="of:=MID([.E102];4;2)" office:value-type="string" office:string-value="50" calcext:value-type="string">
            <text:p>50</text:p>
          </table:table-cell>
          <table:table-cell table:formula="of:=MID([.E102];7;5)" office:value-type="string" office:string-value="39.20" calcext:value-type="string">
            <text:p>39.20</text:p>
          </table:table-cell>
          <table:table-cell office:value-type="string" calcext:value-type="string">
            <text:p>089-40-41.1000W</text:p>
          </table:table-cell>
          <table:table-cell table:formula="of:=LEFT([.I102];3)" office:value-type="string" office:string-value="089" calcext:value-type="string">
            <text:p>089</text:p>
          </table:table-cell>
          <table:table-cell table:formula="of:=MID([.I102];5;2)" office:value-type="string" office:string-value="40" calcext:value-type="string">
            <text:p>40</text:p>
          </table:table-cell>
          <table:table-cell table:formula="of:=MID([.I102];8;5)" office:value-type="string" office:string-value="41.10" calcext:value-type="string">
            <text:p>41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K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 LOUIS METRO-EAST/SHAFER FIELD</text:p>
          </table:table-cell>
          <table:table-cell office:value-type="string" calcext:value-type="string">
            <text:p>38-43-58.4710N</text:p>
          </table:table-cell>
          <table:table-cell table:formula="of:=LEFT([.E103];2)" office:value-type="string" office:string-value="38" calcext:value-type="string">
            <text:p>38</text:p>
          </table:table-cell>
          <table:table-cell table:formula="of:=MID([.E103];4;2)" office:value-type="string" office:string-value="43" calcext:value-type="string">
            <text:p>43</text:p>
          </table:table-cell>
          <table:table-cell table:formula="of:=MID([.E103];7;5)" office:value-type="string" office:string-value="58.47" calcext:value-type="string">
            <text:p>58.47</text:p>
          </table:table-cell>
          <table:table-cell office:value-type="string" calcext:value-type="string">
            <text:p>089-48-23.6420W</text:p>
          </table:table-cell>
          <table:table-cell table:formula="of:=LEFT([.I103];3)" office:value-type="string" office:string-value="089" calcext:value-type="string">
            <text:p>089</text:p>
          </table:table-cell>
          <table:table-cell table:formula="of:=MID([.I103];5;2)" office:value-type="string" office:string-value="48" calcext:value-type="string">
            <text:p>48</text:p>
          </table:table-cell>
          <table:table-cell table:formula="of:=MID([.I103];8;5)" office:value-type="string" office:string-value="23.64" calcext:value-type="string">
            <text:p>23.6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HITESIDE CO ARPT-JOS H BITTORF FLD</text:p>
          </table:table-cell>
          <table:table-cell office:value-type="string" calcext:value-type="string">
            <text:p>41-44-34.2000N</text:p>
          </table:table-cell>
          <table:table-cell table:formula="of:=LEFT([.E104];2)" office:value-type="string" office:string-value="41" calcext:value-type="string">
            <text:p>41</text:p>
          </table:table-cell>
          <table:table-cell table:formula="of:=MID([.E104];4;2)" office:value-type="string" office:string-value="44" calcext:value-type="string">
            <text:p>44</text:p>
          </table:table-cell>
          <table:table-cell table:formula="of:=MID([.E104];7;5)" office:value-type="string" office:string-value="34.20" calcext:value-type="string">
            <text:p>34.20</text:p>
          </table:table-cell>
          <table:table-cell office:value-type="string" calcext:value-type="string">
            <text:p>089-40-34.6000W</text:p>
          </table:table-cell>
          <table:table-cell table:formula="of:=LEFT([.I104];3)" office:value-type="string" office:string-value="089" calcext:value-type="string">
            <text:p>089</text:p>
          </table:table-cell>
          <table:table-cell table:formula="of:=MID([.I104];5;2)" office:value-type="string" office:string-value="40" calcext:value-type="string">
            <text:p>40</text:p>
          </table:table-cell>
          <table:table-cell table:formula="of:=MID([.I104];8;5)" office:value-type="string" office:string-value="34.60" calcext:value-type="string">
            <text:p>34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AYLORVILLE MUNI</text:p>
          </table:table-cell>
          <table:table-cell office:value-type="string" calcext:value-type="string">
            <text:p>39-31-57.3078N</text:p>
          </table:table-cell>
          <table:table-cell table:formula="of:=LEFT([.E105];2)" office:value-type="string" office:string-value="39" calcext:value-type="string">
            <text:p>39</text:p>
          </table:table-cell>
          <table:table-cell table:formula="of:=MID([.E105];4;2)" office:value-type="string" office:string-value="31" calcext:value-type="string">
            <text:p>31</text:p>
          </table:table-cell>
          <table:table-cell table:formula="of:=MID([.E105];7;5)" office:value-type="string" office:string-value="57.30" calcext:value-type="string">
            <text:p>57.30</text:p>
          </table:table-cell>
          <table:table-cell office:value-type="string" calcext:value-type="string">
            <text:p>089-19-50.5449W</text:p>
          </table:table-cell>
          <table:table-cell table:formula="of:=LEFT([.I105];3)" office:value-type="string" office:string-value="089" calcext:value-type="string">
            <text:p>089</text:p>
          </table:table-cell>
          <table:table-cell table:formula="of:=MID([.I105];5;2)" office:value-type="string" office:string-value="19" calcext:value-type="string">
            <text:p>19</text:p>
          </table:table-cell>
          <table:table-cell table:formula="of:=MID([.I105];8;5)" office:value-type="string" office:string-value="50.54" calcext:value-type="string">
            <text:p>50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K9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USCOLA</text:p>
          </table:table-cell>
          <table:table-cell office:value-type="string" calcext:value-type="string">
            <text:p>39-46-52.3100N</text:p>
          </table:table-cell>
          <table:table-cell table:formula="of:=LEFT([.E106];2)" office:value-type="string" office:string-value="39" calcext:value-type="string">
            <text:p>39</text:p>
          </table:table-cell>
          <table:table-cell table:formula="of:=MID([.E106];4;2)" office:value-type="string" office:string-value="46" calcext:value-type="string">
            <text:p>46</text:p>
          </table:table-cell>
          <table:table-cell table:formula="of:=MID([.E106];7;5)" office:value-type="string" office:string-value="52.31" calcext:value-type="string">
            <text:p>52.31</text:p>
          </table:table-cell>
          <table:table-cell office:value-type="string" calcext:value-type="string">
            <text:p>088-18-23.2050W</text:p>
          </table:table-cell>
          <table:table-cell table:formula="of:=LEFT([.I106];3)" office:value-type="string" office:string-value="088" calcext:value-type="string">
            <text:p>088</text:p>
          </table:table-cell>
          <table:table-cell table:formula="of:=MID([.I106];5;2)" office:value-type="string" office:string-value="18" calcext:value-type="string">
            <text:p>18</text:p>
          </table:table-cell>
          <table:table-cell table:formula="of:=MID([.I106];8;5)" office:value-type="string" office:string-value="23.20" calcext:value-type="string">
            <text:p>23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RASCA FIELD</text:p>
          </table:table-cell>
          <table:table-cell office:value-type="string" calcext:value-type="string">
            <text:p>40-08-47.0392N</text:p>
          </table:table-cell>
          <table:table-cell table:formula="of:=LEFT([.E107];2)" office:value-type="string" office:string-value="40" calcext:value-type="string">
            <text:p>40</text:p>
          </table:table-cell>
          <table:table-cell table:formula="of:=MID([.E107];4;2)" office:value-type="string" office:string-value="08" calcext:value-type="string">
            <text:p>08</text:p>
          </table:table-cell>
          <table:table-cell table:formula="of:=MID([.E107];7;5)" office:value-type="string" office:string-value="47.03" calcext:value-type="string">
            <text:p>47.03</text:p>
          </table:table-cell>
          <table:table-cell office:value-type="string" calcext:value-type="string">
            <text:p>088-11-54.5553W</text:p>
          </table:table-cell>
          <table:table-cell table:formula="of:=LEFT([.I107];3)" office:value-type="string" office:string-value="088" calcext:value-type="string">
            <text:p>088</text:p>
          </table:table-cell>
          <table:table-cell table:formula="of:=MID([.I107];5;2)" office:value-type="string" office:string-value="11" calcext:value-type="string">
            <text:p>11</text:p>
          </table:table-cell>
          <table:table-cell table:formula="of:=MID([.I107];8;5)" office:value-type="string" office:string-value="54.55" calcext:value-type="string">
            <text:p>54.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VANDALIA MUNI</text:p>
          </table:table-cell>
          <table:table-cell office:value-type="string" calcext:value-type="string">
            <text:p>38-59-28.7000N</text:p>
          </table:table-cell>
          <table:table-cell table:formula="of:=LEFT([.E108];2)" office:value-type="string" office:string-value="38" calcext:value-type="string">
            <text:p>38</text:p>
          </table:table-cell>
          <table:table-cell table:formula="of:=MID([.E108];4;2)" office:value-type="string" office:string-value="59" calcext:value-type="string">
            <text:p>59</text:p>
          </table:table-cell>
          <table:table-cell table:formula="of:=MID([.E108];7;5)" office:value-type="string" office:string-value="28.70" calcext:value-type="string">
            <text:p>28.70</text:p>
          </table:table-cell>
          <table:table-cell office:value-type="string" calcext:value-type="string">
            <text:p>089-09-58.4000W</text:p>
          </table:table-cell>
          <table:table-cell table:formula="of:=LEFT([.I108];3)" office:value-type="string" office:string-value="089" calcext:value-type="string">
            <text:p>089</text:p>
          </table:table-cell>
          <table:table-cell table:formula="of:=MID([.I108];5;2)" office:value-type="string" office:string-value="09" calcext:value-type="string">
            <text:p>09</text:p>
          </table:table-cell>
          <table:table-cell table:formula="of:=MID([.I108];8;5)" office:value-type="string" office:string-value="58.40" calcext:value-type="string">
            <text:p>58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T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RCIVAL SPRINGS</text:p>
          </table:table-cell>
          <table:table-cell office:value-type="string" calcext:value-type="string">
            <text:p>39-00-52.0000N</text:p>
          </table:table-cell>
          <table:table-cell table:formula="of:=LEFT([.E109];2)" office:value-type="string" office:string-value="39" calcext:value-type="string">
            <text:p>39</text:p>
          </table:table-cell>
          <table:table-cell table:formula="of:=MID([.E109];4;2)" office:value-type="string" office:string-value="00" calcext:value-type="string">
            <text:p>00</text:p>
          </table:table-cell>
          <table:table-cell table:formula="of:=MID([.E109];7;5)" office:value-type="string" office:string-value="52.00" calcext:value-type="string">
            <text:p>52.00</text:p>
          </table:table-cell>
          <table:table-cell office:value-type="string" calcext:value-type="string">
            <text:p>088-32-21.4000W</text:p>
          </table:table-cell>
          <table:table-cell table:formula="of:=LEFT([.I109];3)" office:value-type="string" office:string-value="088" calcext:value-type="string">
            <text:p>088</text:p>
          </table:table-cell>
          <table:table-cell table:formula="of:=MID([.I109];5;2)" office:value-type="string" office:string-value="32" calcext:value-type="string">
            <text:p>32</text:p>
          </table:table-cell>
          <table:table-cell table:formula="of:=MID([.I109];8;5)" office:value-type="string" office:string-value="21.40" calcext:value-type="string">
            <text:p>21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C6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RI-COUNTY</text:p>
          </table:table-cell>
          <table:table-cell office:value-type="string" calcext:value-type="string">
            <text:p>40-46-26.4000N</text:p>
          </table:table-cell>
          <table:table-cell table:formula="of:=LEFT([.E110];2)" office:value-type="string" office:string-value="40" calcext:value-type="string">
            <text:p>40</text:p>
          </table:table-cell>
          <table:table-cell table:formula="of:=MID([.E110];4;2)" office:value-type="string" office:string-value="46" calcext:value-type="string">
            <text:p>46</text:p>
          </table:table-cell>
          <table:table-cell table:formula="of:=MID([.E110];7;5)" office:value-type="string" office:string-value="26.40" calcext:value-type="string">
            <text:p>26.40</text:p>
          </table:table-cell>
          <table:table-cell office:value-type="string" calcext:value-type="string">
            <text:p>090-04-27.9000W</text:p>
          </table:table-cell>
          <table:table-cell table:formula="of:=LEFT([.I110];3)" office:value-type="string" office:string-value="090" calcext:value-type="string">
            <text:p>090</text:p>
          </table:table-cell>
          <table:table-cell table:formula="of:=MID([.I110];5;2)" office:value-type="string" office:string-value="04" calcext:value-type="string">
            <text:p>04</text:p>
          </table:table-cell>
          <table:table-cell table:formula="of:=MID([.I110];8;5)" office:value-type="string" office:string-value="27.90" calcext:value-type="string">
            <text:p>27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40-13-57.0480N</text:p>
          </table:table-cell>
          <table:table-cell table:formula="of:=LEFT([.E111];2)" office:value-type="string" office:string-value="40" calcext:value-type="string">
            <text:p>40</text:p>
          </table:table-cell>
          <table:table-cell table:formula="of:=MID([.E111];4;2)" office:value-type="string" office:string-value="13" calcext:value-type="string">
            <text:p>13</text:p>
          </table:table-cell>
          <table:table-cell table:formula="of:=MID([.E111];7;5)" office:value-type="string" office:string-value="57.04" calcext:value-type="string">
            <text:p>57.04</text:p>
          </table:table-cell>
          <table:table-cell office:value-type="string" calcext:value-type="string">
            <text:p>085-38-15.1100W</text:p>
          </table:table-cell>
          <table:table-cell table:formula="of:=LEFT([.I111];3)" office:value-type="string" office:string-value="085" calcext:value-type="string">
            <text:p>085</text:p>
          </table:table-cell>
          <table:table-cell table:formula="of:=MID([.I111];5;2)" office:value-type="string" office:string-value="38" calcext:value-type="string">
            <text:p>38</text:p>
          </table:table-cell>
          <table:table-cell table:formula="of:=MID([.I111];8;5)" office:value-type="string" office:string-value="15.11" calcext:value-type="string">
            <text:p>15.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NDERSON MUNI-DARLINGTON FIELD</text:p>
          </table:table-cell>
          <table:table-cell office:value-type="string" calcext:value-type="string">
            <text:p>40-06-31.0000N</text:p>
          </table:table-cell>
          <table:table-cell table:formula="of:=LEFT([.E112];2)" office:value-type="string" office:string-value="40" calcext:value-type="string">
            <text:p>40</text:p>
          </table:table-cell>
          <table:table-cell table:formula="of:=MID([.E112];4;2)" office:value-type="string" office:string-value="06" calcext:value-type="string">
            <text:p>06</text:p>
          </table:table-cell>
          <table:table-cell table:formula="of:=MID([.E112];7;5)" office:value-type="string" office:string-value="31.00" calcext:value-type="string">
            <text:p>31.00</text:p>
          </table:table-cell>
          <table:table-cell office:value-type="string" calcext:value-type="string">
            <text:p>085-36-46.8000W</text:p>
          </table:table-cell>
          <table:table-cell table:formula="of:=LEFT([.I112];3)" office:value-type="string" office:string-value="085" calcext:value-type="string">
            <text:p>085</text:p>
          </table:table-cell>
          <table:table-cell table:formula="of:=MID([.I112];5;2)" office:value-type="string" office:string-value="36" calcext:value-type="string">
            <text:p>36</text:p>
          </table:table-cell>
          <table:table-cell table:formula="of:=MID([.I112];8;5)" office:value-type="string" office:string-value="46.80" calcext:value-type="string">
            <text:p>46.8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ROOKED LAKE</text:p>
          </table:table-cell>
          <table:table-cell office:value-type="string" calcext:value-type="string">
            <text:p>41-40-20.7000N</text:p>
          </table:table-cell>
          <table:table-cell table:formula="of:=LEFT([.E113];2)" office:value-type="string" office:string-value="41" calcext:value-type="string">
            <text:p>41</text:p>
          </table:table-cell>
          <table:table-cell table:formula="of:=MID([.E113];4;2)" office:value-type="string" office:string-value="40" calcext:value-type="string">
            <text:p>40</text:p>
          </table:table-cell>
          <table:table-cell table:formula="of:=MID([.E113];7;5)" office:value-type="string" office:string-value="20.70" calcext:value-type="string">
            <text:p>20.70</text:p>
          </table:table-cell>
          <table:table-cell office:value-type="string" calcext:value-type="string">
            <text:p>085-02-29.0000W</text:p>
          </table:table-cell>
          <table:table-cell table:formula="of:=LEFT([.I113];3)" office:value-type="string" office:string-value="085" calcext:value-type="string">
            <text:p>085</text:p>
          </table:table-cell>
          <table:table-cell table:formula="of:=MID([.I113];5;2)" office:value-type="string" office:string-value="02" calcext:value-type="string">
            <text:p>02</text:p>
          </table:table-cell>
          <table:table-cell table:formula="of:=MID([.I113];8;5)" office:value-type="string" office:string-value="29.00" calcext:value-type="string">
            <text:p>29.0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JAMES</text:p>
          </table:table-cell>
          <table:table-cell office:value-type="string" calcext:value-type="string">
            <text:p>41-42-00.0000N</text:p>
          </table:table-cell>
          <table:table-cell table:formula="of:=LEFT([.E114];2)" office:value-type="string" office:string-value="41" calcext:value-type="string">
            <text:p>41</text:p>
          </table:table-cell>
          <table:table-cell table:formula="of:=MID([.E114];4;2)" office:value-type="string" office:string-value="42" calcext:value-type="string">
            <text:p>42</text:p>
          </table:table-cell>
          <table:table-cell table:formula="of:=MID([.E114];7;5)" office:value-type="string" office:string-value="00.00" calcext:value-type="string">
            <text:p>00.00</text:p>
          </table:table-cell>
          <table:table-cell office:value-type="string" calcext:value-type="string">
            <text:p>085-02-21.5000W</text:p>
          </table:table-cell>
          <table:table-cell table:formula="of:=LEFT([.I114];3)" office:value-type="string" office:string-value="085" calcext:value-type="string">
            <text:p>085</text:p>
          </table:table-cell>
          <table:table-cell table:formula="of:=MID([.I114];5;2)" office:value-type="string" office:string-value="02" calcext:value-type="string">
            <text:p>02</text:p>
          </table:table-cell>
          <table:table-cell table:formula="of:=MID([.I114];8;5)" office:value-type="string" office:string-value="21.50" calcext:value-type="string">
            <text:p>21.5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C67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PLEASANT</text:p>
          </table:table-cell>
          <table:table-cell office:value-type="string" calcext:value-type="string">
            <text:p>41-45-25.2000N</text:p>
          </table:table-cell>
          <table:table-cell table:formula="of:=LEFT([.E115];2)" office:value-type="string" office:string-value="41" calcext:value-type="string">
            <text:p>41</text:p>
          </table:table-cell>
          <table:table-cell table:formula="of:=MID([.E115];4;2)" office:value-type="string" office:string-value="45" calcext:value-type="string">
            <text:p>45</text:p>
          </table:table-cell>
          <table:table-cell table:formula="of:=MID([.E115];7;5)" office:value-type="string" office:string-value="25.20" calcext:value-type="string">
            <text:p>25.20</text:p>
          </table:table-cell>
          <table:table-cell office:value-type="string" calcext:value-type="string">
            <text:p>085-05-31.0000W</text:p>
          </table:table-cell>
          <table:table-cell table:formula="of:=LEFT([.I115];3)" office:value-type="string" office:string-value="085" calcext:value-type="string">
            <text:p>085</text:p>
          </table:table-cell>
          <table:table-cell table:formula="of:=MID([.I115];5;2)" office:value-type="string" office:string-value="05" calcext:value-type="string">
            <text:p>05</text:p>
          </table:table-cell>
          <table:table-cell table:formula="of:=MID([.I115];8;5)" office:value-type="string" office:string-value="31.00" calcext:value-type="string">
            <text:p>31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NQ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RI-STATE STEUBEN COUNTY</text:p>
          </table:table-cell>
          <table:table-cell office:value-type="string" calcext:value-type="string">
            <text:p>41-38-22.9140N</text:p>
          </table:table-cell>
          <table:table-cell table:formula="of:=LEFT([.E116];2)" office:value-type="string" office:string-value="41" calcext:value-type="string">
            <text:p>41</text:p>
          </table:table-cell>
          <table:table-cell table:formula="of:=MID([.E116];4;2)" office:value-type="string" office:string-value="38" calcext:value-type="string">
            <text:p>38</text:p>
          </table:table-cell>
          <table:table-cell table:formula="of:=MID([.E116];7;5)" office:value-type="string" office:string-value="22.91" calcext:value-type="string">
            <text:p>22.91</text:p>
          </table:table-cell>
          <table:table-cell office:value-type="string" calcext:value-type="string">
            <text:p>085-05-00.5760W</text:p>
          </table:table-cell>
          <table:table-cell table:formula="of:=LEFT([.I116];3)" office:value-type="string" office:string-value="085" calcext:value-type="string">
            <text:p>085</text:p>
          </table:table-cell>
          <table:table-cell table:formula="of:=MID([.I116];5;2)" office:value-type="string" office:string-value="05" calcext:value-type="string">
            <text:p>05</text:p>
          </table:table-cell>
          <table:table-cell table:formula="of:=MID([.I116];8;5)" office:value-type="string" office:string-value="00.57" calcext:value-type="string">
            <text:p>00.5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W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 KALB COUNTY</text:p>
          </table:table-cell>
          <table:table-cell office:value-type="string" calcext:value-type="string">
            <text:p>41-18-25.8000N</text:p>
          </table:table-cell>
          <table:table-cell table:formula="of:=LEFT([.E117];2)" office:value-type="string" office:string-value="41" calcext:value-type="string">
            <text:p>41</text:p>
          </table:table-cell>
          <table:table-cell table:formula="of:=MID([.E117];4;2)" office:value-type="string" office:string-value="18" calcext:value-type="string">
            <text:p>18</text:p>
          </table:table-cell>
          <table:table-cell table:formula="of:=MID([.E117];7;5)" office:value-type="string" office:string-value="25.80" calcext:value-type="string">
            <text:p>25.80</text:p>
          </table:table-cell>
          <table:table-cell office:value-type="string" calcext:value-type="string">
            <text:p>085-03-51.7000W</text:p>
          </table:table-cell>
          <table:table-cell table:formula="of:=LEFT([.I117];3)" office:value-type="string" office:string-value="085" calcext:value-type="string">
            <text:p>085</text:p>
          </table:table-cell>
          <table:table-cell table:formula="of:=MID([.I117];5;2)" office:value-type="string" office:string-value="03" calcext:value-type="string">
            <text:p>03</text:p>
          </table:table-cell>
          <table:table-cell table:formula="of:=MID([.I117];8;5)" office:value-type="string" office:string-value="51.70" calcext:value-type="string">
            <text:p>51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L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ATESVILLE</text:p>
          </table:table-cell>
          <table:table-cell office:value-type="string" calcext:value-type="string">
            <text:p>39-20-35.2629N</text:p>
          </table:table-cell>
          <table:table-cell table:formula="of:=LEFT([.E118];2)" office:value-type="string" office:string-value="39" calcext:value-type="string">
            <text:p>39</text:p>
          </table:table-cell>
          <table:table-cell table:formula="of:=MID([.E118];4;2)" office:value-type="string" office:string-value="20" calcext:value-type="string">
            <text:p>20</text:p>
          </table:table-cell>
          <table:table-cell table:formula="of:=MID([.E118];7;5)" office:value-type="string" office:string-value="35.26" calcext:value-type="string">
            <text:p>35.26</text:p>
          </table:table-cell>
          <table:table-cell office:value-type="string" calcext:value-type="string">
            <text:p>085-15-30.3325W</text:p>
          </table:table-cell>
          <table:table-cell table:formula="of:=LEFT([.I118];3)" office:value-type="string" office:string-value="085" calcext:value-type="string">
            <text:p>085</text:p>
          </table:table-cell>
          <table:table-cell table:formula="of:=MID([.I118];5;2)" office:value-type="string" office:string-value="15" calcext:value-type="string">
            <text:p>15</text:p>
          </table:table-cell>
          <table:table-cell table:formula="of:=MID([.I118];8;5)" office:value-type="string" office:string-value="30.33" calcext:value-type="string">
            <text:p>30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F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VIRGIL I GRISSOM MUNI</text:p>
          </table:table-cell>
          <table:table-cell office:value-type="string" calcext:value-type="string">
            <text:p>38-50-24.1000N</text:p>
          </table:table-cell>
          <table:table-cell table:formula="of:=LEFT([.E119];2)" office:value-type="string" office:string-value="38" calcext:value-type="string">
            <text:p>38</text:p>
          </table:table-cell>
          <table:table-cell table:formula="of:=MID([.E119];4;2)" office:value-type="string" office:string-value="50" calcext:value-type="string">
            <text:p>50</text:p>
          </table:table-cell>
          <table:table-cell table:formula="of:=MID([.E119];7;5)" office:value-type="string" office:string-value="24.10" calcext:value-type="string">
            <text:p>24.10</text:p>
          </table:table-cell>
          <table:table-cell office:value-type="string" calcext:value-type="string">
            <text:p>086-26-43.3000W</text:p>
          </table:table-cell>
          <table:table-cell table:formula="of:=LEFT([.I119];3)" office:value-type="string" office:string-value="086" calcext:value-type="string">
            <text:p>086</text:p>
          </table:table-cell>
          <table:table-cell table:formula="of:=MID([.I119];5;2)" office:value-type="string" office:string-value="26" calcext:value-type="string">
            <text:p>26</text:p>
          </table:table-cell>
          <table:table-cell table:formula="of:=MID([.I119];8;5)" office:value-type="string" office:string-value="43.30" calcext:value-type="string">
            <text:p>4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I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AWNEE FIELD</text:p>
          </table:table-cell>
          <table:table-cell office:value-type="string" calcext:value-type="string">
            <text:p>39-02-33.8000N</text:p>
          </table:table-cell>
          <table:table-cell table:formula="of:=LEFT([.E120];2)" office:value-type="string" office:string-value="39" calcext:value-type="string">
            <text:p>39</text:p>
          </table:table-cell>
          <table:table-cell table:formula="of:=MID([.E120];4;2)" office:value-type="string" office:string-value="02" calcext:value-type="string">
            <text:p>02</text:p>
          </table:table-cell>
          <table:table-cell table:formula="of:=MID([.E120];7;5)" office:value-type="string" office:string-value="33.80" calcext:value-type="string">
            <text:p>33.80</text:p>
          </table:table-cell>
          <table:table-cell office:value-type="string" calcext:value-type="string">
            <text:p>087-00-09.9000W</text:p>
          </table:table-cell>
          <table:table-cell table:formula="of:=LEFT([.I120];3)" office:value-type="string" office:string-value="087" calcext:value-type="string">
            <text:p>087</text:p>
          </table:table-cell>
          <table:table-cell table:formula="of:=MID([.I120];5;2)" office:value-type="string" office:string-value="00" calcext:value-type="string">
            <text:p>00</text:p>
          </table:table-cell>
          <table:table-cell table:formula="of:=MID([.I120];8;5)" office:value-type="string" office:string-value="09.90" calcext:value-type="string">
            <text:p>09.9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7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MONROE</text:p>
          </table:table-cell>
          <table:table-cell office:value-type="string" calcext:value-type="string">
            <text:p>39-03-40.8000N</text:p>
          </table:table-cell>
          <table:table-cell table:formula="of:=LEFT([.E121];2)" office:value-type="string" office:string-value="39" calcext:value-type="string">
            <text:p>39</text:p>
          </table:table-cell>
          <table:table-cell table:formula="of:=MID([.E121];4;2)" office:value-type="string" office:string-value="03" calcext:value-type="string">
            <text:p>03</text:p>
          </table:table-cell>
          <table:table-cell table:formula="of:=MID([.E121];7;5)" office:value-type="string" office:string-value="40.80" calcext:value-type="string">
            <text:p>40.80</text:p>
          </table:table-cell>
          <table:table-cell office:value-type="string" calcext:value-type="string">
            <text:p>086-26-45.9000W</text:p>
          </table:table-cell>
          <table:table-cell table:formula="of:=LEFT([.I121];3)" office:value-type="string" office:string-value="086" calcext:value-type="string">
            <text:p>086</text:p>
          </table:table-cell>
          <table:table-cell table:formula="of:=MID([.I121];5;2)" office:value-type="string" office:string-value="26" calcext:value-type="string">
            <text:p>26</text:p>
          </table:table-cell>
          <table:table-cell table:formula="of:=MID([.I121];8;5)" office:value-type="string" office:string-value="45.90" calcext:value-type="string">
            <text:p>45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MG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39-08-45.6750N</text:p>
          </table:table-cell>
          <table:table-cell table:formula="of:=LEFT([.E122];2)" office:value-type="string" office:string-value="39" calcext:value-type="string">
            <text:p>39</text:p>
          </table:table-cell>
          <table:table-cell table:formula="of:=MID([.E122];4;2)" office:value-type="string" office:string-value="08" calcext:value-type="string">
            <text:p>08</text:p>
          </table:table-cell>
          <table:table-cell table:formula="of:=MID([.E122];7;5)" office:value-type="string" office:string-value="45.67" calcext:value-type="string">
            <text:p>45.67</text:p>
          </table:table-cell>
          <table:table-cell office:value-type="string" calcext:value-type="string">
            <text:p>086-37-00.0497W</text:p>
          </table:table-cell>
          <table:table-cell table:formula="of:=LEFT([.I122];3)" office:value-type="string" office:string-value="086" calcext:value-type="string">
            <text:p>086</text:p>
          </table:table-cell>
          <table:table-cell table:formula="of:=MID([.I122];5;2)" office:value-type="string" office:string-value="37" calcext:value-type="string">
            <text:p>37</text:p>
          </table:table-cell>
          <table:table-cell table:formula="of:=MID([.I122];8;5)" office:value-type="string" office:string-value="00.04" calcext:value-type="string">
            <text:p>00.0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0-43-00.1680N</text:p>
          </table:table-cell>
          <table:table-cell table:formula="of:=LEFT([.E123];2)" office:value-type="string" office:string-value="40" calcext:value-type="string">
            <text:p>40</text:p>
          </table:table-cell>
          <table:table-cell table:formula="of:=MID([.E123];4;2)" office:value-type="string" office:string-value="43" calcext:value-type="string">
            <text:p>43</text:p>
          </table:table-cell>
          <table:table-cell table:formula="of:=MID([.E123];7;5)" office:value-type="string" office:string-value="00.16" calcext:value-type="string">
            <text:p>00.16</text:p>
          </table:table-cell>
          <table:table-cell office:value-type="string" calcext:value-type="string">
            <text:p>085-14-59.8950W</text:p>
          </table:table-cell>
          <table:table-cell table:formula="of:=LEFT([.I123];3)" office:value-type="string" office:string-value="085" calcext:value-type="string">
            <text:p>085</text:p>
          </table:table-cell>
          <table:table-cell table:formula="of:=MID([.I123];5;2)" office:value-type="string" office:string-value="14" calcext:value-type="string">
            <text:p>14</text:p>
          </table:table-cell>
          <table:table-cell table:formula="of:=MID([.I123];8;5)" office:value-type="string" office:string-value="59.89" calcext:value-type="string">
            <text:p>59.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OONVILLE</text:p>
          </table:table-cell>
          <table:table-cell office:value-type="string" calcext:value-type="string">
            <text:p>38-02-33.1640N</text:p>
          </table:table-cell>
          <table:table-cell table:formula="of:=LEFT([.E124];2)" office:value-type="string" office:string-value="38" calcext:value-type="string">
            <text:p>38</text:p>
          </table:table-cell>
          <table:table-cell table:formula="of:=MID([.E124];4;2)" office:value-type="string" office:string-value="02" calcext:value-type="string">
            <text:p>02</text:p>
          </table:table-cell>
          <table:table-cell table:formula="of:=MID([.E124];7;5)" office:value-type="string" office:string-value="33.16" calcext:value-type="string">
            <text:p>33.16</text:p>
          </table:table-cell>
          <table:table-cell office:value-type="string" calcext:value-type="string">
            <text:p>087-19-04.0260W</text:p>
          </table:table-cell>
          <table:table-cell table:formula="of:=LEFT([.I124];3)" office:value-type="string" office:string-value="087" calcext:value-type="string">
            <text:p>087</text:p>
          </table:table-cell>
          <table:table-cell table:formula="of:=MID([.I124];5;2)" office:value-type="string" office:string-value="19" calcext:value-type="string">
            <text:p>19</text:p>
          </table:table-cell>
          <table:table-cell table:formula="of:=MID([.I124];8;5)" office:value-type="string" office:string-value="04.02" calcext:value-type="string">
            <text:p>04.0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I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RAZIL CLAY COUNTY</text:p>
          </table:table-cell>
          <table:table-cell office:value-type="string" calcext:value-type="string">
            <text:p>39-28-36.2480N</text:p>
          </table:table-cell>
          <table:table-cell table:formula="of:=LEFT([.E125];2)" office:value-type="string" office:string-value="39" calcext:value-type="string">
            <text:p>39</text:p>
          </table:table-cell>
          <table:table-cell table:formula="of:=MID([.E125];4;2)" office:value-type="string" office:string-value="28" calcext:value-type="string">
            <text:p>28</text:p>
          </table:table-cell>
          <table:table-cell table:formula="of:=MID([.E125];7;5)" office:value-type="string" office:string-value="36.24" calcext:value-type="string">
            <text:p>36.24</text:p>
          </table:table-cell>
          <table:table-cell office:value-type="string" calcext:value-type="string">
            <text:p>087-05-58.9530W</text:p>
          </table:table-cell>
          <table:table-cell table:formula="of:=LEFT([.I125];3)" office:value-type="string" office:string-value="087" calcext:value-type="string">
            <text:p>087</text:p>
          </table:table-cell>
          <table:table-cell table:formula="of:=MID([.I125];5;2)" office:value-type="string" office:string-value="05" calcext:value-type="string">
            <text:p>05</text:p>
          </table:table-cell>
          <table:table-cell table:formula="of:=MID([.I125];8;5)" office:value-type="string" office:string-value="58.95" calcext:value-type="string">
            <text:p>58.95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12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ROOKVILLE RESERVOIR</text:p>
          </table:table-cell>
          <table:table-cell office:value-type="string" calcext:value-type="string">
            <text:p>39-31-59.9000N</text:p>
          </table:table-cell>
          <table:table-cell table:formula="of:=LEFT([.E126];2)" office:value-type="string" office:string-value="39" calcext:value-type="string">
            <text:p>39</text:p>
          </table:table-cell>
          <table:table-cell table:formula="of:=MID([.E126];4;2)" office:value-type="string" office:string-value="31" calcext:value-type="string">
            <text:p>31</text:p>
          </table:table-cell>
          <table:table-cell table:formula="of:=MID([.E126];7;5)" office:value-type="string" office:string-value="59.90" calcext:value-type="string">
            <text:p>59.90</text:p>
          </table:table-cell>
          <table:table-cell office:value-type="string" calcext:value-type="string">
            <text:p>085-00-02.0000W</text:p>
          </table:table-cell>
          <table:table-cell table:formula="of:=LEFT([.I126];3)" office:value-type="string" office:string-value="085" calcext:value-type="string">
            <text:p>085</text:p>
          </table:table-cell>
          <table:table-cell table:formula="of:=MID([.I126];5;2)" office:value-type="string" office:string-value="00" calcext:value-type="string">
            <text:p>00</text:p>
          </table:table-cell>
          <table:table-cell table:formula="of:=MID([.I126];8;5)" office:value-type="string" office:string-value="02.00" calcext:value-type="string">
            <text:p>02.00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1I6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OLIDAY INN LAKEVIEW</text:p>
          </table:table-cell>
          <table:table-cell office:value-type="string" calcext:value-type="string">
            <text:p>38-17-00.2510N</text:p>
          </table:table-cell>
          <table:table-cell table:formula="of:=LEFT([.E127];2)" office:value-type="string" office:string-value="38" calcext:value-type="string">
            <text:p>38</text:p>
          </table:table-cell>
          <table:table-cell table:formula="of:=MID([.E127];4;2)" office:value-type="string" office:string-value="17" calcext:value-type="string">
            <text:p>17</text:p>
          </table:table-cell>
          <table:table-cell table:formula="of:=MID([.E127];7;5)" office:value-type="string" office:string-value="00.25" calcext:value-type="string">
            <text:p>00.25</text:p>
          </table:table-cell>
          <table:table-cell office:value-type="string" calcext:value-type="string">
            <text:p>085-45-20.8660W</text:p>
          </table:table-cell>
          <table:table-cell table:formula="of:=LEFT([.I127];3)" office:value-type="string" office:string-value="085" calcext:value-type="string">
            <text:p>085</text:p>
          </table:table-cell>
          <table:table-cell table:formula="of:=MID([.I127];5;2)" office:value-type="string" office:string-value="45" calcext:value-type="string">
            <text:p>45</text:p>
          </table:table-cell>
          <table:table-cell table:formula="of:=MID([.I127];8;5)" office:value-type="string" office:string-value="20.86" calcext:value-type="string">
            <text:p>20.86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57P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EAR LAKE</text:p>
          </table:table-cell>
          <table:table-cell office:value-type="string" calcext:value-type="string">
            <text:p>41-44-08.2000N</text:p>
          </table:table-cell>
          <table:table-cell table:formula="of:=LEFT([.E128];2)" office:value-type="string" office:string-value="41" calcext:value-type="string">
            <text:p>41</text:p>
          </table:table-cell>
          <table:table-cell table:formula="of:=MID([.E128];4;2)" office:value-type="string" office:string-value="44" calcext:value-type="string">
            <text:p>44</text:p>
          </table:table-cell>
          <table:table-cell table:formula="of:=MID([.E128];7;5)" office:value-type="string" office:string-value="08.20" calcext:value-type="string">
            <text:p>08.20</text:p>
          </table:table-cell>
          <table:table-cell office:value-type="string" calcext:value-type="string">
            <text:p>084-50-14.0000W</text:p>
          </table:table-cell>
          <table:table-cell table:formula="of:=LEFT([.I128];3)" office:value-type="string" office:string-value="084" calcext:value-type="string">
            <text:p>084</text:p>
          </table:table-cell>
          <table:table-cell table:formula="of:=MID([.I128];5;2)" office:value-type="string" office:string-value="50" calcext:value-type="string">
            <text:p>50</text:p>
          </table:table-cell>
          <table:table-cell table:formula="of:=MID([.I128];8;5)" office:value-type="string" office:string-value="14.00" calcext:value-type="string">
            <text:p>14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I7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39-42-43.2100N</text:p>
          </table:table-cell>
          <table:table-cell table:formula="of:=LEFT([.E129];2)" office:value-type="string" office:string-value="39" calcext:value-type="string">
            <text:p>39</text:p>
          </table:table-cell>
          <table:table-cell table:formula="of:=MID([.E129];4;2)" office:value-type="string" office:string-value="42" calcext:value-type="string">
            <text:p>42</text:p>
          </table:table-cell>
          <table:table-cell table:formula="of:=MID([.E129];7;5)" office:value-type="string" office:string-value="43.21" calcext:value-type="string">
            <text:p>43.21</text:p>
          </table:table-cell>
          <table:table-cell office:value-type="string" calcext:value-type="string">
            <text:p>087-24-01.0600W</text:p>
          </table:table-cell>
          <table:table-cell table:formula="of:=LEFT([.I129];3)" office:value-type="string" office:string-value="087" calcext:value-type="string">
            <text:p>087</text:p>
          </table:table-cell>
          <table:table-cell table:formula="of:=MID([.I129];5;2)" office:value-type="string" office:string-value="24" calcext:value-type="string">
            <text:p>24</text:p>
          </table:table-cell>
          <table:table-cell table:formula="of:=MID([.I129];8;5)" office:value-type="string" office:string-value="01.06" calcext:value-type="string">
            <text:p>01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OLUMBUS MUNI</text:p>
          </table:table-cell>
          <table:table-cell office:value-type="string" calcext:value-type="string">
            <text:p>39-15-42.9000N</text:p>
          </table:table-cell>
          <table:table-cell table:formula="of:=LEFT([.E130];2)" office:value-type="string" office:string-value="39" calcext:value-type="string">
            <text:p>39</text:p>
          </table:table-cell>
          <table:table-cell table:formula="of:=MID([.E130];4;2)" office:value-type="string" office:string-value="15" calcext:value-type="string">
            <text:p>15</text:p>
          </table:table-cell>
          <table:table-cell table:formula="of:=MID([.E130];7;5)" office:value-type="string" office:string-value="42.90" calcext:value-type="string">
            <text:p>42.90</text:p>
          </table:table-cell>
          <table:table-cell office:value-type="string" calcext:value-type="string">
            <text:p>085-53-46.8000W</text:p>
          </table:table-cell>
          <table:table-cell table:formula="of:=LEFT([.I130];3)" office:value-type="string" office:string-value="085" calcext:value-type="string">
            <text:p>085</text:p>
          </table:table-cell>
          <table:table-cell table:formula="of:=MID([.I130];5;2)" office:value-type="string" office:string-value="53" calcext:value-type="string">
            <text:p>53</text:p>
          </table:table-cell>
          <table:table-cell table:formula="of:=MID([.I130];8;5)" office:value-type="string" office:string-value="46.80" calcext:value-type="string">
            <text:p>46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E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ETTEL FIELD</text:p>
          </table:table-cell>
          <table:table-cell office:value-type="string" calcext:value-type="string">
            <text:p>39-41-53.5000N</text:p>
          </table:table-cell>
          <table:table-cell table:formula="of:=LEFT([.E131];2)" office:value-type="string" office:string-value="39" calcext:value-type="string">
            <text:p>39</text:p>
          </table:table-cell>
          <table:table-cell table:formula="of:=MID([.E131];4;2)" office:value-type="string" office:string-value="41" calcext:value-type="string">
            <text:p>41</text:p>
          </table:table-cell>
          <table:table-cell table:formula="of:=MID([.E131];7;5)" office:value-type="string" office:string-value="53.50" calcext:value-type="string">
            <text:p>53.50</text:p>
          </table:table-cell>
          <table:table-cell office:value-type="string" calcext:value-type="string">
            <text:p>085-07-52.1000W</text:p>
          </table:table-cell>
          <table:table-cell table:formula="of:=LEFT([.I131];3)" office:value-type="string" office:string-value="085" calcext:value-type="string">
            <text:p>085</text:p>
          </table:table-cell>
          <table:table-cell table:formula="of:=MID([.I131];5;2)" office:value-type="string" office:string-value="07" calcext:value-type="string">
            <text:p>07</text:p>
          </table:table-cell>
          <table:table-cell table:formula="of:=MID([.I131];8;5)" office:value-type="string" office:string-value="52.10" calcext:value-type="string">
            <text:p>52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I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40-34-15.1420N</text:p>
          </table:table-cell>
          <table:table-cell table:formula="of:=LEFT([.E132];2)" office:value-type="string" office:string-value="40" calcext:value-type="string">
            <text:p>40</text:p>
          </table:table-cell>
          <table:table-cell table:formula="of:=MID([.E132];4;2)" office:value-type="string" office:string-value="34" calcext:value-type="string">
            <text:p>34</text:p>
          </table:table-cell>
          <table:table-cell table:formula="of:=MID([.E132];7;5)" office:value-type="string" office:string-value="15.14" calcext:value-type="string">
            <text:p>15.14</text:p>
          </table:table-cell>
          <table:table-cell office:value-type="string" calcext:value-type="string">
            <text:p>085-53-29.9460W</text:p>
          </table:table-cell>
          <table:table-cell table:formula="of:=LEFT([.I132];3)" office:value-type="string" office:string-value="085" calcext:value-type="string">
            <text:p>085</text:p>
          </table:table-cell>
          <table:table-cell table:formula="of:=MID([.I132];5;2)" office:value-type="string" office:string-value="53" calcext:value-type="string">
            <text:p>53</text:p>
          </table:table-cell>
          <table:table-cell table:formula="of:=MID([.I132];8;5)" office:value-type="string" office:string-value="29.94" calcext:value-type="string">
            <text:p>29.9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FJ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RAWFORDSVILLE MUNI</text:p>
          </table:table-cell>
          <table:table-cell office:value-type="string" calcext:value-type="string">
            <text:p>39-58-28.7000N</text:p>
          </table:table-cell>
          <table:table-cell table:formula="of:=LEFT([.E133];2)" office:value-type="string" office:string-value="39" calcext:value-type="string">
            <text:p>39</text:p>
          </table:table-cell>
          <table:table-cell table:formula="of:=MID([.E133];4;2)" office:value-type="string" office:string-value="58" calcext:value-type="string">
            <text:p>58</text:p>
          </table:table-cell>
          <table:table-cell table:formula="of:=MID([.E133];7;5)" office:value-type="string" office:string-value="28.70" calcext:value-type="string">
            <text:p>28.70</text:p>
          </table:table-cell>
          <table:table-cell office:value-type="string" calcext:value-type="string">
            <text:p>086-55-15.9000W</text:p>
          </table:table-cell>
          <table:table-cell table:formula="of:=LEFT([.I133];3)" office:value-type="string" office:string-value="086" calcext:value-type="string">
            <text:p>086</text:p>
          </table:table-cell>
          <table:table-cell table:formula="of:=MID([.I133];5;2)" office:value-type="string" office:string-value="55" calcext:value-type="string">
            <text:p>55</text:p>
          </table:table-cell>
          <table:table-cell table:formula="of:=MID([.I133];8;5)" office:value-type="string" office:string-value="15.90" calcext:value-type="string">
            <text:p>15.9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MAXINKUCKEE</text:p>
          </table:table-cell>
          <table:table-cell office:value-type="string" calcext:value-type="string">
            <text:p>41-12-22.0000N</text:p>
          </table:table-cell>
          <table:table-cell table:formula="of:=LEFT([.E134];2)" office:value-type="string" office:string-value="41" calcext:value-type="string">
            <text:p>41</text:p>
          </table:table-cell>
          <table:table-cell table:formula="of:=MID([.E134];4;2)" office:value-type="string" office:string-value="12" calcext:value-type="string">
            <text:p>12</text:p>
          </table:table-cell>
          <table:table-cell table:formula="of:=MID([.E134];7;5)" office:value-type="string" office:string-value="22.00" calcext:value-type="string">
            <text:p>22.00</text:p>
          </table:table-cell>
          <table:table-cell office:value-type="string" calcext:value-type="string">
            <text:p>086-24-16.0000W</text:p>
          </table:table-cell>
          <table:table-cell table:formula="of:=LEFT([.I134];3)" office:value-type="string" office:string-value="086" calcext:value-type="string">
            <text:p>086</text:p>
          </table:table-cell>
          <table:table-cell table:formula="of:=MID([.I134];5;2)" office:value-type="string" office:string-value="24" calcext:value-type="string">
            <text:p>24</text:p>
          </table:table-cell>
          <table:table-cell table:formula="of:=MID([.I134];8;5)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I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LPHI MUNI</text:p>
          </table:table-cell>
          <table:table-cell office:value-type="string" calcext:value-type="string">
            <text:p>40-32-34.8000N</text:p>
          </table:table-cell>
          <table:table-cell table:formula="of:=LEFT([.E135];2)" office:value-type="string" office:string-value="40" calcext:value-type="string">
            <text:p>40</text:p>
          </table:table-cell>
          <table:table-cell table:formula="of:=MID([.E135];4;2)" office:value-type="string" office:string-value="32" calcext:value-type="string">
            <text:p>32</text:p>
          </table:table-cell>
          <table:table-cell table:formula="of:=MID([.E135];7;5)" office:value-type="string" office:string-value="34.80" calcext:value-type="string">
            <text:p>34.80</text:p>
          </table:table-cell>
          <table:table-cell office:value-type="string" calcext:value-type="string">
            <text:p>086-40-53.3400W</text:p>
          </table:table-cell>
          <table:table-cell table:formula="of:=LEFT([.I135];3)" office:value-type="string" office:string-value="086" calcext:value-type="string">
            <text:p>086</text:p>
          </table:table-cell>
          <table:table-cell table:formula="of:=MID([.I135];5;2)" office:value-type="string" office:string-value="40" calcext:value-type="string">
            <text:p>40</text:p>
          </table:table-cell>
          <table:table-cell table:formula="of:=MID([.I135];8;5)" office:value-type="string" office:string-value="53.34" calcext:value-type="string">
            <text:p>53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KM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LKHART MUNI</text:p>
          </table:table-cell>
          <table:table-cell office:value-type="string" calcext:value-type="string">
            <text:p>41-43-09.8622N</text:p>
          </table:table-cell>
          <table:table-cell table:formula="of:=LEFT([.E136];2)" office:value-type="string" office:string-value="41" calcext:value-type="string">
            <text:p>41</text:p>
          </table:table-cell>
          <table:table-cell table:formula="of:=MID([.E136];4;2)" office:value-type="string" office:string-value="43" calcext:value-type="string">
            <text:p>43</text:p>
          </table:table-cell>
          <table:table-cell table:formula="of:=MID([.E136];7;5)" office:value-type="string" office:string-value="09.86" calcext:value-type="string">
            <text:p>09.86</text:p>
          </table:table-cell>
          <table:table-cell office:value-type="string" calcext:value-type="string">
            <text:p>086-00-11.5883W</text:p>
          </table:table-cell>
          <table:table-cell table:formula="of:=LEFT([.I136];3)" office:value-type="string" office:string-value="086" calcext:value-type="string">
            <text:p>086</text:p>
          </table:table-cell>
          <table:table-cell table:formula="of:=MID([.I136];5;2)" office:value-type="string" office:string-value="00" calcext:value-type="string">
            <text:p>00</text:p>
          </table:table-cell>
          <table:table-cell table:formula="of:=MID([.I136];8;5)" office:value-type="string" office:string-value="11.58" calcext:value-type="string">
            <text:p>11.5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C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SHAWAKA PILOTS CLUB</text:p>
          </table:table-cell>
          <table:table-cell office:value-type="string" calcext:value-type="string">
            <text:p>41-39-25.1750N</text:p>
          </table:table-cell>
          <table:table-cell table:formula="of:=LEFT([.E137];2)" office:value-type="string" office:string-value="41" calcext:value-type="string">
            <text:p>41</text:p>
          </table:table-cell>
          <table:table-cell table:formula="of:=MID([.E137];4;2)" office:value-type="string" office:string-value="39" calcext:value-type="string">
            <text:p>39</text:p>
          </table:table-cell>
          <table:table-cell table:formula="of:=MID([.E137];7;5)" office:value-type="string" office:string-value="25.17" calcext:value-type="string">
            <text:p>25.17</text:p>
          </table:table-cell>
          <table:table-cell office:value-type="string" calcext:value-type="string">
            <text:p>086-02-05.0060W</text:p>
          </table:table-cell>
          <table:table-cell table:formula="of:=LEFT([.I137];3)" office:value-type="string" office:string-value="086" calcext:value-type="string">
            <text:p>086</text:p>
          </table:table-cell>
          <table:table-cell table:formula="of:=MID([.I137];5;2)" office:value-type="string" office:string-value="02" calcext:value-type="string">
            <text:p>02</text:p>
          </table:table-cell>
          <table:table-cell table:formula="of:=MID([.I137];8;5)" office:value-type="string" office:string-value="05.00" calcext:value-type="string">
            <text:p>05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8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M'S PLACE</text:p>
          </table:table-cell>
          <table:table-cell office:value-type="string" calcext:value-type="string">
            <text:p>39-30-05.9300N</text:p>
          </table:table-cell>
          <table:table-cell table:formula="of:=LEFT([.E138];2)" office:value-type="string" office:string-value="39" calcext:value-type="string">
            <text:p>39</text:p>
          </table:table-cell>
          <table:table-cell table:formula="of:=MID([.E138];4;2)" office:value-type="string" office:string-value="30" calcext:value-type="string">
            <text:p>30</text:p>
          </table:table-cell>
          <table:table-cell table:formula="of:=MID([.E138];7;5)" office:value-type="string" office:string-value="05.93" calcext:value-type="string">
            <text:p>05.93</text:p>
          </table:table-cell>
          <table:table-cell office:value-type="string" calcext:value-type="string">
            <text:p>086-41-18.6065W</text:p>
          </table:table-cell>
          <table:table-cell table:formula="of:=LEFT([.I138];3)" office:value-type="string" office:string-value="086" calcext:value-type="string">
            <text:p>086</text:p>
          </table:table-cell>
          <table:table-cell table:formula="of:=MID([.I138];5;2)" office:value-type="string" office:string-value="41" calcext:value-type="string">
            <text:p>41</text:p>
          </table:table-cell>
          <table:table-cell table:formula="of:=MID([.I138];8;5)" office:value-type="string" office:string-value="18.60" calcext:value-type="string">
            <text:p>18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V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VANSVILLE RGNL</text:p>
          </table:table-cell>
          <table:table-cell office:value-type="string" calcext:value-type="string">
            <text:p>38-02-26.9000N</text:p>
          </table:table-cell>
          <table:table-cell table:formula="of:=LEFT([.E139];2)" office:value-type="string" office:string-value="38" calcext:value-type="string">
            <text:p>38</text:p>
          </table:table-cell>
          <table:table-cell table:formula="of:=MID([.E139];4;2)" office:value-type="string" office:string-value="02" calcext:value-type="string">
            <text:p>02</text:p>
          </table:table-cell>
          <table:table-cell table:formula="of:=MID([.E139];7;5)" office:value-type="string" office:string-value="26.90" calcext:value-type="string">
            <text:p>26.90</text:p>
          </table:table-cell>
          <table:table-cell office:value-type="string" calcext:value-type="string">
            <text:p>087-31-42.6000W</text:p>
          </table:table-cell>
          <table:table-cell table:formula="of:=LEFT([.I139];3)" office:value-type="string" office:string-value="087" calcext:value-type="string">
            <text:p>087</text:p>
          </table:table-cell>
          <table:table-cell table:formula="of:=MID([.I139];5;2)" office:value-type="string" office:string-value="31" calcext:value-type="string">
            <text:p>31</text:p>
          </table:table-cell>
          <table:table-cell table:formula="of:=MID([.I139];8;5)" office:value-type="string" office:string-value="42.60" calcext:value-type="string">
            <text:p>42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E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KYLANE</text:p>
          </table:table-cell>
          <table:table-cell office:value-type="string" calcext:value-type="string">
            <text:p>38-00-42.0000N</text:p>
          </table:table-cell>
          <table:table-cell table:formula="of:=LEFT([.E140];2)" office:value-type="string" office:string-value="38" calcext:value-type="string">
            <text:p>38</text:p>
          </table:table-cell>
          <table:table-cell table:formula="of:=MID([.E140];4;2)" office:value-type="string" office:string-value="00" calcext:value-type="string">
            <text:p>00</text:p>
          </table:table-cell>
          <table:table-cell table:formula="of:=MID([.E140];7;5)" office:value-type="string" office:string-value="42.00" calcext:value-type="string">
            <text:p>42.00</text:p>
          </table:table-cell>
          <table:table-cell office:value-type="string" calcext:value-type="string">
            <text:p>087-35-41.0000W</text:p>
          </table:table-cell>
          <table:table-cell table:formula="of:=LEFT([.I140];3)" office:value-type="string" office:string-value="087" calcext:value-type="string">
            <text:p>087</text:p>
          </table:table-cell>
          <table:table-cell table:formula="of:=MID([.I140];5;2)" office:value-type="string" office:string-value="35" calcext:value-type="string">
            <text:p>35</text:p>
          </table:table-cell>
          <table:table-cell table:formula="of:=MID([.I140];8;5)" office:value-type="string" office:string-value="41.00" calcext:value-type="string">
            <text:p>41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I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LORA MUNI</text:p>
          </table:table-cell>
          <table:table-cell office:value-type="string" calcext:value-type="string">
            <text:p>40-32-23.1300N</text:p>
          </table:table-cell>
          <table:table-cell table:formula="of:=LEFT([.E141];2)" office:value-type="string" office:string-value="40" calcext:value-type="string">
            <text:p>40</text:p>
          </table:table-cell>
          <table:table-cell table:formula="of:=MID([.E141];4;2)" office:value-type="string" office:string-value="32" calcext:value-type="string">
            <text:p>32</text:p>
          </table:table-cell>
          <table:table-cell table:formula="of:=MID([.E141];7;5)" office:value-type="string" office:string-value="23.13" calcext:value-type="string">
            <text:p>23.13</text:p>
          </table:table-cell>
          <table:table-cell office:value-type="string" calcext:value-type="string">
            <text:p>086-32-53.9990W</text:p>
          </table:table-cell>
          <table:table-cell table:formula="of:=LEFT([.I141];3)" office:value-type="string" office:string-value="086" calcext:value-type="string">
            <text:p>086</text:p>
          </table:table-cell>
          <table:table-cell table:formula="of:=MID([.I141];5;2)" office:value-type="string" office:string-value="32" calcext:value-type="string">
            <text:p>32</text:p>
          </table:table-cell>
          <table:table-cell table:formula="of:=MID([.I141];8;5)" office:value-type="string" office:string-value="53.99" calcext:value-type="string">
            <text:p>53.9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 INTL</text:p>
          </table:table-cell>
          <table:table-cell office:value-type="string" calcext:value-type="string">
            <text:p>40-58-42.5000N</text:p>
          </table:table-cell>
          <table:table-cell table:formula="of:=LEFT([.E142];2)" office:value-type="string" office:string-value="40" calcext:value-type="string">
            <text:p>40</text:p>
          </table:table-cell>
          <table:table-cell table:formula="of:=MID([.E142];4;2)" office:value-type="string" office:string-value="58" calcext:value-type="string">
            <text:p>58</text:p>
          </table:table-cell>
          <table:table-cell table:formula="of:=MID([.E142];7;5)" office:value-type="string" office:string-value="42.50" calcext:value-type="string">
            <text:p>42.50</text:p>
          </table:table-cell>
          <table:table-cell office:value-type="string" calcext:value-type="string">
            <text:p>085-11-42.6000W</text:p>
          </table:table-cell>
          <table:table-cell table:formula="of:=LEFT([.I142];3)" office:value-type="string" office:string-value="085" calcext:value-type="string">
            <text:p>085</text:p>
          </table:table-cell>
          <table:table-cell table:formula="of:=MID([.I142];5;2)" office:value-type="string" office:string-value="11" calcext:value-type="string">
            <text:p>11</text:p>
          </table:table-cell>
          <table:table-cell table:formula="of:=MID([.I142];8;5)" office:value-type="string" office:string-value="42.60" calcext:value-type="string">
            <text:p>42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MITH FIELD</text:p>
          </table:table-cell>
          <table:table-cell office:value-type="string" calcext:value-type="string">
            <text:p>41-08-36.1000N</text:p>
          </table:table-cell>
          <table:table-cell table:formula="of:=LEFT([.E143];2)" office:value-type="string" office:string-value="41" calcext:value-type="string">
            <text:p>41</text:p>
          </table:table-cell>
          <table:table-cell table:formula="of:=MID([.E143];4;2)" office:value-type="string" office:string-value="08" calcext:value-type="string">
            <text:p>08</text:p>
          </table:table-cell>
          <table:table-cell table:formula="of:=MID([.E143];7;5)" office:value-type="string" office:string-value="36.10" calcext:value-type="string">
            <text:p>36.10</text:p>
          </table:table-cell>
          <table:table-cell office:value-type="string" calcext:value-type="string">
            <text:p>085-09-10.0000W</text:p>
          </table:table-cell>
          <table:table-cell table:formula="of:=LEFT([.I143];3)" office:value-type="string" office:string-value="085" calcext:value-type="string">
            <text:p>085</text:p>
          </table:table-cell>
          <table:table-cell table:formula="of:=MID([.I143];5;2)" office:value-type="string" office:string-value="09" calcext:value-type="string">
            <text:p>09</text:p>
          </table:table-cell>
          <table:table-cell table:formula="of:=MID([.I143];8;5)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ANKFORT MUNI</text:p>
          </table:table-cell>
          <table:table-cell office:value-type="string" calcext:value-type="string">
            <text:p>40-16-24.3510N</text:p>
          </table:table-cell>
          <table:table-cell table:formula="of:=LEFT([.E144];2)" office:value-type="string" office:string-value="40" calcext:value-type="string">
            <text:p>40</text:p>
          </table:table-cell>
          <table:table-cell table:formula="of:=MID([.E144];4;2)" office:value-type="string" office:string-value="16" calcext:value-type="string">
            <text:p>16</text:p>
          </table:table-cell>
          <table:table-cell table:formula="of:=MID([.E144];7;5)" office:value-type="string" office:string-value="24.35" calcext:value-type="string">
            <text:p>24.35</text:p>
          </table:table-cell>
          <table:table-cell office:value-type="string" calcext:value-type="string">
            <text:p>086-33-43.8130W</text:p>
          </table:table-cell>
          <table:table-cell table:formula="of:=LEFT([.I144];3)" office:value-type="string" office:string-value="086" calcext:value-type="string">
            <text:p>086</text:p>
          </table:table-cell>
          <table:table-cell table:formula="of:=MID([.I144];5;2)" office:value-type="string" office:string-value="33" calcext:value-type="string">
            <text:p>33</text:p>
          </table:table-cell>
          <table:table-cell table:formula="of:=MID([.I144];8;5)" office:value-type="string" office:string-value="43.81" calcext:value-type="string">
            <text:p>43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F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ANKLIN FLYING FIELD</text:p>
          </table:table-cell>
          <table:table-cell office:value-type="string" calcext:value-type="string">
            <text:p>39-25-35.1800N</text:p>
          </table:table-cell>
          <table:table-cell table:formula="of:=LEFT([.E145];2)" office:value-type="string" office:string-value="39" calcext:value-type="string">
            <text:p>39</text:p>
          </table:table-cell>
          <table:table-cell table:formula="of:=MID([.E145];4;2)" office:value-type="string" office:string-value="25" calcext:value-type="string">
            <text:p>25</text:p>
          </table:table-cell>
          <table:table-cell table:formula="of:=MID([.E145];7;5)" office:value-type="string" office:string-value="35.18" calcext:value-type="string">
            <text:p>35.18</text:p>
          </table:table-cell>
          <table:table-cell office:value-type="string" calcext:value-type="string">
            <text:p>086-03-29.9590W</text:p>
          </table:table-cell>
          <table:table-cell table:formula="of:=LEFT([.I145];3)" office:value-type="string" office:string-value="086" calcext:value-type="string">
            <text:p>086</text:p>
          </table:table-cell>
          <table:table-cell table:formula="of:=MID([.I145];5;2)" office:value-type="string" office:string-value="03" calcext:value-type="string">
            <text:p>03</text:p>
          </table:table-cell>
          <table:table-cell table:formula="of:=MID([.I145];8;5)" office:value-type="string" office:string-value="29.95" calcext:value-type="string">
            <text:p>29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R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ENCH LICK MUNI</text:p>
          </table:table-cell>
          <table:table-cell office:value-type="string" calcext:value-type="string">
            <text:p>38-30-22.4000N</text:p>
          </table:table-cell>
          <table:table-cell table:formula="of:=LEFT([.E146];2)" office:value-type="string" office:string-value="38" calcext:value-type="string">
            <text:p>38</text:p>
          </table:table-cell>
          <table:table-cell table:formula="of:=MID([.E146];4;2)" office:value-type="string" office:string-value="30" calcext:value-type="string">
            <text:p>30</text:p>
          </table:table-cell>
          <table:table-cell table:formula="of:=MID([.E146];7;5)" office:value-type="string" office:string-value="22.40" calcext:value-type="string">
            <text:p>22.40</text:p>
          </table:table-cell>
          <table:table-cell office:value-type="string" calcext:value-type="string">
            <text:p>086-38-13.0000W</text:p>
          </table:table-cell>
          <table:table-cell table:formula="of:=LEFT([.I146];3)" office:value-type="string" office:string-value="086" calcext:value-type="string">
            <text:p>086</text:p>
          </table:table-cell>
          <table:table-cell table:formula="of:=MID([.I146];5;2)" office:value-type="string" office:string-value="38" calcext:value-type="string">
            <text:p>38</text:p>
          </table:table-cell>
          <table:table-cell table:formula="of:=MID([.I146];8;5)" office:value-type="string" office:string-value="13.00" calcext:value-type="string">
            <text:p>13.0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6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TOKA RESERVOIR LANDING AREA</text:p>
          </table:table-cell>
          <table:table-cell office:value-type="string" calcext:value-type="string">
            <text:p>38-26-00.1990N</text:p>
          </table:table-cell>
          <table:table-cell table:formula="of:=LEFT([.E147];2)" office:value-type="string" office:string-value="38" calcext:value-type="string">
            <text:p>38</text:p>
          </table:table-cell>
          <table:table-cell table:formula="of:=MID([.E147];4;2)" office:value-type="string" office:string-value="26" calcext:value-type="string">
            <text:p>26</text:p>
          </table:table-cell>
          <table:table-cell table:formula="of:=MID([.E147];7;5)" office:value-type="string" office:string-value="00.19" calcext:value-type="string">
            <text:p>00.19</text:p>
          </table:table-cell>
          <table:table-cell office:value-type="string" calcext:value-type="string">
            <text:p>086-41-27.9680W</text:p>
          </table:table-cell>
          <table:table-cell table:formula="of:=LEFT([.I147];3)" office:value-type="string" office:string-value="086" calcext:value-type="string">
            <text:p>086</text:p>
          </table:table-cell>
          <table:table-cell table:formula="of:=MID([.I147];5;2)" office:value-type="string" office:string-value="41" calcext:value-type="string">
            <text:p>41</text:p>
          </table:table-cell>
          <table:table-cell table:formula="of:=MID([.I147];8;5)" office:value-type="string" office:string-value="27.96" calcext:value-type="string">
            <text:p>27.9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I6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40-35-03.1380N</text:p>
          </table:table-cell>
          <table:table-cell table:formula="of:=LEFT([.E148];2)" office:value-type="string" office:string-value="40" calcext:value-type="string">
            <text:p>40</text:p>
          </table:table-cell>
          <table:table-cell table:formula="of:=MID([.E148];4;2)" office:value-type="string" office:string-value="35" calcext:value-type="string">
            <text:p>35</text:p>
          </table:table-cell>
          <table:table-cell table:formula="of:=MID([.E148];7;5)" office:value-type="string" office:string-value="03.13" calcext:value-type="string">
            <text:p>03.13</text:p>
          </table:table-cell>
          <table:table-cell office:value-type="string" calcext:value-type="string">
            <text:p>086-15-24.9850W</text:p>
          </table:table-cell>
          <table:table-cell table:formula="of:=LEFT([.I148];3)" office:value-type="string" office:string-value="086" calcext:value-type="string">
            <text:p>086</text:p>
          </table:table-cell>
          <table:table-cell table:formula="of:=MID([.I148];5;2)" office:value-type="string" office:string-value="15" calcext:value-type="string">
            <text:p>15</text:p>
          </table:table-cell>
          <table:table-cell table:formula="of:=MID([.I148];8;5)" office:value-type="string" office:string-value="24.98" calcext:value-type="string">
            <text:p>24.9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Y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ARY/CHICAGO INTL</text:p>
          </table:table-cell>
          <table:table-cell office:value-type="string" calcext:value-type="string">
            <text:p>41-37-02.1000N</text:p>
          </table:table-cell>
          <table:table-cell table:formula="of:=LEFT([.E149];2)" office:value-type="string" office:string-value="41" calcext:value-type="string">
            <text:p>41</text:p>
          </table:table-cell>
          <table:table-cell table:formula="of:=MID([.E149];4;2)" office:value-type="string" office:string-value="37" calcext:value-type="string">
            <text:p>37</text:p>
          </table:table-cell>
          <table:table-cell table:formula="of:=MID([.E149];7;5)" office:value-type="string" office:string-value="02.10" calcext:value-type="string">
            <text:p>02.10</text:p>
          </table:table-cell>
          <table:table-cell office:value-type="string" calcext:value-type="string">
            <text:p>087-24-52.3000W</text:p>
          </table:table-cell>
          <table:table-cell table:formula="of:=LEFT([.I149];3)" office:value-type="string" office:string-value="087" calcext:value-type="string">
            <text:p>087</text:p>
          </table:table-cell>
          <table:table-cell table:formula="of:=MID([.I149];5;2)" office:value-type="string" office:string-value="24" calcext:value-type="string">
            <text:p>24</text:p>
          </table:table-cell>
          <table:table-cell table:formula="of:=MID([.I149];8;5)" office:value-type="string" office:string-value="52.30" calcext:value-type="string">
            <text:p>52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S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OSHEN MUNI</text:p>
          </table:table-cell>
          <table:table-cell office:value-type="string" calcext:value-type="string">
            <text:p>41-31-34.5505N</text:p>
          </table:table-cell>
          <table:table-cell table:formula="of:=LEFT([.E150];2)" office:value-type="string" office:string-value="41" calcext:value-type="string">
            <text:p>41</text:p>
          </table:table-cell>
          <table:table-cell table:formula="of:=MID([.E150];4;2)" office:value-type="string" office:string-value="31" calcext:value-type="string">
            <text:p>31</text:p>
          </table:table-cell>
          <table:table-cell table:formula="of:=MID([.E150];7;5)" office:value-type="string" office:string-value="34.55" calcext:value-type="string">
            <text:p>34.55</text:p>
          </table:table-cell>
          <table:table-cell office:value-type="string" calcext:value-type="string">
            <text:p>085-47-38.9817W</text:p>
          </table:table-cell>
          <table:table-cell table:formula="of:=LEFT([.I150];3)" office:value-type="string" office:string-value="085" calcext:value-type="string">
            <text:p>085</text:p>
          </table:table-cell>
          <table:table-cell table:formula="of:=MID([.I150];5;2)" office:value-type="string" office:string-value="47" calcext:value-type="string">
            <text:p>47</text:p>
          </table:table-cell>
          <table:table-cell table:formula="of:=MID([.I150];8;5)" office:value-type="string" office:string-value="38.98" calcext:value-type="string">
            <text:p>38.9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PC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UTNAM COUNTY RGNL</text:p>
          </table:table-cell>
          <table:table-cell office:value-type="string" calcext:value-type="string">
            <text:p>39-38-00.7000N</text:p>
          </table:table-cell>
          <table:table-cell table:formula="of:=LEFT([.E151];2)" office:value-type="string" office:string-value="39" calcext:value-type="string">
            <text:p>39</text:p>
          </table:table-cell>
          <table:table-cell table:formula="of:=MID([.E151];4;2)" office:value-type="string" office:string-value="38" calcext:value-type="string">
            <text:p>38</text:p>
          </table:table-cell>
          <table:table-cell table:formula="of:=MID([.E151];7;5)" office:value-type="string" office:string-value="00.70" calcext:value-type="string">
            <text:p>00.70</text:p>
          </table:table-cell>
          <table:table-cell office:value-type="string" calcext:value-type="string">
            <text:p>086-48-49.7000W</text:p>
          </table:table-cell>
          <table:table-cell table:formula="of:=LEFT([.I151];3)" office:value-type="string" office:string-value="086" calcext:value-type="string">
            <text:p>086</text:p>
          </table:table-cell>
          <table:table-cell table:formula="of:=MID([.I151];5;2)" office:value-type="string" office:string-value="48" calcext:value-type="string">
            <text:p>48</text:p>
          </table:table-cell>
          <table:table-cell table:formula="of:=MID([.I151];8;5)" office:value-type="string" office:string-value="49.70" calcext:value-type="string">
            <text:p>49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F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PE FIELD</text:p>
          </table:table-cell>
          <table:table-cell office:value-type="string" calcext:value-type="string">
            <text:p>39-47-25.1550N</text:p>
          </table:table-cell>
          <table:table-cell table:formula="of:=LEFT([.E152];2)" office:value-type="string" office:string-value="39" calcext:value-type="string">
            <text:p>39</text:p>
          </table:table-cell>
          <table:table-cell table:formula="of:=MID([.E152];4;2)" office:value-type="string" office:string-value="47" calcext:value-type="string">
            <text:p>47</text:p>
          </table:table-cell>
          <table:table-cell table:formula="of:=MID([.E152];7;5)" office:value-type="string" office:string-value="25.15" calcext:value-type="string">
            <text:p>25.15</text:p>
          </table:table-cell>
          <table:table-cell office:value-type="string" calcext:value-type="string">
            <text:p>085-44-09.9190W</text:p>
          </table:table-cell>
          <table:table-cell table:formula="of:=LEFT([.I152];3)" office:value-type="string" office:string-value="085" calcext:value-type="string">
            <text:p>085</text:p>
          </table:table-cell>
          <table:table-cell table:formula="of:=MID([.I152];5;2)" office:value-type="string" office:string-value="44" calcext:value-type="string">
            <text:p>44</text:p>
          </table:table-cell>
          <table:table-cell table:formula="of:=MID([.I152];8;5)" office:value-type="string" office:string-value="09.91" calcext:value-type="string">
            <text:p>09.9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EENSBURG MUNICIPAL</text:p>
          </table:table-cell>
          <table:table-cell office:value-type="string" calcext:value-type="string">
            <text:p>39-19-36.8800N</text:p>
          </table:table-cell>
          <table:table-cell table:formula="of:=LEFT([.E153];2)" office:value-type="string" office:string-value="39" calcext:value-type="string">
            <text:p>39</text:p>
          </table:table-cell>
          <table:table-cell table:formula="of:=MID([.E153];4;2)" office:value-type="string" office:string-value="19" calcext:value-type="string">
            <text:p>19</text:p>
          </table:table-cell>
          <table:table-cell table:formula="of:=MID([.E153];7;5)" office:value-type="string" office:string-value="36.88" calcext:value-type="string">
            <text:p>36.88</text:p>
          </table:table-cell>
          <table:table-cell office:value-type="string" calcext:value-type="string">
            <text:p>085-31-21.0970W</text:p>
          </table:table-cell>
          <table:table-cell table:formula="of:=LEFT([.I153];3)" office:value-type="string" office:string-value="085" calcext:value-type="string">
            <text:p>085</text:p>
          </table:table-cell>
          <table:table-cell table:formula="of:=MID([.I153];5;2)" office:value-type="string" office:string-value="31" calcext:value-type="string">
            <text:p>31</text:p>
          </table:table-cell>
          <table:table-cell table:formula="of:=MID([.I153];8;5)" office:value-type="string" office:string-value="21.09" calcext:value-type="string">
            <text:p>21.0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5C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FFITH-MERRILLVILLE</text:p>
          </table:table-cell>
          <table:table-cell office:value-type="string" calcext:value-type="string">
            <text:p>41-31-11.4276N</text:p>
          </table:table-cell>
          <table:table-cell table:formula="of:=LEFT([.E154];2)" office:value-type="string" office:string-value="41" calcext:value-type="string">
            <text:p>41</text:p>
          </table:table-cell>
          <table:table-cell table:formula="of:=MID([.E154];4;2)" office:value-type="string" office:string-value="31" calcext:value-type="string">
            <text:p>31</text:p>
          </table:table-cell>
          <table:table-cell table:formula="of:=MID([.E154];7;5)" office:value-type="string" office:string-value="11.42" calcext:value-type="string">
            <text:p>11.42</text:p>
          </table:table-cell>
          <table:table-cell office:value-type="string" calcext:value-type="string">
            <text:p>087-23-58.2287W</text:p>
          </table:table-cell>
          <table:table-cell table:formula="of:=LEFT([.I154];3)" office:value-type="string" office:string-value="087" calcext:value-type="string">
            <text:p>087</text:p>
          </table:table-cell>
          <table:table-cell table:formula="of:=MID([.I154];5;2)" office:value-type="string" office:string-value="23" calcext:value-type="string">
            <text:p>23</text:p>
          </table:table-cell>
          <table:table-cell table:formula="of:=MID([.I154];8;5)" office:value-type="string" office:string-value="58.22" calcext:value-type="string">
            <text:p>58.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39-53-21.0000N</text:p>
          </table:table-cell>
          <table:table-cell table:formula="of:=LEFT([.E155];2)" office:value-type="string" office:string-value="39" calcext:value-type="string">
            <text:p>39</text:p>
          </table:table-cell>
          <table:table-cell table:formula="of:=MID([.E155];4;2)" office:value-type="string" office:string-value="53" calcext:value-type="string">
            <text:p>53</text:p>
          </table:table-cell>
          <table:table-cell table:formula="of:=MID([.E155];7;5)" office:value-type="string" office:string-value="21.00" calcext:value-type="string">
            <text:p>21.00</text:p>
          </table:table-cell>
          <table:table-cell office:value-type="string" calcext:value-type="string">
            <text:p>085-09-48.0000W</text:p>
          </table:table-cell>
          <table:table-cell table:formula="of:=LEFT([.I155];3)" office:value-type="string" office:string-value="085" calcext:value-type="string">
            <text:p>085</text:p>
          </table:table-cell>
          <table:table-cell table:formula="of:=MID([.I155];5;2)" office:value-type="string" office:string-value="09" calcext:value-type="string">
            <text:p>09</text:p>
          </table:table-cell>
          <table:table-cell table:formula="of:=MID([.I155];8;5)" office:value-type="string" office:string-value="48.00" calcext:value-type="string">
            <text:p>48.00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II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ILBUR WRIGHT BIRTHPLACE</text:p>
          </table:table-cell>
          <table:table-cell office:value-type="string" calcext:value-type="string">
            <text:p>39-57-15.0000N</text:p>
          </table:table-cell>
          <table:table-cell table:formula="of:=LEFT([.E156];2)" office:value-type="string" office:string-value="39" calcext:value-type="string">
            <text:p>39</text:p>
          </table:table-cell>
          <table:table-cell table:formula="of:=MID([.E156];4;2)" office:value-type="string" office:string-value="57" calcext:value-type="string">
            <text:p>57</text:p>
          </table:table-cell>
          <table:table-cell table:formula="of:=MID([.E156];7;5)" office:value-type="string" office:string-value="15.00" calcext:value-type="string">
            <text:p>15.00</text:p>
          </table:table-cell>
          <table:table-cell office:value-type="string" calcext:value-type="string">
            <text:p>085-14-36.0000W</text:p>
          </table:table-cell>
          <table:table-cell table:formula="of:=LEFT([.I156];3)" office:value-type="string" office:string-value="085" calcext:value-type="string">
            <text:p>085</text:p>
          </table:table-cell>
          <table:table-cell table:formula="of:=MID([.I156];5;2)" office:value-type="string" office:string-value="14" calcext:value-type="string">
            <text:p>14</text:p>
          </table:table-cell>
          <table:table-cell table:formula="of:=MID([.I156];8;5)" office:value-type="string" office:string-value="36.00" calcext:value-type="string">
            <text:p>36.0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F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AMILTON LAKE</text:p>
          </table:table-cell>
          <table:table-cell office:value-type="string" calcext:value-type="string">
            <text:p>41-33-08.0000N</text:p>
          </table:table-cell>
          <table:table-cell table:formula="of:=LEFT([.E157];2)" office:value-type="string" office:string-value="41" calcext:value-type="string">
            <text:p>41</text:p>
          </table:table-cell>
          <table:table-cell table:formula="of:=MID([.E157];4;2)" office:value-type="string" office:string-value="33" calcext:value-type="string">
            <text:p>33</text:p>
          </table:table-cell>
          <table:table-cell table:formula="of:=MID([.E157];7;5)" office:value-type="string" office:string-value="08.00" calcext:value-type="string">
            <text:p>08.00</text:p>
          </table:table-cell>
          <table:table-cell office:value-type="string" calcext:value-type="string">
            <text:p>084-55-02.0000W</text:p>
          </table:table-cell>
          <table:table-cell table:formula="of:=LEFT([.I157];3)" office:value-type="string" office:string-value="084" calcext:value-type="string">
            <text:p>084</text:p>
          </table:table-cell>
          <table:table-cell table:formula="of:=MID([.I157];5;2)" office:value-type="string" office:string-value="55" calcext:value-type="string">
            <text:p>55</text:p>
          </table:table-cell>
          <table:table-cell table:formula="of:=MID([.I157];8;5)" office:value-type="string" office:string-value="02.00" calcext:value-type="string">
            <text:p>0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4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EE BOTTOM</text:p>
          </table:table-cell>
          <table:table-cell office:value-type="string" calcext:value-type="string">
            <text:p>38-37-53.1900N</text:p>
          </table:table-cell>
          <table:table-cell table:formula="of:=LEFT([.E158];2)" office:value-type="string" office:string-value="38" calcext:value-type="string">
            <text:p>38</text:p>
          </table:table-cell>
          <table:table-cell table:formula="of:=MID([.E158];4;2)" office:value-type="string" office:string-value="37" calcext:value-type="string">
            <text:p>37</text:p>
          </table:table-cell>
          <table:table-cell table:formula="of:=MID([.E158];7;5)" office:value-type="string" office:string-value="53.19" calcext:value-type="string">
            <text:p>53.19</text:p>
          </table:table-cell>
          <table:table-cell office:value-type="string" calcext:value-type="string">
            <text:p>085-26-36.3100W</text:p>
          </table:table-cell>
          <table:table-cell table:formula="of:=LEFT([.I158];3)" office:value-type="string" office:string-value="085" calcext:value-type="string">
            <text:p>085</text:p>
          </table:table-cell>
          <table:table-cell table:formula="of:=MID([.I158];5;2)" office:value-type="string" office:string-value="26" calcext:value-type="string">
            <text:p>26</text:p>
          </table:table-cell>
          <table:table-cell table:formula="of:=MID([.I158];8;5)" office:value-type="string" office:string-value="36.31" calcext:value-type="string">
            <text:p>36.3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H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OBART SKY RANCH</text:p>
          </table:table-cell>
          <table:table-cell office:value-type="string" calcext:value-type="string">
            <text:p>41-33-15.1320N</text:p>
          </table:table-cell>
          <table:table-cell table:formula="of:=LEFT([.E159];2)" office:value-type="string" office:string-value="41" calcext:value-type="string">
            <text:p>41</text:p>
          </table:table-cell>
          <table:table-cell table:formula="of:=MID([.E159];4;2)" office:value-type="string" office:string-value="33" calcext:value-type="string">
            <text:p>33</text:p>
          </table:table-cell>
          <table:table-cell table:formula="of:=MID([.E159];7;5)" office:value-type="string" office:string-value="15.13" calcext:value-type="string">
            <text:p>15.13</text:p>
          </table:table-cell>
          <table:table-cell office:value-type="string" calcext:value-type="string">
            <text:p>087-15-45.1290W</text:p>
          </table:table-cell>
          <table:table-cell table:formula="of:=LEFT([.I159];3)" office:value-type="string" office:string-value="087" calcext:value-type="string">
            <text:p>087</text:p>
          </table:table-cell>
          <table:table-cell table:formula="of:=MID([.I159];5;2)" office:value-type="string" office:string-value="15" calcext:value-type="string">
            <text:p>15</text:p>
          </table:table-cell>
          <table:table-cell table:formula="of:=MID([.I159];8;5)" office:value-type="string" office:string-value="45.12" calcext:value-type="string">
            <text:p>45.1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N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UNTINGBURG</text:p>
          </table:table-cell>
          <table:table-cell office:value-type="string" calcext:value-type="string">
            <text:p>38-14-56.5000N</text:p>
          </table:table-cell>
          <table:table-cell table:formula="of:=LEFT([.E160];2)" office:value-type="string" office:string-value="38" calcext:value-type="string">
            <text:p>38</text:p>
          </table:table-cell>
          <table:table-cell table:formula="of:=MID([.E160];4;2)" office:value-type="string" office:string-value="14" calcext:value-type="string">
            <text:p>14</text:p>
          </table:table-cell>
          <table:table-cell table:formula="of:=MID([.E160];7;5)" office:value-type="string" office:string-value="56.50" calcext:value-type="string">
            <text:p>56.50</text:p>
          </table:table-cell>
          <table:table-cell office:value-type="string" calcext:value-type="string">
            <text:p>086-57-13.3000W</text:p>
          </table:table-cell>
          <table:table-cell table:formula="of:=LEFT([.I160];3)" office:value-type="string" office:string-value="086" calcext:value-type="string">
            <text:p>086</text:p>
          </table:table-cell>
          <table:table-cell table:formula="of:=MID([.I160];5;2)" office:value-type="string" office:string-value="57" calcext:value-type="string">
            <text:p>57</text:p>
          </table:table-cell>
          <table:table-cell table:formula="of:=MID([.I160];8;5)" office:value-type="string" office:string-value="13.30" calcext:value-type="string">
            <text:p>1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HG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UNTINGTON MUNI</text:p>
          </table:table-cell>
          <table:table-cell office:value-type="string" calcext:value-type="string">
            <text:p>40-51-10.5000N</text:p>
          </table:table-cell>
          <table:table-cell table:formula="of:=LEFT([.E161];2)" office:value-type="string" office:string-value="40" calcext:value-type="string">
            <text:p>40</text:p>
          </table:table-cell>
          <table:table-cell table:formula="of:=MID([.E161];4;2)" office:value-type="string" office:string-value="51" calcext:value-type="string">
            <text:p>51</text:p>
          </table:table-cell>
          <table:table-cell table:formula="of:=MID([.E161];7;5)" office:value-type="string" office:string-value="10.50" calcext:value-type="string">
            <text:p>10.50</text:p>
          </table:table-cell>
          <table:table-cell office:value-type="string" calcext:value-type="string">
            <text:p>085-27-25.4000W</text:p>
          </table:table-cell>
          <table:table-cell table:formula="of:=LEFT([.I161];3)" office:value-type="string" office:string-value="085" calcext:value-type="string">
            <text:p>085</text:p>
          </table:table-cell>
          <table:table-cell table:formula="of:=MID([.I161];5;2)" office:value-type="string" office:string-value="27" calcext:value-type="string">
            <text:p>27</text:p>
          </table:table-cell>
          <table:table-cell table:formula="of:=MID([.I161];8;5)" office:value-type="string" office:string-value="25.40" calcext:value-type="string">
            <text:p>25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AGLE CREEK AIRPARK</text:p>
          </table:table-cell>
          <table:table-cell office:value-type="string" calcext:value-type="string">
            <text:p>39-49-50.5827N</text:p>
          </table:table-cell>
          <table:table-cell table:formula="of:=LEFT([.E162];2)" office:value-type="string" office:string-value="39" calcext:value-type="string">
            <text:p>39</text:p>
          </table:table-cell>
          <table:table-cell table:formula="of:=MID([.E162];4;2)" office:value-type="string" office:string-value="49" calcext:value-type="string">
            <text:p>49</text:p>
          </table:table-cell>
          <table:table-cell table:formula="of:=MID([.E162];7;5)" office:value-type="string" office:string-value="50.58" calcext:value-type="string">
            <text:p>50.58</text:p>
          </table:table-cell>
          <table:table-cell office:value-type="string" calcext:value-type="string">
            <text:p>086-17-39.7887W</text:p>
          </table:table-cell>
          <table:table-cell table:formula="of:=LEFT([.I162];3)" office:value-type="string" office:string-value="086" calcext:value-type="string">
            <text:p>086</text:p>
          </table:table-cell>
          <table:table-cell table:formula="of:=MID([.I162];5;2)" office:value-type="string" office:string-value="17" calcext:value-type="string">
            <text:p>17</text:p>
          </table:table-cell>
          <table:table-cell table:formula="of:=MID([.I162];8;5)" office:value-type="string" office:string-value="39.78" calcext:value-type="string">
            <text:p>39.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F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EENWOOD MUNI</text:p>
          </table:table-cell>
          <table:table-cell office:value-type="string" calcext:value-type="string">
            <text:p>39-37-39.4000N</text:p>
          </table:table-cell>
          <table:table-cell table:formula="of:=LEFT([.E163];2)" office:value-type="string" office:string-value="39" calcext:value-type="string">
            <text:p>39</text:p>
          </table:table-cell>
          <table:table-cell table:formula="of:=MID([.E163];4;2)" office:value-type="string" office:string-value="37" calcext:value-type="string">
            <text:p>37</text:p>
          </table:table-cell>
          <table:table-cell table:formula="of:=MID([.E163];7;5)" office:value-type="string" office:string-value="39.40" calcext:value-type="string">
            <text:p>39.40</text:p>
          </table:table-cell>
          <table:table-cell office:value-type="string" calcext:value-type="string">
            <text:p>086-05-16.9000W</text:p>
          </table:table-cell>
          <table:table-cell table:formula="of:=LEFT([.I163];3)" office:value-type="string" office:string-value="086" calcext:value-type="string">
            <text:p>086</text:p>
          </table:table-cell>
          <table:table-cell table:formula="of:=MID([.I163];5;2)" office:value-type="string" office:string-value="05" calcext:value-type="string">
            <text:p>05</text:p>
          </table:table-cell>
          <table:table-cell table:formula="of:=MID([.I163];8;5)" office:value-type="string" office:string-value="16.90" calcext:value-type="string">
            <text:p>16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R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HENDRICKS COUNTY-GORDON GRAHAM FLD</text:p>
          </table:table-cell>
          <table:table-cell office:value-type="string" calcext:value-type="string">
            <text:p>39-44-48.4000N</text:p>
          </table:table-cell>
          <table:table-cell table:formula="of:=LEFT([.E164];2)" office:value-type="string" office:string-value="39" calcext:value-type="string">
            <text:p>39</text:p>
          </table:table-cell>
          <table:table-cell table:formula="of:=MID([.E164];4;2)" office:value-type="string" office:string-value="44" calcext:value-type="string">
            <text:p>44</text:p>
          </table:table-cell>
          <table:table-cell table:formula="of:=MID([.E164];7;5)" office:value-type="string" office:string-value="48.40" calcext:value-type="string">
            <text:p>48.40</text:p>
          </table:table-cell>
          <table:table-cell office:value-type="string" calcext:value-type="string">
            <text:p>086-28-30.6000W</text:p>
          </table:table-cell>
          <table:table-cell table:formula="of:=LEFT([.I164];3)" office:value-type="string" office:string-value="086" calcext:value-type="string">
            <text:p>086</text:p>
          </table:table-cell>
          <table:table-cell table:formula="of:=MID([.I164];5;2)" office:value-type="string" office:string-value="28" calcext:value-type="string">
            <text:p>28</text:p>
          </table:table-cell>
          <table:table-cell table:formula="of:=MID([.I164];8;5)" office:value-type="string" office:string-value="30.60" calcext:value-type="string">
            <text:p>30.60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8A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DOWNTOWN</text:p>
          </table:table-cell>
          <table:table-cell office:value-type="string" calcext:value-type="string">
            <text:p>39-45-57.1550N</text:p>
          </table:table-cell>
          <table:table-cell table:formula="of:=LEFT([.E165];2)" office:value-type="string" office:string-value="39" calcext:value-type="string">
            <text:p>39</text:p>
          </table:table-cell>
          <table:table-cell table:formula="of:=MID([.E165];4;2)" office:value-type="string" office:string-value="45" calcext:value-type="string">
            <text:p>45</text:p>
          </table:table-cell>
          <table:table-cell table:formula="of:=MID([.E165];7;5)" office:value-type="string" office:string-value="57.15" calcext:value-type="string">
            <text:p>57.15</text:p>
          </table:table-cell>
          <table:table-cell office:value-type="string" calcext:value-type="string">
            <text:p>086-08-55.9500W</text:p>
          </table:table-cell>
          <table:table-cell table:formula="of:=LEFT([.I165];3)" office:value-type="string" office:string-value="086" calcext:value-type="string">
            <text:p>086</text:p>
          </table:table-cell>
          <table:table-cell table:formula="of:=MID([.I165];5;2)" office:value-type="string" office:string-value="08" calcext:value-type="string">
            <text:p>08</text:p>
          </table:table-cell>
          <table:table-cell table:formula="of:=MID([.I165];8;5)" office:value-type="string" office:string-value="55.95" calcext:value-type="string">
            <text:p>55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YQ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EXECUTIVE</text:p>
          </table:table-cell>
          <table:table-cell office:value-type="string" calcext:value-type="string">
            <text:p>40-01-50.4000N</text:p>
          </table:table-cell>
          <table:table-cell table:formula="of:=LEFT([.E166];2)" office:value-type="string" office:string-value="40" calcext:value-type="string">
            <text:p>40</text:p>
          </table:table-cell>
          <table:table-cell table:formula="of:=MID([.E166];4;2)" office:value-type="string" office:string-value="01" calcext:value-type="string">
            <text:p>01</text:p>
          </table:table-cell>
          <table:table-cell table:formula="of:=MID([.E166];7;5)" office:value-type="string" office:string-value="50.40" calcext:value-type="string">
            <text:p>50.40</text:p>
          </table:table-cell>
          <table:table-cell office:value-type="string" calcext:value-type="string">
            <text:p>086-15-05.2000W</text:p>
          </table:table-cell>
          <table:table-cell table:formula="of:=LEFT([.I166];3)" office:value-type="string" office:string-value="086" calcext:value-type="string">
            <text:p>086</text:p>
          </table:table-cell>
          <table:table-cell table:formula="of:=MID([.I166];5;2)" office:value-type="string" office:string-value="15" calcext:value-type="string">
            <text:p>15</text:p>
          </table:table-cell>
          <table:table-cell table:formula="of:=MID([.I166];8;5)" office:value-type="string" office:string-value="05.20" calcext:value-type="string">
            <text:p>05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INTL</text:p>
          </table:table-cell>
          <table:table-cell office:value-type="string" calcext:value-type="string">
            <text:p>39-43-02.3000N</text:p>
          </table:table-cell>
          <table:table-cell table:formula="of:=LEFT([.E167];2)" office:value-type="string" office:string-value="39" calcext:value-type="string">
            <text:p>39</text:p>
          </table:table-cell>
          <table:table-cell table:formula="of:=MID([.E167];4;2)" office:value-type="string" office:string-value="43" calcext:value-type="string">
            <text:p>43</text:p>
          </table:table-cell>
          <table:table-cell table:formula="of:=MID([.E167];7;5)" office:value-type="string" office:string-value="02.30" calcext:value-type="string">
            <text:p>02.30</text:p>
          </table:table-cell>
          <table:table-cell office:value-type="string" calcext:value-type="string">
            <text:p>086-17-40.7000W</text:p>
          </table:table-cell>
          <table:table-cell table:formula="of:=LEFT([.I167];3)" office:value-type="string" office:string-value="086" calcext:value-type="string">
            <text:p>086</text:p>
          </table:table-cell>
          <table:table-cell table:formula="of:=MID([.I167];5;2)" office:value-type="string" office:string-value="17" calcext:value-type="string">
            <text:p>17</text:p>
          </table:table-cell>
          <table:table-cell table:formula="of:=MID([.I167];8;5)" office:value-type="string" office:string-value="40.70" calcext:value-type="string">
            <text:p>40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METROPOLITAN</text:p>
          </table:table-cell>
          <table:table-cell office:value-type="string" calcext:value-type="string">
            <text:p>39-56-07.4345N</text:p>
          </table:table-cell>
          <table:table-cell table:formula="of:=LEFT([.E168];2)" office:value-type="string" office:string-value="39" calcext:value-type="string">
            <text:p>39</text:p>
          </table:table-cell>
          <table:table-cell table:formula="of:=MID([.E168];4;2)" office:value-type="string" office:string-value="56" calcext:value-type="string">
            <text:p>56</text:p>
          </table:table-cell>
          <table:table-cell table:formula="of:=MID([.E168];7;5)" office:value-type="string" office:string-value="07.43" calcext:value-type="string">
            <text:p>07.43</text:p>
          </table:table-cell>
          <table:table-cell office:value-type="string" calcext:value-type="string">
            <text:p>086-02-42.2438W</text:p>
          </table:table-cell>
          <table:table-cell table:formula="of:=LEFT([.I168];3)" office:value-type="string" office:string-value="086" calcext:value-type="string">
            <text:p>086</text:p>
          </table:table-cell>
          <table:table-cell table:formula="of:=MID([.I168];5;2)" office:value-type="string" office:string-value="02" calcext:value-type="string">
            <text:p>02</text:p>
          </table:table-cell>
          <table:table-cell table:formula="of:=MID([.I168];8;5)" office:value-type="string" office:string-value="42.24" calcext:value-type="string">
            <text:p>42.2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QJ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 RGNL</text:p>
          </table:table-cell>
          <table:table-cell office:value-type="string" calcext:value-type="string">
            <text:p>39-50-35.3000N</text:p>
          </table:table-cell>
          <table:table-cell table:formula="of:=LEFT([.E169];2)" office:value-type="string" office:string-value="39" calcext:value-type="string">
            <text:p>39</text:p>
          </table:table-cell>
          <table:table-cell table:formula="of:=MID([.E169];4;2)" office:value-type="string" office:string-value="50" calcext:value-type="string">
            <text:p>50</text:p>
          </table:table-cell>
          <table:table-cell table:formula="of:=MID([.E169];7;5)" office:value-type="string" office:string-value="35.30" calcext:value-type="string">
            <text:p>35.30</text:p>
          </table:table-cell>
          <table:table-cell office:value-type="string" calcext:value-type="string">
            <text:p>085-53-51.8000W</text:p>
          </table:table-cell>
          <table:table-cell table:formula="of:=LEFT([.I169];3)" office:value-type="string" office:string-value="085" calcext:value-type="string">
            <text:p>085</text:p>
          </table:table-cell>
          <table:table-cell table:formula="of:=MID([.I169];5;2)" office:value-type="string" office:string-value="53" calcext:value-type="string">
            <text:p>53</text:p>
          </table:table-cell>
          <table:table-cell table:formula="of:=MID([.I169];8;5)" office:value-type="string" office:string-value="51.80" calcext:value-type="string">
            <text:p>51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L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ST-AIR</text:p>
          </table:table-cell>
          <table:table-cell office:value-type="string" calcext:value-type="string">
            <text:p>39-45-00.1540N</text:p>
          </table:table-cell>
          <table:table-cell table:formula="of:=LEFT([.E170];2)" office:value-type="string" office:string-value="39" calcext:value-type="string">
            <text:p>39</text:p>
          </table:table-cell>
          <table:table-cell table:formula="of:=MID([.E170];4;2)" office:value-type="string" office:string-value="45" calcext:value-type="string">
            <text:p>45</text:p>
          </table:table-cell>
          <table:table-cell table:formula="of:=MID([.E170];7;5)" office:value-type="string" office:string-value="00.15" calcext:value-type="string">
            <text:p>00.15</text:p>
          </table:table-cell>
          <table:table-cell office:value-type="string" calcext:value-type="string">
            <text:p>086-00-49.9360W</text:p>
          </table:table-cell>
          <table:table-cell table:formula="of:=LEFT([.I170];3)" office:value-type="string" office:string-value="086" calcext:value-type="string">
            <text:p>086</text:p>
          </table:table-cell>
          <table:table-cell table:formula="of:=MID([.I170];5;2)" office:value-type="string" office:string-value="00" calcext:value-type="string">
            <text:p>00</text:p>
          </table:table-cell>
          <table:table-cell table:formula="of:=MID([.I170];8;5)" office:value-type="string" office:string-value="49.93" calcext:value-type="string">
            <text:p>49.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V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LARK RGNL</text:p>
          </table:table-cell>
          <table:table-cell office:value-type="string" calcext:value-type="string">
            <text:p>38-21-55.5000N</text:p>
          </table:table-cell>
          <table:table-cell table:formula="of:=LEFT([.E171];2)" office:value-type="string" office:string-value="38" calcext:value-type="string">
            <text:p>38</text:p>
          </table:table-cell>
          <table:table-cell table:formula="of:=MID([.E171];4;2)" office:value-type="string" office:string-value="21" calcext:value-type="string">
            <text:p>21</text:p>
          </table:table-cell>
          <table:table-cell table:formula="of:=MID([.E171];7;5)" office:value-type="string" office:string-value="55.50" calcext:value-type="string">
            <text:p>55.50</text:p>
          </table:table-cell>
          <table:table-cell office:value-type="string" calcext:value-type="string">
            <text:p>085-44-17.5000W</text:p>
          </table:table-cell>
          <table:table-cell table:formula="of:=LEFT([.I171];3)" office:value-type="string" office:string-value="085" calcext:value-type="string">
            <text:p>085</text:p>
          </table:table-cell>
          <table:table-cell table:formula="of:=MID([.I171];5;2)" office:value-type="string" office:string-value="44" calcext:value-type="string">
            <text:p>44</text:p>
          </table:table-cell>
          <table:table-cell table:formula="of:=MID([.I171];8;5)" office:value-type="string" office:string-value="17.50" calcext:value-type="string">
            <text:p>17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6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ENDALLVILLE MUNI</text:p>
          </table:table-cell>
          <table:table-cell office:value-type="string" calcext:value-type="string">
            <text:p>41-28-21.7790N</text:p>
          </table:table-cell>
          <table:table-cell table:formula="of:=LEFT([.E172];2)" office:value-type="string" office:string-value="41" calcext:value-type="string">
            <text:p>41</text:p>
          </table:table-cell>
          <table:table-cell table:formula="of:=MID([.E172];4;2)" office:value-type="string" office:string-value="28" calcext:value-type="string">
            <text:p>28</text:p>
          </table:table-cell>
          <table:table-cell table:formula="of:=MID([.E172];7;5)" office:value-type="string" office:string-value="21.77" calcext:value-type="string">
            <text:p>21.77</text:p>
          </table:table-cell>
          <table:table-cell office:value-type="string" calcext:value-type="string">
            <text:p>085-15-38.9100W</text:p>
          </table:table-cell>
          <table:table-cell table:formula="of:=LEFT([.I172];3)" office:value-type="string" office:string-value="085" calcext:value-type="string">
            <text:p>085</text:p>
          </table:table-cell>
          <table:table-cell table:formula="of:=MID([.I172];5;2)" office:value-type="string" office:string-value="15" calcext:value-type="string">
            <text:p>15</text:p>
          </table:table-cell>
          <table:table-cell table:formula="of:=MID([.I172];8;5)" office:value-type="string" office:string-value="38.91" calcext:value-type="string">
            <text:p>38.9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0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ENTLAND MUNI</text:p>
          </table:table-cell>
          <table:table-cell office:value-type="string" calcext:value-type="string">
            <text:p>40-45-31.4724N</text:p>
          </table:table-cell>
          <table:table-cell table:formula="of:=LEFT([.E173];2)" office:value-type="string" office:string-value="40" calcext:value-type="string">
            <text:p>40</text:p>
          </table:table-cell>
          <table:table-cell table:formula="of:=MID([.E173];4;2)" office:value-type="string" office:string-value="45" calcext:value-type="string">
            <text:p>45</text:p>
          </table:table-cell>
          <table:table-cell table:formula="of:=MID([.E173];7;5)" office:value-type="string" office:string-value="31.47" calcext:value-type="string">
            <text:p>31.47</text:p>
          </table:table-cell>
          <table:table-cell office:value-type="string" calcext:value-type="string">
            <text:p>087-25-44.8511W</text:p>
          </table:table-cell>
          <table:table-cell table:formula="of:=LEFT([.I173];3)" office:value-type="string" office:string-value="087" calcext:value-type="string">
            <text:p>087</text:p>
          </table:table-cell>
          <table:table-cell table:formula="of:=MID([.I173];5;2)" office:value-type="string" office:string-value="25" calcext:value-type="string">
            <text:p>25</text:p>
          </table:table-cell>
          <table:table-cell table:formula="of:=MID([.I173];8;5)" office:value-type="string" office:string-value="44.85" calcext:value-type="string">
            <text:p>44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X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TARKE COUNTY</text:p>
          </table:table-cell>
          <table:table-cell office:value-type="string" calcext:value-type="string">
            <text:p>41-19-48.7000N</text:p>
          </table:table-cell>
          <table:table-cell table:formula="of:=LEFT([.E174];2)" office:value-type="string" office:string-value="41" calcext:value-type="string">
            <text:p>41</text:p>
          </table:table-cell>
          <table:table-cell table:formula="of:=MID([.E174];4;2)" office:value-type="string" office:string-value="19" calcext:value-type="string">
            <text:p>19</text:p>
          </table:table-cell>
          <table:table-cell table:formula="of:=MID([.E174];7;5)" office:value-type="string" office:string-value="48.70" calcext:value-type="string">
            <text:p>48.70</text:p>
          </table:table-cell>
          <table:table-cell office:value-type="string" calcext:value-type="string">
            <text:p>086-39-53.3000W</text:p>
          </table:table-cell>
          <table:table-cell table:formula="of:=LEFT([.I174];3)" office:value-type="string" office:string-value="086" calcext:value-type="string">
            <text:p>086</text:p>
          </table:table-cell>
          <table:table-cell table:formula="of:=MID([.I174];5;2)" office:value-type="string" office:string-value="39" calcext:value-type="string">
            <text:p>39</text:p>
          </table:table-cell>
          <table:table-cell table:formula="of:=MID([.I174];8;5)" office:value-type="string" office:string-value="53.30" calcext:value-type="string">
            <text:p>5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I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LENNDALE</text:p>
          </table:table-cell>
          <table:table-cell office:value-type="string" calcext:value-type="string">
            <text:p>40-26-00.1350N</text:p>
          </table:table-cell>
          <table:table-cell table:formula="of:=LEFT([.E175];2)" office:value-type="string" office:string-value="40" calcext:value-type="string">
            <text:p>40</text:p>
          </table:table-cell>
          <table:table-cell table:formula="of:=MID([.E175];4;2)" office:value-type="string" office:string-value="26" calcext:value-type="string">
            <text:p>26</text:p>
          </table:table-cell>
          <table:table-cell table:formula="of:=MID([.E175];7;5)" office:value-type="string" office:string-value="00.13" calcext:value-type="string">
            <text:p>00.13</text:p>
          </table:table-cell>
          <table:table-cell office:value-type="string" calcext:value-type="string">
            <text:p>086-12-11.9780W</text:p>
          </table:table-cell>
          <table:table-cell table:formula="of:=LEFT([.I175];3)" office:value-type="string" office:string-value="086" calcext:value-type="string">
            <text:p>086</text:p>
          </table:table-cell>
          <table:table-cell table:formula="of:=MID([.I175];5;2)" office:value-type="string" office:string-value="12" calcext:value-type="string">
            <text:p>12</text:p>
          </table:table-cell>
          <table:table-cell table:formula="of:=MID([.I175];8;5)" office:value-type="string" office:string-value="11.97" calcext:value-type="string">
            <text:p>11.9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K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KOKOMO MUNI</text:p>
          </table:table-cell>
          <table:table-cell office:value-type="string" calcext:value-type="string">
            <text:p>40-31-39.5609N</text:p>
          </table:table-cell>
          <table:table-cell table:formula="of:=LEFT([.E176];2)" office:value-type="string" office:string-value="40" calcext:value-type="string">
            <text:p>40</text:p>
          </table:table-cell>
          <table:table-cell table:formula="of:=MID([.E176];4;2)" office:value-type="string" office:string-value="31" calcext:value-type="string">
            <text:p>31</text:p>
          </table:table-cell>
          <table:table-cell table:formula="of:=MID([.E176];7;5)" office:value-type="string" office:string-value="39.56" calcext:value-type="string">
            <text:p>39.56</text:p>
          </table:table-cell>
          <table:table-cell office:value-type="string" calcext:value-type="string">
            <text:p>086-03-35.0546W</text:p>
          </table:table-cell>
          <table:table-cell table:formula="of:=LEFT([.I176];3)" office:value-type="string" office:string-value="086" calcext:value-type="string">
            <text:p>086</text:p>
          </table:table-cell>
          <table:table-cell table:formula="of:=MID([.I176];5;2)" office:value-type="string" office:string-value="03" calcext:value-type="string">
            <text:p>03</text:p>
          </table:table-cell>
          <table:table-cell table:formula="of:=MID([.I176];8;5)" office:value-type="string" office:string-value="35.05" calcext:value-type="string">
            <text:p>35.0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P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 PORTE MUNI</text:p>
          </table:table-cell>
          <table:table-cell office:value-type="string" calcext:value-type="string">
            <text:p>41-34-20.9000N</text:p>
          </table:table-cell>
          <table:table-cell table:formula="of:=LEFT([.E177];2)" office:value-type="string" office:string-value="41" calcext:value-type="string">
            <text:p>41</text:p>
          </table:table-cell>
          <table:table-cell table:formula="of:=MID([.E177];4;2)" office:value-type="string" office:string-value="34" calcext:value-type="string">
            <text:p>34</text:p>
          </table:table-cell>
          <table:table-cell table:formula="of:=MID([.E177];7;5)" office:value-type="string" office:string-value="20.90" calcext:value-type="string">
            <text:p>20.90</text:p>
          </table:table-cell>
          <table:table-cell office:value-type="string" calcext:value-type="string">
            <text:p>086-44-04.2990W</text:p>
          </table:table-cell>
          <table:table-cell table:formula="of:=LEFT([.I177];3)" office:value-type="string" office:string-value="086" calcext:value-type="string">
            <text:p>086</text:p>
          </table:table-cell>
          <table:table-cell table:formula="of:=MID([.I177];5;2)" office:value-type="string" office:string-value="44" calcext:value-type="string">
            <text:p>44</text:p>
          </table:table-cell>
          <table:table-cell table:formula="of:=MID([.I177];8;5)" office:value-type="string" office:string-value="04.29" calcext:value-type="string">
            <text:p>04.2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AF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40-24-44.3000N</text:p>
          </table:table-cell>
          <table:table-cell table:formula="of:=LEFT([.E178];2)" office:value-type="string" office:string-value="40" calcext:value-type="string">
            <text:p>40</text:p>
          </table:table-cell>
          <table:table-cell table:formula="of:=MID([.E178];4;2)" office:value-type="string" office:string-value="24" calcext:value-type="string">
            <text:p>24</text:p>
          </table:table-cell>
          <table:table-cell table:formula="of:=MID([.E178];7;5)" office:value-type="string" office:string-value="44.30" calcext:value-type="string">
            <text:p>44.30</text:p>
          </table:table-cell>
          <table:table-cell office:value-type="string" calcext:value-type="string">
            <text:p>086-56-12.8000W</text:p>
          </table:table-cell>
          <table:table-cell table:formula="of:=LEFT([.I178];3)" office:value-type="string" office:string-value="086" calcext:value-type="string">
            <text:p>086</text:p>
          </table:table-cell>
          <table:table-cell table:formula="of:=MID([.I178];5;2)" office:value-type="string" office:string-value="56" calcext:value-type="string">
            <text:p>56</text:p>
          </table:table-cell>
          <table:table-cell table:formula="of:=MID([.I178];8;5)" office:value-type="string" office:string-value="12.80" calcext:value-type="string">
            <text:p>12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9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VILLAGE</text:p>
          </table:table-cell>
          <table:table-cell office:value-type="string" calcext:value-type="string">
            <text:p>41-09-00.1240N</text:p>
          </table:table-cell>
          <table:table-cell table:formula="of:=LEFT([.E179];2)" office:value-type="string" office:string-value="41" calcext:value-type="string">
            <text:p>41</text:p>
          </table:table-cell>
          <table:table-cell table:formula="of:=MID([.E179];4;2)" office:value-type="string" office:string-value="09" calcext:value-type="string">
            <text:p>09</text:p>
          </table:table-cell>
          <table:table-cell table:formula="of:=MID([.E179];7;5)" office:value-type="string" office:string-value="00.12" calcext:value-type="string">
            <text:p>00.12</text:p>
          </table:table-cell>
          <table:table-cell office:value-type="string" calcext:value-type="string">
            <text:p>087-27-45.1180W</text:p>
          </table:table-cell>
          <table:table-cell table:formula="of:=LEFT([.I179];3)" office:value-type="string" office:string-value="087" calcext:value-type="string">
            <text:p>087</text:p>
          </table:table-cell>
          <table:table-cell table:formula="of:=MID([.I179];5;2)" office:value-type="string" office:string-value="27" calcext:value-type="string">
            <text:p>27</text:p>
          </table:table-cell>
          <table:table-cell table:formula="of:=MID([.I179];8;5)" office:value-type="string" office:string-value="45.11" calcext:value-type="string">
            <text:p>45.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I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40-00-26.1490N</text:p>
          </table:table-cell>
          <table:table-cell table:formula="of:=LEFT([.E180];2)" office:value-type="string" office:string-value="40" calcext:value-type="string">
            <text:p>40</text:p>
          </table:table-cell>
          <table:table-cell table:formula="of:=MID([.E180];4;2)" office:value-type="string" office:string-value="00" calcext:value-type="string">
            <text:p>00</text:p>
          </table:table-cell>
          <table:table-cell table:formula="of:=MID([.E180];7;5)" office:value-type="string" office:string-value="26.14" calcext:value-type="string">
            <text:p>26.14</text:p>
          </table:table-cell>
          <table:table-cell office:value-type="string" calcext:value-type="string">
            <text:p>086-26-25.9990W</text:p>
          </table:table-cell>
          <table:table-cell table:formula="of:=LEFT([.I180];3)" office:value-type="string" office:string-value="086" calcext:value-type="string">
            <text:p>086</text:p>
          </table:table-cell>
          <table:table-cell table:formula="of:=MID([.I180];5;2)" office:value-type="string" office:string-value="26" calcext:value-type="string">
            <text:p>26</text:p>
          </table:table-cell>
          <table:table-cell table:formula="of:=MID([.I180];8;5)" office:value-type="string" office:string-value="25.99" calcext:value-type="string">
            <text:p>25.9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GP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OGANSPORT/CASS COUNTY</text:p>
          </table:table-cell>
          <table:table-cell office:value-type="string" calcext:value-type="string">
            <text:p>40-42-40.6000N</text:p>
          </table:table-cell>
          <table:table-cell table:formula="of:=LEFT([.E181];2)" office:value-type="string" office:string-value="40" calcext:value-type="string">
            <text:p>40</text:p>
          </table:table-cell>
          <table:table-cell table:formula="of:=MID([.E181];4;2)" office:value-type="string" office:string-value="42" calcext:value-type="string">
            <text:p>42</text:p>
          </table:table-cell>
          <table:table-cell table:formula="of:=MID([.E181];7;5)" office:value-type="string" office:string-value="40.60" calcext:value-type="string">
            <text:p>40.60</text:p>
          </table:table-cell>
          <table:table-cell office:value-type="string" calcext:value-type="string">
            <text:p>086-22-21.7000W</text:p>
          </table:table-cell>
          <table:table-cell table:formula="of:=LEFT([.I181];3)" office:value-type="string" office:string-value="086" calcext:value-type="string">
            <text:p>086</text:p>
          </table:table-cell>
          <table:table-cell table:formula="of:=MID([.I181];5;2)" office:value-type="string" office:string-value="22" calcext:value-type="string">
            <text:p>22</text:p>
          </table:table-cell>
          <table:table-cell table:formula="of:=MID([.I181];8;5)" office:value-type="string" office:string-value="21.70" calcext:value-type="string">
            <text:p>21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41-13-48.5000N</text:p>
          </table:table-cell>
          <table:table-cell table:formula="of:=LEFT([.E182];2)" office:value-type="string" office:string-value="41" calcext:value-type="string">
            <text:p>41</text:p>
          </table:table-cell>
          <table:table-cell table:formula="of:=MID([.E182];4;2)" office:value-type="string" office:string-value="13" calcext:value-type="string">
            <text:p>13</text:p>
          </table:table-cell>
          <table:table-cell table:formula="of:=MID([.E182];7;5)" office:value-type="string" office:string-value="48.50" calcext:value-type="string">
            <text:p>48.50</text:p>
          </table:table-cell>
          <table:table-cell office:value-type="string" calcext:value-type="string">
            <text:p>087-30-27.7000W</text:p>
          </table:table-cell>
          <table:table-cell table:formula="of:=LEFT([.I182];3)" office:value-type="string" office:string-value="087" calcext:value-type="string">
            <text:p>087</text:p>
          </table:table-cell>
          <table:table-cell table:formula="of:=MID([.I182];5;2)" office:value-type="string" office:string-value="30" calcext:value-type="string">
            <text:p>30</text:p>
          </table:table-cell>
          <table:table-cell table:formula="of:=MID([.I182];8;5)" office:value-type="string" office:string-value="27.70" calcext:value-type="string">
            <text:p>27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M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ADISON MUNI</text:p>
          </table:table-cell>
          <table:table-cell office:value-type="string" calcext:value-type="string">
            <text:p>38-45-35.7000N</text:p>
          </table:table-cell>
          <table:table-cell table:formula="of:=LEFT([.E183];2)" office:value-type="string" office:string-value="38" calcext:value-type="string">
            <text:p>38</text:p>
          </table:table-cell>
          <table:table-cell table:formula="of:=MID([.E183];4;2)" office:value-type="string" office:string-value="45" calcext:value-type="string">
            <text:p>45</text:p>
          </table:table-cell>
          <table:table-cell table:formula="of:=MID([.E183];7;5)" office:value-type="string" office:string-value="35.70" calcext:value-type="string">
            <text:p>35.70</text:p>
          </table:table-cell>
          <table:table-cell office:value-type="string" calcext:value-type="string">
            <text:p>085-27-52.9000W</text:p>
          </table:table-cell>
          <table:table-cell table:formula="of:=LEFT([.I183];3)" office:value-type="string" office:string-value="085" calcext:value-type="string">
            <text:p>085</text:p>
          </table:table-cell>
          <table:table-cell table:formula="of:=MID([.I183];5;2)" office:value-type="string" office:string-value="27" calcext:value-type="string">
            <text:p>27</text:p>
          </table:table-cell>
          <table:table-cell table:formula="of:=MID([.I183];8;5)" office:value-type="string" office:string-value="52.90" calcext:value-type="string">
            <text:p>52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ZZ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ARION MUNI</text:p>
          </table:table-cell>
          <table:table-cell office:value-type="string" calcext:value-type="string">
            <text:p>40-29-23.7000N</text:p>
          </table:table-cell>
          <table:table-cell table:formula="of:=LEFT([.E184];2)" office:value-type="string" office:string-value="40" calcext:value-type="string">
            <text:p>40</text:p>
          </table:table-cell>
          <table:table-cell table:formula="of:=MID([.E184];4;2)" office:value-type="string" office:string-value="29" calcext:value-type="string">
            <text:p>29</text:p>
          </table:table-cell>
          <table:table-cell table:formula="of:=MID([.E184];7;5)" office:value-type="string" office:string-value="23.70" calcext:value-type="string">
            <text:p>23.70</text:p>
          </table:table-cell>
          <table:table-cell office:value-type="string" calcext:value-type="string">
            <text:p>085-40-47.2000W</text:p>
          </table:table-cell>
          <table:table-cell table:formula="of:=LEFT([.I184];3)" office:value-type="string" office:string-value="085" calcext:value-type="string">
            <text:p>085</text:p>
          </table:table-cell>
          <table:table-cell table:formula="of:=MID([.I184];5;2)" office:value-type="string" office:string-value="40" calcext:value-type="string">
            <text:p>40</text:p>
          </table:table-cell>
          <table:table-cell table:formula="of:=MID([.I184];8;5)" office:value-type="string" office:string-value="47.20" calcext:value-type="string">
            <text:p>47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ENTONE</text:p>
          </table:table-cell>
          <table:table-cell office:value-type="string" calcext:value-type="string">
            <text:p>41-09-00.1560N</text:p>
          </table:table-cell>
          <table:table-cell table:formula="of:=LEFT([.E185];2)" office:value-type="string" office:string-value="41" calcext:value-type="string">
            <text:p>41</text:p>
          </table:table-cell>
          <table:table-cell table:formula="of:=MID([.E185];4;2)" office:value-type="string" office:string-value="09" calcext:value-type="string">
            <text:p>09</text:p>
          </table:table-cell>
          <table:table-cell table:formula="of:=MID([.E185];7;5)" office:value-type="string" office:string-value="00.15" calcext:value-type="string">
            <text:p>00.15</text:p>
          </table:table-cell>
          <table:table-cell office:value-type="string" calcext:value-type="string">
            <text:p>086-03-44.9880W</text:p>
          </table:table-cell>
          <table:table-cell table:formula="of:=LEFT([.I185];3)" office:value-type="string" office:string-value="086" calcext:value-type="string">
            <text:p>086</text:p>
          </table:table-cell>
          <table:table-cell table:formula="of:=MID([.I185];5;2)" office:value-type="string" office:string-value="03" calcext:value-type="string">
            <text:p>03</text:p>
          </table:table-cell>
          <table:table-cell table:formula="of:=MID([.I185];8;5)" office:value-type="string" office:string-value="44.98" calcext:value-type="string">
            <text:p>44.9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GC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CHIGAN CITY MUNI-PHILLIPS FIELD</text:p>
          </table:table-cell>
          <table:table-cell office:value-type="string" calcext:value-type="string">
            <text:p>41-42-11.9410N</text:p>
          </table:table-cell>
          <table:table-cell table:formula="of:=LEFT([.E186];2)" office:value-type="string" office:string-value="41" calcext:value-type="string">
            <text:p>41</text:p>
          </table:table-cell>
          <table:table-cell table:formula="of:=MID([.E186];4;2)" office:value-type="string" office:string-value="42" calcext:value-type="string">
            <text:p>42</text:p>
          </table:table-cell>
          <table:table-cell table:formula="of:=MID([.E186];7;5)" office:value-type="string" office:string-value="11.94" calcext:value-type="string">
            <text:p>11.94</text:p>
          </table:table-cell>
          <table:table-cell office:value-type="string" calcext:value-type="string">
            <text:p>086-49-16.4700W</text:p>
          </table:table-cell>
          <table:table-cell table:formula="of:=LEFT([.I186];3)" office:value-type="string" office:string-value="086" calcext:value-type="string">
            <text:p>086</text:p>
          </table:table-cell>
          <table:table-cell table:formula="of:=MID([.I186];5;2)" office:value-type="string" office:string-value="49" calcext:value-type="string">
            <text:p>49</text:p>
          </table:table-cell>
          <table:table-cell table:formula="of:=MID([.I186];8;5)" office:value-type="string" office:string-value="16.47" calcext:value-type="string">
            <text:p>16.4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40-42-36.7014N</text:p>
          </table:table-cell>
          <table:table-cell table:formula="of:=LEFT([.E187];2)" office:value-type="string" office:string-value="40" calcext:value-type="string">
            <text:p>40</text:p>
          </table:table-cell>
          <table:table-cell table:formula="of:=MID([.E187];4;2)" office:value-type="string" office:string-value="42" calcext:value-type="string">
            <text:p>42</text:p>
          </table:table-cell>
          <table:table-cell table:formula="of:=MID([.E187];7;5)" office:value-type="string" office:string-value="36.70" calcext:value-type="string">
            <text:p>36.70</text:p>
          </table:table-cell>
          <table:table-cell office:value-type="string" calcext:value-type="string">
            <text:p>086-46-00.4580W</text:p>
          </table:table-cell>
          <table:table-cell table:formula="of:=LEFT([.I187];3)" office:value-type="string" office:string-value="086" calcext:value-type="string">
            <text:p>086</text:p>
          </table:table-cell>
          <table:table-cell table:formula="of:=MID([.I187];5;2)" office:value-type="string" office:string-value="46" calcext:value-type="string">
            <text:p>46</text:p>
          </table:table-cell>
          <table:table-cell table:formula="of:=MID([.I187];8;5)" office:value-type="string" office:string-value="00.45" calcext:value-type="string">
            <text:p>00.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LAWARE COUNTY RGNL</text:p>
          </table:table-cell>
          <table:table-cell office:value-type="string" calcext:value-type="string">
            <text:p>40-14-32.9000N</text:p>
          </table:table-cell>
          <table:table-cell table:formula="of:=LEFT([.E188];2)" office:value-type="string" office:string-value="40" calcext:value-type="string">
            <text:p>40</text:p>
          </table:table-cell>
          <table:table-cell table:formula="of:=MID([.E188];4;2)" office:value-type="string" office:string-value="14" calcext:value-type="string">
            <text:p>14</text:p>
          </table:table-cell>
          <table:table-cell table:formula="of:=MID([.E188];7;5)" office:value-type="string" office:string-value="32.90" calcext:value-type="string">
            <text:p>32.90</text:p>
          </table:table-cell>
          <table:table-cell office:value-type="string" calcext:value-type="string">
            <text:p>085-23-44.7000W</text:p>
          </table:table-cell>
          <table:table-cell table:formula="of:=LEFT([.I188];3)" office:value-type="string" office:string-value="085" calcext:value-type="string">
            <text:p>085</text:p>
          </table:table-cell>
          <table:table-cell table:formula="of:=MID([.I188];5;2)" office:value-type="string" office:string-value="23" calcext:value-type="string">
            <text:p>23</text:p>
          </table:table-cell>
          <table:table-cell table:formula="of:=MID([.I188];8;5)" office:value-type="string" office:string-value="44.70" calcext:value-type="string">
            <text:p>44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I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40-09-15.1590N</text:p>
          </table:table-cell>
          <table:table-cell table:formula="of:=LEFT([.E189];2)" office:value-type="string" office:string-value="40" calcext:value-type="string">
            <text:p>40</text:p>
          </table:table-cell>
          <table:table-cell table:formula="of:=MID([.E189];4;2)" office:value-type="string" office:string-value="09" calcext:value-type="string">
            <text:p>09</text:p>
          </table:table-cell>
          <table:table-cell table:formula="of:=MID([.E189];7;5)" office:value-type="string" office:string-value="15.15" calcext:value-type="string">
            <text:p>15.15</text:p>
          </table:table-cell>
          <table:table-cell office:value-type="string" calcext:value-type="string">
            <text:p>085-18-59.8900W</text:p>
          </table:table-cell>
          <table:table-cell table:formula="of:=LEFT([.I189];3)" office:value-type="string" office:string-value="085" calcext:value-type="string">
            <text:p>085</text:p>
          </table:table-cell>
          <table:table-cell table:formula="of:=MID([.I189];5;2)" office:value-type="string" office:string-value="18" calcext:value-type="string">
            <text:p>18</text:p>
          </table:table-cell>
          <table:table-cell table:formula="of:=MID([.I189];8;5)" office:value-type="string" office:string-value="59.89" calcext:value-type="string">
            <text:p>59.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APPANEE MUNI</text:p>
          </table:table-cell>
          <table:table-cell office:value-type="string" calcext:value-type="string">
            <text:p>41-26-46.1650N</text:p>
          </table:table-cell>
          <table:table-cell table:formula="of:=LEFT([.E190];2)" office:value-type="string" office:string-value="41" calcext:value-type="string">
            <text:p>41</text:p>
          </table:table-cell>
          <table:table-cell table:formula="of:=MID([.E190];4;2)" office:value-type="string" office:string-value="26" calcext:value-type="string">
            <text:p>26</text:p>
          </table:table-cell>
          <table:table-cell table:formula="of:=MID([.E190];7;5)" office:value-type="string" office:string-value="46.16" calcext:value-type="string">
            <text:p>46.16</text:p>
          </table:table-cell>
          <table:table-cell office:value-type="string" calcext:value-type="string">
            <text:p>085-56-09.7650W</text:p>
          </table:table-cell>
          <table:table-cell table:formula="of:=LEFT([.I190];3)" office:value-type="string" office:string-value="085" calcext:value-type="string">
            <text:p>085</text:p>
          </table:table-cell>
          <table:table-cell table:formula="of:=MID([.I190];5;2)" office:value-type="string" office:string-value="56" calcext:value-type="string">
            <text:p>56</text:p>
          </table:table-cell>
          <table:table-cell table:formula="of:=MID([.I190];8;5)" office:value-type="string" office:string-value="09.76" calcext:value-type="string">
            <text:p>09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W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EW CASTLE-HENRY CO MUNI</text:p>
          </table:table-cell>
          <table:table-cell office:value-type="string" calcext:value-type="string">
            <text:p>39-52-33.0660N</text:p>
          </table:table-cell>
          <table:table-cell table:formula="of:=LEFT([.E191];2)" office:value-type="string" office:string-value="39" calcext:value-type="string">
            <text:p>39</text:p>
          </table:table-cell>
          <table:table-cell table:formula="of:=MID([.E191];4;2)" office:value-type="string" office:string-value="52" calcext:value-type="string">
            <text:p>52</text:p>
          </table:table-cell>
          <table:table-cell table:formula="of:=MID([.E191];7;5)" office:value-type="string" office:string-value="33.06" calcext:value-type="string">
            <text:p>33.06</text:p>
          </table:table-cell>
          <table:table-cell office:value-type="string" calcext:value-type="string">
            <text:p>085-19-35.2850W</text:p>
          </table:table-cell>
          <table:table-cell table:formula="of:=LEFT([.I191];3)" office:value-type="string" office:string-value="085" calcext:value-type="string">
            <text:p>085</text:p>
          </table:table-cell>
          <table:table-cell table:formula="of:=MID([.I191];5;2)" office:value-type="string" office:string-value="19" calcext:value-type="string">
            <text:p>19</text:p>
          </table:table-cell>
          <table:table-cell table:formula="of:=MID([.I191];8;5)" office:value-type="string" office:string-value="35.28" calcext:value-type="string">
            <text:p>35.2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OBLESVILLE</text:p>
          </table:table-cell>
          <table:table-cell office:value-type="string" calcext:value-type="string">
            <text:p>40-00-12.6000N</text:p>
          </table:table-cell>
          <table:table-cell table:formula="of:=LEFT([.E192];2)" office:value-type="string" office:string-value="40" calcext:value-type="string">
            <text:p>40</text:p>
          </table:table-cell>
          <table:table-cell table:formula="of:=MID([.E192];4;2)" office:value-type="string" office:string-value="00" calcext:value-type="string">
            <text:p>00</text:p>
          </table:table-cell>
          <table:table-cell table:formula="of:=MID([.E192];7;5)" office:value-type="string" office:string-value="12.60" calcext:value-type="string">
            <text:p>12.60</text:p>
          </table:table-cell>
          <table:table-cell office:value-type="string" calcext:value-type="string">
            <text:p>085-57-52.3000W</text:p>
          </table:table-cell>
          <table:table-cell table:formula="of:=LEFT([.I192];3)" office:value-type="string" office:string-value="085" calcext:value-type="string">
            <text:p>085</text:p>
          </table:table-cell>
          <table:table-cell table:formula="of:=MID([.I192];5;2)" office:value-type="string" office:string-value="57" calcext:value-type="string">
            <text:p>57</text:p>
          </table:table-cell>
          <table:table-cell table:formula="of:=MID([.I192];8;5)" office:value-type="string" office:string-value="52.30" calcext:value-type="string">
            <text:p>52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ORTH VERNON</text:p>
          </table:table-cell>
          <table:table-cell office:value-type="string" calcext:value-type="string">
            <text:p>39-02-43.2000N</text:p>
          </table:table-cell>
          <table:table-cell table:formula="of:=LEFT([.E193];2)" office:value-type="string" office:string-value="39" calcext:value-type="string">
            <text:p>39</text:p>
          </table:table-cell>
          <table:table-cell table:formula="of:=MID([.E193];4;2)" office:value-type="string" office:string-value="02" calcext:value-type="string">
            <text:p>02</text:p>
          </table:table-cell>
          <table:table-cell table:formula="of:=MID([.E193];7;5)" office:value-type="string" office:string-value="43.20" calcext:value-type="string">
            <text:p>43.20</text:p>
          </table:table-cell>
          <table:table-cell office:value-type="string" calcext:value-type="string">
            <text:p>085-36-20.2000W</text:p>
          </table:table-cell>
          <table:table-cell table:formula="of:=LEFT([.I193];3)" office:value-type="string" office:string-value="085" calcext:value-type="string">
            <text:p>085</text:p>
          </table:table-cell>
          <table:table-cell table:formula="of:=MID([.I193];5;2)" office:value-type="string" office:string-value="36" calcext:value-type="string">
            <text:p>36</text:p>
          </table:table-cell>
          <table:table-cell table:formula="of:=MID([.I193];8;5)" office:value-type="string" office:string-value="20.20" calcext:value-type="string">
            <text:p>20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D-AIR</text:p>
          </table:table-cell>
          <table:table-cell office:value-type="string" calcext:value-type="string">
            <text:p>38-51-05.3950N</text:p>
          </table:table-cell>
          <table:table-cell table:formula="of:=LEFT([.E194];2)" office:value-type="string" office:string-value="38" calcext:value-type="string">
            <text:p>38</text:p>
          </table:table-cell>
          <table:table-cell table:formula="of:=MID([.E194];4;2)" office:value-type="string" office:string-value="51" calcext:value-type="string">
            <text:p>51</text:p>
          </table:table-cell>
          <table:table-cell table:formula="of:=MID([.E194];7;5)" office:value-type="string" office:string-value="05.39" calcext:value-type="string">
            <text:p>05.39</text:p>
          </table:table-cell>
          <table:table-cell office:value-type="string" calcext:value-type="string">
            <text:p>087-29-59.2550W</text:p>
          </table:table-cell>
          <table:table-cell table:formula="of:=LEFT([.I194];3)" office:value-type="string" office:string-value="087" calcext:value-type="string">
            <text:p>087</text:p>
          </table:table-cell>
          <table:table-cell table:formula="of:=MID([.I194];5;2)" office:value-type="string" office:string-value="29" calcext:value-type="string">
            <text:p>29</text:p>
          </table:table-cell>
          <table:table-cell table:formula="of:=MID([.I194];8;5)" office:value-type="string" office:string-value="59.25" calcext:value-type="string">
            <text:p>59.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I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38-39-30.1930N</text:p>
          </table:table-cell>
          <table:table-cell table:formula="of:=LEFT([.E195];2)" office:value-type="string" office:string-value="38" calcext:value-type="string">
            <text:p>38</text:p>
          </table:table-cell>
          <table:table-cell table:formula="of:=MID([.E195];4;2)" office:value-type="string" office:string-value="39" calcext:value-type="string">
            <text:p>39</text:p>
          </table:table-cell>
          <table:table-cell table:formula="of:=MID([.E195];7;5)" office:value-type="string" office:string-value="30.19" calcext:value-type="string">
            <text:p>30.19</text:p>
          </table:table-cell>
          <table:table-cell office:value-type="string" calcext:value-type="string">
            <text:p>086-26-34.9590W</text:p>
          </table:table-cell>
          <table:table-cell table:formula="of:=LEFT([.I195];3)" office:value-type="string" office:string-value="086" calcext:value-type="string">
            <text:p>086</text:p>
          </table:table-cell>
          <table:table-cell table:formula="of:=MID([.I195];5;2)" office:value-type="string" office:string-value="26" calcext:value-type="string">
            <text:p>26</text:p>
          </table:table-cell>
          <table:table-cell table:formula="of:=MID([.I195];8;5)" office:value-type="string" office:string-value="34.95" calcext:value-type="string">
            <text:p>34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AOLI MUNI</text:p>
          </table:table-cell>
          <table:table-cell office:value-type="string" calcext:value-type="string">
            <text:p>38-35-07.6550N</text:p>
          </table:table-cell>
          <table:table-cell table:formula="of:=LEFT([.E196];2)" office:value-type="string" office:string-value="38" calcext:value-type="string">
            <text:p>38</text:p>
          </table:table-cell>
          <table:table-cell table:formula="of:=MID([.E196];4;2)" office:value-type="string" office:string-value="35" calcext:value-type="string">
            <text:p>35</text:p>
          </table:table-cell>
          <table:table-cell table:formula="of:=MID([.E196];7;5)" office:value-type="string" office:string-value="07.65" calcext:value-type="string">
            <text:p>07.65</text:p>
          </table:table-cell>
          <table:table-cell office:value-type="string" calcext:value-type="string">
            <text:p>086-27-52.7200W</text:p>
          </table:table-cell>
          <table:table-cell table:formula="of:=LEFT([.I196];3)" office:value-type="string" office:string-value="086" calcext:value-type="string">
            <text:p>086</text:p>
          </table:table-cell>
          <table:table-cell table:formula="of:=MID([.I196];5;2)" office:value-type="string" office:string-value="27" calcext:value-type="string">
            <text:p>27</text:p>
          </table:table-cell>
          <table:table-cell table:formula="of:=MID([.I196];8;5)" office:value-type="string" office:string-value="52.72" calcext:value-type="string">
            <text:p>52.7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SSOM ARB</text:p>
          </table:table-cell>
          <table:table-cell office:value-type="string" calcext:value-type="string">
            <text:p>40-38-53.1302N</text:p>
          </table:table-cell>
          <table:table-cell table:formula="of:=LEFT([.E197];2)" office:value-type="string" office:string-value="40" calcext:value-type="string">
            <text:p>40</text:p>
          </table:table-cell>
          <table:table-cell table:formula="of:=MID([.E197];4;2)" office:value-type="string" office:string-value="38" calcext:value-type="string">
            <text:p>38</text:p>
          </table:table-cell>
          <table:table-cell table:formula="of:=MID([.E197];7;5)" office:value-type="string" office:string-value="53.13" calcext:value-type="string">
            <text:p>53.13</text:p>
          </table:table-cell>
          <table:table-cell office:value-type="string" calcext:value-type="string">
            <text:p>086-09-07.6256W</text:p>
          </table:table-cell>
          <table:table-cell table:formula="of:=LEFT([.I197];3)" office:value-type="string" office:string-value="086" calcext:value-type="string">
            <text:p>086</text:p>
          </table:table-cell>
          <table:table-cell table:formula="of:=MID([.I197];5;2)" office:value-type="string" office:string-value="09" calcext:value-type="string">
            <text:p>09</text:p>
          </table:table-cell>
          <table:table-cell table:formula="of:=MID([.I197];8;5)" office:value-type="string" office:string-value="07.62" calcext:value-type="string">
            <text:p>07.62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43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SSISSINEWA RESERVOIR LANDING AREA</text:p>
          </table:table-cell>
          <table:table-cell office:value-type="string" calcext:value-type="string">
            <text:p>40-42-13.1500N</text:p>
          </table:table-cell>
          <table:table-cell table:formula="of:=LEFT([.E198];2)" office:value-type="string" office:string-value="40" calcext:value-type="string">
            <text:p>40</text:p>
          </table:table-cell>
          <table:table-cell table:formula="of:=MID([.E198];4;2)" office:value-type="string" office:string-value="42" calcext:value-type="string">
            <text:p>42</text:p>
          </table:table-cell>
          <table:table-cell table:formula="of:=MID([.E198];7;5)" office:value-type="string" office:string-value="13.15" calcext:value-type="string">
            <text:p>13.15</text:p>
          </table:table-cell>
          <table:table-cell office:value-type="string" calcext:value-type="string">
            <text:p>085-55-56.9570W</text:p>
          </table:table-cell>
          <table:table-cell table:formula="of:=LEFT([.I198];3)" office:value-type="string" office:string-value="085" calcext:value-type="string">
            <text:p>085</text:p>
          </table:table-cell>
          <table:table-cell table:formula="of:=MID([.I198];5;2)" office:value-type="string" office:string-value="55" calcext:value-type="string">
            <text:p>55</text:p>
          </table:table-cell>
          <table:table-cell table:formula="of:=MID([.I198];8;5)" office:value-type="string" office:string-value="56.95" calcext:value-type="string">
            <text:p>56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ERU MUNI</text:p>
          </table:table-cell>
          <table:table-cell office:value-type="string" calcext:value-type="string">
            <text:p>40-47-08.7800N</text:p>
          </table:table-cell>
          <table:table-cell table:formula="of:=LEFT([.E199];2)" office:value-type="string" office:string-value="40" calcext:value-type="string">
            <text:p>40</text:p>
          </table:table-cell>
          <table:table-cell table:formula="of:=MID([.E199];4;2)" office:value-type="string" office:string-value="47" calcext:value-type="string">
            <text:p>47</text:p>
          </table:table-cell>
          <table:table-cell table:formula="of:=MID([.E199];7;5)" office:value-type="string" office:string-value="08.78" calcext:value-type="string">
            <text:p>08.78</text:p>
          </table:table-cell>
          <table:table-cell office:value-type="string" calcext:value-type="string">
            <text:p>086-08-47.1600W</text:p>
          </table:table-cell>
          <table:table-cell table:formula="of:=LEFT([.I199];3)" office:value-type="string" office:string-value="086" calcext:value-type="string">
            <text:p>086</text:p>
          </table:table-cell>
          <table:table-cell table:formula="of:=MID([.I199];5;2)" office:value-type="string" office:string-value="08" calcext:value-type="string">
            <text:p>08</text:p>
          </table:table-cell>
          <table:table-cell table:formula="of:=MID([.I199];8;5)" office:value-type="string" office:string-value="47.16" calcext:value-type="string">
            <text:p>47.1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LYMOUTH MUNI</text:p>
          </table:table-cell>
          <table:table-cell office:value-type="string" calcext:value-type="string">
            <text:p>41-21-54.4707N</text:p>
          </table:table-cell>
          <table:table-cell table:formula="of:=LEFT([.E200];2)" office:value-type="string" office:string-value="41" calcext:value-type="string">
            <text:p>41</text:p>
          </table:table-cell>
          <table:table-cell table:formula="of:=MID([.E200];4;2)" office:value-type="string" office:string-value="21" calcext:value-type="string">
            <text:p>21</text:p>
          </table:table-cell>
          <table:table-cell table:formula="of:=MID([.E200];7;5)" office:value-type="string" office:string-value="54.47" calcext:value-type="string">
            <text:p>54.47</text:p>
          </table:table-cell>
          <table:table-cell office:value-type="string" calcext:value-type="string">
            <text:p>086-18-00.9268W</text:p>
          </table:table-cell>
          <table:table-cell table:formula="of:=LEFT([.I200];3)" office:value-type="string" office:string-value="086" calcext:value-type="string">
            <text:p>086</text:p>
          </table:table-cell>
          <table:table-cell table:formula="of:=MID([.I200];5;2)" office:value-type="string" office:string-value="18" calcext:value-type="string">
            <text:p>18</text:p>
          </table:table-cell>
          <table:table-cell table:formula="of:=MID([.I200];8;5)" office:value-type="string" office:string-value="00.92" calcext:value-type="string">
            <text:p>00.9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L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RTLAND MUNI</text:p>
          </table:table-cell>
          <table:table-cell office:value-type="string" calcext:value-type="string">
            <text:p>40-27-05.7000N</text:p>
          </table:table-cell>
          <table:table-cell table:formula="of:=LEFT([.E201];2)" office:value-type="string" office:string-value="40" calcext:value-type="string">
            <text:p>40</text:p>
          </table:table-cell>
          <table:table-cell table:formula="of:=MID([.E201];4;2)" office:value-type="string" office:string-value="27" calcext:value-type="string">
            <text:p>27</text:p>
          </table:table-cell>
          <table:table-cell table:formula="of:=MID([.E201];7;5)" office:value-type="string" office:string-value="05.70" calcext:value-type="string">
            <text:p>05.70</text:p>
          </table:table-cell>
          <table:table-cell office:value-type="string" calcext:value-type="string">
            <text:p>084-59-20.5000W</text:p>
          </table:table-cell>
          <table:table-cell table:formula="of:=LEFT([.I201];3)" office:value-type="string" office:string-value="084" calcext:value-type="string">
            <text:p>084</text:p>
          </table:table-cell>
          <table:table-cell table:formula="of:=MID([.I201];5;2)" office:value-type="string" office:string-value="59" calcext:value-type="string">
            <text:p>59</text:p>
          </table:table-cell>
          <table:table-cell table:formula="of:=MID([.I201];8;5)" office:value-type="string" office:string-value="20.50" calcext:value-type="string">
            <text:p>20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Z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40-56-52.1652N</text:p>
          </table:table-cell>
          <table:table-cell table:formula="of:=LEFT([.E202];2)" office:value-type="string" office:string-value="40" calcext:value-type="string">
            <text:p>40</text:p>
          </table:table-cell>
          <table:table-cell table:formula="of:=MID([.E202];4;2)" office:value-type="string" office:string-value="56" calcext:value-type="string">
            <text:p>56</text:p>
          </table:table-cell>
          <table:table-cell table:formula="of:=MID([.E202];7;5)" office:value-type="string" office:string-value="52.16" calcext:value-type="string">
            <text:p>52.16</text:p>
          </table:table-cell>
          <table:table-cell office:value-type="string" calcext:value-type="string">
            <text:p>087-10-57.5331W</text:p>
          </table:table-cell>
          <table:table-cell table:formula="of:=LEFT([.I202];3)" office:value-type="string" office:string-value="087" calcext:value-type="string">
            <text:p>087</text:p>
          </table:table-cell>
          <table:table-cell table:formula="of:=MID([.I202];5;2)" office:value-type="string" office:string-value="10" calcext:value-type="string">
            <text:p>10</text:p>
          </table:table-cell>
          <table:table-cell table:formula="of:=MID([.I202];8;5)" office:value-type="string" office:string-value="57.53" calcext:value-type="string">
            <text:p>57.5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ICHMOND MUNI</text:p>
          </table:table-cell>
          <table:table-cell office:value-type="string" calcext:value-type="string">
            <text:p>39-45-21.9000N</text:p>
          </table:table-cell>
          <table:table-cell table:formula="of:=LEFT([.E203];2)" office:value-type="string" office:string-value="39" calcext:value-type="string">
            <text:p>39</text:p>
          </table:table-cell>
          <table:table-cell table:formula="of:=MID([.E203];4;2)" office:value-type="string" office:string-value="45" calcext:value-type="string">
            <text:p>45</text:p>
          </table:table-cell>
          <table:table-cell table:formula="of:=MID([.E203];7;5)" office:value-type="string" office:string-value="21.90" calcext:value-type="string">
            <text:p>21.90</text:p>
          </table:table-cell>
          <table:table-cell office:value-type="string" calcext:value-type="string">
            <text:p>084-50-33.7000W</text:p>
          </table:table-cell>
          <table:table-cell table:formula="of:=LEFT([.I203];3)" office:value-type="string" office:string-value="084" calcext:value-type="string">
            <text:p>084</text:p>
          </table:table-cell>
          <table:table-cell table:formula="of:=MID([.I203];5;2)" office:value-type="string" office:string-value="50" calcext:value-type="string">
            <text:p>50</text:p>
          </table:table-cell>
          <table:table-cell table:formula="of:=MID([.I203];8;5)" office:value-type="string" office:string-value="33.70" calcext:value-type="string">
            <text:p>33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C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41-03-55.9711N</text:p>
          </table:table-cell>
          <table:table-cell table:formula="of:=LEFT([.E204];2)" office:value-type="string" office:string-value="41" calcext:value-type="string">
            <text:p>41</text:p>
          </table:table-cell>
          <table:table-cell table:formula="of:=MID([.E204];4;2)" office:value-type="string" office:string-value="03" calcext:value-type="string">
            <text:p>03</text:p>
          </table:table-cell>
          <table:table-cell table:formula="of:=MID([.E204];7;5)" office:value-type="string" office:string-value="55.97" calcext:value-type="string">
            <text:p>55.97</text:p>
          </table:table-cell>
          <table:table-cell office:value-type="string" calcext:value-type="string">
            <text:p>086-10-54.1304W</text:p>
          </table:table-cell>
          <table:table-cell table:formula="of:=LEFT([.I204];3)" office:value-type="string" office:string-value="086" calcext:value-type="string">
            <text:p>086</text:p>
          </table:table-cell>
          <table:table-cell table:formula="of:=MID([.I204];5;2)" office:value-type="string" office:string-value="10" calcext:value-type="string">
            <text:p>10</text:p>
          </table:table-cell>
          <table:table-cell table:formula="of:=MID([.I204];8;5)" office:value-type="string" office:string-value="54.13" calcext:value-type="string">
            <text:p>54.1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ALEM MUNI</text:p>
          </table:table-cell>
          <table:table-cell office:value-type="string" calcext:value-type="string">
            <text:p>38-36-07.2060N</text:p>
          </table:table-cell>
          <table:table-cell table:formula="of:=LEFT([.E205];2)" office:value-type="string" office:string-value="38" calcext:value-type="string">
            <text:p>38</text:p>
          </table:table-cell>
          <table:table-cell table:formula="of:=MID([.E205];4;2)" office:value-type="string" office:string-value="36" calcext:value-type="string">
            <text:p>36</text:p>
          </table:table-cell>
          <table:table-cell table:formula="of:=MID([.E205];7;5)" office:value-type="string" office:string-value="07.20" calcext:value-type="string">
            <text:p>07.20</text:p>
          </table:table-cell>
          <table:table-cell office:value-type="string" calcext:value-type="string">
            <text:p>086-08-23.9240W</text:p>
          </table:table-cell>
          <table:table-cell table:formula="of:=LEFT([.I205];3)" office:value-type="string" office:string-value="086" calcext:value-type="string">
            <text:p>086</text:p>
          </table:table-cell>
          <table:table-cell table:formula="of:=MID([.I205];5;2)" office:value-type="string" office:string-value="08" calcext:value-type="string">
            <text:p>08</text:p>
          </table:table-cell>
          <table:table-cell table:formula="of:=MID([.I205];8;5)" office:value-type="string" office:string-value="23.92" calcext:value-type="string">
            <text:p>23.9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R8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COTTSBURG</text:p>
          </table:table-cell>
          <table:table-cell office:value-type="string" calcext:value-type="string">
            <text:p>38-39-26.2110N</text:p>
          </table:table-cell>
          <table:table-cell table:formula="of:=LEFT([.E206];2)" office:value-type="string" office:string-value="38" calcext:value-type="string">
            <text:p>38</text:p>
          </table:table-cell>
          <table:table-cell table:formula="of:=MID([.E206];4;2)" office:value-type="string" office:string-value="39" calcext:value-type="string">
            <text:p>39</text:p>
          </table:table-cell>
          <table:table-cell table:formula="of:=MID([.E206];7;5)" office:value-type="string" office:string-value="26.21" calcext:value-type="string">
            <text:p>26.21</text:p>
          </table:table-cell>
          <table:table-cell office:value-type="string" calcext:value-type="string">
            <text:p>085-47-24.8840W</text:p>
          </table:table-cell>
          <table:table-cell table:formula="of:=LEFT([.I206];3)" office:value-type="string" office:string-value="085" calcext:value-type="string">
            <text:p>085</text:p>
          </table:table-cell>
          <table:table-cell table:formula="of:=MID([.I206];5;2)" office:value-type="string" office:string-value="47" calcext:value-type="string">
            <text:p>47</text:p>
          </table:table-cell>
          <table:table-cell table:formula="of:=MID([.I206];8;5)" office:value-type="string" office:string-value="24.88" calcext:value-type="string">
            <text:p>24.8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REEMAN MUNI</text:p>
          </table:table-cell>
          <table:table-cell office:value-type="string" calcext:value-type="string">
            <text:p>38-55-28.9160N</text:p>
          </table:table-cell>
          <table:table-cell table:formula="of:=LEFT([.E207];2)" office:value-type="string" office:string-value="38" calcext:value-type="string">
            <text:p>38</text:p>
          </table:table-cell>
          <table:table-cell table:formula="of:=MID([.E207];4;2)" office:value-type="string" office:string-value="55" calcext:value-type="string">
            <text:p>55</text:p>
          </table:table-cell>
          <table:table-cell table:formula="of:=MID([.E207];7;5)" office:value-type="string" office:string-value="28.91" calcext:value-type="string">
            <text:p>28.91</text:p>
          </table:table-cell>
          <table:table-cell office:value-type="string" calcext:value-type="string">
            <text:p>085-54-30.0740W</text:p>
          </table:table-cell>
          <table:table-cell table:formula="of:=LEFT([.I207];3)" office:value-type="string" office:string-value="085" calcext:value-type="string">
            <text:p>085</text:p>
          </table:table-cell>
          <table:table-cell table:formula="of:=MID([.I207];5;2)" office:value-type="string" office:string-value="54" calcext:value-type="string">
            <text:p>54</text:p>
          </table:table-cell>
          <table:table-cell table:formula="of:=MID([.I207];8;5)" office:value-type="string" office:string-value="30.07" calcext:value-type="string">
            <text:p>30.0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EZ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ELBYVILLE MUNI</text:p>
          </table:table-cell>
          <table:table-cell office:value-type="string" calcext:value-type="string">
            <text:p>39-34-59.3000N</text:p>
          </table:table-cell>
          <table:table-cell table:formula="of:=LEFT([.E208];2)" office:value-type="string" office:string-value="39" calcext:value-type="string">
            <text:p>39</text:p>
          </table:table-cell>
          <table:table-cell table:formula="of:=MID([.E208];4;2)" office:value-type="string" office:string-value="34" calcext:value-type="string">
            <text:p>34</text:p>
          </table:table-cell>
          <table:table-cell table:formula="of:=MID([.E208];7;5)" office:value-type="string" office:string-value="59.30" calcext:value-type="string">
            <text:p>59.30</text:p>
          </table:table-cell>
          <table:table-cell office:value-type="string" calcext:value-type="string">
            <text:p>085-48-17.3000W</text:p>
          </table:table-cell>
          <table:table-cell table:formula="of:=LEFT([.I208];3)" office:value-type="string" office:string-value="085" calcext:value-type="string">
            <text:p>085</text:p>
          </table:table-cell>
          <table:table-cell table:formula="of:=MID([.I208];5;2)" office:value-type="string" office:string-value="48" calcext:value-type="string">
            <text:p>48</text:p>
          </table:table-cell>
          <table:table-cell table:formula="of:=MID([.I208];8;5)" office:value-type="string" office:string-value="17.30" calcext:value-type="string">
            <text:p>1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I4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40-10-40.5330N</text:p>
          </table:table-cell>
          <table:table-cell table:formula="of:=LEFT([.E209];2)" office:value-type="string" office:string-value="40" calcext:value-type="string">
            <text:p>40</text:p>
          </table:table-cell>
          <table:table-cell table:formula="of:=MID([.E209];4;2)" office:value-type="string" office:string-value="10" calcext:value-type="string">
            <text:p>10</text:p>
          </table:table-cell>
          <table:table-cell table:formula="of:=MID([.E209];7;5)" office:value-type="string" office:string-value="40.53" calcext:value-type="string">
            <text:p>40.53</text:p>
          </table:table-cell>
          <table:table-cell office:value-type="string" calcext:value-type="string">
            <text:p>086-13-02.2760W</text:p>
          </table:table-cell>
          <table:table-cell table:formula="of:=LEFT([.I209];3)" office:value-type="string" office:string-value="086" calcext:value-type="string">
            <text:p>086</text:p>
          </table:table-cell>
          <table:table-cell table:formula="of:=MID([.I209];5;2)" office:value-type="string" office:string-value="13" calcext:value-type="string">
            <text:p>13</text:p>
          </table:table-cell>
          <table:table-cell table:formula="of:=MID([.I209];8;5)" office:value-type="string" office:string-value="02.27" calcext:value-type="string">
            <text:p>02.2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B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OUTH BEND INTL</text:p>
          </table:table-cell>
          <table:table-cell office:value-type="string" calcext:value-type="string">
            <text:p>41-42-29.6000N</text:p>
          </table:table-cell>
          <table:table-cell table:formula="of:=LEFT([.E210];2)" office:value-type="string" office:string-value="41" calcext:value-type="string">
            <text:p>41</text:p>
          </table:table-cell>
          <table:table-cell table:formula="of:=MID([.E210];4;2)" office:value-type="string" office:string-value="42" calcext:value-type="string">
            <text:p>42</text:p>
          </table:table-cell>
          <table:table-cell table:formula="of:=MID([.E210];7;5)" office:value-type="string" office:string-value="29.60" calcext:value-type="string">
            <text:p>29.60</text:p>
          </table:table-cell>
          <table:table-cell office:value-type="string" calcext:value-type="string">
            <text:p>086-19-02.4000W</text:p>
          </table:table-cell>
          <table:table-cell table:formula="of:=LEFT([.I210];3)" office:value-type="string" office:string-value="086" calcext:value-type="string">
            <text:p>086</text:p>
          </table:table-cell>
          <table:table-cell table:formula="of:=MID([.I210];5;2)" office:value-type="string" office:string-value="19" calcext:value-type="string">
            <text:p>19</text:p>
          </table:table-cell>
          <table:table-cell table:formula="of:=MID([.I210];8;5)" office:value-type="string" office:string-value="02.40" calcext:value-type="string">
            <text:p>02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39-06-52.9650N</text:p>
          </table:table-cell>
          <table:table-cell table:formula="of:=LEFT([.E211];2)" office:value-type="string" office:string-value="39" calcext:value-type="string">
            <text:p>39</text:p>
          </table:table-cell>
          <table:table-cell table:formula="of:=MID([.E211];4;2)" office:value-type="string" office:string-value="06" calcext:value-type="string">
            <text:p>06</text:p>
          </table:table-cell>
          <table:table-cell table:formula="of:=MID([.E211];7;5)" office:value-type="string" office:string-value="52.96" calcext:value-type="string">
            <text:p>52.96</text:p>
          </table:table-cell>
          <table:table-cell office:value-type="string" calcext:value-type="string">
            <text:p>087-26-53.9850W</text:p>
          </table:table-cell>
          <table:table-cell table:formula="of:=LEFT([.I211];3)" office:value-type="string" office:string-value="087" calcext:value-type="string">
            <text:p>087</text:p>
          </table:table-cell>
          <table:table-cell table:formula="of:=MID([.I211];5;2)" office:value-type="string" office:string-value="26" calcext:value-type="string">
            <text:p>26</text:p>
          </table:table-cell>
          <table:table-cell table:formula="of:=MID([.I211];8;5)" office:value-type="string" office:string-value="53.98" calcext:value-type="string">
            <text:p>53.98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99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EWART LAKE</text:p>
          </table:table-cell>
          <table:table-cell office:value-type="string" calcext:value-type="string">
            <text:p>41-22-19.0000N</text:p>
          </table:table-cell>
          <table:table-cell table:formula="of:=LEFT([.E212];2)" office:value-type="string" office:string-value="41" calcext:value-type="string">
            <text:p>41</text:p>
          </table:table-cell>
          <table:table-cell table:formula="of:=MID([.E212];4;2)" office:value-type="string" office:string-value="22" calcext:value-type="string">
            <text:p>22</text:p>
          </table:table-cell>
          <table:table-cell table:formula="of:=MID([.E212];7;5)" office:value-type="string" office:string-value="19.00" calcext:value-type="string">
            <text:p>19.00</text:p>
          </table:table-cell>
          <table:table-cell office:value-type="string" calcext:value-type="string">
            <text:p>085-46-22.0000W</text:p>
          </table:table-cell>
          <table:table-cell table:formula="of:=LEFT([.I212];3)" office:value-type="string" office:string-value="085" calcext:value-type="string">
            <text:p>085</text:p>
          </table:table-cell>
          <table:table-cell table:formula="of:=MID([.I212];5;2)" office:value-type="string" office:string-value="46" calcext:value-type="string">
            <text:p>46</text:p>
          </table:table-cell>
          <table:table-cell table:formula="of:=MID([.I212];8;5)" office:value-type="string" office:string-value="22.00" calcext:value-type="string">
            <text:p>22.0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KE WAWASEE</text:p>
          </table:table-cell>
          <table:table-cell office:value-type="string" calcext:value-type="string">
            <text:p>41-24-13.0000N</text:p>
          </table:table-cell>
          <table:table-cell table:formula="of:=LEFT([.E213];2)" office:value-type="string" office:string-value="41" calcext:value-type="string">
            <text:p>41</text:p>
          </table:table-cell>
          <table:table-cell table:formula="of:=MID([.E213];4;2)" office:value-type="string" office:string-value="24" calcext:value-type="string">
            <text:p>24</text:p>
          </table:table-cell>
          <table:table-cell table:formula="of:=MID([.E213];7;5)" office:value-type="string" office:string-value="13.00" calcext:value-type="string">
            <text:p>13.00</text:p>
          </table:table-cell>
          <table:table-cell office:value-type="string" calcext:value-type="string">
            <text:p>085-42-22.0000W</text:p>
          </table:table-cell>
          <table:table-cell table:formula="of:=LEFT([.I213];3)" office:value-type="string" office:string-value="085" calcext:value-type="string">
            <text:p>085</text:p>
          </table:table-cell>
          <table:table-cell table:formula="of:=MID([.I213];5;2)" office:value-type="string" office:string-value="42" calcext:value-type="string">
            <text:p>42</text:p>
          </table:table-cell>
          <table:table-cell table:formula="of:=MID([.I213];8;5)" office:value-type="string" office:string-value="22.00" calcext:value-type="string">
            <text:p>2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ERRY COUNTY MUNI</text:p>
          </table:table-cell>
          <table:table-cell office:value-type="string" calcext:value-type="string">
            <text:p>38-01-07.9000N</text:p>
          </table:table-cell>
          <table:table-cell table:formula="of:=LEFT([.E214];2)" office:value-type="string" office:string-value="38" calcext:value-type="string">
            <text:p>38</text:p>
          </table:table-cell>
          <table:table-cell table:formula="of:=MID([.E214];4;2)" office:value-type="string" office:string-value="01" calcext:value-type="string">
            <text:p>01</text:p>
          </table:table-cell>
          <table:table-cell table:formula="of:=MID([.E214];7;5)" office:value-type="string" office:string-value="07.90" calcext:value-type="string">
            <text:p>07.90</text:p>
          </table:table-cell>
          <table:table-cell office:value-type="string" calcext:value-type="string">
            <text:p>086-41-32.7000W</text:p>
          </table:table-cell>
          <table:table-cell table:formula="of:=LEFT([.I214];3)" office:value-type="string" office:string-value="086" calcext:value-type="string">
            <text:p>086</text:p>
          </table:table-cell>
          <table:table-cell table:formula="of:=MID([.I214];5;2)" office:value-type="string" office:string-value="41" calcext:value-type="string">
            <text:p>41</text:p>
          </table:table-cell>
          <table:table-cell table:formula="of:=MID([.I214];8;5)" office:value-type="string" office:string-value="32.70" calcext:value-type="string">
            <text:p>32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I3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KY KING</text:p>
          </table:table-cell>
          <table:table-cell office:value-type="string" calcext:value-type="string">
            <text:p>39-32-52.0320N</text:p>
          </table:table-cell>
          <table:table-cell table:formula="of:=LEFT([.E215];2)" office:value-type="string" office:string-value="39" calcext:value-type="string">
            <text:p>39</text:p>
          </table:table-cell>
          <table:table-cell table:formula="of:=MID([.E215];4;2)" office:value-type="string" office:string-value="32" calcext:value-type="string">
            <text:p>32</text:p>
          </table:table-cell>
          <table:table-cell table:formula="of:=MID([.E215];7;5)" office:value-type="string" office:string-value="52.03" calcext:value-type="string">
            <text:p>52.03</text:p>
          </table:table-cell>
          <table:table-cell office:value-type="string" calcext:value-type="string">
            <text:p>087-22-38.4690W</text:p>
          </table:table-cell>
          <table:table-cell table:formula="of:=LEFT([.I215];3)" office:value-type="string" office:string-value="087" calcext:value-type="string">
            <text:p>087</text:p>
          </table:table-cell>
          <table:table-cell table:formula="of:=MID([.I215];5;2)" office:value-type="string" office:string-value="22" calcext:value-type="string">
            <text:p>22</text:p>
          </table:table-cell>
          <table:table-cell table:formula="of:=MID([.I215];8;5)" office:value-type="string" office:string-value="38.46" calcext:value-type="string">
            <text:p>38.4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ERRE HAUTE INTL-HULMAN FIELD</text:p>
          </table:table-cell>
          <table:table-cell office:value-type="string" calcext:value-type="string">
            <text:p>39-27-05.3000N</text:p>
          </table:table-cell>
          <table:table-cell table:formula="of:=LEFT([.E216];2)" office:value-type="string" office:string-value="39" calcext:value-type="string">
            <text:p>39</text:p>
          </table:table-cell>
          <table:table-cell table:formula="of:=MID([.E216];4;2)" office:value-type="string" office:string-value="27" calcext:value-type="string">
            <text:p>27</text:p>
          </table:table-cell>
          <table:table-cell table:formula="of:=MID([.E216];7;5)" office:value-type="string" office:string-value="05.30" calcext:value-type="string">
            <text:p>05.30</text:p>
          </table:table-cell>
          <table:table-cell office:value-type="string" calcext:value-type="string">
            <text:p>087-18-27.3000W</text:p>
          </table:table-cell>
          <table:table-cell table:formula="of:=LEFT([.I216];3)" office:value-type="string" office:string-value="087" calcext:value-type="string">
            <text:p>087</text:p>
          </table:table-cell>
          <table:table-cell table:formula="of:=MID([.I216];5;2)" office:value-type="string" office:string-value="18" calcext:value-type="string">
            <text:p>18</text:p>
          </table:table-cell>
          <table:table-cell table:formula="of:=MID([.I216];8;5)" office:value-type="string" office:string-value="27.30" calcext:value-type="string">
            <text:p>2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PZ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ORTER COUNTY RGNL</text:p>
          </table:table-cell>
          <table:table-cell office:value-type="string" calcext:value-type="string">
            <text:p>41-27-14.3000N</text:p>
          </table:table-cell>
          <table:table-cell table:formula="of:=LEFT([.E217];2)" office:value-type="string" office:string-value="41" calcext:value-type="string">
            <text:p>41</text:p>
          </table:table-cell>
          <table:table-cell table:formula="of:=MID([.E217];4;2)" office:value-type="string" office:string-value="27" calcext:value-type="string">
            <text:p>27</text:p>
          </table:table-cell>
          <table:table-cell table:formula="of:=MID([.E217];7;5)" office:value-type="string" office:string-value="14.30" calcext:value-type="string">
            <text:p>14.30</text:p>
          </table:table-cell>
          <table:table-cell office:value-type="string" calcext:value-type="string">
            <text:p>087-00-25.5000W</text:p>
          </table:table-cell>
          <table:table-cell table:formula="of:=LEFT([.I217];3)" office:value-type="string" office:string-value="087" calcext:value-type="string">
            <text:p>087</text:p>
          </table:table-cell>
          <table:table-cell table:formula="of:=MID([.I217];5;2)" office:value-type="string" office:string-value="00" calcext:value-type="string">
            <text:p>00</text:p>
          </table:table-cell>
          <table:table-cell table:formula="of:=MID([.I217];8;5)" office:value-type="string" office:string-value="25.50" calcext:value-type="string">
            <text:p>25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I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38-41-40.2230N</text:p>
          </table:table-cell>
          <table:table-cell table:formula="of:=LEFT([.E218];2)" office:value-type="string" office:string-value="38" calcext:value-type="string">
            <text:p>38</text:p>
          </table:table-cell>
          <table:table-cell table:formula="of:=MID([.E218];4;2)" office:value-type="string" office:string-value="41" calcext:value-type="string">
            <text:p>41</text:p>
          </table:table-cell>
          <table:table-cell table:formula="of:=MID([.E218];7;5)" office:value-type="string" office:string-value="40.22" calcext:value-type="string">
            <text:p>40.22</text:p>
          </table:table-cell>
          <table:table-cell office:value-type="string" calcext:value-type="string">
            <text:p>085-11-53.8330W</text:p>
          </table:table-cell>
          <table:table-cell table:formula="of:=LEFT([.I218];3)" office:value-type="string" office:string-value="085" calcext:value-type="string">
            <text:p>085</text:p>
          </table:table-cell>
          <table:table-cell table:formula="of:=MID([.I218];5;2)" office:value-type="string" office:string-value="11" calcext:value-type="string">
            <text:p>11</text:p>
          </table:table-cell>
          <table:table-cell table:formula="of:=MID([.I218];8;5)" office:value-type="string" office:string-value="53.83" calcext:value-type="string">
            <text:p>53.8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W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BASH MUNI</text:p>
          </table:table-cell>
          <table:table-cell office:value-type="string" calcext:value-type="string">
            <text:p>40-45-43.1000N</text:p>
          </table:table-cell>
          <table:table-cell table:formula="of:=LEFT([.E219];2)" office:value-type="string" office:string-value="40" calcext:value-type="string">
            <text:p>40</text:p>
          </table:table-cell>
          <table:table-cell table:formula="of:=MID([.E219];4;2)" office:value-type="string" office:string-value="45" calcext:value-type="string">
            <text:p>45</text:p>
          </table:table-cell>
          <table:table-cell table:formula="of:=MID([.E219];7;5)" office:value-type="string" office:string-value="43.10" calcext:value-type="string">
            <text:p>43.10</text:p>
          </table:table-cell>
          <table:table-cell office:value-type="string" calcext:value-type="string">
            <text:p>085-47-55.5000W</text:p>
          </table:table-cell>
          <table:table-cell table:formula="of:=LEFT([.I219];3)" office:value-type="string" office:string-value="085" calcext:value-type="string">
            <text:p>085</text:p>
          </table:table-cell>
          <table:table-cell table:formula="of:=MID([.I219];5;2)" office:value-type="string" office:string-value="47" calcext:value-type="string">
            <text:p>47</text:p>
          </table:table-cell>
          <table:table-cell table:formula="of:=MID([.I219];8;5)" office:value-type="string" office:string-value="55.50" calcext:value-type="string">
            <text:p>55.5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IPPECANOE</text:p>
          </table:table-cell>
          <table:table-cell office:value-type="string" calcext:value-type="string">
            <text:p>41-19-59.0000N</text:p>
          </table:table-cell>
          <table:table-cell table:formula="of:=LEFT([.E220];2)" office:value-type="string" office:string-value="41" calcext:value-type="string">
            <text:p>41</text:p>
          </table:table-cell>
          <table:table-cell table:formula="of:=MID([.E220];4;2)" office:value-type="string" office:string-value="19" calcext:value-type="string">
            <text:p>19</text:p>
          </table:table-cell>
          <table:table-cell table:formula="of:=MID([.E220];7;5)" office:value-type="string" office:string-value="59.00" calcext:value-type="string">
            <text:p>59.00</text:p>
          </table:table-cell>
          <table:table-cell office:value-type="string" calcext:value-type="string">
            <text:p>085-46-03.0000W</text:p>
          </table:table-cell>
          <table:table-cell table:formula="of:=LEFT([.I220];3)" office:value-type="string" office:string-value="085" calcext:value-type="string">
            <text:p>085</text:p>
          </table:table-cell>
          <table:table-cell table:formula="of:=MID([.I220];5;2)" office:value-type="string" office:string-value="46" calcext:value-type="string">
            <text:p>46</text:p>
          </table:table-cell>
          <table:table-cell table:formula="of:=MID([.I220];8;5)" office:value-type="string" office:string-value="03.00" calcext:value-type="string">
            <text:p>03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RSAW MUNI</text:p>
          </table:table-cell>
          <table:table-cell office:value-type="string" calcext:value-type="string">
            <text:p>41-16-28.9000N</text:p>
          </table:table-cell>
          <table:table-cell table:formula="of:=LEFT([.E221];2)" office:value-type="string" office:string-value="41" calcext:value-type="string">
            <text:p>41</text:p>
          </table:table-cell>
          <table:table-cell table:formula="of:=MID([.E221];4;2)" office:value-type="string" office:string-value="16" calcext:value-type="string">
            <text:p>16</text:p>
          </table:table-cell>
          <table:table-cell table:formula="of:=MID([.E221];7;5)" office:value-type="string" office:string-value="28.90" calcext:value-type="string">
            <text:p>28.90</text:p>
          </table:table-cell>
          <table:table-cell office:value-type="string" calcext:value-type="string">
            <text:p>085-50-24.2000W</text:p>
          </table:table-cell>
          <table:table-cell table:formula="of:=LEFT([.I221];3)" office:value-type="string" office:string-value="085" calcext:value-type="string">
            <text:p>085</text:p>
          </table:table-cell>
          <table:table-cell table:formula="of:=MID([.I221];5;2)" office:value-type="string" office:string-value="50" calcext:value-type="string">
            <text:p>50</text:p>
          </table:table-cell>
          <table:table-cell table:formula="of:=MID([.I221];8;5)" office:value-type="string" office:string-value="24.20" calcext:value-type="string">
            <text:p>24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C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38-42-01.5240N</text:p>
          </table:table-cell>
          <table:table-cell table:formula="of:=LEFT([.E222];2)" office:value-type="string" office:string-value="38" calcext:value-type="string">
            <text:p>38</text:p>
          </table:table-cell>
          <table:table-cell table:formula="of:=MID([.E222];4;2)" office:value-type="string" office:string-value="42" calcext:value-type="string">
            <text:p>42</text:p>
          </table:table-cell>
          <table:table-cell table:formula="of:=MID([.E222];7;5)" office:value-type="string" office:string-value="01.52" calcext:value-type="string">
            <text:p>01.52</text:p>
          </table:table-cell>
          <table:table-cell office:value-type="string" calcext:value-type="string">
            <text:p>087-07-47.0360W</text:p>
          </table:table-cell>
          <table:table-cell table:formula="of:=LEFT([.I222];3)" office:value-type="string" office:string-value="087" calcext:value-type="string">
            <text:p>087</text:p>
          </table:table-cell>
          <table:table-cell table:formula="of:=MID([.I222];5;2)" office:value-type="string" office:string-value="07" calcext:value-type="string">
            <text:p>07</text:p>
          </table:table-cell>
          <table:table-cell table:formula="of:=MID([.I222];8;5)" office:value-type="string" office:string-value="47.03" calcext:value-type="string">
            <text:p>47.0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C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ALKER/ROWE WATERLOO</text:p>
          </table:table-cell>
          <table:table-cell office:value-type="string" calcext:value-type="string">
            <text:p>41-25-52.1810N</text:p>
          </table:table-cell>
          <table:table-cell table:formula="of:=LEFT([.E223];2)" office:value-type="string" office:string-value="41" calcext:value-type="string">
            <text:p>41</text:p>
          </table:table-cell>
          <table:table-cell table:formula="of:=MID([.E223];4;2)" office:value-type="string" office:string-value="25" calcext:value-type="string">
            <text:p>25</text:p>
          </table:table-cell>
          <table:table-cell table:formula="of:=MID([.E223];7;5)" office:value-type="string" office:string-value="52.18" calcext:value-type="string">
            <text:p>52.18</text:p>
          </table:table-cell>
          <table:table-cell office:value-type="string" calcext:value-type="string">
            <text:p>084-58-53.8740W</text:p>
          </table:table-cell>
          <table:table-cell table:formula="of:=LEFT([.I223];3)" office:value-type="string" office:string-value="084" calcext:value-type="string">
            <text:p>084</text:p>
          </table:table-cell>
          <table:table-cell table:formula="of:=MID([.I223];5;2)" office:value-type="string" office:string-value="58" calcext:value-type="string">
            <text:p>58</text:p>
          </table:table-cell>
          <table:table-cell table:formula="of:=MID([.I223];8;5)" office:value-type="string" office:string-value="53.87" calcext:value-type="string">
            <text:p>53.8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40-02-56.1350N</text:p>
          </table:table-cell>
          <table:table-cell table:formula="of:=LEFT([.E224];2)" office:value-type="string" office:string-value="40" calcext:value-type="string">
            <text:p>40</text:p>
          </table:table-cell>
          <table:table-cell table:formula="of:=MID([.E224];4;2)" office:value-type="string" office:string-value="02" calcext:value-type="string">
            <text:p>02</text:p>
          </table:table-cell>
          <table:table-cell table:formula="of:=MID([.E224];7;5)" office:value-type="string" office:string-value="56.13" calcext:value-type="string">
            <text:p>56.13</text:p>
          </table:table-cell>
          <table:table-cell office:value-type="string" calcext:value-type="string">
            <text:p>086-09-27.9630W</text:p>
          </table:table-cell>
          <table:table-cell table:formula="of:=LEFT([.I224];3)" office:value-type="string" office:string-value="086" calcext:value-type="string">
            <text:p>086</text:p>
          </table:table-cell>
          <table:table-cell table:formula="of:=MID([.I224];5;2)" office:value-type="string" office:string-value="09" calcext:value-type="string">
            <text:p>09</text:p>
          </table:table-cell>
          <table:table-cell table:formula="of:=MID([.I224];8;5)" office:value-type="string" office:string-value="27.96" calcext:value-type="string">
            <text:p>27.9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W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ARENS FIELD</text:p>
          </table:table-cell>
          <table:table-cell office:value-type="string" calcext:value-type="string">
            <text:p>41-05-32.1470N</text:p>
          </table:table-cell>
          <table:table-cell table:formula="of:=LEFT([.E225];2)" office:value-type="string" office:string-value="41" calcext:value-type="string">
            <text:p>41</text:p>
          </table:table-cell>
          <table:table-cell table:formula="of:=MID([.E225];4;2)" office:value-type="string" office:string-value="05" calcext:value-type="string">
            <text:p>05</text:p>
          </table:table-cell>
          <table:table-cell table:formula="of:=MID([.E225];7;5)" office:value-type="string" office:string-value="32.14" calcext:value-type="string">
            <text:p>32.14</text:p>
          </table:table-cell>
          <table:table-cell office:value-type="string" calcext:value-type="string">
            <text:p>086-36-46.3360W</text:p>
          </table:table-cell>
          <table:table-cell table:formula="of:=LEFT([.I225];3)" office:value-type="string" office:string-value="086" calcext:value-type="string">
            <text:p>086</text:p>
          </table:table-cell>
          <table:table-cell table:formula="of:=MID([.I225];5;2)" office:value-type="string" office:string-value="36" calcext:value-type="string">
            <text:p>36</text:p>
          </table:table-cell>
          <table:table-cell table:formula="of:=MID([.I225];8;5)" office:value-type="string" office:string-value="46.33" calcext:value-type="string">
            <text:p>46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40-10-03.7000N</text:p>
          </table:table-cell>
          <table:table-cell table:formula="of:=LEFT([.E226];2)" office:value-type="string" office:string-value="40" calcext:value-type="string">
            <text:p>40</text:p>
          </table:table-cell>
          <table:table-cell table:formula="of:=MID([.E226];4;2)" office:value-type="string" office:string-value="10" calcext:value-type="string">
            <text:p>10</text:p>
          </table:table-cell>
          <table:table-cell table:formula="of:=MID([.E226];7;5)" office:value-type="string" office:string-value="03.70" calcext:value-type="string">
            <text:p>03.70</text:p>
          </table:table-cell>
          <table:table-cell office:value-type="string" calcext:value-type="string">
            <text:p>084-55-45.8000W</text:p>
          </table:table-cell>
          <table:table-cell table:formula="of:=LEFT([.I226];3)" office:value-type="string" office:string-value="084" calcext:value-type="string">
            <text:p>084</text:p>
          </table:table-cell>
          <table:table-cell table:formula="of:=MID([.I226];5;2)" office:value-type="string" office:string-value="55" calcext:value-type="string">
            <text:p>55</text:p>
          </table:table-cell>
          <table:table-cell table:formula="of:=MID([.I226];8;5)" office:value-type="string" office:string-value="45.80" calcext:value-type="string">
            <text:p>45.8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1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ASS LAKE</text:p>
          </table:table-cell>
          <table:table-cell office:value-type="string" calcext:value-type="string">
            <text:p>41-13-44.0000N</text:p>
          </table:table-cell>
          <table:table-cell table:formula="of:=LEFT([.E227];2)" office:value-type="string" office:string-value="41" calcext:value-type="string">
            <text:p>41</text:p>
          </table:table-cell>
          <table:table-cell table:formula="of:=MID([.E227];4;2)" office:value-type="string" office:string-value="13" calcext:value-type="string">
            <text:p>13</text:p>
          </table:table-cell>
          <table:table-cell table:formula="of:=MID([.E227];7;5)" office:value-type="string" office:string-value="44.00" calcext:value-type="string">
            <text:p>44.00</text:p>
          </table:table-cell>
          <table:table-cell office:value-type="string" calcext:value-type="string">
            <text:p>086-34-54.0000W</text:p>
          </table:table-cell>
          <table:table-cell table:formula="of:=LEFT([.I227];3)" office:value-type="string" office:string-value="086" calcext:value-type="string">
            <text:p>086</text:p>
          </table:table-cell>
          <table:table-cell table:formula="of:=MID([.I227];5;2)" office:value-type="string" office:string-value="34" calcext:value-type="string">
            <text:p>34</text:p>
          </table:table-cell>
          <table:table-cell table:formula="of:=MID([.I227];8;5)" office:value-type="string" office:string-value="54.00" calcext:value-type="string">
            <text:p>54.0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2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WINONA LAKE</text:p>
          </table:table-cell>
          <table:table-cell office:value-type="string" calcext:value-type="string">
            <text:p>41-13-23.0000N</text:p>
          </table:table-cell>
          <table:table-cell table:formula="of:=LEFT([.E228];2)" office:value-type="string" office:string-value="41" calcext:value-type="string">
            <text:p>41</text:p>
          </table:table-cell>
          <table:table-cell table:formula="of:=MID([.E228];4;2)" office:value-type="string" office:string-value="13" calcext:value-type="string">
            <text:p>13</text:p>
          </table:table-cell>
          <table:table-cell table:formula="of:=MID([.E228];7;5)" office:value-type="string" office:string-value="23.00" calcext:value-type="string">
            <text:p>23.00</text:p>
          </table:table-cell>
          <table:table-cell office:value-type="string" calcext:value-type="string">
            <text:p>085-49-50.0000W</text:p>
          </table:table-cell>
          <table:table-cell table:formula="of:=LEFT([.I228];3)" office:value-type="string" office:string-value="085" calcext:value-type="string">
            <text:p>085</text:p>
          </table:table-cell>
          <table:table-cell table:formula="of:=MID([.I228];5;2)" office:value-type="string" office:string-value="49" calcext:value-type="string">
            <text:p>49</text:p>
          </table:table-cell>
          <table:table-cell table:formula="of:=MID([.I228];8;5)" office:value-type="string" office:string-value="50.00" calcext:value-type="string">
            <text:p>50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D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ENAWEE COUNTY</text:p>
          </table:table-cell>
          <table:table-cell office:value-type="string" calcext:value-type="string">
            <text:p>41-52-03.6260N</text:p>
          </table:table-cell>
          <table:table-cell table:formula="of:=LEFT([.E229];2)" office:value-type="string" office:string-value="41" calcext:value-type="string">
            <text:p>41</text:p>
          </table:table-cell>
          <table:table-cell table:formula="of:=MID([.E229];4;2)" office:value-type="string" office:string-value="52" calcext:value-type="string">
            <text:p>52</text:p>
          </table:table-cell>
          <table:table-cell table:formula="of:=MID([.E229];7;5)" office:value-type="string" office:string-value="03.62" calcext:value-type="string">
            <text:p>03.62</text:p>
          </table:table-cell>
          <table:table-cell office:value-type="string" calcext:value-type="string">
            <text:p>084-04-38.3010W</text:p>
          </table:table-cell>
          <table:table-cell table:formula="of:=LEFT([.I229];3)" office:value-type="string" office:string-value="084" calcext:value-type="string">
            <text:p>084</text:p>
          </table:table-cell>
          <table:table-cell table:formula="of:=MID([.I229];5;2)" office:value-type="string" office:string-value="04" calcext:value-type="string">
            <text:p>04</text:p>
          </table:table-cell>
          <table:table-cell table:formula="of:=MID([.I229];8;5)" office:value-type="string" office:string-value="38.30" calcext:value-type="string">
            <text:p>38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5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DGHAM FIELD</text:p>
          </table:table-cell>
          <table:table-cell office:value-type="string" calcext:value-type="string">
            <text:p>42-31-49.5715N</text:p>
          </table:table-cell>
          <table:table-cell table:formula="of:=LEFT([.E230];2)" office:value-type="string" office:string-value="42" calcext:value-type="string">
            <text:p>42</text:p>
          </table:table-cell>
          <table:table-cell table:formula="of:=MID([.E230];4;2)" office:value-type="string" office:string-value="31" calcext:value-type="string">
            <text:p>31</text:p>
          </table:table-cell>
          <table:table-cell table:formula="of:=MID([.E230];7;5)" office:value-type="string" office:string-value="49.57" calcext:value-type="string">
            <text:p>49.57</text:p>
          </table:table-cell>
          <table:table-cell office:value-type="string" calcext:value-type="string">
            <text:p>085-49-25.6044W</text:p>
          </table:table-cell>
          <table:table-cell table:formula="of:=LEFT([.I230];3)" office:value-type="string" office:string-value="085" calcext:value-type="string">
            <text:p>085</text:p>
          </table:table-cell>
          <table:table-cell table:formula="of:=MID([.I230];5;2)" office:value-type="string" office:string-value="49" calcext:value-type="string">
            <text:p>49</text:p>
          </table:table-cell>
          <table:table-cell table:formula="of:=MID([.I230];8;5)" office:value-type="string" office:string-value="25.60" calcext:value-type="string">
            <text:p>25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TIOT COMMUNITY</text:p>
          </table:table-cell>
          <table:table-cell office:value-type="string" calcext:value-type="string">
            <text:p>43-19-19.7000N</text:p>
          </table:table-cell>
          <table:table-cell table:formula="of:=LEFT([.E231];2)" office:value-type="string" office:string-value="43" calcext:value-type="string">
            <text:p>43</text:p>
          </table:table-cell>
          <table:table-cell table:formula="of:=MID([.E231];4;2)" office:value-type="string" office:string-value="19" calcext:value-type="string">
            <text:p>19</text:p>
          </table:table-cell>
          <table:table-cell table:formula="of:=MID([.E231];7;5)" office:value-type="string" office:string-value="19.70" calcext:value-type="string">
            <text:p>19.70</text:p>
          </table:table-cell>
          <table:table-cell office:value-type="string" calcext:value-type="string">
            <text:p>084-41-16.6000W</text:p>
          </table:table-cell>
          <table:table-cell table:formula="of:=LEFT([.I231];3)" office:value-type="string" office:string-value="084" calcext:value-type="string">
            <text:p>084</text:p>
          </table:table-cell>
          <table:table-cell table:formula="of:=MID([.I231];5;2)" office:value-type="string" office:string-value="41" calcext:value-type="string">
            <text:p>41</text:p>
          </table:table-cell>
          <table:table-cell table:formula="of:=MID([.I231];8;5)" office:value-type="string" office:string-value="16.60" calcext:value-type="string">
            <text:p>16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PENA COUNTY RGNL</text:p>
          </table:table-cell>
          <table:table-cell office:value-type="string" calcext:value-type="string">
            <text:p>45-04-41.1000N</text:p>
          </table:table-cell>
          <table:table-cell table:formula="of:=LEFT([.E232];2)" office:value-type="string" office:string-value="45" calcext:value-type="string">
            <text:p>45</text:p>
          </table:table-cell>
          <table:table-cell table:formula="of:=MID([.E232];4;2)" office:value-type="string" office:string-value="04" calcext:value-type="string">
            <text:p>04</text:p>
          </table:table-cell>
          <table:table-cell table:formula="of:=MID([.E232];7;5)" office:value-type="string" office:string-value="41.10" calcext:value-type="string">
            <text:p>41.10</text:p>
          </table:table-cell>
          <table:table-cell office:value-type="string" calcext:value-type="string">
            <text:p>083-33-37.1000W</text:p>
          </table:table-cell>
          <table:table-cell table:formula="of:=LEFT([.I232];3)" office:value-type="string" office:string-value="083" calcext:value-type="string">
            <text:p>083</text:p>
          </table:table-cell>
          <table:table-cell table:formula="of:=MID([.I232];5;2)" office:value-type="string" office:string-value="33" calcext:value-type="string">
            <text:p>33</text:p>
          </table:table-cell>
          <table:table-cell table:formula="of:=MID([.I232];8;5)" office:value-type="string" office:string-value="37.10" calcext:value-type="string">
            <text:p>37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N ARBOR MUNI</text:p>
          </table:table-cell>
          <table:table-cell office:value-type="string" calcext:value-type="string">
            <text:p>42-13-22.7410N</text:p>
          </table:table-cell>
          <table:table-cell table:formula="of:=LEFT([.E233];2)" office:value-type="string" office:string-value="42" calcext:value-type="string">
            <text:p>42</text:p>
          </table:table-cell>
          <table:table-cell table:formula="of:=MID([.E233];4;2)" office:value-type="string" office:string-value="13" calcext:value-type="string">
            <text:p>13</text:p>
          </table:table-cell>
          <table:table-cell table:formula="of:=MID([.E233];7;5)" office:value-type="string" office:string-value="22.74" calcext:value-type="string">
            <text:p>22.74</text:p>
          </table:table-cell>
          <table:table-cell office:value-type="string" calcext:value-type="string">
            <text:p>083-44-44.1860W</text:p>
          </table:table-cell>
          <table:table-cell table:formula="of:=LEFT([.I233];3)" office:value-type="string" office:string-value="083" calcext:value-type="string">
            <text:p>083</text:p>
          </table:table-cell>
          <table:table-cell table:formula="of:=MID([.I233];5;2)" office:value-type="string" office:string-value="44" calcext:value-type="string">
            <text:p>44</text:p>
          </table:table-cell>
          <table:table-cell table:formula="of:=MID([.I233];8;5)" office:value-type="string" office:string-value="44.18" calcext:value-type="string">
            <text:p>44.1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TLANTA MUNI</text:p>
          </table:table-cell>
          <table:table-cell office:value-type="string" calcext:value-type="string">
            <text:p>44-59-48.8216N</text:p>
          </table:table-cell>
          <table:table-cell table:formula="of:=LEFT([.E234];2)" office:value-type="string" office:string-value="44" calcext:value-type="string">
            <text:p>44</text:p>
          </table:table-cell>
          <table:table-cell table:formula="of:=MID([.E234];4;2)" office:value-type="string" office:string-value="59" calcext:value-type="string">
            <text:p>59</text:p>
          </table:table-cell>
          <table:table-cell table:formula="of:=MID([.E234];7;5)" office:value-type="string" office:string-value="48.82" calcext:value-type="string">
            <text:p>48.82</text:p>
          </table:table-cell>
          <table:table-cell office:value-type="string" calcext:value-type="string">
            <text:p>084-07-38.0437W</text:p>
          </table:table-cell>
          <table:table-cell table:formula="of:=LEFT([.I234];3)" office:value-type="string" office:string-value="084" calcext:value-type="string">
            <text:p>084</text:p>
          </table:table-cell>
          <table:table-cell table:formula="of:=MID([.I234];5;2)" office:value-type="string" office:string-value="07" calcext:value-type="string">
            <text:p>07</text:p>
          </table:table-cell>
          <table:table-cell table:formula="of:=MID([.I234];8;5)" office:value-type="string" office:string-value="38.04" calcext:value-type="string">
            <text:p>38.0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9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VOCA</text:p>
          </table:table-cell>
          <table:table-cell office:value-type="string" calcext:value-type="string">
            <text:p>43-01-48.0990N</text:p>
          </table:table-cell>
          <table:table-cell table:formula="of:=LEFT([.E235];2)" office:value-type="string" office:string-value="43" calcext:value-type="string">
            <text:p>43</text:p>
          </table:table-cell>
          <table:table-cell table:formula="of:=MID([.E235];4;2)" office:value-type="string" office:string-value="01" calcext:value-type="string">
            <text:p>01</text:p>
          </table:table-cell>
          <table:table-cell table:formula="of:=MID([.E235];7;5)" office:value-type="string" office:string-value="48.09" calcext:value-type="string">
            <text:p>48.09</text:p>
          </table:table-cell>
          <table:table-cell office:value-type="string" calcext:value-type="string">
            <text:p>082-40-09.7270W</text:p>
          </table:table-cell>
          <table:table-cell table:formula="of:=LEFT([.I235];3)" office:value-type="string" office:string-value="082" calcext:value-type="string">
            <text:p>082</text:p>
          </table:table-cell>
          <table:table-cell table:formula="of:=MID([.I235];5;2)" office:value-type="string" office:string-value="40" calcext:value-type="string">
            <text:p>40</text:p>
          </table:table-cell>
          <table:table-cell table:formula="of:=MID([.I235];8;5)" office:value-type="string" office:string-value="09.72" calcext:value-type="string">
            <text:p>09.7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NGLER FIELD</text:p>
          </table:table-cell>
          <table:table-cell office:value-type="string" calcext:value-type="string">
            <text:p>43-50-46.4400N</text:p>
          </table:table-cell>
          <table:table-cell table:formula="of:=LEFT([.E236];2)" office:value-type="string" office:string-value="43" calcext:value-type="string">
            <text:p>43</text:p>
          </table:table-cell>
          <table:table-cell table:formula="of:=MID([.E236];4;2)" office:value-type="string" office:string-value="50" calcext:value-type="string">
            <text:p>50</text:p>
          </table:table-cell>
          <table:table-cell table:formula="of:=MID([.E236];7;5)" office:value-type="string" office:string-value="46.44" calcext:value-type="string">
            <text:p>46.44</text:p>
          </table:table-cell>
          <table:table-cell office:value-type="string" calcext:value-type="string">
            <text:p>083-02-48.4500W</text:p>
          </table:table-cell>
          <table:table-cell table:formula="of:=LEFT([.I236];3)" office:value-type="string" office:string-value="083" calcext:value-type="string">
            <text:p>083</text:p>
          </table:table-cell>
          <table:table-cell table:formula="of:=MID([.I236];5;2)" office:value-type="string" office:string-value="02" calcext:value-type="string">
            <text:p>02</text:p>
          </table:table-cell>
          <table:table-cell table:formula="of:=MID([.I236];8;5)" office:value-type="string" office:string-value="48.45" calcext:value-type="string">
            <text:p>48.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A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URON COUNTY MEMORIAL</text:p>
          </table:table-cell>
          <table:table-cell office:value-type="string" calcext:value-type="string">
            <text:p>43-46-48.8000N</text:p>
          </table:table-cell>
          <table:table-cell table:formula="of:=LEFT([.E237];2)" office:value-type="string" office:string-value="43" calcext:value-type="string">
            <text:p>43</text:p>
          </table:table-cell>
          <table:table-cell table:formula="of:=MID([.E237];4;2)" office:value-type="string" office:string-value="46" calcext:value-type="string">
            <text:p>46</text:p>
          </table:table-cell>
          <table:table-cell table:formula="of:=MID([.E237];7;5)" office:value-type="string" office:string-value="48.80" calcext:value-type="string">
            <text:p>48.80</text:p>
          </table:table-cell>
          <table:table-cell office:value-type="string" calcext:value-type="string">
            <text:p>082-59-07.5000W</text:p>
          </table:table-cell>
          <table:table-cell table:formula="of:=LEFT([.I237];3)" office:value-type="string" office:string-value="082" calcext:value-type="string">
            <text:p>082</text:p>
          </table:table-cell>
          <table:table-cell table:formula="of:=MID([.I237];5;2)" office:value-type="string" office:string-value="59" calcext:value-type="string">
            <text:p>59</text:p>
          </table:table-cell>
          <table:table-cell table:formula="of:=MID([.I237];8;5)" office:value-type="string" office:string-value="07.50" calcext:value-type="string">
            <text:p>07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D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ALDWIN MUNI</text:p>
          </table:table-cell>
          <table:table-cell office:value-type="string" calcext:value-type="string">
            <text:p>43-52-31.9283N</text:p>
          </table:table-cell>
          <table:table-cell table:formula="of:=LEFT([.E238];2)" office:value-type="string" office:string-value="43" calcext:value-type="string">
            <text:p>43</text:p>
          </table:table-cell>
          <table:table-cell table:formula="of:=MID([.E238];4;2)" office:value-type="string" office:string-value="52" calcext:value-type="string">
            <text:p>52</text:p>
          </table:table-cell>
          <table:table-cell table:formula="of:=MID([.E238];7;5)" office:value-type="string" office:string-value="31.92" calcext:value-type="string">
            <text:p>31.92</text:p>
          </table:table-cell>
          <table:table-cell office:value-type="string" calcext:value-type="string">
            <text:p>085-50-31.4970W</text:p>
          </table:table-cell>
          <table:table-cell table:formula="of:=LEFT([.I238];3)" office:value-type="string" office:string-value="085" calcext:value-type="string">
            <text:p>085</text:p>
          </table:table-cell>
          <table:table-cell table:formula="of:=MID([.I238];5;2)" office:value-type="string" office:string-value="50" calcext:value-type="string">
            <text:p>50</text:p>
          </table:table-cell>
          <table:table-cell table:formula="of:=MID([.I238];8;5)" office:value-type="string" office:string-value="31.49" calcext:value-type="string">
            <text:p>31.4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M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DY LAWN FIELD</text:p>
          </table:table-cell>
          <table:table-cell office:value-type="string" calcext:value-type="string">
            <text:p>43-07-43.1000N</text:p>
          </table:table-cell>
          <table:table-cell table:formula="of:=LEFT([.E239];2)" office:value-type="string" office:string-value="43" calcext:value-type="string">
            <text:p>43</text:p>
          </table:table-cell>
          <table:table-cell table:formula="of:=MID([.E239];4;2)" office:value-type="string" office:string-value="07" calcext:value-type="string">
            <text:p>07</text:p>
          </table:table-cell>
          <table:table-cell table:formula="of:=MID([.E239];7;5)" office:value-type="string" office:string-value="43.10" calcext:value-type="string">
            <text:p>43.10</text:p>
          </table:table-cell>
          <table:table-cell office:value-type="string" calcext:value-type="string">
            <text:p>084-22-52.5500W</text:p>
          </table:table-cell>
          <table:table-cell table:formula="of:=LEFT([.I239];3)" office:value-type="string" office:string-value="084" calcext:value-type="string">
            <text:p>084</text:p>
          </table:table-cell>
          <table:table-cell table:formula="of:=MID([.I239];5;2)" office:value-type="string" office:string-value="22" calcext:value-type="string">
            <text:p>22</text:p>
          </table:table-cell>
          <table:table-cell table:formula="of:=MID([.I239];8;5)" office:value-type="string" office:string-value="52.55" calcext:value-type="string">
            <text:p>52.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1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NIVERSITY AIRPARK</text:p>
          </table:table-cell>
          <table:table-cell office:value-type="string" calcext:value-type="string">
            <text:p>42-50-25.1200N</text:p>
          </table:table-cell>
          <table:table-cell table:formula="of:=LEFT([.E240];2)" office:value-type="string" office:string-value="42" calcext:value-type="string">
            <text:p>42</text:p>
          </table:table-cell>
          <table:table-cell table:formula="of:=MID([.E240];4;2)" office:value-type="string" office:string-value="50" calcext:value-type="string">
            <text:p>50</text:p>
          </table:table-cell>
          <table:table-cell table:formula="of:=MID([.E240];7;5)" office:value-type="string" office:string-value="25.12" calcext:value-type="string">
            <text:p>25.12</text:p>
          </table:table-cell>
          <table:table-cell office:value-type="string" calcext:value-type="string">
            <text:p>084-28-44.9220W</text:p>
          </table:table-cell>
          <table:table-cell table:formula="of:=LEFT([.I240];3)" office:value-type="string" office:string-value="084" calcext:value-type="string">
            <text:p>084</text:p>
          </table:table-cell>
          <table:table-cell table:formula="of:=MID([.I240];5;2)" office:value-type="string" office:string-value="28" calcext:value-type="string">
            <text:p>28</text:p>
          </table:table-cell>
          <table:table-cell table:formula="of:=MID([.I240];8;5)" office:value-type="string" office:string-value="44.92" calcext:value-type="string">
            <text:p>44.9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 K KELLOGG</text:p>
          </table:table-cell>
          <table:table-cell office:value-type="string" calcext:value-type="string">
            <text:p>42-18-23.3021N</text:p>
          </table:table-cell>
          <table:table-cell table:formula="of:=LEFT([.E241];2)" office:value-type="string" office:string-value="42" calcext:value-type="string">
            <text:p>42</text:p>
          </table:table-cell>
          <table:table-cell table:formula="of:=MID([.E241];4;2)" office:value-type="string" office:string-value="18" calcext:value-type="string">
            <text:p>18</text:p>
          </table:table-cell>
          <table:table-cell table:formula="of:=MID([.E241];7;5)" office:value-type="string" office:string-value="23.30" calcext:value-type="string">
            <text:p>23.30</text:p>
          </table:table-cell>
          <table:table-cell office:value-type="string" calcext:value-type="string">
            <text:p>085-15-00.3202W</text:p>
          </table:table-cell>
          <table:table-cell table:formula="of:=LEFT([.I241];3)" office:value-type="string" office:string-value="085" calcext:value-type="string">
            <text:p>085</text:p>
          </table:table-cell>
          <table:table-cell table:formula="of:=MID([.I241];5;2)" office:value-type="string" office:string-value="15" calcext:value-type="string">
            <text:p>15</text:p>
          </table:table-cell>
          <table:table-cell table:formula="of:=MID([.I241];8;5)" office:value-type="string" office:string-value="00.32" calcext:value-type="string">
            <text:p>00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C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MES CLEMENTS MUNI</text:p>
          </table:table-cell>
          <table:table-cell office:value-type="string" calcext:value-type="string">
            <text:p>43-32-49.0000N</text:p>
          </table:table-cell>
          <table:table-cell table:formula="of:=LEFT([.E242];2)" office:value-type="string" office:string-value="43" calcext:value-type="string">
            <text:p>43</text:p>
          </table:table-cell>
          <table:table-cell table:formula="of:=MID([.E242];4;2)" office:value-type="string" office:string-value="32" calcext:value-type="string">
            <text:p>32</text:p>
          </table:table-cell>
          <table:table-cell table:formula="of:=MID([.E242];7;5)" office:value-type="string" office:string-value="49.00" calcext:value-type="string">
            <text:p>49.00</text:p>
          </table:table-cell>
          <table:table-cell office:value-type="string" calcext:value-type="string">
            <text:p>083-53-43.7000W</text:p>
          </table:table-cell>
          <table:table-cell table:formula="of:=LEFT([.I242];3)" office:value-type="string" office:string-value="083" calcext:value-type="string">
            <text:p>083</text:p>
          </table:table-cell>
          <table:table-cell table:formula="of:=MID([.I242];5;2)" office:value-type="string" office:string-value="53" calcext:value-type="string">
            <text:p>53</text:p>
          </table:table-cell>
          <table:table-cell table:formula="of:=MID([.I242];8;5)" office:value-type="string" office:string-value="43.70" calcext:value-type="string">
            <text:p>43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J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AVER ISLAND</text:p>
          </table:table-cell>
          <table:table-cell office:value-type="string" calcext:value-type="string">
            <text:p>45-41-32.0000N</text:p>
          </table:table-cell>
          <table:table-cell table:formula="of:=LEFT([.E243];2)" office:value-type="string" office:string-value="45" calcext:value-type="string">
            <text:p>45</text:p>
          </table:table-cell>
          <table:table-cell table:formula="of:=MID([.E243];4;2)" office:value-type="string" office:string-value="41" calcext:value-type="string">
            <text:p>41</text:p>
          </table:table-cell>
          <table:table-cell table:formula="of:=MID([.E243];7;5)" office:value-type="string" office:string-value="32.00" calcext:value-type="string">
            <text:p>32.00</text:p>
          </table:table-cell>
          <table:table-cell office:value-type="string" calcext:value-type="string">
            <text:p>085-33-59.8000W</text:p>
          </table:table-cell>
          <table:table-cell table:formula="of:=LEFT([.I243];3)" office:value-type="string" office:string-value="085" calcext:value-type="string">
            <text:p>085</text:p>
          </table:table-cell>
          <table:table-cell table:formula="of:=MID([.I243];5;2)" office:value-type="string" office:string-value="33" calcext:value-type="string">
            <text:p>33</text:p>
          </table:table-cell>
          <table:table-cell table:formula="of:=MID([.I243];8;5)" office:value-type="string" office:string-value="59.80" calcext:value-type="string">
            <text:p>59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LKE</text:p>
          </table:table-cell>
          <table:table-cell office:value-type="string" calcext:value-type="string">
            <text:p>45-43-16.1847N</text:p>
          </table:table-cell>
          <table:table-cell table:formula="of:=LEFT([.E244];2)" office:value-type="string" office:string-value="45" calcext:value-type="string">
            <text:p>45</text:p>
          </table:table-cell>
          <table:table-cell table:formula="of:=MID([.E244];4;2)" office:value-type="string" office:string-value="43" calcext:value-type="string">
            <text:p>43</text:p>
          </table:table-cell>
          <table:table-cell table:formula="of:=MID([.E244];7;5)" office:value-type="string" office:string-value="16.18" calcext:value-type="string">
            <text:p>16.18</text:p>
          </table:table-cell>
          <table:table-cell office:value-type="string" calcext:value-type="string">
            <text:p>085-31-13.2402W</text:p>
          </table:table-cell>
          <table:table-cell table:formula="of:=LEFT([.I244];3)" office:value-type="string" office:string-value="085" calcext:value-type="string">
            <text:p>085</text:p>
          </table:table-cell>
          <table:table-cell table:formula="of:=MID([.I244];5;2)" office:value-type="string" office:string-value="31" calcext:value-type="string">
            <text:p>31</text:p>
          </table:table-cell>
          <table:table-cell table:formula="of:=MID([.I244];8;5)" office:value-type="string" office:string-value="13.24" calcext:value-type="string">
            <text:p>13.2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CB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TRIM COUNTY</text:p>
          </table:table-cell>
          <table:table-cell office:value-type="string" calcext:value-type="string">
            <text:p>44-59-18.9000N</text:p>
          </table:table-cell>
          <table:table-cell table:formula="of:=LEFT([.E245];2)" office:value-type="string" office:string-value="44" calcext:value-type="string">
            <text:p>44</text:p>
          </table:table-cell>
          <table:table-cell table:formula="of:=MID([.E245];4;2)" office:value-type="string" office:string-value="59" calcext:value-type="string">
            <text:p>59</text:p>
          </table:table-cell>
          <table:table-cell table:formula="of:=MID([.E245];7;5)" office:value-type="string" office:string-value="18.90" calcext:value-type="string">
            <text:p>18.90</text:p>
          </table:table-cell>
          <table:table-cell office:value-type="string" calcext:value-type="string">
            <text:p>085-11-54.1000W</text:p>
          </table:table-cell>
          <table:table-cell table:formula="of:=LEFT([.I245];3)" office:value-type="string" office:string-value="085" calcext:value-type="string">
            <text:p>085</text:p>
          </table:table-cell>
          <table:table-cell table:formula="of:=MID([.I245];5;2)" office:value-type="string" office:string-value="11" calcext:value-type="string">
            <text:p>11</text:p>
          </table:table-cell>
          <table:table-cell table:formula="of:=MID([.I245];8;5)" office:value-type="string" office:string-value="54.10" calcext:value-type="string">
            <text:p>54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3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42-10-36.1450N</text:p>
          </table:table-cell>
          <table:table-cell table:formula="of:=LEFT([.E246];2)" office:value-type="string" office:string-value="42" calcext:value-type="string">
            <text:p>42</text:p>
          </table:table-cell>
          <table:table-cell table:formula="of:=MID([.E246];4;2)" office:value-type="string" office:string-value="10" calcext:value-type="string">
            <text:p>10</text:p>
          </table:table-cell>
          <table:table-cell table:formula="of:=MID([.E246];7;5)" office:value-type="string" office:string-value="36.14" calcext:value-type="string">
            <text:p>36.14</text:p>
          </table:table-cell>
          <table:table-cell office:value-type="string" calcext:value-type="string">
            <text:p>083-32-44.7710W</text:p>
          </table:table-cell>
          <table:table-cell table:formula="of:=LEFT([.I246];3)" office:value-type="string" office:string-value="083" calcext:value-type="string">
            <text:p>083</text:p>
          </table:table-cell>
          <table:table-cell table:formula="of:=MID([.I246];5;2)" office:value-type="string" office:string-value="32" calcext:value-type="string">
            <text:p>32</text:p>
          </table:table-cell>
          <table:table-cell table:formula="of:=MID([.I246];8;5)" office:value-type="string" office:string-value="44.77" calcext:value-type="string">
            <text:p>44.7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OUTHWEST MICHIGAN RGNL</text:p>
          </table:table-cell>
          <table:table-cell office:value-type="string" calcext:value-type="string">
            <text:p>42-07-42.7084N</text:p>
          </table:table-cell>
          <table:table-cell table:formula="of:=LEFT([.E247];2)" office:value-type="string" office:string-value="42" calcext:value-type="string">
            <text:p>42</text:p>
          </table:table-cell>
          <table:table-cell table:formula="of:=MID([.E247];4;2)" office:value-type="string" office:string-value="07" calcext:value-type="string">
            <text:p>07</text:p>
          </table:table-cell>
          <table:table-cell table:formula="of:=MID([.E247];7;5)" office:value-type="string" office:string-value="42.70" calcext:value-type="string">
            <text:p>42.70</text:p>
          </table:table-cell>
          <table:table-cell office:value-type="string" calcext:value-type="string">
            <text:p>086-25-34.0871W</text:p>
          </table:table-cell>
          <table:table-cell table:formula="of:=LEFT([.I247];3)" office:value-type="string" office:string-value="086" calcext:value-type="string">
            <text:p>086</text:p>
          </table:table-cell>
          <table:table-cell table:formula="of:=MID([.I247];5;2)" office:value-type="string" office:string-value="25" calcext:value-type="string">
            <text:p>25</text:p>
          </table:table-cell>
          <table:table-cell table:formula="of:=MID([.I247];8;5)" office:value-type="string" office:string-value="34.08" calcext:value-type="string">
            <text:p>34.0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DREWS UNIVERSITY AIRPARK</text:p>
          </table:table-cell>
          <table:table-cell office:value-type="string" calcext:value-type="string">
            <text:p>41-57-03.8000N</text:p>
          </table:table-cell>
          <table:table-cell table:formula="of:=LEFT([.E248];2)" office:value-type="string" office:string-value="41" calcext:value-type="string">
            <text:p>41</text:p>
          </table:table-cell>
          <table:table-cell table:formula="of:=MID([.E248];4;2)" office:value-type="string" office:string-value="57" calcext:value-type="string">
            <text:p>57</text:p>
          </table:table-cell>
          <table:table-cell table:formula="of:=MID([.E248];7;5)" office:value-type="string" office:string-value="03.80" calcext:value-type="string">
            <text:p>03.80</text:p>
          </table:table-cell>
          <table:table-cell office:value-type="string" calcext:value-type="string">
            <text:p>086-22-05.1000W</text:p>
          </table:table-cell>
          <table:table-cell table:formula="of:=LEFT([.I248];3)" office:value-type="string" office:string-value="086" calcext:value-type="string">
            <text:p>086</text:p>
          </table:table-cell>
          <table:table-cell table:formula="of:=MID([.I248];5;2)" office:value-type="string" office:string-value="22" calcext:value-type="string">
            <text:p>22</text:p>
          </table:table-cell>
          <table:table-cell table:formula="of:=MID([.I248];8;5)" office:value-type="string" office:string-value="05.10" calcext:value-type="string">
            <text:p>05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QB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BEN-HOOD</text:p>
          </table:table-cell>
          <table:table-cell office:value-type="string" calcext:value-type="string">
            <text:p>43-43-21.5000N</text:p>
          </table:table-cell>
          <table:table-cell table:formula="of:=LEFT([.E249];2)" office:value-type="string" office:string-value="43" calcext:value-type="string">
            <text:p>43</text:p>
          </table:table-cell>
          <table:table-cell table:formula="of:=MID([.E249];4;2)" office:value-type="string" office:string-value="43" calcext:value-type="string">
            <text:p>43</text:p>
          </table:table-cell>
          <table:table-cell table:formula="of:=MID([.E249];7;5)" office:value-type="string" office:string-value="21.50" calcext:value-type="string">
            <text:p>21.50</text:p>
          </table:table-cell>
          <table:table-cell office:value-type="string" calcext:value-type="string">
            <text:p>085-30-14.6000W</text:p>
          </table:table-cell>
          <table:table-cell table:formula="of:=LEFT([.I249];3)" office:value-type="string" office:string-value="085" calcext:value-type="string">
            <text:p>085</text:p>
          </table:table-cell>
          <table:table-cell table:formula="of:=MID([.I249];5;2)" office:value-type="string" office:string-value="30" calcext:value-type="string">
            <text:p>30</text:p>
          </table:table-cell>
          <table:table-cell table:formula="of:=MID([.I249];8;5)" office:value-type="string" office:string-value="14.60" calcext:value-type="string">
            <text:p>14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4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ETZ</text:p>
          </table:table-cell>
          <table:table-cell office:value-type="string" calcext:value-type="string">
            <text:p>41-51-20.1730N</text:p>
          </table:table-cell>
          <table:table-cell table:formula="of:=LEFT([.E250];2)" office:value-type="string" office:string-value="41" calcext:value-type="string">
            <text:p>41</text:p>
          </table:table-cell>
          <table:table-cell table:formula="of:=MID([.E250];4;2)" office:value-type="string" office:string-value="51" calcext:value-type="string">
            <text:p>51</text:p>
          </table:table-cell>
          <table:table-cell table:formula="of:=MID([.E250];7;5)" office:value-type="string" office:string-value="20.17" calcext:value-type="string">
            <text:p>20.17</text:p>
          </table:table-cell>
          <table:table-cell office:value-type="string" calcext:value-type="string">
            <text:p>083-52-14.7880W</text:p>
          </table:table-cell>
          <table:table-cell table:formula="of:=LEFT([.I250];3)" office:value-type="string" office:string-value="083" calcext:value-type="string">
            <text:p>083</text:p>
          </table:table-cell>
          <table:table-cell table:formula="of:=MID([.I250];5;2)" office:value-type="string" office:string-value="52" calcext:value-type="string">
            <text:p>52</text:p>
          </table:table-cell>
          <table:table-cell table:formula="of:=MID([.I250];8;5)" office:value-type="string" office:string-value="14.78" calcext:value-type="string">
            <text:p>14.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IS BLANC ISLAND</text:p>
          </table:table-cell>
          <table:table-cell office:value-type="string" calcext:value-type="string">
            <text:p>45-45-58.6716N</text:p>
          </table:table-cell>
          <table:table-cell table:formula="of:=LEFT([.E251];2)" office:value-type="string" office:string-value="45" calcext:value-type="string">
            <text:p>45</text:p>
          </table:table-cell>
          <table:table-cell table:formula="of:=MID([.E251];4;2)" office:value-type="string" office:string-value="45" calcext:value-type="string">
            <text:p>45</text:p>
          </table:table-cell>
          <table:table-cell table:formula="of:=MID([.E251];7;5)" office:value-type="string" office:string-value="58.67" calcext:value-type="string">
            <text:p>58.67</text:p>
          </table:table-cell>
          <table:table-cell office:value-type="string" calcext:value-type="string">
            <text:p>084-30-13.7302W</text:p>
          </table:table-cell>
          <table:table-cell table:formula="of:=LEFT([.I251];3)" office:value-type="string" office:string-value="084" calcext:value-type="string">
            <text:p>084</text:p>
          </table:table-cell>
          <table:table-cell table:formula="of:=MID([.I251];5;2)" office:value-type="string" office:string-value="30" calcext:value-type="string">
            <text:p>30</text:p>
          </table:table-cell>
          <table:table-cell table:formula="of:=MID([.I251];8;5)" office:value-type="string" office:string-value="13.73" calcext:value-type="string">
            <text:p>13.7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9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YNE CITY MUNI</text:p>
          </table:table-cell>
          <table:table-cell office:value-type="string" calcext:value-type="string">
            <text:p>45-12-31.7284N</text:p>
          </table:table-cell>
          <table:table-cell table:formula="of:=LEFT([.E252];2)" office:value-type="string" office:string-value="45" calcext:value-type="string">
            <text:p>45</text:p>
          </table:table-cell>
          <table:table-cell table:formula="of:=MID([.E252];4;2)" office:value-type="string" office:string-value="12" calcext:value-type="string">
            <text:p>12</text:p>
          </table:table-cell>
          <table:table-cell table:formula="of:=MID([.E252];7;5)" office:value-type="string" office:string-value="31.72" calcext:value-type="string">
            <text:p>31.72</text:p>
          </table:table-cell>
          <table:table-cell office:value-type="string" calcext:value-type="string">
            <text:p>084-59-23.5880W</text:p>
          </table:table-cell>
          <table:table-cell table:formula="of:=LEFT([.I252];3)" office:value-type="string" office:string-value="084" calcext:value-type="string">
            <text:p>084</text:p>
          </table:table-cell>
          <table:table-cell table:formula="of:=MID([.I252];5;2)" office:value-type="string" office:string-value="59" calcext:value-type="string">
            <text:p>59</text:p>
          </table:table-cell>
          <table:table-cell table:formula="of:=MID([.I252];8;5)" office:value-type="string" office:string-value="23.58" calcext:value-type="string">
            <text:p>23.5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OYNE MOUNTAIN</text:p>
          </table:table-cell>
          <table:table-cell office:value-type="string" calcext:value-type="string">
            <text:p>45-09-57.0295N</text:p>
          </table:table-cell>
          <table:table-cell table:formula="of:=LEFT([.E253];2)" office:value-type="string" office:string-value="45" calcext:value-type="string">
            <text:p>45</text:p>
          </table:table-cell>
          <table:table-cell table:formula="of:=MID([.E253];4;2)" office:value-type="string" office:string-value="09" calcext:value-type="string">
            <text:p>09</text:p>
          </table:table-cell>
          <table:table-cell table:formula="of:=MID([.E253];7;5)" office:value-type="string" office:string-value="57.02" calcext:value-type="string">
            <text:p>57.02</text:p>
          </table:table-cell>
          <table:table-cell office:value-type="string" calcext:value-type="string">
            <text:p>084-55-26.8100W</text:p>
          </table:table-cell>
          <table:table-cell table:formula="of:=LEFT([.I253];3)" office:value-type="string" office:string-value="084" calcext:value-type="string">
            <text:p>084</text:p>
          </table:table-cell>
          <table:table-cell table:formula="of:=MID([.I253];5;2)" office:value-type="string" office:string-value="55" calcext:value-type="string">
            <text:p>55</text:p>
          </table:table-cell>
          <table:table-cell table:formula="of:=MID([.I253];8;5)" office:value-type="string" office:string-value="26.81" calcext:value-type="string">
            <text:p>26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5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42-34-11.3300N</text:p>
          </table:table-cell>
          <table:table-cell table:formula="of:=LEFT([.E254];2)" office:value-type="string" office:string-value="42" calcext:value-type="string">
            <text:p>42</text:p>
          </table:table-cell>
          <table:table-cell table:formula="of:=MID([.E254];4;2)" office:value-type="string" office:string-value="34" calcext:value-type="string">
            <text:p>34</text:p>
          </table:table-cell>
          <table:table-cell table:formula="of:=MID([.E254];7;5)" office:value-type="string" office:string-value="11.33" calcext:value-type="string">
            <text:p>11.33</text:p>
          </table:table-cell>
          <table:table-cell office:value-type="string" calcext:value-type="string">
            <text:p>083-46-42.7000W</text:p>
          </table:table-cell>
          <table:table-cell table:formula="of:=LEFT([.I254];3)" office:value-type="string" office:string-value="083" calcext:value-type="string">
            <text:p>083</text:p>
          </table:table-cell>
          <table:table-cell table:formula="of:=MID([.I254];5;2)" office:value-type="string" office:string-value="46" calcext:value-type="string">
            <text:p>46</text:p>
          </table:table-cell>
          <table:table-cell table:formula="of:=MID([.I254];8;5)" office:value-type="string" office:string-value="42.70" calcext:value-type="string">
            <text:p>42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G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MROCK FLD</text:p>
          </table:table-cell>
          <table:table-cell office:value-type="string" calcext:value-type="string">
            <text:p>42-05-42.1480N</text:p>
          </table:table-cell>
          <table:table-cell table:formula="of:=LEFT([.E255];2)" office:value-type="string" office:string-value="42" calcext:value-type="string">
            <text:p>42</text:p>
          </table:table-cell>
          <table:table-cell table:formula="of:=MID([.E255];4;2)" office:value-type="string" office:string-value="05" calcext:value-type="string">
            <text:p>05</text:p>
          </table:table-cell>
          <table:table-cell table:formula="of:=MID([.E255];7;5)" office:value-type="string" office:string-value="42.14" calcext:value-type="string">
            <text:p>42.14</text:p>
          </table:table-cell>
          <table:table-cell office:value-type="string" calcext:value-type="string">
            <text:p>084-14-26.8120W</text:p>
          </table:table-cell>
          <table:table-cell table:formula="of:=LEFT([.I255];3)" office:value-type="string" office:string-value="084" calcext:value-type="string">
            <text:p>084</text:p>
          </table:table-cell>
          <table:table-cell table:formula="of:=MID([.I255];5;2)" office:value-type="string" office:string-value="14" calcext:value-type="string">
            <text:p>14</text:p>
          </table:table-cell>
          <table:table-cell table:formula="of:=MID([.I255];8;5)" office:value-type="string" office:string-value="26.81" calcext:value-type="string">
            <text:p>26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XFORD COUNTY</text:p>
          </table:table-cell>
          <table:table-cell office:value-type="string" calcext:value-type="string">
            <text:p>44-16-31.2000N</text:p>
          </table:table-cell>
          <table:table-cell table:formula="of:=LEFT([.E256];2)" office:value-type="string" office:string-value="44" calcext:value-type="string">
            <text:p>44</text:p>
          </table:table-cell>
          <table:table-cell table:formula="of:=MID([.E256];4;2)" office:value-type="string" office:string-value="16" calcext:value-type="string">
            <text:p>16</text:p>
          </table:table-cell>
          <table:table-cell table:formula="of:=MID([.E256];7;5)" office:value-type="string" office:string-value="31.20" calcext:value-type="string">
            <text:p>31.20</text:p>
          </table:table-cell>
          <table:table-cell office:value-type="string" calcext:value-type="string">
            <text:p>085-25-08.1000W</text:p>
          </table:table-cell>
          <table:table-cell table:formula="of:=LEFT([.I256];3)" office:value-type="string" office:string-value="085" calcext:value-type="string">
            <text:p>085</text:p>
          </table:table-cell>
          <table:table-cell table:formula="of:=MID([.I256];5;2)" office:value-type="string" office:string-value="25" calcext:value-type="string">
            <text:p>25</text:p>
          </table:table-cell>
          <table:table-cell table:formula="of:=MID([.I256];8;5)" office:value-type="string" office:string-value="08.10" calcext:value-type="string">
            <text:p>08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W8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UZZWICK</text:p>
          </table:table-cell>
          <table:table-cell office:value-type="string" calcext:value-type="string">
            <text:p>42-01-02.8326N</text:p>
          </table:table-cell>
          <table:table-cell table:formula="of:=LEFT([.E257];2)" office:value-type="string" office:string-value="42" calcext:value-type="string">
            <text:p>42</text:p>
          </table:table-cell>
          <table:table-cell table:formula="of:=MID([.E257];4;2)" office:value-type="string" office:string-value="01" calcext:value-type="string">
            <text:p>01</text:p>
          </table:table-cell>
          <table:table-cell table:formula="of:=MID([.E257];7;5)" office:value-type="string" office:string-value="02.83" calcext:value-type="string">
            <text:p>02.83</text:p>
          </table:table-cell>
          <table:table-cell office:value-type="string" calcext:value-type="string">
            <text:p>083-22-24.9453W</text:p>
          </table:table-cell>
          <table:table-cell table:formula="of:=LEFT([.I257];3)" office:value-type="string" office:string-value="083" calcext:value-type="string">
            <text:p>083</text:p>
          </table:table-cell>
          <table:table-cell table:formula="of:=MID([.I257];5;2)" office:value-type="string" office:string-value="22" calcext:value-type="string">
            <text:p>22</text:p>
          </table:table-cell>
          <table:table-cell table:formula="of:=MID([.I257];8;5)" office:value-type="string" office:string-value="24.94" calcext:value-type="string">
            <text:p>24.9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F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USCOLA AREA</text:p>
          </table:table-cell>
          <table:table-cell office:value-type="string" calcext:value-type="string">
            <text:p>43-27-31.9030N</text:p>
          </table:table-cell>
          <table:table-cell table:formula="of:=LEFT([.E258];2)" office:value-type="string" office:string-value="43" calcext:value-type="string">
            <text:p>43</text:p>
          </table:table-cell>
          <table:table-cell table:formula="of:=MID([.E258];4;2)" office:value-type="string" office:string-value="27" calcext:value-type="string">
            <text:p>27</text:p>
          </table:table-cell>
          <table:table-cell table:formula="of:=MID([.E258];7;5)" office:value-type="string" office:string-value="31.90" calcext:value-type="string">
            <text:p>31.90</text:p>
          </table:table-cell>
          <table:table-cell office:value-type="string" calcext:value-type="string">
            <text:p>083-26-43.6046W</text:p>
          </table:table-cell>
          <table:table-cell table:formula="of:=LEFT([.I258];3)" office:value-type="string" office:string-value="083" calcext:value-type="string">
            <text:p>083</text:p>
          </table:table-cell>
          <table:table-cell table:formula="of:=MID([.I258];5;2)" office:value-type="string" office:string-value="26" calcext:value-type="string">
            <text:p>26</text:p>
          </table:table-cell>
          <table:table-cell table:formula="of:=MID([.I258];8;5)" office:value-type="string" office:string-value="43.60" calcext:value-type="string">
            <text:p>43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V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ARLEVOIX MUNI</text:p>
          </table:table-cell>
          <table:table-cell office:value-type="string" calcext:value-type="string">
            <text:p>45-18-17.5000N</text:p>
          </table:table-cell>
          <table:table-cell table:formula="of:=LEFT([.E259];2)" office:value-type="string" office:string-value="45" calcext:value-type="string">
            <text:p>45</text:p>
          </table:table-cell>
          <table:table-cell table:formula="of:=MID([.E259];4;2)" office:value-type="string" office:string-value="18" calcext:value-type="string">
            <text:p>18</text:p>
          </table:table-cell>
          <table:table-cell table:formula="of:=MID([.E259];7;5)" office:value-type="string" office:string-value="17.50" calcext:value-type="string">
            <text:p>17.50</text:p>
          </table:table-cell>
          <table:table-cell office:value-type="string" calcext:value-type="string">
            <text:p>085-16-31.1000W</text:p>
          </table:table-cell>
          <table:table-cell table:formula="of:=LEFT([.I259];3)" office:value-type="string" office:string-value="085" calcext:value-type="string">
            <text:p>085</text:p>
          </table:table-cell>
          <table:table-cell table:formula="of:=MID([.I259];5;2)" office:value-type="string" office:string-value="16" calcext:value-type="string">
            <text:p>16</text:p>
          </table:table-cell>
          <table:table-cell table:formula="of:=MID([.I259];8;5)" office:value-type="string" office:string-value="31.10" calcext:value-type="string">
            <text:p>31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P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ITCH H BEACH</text:p>
          </table:table-cell>
          <table:table-cell office:value-type="string" calcext:value-type="string">
            <text:p>42-34-26.7000N</text:p>
          </table:table-cell>
          <table:table-cell table:formula="of:=LEFT([.E260];2)" office:value-type="string" office:string-value="42" calcext:value-type="string">
            <text:p>42</text:p>
          </table:table-cell>
          <table:table-cell table:formula="of:=MID([.E260];4;2)" office:value-type="string" office:string-value="34" calcext:value-type="string">
            <text:p>34</text:p>
          </table:table-cell>
          <table:table-cell table:formula="of:=MID([.E260];7;5)" office:value-type="string" office:string-value="26.70" calcext:value-type="string">
            <text:p>26.70</text:p>
          </table:table-cell>
          <table:table-cell office:value-type="string" calcext:value-type="string">
            <text:p>084-48-43.6000W</text:p>
          </table:table-cell>
          <table:table-cell table:formula="of:=LEFT([.I260];3)" office:value-type="string" office:string-value="084" calcext:value-type="string">
            <text:p>084</text:p>
          </table:table-cell>
          <table:table-cell table:formula="of:=MID([.I260];5;2)" office:value-type="string" office:string-value="48" calcext:value-type="string">
            <text:p>48</text:p>
          </table:table-cell>
          <table:table-cell table:formula="of:=MID([.I260];8;5)" office:value-type="string" office:string-value="43.60" calcext:value-type="string">
            <text:p>43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9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ND VALLEY</text:p>
          </table:table-cell>
          <table:table-cell office:value-type="string" calcext:value-type="string">
            <text:p>42-34-40.6200N</text:p>
          </table:table-cell>
          <table:table-cell table:formula="of:=LEFT([.E261];2)" office:value-type="string" office:string-value="42" calcext:value-type="string">
            <text:p>42</text:p>
          </table:table-cell>
          <table:table-cell table:formula="of:=MID([.E261];4;2)" office:value-type="string" office:string-value="34" calcext:value-type="string">
            <text:p>34</text:p>
          </table:table-cell>
          <table:table-cell table:formula="of:=MID([.E261];7;5)" office:value-type="string" office:string-value="40.62" calcext:value-type="string">
            <text:p>40.62</text:p>
          </table:table-cell>
          <table:table-cell office:value-type="string" calcext:value-type="string">
            <text:p>084-54-32.4450W</text:p>
          </table:table-cell>
          <table:table-cell table:formula="of:=LEFT([.I261];3)" office:value-type="string" office:string-value="084" calcext:value-type="string">
            <text:p>084</text:p>
          </table:table-cell>
          <table:table-cell table:formula="of:=MID([.I261];5;2)" office:value-type="string" office:string-value="54" calcext:value-type="string">
            <text:p>54</text:p>
          </table:table-cell>
          <table:table-cell table:formula="of:=MID([.I261];8;5)" office:value-type="string" office:string-value="32.44" calcext:value-type="string">
            <text:p>32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L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EBOYGAN COUNTY</text:p>
          </table:table-cell>
          <table:table-cell office:value-type="string" calcext:value-type="string">
            <text:p>45-39-13.6301N</text:p>
          </table:table-cell>
          <table:table-cell table:formula="of:=LEFT([.E262];2)" office:value-type="string" office:string-value="45" calcext:value-type="string">
            <text:p>45</text:p>
          </table:table-cell>
          <table:table-cell table:formula="of:=MID([.E262];4;2)" office:value-type="string" office:string-value="39" calcext:value-type="string">
            <text:p>39</text:p>
          </table:table-cell>
          <table:table-cell table:formula="of:=MID([.E262];7;5)" office:value-type="string" office:string-value="13.63" calcext:value-type="string">
            <text:p>13.63</text:p>
          </table:table-cell>
          <table:table-cell office:value-type="string" calcext:value-type="string">
            <text:p>084-31-09.4945W</text:p>
          </table:table-cell>
          <table:table-cell table:formula="of:=LEFT([.I262];3)" office:value-type="string" office:string-value="084" calcext:value-type="string">
            <text:p>084</text:p>
          </table:table-cell>
          <table:table-cell table:formula="of:=MID([.I262];5;2)" office:value-type="string" office:string-value="31" calcext:value-type="string">
            <text:p>31</text:p>
          </table:table-cell>
          <table:table-cell table:formula="of:=MID([.I262];8;5)" office:value-type="string" office:string-value="09.49" calcext:value-type="string">
            <text:p>09.4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M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FFMAN'S BLACK MOUNTAIN AERODROME</text:p>
          </table:table-cell>
          <table:table-cell office:value-type="string" calcext:value-type="string">
            <text:p>45-31-55.0000N</text:p>
          </table:table-cell>
          <table:table-cell table:formula="of:=LEFT([.E263];2)" office:value-type="string" office:string-value="45" calcext:value-type="string">
            <text:p>45</text:p>
          </table:table-cell>
          <table:table-cell table:formula="of:=MID([.E263];4;2)" office:value-type="string" office:string-value="31" calcext:value-type="string">
            <text:p>31</text:p>
          </table:table-cell>
          <table:table-cell table:formula="of:=MID([.E263];7;5)" office:value-type="string" office:string-value="55.00" calcext:value-type="string">
            <text:p>55.00</text:p>
          </table:table-cell>
          <table:table-cell office:value-type="string" calcext:value-type="string">
            <text:p>084-18-29.0000W</text:p>
          </table:table-cell>
          <table:table-cell table:formula="of:=LEFT([.I263];3)" office:value-type="string" office:string-value="084" calcext:value-type="string">
            <text:p>084</text:p>
          </table:table-cell>
          <table:table-cell table:formula="of:=MID([.I263];5;2)" office:value-type="string" office:string-value="18" calcext:value-type="string">
            <text:p>18</text:p>
          </table:table-cell>
          <table:table-cell table:formula="of:=MID([.I263];8;5)" office:value-type="string" office:string-value="29.00" calcext:value-type="string">
            <text:p>29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0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WARD NIXON MEMORIAL</text:p>
          </table:table-cell>
          <table:table-cell office:value-type="string" calcext:value-type="string">
            <text:p>43-10-55.1144N</text:p>
          </table:table-cell>
          <table:table-cell table:formula="of:=LEFT([.E264];2)" office:value-type="string" office:string-value="43" calcext:value-type="string">
            <text:p>43</text:p>
          </table:table-cell>
          <table:table-cell table:formula="of:=MID([.E264];4;2)" office:value-type="string" office:string-value="10" calcext:value-type="string">
            <text:p>10</text:p>
          </table:table-cell>
          <table:table-cell table:formula="of:=MID([.E264];7;5)" office:value-type="string" office:string-value="55.11" calcext:value-type="string">
            <text:p>55.11</text:p>
          </table:table-cell>
          <table:table-cell office:value-type="string" calcext:value-type="string">
            <text:p>084-07-59.8521W</text:p>
          </table:table-cell>
          <table:table-cell table:formula="of:=LEFT([.I264];3)" office:value-type="string" office:string-value="084" calcext:value-type="string">
            <text:p>084</text:p>
          </table:table-cell>
          <table:table-cell table:formula="of:=MID([.I264];5;2)" office:value-type="string" office:string-value="07" calcext:value-type="string">
            <text:p>07</text:p>
          </table:table-cell>
          <table:table-cell table:formula="of:=MID([.I264];8;5)" office:value-type="string" office:string-value="59.85" calcext:value-type="string">
            <text:p>59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8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LARE MUNI</text:p>
          </table:table-cell>
          <table:table-cell office:value-type="string" calcext:value-type="string">
            <text:p>43-50-04.0000N</text:p>
          </table:table-cell>
          <table:table-cell table:formula="of:=LEFT([.E265];2)" office:value-type="string" office:string-value="43" calcext:value-type="string">
            <text:p>43</text:p>
          </table:table-cell>
          <table:table-cell table:formula="of:=MID([.E265];4;2)" office:value-type="string" office:string-value="50" calcext:value-type="string">
            <text:p>50</text:p>
          </table:table-cell>
          <table:table-cell table:formula="of:=MID([.E265];7;5)" office:value-type="string" office:string-value="04.00" calcext:value-type="string">
            <text:p>04.00</text:p>
          </table:table-cell>
          <table:table-cell office:value-type="string" calcext:value-type="string">
            <text:p>084-44-24.8000W</text:p>
          </table:table-cell>
          <table:table-cell table:formula="of:=LEFT([.I265];3)" office:value-type="string" office:string-value="084" calcext:value-type="string">
            <text:p>084</text:p>
          </table:table-cell>
          <table:table-cell table:formula="of:=MID([.I265];5;2)" office:value-type="string" office:string-value="44" calcext:value-type="string">
            <text:p>44</text:p>
          </table:table-cell>
          <table:table-cell table:formula="of:=MID([.I265];8;5)" office:value-type="string" office:string-value="24.80" calcext:value-type="string">
            <text:p>24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N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NEY ACRES</text:p>
          </table:table-cell>
          <table:table-cell office:value-type="string" calcext:value-type="string">
            <text:p>42-04-40.1510N</text:p>
          </table:table-cell>
          <table:table-cell table:formula="of:=LEFT([.E266];2)" office:value-type="string" office:string-value="42" calcext:value-type="string">
            <text:p>42</text:p>
          </table:table-cell>
          <table:table-cell table:formula="of:=MID([.E266];4;2)" office:value-type="string" office:string-value="04" calcext:value-type="string">
            <text:p>04</text:p>
          </table:table-cell>
          <table:table-cell table:formula="of:=MID([.E266];7;5)" office:value-type="string" office:string-value="40.15" calcext:value-type="string">
            <text:p>40.15</text:p>
          </table:table-cell>
          <table:table-cell office:value-type="string" calcext:value-type="string">
            <text:p>083-59-09.7950W</text:p>
          </table:table-cell>
          <table:table-cell table:formula="of:=LEFT([.I266];3)" office:value-type="string" office:string-value="083" calcext:value-type="string">
            <text:p>083</text:p>
          </table:table-cell>
          <table:table-cell table:formula="of:=MID([.I266];5;2)" office:value-type="string" office:string-value="59" calcext:value-type="string">
            <text:p>59</text:p>
          </table:table-cell>
          <table:table-cell table:formula="of:=MID([.I266];8;5)" office:value-type="string" office:string-value="09.79" calcext:value-type="string">
            <text:p>09.7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1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KAY</text:p>
          </table:table-cell>
          <table:table-cell office:value-type="string" calcext:value-type="string">
            <text:p>43-08-36.4048N</text:p>
          </table:table-cell>
          <table:table-cell table:formula="of:=LEFT([.E267];2)" office:value-type="string" office:string-value="43" calcext:value-type="string">
            <text:p>43</text:p>
          </table:table-cell>
          <table:table-cell table:formula="of:=MID([.E267];4;2)" office:value-type="string" office:string-value="08" calcext:value-type="string">
            <text:p>08</text:p>
          </table:table-cell>
          <table:table-cell table:formula="of:=MID([.E267];7;5)" office:value-type="string" office:string-value="36.40" calcext:value-type="string">
            <text:p>36.40</text:p>
          </table:table-cell>
          <table:table-cell office:value-type="string" calcext:value-type="string">
            <text:p>083-47-49.0389W</text:p>
          </table:table-cell>
          <table:table-cell table:formula="of:=LEFT([.I267];3)" office:value-type="string" office:string-value="083" calcext:value-type="string">
            <text:p>083</text:p>
          </table:table-cell>
          <table:table-cell table:formula="of:=MID([.I267];5;2)" office:value-type="string" office:string-value="47" calcext:value-type="string">
            <text:p>47</text:p>
          </table:table-cell>
          <table:table-cell table:formula="of:=MID([.I267];8;5)" office:value-type="string" office:string-value="49.03" calcext:value-type="string">
            <text:p>49.0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EB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ANCH COUNTY MEMORIAL</text:p>
          </table:table-cell>
          <table:table-cell office:value-type="string" calcext:value-type="string">
            <text:p>41-56-00.8489N</text:p>
          </table:table-cell>
          <table:table-cell table:formula="of:=LEFT([.E268];2)" office:value-type="string" office:string-value="41" calcext:value-type="string">
            <text:p>41</text:p>
          </table:table-cell>
          <table:table-cell table:formula="of:=MID([.E268];4;2)" office:value-type="string" office:string-value="56" calcext:value-type="string">
            <text:p>56</text:p>
          </table:table-cell>
          <table:table-cell table:formula="of:=MID([.E268];7;5)" office:value-type="string" office:string-value="00.84" calcext:value-type="string">
            <text:p>00.84</text:p>
          </table:table-cell>
          <table:table-cell office:value-type="string" calcext:value-type="string">
            <text:p>085-03-08.2566W</text:p>
          </table:table-cell>
          <table:table-cell table:formula="of:=LEFT([.I268];3)" office:value-type="string" office:string-value="085" calcext:value-type="string">
            <text:p>085</text:p>
          </table:table-cell>
          <table:table-cell table:formula="of:=MID([.I268];5;2)" office:value-type="string" office:string-value="03" calcext:value-type="string">
            <text:p>03</text:p>
          </table:table-cell>
          <table:table-cell table:formula="of:=MID([.I268];8;5)" office:value-type="string" office:string-value="08.25" calcext:value-type="string">
            <text:p>08.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6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LLSTREAM AIRPARK</text:p>
          </table:table-cell>
          <table:table-cell office:value-type="string" calcext:value-type="string">
            <text:p>42-57-46.8900N</text:p>
          </table:table-cell>
          <table:table-cell table:formula="of:=LEFT([.E269];2)" office:value-type="string" office:string-value="42" calcext:value-type="string">
            <text:p>42</text:p>
          </table:table-cell>
          <table:table-cell table:formula="of:=MID([.E269];4;2)" office:value-type="string" office:string-value="57" calcext:value-type="string">
            <text:p>57</text:p>
          </table:table-cell>
          <table:table-cell table:formula="of:=MID([.E269];7;5)" office:value-type="string" office:string-value="46.89" calcext:value-type="string">
            <text:p>46.89</text:p>
          </table:table-cell>
          <table:table-cell office:value-type="string" calcext:value-type="string">
            <text:p>084-02-40.4600W</text:p>
          </table:table-cell>
          <table:table-cell table:formula="of:=LEFT([.I269];3)" office:value-type="string" office:string-value="084" calcext:value-type="string">
            <text:p>084</text:p>
          </table:table-cell>
          <table:table-cell table:formula="of:=MID([.I269];5;2)" office:value-type="string" office:string-value="02" calcext:value-type="string">
            <text:p>02</text:p>
          </table:table-cell>
          <table:table-cell table:formula="of:=MID([.I269];8;5)" office:value-type="string" office:string-value="40.46" calcext:value-type="string">
            <text:p>40.4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RNOLD FIELD</text:p>
          </table:table-cell>
          <table:table-cell office:value-type="string" calcext:value-type="string">
            <text:p>43-17-52.0800N</text:p>
          </table:table-cell>
          <table:table-cell table:formula="of:=LEFT([.E270];2)" office:value-type="string" office:string-value="43" calcext:value-type="string">
            <text:p>43</text:p>
          </table:table-cell>
          <table:table-cell table:formula="of:=MID([.E270];4;2)" office:value-type="string" office:string-value="17" calcext:value-type="string">
            <text:p>17</text:p>
          </table:table-cell>
          <table:table-cell table:formula="of:=MID([.E270];7;5)" office:value-type="string" office:string-value="52.08" calcext:value-type="string">
            <text:p>52.08</text:p>
          </table:table-cell>
          <table:table-cell office:value-type="string" calcext:value-type="string">
            <text:p>082-36-28.3100W</text:p>
          </table:table-cell>
          <table:table-cell table:formula="of:=LEFT([.I270];3)" office:value-type="string" office:string-value="082" calcext:value-type="string">
            <text:p>082</text:p>
          </table:table-cell>
          <table:table-cell table:formula="of:=MID([.I270];5;2)" office:value-type="string" office:string-value="36" calcext:value-type="string">
            <text:p>36</text:p>
          </table:table-cell>
          <table:table-cell table:formula="of:=MID([.I270];8;5)" office:value-type="string" office:string-value="28.31" calcext:value-type="string">
            <text:p>28.3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46-00-32.6868N</text:p>
          </table:table-cell>
          <table:table-cell table:formula="of:=LEFT([.E271];2)" office:value-type="string" office:string-value="46" calcext:value-type="string">
            <text:p>46</text:p>
          </table:table-cell>
          <table:table-cell table:formula="of:=MID([.E271];4;2)" office:value-type="string" office:string-value="00" calcext:value-type="string">
            <text:p>00</text:p>
          </table:table-cell>
          <table:table-cell table:formula="of:=MID([.E271];7;5)" office:value-type="string" office:string-value="32.68" calcext:value-type="string">
            <text:p>32.68</text:p>
          </table:table-cell>
          <table:table-cell office:value-type="string" calcext:value-type="string">
            <text:p>088-16-26.4923W</text:p>
          </table:table-cell>
          <table:table-cell table:formula="of:=LEFT([.I271];3)" office:value-type="string" office:string-value="088" calcext:value-type="string">
            <text:p>088</text:p>
          </table:table-cell>
          <table:table-cell table:formula="of:=MID([.I271];5;2)" office:value-type="string" office:string-value="16" calcext:value-type="string">
            <text:p>16</text:p>
          </table:table-cell>
          <table:table-cell table:formula="of:=MID([.I271];8;5)" office:value-type="string" office:string-value="26.49" calcext:value-type="string">
            <text:p>26.4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G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THELONE WILLIAMS MEMORIAL</text:p>
          </table:table-cell>
          <table:table-cell office:value-type="string" calcext:value-type="string">
            <text:p>43-01-44.8970N</text:p>
          </table:table-cell>
          <table:table-cell table:formula="of:=LEFT([.E272];2)" office:value-type="string" office:string-value="43" calcext:value-type="string">
            <text:p>43</text:p>
          </table:table-cell>
          <table:table-cell table:formula="of:=MID([.E272];4;2)" office:value-type="string" office:string-value="01" calcext:value-type="string">
            <text:p>01</text:p>
          </table:table-cell>
          <table:table-cell table:formula="of:=MID([.E272];7;5)" office:value-type="string" office:string-value="44.89" calcext:value-type="string">
            <text:p>44.89</text:p>
          </table:table-cell>
          <table:table-cell office:value-type="string" calcext:value-type="string">
            <text:p>083-31-46.8230W</text:p>
          </table:table-cell>
          <table:table-cell table:formula="of:=LEFT([.I272];3)" office:value-type="string" office:string-value="083" calcext:value-type="string">
            <text:p>083</text:p>
          </table:table-cell>
          <table:table-cell table:formula="of:=MID([.I272];5;2)" office:value-type="string" office:string-value="31" calcext:value-type="string">
            <text:p>31</text:p>
          </table:table-cell>
          <table:table-cell table:formula="of:=MID([.I272];8;5)" office:value-type="string" office:string-value="46.82" calcext:value-type="string">
            <text:p>46.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OLEMAN A YOUNG MUNI</text:p>
          </table:table-cell>
          <table:table-cell office:value-type="string" calcext:value-type="string">
            <text:p>42-24-33.5775N</text:p>
          </table:table-cell>
          <table:table-cell table:formula="of:=LEFT([.E273];2)" office:value-type="string" office:string-value="42" calcext:value-type="string">
            <text:p>42</text:p>
          </table:table-cell>
          <table:table-cell table:formula="of:=MID([.E273];4;2)" office:value-type="string" office:string-value="24" calcext:value-type="string">
            <text:p>24</text:p>
          </table:table-cell>
          <table:table-cell table:formula="of:=MID([.E273];7;5)" office:value-type="string" office:string-value="33.57" calcext:value-type="string">
            <text:p>33.57</text:p>
          </table:table-cell>
          <table:table-cell office:value-type="string" calcext:value-type="string">
            <text:p>083-00-36.6557W</text:p>
          </table:table-cell>
          <table:table-cell table:formula="of:=LEFT([.I273];3)" office:value-type="string" office:string-value="083" calcext:value-type="string">
            <text:p>083</text:p>
          </table:table-cell>
          <table:table-cell table:formula="of:=MID([.I273];5;2)" office:value-type="string" office:string-value="00" calcext:value-type="string">
            <text:p>00</text:p>
          </table:table-cell>
          <table:table-cell table:formula="of:=MID([.I273];8;5)" office:value-type="string" office:string-value="36.65" calcext:value-type="string">
            <text:p>36.6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 METROPOLITAN WAYNE COUNTY</text:p>
          </table:table-cell>
          <table:table-cell office:value-type="string" calcext:value-type="string">
            <text:p>42-12-44.7000N</text:p>
          </table:table-cell>
          <table:table-cell table:formula="of:=LEFT([.E274];2)" office:value-type="string" office:string-value="42" calcext:value-type="string">
            <text:p>42</text:p>
          </table:table-cell>
          <table:table-cell table:formula="of:=MID([.E274];4;2)" office:value-type="string" office:string-value="12" calcext:value-type="string">
            <text:p>12</text:p>
          </table:table-cell>
          <table:table-cell table:formula="of:=MID([.E274];7;5)" office:value-type="string" office:string-value="44.70" calcext:value-type="string">
            <text:p>44.70</text:p>
          </table:table-cell>
          <table:table-cell office:value-type="string" calcext:value-type="string">
            <text:p>083-21-12.2000W</text:p>
          </table:table-cell>
          <table:table-cell table:formula="of:=LEFT([.I274];3)" office:value-type="string" office:string-value="083" calcext:value-type="string">
            <text:p>083</text:p>
          </table:table-cell>
          <table:table-cell table:formula="of:=MID([.I274];5;2)" office:value-type="string" office:string-value="21" calcext:value-type="string">
            <text:p>21</text:p>
          </table:table-cell>
          <table:table-cell table:formula="of:=MID([.I274];8;5)" office:value-type="string" office:string-value="12.20" calcext:value-type="string">
            <text:p>12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I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ILLOW RUN</text:p>
          </table:table-cell>
          <table:table-cell office:value-type="string" calcext:value-type="string">
            <text:p>42-14-24.1000N</text:p>
          </table:table-cell>
          <table:table-cell table:formula="of:=LEFT([.E275];2)" office:value-type="string" office:string-value="42" calcext:value-type="string">
            <text:p>42</text:p>
          </table:table-cell>
          <table:table-cell table:formula="of:=MID([.E275];4;2)" office:value-type="string" office:string-value="14" calcext:value-type="string">
            <text:p>14</text:p>
          </table:table-cell>
          <table:table-cell table:formula="of:=MID([.E275];7;5)" office:value-type="string" office:string-value="24.10" calcext:value-type="string">
            <text:p>24.10</text:p>
          </table:table-cell>
          <table:table-cell office:value-type="string" calcext:value-type="string">
            <text:p>083-31-51.2000W</text:p>
          </table:table-cell>
          <table:table-cell table:formula="of:=LEFT([.I275];3)" office:value-type="string" office:string-value="083" calcext:value-type="string">
            <text:p>083</text:p>
          </table:table-cell>
          <table:table-cell table:formula="of:=MID([.I275];5;2)" office:value-type="string" office:string-value="31" calcext:value-type="string">
            <text:p>31</text:p>
          </table:table-cell>
          <table:table-cell table:formula="of:=MID([.I275];8;5)" office:value-type="string" office:string-value="51.20" calcext:value-type="string">
            <text:p>51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NZ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OSSE ILE MUNI</text:p>
          </table:table-cell>
          <table:table-cell office:value-type="string" calcext:value-type="string">
            <text:p>42-05-56.6830N</text:p>
          </table:table-cell>
          <table:table-cell table:formula="of:=LEFT([.E276];2)" office:value-type="string" office:string-value="42" calcext:value-type="string">
            <text:p>42</text:p>
          </table:table-cell>
          <table:table-cell table:formula="of:=MID([.E276];4;2)" office:value-type="string" office:string-value="05" calcext:value-type="string">
            <text:p>05</text:p>
          </table:table-cell>
          <table:table-cell table:formula="of:=MID([.E276];7;5)" office:value-type="string" office:string-value="56.68" calcext:value-type="string">
            <text:p>56.68</text:p>
          </table:table-cell>
          <table:table-cell office:value-type="string" calcext:value-type="string">
            <text:p>083-09-41.2870W</text:p>
          </table:table-cell>
          <table:table-cell table:formula="of:=LEFT([.I276];3)" office:value-type="string" office:string-value="083" calcext:value-type="string">
            <text:p>083</text:p>
          </table:table-cell>
          <table:table-cell table:formula="of:=MID([.I276];5;2)" office:value-type="string" office:string-value="09" calcext:value-type="string">
            <text:p>09</text:p>
          </table:table-cell>
          <table:table-cell table:formula="of:=MID([.I276];8;5)" office:value-type="string" office:string-value="41.28" calcext:value-type="string">
            <text:p>41.2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200000000" calcext:value-type="float">
            <text:p>2.00E+0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CKLEBERRY</text:p>
          </table:table-cell>
          <table:table-cell office:value-type="string" calcext:value-type="string">
            <text:p>42-25-30.4500N</text:p>
          </table:table-cell>
          <table:table-cell table:formula="of:=LEFT([.E277];2)" office:value-type="string" office:string-value="42" calcext:value-type="string">
            <text:p>42</text:p>
          </table:table-cell>
          <table:table-cell table:formula="of:=MID([.E277];4;2)" office:value-type="string" office:string-value="25" calcext:value-type="string">
            <text:p>25</text:p>
          </table:table-cell>
          <table:table-cell table:formula="of:=MID([.E277];7;5)" office:value-type="string" office:string-value="30.45" calcext:value-type="string">
            <text:p>30.45</text:p>
          </table:table-cell>
          <table:table-cell office:value-type="string" calcext:value-type="string">
            <text:p>083-52-06.7500W</text:p>
          </table:table-cell>
          <table:table-cell table:formula="of:=LEFT([.I277];3)" office:value-type="string" office:string-value="083" calcext:value-type="string">
            <text:p>083</text:p>
          </table:table-cell>
          <table:table-cell table:formula="of:=MID([.I277];5;2)" office:value-type="string" office:string-value="52" calcext:value-type="string">
            <text:p>52</text:p>
          </table:table-cell>
          <table:table-cell table:formula="of:=MID([.I277];8;5)" office:value-type="string" office:string-value="06.75" calcext:value-type="string">
            <text:p>06.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OWAGIAC MUNI</text:p>
          </table:table-cell>
          <table:table-cell office:value-type="string" calcext:value-type="string">
            <text:p>41-59-34.5000N</text:p>
          </table:table-cell>
          <table:table-cell table:formula="of:=LEFT([.E278];2)" office:value-type="string" office:string-value="41" calcext:value-type="string">
            <text:p>41</text:p>
          </table:table-cell>
          <table:table-cell table:formula="of:=MID([.E278];4;2)" office:value-type="string" office:string-value="59" calcext:value-type="string">
            <text:p>59</text:p>
          </table:table-cell>
          <table:table-cell table:formula="of:=MID([.E278];7;5)" office:value-type="string" office:string-value="34.50" calcext:value-type="string">
            <text:p>34.50</text:p>
          </table:table-cell>
          <table:table-cell office:value-type="string" calcext:value-type="string">
            <text:p>086-07-41.8000W</text:p>
          </table:table-cell>
          <table:table-cell table:formula="of:=LEFT([.I278];3)" office:value-type="string" office:string-value="086" calcext:value-type="string">
            <text:p>086</text:p>
          </table:table-cell>
          <table:table-cell table:formula="of:=MID([.I278];5;2)" office:value-type="string" office:string-value="07" calcext:value-type="string">
            <text:p>07</text:p>
          </table:table-cell>
          <table:table-cell table:formula="of:=MID([.I278];8;5)" office:value-type="string" office:string-value="41.80" calcext:value-type="string">
            <text:p>41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R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RUMMOND ISLAND</text:p>
          </table:table-cell>
          <table:table-cell office:value-type="string" calcext:value-type="string">
            <text:p>46-00-33.5210N</text:p>
          </table:table-cell>
          <table:table-cell table:formula="of:=LEFT([.E279];2)" office:value-type="string" office:string-value="46" calcext:value-type="string">
            <text:p>46</text:p>
          </table:table-cell>
          <table:table-cell table:formula="of:=MID([.E279];4;2)" office:value-type="string" office:string-value="00" calcext:value-type="string">
            <text:p>00</text:p>
          </table:table-cell>
          <table:table-cell table:formula="of:=MID([.E279];7;5)" office:value-type="string" office:string-value="33.52" calcext:value-type="string">
            <text:p>33.52</text:p>
          </table:table-cell>
          <table:table-cell office:value-type="string" calcext:value-type="string">
            <text:p>083-44-38.1630W</text:p>
          </table:table-cell>
          <table:table-cell table:formula="of:=LEFT([.I279];3)" office:value-type="string" office:string-value="083" calcext:value-type="string">
            <text:p>083</text:p>
          </table:table-cell>
          <table:table-cell table:formula="of:=MID([.I279];5;2)" office:value-type="string" office:string-value="44" calcext:value-type="string">
            <text:p>44</text:p>
          </table:table-cell>
          <table:table-cell table:formula="of:=MID([.I279];8;5)" office:value-type="string" office:string-value="38.16" calcext:value-type="string">
            <text:p>38.16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ACHT HAVEN</text:p>
          </table:table-cell>
          <table:table-cell office:value-type="string" calcext:value-type="string">
            <text:p>46-01-29.2600N</text:p>
          </table:table-cell>
          <table:table-cell table:formula="of:=LEFT([.E280];2)" office:value-type="string" office:string-value="46" calcext:value-type="string">
            <text:p>46</text:p>
          </table:table-cell>
          <table:table-cell table:formula="of:=MID([.E280];4;2)" office:value-type="string" office:string-value="01" calcext:value-type="string">
            <text:p>01</text:p>
          </table:table-cell>
          <table:table-cell table:formula="of:=MID([.E280];7;5)" office:value-type="string" office:string-value="29.26" calcext:value-type="string">
            <text:p>29.26</text:p>
          </table:table-cell>
          <table:table-cell office:value-type="string" calcext:value-type="string">
            <text:p>083-45-09.0500W</text:p>
          </table:table-cell>
          <table:table-cell table:formula="of:=LEFT([.I280];3)" office:value-type="string" office:string-value="083" calcext:value-type="string">
            <text:p>083</text:p>
          </table:table-cell>
          <table:table-cell table:formula="of:=MID([.I280];5;2)" office:value-type="string" office:string-value="45" calcext:value-type="string">
            <text:p>45</text:p>
          </table:table-cell>
          <table:table-cell table:formula="of:=MID([.I280];8;5)" office:value-type="string" office:string-value="09.05" calcext:value-type="string">
            <text:p>09.0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ITE FIELD</text:p>
          </table:table-cell>
          <table:table-cell office:value-type="string" calcext:value-type="string">
            <text:p>42-53-26.6000N</text:p>
          </table:table-cell>
          <table:table-cell table:formula="of:=LEFT([.E281];2)" office:value-type="string" office:string-value="42" calcext:value-type="string">
            <text:p>42</text:p>
          </table:table-cell>
          <table:table-cell table:formula="of:=MID([.E281];4;2)" office:value-type="string" office:string-value="53" calcext:value-type="string">
            <text:p>53</text:p>
          </table:table-cell>
          <table:table-cell table:formula="of:=MID([.E281];7;5)" office:value-type="string" office:string-value="26.60" calcext:value-type="string">
            <text:p>26.60</text:p>
          </table:table-cell>
          <table:table-cell office:value-type="string" calcext:value-type="string">
            <text:p>083-55-55.3510W</text:p>
          </table:table-cell>
          <table:table-cell table:formula="of:=LEFT([.I281];3)" office:value-type="string" office:string-value="083" calcext:value-type="string">
            <text:p>083</text:p>
          </table:table-cell>
          <table:table-cell table:formula="of:=MID([.I281];5;2)" office:value-type="string" office:string-value="55" calcext:value-type="string">
            <text:p>55</text:p>
          </table:table-cell>
          <table:table-cell table:formula="of:=MID([.I281];8;5)" office:value-type="string" office:string-value="55.35" calcext:value-type="string">
            <text:p>55.3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ST JORDAN CITY</text:p>
          </table:table-cell>
          <table:table-cell office:value-type="string" calcext:value-type="string">
            <text:p>45-07-48.6621N</text:p>
          </table:table-cell>
          <table:table-cell table:formula="of:=LEFT([.E282];2)" office:value-type="string" office:string-value="45" calcext:value-type="string">
            <text:p>45</text:p>
          </table:table-cell>
          <table:table-cell table:formula="of:=MID([.E282];4;2)" office:value-type="string" office:string-value="07" calcext:value-type="string">
            <text:p>07</text:p>
          </table:table-cell>
          <table:table-cell table:formula="of:=MID([.E282];7;5)" office:value-type="string" office:string-value="48.66" calcext:value-type="string">
            <text:p>48.66</text:p>
          </table:table-cell>
          <table:table-cell office:value-type="string" calcext:value-type="string">
            <text:p>085-06-24.5340W</text:p>
          </table:table-cell>
          <table:table-cell table:formula="of:=LEFT([.I282];3)" office:value-type="string" office:string-value="085" calcext:value-type="string">
            <text:p>085</text:p>
          </table:table-cell>
          <table:table-cell table:formula="of:=MID([.I282];5;2)" office:value-type="string" office:string-value="06" calcext:value-type="string">
            <text:p>06</text:p>
          </table:table-cell>
          <table:table-cell table:formula="of:=MID([.I282];8;5)" office:value-type="string" office:string-value="24.53" calcext:value-type="string">
            <text:p>24.5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OSCO COUNTY</text:p>
          </table:table-cell>
          <table:table-cell office:value-type="string" calcext:value-type="string">
            <text:p>44-18-46.2000N</text:p>
          </table:table-cell>
          <table:table-cell table:formula="of:=LEFT([.E283];2)" office:value-type="string" office:string-value="44" calcext:value-type="string">
            <text:p>44</text:p>
          </table:table-cell>
          <table:table-cell table:formula="of:=MID([.E283];4;2)" office:value-type="string" office:string-value="18" calcext:value-type="string">
            <text:p>18</text:p>
          </table:table-cell>
          <table:table-cell table:formula="of:=MID([.E283];7;5)" office:value-type="string" office:string-value="46.20" calcext:value-type="string">
            <text:p>46.20</text:p>
          </table:table-cell>
          <table:table-cell office:value-type="string" calcext:value-type="string">
            <text:p>083-25-20.3000W</text:p>
          </table:table-cell>
          <table:table-cell table:formula="of:=LEFT([.I283];3)" office:value-type="string" office:string-value="083" calcext:value-type="string">
            <text:p>083</text:p>
          </table:table-cell>
          <table:table-cell table:formula="of:=MID([.I283];5;2)" office:value-type="string" office:string-value="25" calcext:value-type="string">
            <text:p>25</text:p>
          </table:table-cell>
          <table:table-cell table:formula="of:=MID([.I283];8;5)" office:value-type="string" office:string-value="20.30" calcext:value-type="string">
            <text:p>20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ORCHPORT</text:p>
          </table:table-cell>
          <table:table-cell office:value-type="string" calcext:value-type="string">
            <text:p>45-03-12.1950N</text:p>
          </table:table-cell>
          <table:table-cell table:formula="of:=LEFT([.E284];2)" office:value-type="string" office:string-value="45" calcext:value-type="string">
            <text:p>45</text:p>
          </table:table-cell>
          <table:table-cell table:formula="of:=MID([.E284];4;2)" office:value-type="string" office:string-value="03" calcext:value-type="string">
            <text:p>03</text:p>
          </table:table-cell>
          <table:table-cell table:formula="of:=MID([.E284];7;5)" office:value-type="string" office:string-value="12.19" calcext:value-type="string">
            <text:p>12.19</text:p>
          </table:table-cell>
          <table:table-cell office:value-type="string" calcext:value-type="string">
            <text:p>085-21-24.0550W</text:p>
          </table:table-cell>
          <table:table-cell table:formula="of:=LEFT([.I284];3)" office:value-type="string" office:string-value="085" calcext:value-type="string">
            <text:p>085</text:p>
          </table:table-cell>
          <table:table-cell table:formula="of:=MID([.I284];5;2)" office:value-type="string" office:string-value="21" calcext:value-type="string">
            <text:p>21</text:p>
          </table:table-cell>
          <table:table-cell table:formula="of:=MID([.I284];8;5)" office:value-type="string" office:string-value="24.05" calcext:value-type="string">
            <text:p>24.0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0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KYWAY ESTATES</text:p>
          </table:table-cell>
          <table:table-cell office:value-type="string" calcext:value-type="string">
            <text:p>42-35-01.7100N</text:p>
          </table:table-cell>
          <table:table-cell table:formula="of:=LEFT([.E285];2)" office:value-type="string" office:string-value="42" calcext:value-type="string">
            <text:p>42</text:p>
          </table:table-cell>
          <table:table-cell table:formula="of:=MID([.E285];4;2)" office:value-type="string" office:string-value="35" calcext:value-type="string">
            <text:p>35</text:p>
          </table:table-cell>
          <table:table-cell table:formula="of:=MID([.E285];7;5)" office:value-type="string" office:string-value="01.71" calcext:value-type="string">
            <text:p>01.71</text:p>
          </table:table-cell>
          <table:table-cell office:value-type="string" calcext:value-type="string">
            <text:p>084-39-05.3300W</text:p>
          </table:table-cell>
          <table:table-cell table:formula="of:=LEFT([.I285];3)" office:value-type="string" office:string-value="084" calcext:value-type="string">
            <text:p>084</text:p>
          </table:table-cell>
          <table:table-cell table:formula="of:=MID([.I285];5;2)" office:value-type="string" office:string-value="39" calcext:value-type="string">
            <text:p>39</text:p>
          </table:table-cell>
          <table:table-cell table:formula="of:=MID([.I285];8;5)" office:value-type="string" office:string-value="05.33" calcext:value-type="string">
            <text:p>05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4U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UBA</text:p>
          </table:table-cell>
          <table:table-cell office:value-type="string" calcext:value-type="string">
            <text:p>44-50-20.0080N</text:p>
          </table:table-cell>
          <table:table-cell table:formula="of:=LEFT([.E286];2)" office:value-type="string" office:string-value="44" calcext:value-type="string">
            <text:p>44</text:p>
          </table:table-cell>
          <table:table-cell table:formula="of:=MID([.E286];4;2)" office:value-type="string" office:string-value="50" calcext:value-type="string">
            <text:p>50</text:p>
          </table:table-cell>
          <table:table-cell table:formula="of:=MID([.E286];7;5)" office:value-type="string" office:string-value="20.00" calcext:value-type="string">
            <text:p>20.00</text:p>
          </table:table-cell>
          <table:table-cell office:value-type="string" calcext:value-type="string">
            <text:p>085-25-52.2530W</text:p>
          </table:table-cell>
          <table:table-cell table:formula="of:=LEFT([.I286];3)" office:value-type="string" office:string-value="085" calcext:value-type="string">
            <text:p>085</text:p>
          </table:table-cell>
          <table:table-cell table:formula="of:=MID([.I286];5;2)" office:value-type="string" office:string-value="25" calcext:value-type="string">
            <text:p>25</text:p>
          </table:table-cell>
          <table:table-cell table:formula="of:=MID([.I286];8;5)" office:value-type="string" office:string-value="52.25" calcext:value-type="string">
            <text:p>52.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MP</text:p>
          </table:table-cell>
          <table:table-cell office:value-type="string" calcext:value-type="string">
            <text:p>43-23-58.1130N</text:p>
          </table:table-cell>
          <table:table-cell table:formula="of:=LEFT([.E287];2)" office:value-type="string" office:string-value="43" calcext:value-type="string">
            <text:p>43</text:p>
          </table:table-cell>
          <table:table-cell table:formula="of:=MID([.E287];4;2)" office:value-type="string" office:string-value="23" calcext:value-type="string">
            <text:p>23</text:p>
          </table:table-cell>
          <table:table-cell table:formula="of:=MID([.E287];7;5)" office:value-type="string" office:string-value="58.11" calcext:value-type="string">
            <text:p>58.11</text:p>
          </table:table-cell>
          <table:table-cell office:value-type="string" calcext:value-type="string">
            <text:p>084-48-03.0410W</text:p>
          </table:table-cell>
          <table:table-cell table:formula="of:=LEFT([.I287];3)" office:value-type="string" office:string-value="084" calcext:value-type="string">
            <text:p>084</text:p>
          </table:table-cell>
          <table:table-cell table:formula="of:=MID([.I287];5;2)" office:value-type="string" office:string-value="48" calcext:value-type="string">
            <text:p>48</text:p>
          </table:table-cell>
          <table:table-cell table:formula="of:=MID([.I287];8;5)" office:value-type="string" office:string-value="03.04" calcext:value-type="string">
            <text:p>03.0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200" calcext:value-type="float">
            <text:p>2.00E+0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HARPE'S STRIP</text:p>
          </table:table-cell>
          <table:table-cell office:value-type="string" calcext:value-type="string">
            <text:p>42-57-05.8000N</text:p>
          </table:table-cell>
          <table:table-cell table:formula="of:=LEFT([.E288];2)" office:value-type="string" office:string-value="42" calcext:value-type="string">
            <text:p>42</text:p>
          </table:table-cell>
          <table:table-cell table:formula="of:=MID([.E288];4;2)" office:value-type="string" office:string-value="57" calcext:value-type="string">
            <text:p>57</text:p>
          </table:table-cell>
          <table:table-cell table:formula="of:=MID([.E288];7;5)" office:value-type="string" office:string-value="05.80" calcext:value-type="string">
            <text:p>05.80</text:p>
          </table:table-cell>
          <table:table-cell office:value-type="string" calcext:value-type="string">
            <text:p>082-46-33.3000W</text:p>
          </table:table-cell>
          <table:table-cell table:formula="of:=LEFT([.I288];3)" office:value-type="string" office:string-value="082" calcext:value-type="string">
            <text:p>082</text:p>
          </table:table-cell>
          <table:table-cell table:formula="of:=MID([.I288];5;2)" office:value-type="string" office:string-value="46" calcext:value-type="string">
            <text:p>46</text:p>
          </table:table-cell>
          <table:table-cell table:formula="of:=MID([.I288];8;5)" office:value-type="string" office:string-value="33.30" calcext:value-type="string">
            <text:p>3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8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44-47-25.8590N</text:p>
          </table:table-cell>
          <table:table-cell table:formula="of:=LEFT([.E289];2)" office:value-type="string" office:string-value="44" calcext:value-type="string">
            <text:p>44</text:p>
          </table:table-cell>
          <table:table-cell table:formula="of:=MID([.E289];4;2)" office:value-type="string" office:string-value="47" calcext:value-type="string">
            <text:p>47</text:p>
          </table:table-cell>
          <table:table-cell table:formula="of:=MID([.E289];7;5)" office:value-type="string" office:string-value="25.85" calcext:value-type="string">
            <text:p>25.85</text:p>
          </table:table-cell>
          <table:table-cell office:value-type="string" calcext:value-type="string">
            <text:p>086-00-09.9713W</text:p>
          </table:table-cell>
          <table:table-cell table:formula="of:=LEFT([.I289];3)" office:value-type="string" office:string-value="086" calcext:value-type="string">
            <text:p>086</text:p>
          </table:table-cell>
          <table:table-cell table:formula="of:=MID([.I289];5;2)" office:value-type="string" office:string-value="00" calcext:value-type="string">
            <text:p>00</text:p>
          </table:table-cell>
          <table:table-cell table:formula="of:=MID([.I289];8;5)" office:value-type="string" office:string-value="09.97" calcext:value-type="string">
            <text:p>09.9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45-43-21.6000N</text:p>
          </table:table-cell>
          <table:table-cell table:formula="of:=LEFT([.E290];2)" office:value-type="string" office:string-value="45" calcext:value-type="string">
            <text:p>45</text:p>
          </table:table-cell>
          <table:table-cell table:formula="of:=MID([.E290];4;2)" office:value-type="string" office:string-value="43" calcext:value-type="string">
            <text:p>43</text:p>
          </table:table-cell>
          <table:table-cell table:formula="of:=MID([.E290];7;5)" office:value-type="string" office:string-value="21.60" calcext:value-type="string">
            <text:p>21.60</text:p>
          </table:table-cell>
          <table:table-cell office:value-type="string" calcext:value-type="string">
            <text:p>087-05-37.4000W</text:p>
          </table:table-cell>
          <table:table-cell table:formula="of:=LEFT([.I290];3)" office:value-type="string" office:string-value="087" calcext:value-type="string">
            <text:p>087</text:p>
          </table:table-cell>
          <table:table-cell table:formula="of:=MID([.I290];5;2)" office:value-type="string" office:string-value="05" calcext:value-type="string">
            <text:p>05</text:p>
          </table:table-cell>
          <table:table-cell table:formula="of:=MID([.I290];8;5)" office:value-type="string" office:string-value="37.40" calcext:value-type="string">
            <text:p>37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C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VART MUNI</text:p>
          </table:table-cell>
          <table:table-cell office:value-type="string" calcext:value-type="string">
            <text:p>43-53-41.5000N</text:p>
          </table:table-cell>
          <table:table-cell table:formula="of:=LEFT([.E291];2)" office:value-type="string" office:string-value="43" calcext:value-type="string">
            <text:p>43</text:p>
          </table:table-cell>
          <table:table-cell table:formula="of:=MID([.E291];4;2)" office:value-type="string" office:string-value="53" calcext:value-type="string">
            <text:p>53</text:p>
          </table:table-cell>
          <table:table-cell table:formula="of:=MID([.E291];7;5)" office:value-type="string" office:string-value="41.50" calcext:value-type="string">
            <text:p>41.50</text:p>
          </table:table-cell>
          <table:table-cell office:value-type="string" calcext:value-type="string">
            <text:p>085-17-05.1000W</text:p>
          </table:table-cell>
          <table:table-cell table:formula="of:=LEFT([.I291];3)" office:value-type="string" office:string-value="085" calcext:value-type="string">
            <text:p>085</text:p>
          </table:table-cell>
          <table:table-cell table:formula="of:=MID([.I291];5;2)" office:value-type="string" office:string-value="17" calcext:value-type="string">
            <text:p>17</text:p>
          </table:table-cell>
          <table:table-cell table:formula="of:=MID([.I291];8;5)" office:value-type="string" office:string-value="05.10" calcext:value-type="string">
            <text:p>05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N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ISHOP INTL</text:p>
          </table:table-cell>
          <table:table-cell office:value-type="string" calcext:value-type="string">
            <text:p>42-57-55.7000N</text:p>
          </table:table-cell>
          <table:table-cell table:formula="of:=LEFT([.E292];2)" office:value-type="string" office:string-value="42" calcext:value-type="string">
            <text:p>42</text:p>
          </table:table-cell>
          <table:table-cell table:formula="of:=MID([.E292];4;2)" office:value-type="string" office:string-value="57" calcext:value-type="string">
            <text:p>57</text:p>
          </table:table-cell>
          <table:table-cell table:formula="of:=MID([.E292];7;5)" office:value-type="string" office:string-value="55.70" calcext:value-type="string">
            <text:p>55.70</text:p>
          </table:table-cell>
          <table:table-cell office:value-type="string" calcext:value-type="string">
            <text:p>083-44-41.1000W</text:p>
          </table:table-cell>
          <table:table-cell table:formula="of:=LEFT([.I292];3)" office:value-type="string" office:string-value="083" calcext:value-type="string">
            <text:p>083</text:p>
          </table:table-cell>
          <table:table-cell table:formula="of:=MID([.I292];5;2)" office:value-type="string" office:string-value="44" calcext:value-type="string">
            <text:p>44</text:p>
          </table:table-cell>
          <table:table-cell table:formula="of:=MID([.I292];8;5)" office:value-type="string" office:string-value="41.10" calcext:value-type="string">
            <text:p>41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D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43-03-09.0087N</text:p>
          </table:table-cell>
          <table:table-cell table:formula="of:=LEFT([.E293];2)" office:value-type="string" office:string-value="43" calcext:value-type="string">
            <text:p>43</text:p>
          </table:table-cell>
          <table:table-cell table:formula="of:=MID([.E293];4;2)" office:value-type="string" office:string-value="03" calcext:value-type="string">
            <text:p>03</text:p>
          </table:table-cell>
          <table:table-cell table:formula="of:=MID([.E293];7;5)" office:value-type="string" office:string-value="09.00" calcext:value-type="string">
            <text:p>09.00</text:p>
          </table:table-cell>
          <table:table-cell office:value-type="string" calcext:value-type="string">
            <text:p>083-48-17.6392W</text:p>
          </table:table-cell>
          <table:table-cell table:formula="of:=LEFT([.I293];3)" office:value-type="string" office:string-value="083" calcext:value-type="string">
            <text:p>083</text:p>
          </table:table-cell>
          <table:table-cell table:formula="of:=MID([.I293];5;2)" office:value-type="string" office:string-value="48" calcext:value-type="string">
            <text:p>48</text:p>
          </table:table-cell>
          <table:table-cell table:formula="of:=MID([.I293];8;5)" office:value-type="string" office:string-value="17.63" calcext:value-type="string">
            <text:p>17.6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5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PLE GROVE</text:p>
          </table:table-cell>
          <table:table-cell office:value-type="string" calcext:value-type="string">
            <text:p>42-43-02.1200N</text:p>
          </table:table-cell>
          <table:table-cell table:formula="of:=LEFT([.E294];2)" office:value-type="string" office:string-value="42" calcext:value-type="string">
            <text:p>42</text:p>
          </table:table-cell>
          <table:table-cell table:formula="of:=MID([.E294];4;2)" office:value-type="string" office:string-value="43" calcext:value-type="string">
            <text:p>43</text:p>
          </table:table-cell>
          <table:table-cell table:formula="of:=MID([.E294];7;5)" office:value-type="string" office:string-value="02.12" calcext:value-type="string">
            <text:p>02.12</text:p>
          </table:table-cell>
          <table:table-cell office:value-type="string" calcext:value-type="string">
            <text:p>084-03-44.8550W</text:p>
          </table:table-cell>
          <table:table-cell table:formula="of:=LEFT([.I294];3)" office:value-type="string" office:string-value="084" calcext:value-type="string">
            <text:p>084</text:p>
          </table:table-cell>
          <table:table-cell table:formula="of:=MID([.I294];5;2)" office:value-type="string" office:string-value="03" calcext:value-type="string">
            <text:p>03</text:p>
          </table:table-cell>
          <table:table-cell table:formula="of:=MID([.I294];8;5)" office:value-type="string" office:string-value="44.85" calcext:value-type="string">
            <text:p>44.85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E6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PLE GROVE</text:p>
          </table:table-cell>
          <table:table-cell office:value-type="string" calcext:value-type="string">
            <text:p>42-43-01.5000N</text:p>
          </table:table-cell>
          <table:table-cell table:formula="of:=LEFT([.E295];2)" office:value-type="string" office:string-value="42" calcext:value-type="string">
            <text:p>42</text:p>
          </table:table-cell>
          <table:table-cell table:formula="of:=MID([.E295];4;2)" office:value-type="string" office:string-value="43" calcext:value-type="string">
            <text:p>43</text:p>
          </table:table-cell>
          <table:table-cell table:formula="of:=MID([.E295];7;5)" office:value-type="string" office:string-value="01.50" calcext:value-type="string">
            <text:p>01.50</text:p>
          </table:table-cell>
          <table:table-cell office:value-type="string" calcext:value-type="string">
            <text:p>084-03-43.0000W</text:p>
          </table:table-cell>
          <table:table-cell table:formula="of:=LEFT([.I295];3)" office:value-type="string" office:string-value="084" calcext:value-type="string">
            <text:p>084</text:p>
          </table:table-cell>
          <table:table-cell table:formula="of:=MID([.I295];5;2)" office:value-type="string" office:string-value="03" calcext:value-type="string">
            <text:p>03</text:p>
          </table:table-cell>
          <table:table-cell table:formula="of:=MID([.I295];8;5)" office:value-type="string" office:string-value="43.00" calcext:value-type="string">
            <text:p>43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6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M 'TINY' ZEHNDER FIELD</text:p>
          </table:table-cell>
          <table:table-cell office:value-type="string" calcext:value-type="string">
            <text:p>43-18-50.0870N</text:p>
          </table:table-cell>
          <table:table-cell table:formula="of:=LEFT([.E296];2)" office:value-type="string" office:string-value="43" calcext:value-type="string">
            <text:p>43</text:p>
          </table:table-cell>
          <table:table-cell table:formula="of:=MID([.E296];4;2)" office:value-type="string" office:string-value="18" calcext:value-type="string">
            <text:p>18</text:p>
          </table:table-cell>
          <table:table-cell table:formula="of:=MID([.E296];7;5)" office:value-type="string" office:string-value="50.08" calcext:value-type="string">
            <text:p>50.08</text:p>
          </table:table-cell>
          <table:table-cell office:value-type="string" calcext:value-type="string">
            <text:p>083-42-34.8640W</text:p>
          </table:table-cell>
          <table:table-cell table:formula="of:=LEFT([.I296];3)" office:value-type="string" office:string-value="083" calcext:value-type="string">
            <text:p>083</text:p>
          </table:table-cell>
          <table:table-cell table:formula="of:=MID([.I296];5;2)" office:value-type="string" office:string-value="42" calcext:value-type="string">
            <text:p>42</text:p>
          </table:table-cell>
          <table:table-cell table:formula="of:=MID([.I296];8;5)" office:value-type="string" office:string-value="34.86" calcext:value-type="string">
            <text:p>34.8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K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RANKFORT DOW MEMORIAL FIELD</text:p>
          </table:table-cell>
          <table:table-cell office:value-type="string" calcext:value-type="string">
            <text:p>44-37-30.7900N</text:p>
          </table:table-cell>
          <table:table-cell table:formula="of:=LEFT([.E297];2)" office:value-type="string" office:string-value="44" calcext:value-type="string">
            <text:p>44</text:p>
          </table:table-cell>
          <table:table-cell table:formula="of:=MID([.E297];4;2)" office:value-type="string" office:string-value="37" calcext:value-type="string">
            <text:p>37</text:p>
          </table:table-cell>
          <table:table-cell table:formula="of:=MID([.E297];7;5)" office:value-type="string" office:string-value="30.79" calcext:value-type="string">
            <text:p>30.79</text:p>
          </table:table-cell>
          <table:table-cell office:value-type="string" calcext:value-type="string">
            <text:p>086-12-02.9100W</text:p>
          </table:table-cell>
          <table:table-cell table:formula="of:=LEFT([.I297];3)" office:value-type="string" office:string-value="086" calcext:value-type="string">
            <text:p>086</text:p>
          </table:table-cell>
          <table:table-cell table:formula="of:=MID([.I297];5;2)" office:value-type="string" office:string-value="12" calcext:value-type="string">
            <text:p>12</text:p>
          </table:table-cell>
          <table:table-cell table:formula="of:=MID([.I297];8;5)" office:value-type="string" office:string-value="02.91" calcext:value-type="string">
            <text:p>02.9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F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REMONT MUNI</text:p>
          </table:table-cell>
          <table:table-cell office:value-type="string" calcext:value-type="string">
            <text:p>43-26-21.5000N</text:p>
          </table:table-cell>
          <table:table-cell table:formula="of:=LEFT([.E298];2)" office:value-type="string" office:string-value="43" calcext:value-type="string">
            <text:p>43</text:p>
          </table:table-cell>
          <table:table-cell table:formula="of:=MID([.E298];4;2)" office:value-type="string" office:string-value="26" calcext:value-type="string">
            <text:p>26</text:p>
          </table:table-cell>
          <table:table-cell table:formula="of:=MID([.E298];7;5)" office:value-type="string" office:string-value="21.50" calcext:value-type="string">
            <text:p>21.50</text:p>
          </table:table-cell>
          <table:table-cell office:value-type="string" calcext:value-type="string">
            <text:p>085-59-41.6000W</text:p>
          </table:table-cell>
          <table:table-cell table:formula="of:=LEFT([.I298];3)" office:value-type="string" office:string-value="085" calcext:value-type="string">
            <text:p>085</text:p>
          </table:table-cell>
          <table:table-cell table:formula="of:=MID([.I298];5;2)" office:value-type="string" office:string-value="59" calcext:value-type="string">
            <text:p>59</text:p>
          </table:table-cell>
          <table:table-cell table:formula="of:=MID([.I298];8;5)" office:value-type="string" office:string-value="41.60" calcext:value-type="string">
            <text:p>41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9Z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YING-A-RANCH</text:p>
          </table:table-cell>
          <table:table-cell office:value-type="string" calcext:value-type="string">
            <text:p>43-06-18.0670N</text:p>
          </table:table-cell>
          <table:table-cell table:formula="of:=LEFT([.E299];2)" office:value-type="string" office:string-value="43" calcext:value-type="string">
            <text:p>43</text:p>
          </table:table-cell>
          <table:table-cell table:formula="of:=MID([.E299];4;2)" office:value-type="string" office:string-value="06" calcext:value-type="string">
            <text:p>06</text:p>
          </table:table-cell>
          <table:table-cell table:formula="of:=MID([.E299];7;5)" office:value-type="string" office:string-value="18.06" calcext:value-type="string">
            <text:p>18.06</text:p>
          </table:table-cell>
          <table:table-cell office:value-type="string" calcext:value-type="string">
            <text:p>086-07-25.1850W</text:p>
          </table:table-cell>
          <table:table-cell table:formula="of:=LEFT([.I299];3)" office:value-type="string" office:string-value="086" calcext:value-type="string">
            <text:p>086</text:p>
          </table:table-cell>
          <table:table-cell table:formula="of:=MID([.I299];5;2)" office:value-type="string" office:string-value="07" calcext:value-type="string">
            <text:p>07</text:p>
          </table:table-cell>
          <table:table-cell table:formula="of:=MID([.I299];8;5)" office:value-type="string" office:string-value="25.18" calcext:value-type="string">
            <text:p>25.1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L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AYLORD RGNL</text:p>
          </table:table-cell>
          <table:table-cell office:value-type="string" calcext:value-type="string">
            <text:p>45-00-46.9000N</text:p>
          </table:table-cell>
          <table:table-cell table:formula="of:=LEFT([.E300];2)" office:value-type="string" office:string-value="45" calcext:value-type="string">
            <text:p>45</text:p>
          </table:table-cell>
          <table:table-cell table:formula="of:=MID([.E300];4;2)" office:value-type="string" office:string-value="00" calcext:value-type="string">
            <text:p>00</text:p>
          </table:table-cell>
          <table:table-cell table:formula="of:=MID([.E300];7;5)" office:value-type="string" office:string-value="46.90" calcext:value-type="string">
            <text:p>46.90</text:p>
          </table:table-cell>
          <table:table-cell office:value-type="string" calcext:value-type="string">
            <text:p>084-42-12.4000W</text:p>
          </table:table-cell>
          <table:table-cell table:formula="of:=LEFT([.I300];3)" office:value-type="string" office:string-value="084" calcext:value-type="string">
            <text:p>084</text:p>
          </table:table-cell>
          <table:table-cell table:formula="of:=MID([.I300];5;2)" office:value-type="string" office:string-value="42" calcext:value-type="string">
            <text:p>42</text:p>
          </table:table-cell>
          <table:table-cell table:formula="of:=MID([.I300];8;5)" office:value-type="string" office:string-value="12.40" calcext:value-type="string">
            <text:p>12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Y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S OF THE NORTH</text:p>
          </table:table-cell>
          <table:table-cell office:value-type="string" calcext:value-type="string">
            <text:p>44-54-42.5000N</text:p>
          </table:table-cell>
          <table:table-cell table:formula="of:=LEFT([.E301];2)" office:value-type="string" office:string-value="44" calcext:value-type="string">
            <text:p>44</text:p>
          </table:table-cell>
          <table:table-cell table:formula="of:=MID([.E301];4;2)" office:value-type="string" office:string-value="54" calcext:value-type="string">
            <text:p>54</text:p>
          </table:table-cell>
          <table:table-cell table:formula="of:=MID([.E301];7;5)" office:value-type="string" office:string-value="42.50" calcext:value-type="string">
            <text:p>42.50</text:p>
          </table:table-cell>
          <table:table-cell office:value-type="string" calcext:value-type="string">
            <text:p>084-52-31.2200W</text:p>
          </table:table-cell>
          <table:table-cell table:formula="of:=LEFT([.I301];3)" office:value-type="string" office:string-value="084" calcext:value-type="string">
            <text:p>084</text:p>
          </table:table-cell>
          <table:table-cell table:formula="of:=MID([.I301];5;2)" office:value-type="string" office:string-value="52" calcext:value-type="string">
            <text:p>52</text:p>
          </table:table-cell>
          <table:table-cell table:formula="of:=MID([.I301];8;5)" office:value-type="string" office:string-value="31.22" calcext:value-type="string">
            <text:p>31.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8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UFORD FIELD</text:p>
          </table:table-cell>
          <table:table-cell office:value-type="string" calcext:value-type="string">
            <text:p>43-07-30.0940N</text:p>
          </table:table-cell>
          <table:table-cell table:formula="of:=LEFT([.E302];2)" office:value-type="string" office:string-value="43" calcext:value-type="string">
            <text:p>43</text:p>
          </table:table-cell>
          <table:table-cell table:formula="of:=MID([.E302];4;2)" office:value-type="string" office:string-value="07" calcext:value-type="string">
            <text:p>07</text:p>
          </table:table-cell>
          <table:table-cell table:formula="of:=MID([.E302];7;5)" office:value-type="string" office:string-value="30.09" calcext:value-type="string">
            <text:p>30.09</text:p>
          </table:table-cell>
          <table:table-cell office:value-type="string" calcext:value-type="string">
            <text:p>083-37-34.8410W</text:p>
          </table:table-cell>
          <table:table-cell table:formula="of:=LEFT([.I302];3)" office:value-type="string" office:string-value="083" calcext:value-type="string">
            <text:p>083</text:p>
          </table:table-cell>
          <table:table-cell table:formula="of:=MID([.I302];5;2)" office:value-type="string" office:string-value="37" calcext:value-type="string">
            <text:p>37</text:p>
          </table:table-cell>
          <table:table-cell table:formula="of:=MID([.I302];8;5)" office:value-type="string" office:string-value="34.84" calcext:value-type="string">
            <text:p>34.8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D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LADWIN ZETTEL MEMORIAL</text:p>
          </table:table-cell>
          <table:table-cell office:value-type="string" calcext:value-type="string">
            <text:p>43-58-14.1216N</text:p>
          </table:table-cell>
          <table:table-cell table:formula="of:=LEFT([.E303];2)" office:value-type="string" office:string-value="43" calcext:value-type="string">
            <text:p>43</text:p>
          </table:table-cell>
          <table:table-cell table:formula="of:=MID([.E303];4;2)" office:value-type="string" office:string-value="58" calcext:value-type="string">
            <text:p>58</text:p>
          </table:table-cell>
          <table:table-cell table:formula="of:=MID([.E303];7;5)" office:value-type="string" office:string-value="14.12" calcext:value-type="string">
            <text:p>14.12</text:p>
          </table:table-cell>
          <table:table-cell office:value-type="string" calcext:value-type="string">
            <text:p>084-28-30.0720W</text:p>
          </table:table-cell>
          <table:table-cell table:formula="of:=LEFT([.I303];3)" office:value-type="string" office:string-value="084" calcext:value-type="string">
            <text:p>084</text:p>
          </table:table-cell>
          <table:table-cell table:formula="of:=MID([.I303];5;2)" office:value-type="string" office:string-value="28" calcext:value-type="string">
            <text:p>28</text:p>
          </table:table-cell>
          <table:table-cell table:formula="of:=MID([.I303];8;5)" office:value-type="string" office:string-value="30.07" calcext:value-type="string">
            <text:p>30.0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M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UGAR SPRINGS AIRPARK</text:p>
          </table:table-cell>
          <table:table-cell office:value-type="string" calcext:value-type="string">
            <text:p>44-08-25.3350N</text:p>
          </table:table-cell>
          <table:table-cell table:formula="of:=LEFT([.E304];2)" office:value-type="string" office:string-value="44" calcext:value-type="string">
            <text:p>44</text:p>
          </table:table-cell>
          <table:table-cell table:formula="of:=MID([.E304];4;2)" office:value-type="string" office:string-value="08" calcext:value-type="string">
            <text:p>08</text:p>
          </table:table-cell>
          <table:table-cell table:formula="of:=MID([.E304];7;5)" office:value-type="string" office:string-value="25.33" calcext:value-type="string">
            <text:p>25.33</text:p>
          </table:table-cell>
          <table:table-cell office:value-type="string" calcext:value-type="string">
            <text:p>084-26-13.1100W</text:p>
          </table:table-cell>
          <table:table-cell table:formula="of:=LEFT([.I304];3)" office:value-type="string" office:string-value="084" calcext:value-type="string">
            <text:p>084</text:p>
          </table:table-cell>
          <table:table-cell table:formula="of:=MID([.I304];5;2)" office:value-type="string" office:string-value="26" calcext:value-type="string">
            <text:p>26</text:p>
          </table:table-cell>
          <table:table-cell table:formula="of:=MID([.I304];8;5)" office:value-type="string" office:string-value="13.11" calcext:value-type="string">
            <text:p>13.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HAVEN MEMORIAL AIRPARK</text:p>
          </table:table-cell>
          <table:table-cell office:value-type="string" calcext:value-type="string">
            <text:p>43-02-02.6000N</text:p>
          </table:table-cell>
          <table:table-cell table:formula="of:=LEFT([.E305];2)" office:value-type="string" office:string-value="43" calcext:value-type="string">
            <text:p>43</text:p>
          </table:table-cell>
          <table:table-cell table:formula="of:=MID([.E305];4;2)" office:value-type="string" office:string-value="02" calcext:value-type="string">
            <text:p>02</text:p>
          </table:table-cell>
          <table:table-cell table:formula="of:=MID([.E305];7;5)" office:value-type="string" office:string-value="02.60" calcext:value-type="string">
            <text:p>02.60</text:p>
          </table:table-cell>
          <table:table-cell office:value-type="string" calcext:value-type="string">
            <text:p>086-11-53.4000W</text:p>
          </table:table-cell>
          <table:table-cell table:formula="of:=LEFT([.I305];3)" office:value-type="string" office:string-value="086" calcext:value-type="string">
            <text:p>086</text:p>
          </table:table-cell>
          <table:table-cell table:formula="of:=MID([.I305];5;2)" office:value-type="string" office:string-value="11" calcext:value-type="string">
            <text:p>11</text:p>
          </table:table-cell>
          <table:table-cell table:formula="of:=MID([.I305];8;5)" office:value-type="string" office:string-value="53.40" calcext:value-type="string">
            <text:p>53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D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BRAMS MUNI</text:p>
          </table:table-cell>
          <table:table-cell office:value-type="string" calcext:value-type="string">
            <text:p>42-46-29.5756N</text:p>
          </table:table-cell>
          <table:table-cell table:formula="of:=LEFT([.E306];2)" office:value-type="string" office:string-value="42" calcext:value-type="string">
            <text:p>42</text:p>
          </table:table-cell>
          <table:table-cell table:formula="of:=MID([.E306];4;2)" office:value-type="string" office:string-value="46" calcext:value-type="string">
            <text:p>46</text:p>
          </table:table-cell>
          <table:table-cell table:formula="of:=MID([.E306];7;5)" office:value-type="string" office:string-value="29.57" calcext:value-type="string">
            <text:p>29.57</text:p>
          </table:table-cell>
          <table:table-cell office:value-type="string" calcext:value-type="string">
            <text:p>084-43-59.2985W</text:p>
          </table:table-cell>
          <table:table-cell table:formula="of:=LEFT([.I306];3)" office:value-type="string" office:string-value="084" calcext:value-type="string">
            <text:p>084</text:p>
          </table:table-cell>
          <table:table-cell table:formula="of:=MID([.I306];5;2)" office:value-type="string" office:string-value="43" calcext:value-type="string">
            <text:p>43</text:p>
          </table:table-cell>
          <table:table-cell table:formula="of:=MID([.I306];8;5)" office:value-type="string" office:string-value="59.29" calcext:value-type="string">
            <text:p>59.2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MARAIS</text:p>
          </table:table-cell>
          <table:table-cell office:value-type="string" calcext:value-type="string">
            <text:p>46-37-13.3130N</text:p>
          </table:table-cell>
          <table:table-cell table:formula="of:=LEFT([.E307];2)" office:value-type="string" office:string-value="46" calcext:value-type="string">
            <text:p>46</text:p>
          </table:table-cell>
          <table:table-cell table:formula="of:=MID([.E307];4;2)" office:value-type="string" office:string-value="37" calcext:value-type="string">
            <text:p>37</text:p>
          </table:table-cell>
          <table:table-cell table:formula="of:=MID([.E307];7;5)" office:value-type="string" office:string-value="13.31" calcext:value-type="string">
            <text:p>13.31</text:p>
          </table:table-cell>
          <table:table-cell office:value-type="string" calcext:value-type="string">
            <text:p>085-55-12.3011W</text:p>
          </table:table-cell>
          <table:table-cell table:formula="of:=LEFT([.I307];3)" office:value-type="string" office:string-value="085" calcext:value-type="string">
            <text:p>085</text:p>
          </table:table-cell>
          <table:table-cell table:formula="of:=MID([.I307];5;2)" office:value-type="string" office:string-value="55" calcext:value-type="string">
            <text:p>55</text:p>
          </table:table-cell>
          <table:table-cell table:formula="of:=MID([.I307];8;5)" office:value-type="string" office:string-value="12.30" calcext:value-type="string">
            <text:p>12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ERALD R FORD INTL</text:p>
          </table:table-cell>
          <table:table-cell office:value-type="string" calcext:value-type="string">
            <text:p>42-52-51.0000N</text:p>
          </table:table-cell>
          <table:table-cell table:formula="of:=LEFT([.E308];2)" office:value-type="string" office:string-value="42" calcext:value-type="string">
            <text:p>42</text:p>
          </table:table-cell>
          <table:table-cell table:formula="of:=MID([.E308];4;2)" office:value-type="string" office:string-value="52" calcext:value-type="string">
            <text:p>52</text:p>
          </table:table-cell>
          <table:table-cell table:formula="of:=MID([.E308];7;5)" office:value-type="string" office:string-value="51.00" calcext:value-type="string">
            <text:p>51.00</text:p>
          </table:table-cell>
          <table:table-cell office:value-type="string" calcext:value-type="string">
            <text:p>085-31-22.1000W</text:p>
          </table:table-cell>
          <table:table-cell table:formula="of:=LEFT([.I308];3)" office:value-type="string" office:string-value="085" calcext:value-type="string">
            <text:p>085</text:p>
          </table:table-cell>
          <table:table-cell table:formula="of:=MID([.I308];5;2)" office:value-type="string" office:string-value="31" calcext:value-type="string">
            <text:p>31</text:p>
          </table:table-cell>
          <table:table-cell table:formula="of:=MID([.I308];8;5)" office:value-type="string" office:string-value="22.10" calcext:value-type="string">
            <text:p>22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YLING AAF</text:p>
          </table:table-cell>
          <table:table-cell office:value-type="string" calcext:value-type="string">
            <text:p>44-40-49.2000N</text:p>
          </table:table-cell>
          <table:table-cell table:formula="of:=LEFT([.E309];2)" office:value-type="string" office:string-value="44" calcext:value-type="string">
            <text:p>44</text:p>
          </table:table-cell>
          <table:table-cell table:formula="of:=MID([.E309];4;2)" office:value-type="string" office:string-value="40" calcext:value-type="string">
            <text:p>40</text:p>
          </table:table-cell>
          <table:table-cell table:formula="of:=MID([.E309];7;5)" office:value-type="string" office:string-value="49.20" calcext:value-type="string">
            <text:p>49.20</text:p>
          </table:table-cell>
          <table:table-cell office:value-type="string" calcext:value-type="string">
            <text:p>084-43-43.9000W</text:p>
          </table:table-cell>
          <table:table-cell table:formula="of:=LEFT([.I309];3)" office:value-type="string" office:string-value="084" calcext:value-type="string">
            <text:p>084</text:p>
          </table:table-cell>
          <table:table-cell table:formula="of:=MID([.I309];5;2)" office:value-type="string" office:string-value="43" calcext:value-type="string">
            <text:p>43</text:p>
          </table:table-cell>
          <table:table-cell table:formula="of:=MID([.I309];8;5)" office:value-type="string" office:string-value="43.90" calcext:value-type="string">
            <text:p>4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EENVILLE MUNI</text:p>
          </table:table-cell>
          <table:table-cell office:value-type="string" calcext:value-type="string">
            <text:p>43-08-31.7000N</text:p>
          </table:table-cell>
          <table:table-cell table:formula="of:=LEFT([.E310];2)" office:value-type="string" office:string-value="43" calcext:value-type="string">
            <text:p>43</text:p>
          </table:table-cell>
          <table:table-cell table:formula="of:=MID([.E310];4;2)" office:value-type="string" office:string-value="08" calcext:value-type="string">
            <text:p>08</text:p>
          </table:table-cell>
          <table:table-cell table:formula="of:=MID([.E310];7;5)" office:value-type="string" office:string-value="31.70" calcext:value-type="string">
            <text:p>31.70</text:p>
          </table:table-cell>
          <table:table-cell office:value-type="string" calcext:value-type="string">
            <text:p>085-15-13.9000W</text:p>
          </table:table-cell>
          <table:table-cell table:formula="of:=LEFT([.I310];3)" office:value-type="string" office:string-value="085" calcext:value-type="string">
            <text:p>085</text:p>
          </table:table-cell>
          <table:table-cell table:formula="of:=MID([.I310];5;2)" office:value-type="string" office:string-value="15" calcext:value-type="string">
            <text:p>15</text:p>
          </table:table-cell>
          <table:table-cell table:formula="of:=MID([.I310];8;5)" office:value-type="string" office:string-value="13.90" calcext:value-type="string">
            <text:p>1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9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ICHMOND FIELD</text:p>
          </table:table-cell>
          <table:table-cell office:value-type="string" calcext:value-type="string">
            <text:p>42-26-30.1260N</text:p>
          </table:table-cell>
          <table:table-cell table:formula="of:=LEFT([.E311];2)" office:value-type="string" office:string-value="42" calcext:value-type="string">
            <text:p>42</text:p>
          </table:table-cell>
          <table:table-cell table:formula="of:=MID([.E311];4;2)" office:value-type="string" office:string-value="26" calcext:value-type="string">
            <text:p>26</text:p>
          </table:table-cell>
          <table:table-cell table:formula="of:=MID([.E311];7;5)" office:value-type="string" office:string-value="30.12" calcext:value-type="string">
            <text:p>30.12</text:p>
          </table:table-cell>
          <table:table-cell office:value-type="string" calcext:value-type="string">
            <text:p>084-03-59.8270W</text:p>
          </table:table-cell>
          <table:table-cell table:formula="of:=LEFT([.I311];3)" office:value-type="string" office:string-value="084" calcext:value-type="string">
            <text:p>084</text:p>
          </table:table-cell>
          <table:table-cell table:formula="of:=MID([.I311];5;2)" office:value-type="string" office:string-value="03" calcext:value-type="string">
            <text:p>03</text:p>
          </table:table-cell>
          <table:table-cell table:formula="of:=MID([.I311];8;5)" office:value-type="string" office:string-value="59.82" calcext:value-type="string">
            <text:p>59.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8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IELD OF DREAMS</text:p>
          </table:table-cell>
          <table:table-cell office:value-type="string" calcext:value-type="string">
            <text:p>44-21-52.9000N</text:p>
          </table:table-cell>
          <table:table-cell table:formula="of:=LEFT([.E312];2)" office:value-type="string" office:string-value="44" calcext:value-type="string">
            <text:p>44</text:p>
          </table:table-cell>
          <table:table-cell table:formula="of:=MID([.E312];4;2)" office:value-type="string" office:string-value="21" calcext:value-type="string">
            <text:p>21</text:p>
          </table:table-cell>
          <table:table-cell table:formula="of:=MID([.E312];7;5)" office:value-type="string" office:string-value="52.90" calcext:value-type="string">
            <text:p>52.90</text:p>
          </table:table-cell>
          <table:table-cell office:value-type="string" calcext:value-type="string">
            <text:p>083-45-45.6000W</text:p>
          </table:table-cell>
          <table:table-cell table:formula="of:=LEFT([.I312];3)" office:value-type="string" office:string-value="083" calcext:value-type="string">
            <text:p>083</text:p>
          </table:table-cell>
          <table:table-cell table:formula="of:=MID([.I312];5;2)" office:value-type="string" office:string-value="45" calcext:value-type="string">
            <text:p>45</text:p>
          </table:table-cell>
          <table:table-cell table:formula="of:=MID([.I312];8;5)" office:value-type="string" office:string-value="45.60" calcext:value-type="string">
            <text:p>45.6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E LAKE SPB</text:p>
          </table:table-cell>
          <table:table-cell office:value-type="string" calcext:value-type="string">
            <text:p>44-21-00.0000N</text:p>
          </table:table-cell>
          <table:table-cell table:formula="of:=LEFT([.E313];2)" office:value-type="string" office:string-value="44" calcext:value-type="string">
            <text:p>44</text:p>
          </table:table-cell>
          <table:table-cell table:formula="of:=MID([.E313];4;2)" office:value-type="string" office:string-value="21" calcext:value-type="string">
            <text:p>21</text:p>
          </table:table-cell>
          <table:table-cell table:formula="of:=MID([.E313];7;5)" office:value-type="string" office:string-value="00.00" calcext:value-type="string">
            <text:p>00.00</text:p>
          </table:table-cell>
          <table:table-cell office:value-type="string" calcext:value-type="string">
            <text:p>083-56-32.0000W</text:p>
          </table:table-cell>
          <table:table-cell table:formula="of:=LEFT([.I313];3)" office:value-type="string" office:string-value="083" calcext:value-type="string">
            <text:p>083</text:p>
          </table:table-cell>
          <table:table-cell table:formula="of:=MID([.I313];5;2)" office:value-type="string" office:string-value="56" calcext:value-type="string">
            <text:p>56</text:p>
          </table:table-cell>
          <table:table-cell table:formula="of:=MID([.I313];8;5)" office:value-type="string" office:string-value="32.00" calcext:value-type="string">
            <text:p>3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 COUNTY MEMORIAL</text:p>
          </table:table-cell>
          <table:table-cell office:value-type="string" calcext:value-type="string">
            <text:p>47-10-06.3020N</text:p>
          </table:table-cell>
          <table:table-cell table:formula="of:=LEFT([.E314];2)" office:value-type="string" office:string-value="47" calcext:value-type="string">
            <text:p>47</text:p>
          </table:table-cell>
          <table:table-cell table:formula="of:=MID([.E314];4;2)" office:value-type="string" office:string-value="10" calcext:value-type="string">
            <text:p>10</text:p>
          </table:table-cell>
          <table:table-cell table:formula="of:=MID([.E314];7;5)" office:value-type="string" office:string-value="06.30" calcext:value-type="string">
            <text:p>06.30</text:p>
          </table:table-cell>
          <table:table-cell office:value-type="string" calcext:value-type="string">
            <text:p>088-29-20.6190W</text:p>
          </table:table-cell>
          <table:table-cell table:formula="of:=LEFT([.I314];3)" office:value-type="string" office:string-value="088" calcext:value-type="string">
            <text:p>088</text:p>
          </table:table-cell>
          <table:table-cell table:formula="of:=MID([.I314];5;2)" office:value-type="string" office:string-value="29" calcext:value-type="string">
            <text:p>29</text:p>
          </table:table-cell>
          <table:table-cell table:formula="of:=MID([.I314];8;5)" office:value-type="string" office:string-value="20.61" calcext:value-type="string">
            <text:p>20.6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G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BOR SPRINGS</text:p>
          </table:table-cell>
          <table:table-cell office:value-type="string" calcext:value-type="string">
            <text:p>45-25-31.7000N</text:p>
          </table:table-cell>
          <table:table-cell table:formula="of:=LEFT([.E315];2)" office:value-type="string" office:string-value="45" calcext:value-type="string">
            <text:p>45</text:p>
          </table:table-cell>
          <table:table-cell table:formula="of:=MID([.E315];4;2)" office:value-type="string" office:string-value="25" calcext:value-type="string">
            <text:p>25</text:p>
          </table:table-cell>
          <table:table-cell table:formula="of:=MID([.E315];7;5)" office:value-type="string" office:string-value="31.70" calcext:value-type="string">
            <text:p>31.70</text:p>
          </table:table-cell>
          <table:table-cell office:value-type="string" calcext:value-type="string">
            <text:p>084-54-48.5000W</text:p>
          </table:table-cell>
          <table:table-cell table:formula="of:=LEFT([.I315];3)" office:value-type="string" office:string-value="084" calcext:value-type="string">
            <text:p>084</text:p>
          </table:table-cell>
          <table:table-cell table:formula="of:=MID([.I315];5;2)" office:value-type="string" office:string-value="54" calcext:value-type="string">
            <text:p>54</text:p>
          </table:table-cell>
          <table:table-cell table:formula="of:=MID([.I315];8;5)" office:value-type="string" office:string-value="48.50" calcext:value-type="string">
            <text:p>48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Y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GLES LANDING</text:p>
          </table:table-cell>
          <table:table-cell office:value-type="string" calcext:value-type="string">
            <text:p>44-18-30.0170N</text:p>
          </table:table-cell>
          <table:table-cell table:formula="of:=LEFT([.E316];2)" office:value-type="string" office:string-value="44" calcext:value-type="string">
            <text:p>44</text:p>
          </table:table-cell>
          <table:table-cell table:formula="of:=MID([.E316];4;2)" office:value-type="string" office:string-value="18" calcext:value-type="string">
            <text:p>18</text:p>
          </table:table-cell>
          <table:table-cell table:formula="of:=MID([.E316];7;5)" office:value-type="string" office:string-value="30.01" calcext:value-type="string">
            <text:p>30.01</text:p>
          </table:table-cell>
          <table:table-cell office:value-type="string" calcext:value-type="string">
            <text:p>085-46-20.2410W</text:p>
          </table:table-cell>
          <table:table-cell table:formula="of:=LEFT([.I316];3)" office:value-type="string" office:string-value="085" calcext:value-type="string">
            <text:p>085</text:p>
          </table:table-cell>
          <table:table-cell table:formula="of:=MID([.I316];5;2)" office:value-type="string" office:string-value="46" calcext:value-type="string">
            <text:p>46</text:p>
          </table:table-cell>
          <table:table-cell table:formula="of:=MID([.I316];8;5)" office:value-type="string" office:string-value="20.24" calcext:value-type="string">
            <text:p>20.2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0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LARE COUNTY</text:p>
          </table:table-cell>
          <table:table-cell office:value-type="string" calcext:value-type="string">
            <text:p>44-03-08.2087N</text:p>
          </table:table-cell>
          <table:table-cell table:formula="of:=LEFT([.E317];2)" office:value-type="string" office:string-value="44" calcext:value-type="string">
            <text:p>44</text:p>
          </table:table-cell>
          <table:table-cell table:formula="of:=MID([.E317];4;2)" office:value-type="string" office:string-value="03" calcext:value-type="string">
            <text:p>03</text:p>
          </table:table-cell>
          <table:table-cell table:formula="of:=MID([.E317];7;5)" office:value-type="string" office:string-value="08.20" calcext:value-type="string">
            <text:p>08.20</text:p>
          </table:table-cell>
          <table:table-cell office:value-type="string" calcext:value-type="string">
            <text:p>084-48-47.2891W</text:p>
          </table:table-cell>
          <table:table-cell table:formula="of:=LEFT([.I317];3)" office:value-type="string" office:string-value="084" calcext:value-type="string">
            <text:p>084</text:p>
          </table:table-cell>
          <table:table-cell table:formula="of:=MID([.I317];5;2)" office:value-type="string" office:string-value="48" calcext:value-type="string">
            <text:p>48</text:p>
          </table:table-cell>
          <table:table-cell table:formula="of:=MID([.I317];8;5)" office:value-type="string" office:string-value="47.28" calcext:value-type="string">
            <text:p>47.2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RISVILLE</text:p>
          </table:table-cell>
          <table:table-cell office:value-type="string" calcext:value-type="string">
            <text:p>44-40-05.6000N</text:p>
          </table:table-cell>
          <table:table-cell table:formula="of:=LEFT([.E318];2)" office:value-type="string" office:string-value="44" calcext:value-type="string">
            <text:p>44</text:p>
          </table:table-cell>
          <table:table-cell table:formula="of:=MID([.E318];4;2)" office:value-type="string" office:string-value="40" calcext:value-type="string">
            <text:p>40</text:p>
          </table:table-cell>
          <table:table-cell table:formula="of:=MID([.E318];7;5)" office:value-type="string" office:string-value="05.60" calcext:value-type="string">
            <text:p>05.60</text:p>
          </table:table-cell>
          <table:table-cell office:value-type="string" calcext:value-type="string">
            <text:p>083-18-18.4000W</text:p>
          </table:table-cell>
          <table:table-cell table:formula="of:=LEFT([.I318];3)" office:value-type="string" office:string-value="083" calcext:value-type="string">
            <text:p>083</text:p>
          </table:table-cell>
          <table:table-cell table:formula="of:=MID([.I318];5;2)" office:value-type="string" office:string-value="18" calcext:value-type="string">
            <text:p>18</text:p>
          </table:table-cell>
          <table:table-cell table:formula="of:=MID([.I318];8;5)" office:value-type="string" office:string-value="18.40" calcext:value-type="string">
            <text:p>18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Z9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SENS ISLAND</text:p>
          </table:table-cell>
          <table:table-cell office:value-type="string" calcext:value-type="string">
            <text:p>42-35-21.9050N</text:p>
          </table:table-cell>
          <table:table-cell table:formula="of:=LEFT([.E319];2)" office:value-type="string" office:string-value="42" calcext:value-type="string">
            <text:p>42</text:p>
          </table:table-cell>
          <table:table-cell table:formula="of:=MID([.E319];4;2)" office:value-type="string" office:string-value="35" calcext:value-type="string">
            <text:p>35</text:p>
          </table:table-cell>
          <table:table-cell table:formula="of:=MID([.E319];7;5)" office:value-type="string" office:string-value="21.90" calcext:value-type="string">
            <text:p>21.90</text:p>
          </table:table-cell>
          <table:table-cell office:value-type="string" calcext:value-type="string">
            <text:p>082-34-32.2450W</text:p>
          </table:table-cell>
          <table:table-cell table:formula="of:=LEFT([.I319];3)" office:value-type="string" office:string-value="082" calcext:value-type="string">
            <text:p>082</text:p>
          </table:table-cell>
          <table:table-cell table:formula="of:=MID([.I319];5;2)" office:value-type="string" office:string-value="34" calcext:value-type="string">
            <text:p>34</text:p>
          </table:table-cell>
          <table:table-cell table:formula="of:=MID([.I319];8;5)" office:value-type="string" office:string-value="32.24" calcext:value-type="string">
            <text:p>32.24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HD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RSENS ISLAND</text:p>
          </table:table-cell>
          <table:table-cell office:value-type="string" calcext:value-type="string">
            <text:p>42-35-32.0200N</text:p>
          </table:table-cell>
          <table:table-cell table:formula="of:=LEFT([.E320];2)" office:value-type="string" office:string-value="42" calcext:value-type="string">
            <text:p>42</text:p>
          </table:table-cell>
          <table:table-cell table:formula="of:=MID([.E320];4;2)" office:value-type="string" office:string-value="35" calcext:value-type="string">
            <text:p>35</text:p>
          </table:table-cell>
          <table:table-cell table:formula="of:=MID([.E320];7;5)" office:value-type="string" office:string-value="32.02" calcext:value-type="string">
            <text:p>32.02</text:p>
          </table:table-cell>
          <table:table-cell office:value-type="string" calcext:value-type="string">
            <text:p>082-34-19.0200W</text:p>
          </table:table-cell>
          <table:table-cell table:formula="of:=LEFT([.I320];3)" office:value-type="string" office:string-value="082" calcext:value-type="string">
            <text:p>082</text:p>
          </table:table-cell>
          <table:table-cell table:formula="of:=MID([.I320];5;2)" office:value-type="string" office:string-value="34" calcext:value-type="string">
            <text:p>34</text:p>
          </table:table-cell>
          <table:table-cell table:formula="of:=MID([.I320];8;5)" office:value-type="string" office:string-value="19.02" calcext:value-type="string">
            <text:p>19.0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CEANA COUNTY</text:p>
          </table:table-cell>
          <table:table-cell office:value-type="string" calcext:value-type="string">
            <text:p>43-38-29.8850N</text:p>
          </table:table-cell>
          <table:table-cell table:formula="of:=LEFT([.E321];2)" office:value-type="string" office:string-value="43" calcext:value-type="string">
            <text:p>43</text:p>
          </table:table-cell>
          <table:table-cell table:formula="of:=MID([.E321];4;2)" office:value-type="string" office:string-value="38" calcext:value-type="string">
            <text:p>38</text:p>
          </table:table-cell>
          <table:table-cell table:formula="of:=MID([.E321];7;5)" office:value-type="string" office:string-value="29.88" calcext:value-type="string">
            <text:p>29.88</text:p>
          </table:table-cell>
          <table:table-cell office:value-type="string" calcext:value-type="string">
            <text:p>086-19-44.6355W</text:p>
          </table:table-cell>
          <table:table-cell table:formula="of:=LEFT([.I321];3)" office:value-type="string" office:string-value="086" calcext:value-type="string">
            <text:p>086</text:p>
          </table:table-cell>
          <table:table-cell table:formula="of:=MID([.I321];5;2)" office:value-type="string" office:string-value="19" calcext:value-type="string">
            <text:p>19</text:p>
          </table:table-cell>
          <table:table-cell table:formula="of:=MID([.I321];8;5)" office:value-type="string" office:string-value="44.63" calcext:value-type="string">
            <text:p>44.6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42-39-48.7713N</text:p>
          </table:table-cell>
          <table:table-cell table:formula="of:=LEFT([.E322];2)" office:value-type="string" office:string-value="42" calcext:value-type="string">
            <text:p>42</text:p>
          </table:table-cell>
          <table:table-cell table:formula="of:=MID([.E322];4;2)" office:value-type="string" office:string-value="39" calcext:value-type="string">
            <text:p>39</text:p>
          </table:table-cell>
          <table:table-cell table:formula="of:=MID([.E322];7;5)" office:value-type="string" office:string-value="48.77" calcext:value-type="string">
            <text:p>48.77</text:p>
          </table:table-cell>
          <table:table-cell office:value-type="string" calcext:value-type="string">
            <text:p>085-20-46.3492W</text:p>
          </table:table-cell>
          <table:table-cell table:formula="of:=LEFT([.I322];3)" office:value-type="string" office:string-value="085" calcext:value-type="string">
            <text:p>085</text:p>
          </table:table-cell>
          <table:table-cell table:formula="of:=MID([.I322];5;2)" office:value-type="string" office:string-value="20" calcext:value-type="string">
            <text:p>20</text:p>
          </table:table-cell>
          <table:table-cell table:formula="of:=MID([.I322];8;5)" office:value-type="string" office:string-value="46.34" calcext:value-type="string">
            <text:p>46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BERT J LINDBERG</text:p>
          </table:table-cell>
          <table:table-cell office:value-type="string" calcext:value-type="string">
            <text:p>46-02-09.0590N</text:p>
          </table:table-cell>
          <table:table-cell table:formula="of:=LEFT([.E323];2)" office:value-type="string" office:string-value="46" calcext:value-type="string">
            <text:p>46</text:p>
          </table:table-cell>
          <table:table-cell table:formula="of:=MID([.E323];4;2)" office:value-type="string" office:string-value="02" calcext:value-type="string">
            <text:p>02</text:p>
          </table:table-cell>
          <table:table-cell table:formula="of:=MID([.E323];7;5)" office:value-type="string" office:string-value="09.05" calcext:value-type="string">
            <text:p>09.05</text:p>
          </table:table-cell>
          <table:table-cell office:value-type="string" calcext:value-type="string">
            <text:p>084-25-11.1290W</text:p>
          </table:table-cell>
          <table:table-cell table:formula="of:=LEFT([.I323];3)" office:value-type="string" office:string-value="084" calcext:value-type="string">
            <text:p>084</text:p>
          </table:table-cell>
          <table:table-cell table:formula="of:=MID([.I323];5;2)" office:value-type="string" office:string-value="25" calcext:value-type="string">
            <text:p>25</text:p>
          </table:table-cell>
          <table:table-cell table:formula="of:=MID([.I323];8;5)" office:value-type="string" office:string-value="11.12" calcext:value-type="string">
            <text:p>11.12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ONDEROSA</text:p>
          </table:table-cell>
          <table:table-cell office:value-type="string" calcext:value-type="string">
            <text:p>42-37-45.0000N</text:p>
          </table:table-cell>
          <table:table-cell table:formula="of:=LEFT([.E324];2)" office:value-type="string" office:string-value="42" calcext:value-type="string">
            <text:p>42</text:p>
          </table:table-cell>
          <table:table-cell table:formula="of:=MID([.E324];4;2)" office:value-type="string" office:string-value="37" calcext:value-type="string">
            <text:p>37</text:p>
          </table:table-cell>
          <table:table-cell table:formula="of:=MID([.E324];7;5)" office:value-type="string" office:string-value="45.00" calcext:value-type="string">
            <text:p>45.00</text:p>
          </table:table-cell>
          <table:table-cell office:value-type="string" calcext:value-type="string">
            <text:p>083-40-59.1000W</text:p>
          </table:table-cell>
          <table:table-cell table:formula="of:=LEFT([.I324];3)" office:value-type="string" office:string-value="083" calcext:value-type="string">
            <text:p>083</text:p>
          </table:table-cell>
          <table:table-cell table:formula="of:=MID([.I324];5;2)" office:value-type="string" office:string-value="40" calcext:value-type="string">
            <text:p>40</text:p>
          </table:table-cell>
          <table:table-cell table:formula="of:=MID([.I324];8;5)" office:value-type="string" office:string-value="59.10" calcext:value-type="string">
            <text:p>59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LLMAN</text:p>
          </table:table-cell>
          <table:table-cell office:value-type="string" calcext:value-type="string">
            <text:p>45-04-58.5424N</text:p>
          </table:table-cell>
          <table:table-cell table:formula="of:=LEFT([.E325];2)" office:value-type="string" office:string-value="45" calcext:value-type="string">
            <text:p>45</text:p>
          </table:table-cell>
          <table:table-cell table:formula="of:=MID([.E325];4;2)" office:value-type="string" office:string-value="04" calcext:value-type="string">
            <text:p>04</text:p>
          </table:table-cell>
          <table:table-cell table:formula="of:=MID([.E325];7;5)" office:value-type="string" office:string-value="58.54" calcext:value-type="string">
            <text:p>58.54</text:p>
          </table:table-cell>
          <table:table-cell office:value-type="string" calcext:value-type="string">
            <text:p>083-56-02.4890W</text:p>
          </table:table-cell>
          <table:table-cell table:formula="of:=LEFT([.I325];3)" office:value-type="string" office:string-value="083" calcext:value-type="string">
            <text:p>083</text:p>
          </table:table-cell>
          <table:table-cell table:formula="of:=MID([.I325];5;2)" office:value-type="string" office:string-value="56" calcext:value-type="string">
            <text:p>56</text:p>
          </table:table-cell>
          <table:table-cell table:formula="of:=MID([.I325];8;5)" office:value-type="string" office:string-value="02.48" calcext:value-type="string">
            <text:p>02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Y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LLSDALE MUNI</text:p>
          </table:table-cell>
          <table:table-cell office:value-type="string" calcext:value-type="string">
            <text:p>41-55-16.6900N</text:p>
          </table:table-cell>
          <table:table-cell table:formula="of:=LEFT([.E326];2)" office:value-type="string" office:string-value="41" calcext:value-type="string">
            <text:p>41</text:p>
          </table:table-cell>
          <table:table-cell table:formula="of:=MID([.E326];4;2)" office:value-type="string" office:string-value="55" calcext:value-type="string">
            <text:p>55</text:p>
          </table:table-cell>
          <table:table-cell table:formula="of:=MID([.E326];7;5)" office:value-type="string" office:string-value="16.69" calcext:value-type="string">
            <text:p>16.69</text:p>
          </table:table-cell>
          <table:table-cell office:value-type="string" calcext:value-type="string">
            <text:p>084-35-12.1150W</text:p>
          </table:table-cell>
          <table:table-cell table:formula="of:=LEFT([.I326];3)" office:value-type="string" office:string-value="084" calcext:value-type="string">
            <text:p>084</text:p>
          </table:table-cell>
          <table:table-cell table:formula="of:=MID([.I326];5;2)" office:value-type="string" office:string-value="35" calcext:value-type="string">
            <text:p>35</text:p>
          </table:table-cell>
          <table:table-cell table:formula="of:=MID([.I326];8;5)" office:value-type="string" office:string-value="12.11" calcext:value-type="string">
            <text:p>12.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L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RK TOWNSHIP</text:p>
          </table:table-cell>
          <table:table-cell office:value-type="string" calcext:value-type="string">
            <text:p>42-47-45.2810N</text:p>
          </table:table-cell>
          <table:table-cell table:formula="of:=LEFT([.E327];2)" office:value-type="string" office:string-value="42" calcext:value-type="string">
            <text:p>42</text:p>
          </table:table-cell>
          <table:table-cell table:formula="of:=MID([.E327];4;2)" office:value-type="string" office:string-value="47" calcext:value-type="string">
            <text:p>47</text:p>
          </table:table-cell>
          <table:table-cell table:formula="of:=MID([.E327];7;5)" office:value-type="string" office:string-value="45.28" calcext:value-type="string">
            <text:p>45.28</text:p>
          </table:table-cell>
          <table:table-cell office:value-type="string" calcext:value-type="string">
            <text:p>086-09-43.1530W</text:p>
          </table:table-cell>
          <table:table-cell table:formula="of:=LEFT([.I327];3)" office:value-type="string" office:string-value="086" calcext:value-type="string">
            <text:p>086</text:p>
          </table:table-cell>
          <table:table-cell table:formula="of:=MID([.I327];5;2)" office:value-type="string" office:string-value="09" calcext:value-type="string">
            <text:p>09</text:p>
          </table:table-cell>
          <table:table-cell table:formula="of:=MID([.I327];8;5)" office:value-type="string" office:string-value="43.15" calcext:value-type="string">
            <text:p>43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IV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ST MICHIGAN RGNL</text:p>
          </table:table-cell>
          <table:table-cell office:value-type="string" calcext:value-type="string">
            <text:p>42-44-34.0000N</text:p>
          </table:table-cell>
          <table:table-cell table:formula="of:=LEFT([.E328];2)" office:value-type="string" office:string-value="42" calcext:value-type="string">
            <text:p>42</text:p>
          </table:table-cell>
          <table:table-cell table:formula="of:=MID([.E328];4;2)" office:value-type="string" office:string-value="44" calcext:value-type="string">
            <text:p>44</text:p>
          </table:table-cell>
          <table:table-cell table:formula="of:=MID([.E328];7;5)" office:value-type="string" office:string-value="34.00" calcext:value-type="string">
            <text:p>34.00</text:p>
          </table:table-cell>
          <table:table-cell office:value-type="string" calcext:value-type="string">
            <text:p>086-06-28.2000W</text:p>
          </table:table-cell>
          <table:table-cell table:formula="of:=LEFT([.I328];3)" office:value-type="string" office:string-value="086" calcext:value-type="string">
            <text:p>086</text:p>
          </table:table-cell>
          <table:table-cell table:formula="of:=MID([.I328];5;2)" office:value-type="string" office:string-value="06" calcext:value-type="string">
            <text:p>06</text:p>
          </table:table-cell>
          <table:table-cell table:formula="of:=MID([.I328];8;5)" office:value-type="string" office:string-value="28.20" calcext:value-type="string">
            <text:p>28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T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COMMON COUNTY - BLODGETT MEMORIAL</text:p>
          </table:table-cell>
          <table:table-cell office:value-type="string" calcext:value-type="string">
            <text:p>44-21-35.5285N</text:p>
          </table:table-cell>
          <table:table-cell table:formula="of:=LEFT([.E329];2)" office:value-type="string" office:string-value="44" calcext:value-type="string">
            <text:p>44</text:p>
          </table:table-cell>
          <table:table-cell table:formula="of:=MID([.E329];4;2)" office:value-type="string" office:string-value="21" calcext:value-type="string">
            <text:p>21</text:p>
          </table:table-cell>
          <table:table-cell table:formula="of:=MID([.E329];7;5)" office:value-type="string" office:string-value="35.52" calcext:value-type="string">
            <text:p>35.52</text:p>
          </table:table-cell>
          <table:table-cell office:value-type="string" calcext:value-type="string">
            <text:p>084-40-10.1389W</text:p>
          </table:table-cell>
          <table:table-cell table:formula="of:=LEFT([.I329];3)" office:value-type="string" office:string-value="084" calcext:value-type="string">
            <text:p>084</text:p>
          </table:table-cell>
          <table:table-cell table:formula="of:=MID([.I329];5;2)" office:value-type="string" office:string-value="40" calcext:value-type="string">
            <text:p>40</text:p>
          </table:table-cell>
          <table:table-cell table:formula="of:=MID([.I329];8;5)" office:value-type="string" office:string-value="10.13" calcext:value-type="string">
            <text:p>10.1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 LAKE STATE</text:p>
          </table:table-cell>
          <table:table-cell office:value-type="string" calcext:value-type="string">
            <text:p>44-19-45.0580N</text:p>
          </table:table-cell>
          <table:table-cell table:formula="of:=LEFT([.E330];2)" office:value-type="string" office:string-value="44" calcext:value-type="string">
            <text:p>44</text:p>
          </table:table-cell>
          <table:table-cell table:formula="of:=MID([.E330];4;2)" office:value-type="string" office:string-value="19" calcext:value-type="string">
            <text:p>19</text:p>
          </table:table-cell>
          <table:table-cell table:formula="of:=MID([.E330];7;5)" office:value-type="string" office:string-value="45.05" calcext:value-type="string">
            <text:p>45.05</text:p>
          </table:table-cell>
          <table:table-cell office:value-type="string" calcext:value-type="string">
            <text:p>084-47-30.1030W</text:p>
          </table:table-cell>
          <table:table-cell table:formula="of:=LEFT([.I330];3)" office:value-type="string" office:string-value="084" calcext:value-type="string">
            <text:p>084</text:p>
          </table:table-cell>
          <table:table-cell table:formula="of:=MID([.I330];5;2)" office:value-type="string" office:string-value="47" calcext:value-type="string">
            <text:p>47</text:p>
          </table:table-cell>
          <table:table-cell table:formula="of:=MID([.I330];8;5)" office:value-type="string" office:string-value="30.10" calcext:value-type="string">
            <text:p>30.10</text:p>
          </table:table-cell>
        </table:table-row>
        <table:table-row table:style-name="ro1">
          <table:table-cell office:value-type="string" calcext:value-type="string">
            <text:p>BALLOONPORT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ERONUT PARK</text:p>
          </table:table-cell>
          <table:table-cell office:value-type="string" calcext:value-type="string">
            <text:p>42-36-15.0000N</text:p>
          </table:table-cell>
          <table:table-cell table:formula="of:=LEFT([.E331];2)" office:value-type="string" office:string-value="42" calcext:value-type="string">
            <text:p>42</text:p>
          </table:table-cell>
          <table:table-cell table:formula="of:=MID([.E331];4;2)" office:value-type="string" office:string-value="36" calcext:value-type="string">
            <text:p>36</text:p>
          </table:table-cell>
          <table:table-cell table:formula="of:=MID([.E331];7;5)" office:value-type="string" office:string-value="15.00" calcext:value-type="string">
            <text:p>15.00</text:p>
          </table:table-cell>
          <table:table-cell office:value-type="string" calcext:value-type="string">
            <text:p>083-51-31.0000W</text:p>
          </table:table-cell>
          <table:table-cell table:formula="of:=LEFT([.I331];3)" office:value-type="string" office:string-value="083" calcext:value-type="string">
            <text:p>083</text:p>
          </table:table-cell>
          <table:table-cell table:formula="of:=MID([.I331];5;2)" office:value-type="string" office:string-value="51" calcext:value-type="string">
            <text:p>51</text:p>
          </table:table-cell>
          <table:table-cell table:formula="of:=MID([.I331];8;5)" office:value-type="string" office:string-value="31.00" calcext:value-type="string">
            <text:p>31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Z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IVINGSTON COUNTY SPENCER J HARDY</text:p>
          </table:table-cell>
          <table:table-cell office:value-type="string" calcext:value-type="string">
            <text:p>42-37-45.9400N</text:p>
          </table:table-cell>
          <table:table-cell table:formula="of:=LEFT([.E332];2)" office:value-type="string" office:string-value="42" calcext:value-type="string">
            <text:p>42</text:p>
          </table:table-cell>
          <table:table-cell table:formula="of:=MID([.E332];4;2)" office:value-type="string" office:string-value="37" calcext:value-type="string">
            <text:p>37</text:p>
          </table:table-cell>
          <table:table-cell table:formula="of:=MID([.E332];7;5)" office:value-type="string" office:string-value="45.94" calcext:value-type="string">
            <text:p>45.94</text:p>
          </table:table-cell>
          <table:table-cell office:value-type="string" calcext:value-type="string">
            <text:p>083-58-55.8950W</text:p>
          </table:table-cell>
          <table:table-cell table:formula="of:=LEFT([.I332];3)" office:value-type="string" office:string-value="083" calcext:value-type="string">
            <text:p>083</text:p>
          </table:table-cell>
          <table:table-cell table:formula="of:=MID([.I332];5;2)" office:value-type="string" office:string-value="58" calcext:value-type="string">
            <text:p>58</text:p>
          </table:table-cell>
          <table:table-cell table:formula="of:=MID([.I332];8;5)" office:value-type="string" office:string-value="55.89" calcext:value-type="string">
            <text:p>55.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Y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AETHER</text:p>
          </table:table-cell>
          <table:table-cell office:value-type="string" calcext:value-type="string">
            <text:p>42-33-54.7000N</text:p>
          </table:table-cell>
          <table:table-cell table:formula="of:=LEFT([.E333];2)" office:value-type="string" office:string-value="42" calcext:value-type="string">
            <text:p>42</text:p>
          </table:table-cell>
          <table:table-cell table:formula="of:=MID([.E333];4;2)" office:value-type="string" office:string-value="33" calcext:value-type="string">
            <text:p>33</text:p>
          </table:table-cell>
          <table:table-cell table:formula="of:=MID([.E333];7;5)" office:value-type="string" office:string-value="54.70" calcext:value-type="string">
            <text:p>54.70</text:p>
          </table:table-cell>
          <table:table-cell office:value-type="string" calcext:value-type="string">
            <text:p>083-51-22.6500W</text:p>
          </table:table-cell>
          <table:table-cell table:formula="of:=LEFT([.I333];3)" office:value-type="string" office:string-value="083" calcext:value-type="string">
            <text:p>083</text:p>
          </table:table-cell>
          <table:table-cell table:formula="of:=MID([.I333];5;2)" office:value-type="string" office:string-value="51" calcext:value-type="string">
            <text:p>51</text:p>
          </table:table-cell>
          <table:table-cell table:formula="of:=MID([.I333];8;5)" office:value-type="string" office:string-value="22.65" calcext:value-type="string">
            <text:p>22.6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6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LVIN CAMPBELL MUNI</text:p>
          </table:table-cell>
          <table:table-cell office:value-type="string" calcext:value-type="string">
            <text:p>45-24-30.0420N</text:p>
          </table:table-cell>
          <table:table-cell table:formula="of:=LEFT([.E334];2)" office:value-type="string" office:string-value="45" calcext:value-type="string">
            <text:p>45</text:p>
          </table:table-cell>
          <table:table-cell table:formula="of:=MID([.E334];4;2)" office:value-type="string" office:string-value="24" calcext:value-type="string">
            <text:p>24</text:p>
          </table:table-cell>
          <table:table-cell table:formula="of:=MID([.E334];7;5)" office:value-type="string" office:string-value="30.04" calcext:value-type="string">
            <text:p>30.04</text:p>
          </table:table-cell>
          <table:table-cell office:value-type="string" calcext:value-type="string">
            <text:p>084-36-00.1280W</text:p>
          </table:table-cell>
          <table:table-cell table:formula="of:=LEFT([.I334];3)" office:value-type="string" office:string-value="084" calcext:value-type="string">
            <text:p>084</text:p>
          </table:table-cell>
          <table:table-cell table:formula="of:=MID([.I334];5;2)" office:value-type="string" office:string-value="36" calcext:value-type="string">
            <text:p>36</text:p>
          </table:table-cell>
          <table:table-cell table:formula="of:=MID([.I334];8;5)" office:value-type="string" office:string-value="00.12" calcext:value-type="string">
            <text:p>00.1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8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EEN LAKE</text:p>
          </table:table-cell>
          <table:table-cell office:value-type="string" calcext:value-type="string">
            <text:p>44-36-20.5349N</text:p>
          </table:table-cell>
          <table:table-cell table:formula="of:=LEFT([.E335];2)" office:value-type="string" office:string-value="44" calcext:value-type="string">
            <text:p>44</text:p>
          </table:table-cell>
          <table:table-cell table:formula="of:=MID([.E335];4;2)" office:value-type="string" office:string-value="36" calcext:value-type="string">
            <text:p>36</text:p>
          </table:table-cell>
          <table:table-cell table:formula="of:=MID([.E335];7;5)" office:value-type="string" office:string-value="20.53" calcext:value-type="string">
            <text:p>20.53</text:p>
          </table:table-cell>
          <table:table-cell office:value-type="string" calcext:value-type="string">
            <text:p>085-45-24.4444W</text:p>
          </table:table-cell>
          <table:table-cell table:formula="of:=LEFT([.I335];3)" office:value-type="string" office:string-value="085" calcext:value-type="string">
            <text:p>085</text:p>
          </table:table-cell>
          <table:table-cell table:formula="of:=MID([.I335];5;2)" office:value-type="string" office:string-value="45" calcext:value-type="string">
            <text:p>45</text:p>
          </table:table-cell>
          <table:table-cell table:formula="of:=MID([.I335];8;5)" office:value-type="string" office:string-value="24.44" calcext:value-type="string">
            <text:p>24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ONIA COUNTY</text:p>
          </table:table-cell>
          <table:table-cell office:value-type="string" calcext:value-type="string">
            <text:p>42-56-16.5403N</text:p>
          </table:table-cell>
          <table:table-cell table:formula="of:=LEFT([.E336];2)" office:value-type="string" office:string-value="42" calcext:value-type="string">
            <text:p>42</text:p>
          </table:table-cell>
          <table:table-cell table:formula="of:=MID([.E336];4;2)" office:value-type="string" office:string-value="56" calcext:value-type="string">
            <text:p>56</text:p>
          </table:table-cell>
          <table:table-cell table:formula="of:=MID([.E336];7;5)" office:value-type="string" office:string-value="16.54" calcext:value-type="string">
            <text:p>16.54</text:p>
          </table:table-cell>
          <table:table-cell office:value-type="string" calcext:value-type="string">
            <text:p>085-03-38.0629W</text:p>
          </table:table-cell>
          <table:table-cell table:formula="of:=LEFT([.I336];3)" office:value-type="string" office:string-value="085" calcext:value-type="string">
            <text:p>085</text:p>
          </table:table-cell>
          <table:table-cell table:formula="of:=MID([.I336];5;2)" office:value-type="string" office:string-value="03" calcext:value-type="string">
            <text:p>03</text:p>
          </table:table-cell>
          <table:table-cell table:formula="of:=MID([.I336];8;5)" office:value-type="string" office:string-value="38.06" calcext:value-type="string">
            <text:p>38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M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45-49-06.1000N</text:p>
          </table:table-cell>
          <table:table-cell table:formula="of:=LEFT([.E337];2)" office:value-type="string" office:string-value="45" calcext:value-type="string">
            <text:p>45</text:p>
          </table:table-cell>
          <table:table-cell table:formula="of:=MID([.E337];4;2)" office:value-type="string" office:string-value="49" calcext:value-type="string">
            <text:p>49</text:p>
          </table:table-cell>
          <table:table-cell table:formula="of:=MID([.E337];7;5)" office:value-type="string" office:string-value="06.10" calcext:value-type="string">
            <text:p>06.10</text:p>
          </table:table-cell>
          <table:table-cell office:value-type="string" calcext:value-type="string">
            <text:p>088-06-52.4000W</text:p>
          </table:table-cell>
          <table:table-cell table:formula="of:=LEFT([.I337];3)" office:value-type="string" office:string-value="088" calcext:value-type="string">
            <text:p>088</text:p>
          </table:table-cell>
          <table:table-cell table:formula="of:=MID([.I337];5;2)" office:value-type="string" office:string-value="06" calcext:value-type="string">
            <text:p>06</text:p>
          </table:table-cell>
          <table:table-cell table:formula="of:=MID([.I337];8;5)" office:value-type="string" office:string-value="52.40" calcext:value-type="string">
            <text:p>52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AMBAUGH</text:p>
          </table:table-cell>
          <table:table-cell office:value-type="string" calcext:value-type="string">
            <text:p>46-04-43.5500N</text:p>
          </table:table-cell>
          <table:table-cell table:formula="of:=LEFT([.E338];2)" office:value-type="string" office:string-value="46" calcext:value-type="string">
            <text:p>46</text:p>
          </table:table-cell>
          <table:table-cell table:formula="of:=MID([.E338];4;2)" office:value-type="string" office:string-value="04" calcext:value-type="string">
            <text:p>04</text:p>
          </table:table-cell>
          <table:table-cell table:formula="of:=MID([.E338];7;5)" office:value-type="string" office:string-value="43.55" calcext:value-type="string">
            <text:p>43.55</text:p>
          </table:table-cell>
          <table:table-cell office:value-type="string" calcext:value-type="string">
            <text:p>088-38-07.7700W</text:p>
          </table:table-cell>
          <table:table-cell table:formula="of:=LEFT([.I338];3)" office:value-type="string" office:string-value="088" calcext:value-type="string">
            <text:p>088</text:p>
          </table:table-cell>
          <table:table-cell table:formula="of:=MID([.I338];5;2)" office:value-type="string" office:string-value="38" calcext:value-type="string">
            <text:p>38</text:p>
          </table:table-cell>
          <table:table-cell table:formula="of:=MID([.I338];8;5)" office:value-type="string" office:string-value="07.77" calcext:value-type="string">
            <text:p>07.7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W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OGEBIC-IRON COUNTY</text:p>
          </table:table-cell>
          <table:table-cell office:value-type="string" calcext:value-type="string">
            <text:p>46-31-38.9000N</text:p>
          </table:table-cell>
          <table:table-cell table:formula="of:=LEFT([.E339];2)" office:value-type="string" office:string-value="46" calcext:value-type="string">
            <text:p>46</text:p>
          </table:table-cell>
          <table:table-cell table:formula="of:=MID([.E339];4;2)" office:value-type="string" office:string-value="31" calcext:value-type="string">
            <text:p>31</text:p>
          </table:table-cell>
          <table:table-cell table:formula="of:=MID([.E339];7;5)" office:value-type="string" office:string-value="38.90" calcext:value-type="string">
            <text:p>38.90</text:p>
          </table:table-cell>
          <table:table-cell office:value-type="string" calcext:value-type="string">
            <text:p>090-07-53.0000W</text:p>
          </table:table-cell>
          <table:table-cell table:formula="of:=LEFT([.I339];3)" office:value-type="string" office:string-value="090" calcext:value-type="string">
            <text:p>090</text:p>
          </table:table-cell>
          <table:table-cell table:formula="of:=MID([.I339];5;2)" office:value-type="string" office:string-value="07" calcext:value-type="string">
            <text:p>07</text:p>
          </table:table-cell>
          <table:table-cell table:formula="of:=MID([.I339];8;5)" office:value-type="string" office:string-value="53.00" calcext:value-type="string">
            <text:p>53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DWARD F JOHNSON</text:p>
          </table:table-cell>
          <table:table-cell office:value-type="string" calcext:value-type="string">
            <text:p>46-20-42.7870N</text:p>
          </table:table-cell>
          <table:table-cell table:formula="of:=LEFT([.E340];2)" office:value-type="string" office:string-value="46" calcext:value-type="string">
            <text:p>46</text:p>
          </table:table-cell>
          <table:table-cell table:formula="of:=MID([.E340];4;2)" office:value-type="string" office:string-value="20" calcext:value-type="string">
            <text:p>20</text:p>
          </table:table-cell>
          <table:table-cell table:formula="of:=MID([.E340];7;5)" office:value-type="string" office:string-value="42.78" calcext:value-type="string">
            <text:p>42.78</text:p>
          </table:table-cell>
          <table:table-cell office:value-type="string" calcext:value-type="string">
            <text:p>087-47-18.4850W</text:p>
          </table:table-cell>
          <table:table-cell table:formula="of:=LEFT([.I340];3)" office:value-type="string" office:string-value="087" calcext:value-type="string">
            <text:p>087</text:p>
          </table:table-cell>
          <table:table-cell table:formula="of:=MID([.I340];5;2)" office:value-type="string" office:string-value="47" calcext:value-type="string">
            <text:p>47</text:p>
          </table:table-cell>
          <table:table-cell table:formula="of:=MID([.I340];8;5)" office:value-type="string" office:string-value="18.48" calcext:value-type="string">
            <text:p>18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X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CKSON COUNTY-REYNOLDS FIELD</text:p>
          </table:table-cell>
          <table:table-cell office:value-type="string" calcext:value-type="string">
            <text:p>42-15-37.5000N</text:p>
          </table:table-cell>
          <table:table-cell table:formula="of:=LEFT([.E341];2)" office:value-type="string" office:string-value="42" calcext:value-type="string">
            <text:p>42</text:p>
          </table:table-cell>
          <table:table-cell table:formula="of:=MID([.E341];4;2)" office:value-type="string" office:string-value="15" calcext:value-type="string">
            <text:p>15</text:p>
          </table:table-cell>
          <table:table-cell table:formula="of:=MID([.E341];7;5)" office:value-type="string" office:string-value="37.50" calcext:value-type="string">
            <text:p>37.50</text:p>
          </table:table-cell>
          <table:table-cell office:value-type="string" calcext:value-type="string">
            <text:p>084-27-37.6000W</text:p>
          </table:table-cell>
          <table:table-cell table:formula="of:=LEFT([.I341];3)" office:value-type="string" office:string-value="084" calcext:value-type="string">
            <text:p>084</text:p>
          </table:table-cell>
          <table:table-cell table:formula="of:=MID([.I341];5;2)" office:value-type="string" office:string-value="27" calcext:value-type="string">
            <text:p>27</text:p>
          </table:table-cell>
          <table:table-cell table:formula="of:=MID([.I341];8;5)" office:value-type="string" office:string-value="37.60" calcext:value-type="string">
            <text:p>37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8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IVERVIEW</text:p>
          </table:table-cell>
          <table:table-cell office:value-type="string" calcext:value-type="string">
            <text:p>42-56-12.2015N</text:p>
          </table:table-cell>
          <table:table-cell table:formula="of:=LEFT([.E342];2)" office:value-type="string" office:string-value="42" calcext:value-type="string">
            <text:p>42</text:p>
          </table:table-cell>
          <table:table-cell table:formula="of:=MID([.E342];4;2)" office:value-type="string" office:string-value="56" calcext:value-type="string">
            <text:p>56</text:p>
          </table:table-cell>
          <table:table-cell table:formula="of:=MID([.E342];7;5)" office:value-type="string" office:string-value="12.20" calcext:value-type="string">
            <text:p>12.20</text:p>
          </table:table-cell>
          <table:table-cell office:value-type="string" calcext:value-type="string">
            <text:p>085-48-20.7095W</text:p>
          </table:table-cell>
          <table:table-cell table:formula="of:=LEFT([.I342];3)" office:value-type="string" office:string-value="085" calcext:value-type="string">
            <text:p>085</text:p>
          </table:table-cell>
          <table:table-cell table:formula="of:=MID([.I342];5;2)" office:value-type="string" office:string-value="48" calcext:value-type="string">
            <text:p>48</text:p>
          </table:table-cell>
          <table:table-cell table:formula="of:=MID([.I342];8;5)" office:value-type="string" office:string-value="20.70" calcext:value-type="string">
            <text:p>20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ZO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/BATTLE CREEK INTL</text:p>
          </table:table-cell>
          <table:table-cell office:value-type="string" calcext:value-type="string">
            <text:p>42-14-03.8000N</text:p>
          </table:table-cell>
          <table:table-cell table:formula="of:=LEFT([.E343];2)" office:value-type="string" office:string-value="42" calcext:value-type="string">
            <text:p>42</text:p>
          </table:table-cell>
          <table:table-cell table:formula="of:=MID([.E343];4;2)" office:value-type="string" office:string-value="14" calcext:value-type="string">
            <text:p>14</text:p>
          </table:table-cell>
          <table:table-cell table:formula="of:=MID([.E343];7;5)" office:value-type="string" office:string-value="03.80" calcext:value-type="string">
            <text:p>03.80</text:p>
          </table:table-cell>
          <table:table-cell office:value-type="string" calcext:value-type="string">
            <text:p>085-33-05.6000W</text:p>
          </table:table-cell>
          <table:table-cell table:formula="of:=LEFT([.I343];3)" office:value-type="string" office:string-value="085" calcext:value-type="string">
            <text:p>085</text:p>
          </table:table-cell>
          <table:table-cell table:formula="of:=MID([.I343];5;2)" office:value-type="string" office:string-value="33" calcext:value-type="string">
            <text:p>33</text:p>
          </table:table-cell>
          <table:table-cell table:formula="of:=MID([.I343];8;5)" office:value-type="string" office:string-value="05.60" calcext:value-type="string">
            <text:p>05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N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EWMAN'S</text:p>
          </table:table-cell>
          <table:table-cell office:value-type="string" calcext:value-type="string">
            <text:p>42-17-20.1350N</text:p>
          </table:table-cell>
          <table:table-cell table:formula="of:=LEFT([.E344];2)" office:value-type="string" office:string-value="42" calcext:value-type="string">
            <text:p>42</text:p>
          </table:table-cell>
          <table:table-cell table:formula="of:=MID([.E344];4;2)" office:value-type="string" office:string-value="17" calcext:value-type="string">
            <text:p>17</text:p>
          </table:table-cell>
          <table:table-cell table:formula="of:=MID([.E344];7;5)" office:value-type="string" office:string-value="20.13" calcext:value-type="string">
            <text:p>20.13</text:p>
          </table:table-cell>
          <table:table-cell office:value-type="string" calcext:value-type="string">
            <text:p>085-45-00.0380W</text:p>
          </table:table-cell>
          <table:table-cell table:formula="of:=LEFT([.I344];3)" office:value-type="string" office:string-value="085" calcext:value-type="string">
            <text:p>085</text:p>
          </table:table-cell>
          <table:table-cell table:formula="of:=MID([.I344];5;2)" office:value-type="string" office:string-value="45" calcext:value-type="string">
            <text:p>45</text:p>
          </table:table-cell>
          <table:table-cell table:formula="of:=MID([.I344];8;5)" office:value-type="string" office:string-value="00.03" calcext:value-type="string">
            <text:p>00.0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KASKA CITY</text:p>
          </table:table-cell>
          <table:table-cell office:value-type="string" calcext:value-type="string">
            <text:p>44-43-30.6600N</text:p>
          </table:table-cell>
          <table:table-cell table:formula="of:=LEFT([.E345];2)" office:value-type="string" office:string-value="44" calcext:value-type="string">
            <text:p>44</text:p>
          </table:table-cell>
          <table:table-cell table:formula="of:=MID([.E345];4;2)" office:value-type="string" office:string-value="43" calcext:value-type="string">
            <text:p>43</text:p>
          </table:table-cell>
          <table:table-cell table:formula="of:=MID([.E345];7;5)" office:value-type="string" office:string-value="30.66" calcext:value-type="string">
            <text:p>30.66</text:p>
          </table:table-cell>
          <table:table-cell office:value-type="string" calcext:value-type="string">
            <text:p>085-12-11.2500W</text:p>
          </table:table-cell>
          <table:table-cell table:formula="of:=LEFT([.I345];3)" office:value-type="string" office:string-value="085" calcext:value-type="string">
            <text:p>085</text:p>
          </table:table-cell>
          <table:table-cell table:formula="of:=MID([.I345];5;2)" office:value-type="string" office:string-value="12" calcext:value-type="string">
            <text:p>12</text:p>
          </table:table-cell>
          <table:table-cell table:formula="of:=MID([.I345];8;5)" office:value-type="string" office:string-value="11.25" calcext:value-type="string">
            <text:p>11.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ILDERNESS AIRPARK</text:p>
          </table:table-cell>
          <table:table-cell office:value-type="string" calcext:value-type="string">
            <text:p>43-14-41.0870N</text:p>
          </table:table-cell>
          <table:table-cell table:formula="of:=LEFT([.E346];2)" office:value-type="string" office:string-value="43" calcext:value-type="string">
            <text:p>43</text:p>
          </table:table-cell>
          <table:table-cell table:formula="of:=MID([.E346];4;2)" office:value-type="string" office:string-value="14" calcext:value-type="string">
            <text:p>14</text:p>
          </table:table-cell>
          <table:table-cell table:formula="of:=MID([.E346];7;5)" office:value-type="string" office:string-value="41.08" calcext:value-type="string">
            <text:p>41.08</text:p>
          </table:table-cell>
          <table:table-cell office:value-type="string" calcext:value-type="string">
            <text:p>085-42-42.1520W</text:p>
          </table:table-cell>
          <table:table-cell table:formula="of:=LEFT([.I346];3)" office:value-type="string" office:string-value="085" calcext:value-type="string">
            <text:p>085</text:p>
          </table:table-cell>
          <table:table-cell table:formula="of:=MID([.I346];5;2)" office:value-type="string" office:string-value="42" calcext:value-type="string">
            <text:p>42</text:p>
          </table:table-cell>
          <table:table-cell table:formula="of:=MID([.I346];8;5)" office:value-type="string" office:string-value="42.15" calcext:value-type="string">
            <text:p>42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5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NNIS FARMS</text:p>
          </table:table-cell>
          <table:table-cell office:value-type="string" calcext:value-type="string">
            <text:p>42-53-39.9000N</text:p>
          </table:table-cell>
          <table:table-cell table:formula="of:=LEFT([.E347];2)" office:value-type="string" office:string-value="42" calcext:value-type="string">
            <text:p>42</text:p>
          </table:table-cell>
          <table:table-cell table:formula="of:=MID([.E347];4;2)" office:value-type="string" office:string-value="53" calcext:value-type="string">
            <text:p>53</text:p>
          </table:table-cell>
          <table:table-cell table:formula="of:=MID([.E347];7;5)" office:value-type="string" office:string-value="39.90" calcext:value-type="string">
            <text:p>39.90</text:p>
          </table:table-cell>
          <table:table-cell office:value-type="string" calcext:value-type="string">
            <text:p>084-23-32.0000W</text:p>
          </table:table-cell>
          <table:table-cell table:formula="of:=LEFT([.I347];3)" office:value-type="string" office:string-value="084" calcext:value-type="string">
            <text:p>084</text:p>
          </table:table-cell>
          <table:table-cell table:formula="of:=MID([.I347];5;2)" office:value-type="string" office:string-value="23" calcext:value-type="string">
            <text:p>23</text:p>
          </table:table-cell>
          <table:table-cell table:formula="of:=MID([.I347];8;5)" office:value-type="string" office:string-value="32.00" calcext:value-type="string">
            <text:p>3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ME ACRES SKY RANCH</text:p>
          </table:table-cell>
          <table:table-cell office:value-type="string" calcext:value-type="string">
            <text:p>44-19-13.0360N</text:p>
          </table:table-cell>
          <table:table-cell table:formula="of:=LEFT([.E348];2)" office:value-type="string" office:string-value="44" calcext:value-type="string">
            <text:p>44</text:p>
          </table:table-cell>
          <table:table-cell table:formula="of:=MID([.E348];4;2)" office:value-type="string" office:string-value="19" calcext:value-type="string">
            <text:p>19</text:p>
          </table:table-cell>
          <table:table-cell table:formula="of:=MID([.E348];7;5)" office:value-type="string" office:string-value="13.03" calcext:value-type="string">
            <text:p>13.03</text:p>
          </table:table-cell>
          <table:table-cell office:value-type="string" calcext:value-type="string">
            <text:p>085-10-16.1560W</text:p>
          </table:table-cell>
          <table:table-cell table:formula="of:=LEFT([.I348];3)" office:value-type="string" office:string-value="085" calcext:value-type="string">
            <text:p>085</text:p>
          </table:table-cell>
          <table:table-cell table:formula="of:=MID([.I348];5;2)" office:value-type="string" office:string-value="10" calcext:value-type="string">
            <text:p>10</text:p>
          </table:table-cell>
          <table:table-cell table:formula="of:=MID([.I348];8;5)" office:value-type="string" office:string-value="16.15" calcext:value-type="string">
            <text:p>16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 ISABELLA - CAL BREWER MEMORIAL</text:p>
          </table:table-cell>
          <table:table-cell office:value-type="string" calcext:value-type="string">
            <text:p>43-38-40.1020N</text:p>
          </table:table-cell>
          <table:table-cell table:formula="of:=LEFT([.E349];2)" office:value-type="string" office:string-value="43" calcext:value-type="string">
            <text:p>43</text:p>
          </table:table-cell>
          <table:table-cell table:formula="of:=MID([.E349];4;2)" office:value-type="string" office:string-value="38" calcext:value-type="string">
            <text:p>38</text:p>
          </table:table-cell>
          <table:table-cell table:formula="of:=MID([.E349];7;5)" office:value-type="string" office:string-value="40.10" calcext:value-type="string">
            <text:p>40.10</text:p>
          </table:table-cell>
          <table:table-cell office:value-type="string" calcext:value-type="string">
            <text:p>084-58-55.0860W</text:p>
          </table:table-cell>
          <table:table-cell table:formula="of:=LEFT([.I349];3)" office:value-type="string" office:string-value="084" calcext:value-type="string">
            <text:p>084</text:p>
          </table:table-cell>
          <table:table-cell table:formula="of:=MID([.I349];5;2)" office:value-type="string" office:string-value="58" calcext:value-type="string">
            <text:p>58</text:p>
          </table:table-cell>
          <table:table-cell table:formula="of:=MID([.I349];8;5)" office:value-type="string" office:string-value="55.08" calcext:value-type="string">
            <text:p>55.0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3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VIEW-GRIFFITH FIELD</text:p>
          </table:table-cell>
          <table:table-cell office:value-type="string" calcext:value-type="string">
            <text:p>43-27-08.1000N</text:p>
          </table:table-cell>
          <table:table-cell table:formula="of:=LEFT([.E350];2)" office:value-type="string" office:string-value="43" calcext:value-type="string">
            <text:p>43</text:p>
          </table:table-cell>
          <table:table-cell table:formula="of:=MID([.E350];4;2)" office:value-type="string" office:string-value="27" calcext:value-type="string">
            <text:p>27</text:p>
          </table:table-cell>
          <table:table-cell table:formula="of:=MID([.E350];7;5)" office:value-type="string" office:string-value="08.10" calcext:value-type="string">
            <text:p>08.10</text:p>
          </table:table-cell>
          <table:table-cell office:value-type="string" calcext:value-type="string">
            <text:p>085-15-52.7000W</text:p>
          </table:table-cell>
          <table:table-cell table:formula="of:=LEFT([.I350];3)" office:value-type="string" office:string-value="085" calcext:value-type="string">
            <text:p>085</text:p>
          </table:table-cell>
          <table:table-cell table:formula="of:=MID([.I350];5;2)" office:value-type="string" office:string-value="15" calcext:value-type="string">
            <text:p>15</text:p>
          </table:table-cell>
          <table:table-cell table:formula="of:=MID([.I350];8;5)" office:value-type="string" office:string-value="52.70" calcext:value-type="string">
            <text:p>52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U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OLEDO SUBURBAN</text:p>
          </table:table-cell>
          <table:table-cell office:value-type="string" calcext:value-type="string">
            <text:p>41-44-09.1500N</text:p>
          </table:table-cell>
          <table:table-cell table:formula="of:=LEFT([.E351];2)" office:value-type="string" office:string-value="41" calcext:value-type="string">
            <text:p>41</text:p>
          </table:table-cell>
          <table:table-cell table:formula="of:=MID([.E351];4;2)" office:value-type="string" office:string-value="44" calcext:value-type="string">
            <text:p>44</text:p>
          </table:table-cell>
          <table:table-cell table:formula="of:=MID([.E351];7;5)" office:value-type="string" office:string-value="09.15" calcext:value-type="string">
            <text:p>09.15</text:p>
          </table:table-cell>
          <table:table-cell office:value-type="string" calcext:value-type="string">
            <text:p>083-39-20.7500W</text:p>
          </table:table-cell>
          <table:table-cell table:formula="of:=LEFT([.I351];3)" office:value-type="string" office:string-value="083" calcext:value-type="string">
            <text:p>083</text:p>
          </table:table-cell>
          <table:table-cell table:formula="of:=MID([.I351];5;2)" office:value-type="string" office:string-value="39" calcext:value-type="string">
            <text:p>39</text:p>
          </table:table-cell>
          <table:table-cell table:formula="of:=MID([.I351];8;5)" office:value-type="string" office:string-value="20.75" calcext:value-type="string">
            <text:p>20.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PITAL REGION INTL</text:p>
          </table:table-cell>
          <table:table-cell office:value-type="string" calcext:value-type="string">
            <text:p>42-46-43.1000N</text:p>
          </table:table-cell>
          <table:table-cell table:formula="of:=LEFT([.E352];2)" office:value-type="string" office:string-value="42" calcext:value-type="string">
            <text:p>42</text:p>
          </table:table-cell>
          <table:table-cell table:formula="of:=MID([.E352];4;2)" office:value-type="string" office:string-value="46" calcext:value-type="string">
            <text:p>46</text:p>
          </table:table-cell>
          <table:table-cell table:formula="of:=MID([.E352];7;5)" office:value-type="string" office:string-value="43.10" calcext:value-type="string">
            <text:p>43.10</text:p>
          </table:table-cell>
          <table:table-cell office:value-type="string" calcext:value-type="string">
            <text:p>084-35-10.3000W</text:p>
          </table:table-cell>
          <table:table-cell table:formula="of:=LEFT([.I352];3)" office:value-type="string" office:string-value="084" calcext:value-type="string">
            <text:p>084</text:p>
          </table:table-cell>
          <table:table-cell table:formula="of:=MID([.I352];5;2)" office:value-type="string" office:string-value="35" calcext:value-type="string">
            <text:p>35</text:p>
          </table:table-cell>
          <table:table-cell table:formula="of:=MID([.I352];8;5)" office:value-type="string" office:string-value="10.30" calcext:value-type="string">
            <text:p>10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9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UPONT-LAPEER</text:p>
          </table:table-cell>
          <table:table-cell office:value-type="string" calcext:value-type="string">
            <text:p>43-03-59.3000N</text:p>
          </table:table-cell>
          <table:table-cell table:formula="of:=LEFT([.E353];2)" office:value-type="string" office:string-value="43" calcext:value-type="string">
            <text:p>43</text:p>
          </table:table-cell>
          <table:table-cell table:formula="of:=MID([.E353];4;2)" office:value-type="string" office:string-value="03" calcext:value-type="string">
            <text:p>03</text:p>
          </table:table-cell>
          <table:table-cell table:formula="of:=MID([.E353];7;5)" office:value-type="string" office:string-value="59.30" calcext:value-type="string">
            <text:p>59.30</text:p>
          </table:table-cell>
          <table:table-cell office:value-type="string" calcext:value-type="string">
            <text:p>083-16-17.6000W</text:p>
          </table:table-cell>
          <table:table-cell table:formula="of:=LEFT([.I353];3)" office:value-type="string" office:string-value="083" calcext:value-type="string">
            <text:p>083</text:p>
          </table:table-cell>
          <table:table-cell table:formula="of:=MID([.I353];5;2)" office:value-type="string" office:string-value="16" calcext:value-type="string">
            <text:p>16</text:p>
          </table:table-cell>
          <table:table-cell table:formula="of:=MID([.I353];8;5)" office:value-type="string" office:string-value="17.60" calcext:value-type="string">
            <text:p>17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M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AGLE II</text:p>
          </table:table-cell>
          <table:table-cell office:value-type="string" calcext:value-type="string">
            <text:p>44-48-23.5000N</text:p>
          </table:table-cell>
          <table:table-cell table:formula="of:=LEFT([.E354];2)" office:value-type="string" office:string-value="44" calcext:value-type="string">
            <text:p>44</text:p>
          </table:table-cell>
          <table:table-cell table:formula="of:=MID([.E354];4;2)" office:value-type="string" office:string-value="48" calcext:value-type="string">
            <text:p>48</text:p>
          </table:table-cell>
          <table:table-cell table:formula="of:=MID([.E354];7;5)" office:value-type="string" office:string-value="23.50" calcext:value-type="string">
            <text:p>23.50</text:p>
          </table:table-cell>
          <table:table-cell office:value-type="string" calcext:value-type="string">
            <text:p>084-16-34.3000W</text:p>
          </table:table-cell>
          <table:table-cell table:formula="of:=LEFT([.I354];3)" office:value-type="string" office:string-value="084" calcext:value-type="string">
            <text:p>084</text:p>
          </table:table-cell>
          <table:table-cell table:formula="of:=MID([.I354];5;2)" office:value-type="string" office:string-value="16" calcext:value-type="string">
            <text:p>16</text:p>
          </table:table-cell>
          <table:table-cell table:formula="of:=MID([.I354];8;5)" office:value-type="string" office:string-value="34.30" calcext:value-type="string">
            <text:p>34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UGPLATZ</text:p>
          </table:table-cell>
          <table:table-cell office:value-type="string" calcext:value-type="string">
            <text:p>43-20-30.2750N</text:p>
          </table:table-cell>
          <table:table-cell table:formula="of:=LEFT([.E355];2)" office:value-type="string" office:string-value="43" calcext:value-type="string">
            <text:p>43</text:p>
          </table:table-cell>
          <table:table-cell table:formula="of:=MID([.E355];4;2)" office:value-type="string" office:string-value="20" calcext:value-type="string">
            <text:p>20</text:p>
          </table:table-cell>
          <table:table-cell table:formula="of:=MID([.E355];7;5)" office:value-type="string" office:string-value="30.27" calcext:value-type="string">
            <text:p>30.27</text:p>
          </table:table-cell>
          <table:table-cell office:value-type="string" calcext:value-type="string">
            <text:p>082-32-53.8250W</text:p>
          </table:table-cell>
          <table:table-cell table:formula="of:=LEFT([.I355];3)" office:value-type="string" office:string-value="082" calcext:value-type="string">
            <text:p>082</text:p>
          </table:table-cell>
          <table:table-cell table:formula="of:=MID([.I355];5;2)" office:value-type="string" office:string-value="32" calcext:value-type="string">
            <text:p>32</text:p>
          </table:table-cell>
          <table:table-cell table:formula="of:=MID([.I355];8;5)" office:value-type="string" office:string-value="53.82" calcext:value-type="string">
            <text:p>53.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L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LWRICK FLYING M</text:p>
          </table:table-cell>
          <table:table-cell office:value-type="string" calcext:value-type="string">
            <text:p>44-44-18.0440N</text:p>
          </table:table-cell>
          <table:table-cell table:formula="of:=LEFT([.E356];2)" office:value-type="string" office:string-value="44" calcext:value-type="string">
            <text:p>44</text:p>
          </table:table-cell>
          <table:table-cell table:formula="of:=MID([.E356];4;2)" office:value-type="string" office:string-value="44" calcext:value-type="string">
            <text:p>44</text:p>
          </table:table-cell>
          <table:table-cell table:formula="of:=MID([.E356];7;5)" office:value-type="string" office:string-value="18.04" calcext:value-type="string">
            <text:p>18.04</text:p>
          </table:table-cell>
          <table:table-cell office:value-type="string" calcext:value-type="string">
            <text:p>083-22-46.8920W</text:p>
          </table:table-cell>
          <table:table-cell table:formula="of:=LEFT([.I356];3)" office:value-type="string" office:string-value="083" calcext:value-type="string">
            <text:p>083</text:p>
          </table:table-cell>
          <table:table-cell table:formula="of:=MID([.I356];5;2)" office:value-type="string" office:string-value="22" calcext:value-type="string">
            <text:p>22</text:p>
          </table:table-cell>
          <table:table-cell table:formula="of:=MID([.I356];8;5)" office:value-type="string" office:string-value="46.89" calcext:value-type="string">
            <text:p>46.8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G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42-48-27.4000N</text:p>
          </table:table-cell>
          <table:table-cell table:formula="of:=LEFT([.E357];2)" office:value-type="string" office:string-value="42" calcext:value-type="string">
            <text:p>42</text:p>
          </table:table-cell>
          <table:table-cell table:formula="of:=MID([.E357];4;2)" office:value-type="string" office:string-value="48" calcext:value-type="string">
            <text:p>48</text:p>
          </table:table-cell>
          <table:table-cell table:formula="of:=MID([.E357];7;5)" office:value-type="string" office:string-value="27.40" calcext:value-type="string">
            <text:p>27.40</text:p>
          </table:table-cell>
          <table:table-cell office:value-type="string" calcext:value-type="string">
            <text:p>083-46-08.3000W</text:p>
          </table:table-cell>
          <table:table-cell table:formula="of:=LEFT([.I357];3)" office:value-type="string" office:string-value="083" calcext:value-type="string">
            <text:p>083</text:p>
          </table:table-cell>
          <table:table-cell table:formula="of:=MID([.I357];5;2)" office:value-type="string" office:string-value="46" calcext:value-type="string">
            <text:p>46</text:p>
          </table:table-cell>
          <table:table-cell table:formula="of:=MID([.I357];8;5)" office:value-type="string" office:string-value="08.30" calcext:value-type="string">
            <text:p>08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4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OWELL CITY</text:p>
          </table:table-cell>
          <table:table-cell office:value-type="string" calcext:value-type="string">
            <text:p>42-57-14.1120N</text:p>
          </table:table-cell>
          <table:table-cell table:formula="of:=LEFT([.E358];2)" office:value-type="string" office:string-value="42" calcext:value-type="string">
            <text:p>42</text:p>
          </table:table-cell>
          <table:table-cell table:formula="of:=MID([.E358];4;2)" office:value-type="string" office:string-value="57" calcext:value-type="string">
            <text:p>57</text:p>
          </table:table-cell>
          <table:table-cell table:formula="of:=MID([.E358];7;5)" office:value-type="string" office:string-value="14.11" calcext:value-type="string">
            <text:p>14.11</text:p>
          </table:table-cell>
          <table:table-cell office:value-type="string" calcext:value-type="string">
            <text:p>085-20-38.0610W</text:p>
          </table:table-cell>
          <table:table-cell table:formula="of:=LEFT([.I358];3)" office:value-type="string" office:string-value="085" calcext:value-type="string">
            <text:p>085</text:p>
          </table:table-cell>
          <table:table-cell table:formula="of:=MID([.I358];5;2)" office:value-type="string" office:string-value="20" calcext:value-type="string">
            <text:p>20</text:p>
          </table:table-cell>
          <table:table-cell table:formula="of:=MID([.I358];8;5)" office:value-type="string" office:string-value="38.06" calcext:value-type="string">
            <text:p>38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D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43-57-45.1000N</text:p>
          </table:table-cell>
          <table:table-cell table:formula="of:=LEFT([.E359];2)" office:value-type="string" office:string-value="43" calcext:value-type="string">
            <text:p>43</text:p>
          </table:table-cell>
          <table:table-cell table:formula="of:=MID([.E359];4;2)" office:value-type="string" office:string-value="57" calcext:value-type="string">
            <text:p>57</text:p>
          </table:table-cell>
          <table:table-cell table:formula="of:=MID([.E359];7;5)" office:value-type="string" office:string-value="45.10" calcext:value-type="string">
            <text:p>45.10</text:p>
          </table:table-cell>
          <table:table-cell office:value-type="string" calcext:value-type="string">
            <text:p>086-24-28.5000W</text:p>
          </table:table-cell>
          <table:table-cell table:formula="of:=LEFT([.I359];3)" office:value-type="string" office:string-value="086" calcext:value-type="string">
            <text:p>086</text:p>
          </table:table-cell>
          <table:table-cell table:formula="of:=MID([.I359];5;2)" office:value-type="string" office:string-value="24" calcext:value-type="string">
            <text:p>24</text:p>
          </table:table-cell>
          <table:table-cell table:formula="of:=MID([.I359];8;5)" office:value-type="string" office:string-value="28.50" calcext:value-type="string">
            <text:p>28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OST CREEK</text:p>
          </table:table-cell>
          <table:table-cell office:value-type="string" calcext:value-type="string">
            <text:p>44-39-36.0530N</text:p>
          </table:table-cell>
          <table:table-cell table:formula="of:=LEFT([.E360];2)" office:value-type="string" office:string-value="44" calcext:value-type="string">
            <text:p>44</text:p>
          </table:table-cell>
          <table:table-cell table:formula="of:=MID([.E360];4;2)" office:value-type="string" office:string-value="39" calcext:value-type="string">
            <text:p>39</text:p>
          </table:table-cell>
          <table:table-cell table:formula="of:=MID([.E360];7;5)" office:value-type="string" office:string-value="36.05" calcext:value-type="string">
            <text:p>36.05</text:p>
          </table:table-cell>
          <table:table-cell office:value-type="string" calcext:value-type="string">
            <text:p>084-14-15.0430W</text:p>
          </table:table-cell>
          <table:table-cell table:formula="of:=LEFT([.I360];3)" office:value-type="string" office:string-value="084" calcext:value-type="string">
            <text:p>084</text:p>
          </table:table-cell>
          <table:table-cell table:formula="of:=MID([.I360];5;2)" office:value-type="string" office:string-value="14" calcext:value-type="string">
            <text:p>14</text:p>
          </table:table-cell>
          <table:table-cell table:formula="of:=MID([.I360];8;5)" office:value-type="string" office:string-value="15.04" calcext:value-type="string">
            <text:p>15.0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CKINAC ISLAND</text:p>
          </table:table-cell>
          <table:table-cell office:value-type="string" calcext:value-type="string">
            <text:p>45-51-53.9400N</text:p>
          </table:table-cell>
          <table:table-cell table:formula="of:=LEFT([.E361];2)" office:value-type="string" office:string-value="45" calcext:value-type="string">
            <text:p>45</text:p>
          </table:table-cell>
          <table:table-cell table:formula="of:=MID([.E361];4;2)" office:value-type="string" office:string-value="51" calcext:value-type="string">
            <text:p>51</text:p>
          </table:table-cell>
          <table:table-cell table:formula="of:=MID([.E361];7;5)" office:value-type="string" office:string-value="53.94" calcext:value-type="string">
            <text:p>53.94</text:p>
          </table:table-cell>
          <table:table-cell office:value-type="string" calcext:value-type="string">
            <text:p>084-38-13.5400W</text:p>
          </table:table-cell>
          <table:table-cell table:formula="of:=LEFT([.I361];3)" office:value-type="string" office:string-value="084" calcext:value-type="string">
            <text:p>084</text:p>
          </table:table-cell>
          <table:table-cell table:formula="of:=MID([.I361];5;2)" office:value-type="string" office:string-value="38" calcext:value-type="string">
            <text:p>38</text:p>
          </table:table-cell>
          <table:table-cell table:formula="of:=MID([.I361];8;5)" office:value-type="string" office:string-value="13.54" calcext:value-type="string">
            <text:p>13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NCELONA MUNI</text:p>
          </table:table-cell>
          <table:table-cell office:value-type="string" calcext:value-type="string">
            <text:p>44-55-30.0230N</text:p>
          </table:table-cell>
          <table:table-cell table:formula="of:=LEFT([.E362];2)" office:value-type="string" office:string-value="44" calcext:value-type="string">
            <text:p>44</text:p>
          </table:table-cell>
          <table:table-cell table:formula="of:=MID([.E362];4;2)" office:value-type="string" office:string-value="55" calcext:value-type="string">
            <text:p>55</text:p>
          </table:table-cell>
          <table:table-cell table:formula="of:=MID([.E362];7;5)" office:value-type="string" office:string-value="30.02" calcext:value-type="string">
            <text:p>30.02</text:p>
          </table:table-cell>
          <table:table-cell office:value-type="string" calcext:value-type="string">
            <text:p>085-04-00.1880W</text:p>
          </table:table-cell>
          <table:table-cell table:formula="of:=LEFT([.I362];3)" office:value-type="string" office:string-value="085" calcext:value-type="string">
            <text:p>085</text:p>
          </table:table-cell>
          <table:table-cell table:formula="of:=MID([.I362];5;2)" office:value-type="string" office:string-value="04" calcext:value-type="string">
            <text:p>04</text:p>
          </table:table-cell>
          <table:table-cell table:formula="of:=MID([.I362];8;5)" office:value-type="string" office:string-value="00.18" calcext:value-type="string">
            <text:p>00.1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SETTIE</text:p>
          </table:table-cell>
          <table:table-cell office:value-type="string" calcext:value-type="string">
            <text:p>42-11-42.3500N</text:p>
          </table:table-cell>
          <table:table-cell table:formula="of:=LEFT([.E363];2)" office:value-type="string" office:string-value="42" calcext:value-type="string">
            <text:p>42</text:p>
          </table:table-cell>
          <table:table-cell table:formula="of:=MID([.E363];4;2)" office:value-type="string" office:string-value="11" calcext:value-type="string">
            <text:p>11</text:p>
          </table:table-cell>
          <table:table-cell table:formula="of:=MID([.E363];7;5)" office:value-type="string" office:string-value="42.35" calcext:value-type="string">
            <text:p>42.35</text:p>
          </table:table-cell>
          <table:table-cell office:value-type="string" calcext:value-type="string">
            <text:p>084-01-51.1000W</text:p>
          </table:table-cell>
          <table:table-cell table:formula="of:=LEFT([.I363];3)" office:value-type="string" office:string-value="084" calcext:value-type="string">
            <text:p>084</text:p>
          </table:table-cell>
          <table:table-cell table:formula="of:=MID([.I363];5;2)" office:value-type="string" office:string-value="01" calcext:value-type="string">
            <text:p>01</text:p>
          </table:table-cell>
          <table:table-cell table:formula="of:=MID([.I363];8;5)" office:value-type="string" office:string-value="51.10" calcext:value-type="string">
            <text:p>51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B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NISTEE CO-BLACKER</text:p>
          </table:table-cell>
          <table:table-cell office:value-type="string" calcext:value-type="string">
            <text:p>44-16-20.9000N</text:p>
          </table:table-cell>
          <table:table-cell table:formula="of:=LEFT([.E364];2)" office:value-type="string" office:string-value="44" calcext:value-type="string">
            <text:p>44</text:p>
          </table:table-cell>
          <table:table-cell table:formula="of:=MID([.E364];4;2)" office:value-type="string" office:string-value="16" calcext:value-type="string">
            <text:p>16</text:p>
          </table:table-cell>
          <table:table-cell table:formula="of:=MID([.E364];7;5)" office:value-type="string" office:string-value="20.90" calcext:value-type="string">
            <text:p>20.90</text:p>
          </table:table-cell>
          <table:table-cell office:value-type="string" calcext:value-type="string">
            <text:p>086-14-48.8000W</text:p>
          </table:table-cell>
          <table:table-cell table:formula="of:=LEFT([.I364];3)" office:value-type="string" office:string-value="086" calcext:value-type="string">
            <text:p>086</text:p>
          </table:table-cell>
          <table:table-cell table:formula="of:=MID([.I364];5;2)" office:value-type="string" office:string-value="14" calcext:value-type="string">
            <text:p>14</text:p>
          </table:table-cell>
          <table:table-cell table:formula="of:=MID([.I364];8;5)" office:value-type="string" office:string-value="48.80" calcext:value-type="string">
            <text:p>48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SQ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CHOOLCRAFT COUNTY</text:p>
          </table:table-cell>
          <table:table-cell office:value-type="string" calcext:value-type="string">
            <text:p>45-58-28.7000N</text:p>
          </table:table-cell>
          <table:table-cell table:formula="of:=LEFT([.E365];2)" office:value-type="string" office:string-value="45" calcext:value-type="string">
            <text:p>45</text:p>
          </table:table-cell>
          <table:table-cell table:formula="of:=MID([.E365];4;2)" office:value-type="string" office:string-value="58" calcext:value-type="string">
            <text:p>58</text:p>
          </table:table-cell>
          <table:table-cell table:formula="of:=MID([.E365];7;5)" office:value-type="string" office:string-value="28.70" calcext:value-type="string">
            <text:p>28.70</text:p>
          </table:table-cell>
          <table:table-cell office:value-type="string" calcext:value-type="string">
            <text:p>086-10-18.6000W</text:p>
          </table:table-cell>
          <table:table-cell table:formula="of:=LEFT([.I365];3)" office:value-type="string" office:string-value="086" calcext:value-type="string">
            <text:p>086</text:p>
          </table:table-cell>
          <table:table-cell table:formula="of:=MID([.I365];5;2)" office:value-type="string" office:string-value="10" calcext:value-type="string">
            <text:p>10</text:p>
          </table:table-cell>
          <table:table-cell table:formula="of:=MID([.I365];8;5)" office:value-type="string" office:string-value="18.60" calcext:value-type="string">
            <text:p>18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6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RINE CITY</text:p>
          </table:table-cell>
          <table:table-cell office:value-type="string" calcext:value-type="string">
            <text:p>42-43-16.9650N</text:p>
          </table:table-cell>
          <table:table-cell table:formula="of:=LEFT([.E366];2)" office:value-type="string" office:string-value="42" calcext:value-type="string">
            <text:p>42</text:p>
          </table:table-cell>
          <table:table-cell table:formula="of:=MID([.E366];4;2)" office:value-type="string" office:string-value="43" calcext:value-type="string">
            <text:p>43</text:p>
          </table:table-cell>
          <table:table-cell table:formula="of:=MID([.E366];7;5)" office:value-type="string" office:string-value="16.96" calcext:value-type="string">
            <text:p>16.96</text:p>
          </table:table-cell>
          <table:table-cell office:value-type="string" calcext:value-type="string">
            <text:p>082-35-46.5150W</text:p>
          </table:table-cell>
          <table:table-cell table:formula="of:=LEFT([.I366];3)" office:value-type="string" office:string-value="082" calcext:value-type="string">
            <text:p>082</text:p>
          </table:table-cell>
          <table:table-cell table:formula="of:=MID([.I366];5;2)" office:value-type="string" office:string-value="35" calcext:value-type="string">
            <text:p>35</text:p>
          </table:table-cell>
          <table:table-cell table:formula="of:=MID([.I366];8;5)" office:value-type="string" office:string-value="46.51" calcext:value-type="string">
            <text:p>46.5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7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RLETTE</text:p>
          </table:table-cell>
          <table:table-cell office:value-type="string" calcext:value-type="string">
            <text:p>43-18-42.6000N</text:p>
          </table:table-cell>
          <table:table-cell table:formula="of:=LEFT([.E367];2)" office:value-type="string" office:string-value="43" calcext:value-type="string">
            <text:p>43</text:p>
          </table:table-cell>
          <table:table-cell table:formula="of:=MID([.E367];4;2)" office:value-type="string" office:string-value="18" calcext:value-type="string">
            <text:p>18</text:p>
          </table:table-cell>
          <table:table-cell table:formula="of:=MID([.E367];7;5)" office:value-type="string" office:string-value="42.60" calcext:value-type="string">
            <text:p>42.60</text:p>
          </table:table-cell>
          <table:table-cell office:value-type="string" calcext:value-type="string">
            <text:p>083-05-27.3000W</text:p>
          </table:table-cell>
          <table:table-cell table:formula="of:=LEFT([.I367];3)" office:value-type="string" office:string-value="083" calcext:value-type="string">
            <text:p>083</text:p>
          </table:table-cell>
          <table:table-cell table:formula="of:=MID([.I367];5;2)" office:value-type="string" office:string-value="05" calcext:value-type="string">
            <text:p>05</text:p>
          </table:table-cell>
          <table:table-cell table:formula="of:=MID([.I367];8;5)" office:value-type="string" office:string-value="27.30" calcext:value-type="string">
            <text:p>2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WYER INTL</text:p>
          </table:table-cell>
          <table:table-cell office:value-type="string" calcext:value-type="string">
            <text:p>46-21-13.1000N</text:p>
          </table:table-cell>
          <table:table-cell table:formula="of:=LEFT([.E368];2)" office:value-type="string" office:string-value="46" calcext:value-type="string">
            <text:p>46</text:p>
          </table:table-cell>
          <table:table-cell table:formula="of:=MID([.E368];4;2)" office:value-type="string" office:string-value="21" calcext:value-type="string">
            <text:p>21</text:p>
          </table:table-cell>
          <table:table-cell table:formula="of:=MID([.E368];7;5)" office:value-type="string" office:string-value="13.10" calcext:value-type="string">
            <text:p>13.10</text:p>
          </table:table-cell>
          <table:table-cell office:value-type="string" calcext:value-type="string">
            <text:p>087-23-43.3000W</text:p>
          </table:table-cell>
          <table:table-cell table:formula="of:=LEFT([.I368];3)" office:value-type="string" office:string-value="087" calcext:value-type="string">
            <text:p>087</text:p>
          </table:table-cell>
          <table:table-cell table:formula="of:=MID([.I368];5;2)" office:value-type="string" office:string-value="23" calcext:value-type="string">
            <text:p>23</text:p>
          </table:table-cell>
          <table:table-cell table:formula="of:=MID([.I368];8;5)" office:value-type="string" office:string-value="43.30" calcext:value-type="string">
            <text:p>4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M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ROOKS FIELD</text:p>
          </table:table-cell>
          <table:table-cell office:value-type="string" calcext:value-type="string">
            <text:p>42-15-04.2954N</text:p>
          </table:table-cell>
          <table:table-cell table:formula="of:=LEFT([.E369];2)" office:value-type="string" office:string-value="42" calcext:value-type="string">
            <text:p>42</text:p>
          </table:table-cell>
          <table:table-cell table:formula="of:=MID([.E369];4;2)" office:value-type="string" office:string-value="15" calcext:value-type="string">
            <text:p>15</text:p>
          </table:table-cell>
          <table:table-cell table:formula="of:=MID([.E369];7;5)" office:value-type="string" office:string-value="04.29" calcext:value-type="string">
            <text:p>04.29</text:p>
          </table:table-cell>
          <table:table-cell office:value-type="string" calcext:value-type="string">
            <text:p>084-57-19.5995W</text:p>
          </table:table-cell>
          <table:table-cell table:formula="of:=LEFT([.I369];3)" office:value-type="string" office:string-value="084" calcext:value-type="string">
            <text:p>084</text:p>
          </table:table-cell>
          <table:table-cell table:formula="of:=MID([.I369];5;2)" office:value-type="string" office:string-value="57" calcext:value-type="string">
            <text:p>57</text:p>
          </table:table-cell>
          <table:table-cell table:formula="of:=MID([.I369];8;5)" office:value-type="string" office:string-value="19.59" calcext:value-type="string">
            <text:p>19.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E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SON JEWETT FIELD</text:p>
          </table:table-cell>
          <table:table-cell office:value-type="string" calcext:value-type="string">
            <text:p>42-33-56.8000N</text:p>
          </table:table-cell>
          <table:table-cell table:formula="of:=LEFT([.E370];2)" office:value-type="string" office:string-value="42" calcext:value-type="string">
            <text:p>42</text:p>
          </table:table-cell>
          <table:table-cell table:formula="of:=MID([.E370];4;2)" office:value-type="string" office:string-value="33" calcext:value-type="string">
            <text:p>33</text:p>
          </table:table-cell>
          <table:table-cell table:formula="of:=MID([.E370];7;5)" office:value-type="string" office:string-value="56.80" calcext:value-type="string">
            <text:p>56.80</text:p>
          </table:table-cell>
          <table:table-cell office:value-type="string" calcext:value-type="string">
            <text:p>084-25-23.5000W</text:p>
          </table:table-cell>
          <table:table-cell table:formula="of:=LEFT([.I370];3)" office:value-type="string" office:string-value="084" calcext:value-type="string">
            <text:p>084</text:p>
          </table:table-cell>
          <table:table-cell table:formula="of:=MID([.I370];5;2)" office:value-type="string" office:string-value="25" calcext:value-type="string">
            <text:p>25</text:p>
          </table:table-cell>
          <table:table-cell table:formula="of:=MID([.I370];8;5)" office:value-type="string" office:string-value="23.50" calcext:value-type="string">
            <text:p>23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C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NADIAN LAKES</text:p>
          </table:table-cell>
          <table:table-cell office:value-type="string" calcext:value-type="string">
            <text:p>43-34-37.2400N</text:p>
          </table:table-cell>
          <table:table-cell table:formula="of:=LEFT([.E371];2)" office:value-type="string" office:string-value="43" calcext:value-type="string">
            <text:p>43</text:p>
          </table:table-cell>
          <table:table-cell table:formula="of:=MID([.E371];4;2)" office:value-type="string" office:string-value="34" calcext:value-type="string">
            <text:p>34</text:p>
          </table:table-cell>
          <table:table-cell table:formula="of:=MID([.E371];7;5)" office:value-type="string" office:string-value="37.24" calcext:value-type="string">
            <text:p>37.24</text:p>
          </table:table-cell>
          <table:table-cell office:value-type="string" calcext:value-type="string">
            <text:p>085-17-02.4000W</text:p>
          </table:table-cell>
          <table:table-cell table:formula="of:=LEFT([.I371];3)" office:value-type="string" office:string-value="085" calcext:value-type="string">
            <text:p>085</text:p>
          </table:table-cell>
          <table:table-cell table:formula="of:=MID([.I371];5;2)" office:value-type="string" office:string-value="17" calcext:value-type="string">
            <text:p>17</text:p>
          </table:table-cell>
          <table:table-cell table:formula="of:=MID([.I371];8;5)" office:value-type="string" office:string-value="02.40" calcext:value-type="string">
            <text:p>02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7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COSTA MORTON</text:p>
          </table:table-cell>
          <table:table-cell office:value-type="string" calcext:value-type="string">
            <text:p>43-37-48.1667N</text:p>
          </table:table-cell>
          <table:table-cell table:formula="of:=LEFT([.E372];2)" office:value-type="string" office:string-value="43" calcext:value-type="string">
            <text:p>43</text:p>
          </table:table-cell>
          <table:table-cell table:formula="of:=MID([.E372];4;2)" office:value-type="string" office:string-value="37" calcext:value-type="string">
            <text:p>37</text:p>
          </table:table-cell>
          <table:table-cell table:formula="of:=MID([.E372];7;5)" office:value-type="string" office:string-value="48.16" calcext:value-type="string">
            <text:p>48.16</text:p>
          </table:table-cell>
          <table:table-cell office:value-type="string" calcext:value-type="string">
            <text:p>085-15-41.3617W</text:p>
          </table:table-cell>
          <table:table-cell table:formula="of:=LEFT([.I372];3)" office:value-type="string" office:string-value="085" calcext:value-type="string">
            <text:p>085</text:p>
          </table:table-cell>
          <table:table-cell table:formula="of:=MID([.I372];5;2)" office:value-type="string" office:string-value="15" calcext:value-type="string">
            <text:p>15</text:p>
          </table:table-cell>
          <table:table-cell table:formula="of:=MID([.I372];8;5)" office:value-type="string" office:string-value="41.36" calcext:value-type="string">
            <text:p>41.3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NOMINEE-MARINETTE TWIN COUNTY</text:p>
          </table:table-cell>
          <table:table-cell office:value-type="string" calcext:value-type="string">
            <text:p>45-07-36.0770N</text:p>
          </table:table-cell>
          <table:table-cell table:formula="of:=LEFT([.E373];2)" office:value-type="string" office:string-value="45" calcext:value-type="string">
            <text:p>45</text:p>
          </table:table-cell>
          <table:table-cell table:formula="of:=MID([.E373];4;2)" office:value-type="string" office:string-value="07" calcext:value-type="string">
            <text:p>07</text:p>
          </table:table-cell>
          <table:table-cell table:formula="of:=MID([.E373];7;5)" office:value-type="string" office:string-value="36.07" calcext:value-type="string">
            <text:p>36.07</text:p>
          </table:table-cell>
          <table:table-cell office:value-type="string" calcext:value-type="string">
            <text:p>087-38-18.7546W</text:p>
          </table:table-cell>
          <table:table-cell table:formula="of:=LEFT([.I373];3)" office:value-type="string" office:string-value="087" calcext:value-type="string">
            <text:p>087</text:p>
          </table:table-cell>
          <table:table-cell table:formula="of:=MID([.I373];5;2)" office:value-type="string" office:string-value="38" calcext:value-type="string">
            <text:p>38</text:p>
          </table:table-cell>
          <table:table-cell table:formula="of:=MID([.I373];8;5)" office:value-type="string" office:string-value="18.75" calcext:value-type="string">
            <text:p>18.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K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CK BARSTOW</text:p>
          </table:table-cell>
          <table:table-cell office:value-type="string" calcext:value-type="string">
            <text:p>43-39-46.5000N</text:p>
          </table:table-cell>
          <table:table-cell table:formula="of:=LEFT([.E374];2)" office:value-type="string" office:string-value="43" calcext:value-type="string">
            <text:p>43</text:p>
          </table:table-cell>
          <table:table-cell table:formula="of:=MID([.E374];4;2)" office:value-type="string" office:string-value="39" calcext:value-type="string">
            <text:p>39</text:p>
          </table:table-cell>
          <table:table-cell table:formula="of:=MID([.E374];7;5)" office:value-type="string" office:string-value="46.50" calcext:value-type="string">
            <text:p>46.50</text:p>
          </table:table-cell>
          <table:table-cell office:value-type="string" calcext:value-type="string">
            <text:p>084-15-40.7000W</text:p>
          </table:table-cell>
          <table:table-cell table:formula="of:=LEFT([.I374];3)" office:value-type="string" office:string-value="084" calcext:value-type="string">
            <text:p>084</text:p>
          </table:table-cell>
          <table:table-cell table:formula="of:=MID([.I374];5;2)" office:value-type="string" office:string-value="15" calcext:value-type="string">
            <text:p>15</text:p>
          </table:table-cell>
          <table:table-cell table:formula="of:=MID([.I374];8;5)" office:value-type="string" office:string-value="40.70" calcext:value-type="string">
            <text:p>40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1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SCODA COUNTY DENNIS KAUFFMAN MEMORIAL</text:p>
          </table:table-cell>
          <table:table-cell office:value-type="string" calcext:value-type="string">
            <text:p>44-40-29.4000N</text:p>
          </table:table-cell>
          <table:table-cell table:formula="of:=LEFT([.E375];2)" office:value-type="string" office:string-value="44" calcext:value-type="string">
            <text:p>44</text:p>
          </table:table-cell>
          <table:table-cell table:formula="of:=MID([.E375];4;2)" office:value-type="string" office:string-value="40" calcext:value-type="string">
            <text:p>40</text:p>
          </table:table-cell>
          <table:table-cell table:formula="of:=MID([.E375];7;5)" office:value-type="string" office:string-value="29.40" calcext:value-type="string">
            <text:p>29.40</text:p>
          </table:table-cell>
          <table:table-cell office:value-type="string" calcext:value-type="string">
            <text:p>084-07-19.3500W</text:p>
          </table:table-cell>
          <table:table-cell table:formula="of:=LEFT([.I375];3)" office:value-type="string" office:string-value="084" calcext:value-type="string">
            <text:p>084</text:p>
          </table:table-cell>
          <table:table-cell table:formula="of:=MID([.I375];5;2)" office:value-type="string" office:string-value="07" calcext:value-type="string">
            <text:p>07</text:p>
          </table:table-cell>
          <table:table-cell table:formula="of:=MID([.I375];8;5)" office:value-type="string" office:string-value="19.35" calcext:value-type="string">
            <text:p>19.3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TF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USTER</text:p>
          </table:table-cell>
          <table:table-cell office:value-type="string" calcext:value-type="string">
            <text:p>41-56-23.6000N</text:p>
          </table:table-cell>
          <table:table-cell table:formula="of:=LEFT([.E376];2)" office:value-type="string" office:string-value="41" calcext:value-type="string">
            <text:p>41</text:p>
          </table:table-cell>
          <table:table-cell table:formula="of:=MID([.E376];4;2)" office:value-type="string" office:string-value="56" calcext:value-type="string">
            <text:p>56</text:p>
          </table:table-cell>
          <table:table-cell table:formula="of:=MID([.E376];7;5)" office:value-type="string" office:string-value="23.60" calcext:value-type="string">
            <text:p>23.60</text:p>
          </table:table-cell>
          <table:table-cell office:value-type="string" calcext:value-type="string">
            <text:p>083-26-04.8000W</text:p>
          </table:table-cell>
          <table:table-cell table:formula="of:=LEFT([.I376];3)" office:value-type="string" office:string-value="083" calcext:value-type="string">
            <text:p>083</text:p>
          </table:table-cell>
          <table:table-cell table:formula="of:=MID([.I376];5;2)" office:value-type="string" office:string-value="26" calcext:value-type="string">
            <text:p>26</text:p>
          </table:table-cell>
          <table:table-cell table:formula="of:=MID([.I376];8;5)" office:value-type="string" office:string-value="04.80" calcext:value-type="string">
            <text:p>04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ORESTOWN AIRPARK</text:p>
          </table:table-cell>
          <table:table-cell office:value-type="string" calcext:value-type="string">
            <text:p>44-27-45.0430N</text:p>
          </table:table-cell>
          <table:table-cell table:formula="of:=LEFT([.E377];2)" office:value-type="string" office:string-value="44" calcext:value-type="string">
            <text:p>44</text:p>
          </table:table-cell>
          <table:table-cell table:formula="of:=MID([.E377];4;2)" office:value-type="string" office:string-value="27" calcext:value-type="string">
            <text:p>27</text:p>
          </table:table-cell>
          <table:table-cell table:formula="of:=MID([.E377];7;5)" office:value-type="string" office:string-value="45.04" calcext:value-type="string">
            <text:p>45.04</text:p>
          </table:table-cell>
          <table:table-cell office:value-type="string" calcext:value-type="string">
            <text:p>084-59-45.1480W</text:p>
          </table:table-cell>
          <table:table-cell table:formula="of:=LEFT([.I377];3)" office:value-type="string" office:string-value="084" calcext:value-type="string">
            <text:p>084</text:p>
          </table:table-cell>
          <table:table-cell table:formula="of:=MID([.I377];5;2)" office:value-type="string" office:string-value="59" calcext:value-type="string">
            <text:p>59</text:p>
          </table:table-cell>
          <table:table-cell table:formula="of:=MID([.I377];8;5)" office:value-type="string" office:string-value="45.14" calcext:value-type="string">
            <text:p>45.1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OUNT PLEASANT MUNI</text:p>
          </table:table-cell>
          <table:table-cell office:value-type="string" calcext:value-type="string">
            <text:p>43-37-17.9000N</text:p>
          </table:table-cell>
          <table:table-cell table:formula="of:=LEFT([.E378];2)" office:value-type="string" office:string-value="43" calcext:value-type="string">
            <text:p>43</text:p>
          </table:table-cell>
          <table:table-cell table:formula="of:=MID([.E378];4;2)" office:value-type="string" office:string-value="37" calcext:value-type="string">
            <text:p>37</text:p>
          </table:table-cell>
          <table:table-cell table:formula="of:=MID([.E378];7;5)" office:value-type="string" office:string-value="17.90" calcext:value-type="string">
            <text:p>17.90</text:p>
          </table:table-cell>
          <table:table-cell office:value-type="string" calcext:value-type="string">
            <text:p>084-44-14.3000W</text:p>
          </table:table-cell>
          <table:table-cell table:formula="of:=LEFT([.I378];3)" office:value-type="string" office:string-value="084" calcext:value-type="string">
            <text:p>084</text:p>
          </table:table-cell>
          <table:table-cell table:formula="of:=MID([.I378];5;2)" office:value-type="string" office:string-value="44" calcext:value-type="string">
            <text:p>44</text:p>
          </table:table-cell>
          <table:table-cell table:formula="of:=MID([.I378];8;5)" office:value-type="string" office:string-value="14.30" calcext:value-type="string">
            <text:p>14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NLEY FIELD</text:p>
          </table:table-cell>
          <table:table-cell office:value-type="string" calcext:value-type="string">
            <text:p>46-21-14.8200N</text:p>
          </table:table-cell>
          <table:table-cell table:formula="of:=LEFT([.E379];2)" office:value-type="string" office:string-value="46" calcext:value-type="string">
            <text:p>46</text:p>
          </table:table-cell>
          <table:table-cell table:formula="of:=MID([.E379];4;2)" office:value-type="string" office:string-value="21" calcext:value-type="string">
            <text:p>21</text:p>
          </table:table-cell>
          <table:table-cell table:formula="of:=MID([.E379];7;5)" office:value-type="string" office:string-value="14.82" calcext:value-type="string">
            <text:p>14.82</text:p>
          </table:table-cell>
          <table:table-cell office:value-type="string" calcext:value-type="string">
            <text:p>086-37-15.5650W</text:p>
          </table:table-cell>
          <table:table-cell table:formula="of:=LEFT([.I379];3)" office:value-type="string" office:string-value="086" calcext:value-type="string">
            <text:p>086</text:p>
          </table:table-cell>
          <table:table-cell table:formula="of:=MID([.I379];5;2)" office:value-type="string" office:string-value="37" calcext:value-type="string">
            <text:p>37</text:p>
          </table:table-cell>
          <table:table-cell table:formula="of:=MID([.I379];8;5)" office:value-type="string" office:string-value="15.56" calcext:value-type="string">
            <text:p>15.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K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USKEGON COUNTY</text:p>
          </table:table-cell>
          <table:table-cell office:value-type="string" calcext:value-type="string">
            <text:p>43-10-03.6182N</text:p>
          </table:table-cell>
          <table:table-cell table:formula="of:=LEFT([.E380];2)" office:value-type="string" office:string-value="43" calcext:value-type="string">
            <text:p>43</text:p>
          </table:table-cell>
          <table:table-cell table:formula="of:=MID([.E380];4;2)" office:value-type="string" office:string-value="10" calcext:value-type="string">
            <text:p>10</text:p>
          </table:table-cell>
          <table:table-cell table:formula="of:=MID([.E380];7;5)" office:value-type="string" office:string-value="03.61" calcext:value-type="string">
            <text:p>03.61</text:p>
          </table:table-cell>
          <table:table-cell office:value-type="string" calcext:value-type="string">
            <text:p>086-14-07.5794W</text:p>
          </table:table-cell>
          <table:table-cell table:formula="of:=LEFT([.I380];3)" office:value-type="string" office:string-value="086" calcext:value-type="string">
            <text:p>086</text:p>
          </table:table-cell>
          <table:table-cell table:formula="of:=MID([.I380];5;2)" office:value-type="string" office:string-value="14" calcext:value-type="string">
            <text:p>14</text:p>
          </table:table-cell>
          <table:table-cell table:formula="of:=MID([.I380];8;5)" office:value-type="string" office:string-value="07.57" calcext:value-type="string">
            <text:p>07.5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N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POLEON</text:p>
          </table:table-cell>
          <table:table-cell office:value-type="string" calcext:value-type="string">
            <text:p>42-10-15.6137N</text:p>
          </table:table-cell>
          <table:table-cell table:formula="of:=LEFT([.E381];2)" office:value-type="string" office:string-value="42" calcext:value-type="string">
            <text:p>42</text:p>
          </table:table-cell>
          <table:table-cell table:formula="of:=MID([.E381];4;2)" office:value-type="string" office:string-value="10" calcext:value-type="string">
            <text:p>10</text:p>
          </table:table-cell>
          <table:table-cell table:formula="of:=MID([.E381];7;5)" office:value-type="string" office:string-value="15.61" calcext:value-type="string">
            <text:p>15.61</text:p>
          </table:table-cell>
          <table:table-cell office:value-type="string" calcext:value-type="string">
            <text:p>084-15-33.5114W</text:p>
          </table:table-cell>
          <table:table-cell table:formula="of:=LEFT([.I381];3)" office:value-type="string" office:string-value="084" calcext:value-type="string">
            <text:p>084</text:p>
          </table:table-cell>
          <table:table-cell table:formula="of:=MID([.I381];5;2)" office:value-type="string" office:string-value="15" calcext:value-type="string">
            <text:p>15</text:p>
          </table:table-cell>
          <table:table-cell table:formula="of:=MID([.I381];8;5)" office:value-type="string" office:string-value="33.51" calcext:value-type="string">
            <text:p>33.5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H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WAGNEN</text:p>
          </table:table-cell>
          <table:table-cell office:value-type="string" calcext:value-type="string">
            <text:p>42-09-20.7500N</text:p>
          </table:table-cell>
          <table:table-cell table:formula="of:=LEFT([.E382];2)" office:value-type="string" office:string-value="42" calcext:value-type="string">
            <text:p>42</text:p>
          </table:table-cell>
          <table:table-cell table:formula="of:=MID([.E382];4;2)" office:value-type="string" office:string-value="09" calcext:value-type="string">
            <text:p>09</text:p>
          </table:table-cell>
          <table:table-cell table:formula="of:=MID([.E382];7;5)" office:value-type="string" office:string-value="20.75" calcext:value-type="string">
            <text:p>20.75</text:p>
          </table:table-cell>
          <table:table-cell office:value-type="string" calcext:value-type="string">
            <text:p>084-20-03.5500W</text:p>
          </table:table-cell>
          <table:table-cell table:formula="of:=LEFT([.I382];3)" office:value-type="string" office:string-value="084" calcext:value-type="string">
            <text:p>084</text:p>
          </table:table-cell>
          <table:table-cell table:formula="of:=MID([.I382];5;2)" office:value-type="string" office:string-value="20" calcext:value-type="string">
            <text:p>20</text:p>
          </table:table-cell>
          <table:table-cell table:formula="of:=MID([.I382];8;5)" office:value-type="string" office:string-value="03.55" calcext:value-type="string">
            <text:p>03.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6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LF LAKE</text:p>
          </table:table-cell>
          <table:table-cell office:value-type="string" calcext:value-type="string">
            <text:p>42-12-35.0000N</text:p>
          </table:table-cell>
          <table:table-cell table:formula="of:=LEFT([.E383];2)" office:value-type="string" office:string-value="42" calcext:value-type="string">
            <text:p>42</text:p>
          </table:table-cell>
          <table:table-cell table:formula="of:=MID([.E383];4;2)" office:value-type="string" office:string-value="12" calcext:value-type="string">
            <text:p>12</text:p>
          </table:table-cell>
          <table:table-cell table:formula="of:=MID([.E383];7;5)" office:value-type="string" office:string-value="35.00" calcext:value-type="string">
            <text:p>35.00</text:p>
          </table:table-cell>
          <table:table-cell office:value-type="string" calcext:value-type="string">
            <text:p>084-13-54.0000W</text:p>
          </table:table-cell>
          <table:table-cell table:formula="of:=LEFT([.I383];3)" office:value-type="string" office:string-value="084" calcext:value-type="string">
            <text:p>084</text:p>
          </table:table-cell>
          <table:table-cell table:formula="of:=MID([.I383];5;2)" office:value-type="string" office:string-value="13" calcext:value-type="string">
            <text:p>13</text:p>
          </table:table-cell>
          <table:table-cell table:formula="of:=MID([.I383];8;5)" office:value-type="string" office:string-value="54.00" calcext:value-type="string">
            <text:p>54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4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 SOUTHWEST</text:p>
          </table:table-cell>
          <table:table-cell office:value-type="string" calcext:value-type="string">
            <text:p>42-30-11.2210N</text:p>
          </table:table-cell>
          <table:table-cell table:formula="of:=LEFT([.E384];2)" office:value-type="string" office:string-value="42" calcext:value-type="string">
            <text:p>42</text:p>
          </table:table-cell>
          <table:table-cell table:formula="of:=MID([.E384];4;2)" office:value-type="string" office:string-value="30" calcext:value-type="string">
            <text:p>30</text:p>
          </table:table-cell>
          <table:table-cell table:formula="of:=MID([.E384];7;5)" office:value-type="string" office:string-value="11.22" calcext:value-type="string">
            <text:p>11.22</text:p>
          </table:table-cell>
          <table:table-cell office:value-type="string" calcext:value-type="string">
            <text:p>083-37-25.3800W</text:p>
          </table:table-cell>
          <table:table-cell table:formula="of:=LEFT([.I384];3)" office:value-type="string" office:string-value="083" calcext:value-type="string">
            <text:p>083</text:p>
          </table:table-cell>
          <table:table-cell table:formula="of:=MID([.I384];5;2)" office:value-type="string" office:string-value="37" calcext:value-type="string">
            <text:p>37</text:p>
          </table:table-cell>
          <table:table-cell table:formula="of:=MID([.I384];8;5)" office:value-type="string" office:string-value="25.38" calcext:value-type="string">
            <text:p>25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UCE COUNTY</text:p>
          </table:table-cell>
          <table:table-cell office:value-type="string" calcext:value-type="string">
            <text:p>46-18-39.6000N</text:p>
          </table:table-cell>
          <table:table-cell table:formula="of:=LEFT([.E385];2)" office:value-type="string" office:string-value="46" calcext:value-type="string">
            <text:p>46</text:p>
          </table:table-cell>
          <table:table-cell table:formula="of:=MID([.E385];4;2)" office:value-type="string" office:string-value="18" calcext:value-type="string">
            <text:p>18</text:p>
          </table:table-cell>
          <table:table-cell table:formula="of:=MID([.E385];7;5)" office:value-type="string" office:string-value="39.60" calcext:value-type="string">
            <text:p>39.60</text:p>
          </table:table-cell>
          <table:table-cell office:value-type="string" calcext:value-type="string">
            <text:p>085-27-25.8000W</text:p>
          </table:table-cell>
          <table:table-cell table:formula="of:=LEFT([.I385];3)" office:value-type="string" office:string-value="085" calcext:value-type="string">
            <text:p>085</text:p>
          </table:table-cell>
          <table:table-cell table:formula="of:=MID([.I385];5;2)" office:value-type="string" office:string-value="27" calcext:value-type="string">
            <text:p>27</text:p>
          </table:table-cell>
          <table:table-cell table:formula="of:=MID([.I385];8;5)" office:value-type="string" office:string-value="25.80" calcext:value-type="string">
            <text:p>25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T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ERRY TYLER MEMORIAL</text:p>
          </table:table-cell>
          <table:table-cell office:value-type="string" calcext:value-type="string">
            <text:p>41-50-09.2000N</text:p>
          </table:table-cell>
          <table:table-cell table:formula="of:=LEFT([.E386];2)" office:value-type="string" office:string-value="41" calcext:value-type="string">
            <text:p>41</text:p>
          </table:table-cell>
          <table:table-cell table:formula="of:=MID([.E386];4;2)" office:value-type="string" office:string-value="50" calcext:value-type="string">
            <text:p>50</text:p>
          </table:table-cell>
          <table:table-cell table:formula="of:=MID([.E386];7;5)" office:value-type="string" office:string-value="09.20" calcext:value-type="string">
            <text:p>09.20</text:p>
          </table:table-cell>
          <table:table-cell office:value-type="string" calcext:value-type="string">
            <text:p>086-13-30.6000W</text:p>
          </table:table-cell>
          <table:table-cell table:formula="of:=LEFT([.I386];3)" office:value-type="string" office:string-value="086" calcext:value-type="string">
            <text:p>086</text:p>
          </table:table-cell>
          <table:table-cell table:formula="of:=MID([.I386];5;2)" office:value-type="string" office:string-value="13" calcext:value-type="string">
            <text:p>13</text:p>
          </table:table-cell>
          <table:table-cell table:formula="of:=MID([.I386];8;5)" office:value-type="string" office:string-value="30.60" calcext:value-type="string">
            <text:p>30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ORTH FOX ISLAND</text:p>
          </table:table-cell>
          <table:table-cell office:value-type="string" calcext:value-type="string">
            <text:p>45-28-56.1700N</text:p>
          </table:table-cell>
          <table:table-cell table:formula="of:=LEFT([.E387];2)" office:value-type="string" office:string-value="45" calcext:value-type="string">
            <text:p>45</text:p>
          </table:table-cell>
          <table:table-cell table:formula="of:=MID([.E387];4;2)" office:value-type="string" office:string-value="28" calcext:value-type="string">
            <text:p>28</text:p>
          </table:table-cell>
          <table:table-cell table:formula="of:=MID([.E387];7;5)" office:value-type="string" office:string-value="56.17" calcext:value-type="string">
            <text:p>56.17</text:p>
          </table:table-cell>
          <table:table-cell office:value-type="string" calcext:value-type="string">
            <text:p>085-46-49.5200W</text:p>
          </table:table-cell>
          <table:table-cell table:formula="of:=LEFT([.I387];3)" office:value-type="string" office:string-value="085" calcext:value-type="string">
            <text:p>085</text:p>
          </table:table-cell>
          <table:table-cell table:formula="of:=MID([.I387];5;2)" office:value-type="string" office:string-value="46" calcext:value-type="string">
            <text:p>46</text:p>
          </table:table-cell>
          <table:table-cell table:formula="of:=MID([.I387];8;5)" office:value-type="string" office:string-value="49.52" calcext:value-type="string">
            <text:p>49.5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D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OLSEY MEMORIAL</text:p>
          </table:table-cell>
          <table:table-cell office:value-type="string" calcext:value-type="string">
            <text:p>45-09-51.7646N</text:p>
          </table:table-cell>
          <table:table-cell table:formula="of:=LEFT([.E388];2)" office:value-type="string" office:string-value="45" calcext:value-type="string">
            <text:p>45</text:p>
          </table:table-cell>
          <table:table-cell table:formula="of:=MID([.E388];4;2)" office:value-type="string" office:string-value="09" calcext:value-type="string">
            <text:p>09</text:p>
          </table:table-cell>
          <table:table-cell table:formula="of:=MID([.E388];7;5)" office:value-type="string" office:string-value="51.76" calcext:value-type="string">
            <text:p>51.76</text:p>
          </table:table-cell>
          <table:table-cell office:value-type="string" calcext:value-type="string">
            <text:p>085-34-31.7969W</text:p>
          </table:table-cell>
          <table:table-cell table:formula="of:=LEFT([.I388];3)" office:value-type="string" office:string-value="085" calcext:value-type="string">
            <text:p>085</text:p>
          </table:table-cell>
          <table:table-cell table:formula="of:=MID([.I388];5;2)" office:value-type="string" office:string-value="34" calcext:value-type="string">
            <text:p>34</text:p>
          </table:table-cell>
          <table:table-cell table:formula="of:=MID([.I388];8;5)" office:value-type="string" office:string-value="31.79" calcext:value-type="string">
            <text:p>31.7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N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T FIELD</text:p>
          </table:table-cell>
          <table:table-cell office:value-type="string" calcext:value-type="string">
            <text:p>43-05-49.8860N</text:p>
          </table:table-cell>
          <table:table-cell table:formula="of:=LEFT([.E389];2)" office:value-type="string" office:string-value="43" calcext:value-type="string">
            <text:p>43</text:p>
          </table:table-cell>
          <table:table-cell table:formula="of:=MID([.E389];4;2)" office:value-type="string" office:string-value="05" calcext:value-type="string">
            <text:p>05</text:p>
          </table:table-cell>
          <table:table-cell table:formula="of:=MID([.E389];7;5)" office:value-type="string" office:string-value="49.88" calcext:value-type="string">
            <text:p>49.88</text:p>
          </table:table-cell>
          <table:table-cell office:value-type="string" calcext:value-type="string">
            <text:p>086-05-40.6270W</text:p>
          </table:table-cell>
          <table:table-cell table:formula="of:=LEFT([.I389];3)" office:value-type="string" office:string-value="086" calcext:value-type="string">
            <text:p>086</text:p>
          </table:table-cell>
          <table:table-cell table:formula="of:=MID([.I389];5;2)" office:value-type="string" office:string-value="05" calcext:value-type="string">
            <text:p>05</text:p>
          </table:table-cell>
          <table:table-cell table:formula="of:=MID([.I389];8;5)" office:value-type="string" office:string-value="40.62" calcext:value-type="string">
            <text:p>40.6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3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43-04-56.0700N</text:p>
          </table:table-cell>
          <table:table-cell table:formula="of:=LEFT([.E390];2)" office:value-type="string" office:string-value="43" calcext:value-type="string">
            <text:p>43</text:p>
          </table:table-cell>
          <table:table-cell table:formula="of:=MID([.E390];4;2)" office:value-type="string" office:string-value="04" calcext:value-type="string">
            <text:p>04</text:p>
          </table:table-cell>
          <table:table-cell table:formula="of:=MID([.E390];7;5)" office:value-type="string" office:string-value="56.07" calcext:value-type="string">
            <text:p>56.07</text:p>
          </table:table-cell>
          <table:table-cell office:value-type="string" calcext:value-type="string">
            <text:p>086-05-41.1800W</text:p>
          </table:table-cell>
          <table:table-cell table:formula="of:=LEFT([.I390];3)" office:value-type="string" office:string-value="086" calcext:value-type="string">
            <text:p>086</text:p>
          </table:table-cell>
          <table:table-cell table:formula="of:=MID([.I390];5;2)" office:value-type="string" office:string-value="05" calcext:value-type="string">
            <text:p>05</text:p>
          </table:table-cell>
          <table:table-cell table:formula="of:=MID([.I390];8;5)" office:value-type="string" office:string-value="41.18" calcext:value-type="string">
            <text:p>41.1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EO E GOETZ COUNTY</text:p>
          </table:table-cell>
          <table:table-cell office:value-type="string" calcext:value-type="string">
            <text:p>45-22-15.0430N</text:p>
          </table:table-cell>
          <table:table-cell table:formula="of:=LEFT([.E391];2)" office:value-type="string" office:string-value="45" calcext:value-type="string">
            <text:p>45</text:p>
          </table:table-cell>
          <table:table-cell table:formula="of:=MID([.E391];4;2)" office:value-type="string" office:string-value="22" calcext:value-type="string">
            <text:p>22</text:p>
          </table:table-cell>
          <table:table-cell table:formula="of:=MID([.E391];7;5)" office:value-type="string" office:string-value="15.04" calcext:value-type="string">
            <text:p>15.04</text:p>
          </table:table-cell>
          <table:table-cell office:value-type="string" calcext:value-type="string">
            <text:p>084-13-30.0520W</text:p>
          </table:table-cell>
          <table:table-cell table:formula="of:=LEFT([.I391];3)" office:value-type="string" office:string-value="084" calcext:value-type="string">
            <text:p>084</text:p>
          </table:table-cell>
          <table:table-cell table:formula="of:=MID([.I391];5;2)" office:value-type="string" office:string-value="13" calcext:value-type="string">
            <text:p>13</text:p>
          </table:table-cell>
          <table:table-cell table:formula="of:=MID([.I391];8;5)" office:value-type="string" office:string-value="30.05" calcext:value-type="string">
            <text:p>30.05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11J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42-25-30.0000N</text:p>
          </table:table-cell>
          <table:table-cell table:formula="of:=LEFT([.E392];2)" office:value-type="string" office:string-value="42" calcext:value-type="string">
            <text:p>42</text:p>
          </table:table-cell>
          <table:table-cell table:formula="of:=MID([.E392];4;2)" office:value-type="string" office:string-value="25" calcext:value-type="string">
            <text:p>25</text:p>
          </table:table-cell>
          <table:table-cell table:formula="of:=MID([.E392];7;5)" office:value-type="string" office:string-value="30.00" calcext:value-type="string">
            <text:p>30.00</text:p>
          </table:table-cell>
          <table:table-cell office:value-type="string" calcext:value-type="string">
            <text:p>084-34-40.9000W</text:p>
          </table:table-cell>
          <table:table-cell table:formula="of:=LEFT([.I392];3)" office:value-type="string" office:string-value="084" calcext:value-type="string">
            <text:p>084</text:p>
          </table:table-cell>
          <table:table-cell table:formula="of:=MID([.I392];5;2)" office:value-type="string" office:string-value="34" calcext:value-type="string">
            <text:p>34</text:p>
          </table:table-cell>
          <table:table-cell table:formula="of:=MID([.I392];8;5)" office:value-type="string" office:string-value="40.90" calcext:value-type="string">
            <text:p>4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G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NTONAGON COUNTY - SCHUSTER FIELD</text:p>
          </table:table-cell>
          <table:table-cell office:value-type="string" calcext:value-type="string">
            <text:p>46-50-43.7000N</text:p>
          </table:table-cell>
          <table:table-cell table:formula="of:=LEFT([.E393];2)" office:value-type="string" office:string-value="46" calcext:value-type="string">
            <text:p>46</text:p>
          </table:table-cell>
          <table:table-cell table:formula="of:=MID([.E393];4;2)" office:value-type="string" office:string-value="50" calcext:value-type="string">
            <text:p>50</text:p>
          </table:table-cell>
          <table:table-cell table:formula="of:=MID([.E393];7;5)" office:value-type="string" office:string-value="43.70" calcext:value-type="string">
            <text:p>43.70</text:p>
          </table:table-cell>
          <table:table-cell office:value-type="string" calcext:value-type="string">
            <text:p>089-22-01.5000W</text:p>
          </table:table-cell>
          <table:table-cell table:formula="of:=LEFT([.I393];3)" office:value-type="string" office:string-value="089" calcext:value-type="string">
            <text:p>089</text:p>
          </table:table-cell>
          <table:table-cell table:formula="of:=MID([.I393];5;2)" office:value-type="string" office:string-value="22" calcext:value-type="string">
            <text:p>22</text:p>
          </table:table-cell>
          <table:table-cell table:formula="of:=MID([.I393];8;5)" office:value-type="string" office:string-value="01.50" calcext:value-type="string">
            <text:p>01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SCODA-WURTSMITH</text:p>
          </table:table-cell>
          <table:table-cell office:value-type="string" calcext:value-type="string">
            <text:p>44-27-05.5000N</text:p>
          </table:table-cell>
          <table:table-cell table:formula="of:=LEFT([.E394];2)" office:value-type="string" office:string-value="44" calcext:value-type="string">
            <text:p>44</text:p>
          </table:table-cell>
          <table:table-cell table:formula="of:=MID([.E394];4;2)" office:value-type="string" office:string-value="27" calcext:value-type="string">
            <text:p>27</text:p>
          </table:table-cell>
          <table:table-cell table:formula="of:=MID([.E394];7;5)" office:value-type="string" office:string-value="05.50" calcext:value-type="string">
            <text:p>05.50</text:p>
          </table:table-cell>
          <table:table-cell office:value-type="string" calcext:value-type="string">
            <text:p>083-23-39.0000W</text:p>
          </table:table-cell>
          <table:table-cell table:formula="of:=LEFT([.I394];3)" office:value-type="string" office:string-value="083" calcext:value-type="string">
            <text:p>083</text:p>
          </table:table-cell>
          <table:table-cell table:formula="of:=MID([.I394];5;2)" office:value-type="string" office:string-value="23" calcext:value-type="string">
            <text:p>23</text:p>
          </table:table-cell>
          <table:table-cell table:formula="of:=MID([.I394];8;5)" office:value-type="string" office:string-value="39.00" calcext:value-type="string">
            <text:p>39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WOSSO COMMUNITY</text:p>
          </table:table-cell>
          <table:table-cell office:value-type="string" calcext:value-type="string">
            <text:p>42-59-34.6648N</text:p>
          </table:table-cell>
          <table:table-cell table:formula="of:=LEFT([.E395];2)" office:value-type="string" office:string-value="42" calcext:value-type="string">
            <text:p>42</text:p>
          </table:table-cell>
          <table:table-cell table:formula="of:=MID([.E395];4;2)" office:value-type="string" office:string-value="59" calcext:value-type="string">
            <text:p>59</text:p>
          </table:table-cell>
          <table:table-cell table:formula="of:=MID([.E395];7;5)" office:value-type="string" office:string-value="34.66" calcext:value-type="string">
            <text:p>34.66</text:p>
          </table:table-cell>
          <table:table-cell office:value-type="string" calcext:value-type="string">
            <text:p>084-08-18.5461W</text:p>
          </table:table-cell>
          <table:table-cell table:formula="of:=LEFT([.I395];3)" office:value-type="string" office:string-value="084" calcext:value-type="string">
            <text:p>084</text:p>
          </table:table-cell>
          <table:table-cell table:formula="of:=MID([.I395];5;2)" office:value-type="string" office:string-value="08" calcext:value-type="string">
            <text:p>08</text:p>
          </table:table-cell>
          <table:table-cell table:formula="of:=MID([.I395];8;5)" office:value-type="string" office:string-value="18.54" calcext:value-type="string">
            <text:p>18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H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IPLE H</text:p>
          </table:table-cell>
          <table:table-cell office:value-type="string" calcext:value-type="string">
            <text:p>42-21-55.5500N</text:p>
          </table:table-cell>
          <table:table-cell table:formula="of:=LEFT([.E396];2)" office:value-type="string" office:string-value="42" calcext:value-type="string">
            <text:p>42</text:p>
          </table:table-cell>
          <table:table-cell table:formula="of:=MID([.E396];4;2)" office:value-type="string" office:string-value="21" calcext:value-type="string">
            <text:p>21</text:p>
          </table:table-cell>
          <table:table-cell table:formula="of:=MID([.E396];7;5)" office:value-type="string" office:string-value="55.55" calcext:value-type="string">
            <text:p>55.55</text:p>
          </table:table-cell>
          <table:table-cell office:value-type="string" calcext:value-type="string">
            <text:p>085-33-20.4900W</text:p>
          </table:table-cell>
          <table:table-cell table:formula="of:=LEFT([.I396];3)" office:value-type="string" office:string-value="085" calcext:value-type="string">
            <text:p>085</text:p>
          </table:table-cell>
          <table:table-cell table:formula="of:=MID([.I396];5;2)" office:value-type="string" office:string-value="33" calcext:value-type="string">
            <text:p>33</text:p>
          </table:table-cell>
          <table:table-cell table:formula="of:=MID([.I396];8;5)" office:value-type="string" office:string-value="20.49" calcext:value-type="string">
            <text:p>20.4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C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MENA</text:p>
          </table:table-cell>
          <table:table-cell office:value-type="string" calcext:value-type="string">
            <text:p>42-15-10.7450N</text:p>
          </table:table-cell>
          <table:table-cell table:formula="of:=LEFT([.E397];2)" office:value-type="string" office:string-value="42" calcext:value-type="string">
            <text:p>42</text:p>
          </table:table-cell>
          <table:table-cell table:formula="of:=MID([.E397];4;2)" office:value-type="string" office:string-value="15" calcext:value-type="string">
            <text:p>15</text:p>
          </table:table-cell>
          <table:table-cell table:formula="of:=MID([.E397];7;5)" office:value-type="string" office:string-value="10.74" calcext:value-type="string">
            <text:p>10.74</text:p>
          </table:table-cell>
          <table:table-cell office:value-type="string" calcext:value-type="string">
            <text:p>085-51-05.9550W</text:p>
          </table:table-cell>
          <table:table-cell table:formula="of:=LEFT([.I397];3)" office:value-type="string" office:string-value="085" calcext:value-type="string">
            <text:p>085</text:p>
          </table:table-cell>
          <table:table-cell table:formula="of:=MID([.I397];5;2)" office:value-type="string" office:string-value="51" calcext:value-type="string">
            <text:p>51</text:p>
          </table:table-cell>
          <table:table-cell table:formula="of:=MID([.I397];8;5)" office:value-type="string" office:string-value="05.95" calcext:value-type="string">
            <text:p>05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ELLSTON RGNL AIRPORT OF EMMET COUNTY</text:p>
          </table:table-cell>
          <table:table-cell office:value-type="string" calcext:value-type="string">
            <text:p>45-34-15.3000N</text:p>
          </table:table-cell>
          <table:table-cell table:formula="of:=LEFT([.E398];2)" office:value-type="string" office:string-value="45" calcext:value-type="string">
            <text:p>45</text:p>
          </table:table-cell>
          <table:table-cell table:formula="of:=MID([.E398];4;2)" office:value-type="string" office:string-value="34" calcext:value-type="string">
            <text:p>34</text:p>
          </table:table-cell>
          <table:table-cell table:formula="of:=MID([.E398];7;5)" office:value-type="string" office:string-value="15.30" calcext:value-type="string">
            <text:p>15.30</text:p>
          </table:table-cell>
          <table:table-cell office:value-type="string" calcext:value-type="string">
            <text:p>084-47-48.2000W</text:p>
          </table:table-cell>
          <table:table-cell table:formula="of:=LEFT([.I398];3)" office:value-type="string" office:string-value="084" calcext:value-type="string">
            <text:p>084</text:p>
          </table:table-cell>
          <table:table-cell table:formula="of:=MID([.I398];5;2)" office:value-type="string" office:string-value="47" calcext:value-type="string">
            <text:p>47</text:p>
          </table:table-cell>
          <table:table-cell table:formula="of:=MID([.I398];8;5)" office:value-type="string" office:string-value="48.20" calcext:value-type="string">
            <text:p>48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8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DOLPH FLD</text:p>
          </table:table-cell>
          <table:table-cell office:value-type="string" calcext:value-type="string">
            <text:p>41-55-11.1660N</text:p>
          </table:table-cell>
          <table:table-cell table:formula="of:=LEFT([.E399];2)" office:value-type="string" office:string-value="41" calcext:value-type="string">
            <text:p>41</text:p>
          </table:table-cell>
          <table:table-cell table:formula="of:=MID([.E399];4;2)" office:value-type="string" office:string-value="55" calcext:value-type="string">
            <text:p>55</text:p>
          </table:table-cell>
          <table:table-cell table:formula="of:=MID([.E399];7;5)" office:value-type="string" office:string-value="11.16" calcext:value-type="string">
            <text:p>11.16</text:p>
          </table:table-cell>
          <table:table-cell office:value-type="string" calcext:value-type="string">
            <text:p>083-44-05.7790W</text:p>
          </table:table-cell>
          <table:table-cell table:formula="of:=LEFT([.I399];3)" office:value-type="string" office:string-value="083" calcext:value-type="string">
            <text:p>083</text:p>
          </table:table-cell>
          <table:table-cell table:formula="of:=MID([.I399];5;2)" office:value-type="string" office:string-value="44" calcext:value-type="string">
            <text:p>44</text:p>
          </table:table-cell>
          <table:table-cell table:formula="of:=MID([.I399];8;5)" office:value-type="string" office:string-value="05.77" calcext:value-type="string">
            <text:p>05.7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2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43-50-48.8000N</text:p>
          </table:table-cell>
          <table:table-cell table:formula="of:=LEFT([.E400];2)" office:value-type="string" office:string-value="43" calcext:value-type="string">
            <text:p>43</text:p>
          </table:table-cell>
          <table:table-cell table:formula="of:=MID([.E400];4;2)" office:value-type="string" office:string-value="50" calcext:value-type="string">
            <text:p>50</text:p>
          </table:table-cell>
          <table:table-cell table:formula="of:=MID([.E400];7;5)" office:value-type="string" office:string-value="48.80" calcext:value-type="string">
            <text:p>48.80</text:p>
          </table:table-cell>
          <table:table-cell office:value-type="string" calcext:value-type="string">
            <text:p>084-00-41.0000W</text:p>
          </table:table-cell>
          <table:table-cell table:formula="of:=LEFT([.I400];3)" office:value-type="string" office:string-value="084" calcext:value-type="string">
            <text:p>084</text:p>
          </table:table-cell>
          <table:table-cell table:formula="of:=MID([.I400];5;2)" office:value-type="string" office:string-value="00" calcext:value-type="string">
            <text:p>00</text:p>
          </table:table-cell>
          <table:table-cell table:formula="of:=MID([.I400];8;5)" office:value-type="string" office:string-value="41.00" calcext:value-type="string">
            <text:p>41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1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LAINWELL MUNI</text:p>
          </table:table-cell>
          <table:table-cell office:value-type="string" calcext:value-type="string">
            <text:p>42-28-04.0553N</text:p>
          </table:table-cell>
          <table:table-cell table:formula="of:=LEFT([.E401];2)" office:value-type="string" office:string-value="42" calcext:value-type="string">
            <text:p>42</text:p>
          </table:table-cell>
          <table:table-cell table:formula="of:=MID([.E401];4;2)" office:value-type="string" office:string-value="28" calcext:value-type="string">
            <text:p>28</text:p>
          </table:table-cell>
          <table:table-cell table:formula="of:=MID([.E401];7;5)" office:value-type="string" office:string-value="04.05" calcext:value-type="string">
            <text:p>04.05</text:p>
          </table:table-cell>
          <table:table-cell office:value-type="string" calcext:value-type="string">
            <text:p>085-38-52.9659W</text:p>
          </table:table-cell>
          <table:table-cell table:formula="of:=LEFT([.I401];3)" office:value-type="string" office:string-value="085" calcext:value-type="string">
            <text:p>085</text:p>
          </table:table-cell>
          <table:table-cell table:formula="of:=MID([.I401];5;2)" office:value-type="string" office:string-value="38" calcext:value-type="string">
            <text:p>38</text:p>
          </table:table-cell>
          <table:table-cell table:formula="of:=MID([.I401];8;5)" office:value-type="string" office:string-value="52.96" calcext:value-type="string">
            <text:p>52.9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NTON-PLYMOUTH-METTETAL</text:p>
          </table:table-cell>
          <table:table-cell office:value-type="string" calcext:value-type="string">
            <text:p>42-20-53.3525N</text:p>
          </table:table-cell>
          <table:table-cell table:formula="of:=LEFT([.E402];2)" office:value-type="string" office:string-value="42" calcext:value-type="string">
            <text:p>42</text:p>
          </table:table-cell>
          <table:table-cell table:formula="of:=MID([.E402];4;2)" office:value-type="string" office:string-value="20" calcext:value-type="string">
            <text:p>20</text:p>
          </table:table-cell>
          <table:table-cell table:formula="of:=MID([.E402];7;5)" office:value-type="string" office:string-value="53.35" calcext:value-type="string">
            <text:p>53.35</text:p>
          </table:table-cell>
          <table:table-cell office:value-type="string" calcext:value-type="string">
            <text:p>083-27-22.8255W</text:p>
          </table:table-cell>
          <table:table-cell table:formula="of:=LEFT([.I402];3)" office:value-type="string" office:string-value="083" calcext:value-type="string">
            <text:p>083</text:p>
          </table:table-cell>
          <table:table-cell table:formula="of:=MID([.I402];5;2)" office:value-type="string" office:string-value="27" calcext:value-type="string">
            <text:p>27</text:p>
          </table:table-cell>
          <table:table-cell table:formula="of:=MID([.I402];8;5)" office:value-type="string" office:string-value="22.82" calcext:value-type="string">
            <text:p>22.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T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 COUNTY INTL</text:p>
          </table:table-cell>
          <table:table-cell office:value-type="string" calcext:value-type="string">
            <text:p>42-39-56.2903N</text:p>
          </table:table-cell>
          <table:table-cell table:formula="of:=LEFT([.E403];2)" office:value-type="string" office:string-value="42" calcext:value-type="string">
            <text:p>42</text:p>
          </table:table-cell>
          <table:table-cell table:formula="of:=MID([.E403];4;2)" office:value-type="string" office:string-value="39" calcext:value-type="string">
            <text:p>39</text:p>
          </table:table-cell>
          <table:table-cell table:formula="of:=MID([.E403];7;5)" office:value-type="string" office:string-value="56.29" calcext:value-type="string">
            <text:p>56.29</text:p>
          </table:table-cell>
          <table:table-cell office:value-type="string" calcext:value-type="string">
            <text:p>083-25-13.8203W</text:p>
          </table:table-cell>
          <table:table-cell table:formula="of:=LEFT([.I403];3)" office:value-type="string" office:string-value="083" calcext:value-type="string">
            <text:p>083</text:p>
          </table:table-cell>
          <table:table-cell table:formula="of:=MID([.I403];5;2)" office:value-type="string" office:string-value="25" calcext:value-type="string">
            <text:p>25</text:p>
          </table:table-cell>
          <table:table-cell table:formula="of:=MID([.I403];8;5)" office:value-type="string" office:string-value="13.82" calcext:value-type="string">
            <text:p>13.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9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INDSTONE AIR HARBOR</text:p>
          </table:table-cell>
          <table:table-cell office:value-type="string" calcext:value-type="string">
            <text:p>44-02-48.4000N</text:p>
          </table:table-cell>
          <table:table-cell table:formula="of:=LEFT([.E404];2)" office:value-type="string" office:string-value="44" calcext:value-type="string">
            <text:p>44</text:p>
          </table:table-cell>
          <table:table-cell table:formula="of:=MID([.E404];4;2)" office:value-type="string" office:string-value="02" calcext:value-type="string">
            <text:p>02</text:p>
          </table:table-cell>
          <table:table-cell table:formula="of:=MID([.E404];7;5)" office:value-type="string" office:string-value="48.40" calcext:value-type="string">
            <text:p>48.40</text:p>
          </table:table-cell>
          <table:table-cell office:value-type="string" calcext:value-type="string">
            <text:p>082-54-51.9000W</text:p>
          </table:table-cell>
          <table:table-cell table:formula="of:=LEFT([.I404];3)" office:value-type="string" office:string-value="082" calcext:value-type="string">
            <text:p>082</text:p>
          </table:table-cell>
          <table:table-cell table:formula="of:=MID([.I404];5;2)" office:value-type="string" office:string-value="54" calcext:value-type="string">
            <text:p>54</text:p>
          </table:table-cell>
          <table:table-cell table:formula="of:=MID([.I404];8;5)" office:value-type="string" office:string-value="51.90" calcext:value-type="string">
            <text:p>51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 CLAIR COUNTY INTL</text:p>
          </table:table-cell>
          <table:table-cell office:value-type="string" calcext:value-type="string">
            <text:p>42-54-39.5000N</text:p>
          </table:table-cell>
          <table:table-cell table:formula="of:=LEFT([.E405];2)" office:value-type="string" office:string-value="42" calcext:value-type="string">
            <text:p>42</text:p>
          </table:table-cell>
          <table:table-cell table:formula="of:=MID([.E405];4;2)" office:value-type="string" office:string-value="54" calcext:value-type="string">
            <text:p>54</text:p>
          </table:table-cell>
          <table:table-cell table:formula="of:=MID([.E405];7;5)" office:value-type="string" office:string-value="39.50" calcext:value-type="string">
            <text:p>39.50</text:p>
          </table:table-cell>
          <table:table-cell office:value-type="string" calcext:value-type="string">
            <text:p>082-31-43.9000W</text:p>
          </table:table-cell>
          <table:table-cell table:formula="of:=LEFT([.I405];3)" office:value-type="string" office:string-value="082" calcext:value-type="string">
            <text:p>082</text:p>
          </table:table-cell>
          <table:table-cell table:formula="of:=MID([.I405];5;2)" office:value-type="string" office:string-value="31" calcext:value-type="string">
            <text:p>31</text:p>
          </table:table-cell>
          <table:table-cell table:formula="of:=MID([.I405];8;5)" office:value-type="string" office:string-value="43.90" calcext:value-type="string">
            <text:p>4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8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LLE FIELD</text:p>
          </table:table-cell>
          <table:table-cell office:value-type="string" calcext:value-type="string">
            <text:p>42-28-15.1090N</text:p>
          </table:table-cell>
          <table:table-cell table:formula="of:=LEFT([.E406];2)" office:value-type="string" office:string-value="42" calcext:value-type="string">
            <text:p>42</text:p>
          </table:table-cell>
          <table:table-cell table:formula="of:=MID([.E406];4;2)" office:value-type="string" office:string-value="28" calcext:value-type="string">
            <text:p>28</text:p>
          </table:table-cell>
          <table:table-cell table:formula="of:=MID([.E406];7;5)" office:value-type="string" office:string-value="15.10" calcext:value-type="string">
            <text:p>15.10</text:p>
          </table:table-cell>
          <table:table-cell office:value-type="string" calcext:value-type="string">
            <text:p>086-07-38.1070W</text:p>
          </table:table-cell>
          <table:table-cell table:formula="of:=LEFT([.I406];3)" office:value-type="string" office:string-value="086" calcext:value-type="string">
            <text:p>086</text:p>
          </table:table-cell>
          <table:table-cell table:formula="of:=MID([.I406];5;2)" office:value-type="string" office:string-value="07" calcext:value-type="string">
            <text:p>07</text:p>
          </table:table-cell>
          <table:table-cell table:formula="of:=MID([.I406];8;5)" office:value-type="string" office:string-value="38.10" calcext:value-type="string">
            <text:p>38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7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AY COMMUNITY</text:p>
          </table:table-cell>
          <table:table-cell office:value-type="string" calcext:value-type="string">
            <text:p>42-44-12.3056N</text:p>
          </table:table-cell>
          <table:table-cell table:formula="of:=LEFT([.E407];2)" office:value-type="string" office:string-value="42" calcext:value-type="string">
            <text:p>42</text:p>
          </table:table-cell>
          <table:table-cell table:formula="of:=MID([.E407];4;2)" office:value-type="string" office:string-value="44" calcext:value-type="string">
            <text:p>44</text:p>
          </table:table-cell>
          <table:table-cell table:formula="of:=MID([.E407];7;5)" office:value-type="string" office:string-value="12.30" calcext:value-type="string">
            <text:p>12.30</text:p>
          </table:table-cell>
          <table:table-cell office:value-type="string" calcext:value-type="string">
            <text:p>082-53-19.8152W</text:p>
          </table:table-cell>
          <table:table-cell table:formula="of:=LEFT([.I407];3)" office:value-type="string" office:string-value="082" calcext:value-type="string">
            <text:p>082</text:p>
          </table:table-cell>
          <table:table-cell table:formula="of:=MID([.I407];5;2)" office:value-type="string" office:string-value="53" calcext:value-type="string">
            <text:p>53</text:p>
          </table:table-cell>
          <table:table-cell table:formula="of:=MID([.I407];8;5)" office:value-type="string" office:string-value="19.81" calcext:value-type="string">
            <text:p>19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C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ARTRON FIELD</text:p>
          </table:table-cell>
          <table:table-cell office:value-type="string" calcext:value-type="string">
            <text:p>43-54-00.0590N</text:p>
          </table:table-cell>
          <table:table-cell table:formula="of:=LEFT([.E408];2)" office:value-type="string" office:string-value="43" calcext:value-type="string">
            <text:p>43</text:p>
          </table:table-cell>
          <table:table-cell table:formula="of:=MID([.E408];4;2)" office:value-type="string" office:string-value="54" calcext:value-type="string">
            <text:p>54</text:p>
          </table:table-cell>
          <table:table-cell table:formula="of:=MID([.E408];7;5)" office:value-type="string" office:string-value="00.05" calcext:value-type="string">
            <text:p>00.05</text:p>
          </table:table-cell>
          <table:table-cell office:value-type="string" calcext:value-type="string">
            <text:p>085-31-00.1820W</text:p>
          </table:table-cell>
          <table:table-cell table:formula="of:=LEFT([.I408];3)" office:value-type="string" office:string-value="085" calcext:value-type="string">
            <text:p>085</text:p>
          </table:table-cell>
          <table:table-cell table:formula="of:=MID([.I408];5;2)" office:value-type="string" office:string-value="31" calcext:value-type="string">
            <text:p>31</text:p>
          </table:table-cell>
          <table:table-cell table:formula="of:=MID([.I408];8;5)" office:value-type="string" office:string-value="00.18" calcext:value-type="string">
            <text:p>00.1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EFFEN FLD</text:p>
          </table:table-cell>
          <table:table-cell office:value-type="string" calcext:value-type="string">
            <text:p>46-03-07.3900N</text:p>
          </table:table-cell>
          <table:table-cell table:formula="of:=LEFT([.E409];2)" office:value-type="string" office:string-value="46" calcext:value-type="string">
            <text:p>46</text:p>
          </table:table-cell>
          <table:table-cell table:formula="of:=MID([.E409];4;2)" office:value-type="string" office:string-value="03" calcext:value-type="string">
            <text:p>03</text:p>
          </table:table-cell>
          <table:table-cell table:formula="of:=MID([.E409];7;5)" office:value-type="string" office:string-value="07.39" calcext:value-type="string">
            <text:p>07.39</text:p>
          </table:table-cell>
          <table:table-cell office:value-type="string" calcext:value-type="string">
            <text:p>087-15-29.5400W</text:p>
          </table:table-cell>
          <table:table-cell table:formula="of:=LEFT([.I409];3)" office:value-type="string" office:string-value="087" calcext:value-type="string">
            <text:p>087</text:p>
          </table:table-cell>
          <table:table-cell table:formula="of:=MID([.I409];5;2)" office:value-type="string" office:string-value="15" calcext:value-type="string">
            <text:p>15</text:p>
          </table:table-cell>
          <table:table-cell table:formula="of:=MID([.I409];8;5)" office:value-type="string" office:string-value="29.54" calcext:value-type="string">
            <text:p>29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5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43-07-42.1010N</text:p>
          </table:table-cell>
          <table:table-cell table:formula="of:=LEFT([.E410];2)" office:value-type="string" office:string-value="43" calcext:value-type="string">
            <text:p>43</text:p>
          </table:table-cell>
          <table:table-cell table:formula="of:=MID([.E410];4;2)" office:value-type="string" office:string-value="07" calcext:value-type="string">
            <text:p>07</text:p>
          </table:table-cell>
          <table:table-cell table:formula="of:=MID([.E410];7;5)" office:value-type="string" office:string-value="42.10" calcext:value-type="string">
            <text:p>42.10</text:p>
          </table:table-cell>
          <table:table-cell office:value-type="string" calcext:value-type="string">
            <text:p>085-30-19.1060W</text:p>
          </table:table-cell>
          <table:table-cell table:formula="of:=LEFT([.I410];3)" office:value-type="string" office:string-value="085" calcext:value-type="string">
            <text:p>085</text:p>
          </table:table-cell>
          <table:table-cell table:formula="of:=MID([.I410];5;2)" office:value-type="string" office:string-value="30" calcext:value-type="string">
            <text:p>30</text:p>
          </table:table-cell>
          <table:table-cell table:formula="of:=MID([.I410];8;5)" office:value-type="string" office:string-value="19.10" calcext:value-type="string">
            <text:p>19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ZQ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ESQUE ISLE COUNTY</text:p>
          </table:table-cell>
          <table:table-cell office:value-type="string" calcext:value-type="string">
            <text:p>45-24-25.5000N</text:p>
          </table:table-cell>
          <table:table-cell table:formula="of:=LEFT([.E411];2)" office:value-type="string" office:string-value="45" calcext:value-type="string">
            <text:p>45</text:p>
          </table:table-cell>
          <table:table-cell table:formula="of:=MID([.E411];4;2)" office:value-type="string" office:string-value="24" calcext:value-type="string">
            <text:p>24</text:p>
          </table:table-cell>
          <table:table-cell table:formula="of:=MID([.E411];7;5)" office:value-type="string" office:string-value="25.50" calcext:value-type="string">
            <text:p>25.50</text:p>
          </table:table-cell>
          <table:table-cell office:value-type="string" calcext:value-type="string">
            <text:p>083-48-46.3000W</text:p>
          </table:table-cell>
          <table:table-cell table:formula="of:=LEFT([.I411];3)" office:value-type="string" office:string-value="083" calcext:value-type="string">
            <text:p>083</text:p>
          </table:table-cell>
          <table:table-cell table:formula="of:=MID([.I411];5;2)" office:value-type="string" office:string-value="48" calcext:value-type="string">
            <text:p>48</text:p>
          </table:table-cell>
          <table:table-cell table:formula="of:=MID([.I411];8;5)" office:value-type="string" office:string-value="46.30" calcext:value-type="string">
            <text:p>46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9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MEO STATE</text:p>
          </table:table-cell>
          <table:table-cell office:value-type="string" calcext:value-type="string">
            <text:p>42-47-46.8030N</text:p>
          </table:table-cell>
          <table:table-cell table:formula="of:=LEFT([.E412];2)" office:value-type="string" office:string-value="42" calcext:value-type="string">
            <text:p>42</text:p>
          </table:table-cell>
          <table:table-cell table:formula="of:=MID([.E412];4;2)" office:value-type="string" office:string-value="47" calcext:value-type="string">
            <text:p>47</text:p>
          </table:table-cell>
          <table:table-cell table:formula="of:=MID([.E412];7;5)" office:value-type="string" office:string-value="46.80" calcext:value-type="string">
            <text:p>46.80</text:p>
          </table:table-cell>
          <table:table-cell office:value-type="string" calcext:value-type="string">
            <text:p>082-58-27.3360W</text:p>
          </table:table-cell>
          <table:table-cell table:formula="of:=LEFT([.I412];3)" office:value-type="string" office:string-value="082" calcext:value-type="string">
            <text:p>082</text:p>
          </table:table-cell>
          <table:table-cell table:formula="of:=MID([.I412];5;2)" office:value-type="string" office:string-value="58" calcext:value-type="string">
            <text:p>58</text:p>
          </table:table-cell>
          <table:table-cell table:formula="of:=MID([.I412];8;5)" office:value-type="string" office:string-value="27.33" calcext:value-type="string">
            <text:p>27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R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ROSCOMMON CONSERVATION</text:p>
          </table:table-cell>
          <table:table-cell office:value-type="string" calcext:value-type="string">
            <text:p>44-28-24.2784N</text:p>
          </table:table-cell>
          <table:table-cell table:formula="of:=LEFT([.E413];2)" office:value-type="string" office:string-value="44" calcext:value-type="string">
            <text:p>44</text:p>
          </table:table-cell>
          <table:table-cell table:formula="of:=MID([.E413];4;2)" office:value-type="string" office:string-value="28" calcext:value-type="string">
            <text:p>28</text:p>
          </table:table-cell>
          <table:table-cell table:formula="of:=MID([.E413];7;5)" office:value-type="string" office:string-value="24.27" calcext:value-type="string">
            <text:p>24.27</text:p>
          </table:table-cell>
          <table:table-cell office:value-type="string" calcext:value-type="string">
            <text:p>084-34-00.5540W</text:p>
          </table:table-cell>
          <table:table-cell table:formula="of:=LEFT([.I413];3)" office:value-type="string" office:string-value="084" calcext:value-type="string">
            <text:p>084</text:p>
          </table:table-cell>
          <table:table-cell table:formula="of:=MID([.I413];5;2)" office:value-type="string" office:string-value="34" calcext:value-type="string">
            <text:p>34</text:p>
          </table:table-cell>
          <table:table-cell table:formula="of:=MID([.I413];8;5)" office:value-type="string" office:string-value="00.55" calcext:value-type="string">
            <text:p>00.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BS INTL</text:p>
          </table:table-cell>
          <table:table-cell office:value-type="string" calcext:value-type="string">
            <text:p>43-31-58.5000N</text:p>
          </table:table-cell>
          <table:table-cell table:formula="of:=LEFT([.E414];2)" office:value-type="string" office:string-value="43" calcext:value-type="string">
            <text:p>43</text:p>
          </table:table-cell>
          <table:table-cell table:formula="of:=MID([.E414];4;2)" office:value-type="string" office:string-value="31" calcext:value-type="string">
            <text:p>31</text:p>
          </table:table-cell>
          <table:table-cell table:formula="of:=MID([.E414];7;5)" office:value-type="string" office:string-value="58.50" calcext:value-type="string">
            <text:p>58.50</text:p>
          </table:table-cell>
          <table:table-cell office:value-type="string" calcext:value-type="string">
            <text:p>084-04-46.7000W</text:p>
          </table:table-cell>
          <table:table-cell table:formula="of:=LEFT([.I414];3)" office:value-type="string" office:string-value="084" calcext:value-type="string">
            <text:p>084</text:p>
          </table:table-cell>
          <table:table-cell table:formula="of:=MID([.I414];5;2)" office:value-type="string" office:string-value="04" calcext:value-type="string">
            <text:p>04</text:p>
          </table:table-cell>
          <table:table-cell table:formula="of:=MID([.I414];8;5)" office:value-type="string" office:string-value="46.70" calcext:value-type="string">
            <text:p>46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Y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INAW COUNTY H W BROWNE</text:p>
          </table:table-cell>
          <table:table-cell office:value-type="string" calcext:value-type="string">
            <text:p>43-26-00.1000N</text:p>
          </table:table-cell>
          <table:table-cell table:formula="of:=LEFT([.E415];2)" office:value-type="string" office:string-value="43" calcext:value-type="string">
            <text:p>43</text:p>
          </table:table-cell>
          <table:table-cell table:formula="of:=MID([.E415];4;2)" office:value-type="string" office:string-value="26" calcext:value-type="string">
            <text:p>26</text:p>
          </table:table-cell>
          <table:table-cell table:formula="of:=MID([.E415];7;5)" office:value-type="string" office:string-value="00.10" calcext:value-type="string">
            <text:p>00.10</text:p>
          </table:table-cell>
          <table:table-cell office:value-type="string" calcext:value-type="string">
            <text:p>083-51-44.3000W</text:p>
          </table:table-cell>
          <table:table-cell table:formula="of:=LEFT([.I415];3)" office:value-type="string" office:string-value="083" calcext:value-type="string">
            <text:p>083</text:p>
          </table:table-cell>
          <table:table-cell table:formula="of:=MID([.I415];5;2)" office:value-type="string" office:string-value="51" calcext:value-type="string">
            <text:p>51</text:p>
          </table:table-cell>
          <table:table-cell table:formula="of:=MID([.I415];8;5)" office:value-type="string" office:string-value="44.30" calcext:value-type="string">
            <text:p>44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6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OWLEY FIELD</text:p>
          </table:table-cell>
          <table:table-cell office:value-type="string" calcext:value-type="string">
            <text:p>43-22-32.6000N</text:p>
          </table:table-cell>
          <table:table-cell table:formula="of:=LEFT([.E416];2)" office:value-type="string" office:string-value="43" calcext:value-type="string">
            <text:p>43</text:p>
          </table:table-cell>
          <table:table-cell table:formula="of:=MID([.E416];4;2)" office:value-type="string" office:string-value="22" calcext:value-type="string">
            <text:p>22</text:p>
          </table:table-cell>
          <table:table-cell table:formula="of:=MID([.E416];7;5)" office:value-type="string" office:string-value="32.60" calcext:value-type="string">
            <text:p>32.60</text:p>
          </table:table-cell>
          <table:table-cell office:value-type="string" calcext:value-type="string">
            <text:p>082-49-07.8000W</text:p>
          </table:table-cell>
          <table:table-cell table:formula="of:=LEFT([.I416];3)" office:value-type="string" office:string-value="082" calcext:value-type="string">
            <text:p>082</text:p>
          </table:table-cell>
          <table:table-cell table:formula="of:=MID([.I416];5;2)" office:value-type="string" office:string-value="49" calcext:value-type="string">
            <text:p>49</text:p>
          </table:table-cell>
          <table:table-cell table:formula="of:=MID([.I416];8;5)" office:value-type="string" office:string-value="07.80" calcext:value-type="string">
            <text:p>07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8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NDUSKY CITY</text:p>
          </table:table-cell>
          <table:table-cell office:value-type="string" calcext:value-type="string">
            <text:p>43-27-20.2600N</text:p>
          </table:table-cell>
          <table:table-cell table:formula="of:=LEFT([.E417];2)" office:value-type="string" office:string-value="43" calcext:value-type="string">
            <text:p>43</text:p>
          </table:table-cell>
          <table:table-cell table:formula="of:=MID([.E417];4;2)" office:value-type="string" office:string-value="27" calcext:value-type="string">
            <text:p>27</text:p>
          </table:table-cell>
          <table:table-cell table:formula="of:=MID([.E417];7;5)" office:value-type="string" office:string-value="20.26" calcext:value-type="string">
            <text:p>20.26</text:p>
          </table:table-cell>
          <table:table-cell office:value-type="string" calcext:value-type="string">
            <text:p>082-50-30.4200W</text:p>
          </table:table-cell>
          <table:table-cell table:formula="of:=LEFT([.I417];3)" office:value-type="string" office:string-value="082" calcext:value-type="string">
            <text:p>082</text:p>
          </table:table-cell>
          <table:table-cell table:formula="of:=MID([.I417];5;2)" office:value-type="string" office:string-value="50" calcext:value-type="string">
            <text:p>50</text:p>
          </table:table-cell>
          <table:table-cell table:formula="of:=MID([.I417];8;5)" office:value-type="string" office:string-value="30.42" calcext:value-type="string">
            <text:p>30.4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IU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IPPEWA COUNTY INTL</text:p>
          </table:table-cell>
          <table:table-cell office:value-type="string" calcext:value-type="string">
            <text:p>46-15-02.7000N</text:p>
          </table:table-cell>
          <table:table-cell table:formula="of:=LEFT([.E418];2)" office:value-type="string" office:string-value="46" calcext:value-type="string">
            <text:p>46</text:p>
          </table:table-cell>
          <table:table-cell table:formula="of:=MID([.E418];4;2)" office:value-type="string" office:string-value="15" calcext:value-type="string">
            <text:p>15</text:p>
          </table:table-cell>
          <table:table-cell table:formula="of:=MID([.E418];7;5)" office:value-type="string" office:string-value="02.70" calcext:value-type="string">
            <text:p>02.70</text:p>
          </table:table-cell>
          <table:table-cell office:value-type="string" calcext:value-type="string">
            <text:p>084-28-20.6000W</text:p>
          </table:table-cell>
          <table:table-cell table:formula="of:=LEFT([.I418];3)" office:value-type="string" office:string-value="084" calcext:value-type="string">
            <text:p>084</text:p>
          </table:table-cell>
          <table:table-cell table:formula="of:=MID([.I418];5;2)" office:value-type="string" office:string-value="28" calcext:value-type="string">
            <text:p>28</text:p>
          </table:table-cell>
          <table:table-cell table:formula="of:=MID([.I418];8;5)" office:value-type="string" office:string-value="20.60" calcext:value-type="string">
            <text:p>20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NJ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ULT STE MARIE MUNI/SANDERSON FIELD</text:p>
          </table:table-cell>
          <table:table-cell office:value-type="string" calcext:value-type="string">
            <text:p>46-28-45.2000N</text:p>
          </table:table-cell>
          <table:table-cell table:formula="of:=LEFT([.E419];2)" office:value-type="string" office:string-value="46" calcext:value-type="string">
            <text:p>46</text:p>
          </table:table-cell>
          <table:table-cell table:formula="of:=MID([.E419];4;2)" office:value-type="string" office:string-value="28" calcext:value-type="string">
            <text:p>28</text:p>
          </table:table-cell>
          <table:table-cell table:formula="of:=MID([.E419];7;5)" office:value-type="string" office:string-value="45.20" calcext:value-type="string">
            <text:p>45.20</text:p>
          </table:table-cell>
          <table:table-cell office:value-type="string" calcext:value-type="string">
            <text:p>084-22-06.2000W</text:p>
          </table:table-cell>
          <table:table-cell table:formula="of:=LEFT([.I419];3)" office:value-type="string" office:string-value="084" calcext:value-type="string">
            <text:p>084</text:p>
          </table:table-cell>
          <table:table-cell table:formula="of:=MID([.I419];5;2)" office:value-type="string" office:string-value="22" calcext:value-type="string">
            <text:p>22</text:p>
          </table:table-cell>
          <table:table-cell table:formula="of:=MID([.I419];8;5)" office:value-type="string" office:string-value="06.20" calcext:value-type="string">
            <text:p>06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9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AIRIE RONDE</text:p>
          </table:table-cell>
          <table:table-cell office:value-type="string" calcext:value-type="string">
            <text:p>42-07-25.5000N</text:p>
          </table:table-cell>
          <table:table-cell table:formula="of:=LEFT([.E420];2)" office:value-type="string" office:string-value="42" calcext:value-type="string">
            <text:p>42</text:p>
          </table:table-cell>
          <table:table-cell table:formula="of:=MID([.E420];4;2)" office:value-type="string" office:string-value="07" calcext:value-type="string">
            <text:p>07</text:p>
          </table:table-cell>
          <table:table-cell table:formula="of:=MID([.E420];7;5)" office:value-type="string" office:string-value="25.50" calcext:value-type="string">
            <text:p>25.50</text:p>
          </table:table-cell>
          <table:table-cell office:value-type="string" calcext:value-type="string">
            <text:p>085-42-37.0000W</text:p>
          </table:table-cell>
          <table:table-cell table:formula="of:=LEFT([.I420];3)" office:value-type="string" office:string-value="085" calcext:value-type="string">
            <text:p>085</text:p>
          </table:table-cell>
          <table:table-cell table:formula="of:=MID([.I420];5;2)" office:value-type="string" office:string-value="42" calcext:value-type="string">
            <text:p>42</text:p>
          </table:table-cell>
          <table:table-cell table:formula="of:=MID([.I420];8;5)" office:value-type="string" office:string-value="37.00" calcext:value-type="string">
            <text:p>37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EBEWAING</text:p>
          </table:table-cell>
          <table:table-cell office:value-type="string" calcext:value-type="string">
            <text:p>43-43-46.2332N</text:p>
          </table:table-cell>
          <table:table-cell table:formula="of:=LEFT([.E421];2)" office:value-type="string" office:string-value="43" calcext:value-type="string">
            <text:p>43</text:p>
          </table:table-cell>
          <table:table-cell table:formula="of:=MID([.E421];4;2)" office:value-type="string" office:string-value="43" calcext:value-type="string">
            <text:p>43</text:p>
          </table:table-cell>
          <table:table-cell table:formula="of:=MID([.E421];7;5)" office:value-type="string" office:string-value="46.23" calcext:value-type="string">
            <text:p>46.23</text:p>
          </table:table-cell>
          <table:table-cell office:value-type="string" calcext:value-type="string">
            <text:p>083-27-49.0208W</text:p>
          </table:table-cell>
          <table:table-cell table:formula="of:=LEFT([.I421];3)" office:value-type="string" office:string-value="083" calcext:value-type="string">
            <text:p>083</text:p>
          </table:table-cell>
          <table:table-cell table:formula="of:=MID([.I421];5;2)" office:value-type="string" office:string-value="27" calcext:value-type="string">
            <text:p>27</text:p>
          </table:table-cell>
          <table:table-cell table:formula="of:=MID([.I421];8;5)" office:value-type="string" office:string-value="49.02" calcext:value-type="string">
            <text:p>49.0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RICKETT-GROOMS FLD</text:p>
          </table:table-cell>
          <table:table-cell office:value-type="string" calcext:value-type="string">
            <text:p>46-30-31.1500N</text:p>
          </table:table-cell>
          <table:table-cell table:formula="of:=LEFT([.E422];2)" office:value-type="string" office:string-value="46" calcext:value-type="string">
            <text:p>46</text:p>
          </table:table-cell>
          <table:table-cell table:formula="of:=MID([.E422];4;2)" office:value-type="string" office:string-value="30" calcext:value-type="string">
            <text:p>30</text:p>
          </table:table-cell>
          <table:table-cell table:formula="of:=MID([.E422];7;5)" office:value-type="string" office:string-value="31.15" calcext:value-type="string">
            <text:p>31.15</text:p>
          </table:table-cell>
          <table:table-cell office:value-type="string" calcext:value-type="string">
            <text:p>088-42-21.0500W</text:p>
          </table:table-cell>
          <table:table-cell table:formula="of:=LEFT([.I422];3)" office:value-type="string" office:string-value="088" calcext:value-type="string">
            <text:p>088</text:p>
          </table:table-cell>
          <table:table-cell table:formula="of:=MID([.I422];5;2)" office:value-type="string" office:string-value="42" calcext:value-type="string">
            <text:p>42</text:p>
          </table:table-cell>
          <table:table-cell table:formula="of:=MID([.I422];8;5)" office:value-type="string" office:string-value="21.05" calcext:value-type="string">
            <text:p>21.0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1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OHNSON FIELD</text:p>
          </table:table-cell>
          <table:table-cell office:value-type="string" calcext:value-type="string">
            <text:p>42-55-16.1070N</text:p>
          </table:table-cell>
          <table:table-cell table:formula="of:=LEFT([.E423];2)" office:value-type="string" office:string-value="42" calcext:value-type="string">
            <text:p>42</text:p>
          </table:table-cell>
          <table:table-cell table:formula="of:=MID([.E423];4;2)" office:value-type="string" office:string-value="55" calcext:value-type="string">
            <text:p>55</text:p>
          </table:table-cell>
          <table:table-cell table:formula="of:=MID([.E423];7;5)" office:value-type="string" office:string-value="16.10" calcext:value-type="string">
            <text:p>16.10</text:p>
          </table:table-cell>
          <table:table-cell office:value-type="string" calcext:value-type="string">
            <text:p>082-35-07.7090W</text:p>
          </table:table-cell>
          <table:table-cell table:formula="of:=LEFT([.I423];3)" office:value-type="string" office:string-value="082" calcext:value-type="string">
            <text:p>082</text:p>
          </table:table-cell>
          <table:table-cell table:formula="of:=MID([.I423];5;2)" office:value-type="string" office:string-value="35" calcext:value-type="string">
            <text:p>35</text:p>
          </table:table-cell>
          <table:table-cell table:formula="of:=MID([.I423];8;5)" office:value-type="string" office:string-value="07.70" calcext:value-type="string">
            <text:p>07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OUTH HAVEN AREA RGNL</text:p>
          </table:table-cell>
          <table:table-cell office:value-type="string" calcext:value-type="string">
            <text:p>42-21-04.7991N</text:p>
          </table:table-cell>
          <table:table-cell table:formula="of:=LEFT([.E424];2)" office:value-type="string" office:string-value="42" calcext:value-type="string">
            <text:p>42</text:p>
          </table:table-cell>
          <table:table-cell table:formula="of:=MID([.E424];4;2)" office:value-type="string" office:string-value="21" calcext:value-type="string">
            <text:p>21</text:p>
          </table:table-cell>
          <table:table-cell table:formula="of:=MID([.E424];7;5)" office:value-type="string" office:string-value="04.79" calcext:value-type="string">
            <text:p>04.79</text:p>
          </table:table-cell>
          <table:table-cell office:value-type="string" calcext:value-type="string">
            <text:p>086-15-20.6770W</text:p>
          </table:table-cell>
          <table:table-cell table:formula="of:=LEFT([.I424];3)" office:value-type="string" office:string-value="086" calcext:value-type="string">
            <text:p>086</text:p>
          </table:table-cell>
          <table:table-cell table:formula="of:=MID([.I424];5;2)" office:value-type="string" office:string-value="15" calcext:value-type="string">
            <text:p>15</text:p>
          </table:table-cell>
          <table:table-cell table:formula="of:=MID([.I424];8;5)" office:value-type="string" office:string-value="20.67" calcext:value-type="string">
            <text:p>20.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UL C MILLER-SPARTA</text:p>
          </table:table-cell>
          <table:table-cell office:value-type="string" calcext:value-type="string">
            <text:p>43-07-38.7752N</text:p>
          </table:table-cell>
          <table:table-cell table:formula="of:=LEFT([.E425];2)" office:value-type="string" office:string-value="43" calcext:value-type="string">
            <text:p>43</text:p>
          </table:table-cell>
          <table:table-cell table:formula="of:=MID([.E425];4;2)" office:value-type="string" office:string-value="07" calcext:value-type="string">
            <text:p>07</text:p>
          </table:table-cell>
          <table:table-cell table:formula="of:=MID([.E425];7;5)" office:value-type="string" office:string-value="38.77" calcext:value-type="string">
            <text:p>38.77</text:p>
          </table:table-cell>
          <table:table-cell office:value-type="string" calcext:value-type="string">
            <text:p>085-40-44.8665W</text:p>
          </table:table-cell>
          <table:table-cell table:formula="of:=LEFT([.I425];3)" office:value-type="string" office:string-value="085" calcext:value-type="string">
            <text:p>085</text:p>
          </table:table-cell>
          <table:table-cell table:formula="of:=MID([.I425];5;2)" office:value-type="string" office:string-value="40" calcext:value-type="string">
            <text:p>40</text:p>
          </table:table-cell>
          <table:table-cell table:formula="of:=MID([.I425];8;5)" office:value-type="string" office:string-value="44.86" calcext:value-type="string">
            <text:p>44.8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AVID'S LANDING</text:p>
          </table:table-cell>
          <table:table-cell office:value-type="string" calcext:value-type="string">
            <text:p>42-47-52.0000N</text:p>
          </table:table-cell>
          <table:table-cell table:formula="of:=LEFT([.E426];2)" office:value-type="string" office:string-value="42" calcext:value-type="string">
            <text:p>42</text:p>
          </table:table-cell>
          <table:table-cell table:formula="of:=MID([.E426];4;2)" office:value-type="string" office:string-value="47" calcext:value-type="string">
            <text:p>47</text:p>
          </table:table-cell>
          <table:table-cell table:formula="of:=MID([.E426];7;5)" office:value-type="string" office:string-value="52.00" calcext:value-type="string">
            <text:p>52.00</text:p>
          </table:table-cell>
          <table:table-cell office:value-type="string" calcext:value-type="string">
            <text:p>082-32-11.3000W</text:p>
          </table:table-cell>
          <table:table-cell table:formula="of:=LEFT([.I426];3)" office:value-type="string" office:string-value="082" calcext:value-type="string">
            <text:p>082</text:p>
          </table:table-cell>
          <table:table-cell table:formula="of:=MID([.I426];5;2)" office:value-type="string" office:string-value="32" calcext:value-type="string">
            <text:p>32</text:p>
          </table:table-cell>
          <table:table-cell table:formula="of:=MID([.I426];8;5)" office:value-type="string" office:string-value="11.30" calcext:value-type="string">
            <text:p>11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Y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T HELEN</text:p>
          </table:table-cell>
          <table:table-cell office:value-type="string" calcext:value-type="string">
            <text:p>44-22-04.8125N</text:p>
          </table:table-cell>
          <table:table-cell table:formula="of:=LEFT([.E427];2)" office:value-type="string" office:string-value="44" calcext:value-type="string">
            <text:p>44</text:p>
          </table:table-cell>
          <table:table-cell table:formula="of:=MID([.E427];4;2)" office:value-type="string" office:string-value="22" calcext:value-type="string">
            <text:p>22</text:p>
          </table:table-cell>
          <table:table-cell table:formula="of:=MID([.E427];7;5)" office:value-type="string" office:string-value="04.81" calcext:value-type="string">
            <text:p>04.81</text:p>
          </table:table-cell>
          <table:table-cell office:value-type="string" calcext:value-type="string">
            <text:p>084-24-07.7600W</text:p>
          </table:table-cell>
          <table:table-cell table:formula="of:=LEFT([.I427];3)" office:value-type="string" office:string-value="084" calcext:value-type="string">
            <text:p>084</text:p>
          </table:table-cell>
          <table:table-cell table:formula="of:=MID([.I427];5;2)" office:value-type="string" office:string-value="24" calcext:value-type="string">
            <text:p>24</text:p>
          </table:table-cell>
          <table:table-cell table:formula="of:=MID([.I427];8;5)" office:value-type="string" office:string-value="07.76" calcext:value-type="string">
            <text:p>07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CKINAC COUNTY</text:p>
          </table:table-cell>
          <table:table-cell office:value-type="string" calcext:value-type="string">
            <text:p>45-53-29.2000N</text:p>
          </table:table-cell>
          <table:table-cell table:formula="of:=LEFT([.E428];2)" office:value-type="string" office:string-value="45" calcext:value-type="string">
            <text:p>45</text:p>
          </table:table-cell>
          <table:table-cell table:formula="of:=MID([.E428];4;2)" office:value-type="string" office:string-value="53" calcext:value-type="string">
            <text:p>53</text:p>
          </table:table-cell>
          <table:table-cell table:formula="of:=MID([.E428];7;5)" office:value-type="string" office:string-value="29.20" calcext:value-type="string">
            <text:p>29.20</text:p>
          </table:table-cell>
          <table:table-cell office:value-type="string" calcext:value-type="string">
            <text:p>084-44-17.3000W</text:p>
          </table:table-cell>
          <table:table-cell table:formula="of:=LEFT([.I428];3)" office:value-type="string" office:string-value="084" calcext:value-type="string">
            <text:p>084</text:p>
          </table:table-cell>
          <table:table-cell table:formula="of:=MID([.I428];5;2)" office:value-type="string" office:string-value="44" calcext:value-type="string">
            <text:p>44</text:p>
          </table:table-cell>
          <table:table-cell table:formula="of:=MID([.I428];8;5)" office:value-type="string" office:string-value="17.30" calcext:value-type="string">
            <text:p>1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7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LOWACKI</text:p>
          </table:table-cell>
          <table:table-cell office:value-type="string" calcext:value-type="string">
            <text:p>43-00-00.1150N</text:p>
          </table:table-cell>
          <table:table-cell table:formula="of:=LEFT([.E429];2)" office:value-type="string" office:string-value="43" calcext:value-type="string">
            <text:p>43</text:p>
          </table:table-cell>
          <table:table-cell table:formula="of:=MID([.E429];4;2)" office:value-type="string" office:string-value="00" calcext:value-type="string">
            <text:p>00</text:p>
          </table:table-cell>
          <table:table-cell table:formula="of:=MID([.E429];7;5)" office:value-type="string" office:string-value="00.11" calcext:value-type="string">
            <text:p>00.11</text:p>
          </table:table-cell>
          <table:table-cell office:value-type="string" calcext:value-type="string">
            <text:p>084-35-44.9530W</text:p>
          </table:table-cell>
          <table:table-cell table:formula="of:=LEFT([.I429];3)" office:value-type="string" office:string-value="084" calcext:value-type="string">
            <text:p>084</text:p>
          </table:table-cell>
          <table:table-cell table:formula="of:=MID([.I429];5;2)" office:value-type="string" office:string-value="35" calcext:value-type="string">
            <text:p>35</text:p>
          </table:table-cell>
          <table:table-cell table:formula="of:=MID([.I429];8;5)" office:value-type="string" office:string-value="44.95" calcext:value-type="string">
            <text:p>44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S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CHIFFER ACRES</text:p>
          </table:table-cell>
          <table:table-cell office:value-type="string" calcext:value-type="string">
            <text:p>43-02-09.1060N</text:p>
          </table:table-cell>
          <table:table-cell table:formula="of:=LEFT([.E430];2)" office:value-type="string" office:string-value="43" calcext:value-type="string">
            <text:p>43</text:p>
          </table:table-cell>
          <table:table-cell table:formula="of:=MID([.E430];4;2)" office:value-type="string" office:string-value="02" calcext:value-type="string">
            <text:p>02</text:p>
          </table:table-cell>
          <table:table-cell table:formula="of:=MID([.E430];7;5)" office:value-type="string" office:string-value="09.10" calcext:value-type="string">
            <text:p>09.10</text:p>
          </table:table-cell>
          <table:table-cell office:value-type="string" calcext:value-type="string">
            <text:p>084-26-01.9320W</text:p>
          </table:table-cell>
          <table:table-cell table:formula="of:=LEFT([.I430];3)" office:value-type="string" office:string-value="084" calcext:value-type="string">
            <text:p>084</text:p>
          </table:table-cell>
          <table:table-cell table:formula="of:=MID([.I430];5;2)" office:value-type="string" office:string-value="26" calcext:value-type="string">
            <text:p>26</text:p>
          </table:table-cell>
          <table:table-cell table:formula="of:=MID([.I430];8;5)" office:value-type="string" office:string-value="01.93" calcext:value-type="string">
            <text:p>01.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9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IPP CREEK</text:p>
          </table:table-cell>
          <table:table-cell office:value-type="string" calcext:value-type="string">
            <text:p>43-03-53.1100N</text:p>
          </table:table-cell>
          <table:table-cell table:formula="of:=LEFT([.E431];2)" office:value-type="string" office:string-value="43" calcext:value-type="string">
            <text:p>43</text:p>
          </table:table-cell>
          <table:table-cell table:formula="of:=MID([.E431];4;2)" office:value-type="string" office:string-value="03" calcext:value-type="string">
            <text:p>03</text:p>
          </table:table-cell>
          <table:table-cell table:formula="of:=MID([.E431];7;5)" office:value-type="string" office:string-value="53.11" calcext:value-type="string">
            <text:p>53.11</text:p>
          </table:table-cell>
          <table:table-cell office:value-type="string" calcext:value-type="string">
            <text:p>084-29-20.9460W</text:p>
          </table:table-cell>
          <table:table-cell table:formula="of:=LEFT([.I431];3)" office:value-type="string" office:string-value="084" calcext:value-type="string">
            <text:p>084</text:p>
          </table:table-cell>
          <table:table-cell table:formula="of:=MID([.I431];5;2)" office:value-type="string" office:string-value="29" calcext:value-type="string">
            <text:p>29</text:p>
          </table:table-cell>
          <table:table-cell table:formula="of:=MID([.I431];8;5)" office:value-type="string" office:string-value="20.94" calcext:value-type="string">
            <text:p>20.9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8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IN FIELD</text:p>
          </table:table-cell>
          <table:table-cell office:value-type="string" calcext:value-type="string">
            <text:p>43-35-54.5000N</text:p>
          </table:table-cell>
          <table:table-cell table:formula="of:=LEFT([.E432];2)" office:value-type="string" office:string-value="43" calcext:value-type="string">
            <text:p>43</text:p>
          </table:table-cell>
          <table:table-cell table:formula="of:=MID([.E432];4;2)" office:value-type="string" office:string-value="35" calcext:value-type="string">
            <text:p>35</text:p>
          </table:table-cell>
          <table:table-cell table:formula="of:=MID([.E432];7;5)" office:value-type="string" office:string-value="54.50" calcext:value-type="string">
            <text:p>54.50</text:p>
          </table:table-cell>
          <table:table-cell office:value-type="string" calcext:value-type="string">
            <text:p>085-29-32.9000W</text:p>
          </table:table-cell>
          <table:table-cell table:formula="of:=LEFT([.I432];3)" office:value-type="string" office:string-value="085" calcext:value-type="string">
            <text:p>085</text:p>
          </table:table-cell>
          <table:table-cell table:formula="of:=MID([.I432];5;2)" office:value-type="string" office:string-value="29" calcext:value-type="string">
            <text:p>29</text:p>
          </table:table-cell>
          <table:table-cell table:formula="of:=MID([.I432];8;5)" office:value-type="string" office:string-value="32.90" calcext:value-type="string">
            <text:p>32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IRSCH MUNI</text:p>
          </table:table-cell>
          <table:table-cell office:value-type="string" calcext:value-type="string">
            <text:p>41-48-47.8354N</text:p>
          </table:table-cell>
          <table:table-cell table:formula="of:=LEFT([.E433];2)" office:value-type="string" office:string-value="41" calcext:value-type="string">
            <text:p>41</text:p>
          </table:table-cell>
          <table:table-cell table:formula="of:=MID([.E433];4;2)" office:value-type="string" office:string-value="48" calcext:value-type="string">
            <text:p>48</text:p>
          </table:table-cell>
          <table:table-cell table:formula="of:=MID([.E433];7;5)" office:value-type="string" office:string-value="47.83" calcext:value-type="string">
            <text:p>47.83</text:p>
          </table:table-cell>
          <table:table-cell office:value-type="string" calcext:value-type="string">
            <text:p>085-26-20.2586W</text:p>
          </table:table-cell>
          <table:table-cell table:formula="of:=LEFT([.I433];3)" office:value-type="string" office:string-value="085" calcext:value-type="string">
            <text:p>085</text:p>
          </table:table-cell>
          <table:table-cell table:formula="of:=MID([.I433];5;2)" office:value-type="string" office:string-value="26" calcext:value-type="string">
            <text:p>26</text:p>
          </table:table-cell>
          <table:table-cell table:formula="of:=MID([.I433];8;5)" office:value-type="string" office:string-value="20.25" calcext:value-type="string">
            <text:p>20.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IRAM CURE</text:p>
          </table:table-cell>
          <table:table-cell office:value-type="string" calcext:value-type="string">
            <text:p>42-46-12.1150N</text:p>
          </table:table-cell>
          <table:table-cell table:formula="of:=LEFT([.E434];2)" office:value-type="string" office:string-value="42" calcext:value-type="string">
            <text:p>42</text:p>
          </table:table-cell>
          <table:table-cell table:formula="of:=MID([.E434];4;2)" office:value-type="string" office:string-value="46" calcext:value-type="string">
            <text:p>46</text:p>
          </table:table-cell>
          <table:table-cell table:formula="of:=MID([.E434];7;5)" office:value-type="string" office:string-value="12.11" calcext:value-type="string">
            <text:p>12.11</text:p>
          </table:table-cell>
          <table:table-cell office:value-type="string" calcext:value-type="string">
            <text:p>084-57-53.8470W</text:p>
          </table:table-cell>
          <table:table-cell table:formula="of:=LEFT([.I434];3)" office:value-type="string" office:string-value="084" calcext:value-type="string">
            <text:p>084</text:p>
          </table:table-cell>
          <table:table-cell table:formula="of:=MID([.I434];5;2)" office:value-type="string" office:string-value="57" calcext:value-type="string">
            <text:p>57</text:p>
          </table:table-cell>
          <table:table-cell table:formula="of:=MID([.I434];8;5)" office:value-type="string" office:string-value="53.84" calcext:value-type="string">
            <text:p>53.8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4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RILLAT</text:p>
          </table:table-cell>
          <table:table-cell office:value-type="string" calcext:value-type="string">
            <text:p>41-58-30.1620N</text:p>
          </table:table-cell>
          <table:table-cell table:formula="of:=LEFT([.E435];2)" office:value-type="string" office:string-value="41" calcext:value-type="string">
            <text:p>41</text:p>
          </table:table-cell>
          <table:table-cell table:formula="of:=MID([.E435];4;2)" office:value-type="string" office:string-value="58" calcext:value-type="string">
            <text:p>58</text:p>
          </table:table-cell>
          <table:table-cell table:formula="of:=MID([.E435];7;5)" office:value-type="string" office:string-value="30.16" calcext:value-type="string">
            <text:p>30.16</text:p>
          </table:table-cell>
          <table:table-cell office:value-type="string" calcext:value-type="string">
            <text:p>083-55-30.7890W</text:p>
          </table:table-cell>
          <table:table-cell table:formula="of:=LEFT([.I435];3)" office:value-type="string" office:string-value="083" calcext:value-type="string">
            <text:p>083</text:p>
          </table:table-cell>
          <table:table-cell table:formula="of:=MID([.I435];5;2)" office:value-type="string" office:string-value="55" calcext:value-type="string">
            <text:p>55</text:p>
          </table:table-cell>
          <table:table-cell table:formula="of:=MID([.I435];8;5)" office:value-type="string" office:string-value="30.78" calcext:value-type="string">
            <text:p>30.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T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EYERS-DIVER'S</text:p>
          </table:table-cell>
          <table:table-cell office:value-type="string" calcext:value-type="string">
            <text:p>42-01-30.3713N</text:p>
          </table:table-cell>
          <table:table-cell table:formula="of:=LEFT([.E436];2)" office:value-type="string" office:string-value="42" calcext:value-type="string">
            <text:p>42</text:p>
          </table:table-cell>
          <table:table-cell table:formula="of:=MID([.E436];4;2)" office:value-type="string" office:string-value="01" calcext:value-type="string">
            <text:p>01</text:p>
          </table:table-cell>
          <table:table-cell table:formula="of:=MID([.E436];7;5)" office:value-type="string" office:string-value="30.37" calcext:value-type="string">
            <text:p>30.37</text:p>
          </table:table-cell>
          <table:table-cell office:value-type="string" calcext:value-type="string">
            <text:p>083-56-21.4855W</text:p>
          </table:table-cell>
          <table:table-cell table:formula="of:=LEFT([.I436];3)" office:value-type="string" office:string-value="083" calcext:value-type="string">
            <text:p>083</text:p>
          </table:table-cell>
          <table:table-cell table:formula="of:=MID([.I436];5;2)" office:value-type="string" office:string-value="56" calcext:value-type="string">
            <text:p>56</text:p>
          </table:table-cell>
          <table:table-cell table:formula="of:=MID([.I436];8;5)" office:value-type="string" office:string-value="21.48" calcext:value-type="string">
            <text:p>21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ECUMSEH MILLS</text:p>
          </table:table-cell>
          <table:table-cell office:value-type="string" calcext:value-type="string">
            <text:p>42-02-01.8551N</text:p>
          </table:table-cell>
          <table:table-cell table:formula="of:=LEFT([.E437];2)" office:value-type="string" office:string-value="42" calcext:value-type="string">
            <text:p>42</text:p>
          </table:table-cell>
          <table:table-cell table:formula="of:=MID([.E437];4;2)" office:value-type="string" office:string-value="02" calcext:value-type="string">
            <text:p>02</text:p>
          </table:table-cell>
          <table:table-cell table:formula="of:=MID([.E437];7;5)" office:value-type="string" office:string-value="01.85" calcext:value-type="string">
            <text:p>01.85</text:p>
          </table:table-cell>
          <table:table-cell office:value-type="string" calcext:value-type="string">
            <text:p>083-52-42.0727W</text:p>
          </table:table-cell>
          <table:table-cell table:formula="of:=LEFT([.I437];3)" office:value-type="string" office:string-value="083" calcext:value-type="string">
            <text:p>083</text:p>
          </table:table-cell>
          <table:table-cell table:formula="of:=MID([.I437];5;2)" office:value-type="string" office:string-value="52" calcext:value-type="string">
            <text:p>52</text:p>
          </table:table-cell>
          <table:table-cell table:formula="of:=MID([.I437];8;5)" office:value-type="string" office:string-value="42.07" calcext:value-type="string">
            <text:p>42.07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2T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VAN CAMP'S</text:p>
          </table:table-cell>
          <table:table-cell office:value-type="string" calcext:value-type="string">
            <text:p>42-01-09.2400N</text:p>
          </table:table-cell>
          <table:table-cell table:formula="of:=LEFT([.E438];2)" office:value-type="string" office:string-value="42" calcext:value-type="string">
            <text:p>42</text:p>
          </table:table-cell>
          <table:table-cell table:formula="of:=MID([.E438];4;2)" office:value-type="string" office:string-value="01" calcext:value-type="string">
            <text:p>01</text:p>
          </table:table-cell>
          <table:table-cell table:formula="of:=MID([.E438];7;5)" office:value-type="string" office:string-value="09.24" calcext:value-type="string">
            <text:p>09.24</text:p>
          </table:table-cell>
          <table:table-cell office:value-type="string" calcext:value-type="string">
            <text:p>083-50-55.1400W</text:p>
          </table:table-cell>
          <table:table-cell table:formula="of:=LEFT([.I438];3)" office:value-type="string" office:string-value="083" calcext:value-type="string">
            <text:p>083</text:p>
          </table:table-cell>
          <table:table-cell table:formula="of:=MID([.I438];5;2)" office:value-type="string" office:string-value="50" calcext:value-type="string">
            <text:p>50</text:p>
          </table:table-cell>
          <table:table-cell table:formula="of:=MID([.I438];8;5)" office:value-type="string" office:string-value="55.14" calcext:value-type="string">
            <text:p>55.1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2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HOMPSONVILLE</text:p>
          </table:table-cell>
          <table:table-cell office:value-type="string" calcext:value-type="string">
            <text:p>44-31-04.0606N</text:p>
          </table:table-cell>
          <table:table-cell table:formula="of:=LEFT([.E439];2)" office:value-type="string" office:string-value="44" calcext:value-type="string">
            <text:p>44</text:p>
          </table:table-cell>
          <table:table-cell table:formula="of:=MID([.E439];4;2)" office:value-type="string" office:string-value="31" calcext:value-type="string">
            <text:p>31</text:p>
          </table:table-cell>
          <table:table-cell table:formula="of:=MID([.E439];7;5)" office:value-type="string" office:string-value="04.06" calcext:value-type="string">
            <text:p>04.06</text:p>
          </table:table-cell>
          <table:table-cell office:value-type="string" calcext:value-type="string">
            <text:p>085-58-14.0442W</text:p>
          </table:table-cell>
          <table:table-cell table:formula="of:=LEFT([.I439];3)" office:value-type="string" office:string-value="085" calcext:value-type="string">
            <text:p>085</text:p>
          </table:table-cell>
          <table:table-cell table:formula="of:=MID([.I439];5;2)" office:value-type="string" office:string-value="58" calcext:value-type="string">
            <text:p>58</text:p>
          </table:table-cell>
          <table:table-cell table:formula="of:=MID([.I439];8;5)" office:value-type="string" office:string-value="14.04" calcext:value-type="string">
            <text:p>14.0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HREE RIVERS MUNI DR HAINES</text:p>
          </table:table-cell>
          <table:table-cell office:value-type="string" calcext:value-type="string">
            <text:p>41-57-35.1000N</text:p>
          </table:table-cell>
          <table:table-cell table:formula="of:=LEFT([.E440];2)" office:value-type="string" office:string-value="41" calcext:value-type="string">
            <text:p>41</text:p>
          </table:table-cell>
          <table:table-cell table:formula="of:=MID([.E440];4;2)" office:value-type="string" office:string-value="57" calcext:value-type="string">
            <text:p>57</text:p>
          </table:table-cell>
          <table:table-cell table:formula="of:=MID([.E440];7;5)" office:value-type="string" office:string-value="35.10" calcext:value-type="string">
            <text:p>35.10</text:p>
          </table:table-cell>
          <table:table-cell office:value-type="string" calcext:value-type="string">
            <text:p>085-35-35.0000W</text:p>
          </table:table-cell>
          <table:table-cell table:formula="of:=LEFT([.I440];3)" office:value-type="string" office:string-value="085" calcext:value-type="string">
            <text:p>085</text:p>
          </table:table-cell>
          <table:table-cell table:formula="of:=MID([.I440];5;2)" office:value-type="string" office:string-value="35" calcext:value-type="string">
            <text:p>35</text:p>
          </table:table-cell>
          <table:table-cell table:formula="of:=MID([.I440];8;5)" office:value-type="string" office:string-value="35.00" calcext:value-type="string">
            <text:p>35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BEAAYE</text:p>
          </table:table-cell>
          <table:table-cell office:value-type="string" calcext:value-type="string">
            <text:p>45-31-52.0390N</text:p>
          </table:table-cell>
          <table:table-cell table:formula="of:=LEFT([.E441];2)" office:value-type="string" office:string-value="45" calcext:value-type="string">
            <text:p>45</text:p>
          </table:table-cell>
          <table:table-cell table:formula="of:=MID([.E441];4;2)" office:value-type="string" office:string-value="31" calcext:value-type="string">
            <text:p>31</text:p>
          </table:table-cell>
          <table:table-cell table:formula="of:=MID([.E441];7;5)" office:value-type="string" office:string-value="52.03" calcext:value-type="string">
            <text:p>52.03</text:p>
          </table:table-cell>
          <table:table-cell office:value-type="string" calcext:value-type="string">
            <text:p>084-33-25.1340W</text:p>
          </table:table-cell>
          <table:table-cell table:formula="of:=LEFT([.I441];3)" office:value-type="string" office:string-value="084" calcext:value-type="string">
            <text:p>084</text:p>
          </table:table-cell>
          <table:table-cell table:formula="of:=MID([.I441];5;2)" office:value-type="string" office:string-value="33" calcext:value-type="string">
            <text:p>33</text:p>
          </table:table-cell>
          <table:table-cell table:formula="of:=MID([.I441];8;5)" office:value-type="string" office:string-value="25.13" calcext:value-type="string">
            <text:p>25.1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V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HERRY CAPITAL</text:p>
          </table:table-cell>
          <table:table-cell office:value-type="string" calcext:value-type="string">
            <text:p>44-44-29.7000N</text:p>
          </table:table-cell>
          <table:table-cell table:formula="of:=LEFT([.E442];2)" office:value-type="string" office:string-value="44" calcext:value-type="string">
            <text:p>44</text:p>
          </table:table-cell>
          <table:table-cell table:formula="of:=MID([.E442];4;2)" office:value-type="string" office:string-value="44" calcext:value-type="string">
            <text:p>44</text:p>
          </table:table-cell>
          <table:table-cell table:formula="of:=MID([.E442];7;5)" office:value-type="string" office:string-value="29.70" calcext:value-type="string">
            <text:p>29.70</text:p>
          </table:table-cell>
          <table:table-cell office:value-type="string" calcext:value-type="string">
            <text:p>085-34-54.4000W</text:p>
          </table:table-cell>
          <table:table-cell table:formula="of:=LEFT([.I442];3)" office:value-type="string" office:string-value="085" calcext:value-type="string">
            <text:p>085</text:p>
          </table:table-cell>
          <table:table-cell table:formula="of:=MID([.I442];5;2)" office:value-type="string" office:string-value="34" calcext:value-type="string">
            <text:p>34</text:p>
          </table:table-cell>
          <table:table-cell table:formula="of:=MID([.I442];8;5)" office:value-type="string" office:string-value="54.40" calcext:value-type="string">
            <text:p>54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M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KE ANN AIRWAY ESTATES</text:p>
          </table:table-cell>
          <table:table-cell office:value-type="string" calcext:value-type="string">
            <text:p>44-41-46.1500N</text:p>
          </table:table-cell>
          <table:table-cell table:formula="of:=LEFT([.E443];2)" office:value-type="string" office:string-value="44" calcext:value-type="string">
            <text:p>44</text:p>
          </table:table-cell>
          <table:table-cell table:formula="of:=MID([.E443];4;2)" office:value-type="string" office:string-value="41" calcext:value-type="string">
            <text:p>41</text:p>
          </table:table-cell>
          <table:table-cell table:formula="of:=MID([.E443];7;5)" office:value-type="string" office:string-value="46.15" calcext:value-type="string">
            <text:p>46.15</text:p>
          </table:table-cell>
          <table:table-cell office:value-type="string" calcext:value-type="string">
            <text:p>085-54-50.5750W</text:p>
          </table:table-cell>
          <table:table-cell table:formula="of:=LEFT([.I443];3)" office:value-type="string" office:string-value="085" calcext:value-type="string">
            <text:p>085</text:p>
          </table:table-cell>
          <table:table-cell table:formula="of:=MID([.I443];5;2)" office:value-type="string" office:string-value="54" calcext:value-type="string">
            <text:p>54</text:p>
          </table:table-cell>
          <table:table-cell table:formula="of:=MID([.I443];8;5)" office:value-type="string" office:string-value="50.57" calcext:value-type="string">
            <text:p>50.5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04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UGAR LOAF RESORT</text:p>
          </table:table-cell>
          <table:table-cell office:value-type="string" calcext:value-type="string">
            <text:p>44-54-44.9930N</text:p>
          </table:table-cell>
          <table:table-cell table:formula="of:=LEFT([.E444];2)" office:value-type="string" office:string-value="44" calcext:value-type="string">
            <text:p>44</text:p>
          </table:table-cell>
          <table:table-cell table:formula="of:=MID([.E444];4;2)" office:value-type="string" office:string-value="54" calcext:value-type="string">
            <text:p>54</text:p>
          </table:table-cell>
          <table:table-cell table:formula="of:=MID([.E444];7;5)" office:value-type="string" office:string-value="44.99" calcext:value-type="string">
            <text:p>44.99</text:p>
          </table:table-cell>
          <table:table-cell office:value-type="string" calcext:value-type="string">
            <text:p>085-48-50.3100W</text:p>
          </table:table-cell>
          <table:table-cell table:formula="of:=LEFT([.I444];3)" office:value-type="string" office:string-value="085" calcext:value-type="string">
            <text:p>085</text:p>
          </table:table-cell>
          <table:table-cell table:formula="of:=MID([.I444];5;2)" office:value-type="string" office:string-value="48" calcext:value-type="string">
            <text:p>48</text:p>
          </table:table-cell>
          <table:table-cell table:formula="of:=MID([.I444];8;5)" office:value-type="string" office:string-value="50.31" calcext:value-type="string">
            <text:p>50.3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L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AKLAND/TROY</text:p>
          </table:table-cell>
          <table:table-cell office:value-type="string" calcext:value-type="string">
            <text:p>42-32-34.6000N</text:p>
          </table:table-cell>
          <table:table-cell table:formula="of:=LEFT([.E445];2)" office:value-type="string" office:string-value="42" calcext:value-type="string">
            <text:p>42</text:p>
          </table:table-cell>
          <table:table-cell table:formula="of:=MID([.E445];4;2)" office:value-type="string" office:string-value="32" calcext:value-type="string">
            <text:p>32</text:p>
          </table:table-cell>
          <table:table-cell table:formula="of:=MID([.E445];7;5)" office:value-type="string" office:string-value="34.60" calcext:value-type="string">
            <text:p>34.60</text:p>
          </table:table-cell>
          <table:table-cell office:value-type="string" calcext:value-type="string">
            <text:p>083-10-40.4000W</text:p>
          </table:table-cell>
          <table:table-cell table:formula="of:=LEFT([.I445];3)" office:value-type="string" office:string-value="083" calcext:value-type="string">
            <text:p>083</text:p>
          </table:table-cell>
          <table:table-cell table:formula="of:=MID([.I445];5;2)" office:value-type="string" office:string-value="10" calcext:value-type="string">
            <text:p>10</text:p>
          </table:table-cell>
          <table:table-cell table:formula="of:=MID([.I445];8;5)" office:value-type="string" office:string-value="40.40" calcext:value-type="string">
            <text:p>40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0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ATERVLIET MUNI</text:p>
          </table:table-cell>
          <table:table-cell office:value-type="string" calcext:value-type="string">
            <text:p>42-12-00.1370N</text:p>
          </table:table-cell>
          <table:table-cell table:formula="of:=LEFT([.E446];2)" office:value-type="string" office:string-value="42" calcext:value-type="string">
            <text:p>42</text:p>
          </table:table-cell>
          <table:table-cell table:formula="of:=MID([.E446];4;2)" office:value-type="string" office:string-value="12" calcext:value-type="string">
            <text:p>12</text:p>
          </table:table-cell>
          <table:table-cell table:formula="of:=MID([.E446];7;5)" office:value-type="string" office:string-value="00.13" calcext:value-type="string">
            <text:p>00.13</text:p>
          </table:table-cell>
          <table:table-cell office:value-type="string" calcext:value-type="string">
            <text:p>086-15-00.0800W</text:p>
          </table:table-cell>
          <table:table-cell table:formula="of:=LEFT([.I446];3)" office:value-type="string" office:string-value="086" calcext:value-type="string">
            <text:p>086</text:p>
          </table:table-cell>
          <table:table-cell table:formula="of:=MID([.I446];5;2)" office:value-type="string" office:string-value="15" calcext:value-type="string">
            <text:p>15</text:p>
          </table:table-cell>
          <table:table-cell table:formula="of:=MID([.I446];8;5)" office:value-type="string" office:string-value="00.08" calcext:value-type="string">
            <text:p>00.0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1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LKINS FIELD</text:p>
          </table:table-cell>
          <table:table-cell office:value-type="string" calcext:value-type="string">
            <text:p>42-41-30.1140N</text:p>
          </table:table-cell>
          <table:table-cell table:formula="of:=LEFT([.E447];2)" office:value-type="string" office:string-value="42" calcext:value-type="string">
            <text:p>42</text:p>
          </table:table-cell>
          <table:table-cell table:formula="of:=MID([.E447];4;2)" office:value-type="string" office:string-value="41" calcext:value-type="string">
            <text:p>41</text:p>
          </table:table-cell>
          <table:table-cell table:formula="of:=MID([.E447];7;5)" office:value-type="string" office:string-value="30.11" calcext:value-type="string">
            <text:p>30.11</text:p>
          </table:table-cell>
          <table:table-cell office:value-type="string" calcext:value-type="string">
            <text:p>085-38-45.0790W</text:p>
          </table:table-cell>
          <table:table-cell table:formula="of:=LEFT([.I447];3)" office:value-type="string" office:string-value="085" calcext:value-type="string">
            <text:p>085</text:p>
          </table:table-cell>
          <table:table-cell table:formula="of:=MID([.I447];5;2)" office:value-type="string" office:string-value="38" calcext:value-type="string">
            <text:p>38</text:p>
          </table:table-cell>
          <table:table-cell table:formula="of:=MID([.I447];8;5)" office:value-type="string" office:string-value="45.07" calcext:value-type="string">
            <text:p>45.0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JIBWA AIRPARK</text:p>
          </table:table-cell>
          <table:table-cell office:value-type="string" calcext:value-type="string">
            <text:p>43-43-12.0970N</text:p>
          </table:table-cell>
          <table:table-cell table:formula="of:=LEFT([.E448];2)" office:value-type="string" office:string-value="43" calcext:value-type="string">
            <text:p>43</text:p>
          </table:table-cell>
          <table:table-cell table:formula="of:=MID([.E448];4;2)" office:value-type="string" office:string-value="43" calcext:value-type="string">
            <text:p>43</text:p>
          </table:table-cell>
          <table:table-cell table:formula="of:=MID([.E448];7;5)" office:value-type="string" office:string-value="12.09" calcext:value-type="string">
            <text:p>12.09</text:p>
          </table:table-cell>
          <table:table-cell office:value-type="string" calcext:value-type="string">
            <text:p>085-00-10.0960W</text:p>
          </table:table-cell>
          <table:table-cell table:formula="of:=LEFT([.I448];3)" office:value-type="string" office:string-value="085" calcext:value-type="string">
            <text:p>085</text:p>
          </table:table-cell>
          <table:table-cell table:formula="of:=MID([.I448];5;2)" office:value-type="string" office:string-value="00" calcext:value-type="string">
            <text:p>00</text:p>
          </table:table-cell>
          <table:table-cell table:formula="of:=MID([.I448];8;5)" office:value-type="string" office:string-value="10.09" calcext:value-type="string">
            <text:p>10.0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3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EST BRANCH COMMUNITY</text:p>
          </table:table-cell>
          <table:table-cell office:value-type="string" calcext:value-type="string">
            <text:p>44-14-41.3260N</text:p>
          </table:table-cell>
          <table:table-cell table:formula="of:=LEFT([.E449];2)" office:value-type="string" office:string-value="44" calcext:value-type="string">
            <text:p>44</text:p>
          </table:table-cell>
          <table:table-cell table:formula="of:=MID([.E449];4;2)" office:value-type="string" office:string-value="14" calcext:value-type="string">
            <text:p>14</text:p>
          </table:table-cell>
          <table:table-cell table:formula="of:=MID([.E449];7;5)" office:value-type="string" office:string-value="41.32" calcext:value-type="string">
            <text:p>41.32</text:p>
          </table:table-cell>
          <table:table-cell office:value-type="string" calcext:value-type="string">
            <text:p>084-10-47.3135W</text:p>
          </table:table-cell>
          <table:table-cell table:formula="of:=LEFT([.I449];3)" office:value-type="string" office:string-value="084" calcext:value-type="string">
            <text:p>084</text:p>
          </table:table-cell>
          <table:table-cell table:formula="of:=MID([.I449];5;2)" office:value-type="string" office:string-value="10" calcext:value-type="string">
            <text:p>10</text:p>
          </table:table-cell>
          <table:table-cell table:formula="of:=MID([.I449];8;5)" office:value-type="string" office:string-value="47.31" calcext:value-type="string">
            <text:p>47.3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F5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OREST HILL</text:p>
          </table:table-cell>
          <table:table-cell office:value-type="string" calcext:value-type="string">
            <text:p>42-54-38.6000N</text:p>
          </table:table-cell>
          <table:table-cell table:formula="of:=LEFT([.E450];2)" office:value-type="string" office:string-value="42" calcext:value-type="string">
            <text:p>42</text:p>
          </table:table-cell>
          <table:table-cell table:formula="of:=MID([.E450];4;2)" office:value-type="string" office:string-value="54" calcext:value-type="string">
            <text:p>54</text:p>
          </table:table-cell>
          <table:table-cell table:formula="of:=MID([.E450];7;5)" office:value-type="string" office:string-value="38.60" calcext:value-type="string">
            <text:p>38.60</text:p>
          </table:table-cell>
          <table:table-cell office:value-type="string" calcext:value-type="string">
            <text:p>084-40-30.0000W</text:p>
          </table:table-cell>
          <table:table-cell table:formula="of:=LEFT([.I450];3)" office:value-type="string" office:string-value="084" calcext:value-type="string">
            <text:p>084</text:p>
          </table:table-cell>
          <table:table-cell table:formula="of:=MID([.I450];5;2)" office:value-type="string" office:string-value="40" calcext:value-type="string">
            <text:p>40</text:p>
          </table:table-cell>
          <table:table-cell table:formula="of:=MID([.I450];8;5)" office:value-type="string" office:string-value="30.00" calcext:value-type="string">
            <text:p>30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2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HITE CLOUD</text:p>
          </table:table-cell>
          <table:table-cell office:value-type="string" calcext:value-type="string">
            <text:p>43-33-35.4500N</text:p>
          </table:table-cell>
          <table:table-cell table:formula="of:=LEFT([.E451];2)" office:value-type="string" office:string-value="43" calcext:value-type="string">
            <text:p>43</text:p>
          </table:table-cell>
          <table:table-cell table:formula="of:=MID([.E451];4;2)" office:value-type="string" office:string-value="33" calcext:value-type="string">
            <text:p>33</text:p>
          </table:table-cell>
          <table:table-cell table:formula="of:=MID([.E451];7;5)" office:value-type="string" office:string-value="35.45" calcext:value-type="string">
            <text:p>35.45</text:p>
          </table:table-cell>
          <table:table-cell office:value-type="string" calcext:value-type="string">
            <text:p>085-46-26.9500W</text:p>
          </table:table-cell>
          <table:table-cell table:formula="of:=LEFT([.I451];3)" office:value-type="string" office:string-value="085" calcext:value-type="string">
            <text:p>085</text:p>
          </table:table-cell>
          <table:table-cell table:formula="of:=MID([.I451];5;2)" office:value-type="string" office:string-value="46" calcext:value-type="string">
            <text:p>46</text:p>
          </table:table-cell>
          <table:table-cell table:formula="of:=MID([.I451];8;5)" office:value-type="string" office:string-value="26.95" calcext:value-type="string">
            <text:p>26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9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IDENS</text:p>
          </table:table-cell>
          <table:table-cell office:value-type="string" calcext:value-type="string">
            <text:p>42-44-01.9000N</text:p>
          </table:table-cell>
          <table:table-cell table:formula="of:=LEFT([.E452];2)" office:value-type="string" office:string-value="42" calcext:value-type="string">
            <text:p>42</text:p>
          </table:table-cell>
          <table:table-cell table:formula="of:=MID([.E452];4;2)" office:value-type="string" office:string-value="44" calcext:value-type="string">
            <text:p>44</text:p>
          </table:table-cell>
          <table:table-cell table:formula="of:=MID([.E452];7;5)" office:value-type="string" office:string-value="01.90" calcext:value-type="string">
            <text:p>01.90</text:p>
          </table:table-cell>
          <table:table-cell office:value-type="string" calcext:value-type="string">
            <text:p>084-19-19.6000W</text:p>
          </table:table-cell>
          <table:table-cell table:formula="of:=LEFT([.I452];3)" office:value-type="string" office:string-value="084" calcext:value-type="string">
            <text:p>084</text:p>
          </table:table-cell>
          <table:table-cell table:formula="of:=MID([.I452];5;2)" office:value-type="string" office:string-value="19" calcext:value-type="string">
            <text:p>19</text:p>
          </table:table-cell>
          <table:table-cell table:formula="of:=MID([.I452];8;5)" office:value-type="string" office:string-value="19.60" calcext:value-type="string">
            <text:p>19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3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WOODRUFF LAKE</text:p>
          </table:table-cell>
          <table:table-cell office:value-type="string" calcext:value-type="string">
            <text:p>43-33-16.1000N</text:p>
          </table:table-cell>
          <table:table-cell table:formula="of:=LEFT([.E453];2)" office:value-type="string" office:string-value="43" calcext:value-type="string">
            <text:p>43</text:p>
          </table:table-cell>
          <table:table-cell table:formula="of:=MID([.E453];4;2)" office:value-type="string" office:string-value="33" calcext:value-type="string">
            <text:p>33</text:p>
          </table:table-cell>
          <table:table-cell table:formula="of:=MID([.E453];7;5)" office:value-type="string" office:string-value="16.10" calcext:value-type="string">
            <text:p>16.10</text:p>
          </table:table-cell>
          <table:table-cell office:value-type="string" calcext:value-type="string">
            <text:p>084-58-42.8000W</text:p>
          </table:table-cell>
          <table:table-cell table:formula="of:=LEFT([.I453];3)" office:value-type="string" office:string-value="084" calcext:value-type="string">
            <text:p>084</text:p>
          </table:table-cell>
          <table:table-cell table:formula="of:=MID([.I453];5;2)" office:value-type="string" office:string-value="58" calcext:value-type="string">
            <text:p>58</text:p>
          </table:table-cell>
          <table:table-cell table:formula="of:=MID([.I453];8;5)" office:value-type="string" office:string-value="42.80" calcext:value-type="string">
            <text:p>42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AVAGAN FLD</text:p>
          </table:table-cell>
          <table:table-cell office:value-type="string" calcext:value-type="string">
            <text:p>43-06-12.4000N</text:p>
          </table:table-cell>
          <table:table-cell table:formula="of:=LEFT([.E454];2)" office:value-type="string" office:string-value="43" calcext:value-type="string">
            <text:p>43</text:p>
          </table:table-cell>
          <table:table-cell table:formula="of:=MID([.E454];4;2)" office:value-type="string" office:string-value="06" calcext:value-type="string">
            <text:p>06</text:p>
          </table:table-cell>
          <table:table-cell table:formula="of:=MID([.E454];7;5)" office:value-type="string" office:string-value="12.40" calcext:value-type="string">
            <text:p>12.40</text:p>
          </table:table-cell>
          <table:table-cell office:value-type="string" calcext:value-type="string">
            <text:p>082-53-24.8000W</text:p>
          </table:table-cell>
          <table:table-cell table:formula="of:=LEFT([.I454];3)" office:value-type="string" office:string-value="082" calcext:value-type="string">
            <text:p>082</text:p>
          </table:table-cell>
          <table:table-cell table:formula="of:=MID([.I454];5;2)" office:value-type="string" office:string-value="53" calcext:value-type="string">
            <text:p>53</text:p>
          </table:table-cell>
          <table:table-cell table:formula="of:=MID([.I454];8;5)" office:value-type="string" office:string-value="24.80" calcext:value-type="string">
            <text:p>24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Y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ARA FIELD</text:p>
          </table:table-cell>
          <table:table-cell office:value-type="string" calcext:value-type="string">
            <text:p>43-12-08.0800N</text:p>
          </table:table-cell>
          <table:table-cell table:formula="of:=LEFT([.E455];2)" office:value-type="string" office:string-value="43" calcext:value-type="string">
            <text:p>43</text:p>
          </table:table-cell>
          <table:table-cell table:formula="of:=MID([.E455];4;2)" office:value-type="string" office:string-value="12" calcext:value-type="string">
            <text:p>12</text:p>
          </table:table-cell>
          <table:table-cell table:formula="of:=MID([.E455];7;5)" office:value-type="string" office:string-value="08.08" calcext:value-type="string">
            <text:p>08.08</text:p>
          </table:table-cell>
          <table:table-cell office:value-type="string" calcext:value-type="string">
            <text:p>082-45-14.0000W</text:p>
          </table:table-cell>
          <table:table-cell table:formula="of:=LEFT([.I455];3)" office:value-type="string" office:string-value="082" calcext:value-type="string">
            <text:p>082</text:p>
          </table:table-cell>
          <table:table-cell table:formula="of:=MID([.I455];5;2)" office:value-type="string" office:string-value="45" calcext:value-type="string">
            <text:p>45</text:p>
          </table:table-cell>
          <table:table-cell table:formula="of:=MID([.I455];8;5)" office:value-type="string" office:string-value="14.00" calcext:value-type="string">
            <text:p>14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YALE</text:p>
          </table:table-cell>
          <table:table-cell office:value-type="string" calcext:value-type="string">
            <text:p>43-06-45.0940N</text:p>
          </table:table-cell>
          <table:table-cell table:formula="of:=LEFT([.E456];2)" office:value-type="string" office:string-value="43" calcext:value-type="string">
            <text:p>43</text:p>
          </table:table-cell>
          <table:table-cell table:formula="of:=MID([.E456];4;2)" office:value-type="string" office:string-value="06" calcext:value-type="string">
            <text:p>06</text:p>
          </table:table-cell>
          <table:table-cell table:formula="of:=MID([.E456];7;5)" office:value-type="string" office:string-value="45.09" calcext:value-type="string">
            <text:p>45.09</text:p>
          </table:table-cell>
          <table:table-cell office:value-type="string" calcext:value-type="string">
            <text:p>082-47-14.7460W</text:p>
          </table:table-cell>
          <table:table-cell table:formula="of:=LEFT([.I456];3)" office:value-type="string" office:string-value="082" calcext:value-type="string">
            <text:p>082</text:p>
          </table:table-cell>
          <table:table-cell table:formula="of:=MID([.I456];5;2)" office:value-type="string" office:string-value="47" calcext:value-type="string">
            <text:p>47</text:p>
          </table:table-cell>
          <table:table-cell table:formula="of:=MID([.I456];8;5)" office:value-type="string" office:string-value="14.74" calcext:value-type="string">
            <text:p>14.7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Z9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TTAWA EXECUTIVE</text:p>
          </table:table-cell>
          <table:table-cell office:value-type="string" calcext:value-type="string">
            <text:p>42-49-02.0920N</text:p>
          </table:table-cell>
          <table:table-cell table:formula="of:=LEFT([.E457];2)" office:value-type="string" office:string-value="42" calcext:value-type="string">
            <text:p>42</text:p>
          </table:table-cell>
          <table:table-cell table:formula="of:=MID([.E457];4;2)" office:value-type="string" office:string-value="49" calcext:value-type="string">
            <text:p>49</text:p>
          </table:table-cell>
          <table:table-cell table:formula="of:=MID([.E457];7;5)" office:value-type="string" office:string-value="02.09" calcext:value-type="string">
            <text:p>02.09</text:p>
          </table:table-cell>
          <table:table-cell office:value-type="string" calcext:value-type="string">
            <text:p>085-55-41.1320W</text:p>
          </table:table-cell>
          <table:table-cell table:formula="of:=LEFT([.I457];3)" office:value-type="string" office:string-value="085" calcext:value-type="string">
            <text:p>085</text:p>
          </table:table-cell>
          <table:table-cell table:formula="of:=MID([.I457];5;2)" office:value-type="string" office:string-value="55" calcext:value-type="string">
            <text:p>55</text:p>
          </table:table-cell>
          <table:table-cell table:formula="of:=MID([.I457];8;5)" office:value-type="string" office:string-value="41.13" calcext:value-type="string">
            <text:p>41.1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MAN COUNTY ADA/TWIN VALLEY</text:p>
          </table:table-cell>
          <table:table-cell office:value-type="string" calcext:value-type="string">
            <text:p>47-15-37.6830N</text:p>
          </table:table-cell>
          <table:table-cell table:formula="of:=LEFT([.E458];2)" office:value-type="string" office:string-value="47" calcext:value-type="string">
            <text:p>47</text:p>
          </table:table-cell>
          <table:table-cell table:formula="of:=MID([.E458];4;2)" office:value-type="string" office:string-value="15" calcext:value-type="string">
            <text:p>15</text:p>
          </table:table-cell>
          <table:table-cell table:formula="of:=MID([.E458];7;5)" office:value-type="string" office:string-value="37.68" calcext:value-type="string">
            <text:p>37.68</text:p>
          </table:table-cell>
          <table:table-cell office:value-type="string" calcext:value-type="string">
            <text:p>096-24-00.9500W</text:p>
          </table:table-cell>
          <table:table-cell table:formula="of:=LEFT([.I458];3)" office:value-type="string" office:string-value="096" calcext:value-type="string">
            <text:p>096</text:p>
          </table:table-cell>
          <table:table-cell table:formula="of:=MID([.I458];5;2)" office:value-type="string" office:string-value="24" calcext:value-type="string">
            <text:p>24</text:p>
          </table:table-cell>
          <table:table-cell table:formula="of:=MID([.I458];8;5)" office:value-type="string" office:string-value="00.95" calcext:value-type="string">
            <text:p>00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ITKIN MUNI-STEVE KURTZ FIELD</text:p>
          </table:table-cell>
          <table:table-cell office:value-type="string" calcext:value-type="string">
            <text:p>46-32-54.4630N</text:p>
          </table:table-cell>
          <table:table-cell table:formula="of:=LEFT([.E459];2)" office:value-type="string" office:string-value="46" calcext:value-type="string">
            <text:p>46</text:p>
          </table:table-cell>
          <table:table-cell table:formula="of:=MID([.E459];4;2)" office:value-type="string" office:string-value="32" calcext:value-type="string">
            <text:p>32</text:p>
          </table:table-cell>
          <table:table-cell table:formula="of:=MID([.E459];7;5)" office:value-type="string" office:string-value="54.46" calcext:value-type="string">
            <text:p>54.46</text:p>
          </table:table-cell>
          <table:table-cell office:value-type="string" calcext:value-type="string">
            <text:p>093-40-35.8758W</text:p>
          </table:table-cell>
          <table:table-cell table:formula="of:=LEFT([.I459];3)" office:value-type="string" office:string-value="093" calcext:value-type="string">
            <text:p>093</text:p>
          </table:table-cell>
          <table:table-cell table:formula="of:=MID([.I459];5;2)" office:value-type="string" office:string-value="40" calcext:value-type="string">
            <text:p>40</text:p>
          </table:table-cell>
          <table:table-cell table:formula="of:=MID([.I459];8;5)" office:value-type="string" office:string-value="35.87" calcext:value-type="string">
            <text:p>35.8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LBERT LEA MUNI</text:p>
          </table:table-cell>
          <table:table-cell office:value-type="string" calcext:value-type="string">
            <text:p>43-40-52.7313N</text:p>
          </table:table-cell>
          <table:table-cell table:formula="of:=LEFT([.E460];2)" office:value-type="string" office:string-value="43" calcext:value-type="string">
            <text:p>43</text:p>
          </table:table-cell>
          <table:table-cell table:formula="of:=MID([.E460];4;2)" office:value-type="string" office:string-value="40" calcext:value-type="string">
            <text:p>40</text:p>
          </table:table-cell>
          <table:table-cell table:formula="of:=MID([.E460];7;5)" office:value-type="string" office:string-value="52.73" calcext:value-type="string">
            <text:p>52.73</text:p>
          </table:table-cell>
          <table:table-cell office:value-type="string" calcext:value-type="string">
            <text:p>093-22-05.3341W</text:p>
          </table:table-cell>
          <table:table-cell table:formula="of:=LEFT([.I460];3)" office:value-type="string" office:string-value="093" calcext:value-type="string">
            <text:p>093</text:p>
          </table:table-cell>
          <table:table-cell table:formula="of:=MID([.I460];5;2)" office:value-type="string" office:string-value="22" calcext:value-type="string">
            <text:p>22</text:p>
          </table:table-cell>
          <table:table-cell table:formula="of:=MID([.I460];8;5)" office:value-type="string" office:string-value="05.33" calcext:value-type="string">
            <text:p>05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X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HANDLER FIELD</text:p>
          </table:table-cell>
          <table:table-cell office:value-type="string" calcext:value-type="string">
            <text:p>45-51-58.7000N</text:p>
          </table:table-cell>
          <table:table-cell table:formula="of:=LEFT([.E461];2)" office:value-type="string" office:string-value="45" calcext:value-type="string">
            <text:p>45</text:p>
          </table:table-cell>
          <table:table-cell table:formula="of:=MID([.E461];4;2)" office:value-type="string" office:string-value="51" calcext:value-type="string">
            <text:p>51</text:p>
          </table:table-cell>
          <table:table-cell table:formula="of:=MID([.E461];7;5)" office:value-type="string" office:string-value="58.70" calcext:value-type="string">
            <text:p>58.70</text:p>
          </table:table-cell>
          <table:table-cell office:value-type="string" calcext:value-type="string">
            <text:p>095-23-40.8000W</text:p>
          </table:table-cell>
          <table:table-cell table:formula="of:=LEFT([.I461];3)" office:value-type="string" office:string-value="095" calcext:value-type="string">
            <text:p>095</text:p>
          </table:table-cell>
          <table:table-cell table:formula="of:=MID([.I461];5;2)" office:value-type="string" office:string-value="23" calcext:value-type="string">
            <text:p>23</text:p>
          </table:table-cell>
          <table:table-cell table:formula="of:=MID([.I461];8;5)" office:value-type="string" office:string-value="40.80" calcext:value-type="string">
            <text:p>40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QP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PPLETON MUNI</text:p>
          </table:table-cell>
          <table:table-cell office:value-type="string" calcext:value-type="string">
            <text:p>45-13-39.0063N</text:p>
          </table:table-cell>
          <table:table-cell table:formula="of:=LEFT([.E462];2)" office:value-type="string" office:string-value="45" calcext:value-type="string">
            <text:p>45</text:p>
          </table:table-cell>
          <table:table-cell table:formula="of:=MID([.E462];4;2)" office:value-type="string" office:string-value="13" calcext:value-type="string">
            <text:p>13</text:p>
          </table:table-cell>
          <table:table-cell table:formula="of:=MID([.E462];7;5)" office:value-type="string" office:string-value="39.00" calcext:value-type="string">
            <text:p>39.00</text:p>
          </table:table-cell>
          <table:table-cell office:value-type="string" calcext:value-type="string">
            <text:p>096-00-16.3059W</text:p>
          </table:table-cell>
          <table:table-cell table:formula="of:=LEFT([.I462];3)" office:value-type="string" office:string-value="096" calcext:value-type="string">
            <text:p>096</text:p>
          </table:table-cell>
          <table:table-cell table:formula="of:=MID([.I462];5;2)" office:value-type="string" office:string-value="00" calcext:value-type="string">
            <text:p>00</text:p>
          </table:table-cell>
          <table:table-cell table:formula="of:=MID([.I462];8;5)" office:value-type="string" office:string-value="16.30" calcext:value-type="string">
            <text:p>16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U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USTIN MUNI</text:p>
          </table:table-cell>
          <table:table-cell office:value-type="string" calcext:value-type="string">
            <text:p>43-39-45.5000N</text:p>
          </table:table-cell>
          <table:table-cell table:formula="of:=LEFT([.E463];2)" office:value-type="string" office:string-value="43" calcext:value-type="string">
            <text:p>43</text:p>
          </table:table-cell>
          <table:table-cell table:formula="of:=MID([.E463];4;2)" office:value-type="string" office:string-value="39" calcext:value-type="string">
            <text:p>39</text:p>
          </table:table-cell>
          <table:table-cell table:formula="of:=MID([.E463];7;5)" office:value-type="string" office:string-value="45.50" calcext:value-type="string">
            <text:p>45.50</text:p>
          </table:table-cell>
          <table:table-cell office:value-type="string" calcext:value-type="string">
            <text:p>092-55-58.5000W</text:p>
          </table:table-cell>
          <table:table-cell table:formula="of:=LEFT([.I463];3)" office:value-type="string" office:string-value="092" calcext:value-type="string">
            <text:p>092</text:p>
          </table:table-cell>
          <table:table-cell table:formula="of:=MID([.I463];5;2)" office:value-type="string" office:string-value="55" calcext:value-type="string">
            <text:p>55</text:p>
          </table:table-cell>
          <table:table-cell table:formula="of:=MID([.I463];8;5)" office:value-type="string" office:string-value="58.50" calcext:value-type="string">
            <text:p>58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3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CKUS MUNI</text:p>
          </table:table-cell>
          <table:table-cell office:value-type="string" calcext:value-type="string">
            <text:p>46-49-36.8530N</text:p>
          </table:table-cell>
          <table:table-cell table:formula="of:=LEFT([.E464];2)" office:value-type="string" office:string-value="46" calcext:value-type="string">
            <text:p>46</text:p>
          </table:table-cell>
          <table:table-cell table:formula="of:=MID([.E464];4;2)" office:value-type="string" office:string-value="49" calcext:value-type="string">
            <text:p>49</text:p>
          </table:table-cell>
          <table:table-cell table:formula="of:=MID([.E464];7;5)" office:value-type="string" office:string-value="36.85" calcext:value-type="string">
            <text:p>36.85</text:p>
          </table:table-cell>
          <table:table-cell office:value-type="string" calcext:value-type="string">
            <text:p>094-30-25.9930W</text:p>
          </table:table-cell>
          <table:table-cell table:formula="of:=LEFT([.I464];3)" office:value-type="string" office:string-value="094" calcext:value-type="string">
            <text:p>094</text:p>
          </table:table-cell>
          <table:table-cell table:formula="of:=MID([.I464];5;2)" office:value-type="string" office:string-value="30" calcext:value-type="string">
            <text:p>30</text:p>
          </table:table-cell>
          <table:table-cell table:formula="of:=MID([.I464];8;5)" office:value-type="string" office:string-value="25.99" calcext:value-type="string">
            <text:p>25.9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GLEY MUNI</text:p>
          </table:table-cell>
          <table:table-cell office:value-type="string" calcext:value-type="string">
            <text:p>47-31-26.5125N</text:p>
          </table:table-cell>
          <table:table-cell table:formula="of:=LEFT([.E465];2)" office:value-type="string" office:string-value="47" calcext:value-type="string">
            <text:p>47</text:p>
          </table:table-cell>
          <table:table-cell table:formula="of:=MID([.E465];4;2)" office:value-type="string" office:string-value="31" calcext:value-type="string">
            <text:p>31</text:p>
          </table:table-cell>
          <table:table-cell table:formula="of:=MID([.E465];7;5)" office:value-type="string" office:string-value="26.51" calcext:value-type="string">
            <text:p>26.51</text:p>
          </table:table-cell>
          <table:table-cell office:value-type="string" calcext:value-type="string">
            <text:p>095-21-49.3650W</text:p>
          </table:table-cell>
          <table:table-cell table:formula="of:=LEFT([.I465];3)" office:value-type="string" office:string-value="095" calcext:value-type="string">
            <text:p>095</text:p>
          </table:table-cell>
          <table:table-cell table:formula="of:=MID([.I465];5;2)" office:value-type="string" office:string-value="21" calcext:value-type="string">
            <text:p>21</text:p>
          </table:table-cell>
          <table:table-cell table:formula="of:=MID([.I465];8;5)" office:value-type="string" office:string-value="49.36" calcext:value-type="string">
            <text:p>49.3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D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AUDETTE INTL</text:p>
          </table:table-cell>
          <table:table-cell office:value-type="string" calcext:value-type="string">
            <text:p>48-43-42.4000N</text:p>
          </table:table-cell>
          <table:table-cell table:formula="of:=LEFT([.E466];2)" office:value-type="string" office:string-value="48" calcext:value-type="string">
            <text:p>48</text:p>
          </table:table-cell>
          <table:table-cell table:formula="of:=MID([.E466];4;2)" office:value-type="string" office:string-value="43" calcext:value-type="string">
            <text:p>43</text:p>
          </table:table-cell>
          <table:table-cell table:formula="of:=MID([.E466];7;5)" office:value-type="string" office:string-value="42.40" calcext:value-type="string">
            <text:p>42.40</text:p>
          </table:table-cell>
          <table:table-cell office:value-type="string" calcext:value-type="string">
            <text:p>094-36-43.9000W</text:p>
          </table:table-cell>
          <table:table-cell table:formula="of:=LEFT([.I466];3)" office:value-type="string" office:string-value="094" calcext:value-type="string">
            <text:p>094</text:p>
          </table:table-cell>
          <table:table-cell table:formula="of:=MID([.I466];5;2)" office:value-type="string" office:string-value="36" calcext:value-type="string">
            <text:p>36</text:p>
          </table:table-cell>
          <table:table-cell table:formula="of:=MID([.I466];8;5)" office:value-type="string" office:string-value="43.90" calcext:value-type="string">
            <text:p>4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7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 R S SPORT STRIP</text:p>
          </table:table-cell>
          <table:table-cell office:value-type="string" calcext:value-type="string">
            <text:p>44-39-35.0000N</text:p>
          </table:table-cell>
          <table:table-cell table:formula="of:=LEFT([.E467];2)" office:value-type="string" office:string-value="44" calcext:value-type="string">
            <text:p>44</text:p>
          </table:table-cell>
          <table:table-cell table:formula="of:=MID([.E467];4;2)" office:value-type="string" office:string-value="39" calcext:value-type="string">
            <text:p>39</text:p>
          </table:table-cell>
          <table:table-cell table:formula="of:=MID([.E467];7;5)" office:value-type="string" office:string-value="35.00" calcext:value-type="string">
            <text:p>35.00</text:p>
          </table:table-cell>
          <table:table-cell office:value-type="string" calcext:value-type="string">
            <text:p>093-46-43.5850W</text:p>
          </table:table-cell>
          <table:table-cell table:formula="of:=LEFT([.I467];3)" office:value-type="string" office:string-value="093" calcext:value-type="string">
            <text:p>093</text:p>
          </table:table-cell>
          <table:table-cell table:formula="of:=MID([.I467];5;2)" office:value-type="string" office:string-value="46" calcext:value-type="string">
            <text:p>46</text:p>
          </table:table-cell>
          <table:table-cell table:formula="of:=MID([.I467];8;5)" office:value-type="string" office:string-value="43.58" calcext:value-type="string">
            <text:p>43.5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JI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EMIDJI RGNL</text:p>
          </table:table-cell>
          <table:table-cell office:value-type="string" calcext:value-type="string">
            <text:p>47-30-38.6000N</text:p>
          </table:table-cell>
          <table:table-cell table:formula="of:=LEFT([.E468];2)" office:value-type="string" office:string-value="47" calcext:value-type="string">
            <text:p>47</text:p>
          </table:table-cell>
          <table:table-cell table:formula="of:=MID([.E468];4;2)" office:value-type="string" office:string-value="30" calcext:value-type="string">
            <text:p>30</text:p>
          </table:table-cell>
          <table:table-cell table:formula="of:=MID([.E468];7;5)" office:value-type="string" office:string-value="38.60" calcext:value-type="string">
            <text:p>38.60</text:p>
          </table:table-cell>
          <table:table-cell office:value-type="string" calcext:value-type="string">
            <text:p>094-56-05.0000W</text:p>
          </table:table-cell>
          <table:table-cell table:formula="of:=LEFT([.I468];3)" office:value-type="string" office:string-value="094" calcext:value-type="string">
            <text:p>094</text:p>
          </table:table-cell>
          <table:table-cell table:formula="of:=MID([.I468];5;2)" office:value-type="string" office:string-value="56" calcext:value-type="string">
            <text:p>56</text:p>
          </table:table-cell>
          <table:table-cell table:formula="of:=MID([.I468];8;5)" office:value-type="string" office:string-value="05.00" calcext:value-type="string">
            <text:p>05.0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96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BERG AIR BASE</text:p>
          </table:table-cell>
          <table:table-cell office:value-type="string" calcext:value-type="string">
            <text:p>47-29-58.8260N</text:p>
          </table:table-cell>
          <table:table-cell table:formula="of:=LEFT([.E469];2)" office:value-type="string" office:string-value="47" calcext:value-type="string">
            <text:p>47</text:p>
          </table:table-cell>
          <table:table-cell table:formula="of:=MID([.E469];4;2)" office:value-type="string" office:string-value="29" calcext:value-type="string">
            <text:p>29</text:p>
          </table:table-cell>
          <table:table-cell table:formula="of:=MID([.E469];7;5)" office:value-type="string" office:string-value="58.82" calcext:value-type="string">
            <text:p>58.82</text:p>
          </table:table-cell>
          <table:table-cell office:value-type="string" calcext:value-type="string">
            <text:p>094-56-43.0080W</text:p>
          </table:table-cell>
          <table:table-cell table:formula="of:=LEFT([.I469];3)" office:value-type="string" office:string-value="094" calcext:value-type="string">
            <text:p>094</text:p>
          </table:table-cell>
          <table:table-cell table:formula="of:=MID([.I469];5;2)" office:value-type="string" office:string-value="56" calcext:value-type="string">
            <text:p>56</text:p>
          </table:table-cell>
          <table:table-cell table:formula="of:=MID([.I469];8;5)" office:value-type="string" office:string-value="43.00" calcext:value-type="string">
            <text:p>43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ENSON MUNI</text:p>
          </table:table-cell>
          <table:table-cell office:value-type="string" calcext:value-type="string">
            <text:p>45-19-54.9000N</text:p>
          </table:table-cell>
          <table:table-cell table:formula="of:=LEFT([.E470];2)" office:value-type="string" office:string-value="45" calcext:value-type="string">
            <text:p>45</text:p>
          </table:table-cell>
          <table:table-cell table:formula="of:=MID([.E470];4;2)" office:value-type="string" office:string-value="19" calcext:value-type="string">
            <text:p>19</text:p>
          </table:table-cell>
          <table:table-cell table:formula="of:=MID([.E470];7;5)" office:value-type="string" office:string-value="54.90" calcext:value-type="string">
            <text:p>54.90</text:p>
          </table:table-cell>
          <table:table-cell office:value-type="string" calcext:value-type="string">
            <text:p>095-39-02.1000W</text:p>
          </table:table-cell>
          <table:table-cell table:formula="of:=LEFT([.I470];3)" office:value-type="string" office:string-value="095" calcext:value-type="string">
            <text:p>095</text:p>
          </table:table-cell>
          <table:table-cell table:formula="of:=MID([.I470];5;2)" office:value-type="string" office:string-value="39" calcext:value-type="string">
            <text:p>39</text:p>
          </table:table-cell>
          <table:table-cell table:formula="of:=MID([.I470];8;5)" office:value-type="string" office:string-value="02.10" calcext:value-type="string">
            <text:p>02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Y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G FALLS MUNI</text:p>
          </table:table-cell>
          <table:table-cell office:value-type="string" calcext:value-type="string">
            <text:p>48-12-01.8564N</text:p>
          </table:table-cell>
          <table:table-cell table:formula="of:=LEFT([.E471];2)" office:value-type="string" office:string-value="48" calcext:value-type="string">
            <text:p>48</text:p>
          </table:table-cell>
          <table:table-cell table:formula="of:=MID([.E471];4;2)" office:value-type="string" office:string-value="12" calcext:value-type="string">
            <text:p>12</text:p>
          </table:table-cell>
          <table:table-cell table:formula="of:=MID([.E471];7;5)" office:value-type="string" office:string-value="01.85" calcext:value-type="string">
            <text:p>01.85</text:p>
          </table:table-cell>
          <table:table-cell office:value-type="string" calcext:value-type="string">
            <text:p>093-45-44.5548W</text:p>
          </table:table-cell>
          <table:table-cell table:formula="of:=LEFT([.I471];3)" office:value-type="string" office:string-value="093" calcext:value-type="string">
            <text:p>093</text:p>
          </table:table-cell>
          <table:table-cell table:formula="of:=MID([.I471];5;2)" office:value-type="string" office:string-value="45" calcext:value-type="string">
            <text:p>45</text:p>
          </table:table-cell>
          <table:table-cell table:formula="of:=MID([.I471];8;5)" office:value-type="string" office:string-value="44.55" calcext:value-type="string">
            <text:p>44.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OZ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GFORK MUNI</text:p>
          </table:table-cell>
          <table:table-cell office:value-type="string" calcext:value-type="string">
            <text:p>47-47-02.1625N</text:p>
          </table:table-cell>
          <table:table-cell table:formula="of:=LEFT([.E472];2)" office:value-type="string" office:string-value="47" calcext:value-type="string">
            <text:p>47</text:p>
          </table:table-cell>
          <table:table-cell table:formula="of:=MID([.E472];4;2)" office:value-type="string" office:string-value="47" calcext:value-type="string">
            <text:p>47</text:p>
          </table:table-cell>
          <table:table-cell table:formula="of:=MID([.E472];7;5)" office:value-type="string" office:string-value="02.16" calcext:value-type="string">
            <text:p>02.16</text:p>
          </table:table-cell>
          <table:table-cell office:value-type="string" calcext:value-type="string">
            <text:p>093-39-03.5773W</text:p>
          </table:table-cell>
          <table:table-cell table:formula="of:=LEFT([.I472];3)" office:value-type="string" office:string-value="093" calcext:value-type="string">
            <text:p>093</text:p>
          </table:table-cell>
          <table:table-cell table:formula="of:=MID([.I472];5;2)" office:value-type="string" office:string-value="39" calcext:value-type="string">
            <text:p>39</text:p>
          </table:table-cell>
          <table:table-cell table:formula="of:=MID([.I472];8;5)" office:value-type="string" office:string-value="03.57" calcext:value-type="string">
            <text:p>03.5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BU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LUE EARTH MUNI</text:p>
          </table:table-cell>
          <table:table-cell office:value-type="string" calcext:value-type="string">
            <text:p>43-35-43.3000N</text:p>
          </table:table-cell>
          <table:table-cell table:formula="of:=LEFT([.E473];2)" office:value-type="string" office:string-value="43" calcext:value-type="string">
            <text:p>43</text:p>
          </table:table-cell>
          <table:table-cell table:formula="of:=MID([.E473];4;2)" office:value-type="string" office:string-value="35" calcext:value-type="string">
            <text:p>35</text:p>
          </table:table-cell>
          <table:table-cell table:formula="of:=MID([.E473];7;5)" office:value-type="string" office:string-value="43.30" calcext:value-type="string">
            <text:p>43.30</text:p>
          </table:table-cell>
          <table:table-cell office:value-type="string" calcext:value-type="string">
            <text:p>094-05-34.3000W</text:p>
          </table:table-cell>
          <table:table-cell table:formula="of:=LEFT([.I473];3)" office:value-type="string" office:string-value="094" calcext:value-type="string">
            <text:p>094</text:p>
          </table:table-cell>
          <table:table-cell table:formula="of:=MID([.I473];5;2)" office:value-type="string" office:string-value="05" calcext:value-type="string">
            <text:p>05</text:p>
          </table:table-cell>
          <table:table-cell table:formula="of:=MID([.I473];8;5)" office:value-type="string" office:string-value="34.30" calcext:value-type="string">
            <text:p>34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Y0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OWSTRING</text:p>
          </table:table-cell>
          <table:table-cell office:value-type="string" calcext:value-type="string">
            <text:p>47-33-29.5944N</text:p>
          </table:table-cell>
          <table:table-cell table:formula="of:=LEFT([.E474];2)" office:value-type="string" office:string-value="47" calcext:value-type="string">
            <text:p>47</text:p>
          </table:table-cell>
          <table:table-cell table:formula="of:=MID([.E474];4;2)" office:value-type="string" office:string-value="33" calcext:value-type="string">
            <text:p>33</text:p>
          </table:table-cell>
          <table:table-cell table:formula="of:=MID([.E474];7;5)" office:value-type="string" office:string-value="29.59" calcext:value-type="string">
            <text:p>29.59</text:p>
          </table:table-cell>
          <table:table-cell office:value-type="string" calcext:value-type="string">
            <text:p>093-52-11.8359W</text:p>
          </table:table-cell>
          <table:table-cell table:formula="of:=LEFT([.I474];3)" office:value-type="string" office:string-value="093" calcext:value-type="string">
            <text:p>093</text:p>
          </table:table-cell>
          <table:table-cell table:formula="of:=MID([.I474];5;2)" office:value-type="string" office:string-value="52" calcext:value-type="string">
            <text:p>52</text:p>
          </table:table-cell>
          <table:table-cell table:formula="of:=MID([.I474];8;5)" office:value-type="string" office:string-value="11.83" calcext:value-type="string">
            <text:p>11.8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RAINERD LAKES RGNL</text:p>
          </table:table-cell>
          <table:table-cell office:value-type="string" calcext:value-type="string">
            <text:p>46-24-15.2000N</text:p>
          </table:table-cell>
          <table:table-cell table:formula="of:=LEFT([.E475];2)" office:value-type="string" office:string-value="46" calcext:value-type="string">
            <text:p>46</text:p>
          </table:table-cell>
          <table:table-cell table:formula="of:=MID([.E475];4;2)" office:value-type="string" office:string-value="24" calcext:value-type="string">
            <text:p>24</text:p>
          </table:table-cell>
          <table:table-cell table:formula="of:=MID([.E475];7;5)" office:value-type="string" office:string-value="15.20" calcext:value-type="string">
            <text:p>15.20</text:p>
          </table:table-cell>
          <table:table-cell office:value-type="string" calcext:value-type="string">
            <text:p>094-08-01.7000W</text:p>
          </table:table-cell>
          <table:table-cell table:formula="of:=LEFT([.I475];3)" office:value-type="string" office:string-value="094" calcext:value-type="string">
            <text:p>094</text:p>
          </table:table-cell>
          <table:table-cell table:formula="of:=MID([.I475];5;2)" office:value-type="string" office:string-value="08" calcext:value-type="string">
            <text:p>08</text:p>
          </table:table-cell>
          <table:table-cell table:formula="of:=MID([.I475];8;5)" office:value-type="string" office:string-value="01.70" calcext:value-type="string">
            <text:p>01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ROOTEN MUNI/JOHN O BOHMER FIELD</text:p>
          </table:table-cell>
          <table:table-cell office:value-type="string" calcext:value-type="string">
            <text:p>45-29-49.3750N</text:p>
          </table:table-cell>
          <table:table-cell table:formula="of:=LEFT([.E476];2)" office:value-type="string" office:string-value="45" calcext:value-type="string">
            <text:p>45</text:p>
          </table:table-cell>
          <table:table-cell table:formula="of:=MID([.E476];4;2)" office:value-type="string" office:string-value="29" calcext:value-type="string">
            <text:p>29</text:p>
          </table:table-cell>
          <table:table-cell table:formula="of:=MID([.E476];7;5)" office:value-type="string" office:string-value="49.37" calcext:value-type="string">
            <text:p>49.37</text:p>
          </table:table-cell>
          <table:table-cell office:value-type="string" calcext:value-type="string">
            <text:p>095-06-15.1550W</text:p>
          </table:table-cell>
          <table:table-cell table:formula="of:=LEFT([.I476];3)" office:value-type="string" office:string-value="095" calcext:value-type="string">
            <text:p>095</text:p>
          </table:table-cell>
          <table:table-cell table:formula="of:=MID([.I476];5;2)" office:value-type="string" office:string-value="06" calcext:value-type="string">
            <text:p>06</text:p>
          </table:table-cell>
          <table:table-cell table:formula="of:=MID([.I476];8;5)" office:value-type="string" office:string-value="15.15" calcext:value-type="string">
            <text:p>15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UFFALO MUNI</text:p>
          </table:table-cell>
          <table:table-cell office:value-type="string" calcext:value-type="string">
            <text:p>45-09-31.8000N</text:p>
          </table:table-cell>
          <table:table-cell table:formula="of:=LEFT([.E477];2)" office:value-type="string" office:string-value="45" calcext:value-type="string">
            <text:p>45</text:p>
          </table:table-cell>
          <table:table-cell table:formula="of:=MID([.E477];4;2)" office:value-type="string" office:string-value="09" calcext:value-type="string">
            <text:p>09</text:p>
          </table:table-cell>
          <table:table-cell table:formula="of:=MID([.E477];7;5)" office:value-type="string" office:string-value="31.80" calcext:value-type="string">
            <text:p>31.80</text:p>
          </table:table-cell>
          <table:table-cell office:value-type="string" calcext:value-type="string">
            <text:p>093-50-35.9000W</text:p>
          </table:table-cell>
          <table:table-cell table:formula="of:=LEFT([.I477];3)" office:value-type="string" office:string-value="093" calcext:value-type="string">
            <text:p>093</text:p>
          </table:table-cell>
          <table:table-cell table:formula="of:=MID([.I477];5;2)" office:value-type="string" office:string-value="50" calcext:value-type="string">
            <text:p>50</text:p>
          </table:table-cell>
          <table:table-cell table:formula="of:=MID([.I477];8;5)" office:value-type="string" office:string-value="35.90" calcext:value-type="string">
            <text:p>35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43-35-46.8910N</text:p>
          </table:table-cell>
          <table:table-cell table:formula="of:=LEFT([.E478];2)" office:value-type="string" office:string-value="43" calcext:value-type="string">
            <text:p>43</text:p>
          </table:table-cell>
          <table:table-cell table:formula="of:=MID([.E478];4;2)" office:value-type="string" office:string-value="35" calcext:value-type="string">
            <text:p>35</text:p>
          </table:table-cell>
          <table:table-cell table:formula="of:=MID([.E478];7;5)" office:value-type="string" office:string-value="46.89" calcext:value-type="string">
            <text:p>46.89</text:p>
          </table:table-cell>
          <table:table-cell office:value-type="string" calcext:value-type="string">
            <text:p>091-30-14.2070W</text:p>
          </table:table-cell>
          <table:table-cell table:formula="of:=LEFT([.I478];3)" office:value-type="string" office:string-value="091" calcext:value-type="string">
            <text:p>091</text:p>
          </table:table-cell>
          <table:table-cell table:formula="of:=MID([.I478];5;2)" office:value-type="string" office:string-value="30" calcext:value-type="string">
            <text:p>30</text:p>
          </table:table-cell>
          <table:table-cell table:formula="of:=MID([.I478];8;5)" office:value-type="string" office:string-value="14.20" calcext:value-type="string">
            <text:p>14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AMBRIDGE MUNI</text:p>
          </table:table-cell>
          <table:table-cell office:value-type="string" calcext:value-type="string">
            <text:p>45-33-26.9795N</text:p>
          </table:table-cell>
          <table:table-cell table:formula="of:=LEFT([.E479];2)" office:value-type="string" office:string-value="45" calcext:value-type="string">
            <text:p>45</text:p>
          </table:table-cell>
          <table:table-cell table:formula="of:=MID([.E479];4;2)" office:value-type="string" office:string-value="33" calcext:value-type="string">
            <text:p>33</text:p>
          </table:table-cell>
          <table:table-cell table:formula="of:=MID([.E479];7;5)" office:value-type="string" office:string-value="26.97" calcext:value-type="string">
            <text:p>26.97</text:p>
          </table:table-cell>
          <table:table-cell office:value-type="string" calcext:value-type="string">
            <text:p>093-15-51.0610W</text:p>
          </table:table-cell>
          <table:table-cell table:formula="of:=LEFT([.I479];3)" office:value-type="string" office:string-value="093" calcext:value-type="string">
            <text:p>093</text:p>
          </table:table-cell>
          <table:table-cell table:formula="of:=MID([.I479];5;2)" office:value-type="string" office:string-value="15" calcext:value-type="string">
            <text:p>15</text:p>
          </table:table-cell>
          <table:table-cell table:formula="of:=MID([.I479];8;5)" office:value-type="string" office:string-value="51.06" calcext:value-type="string">
            <text:p>51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N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YERS FIELD</text:p>
          </table:table-cell>
          <table:table-cell office:value-type="string" calcext:value-type="string">
            <text:p>44-43-46.2000N</text:p>
          </table:table-cell>
          <table:table-cell table:formula="of:=LEFT([.E480];2)" office:value-type="string" office:string-value="44" calcext:value-type="string">
            <text:p>44</text:p>
          </table:table-cell>
          <table:table-cell table:formula="of:=MID([.E480];4;2)" office:value-type="string" office:string-value="43" calcext:value-type="string">
            <text:p>43</text:p>
          </table:table-cell>
          <table:table-cell table:formula="of:=MID([.E480];7;5)" office:value-type="string" office:string-value="46.20" calcext:value-type="string">
            <text:p>46.20</text:p>
          </table:table-cell>
          <table:table-cell office:value-type="string" calcext:value-type="string">
            <text:p>096-15-57.7000W</text:p>
          </table:table-cell>
          <table:table-cell table:formula="of:=LEFT([.I480];3)" office:value-type="string" office:string-value="096" calcext:value-type="string">
            <text:p>096</text:p>
          </table:table-cell>
          <table:table-cell table:formula="of:=MID([.I480];5;2)" office:value-type="string" office:string-value="15" calcext:value-type="string">
            <text:p>15</text:p>
          </table:table-cell>
          <table:table-cell table:formula="of:=MID([.I480];8;5)" office:value-type="string" office:string-value="57.70" calcext:value-type="string">
            <text:p>57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Y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LARISSA MUNI</text:p>
          </table:table-cell>
          <table:table-cell office:value-type="string" calcext:value-type="string">
            <text:p>46-06-46.8700N</text:p>
          </table:table-cell>
          <table:table-cell table:formula="of:=LEFT([.E481];2)" office:value-type="string" office:string-value="46" calcext:value-type="string">
            <text:p>46</text:p>
          </table:table-cell>
          <table:table-cell table:formula="of:=MID([.E481];4;2)" office:value-type="string" office:string-value="06" calcext:value-type="string">
            <text:p>06</text:p>
          </table:table-cell>
          <table:table-cell table:formula="of:=MID([.E481];7;5)" office:value-type="string" office:string-value="46.87" calcext:value-type="string">
            <text:p>46.87</text:p>
          </table:table-cell>
          <table:table-cell office:value-type="string" calcext:value-type="string">
            <text:p>094-54-24.0830W</text:p>
          </table:table-cell>
          <table:table-cell table:formula="of:=LEFT([.I481];3)" office:value-type="string" office:string-value="094" calcext:value-type="string">
            <text:p>094</text:p>
          </table:table-cell>
          <table:table-cell table:formula="of:=MID([.I481];5;2)" office:value-type="string" office:string-value="54" calcext:value-type="string">
            <text:p>54</text:p>
          </table:table-cell>
          <table:table-cell table:formula="of:=MID([.I481];8;5)" office:value-type="string" office:string-value="24.08" calcext:value-type="string">
            <text:p>24.0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Y6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EADERS CLEAR LAKE</text:p>
          </table:table-cell>
          <table:table-cell office:value-type="string" calcext:value-type="string">
            <text:p>45-26-39.8760N</text:p>
          </table:table-cell>
          <table:table-cell table:formula="of:=LEFT([.E482];2)" office:value-type="string" office:string-value="45" calcext:value-type="string">
            <text:p>45</text:p>
          </table:table-cell>
          <table:table-cell table:formula="of:=MID([.E482];4;2)" office:value-type="string" office:string-value="26" calcext:value-type="string">
            <text:p>26</text:p>
          </table:table-cell>
          <table:table-cell table:formula="of:=MID([.E482];7;5)" office:value-type="string" office:string-value="39.87" calcext:value-type="string">
            <text:p>39.87</text:p>
          </table:table-cell>
          <table:table-cell office:value-type="string" calcext:value-type="string">
            <text:p>093-58-15.9300W</text:p>
          </table:table-cell>
          <table:table-cell table:formula="of:=LEFT([.I482];3)" office:value-type="string" office:string-value="093" calcext:value-type="string">
            <text:p>093</text:p>
          </table:table-cell>
          <table:table-cell table:formula="of:=MID([.I482];5;2)" office:value-type="string" office:string-value="58" calcext:value-type="string">
            <text:p>58</text:p>
          </table:table-cell>
          <table:table-cell table:formula="of:=MID([.I482];8;5)" office:value-type="string" office:string-value="15.93" calcext:value-type="string">
            <text:p>15.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LOQUET CARLTON COUNTY</text:p>
          </table:table-cell>
          <table:table-cell office:value-type="string" calcext:value-type="string">
            <text:p>46-42-04.0000N</text:p>
          </table:table-cell>
          <table:table-cell table:formula="of:=LEFT([.E483];2)" office:value-type="string" office:string-value="46" calcext:value-type="string">
            <text:p>46</text:p>
          </table:table-cell>
          <table:table-cell table:formula="of:=MID([.E483];4;2)" office:value-type="string" office:string-value="42" calcext:value-type="string">
            <text:p>42</text:p>
          </table:table-cell>
          <table:table-cell table:formula="of:=MID([.E483];7;5)" office:value-type="string" office:string-value="04.00" calcext:value-type="string">
            <text:p>04.00</text:p>
          </table:table-cell>
          <table:table-cell office:value-type="string" calcext:value-type="string">
            <text:p>092-30-12.8000W</text:p>
          </table:table-cell>
          <table:table-cell table:formula="of:=LEFT([.I483];3)" office:value-type="string" office:string-value="092" calcext:value-type="string">
            <text:p>092</text:p>
          </table:table-cell>
          <table:table-cell table:formula="of:=MID([.I483];5;2)" office:value-type="string" office:string-value="30" calcext:value-type="string">
            <text:p>30</text:p>
          </table:table-cell>
          <table:table-cell table:formula="of:=MID([.I483];8;5)" office:value-type="string" office:string-value="12.80" calcext:value-type="string">
            <text:p>12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Q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OOK MUNI</text:p>
          </table:table-cell>
          <table:table-cell office:value-type="string" calcext:value-type="string">
            <text:p>47-49-19.5000N</text:p>
          </table:table-cell>
          <table:table-cell table:formula="of:=LEFT([.E484];2)" office:value-type="string" office:string-value="47" calcext:value-type="string">
            <text:p>47</text:p>
          </table:table-cell>
          <table:table-cell table:formula="of:=MID([.E484];4;2)" office:value-type="string" office:string-value="49" calcext:value-type="string">
            <text:p>49</text:p>
          </table:table-cell>
          <table:table-cell table:formula="of:=MID([.E484];7;5)" office:value-type="string" office:string-value="19.50" calcext:value-type="string">
            <text:p>19.50</text:p>
          </table:table-cell>
          <table:table-cell office:value-type="string" calcext:value-type="string">
            <text:p>092-41-25.9000W</text:p>
          </table:table-cell>
          <table:table-cell table:formula="of:=LEFT([.I484];3)" office:value-type="string" office:string-value="092" calcext:value-type="string">
            <text:p>092</text:p>
          </table:table-cell>
          <table:table-cell table:formula="of:=MID([.I484];5;2)" office:value-type="string" office:string-value="41" calcext:value-type="string">
            <text:p>41</text:p>
          </table:table-cell>
          <table:table-cell table:formula="of:=MID([.I484];8;5)" office:value-type="string" office:string-value="25.90" calcext:value-type="string">
            <text:p>25.9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COTTS</text:p>
          </table:table-cell>
          <table:table-cell office:value-type="string" calcext:value-type="string">
            <text:p>48-15-59.6580N</text:p>
          </table:table-cell>
          <table:table-cell table:formula="of:=LEFT([.E485];2)" office:value-type="string" office:string-value="48" calcext:value-type="string">
            <text:p>48</text:p>
          </table:table-cell>
          <table:table-cell table:formula="of:=MID([.E485];4;2)" office:value-type="string" office:string-value="15" calcext:value-type="string">
            <text:p>15</text:p>
          </table:table-cell>
          <table:table-cell table:formula="of:=MID([.E485];7;5)" office:value-type="string" office:string-value="59.65" calcext:value-type="string">
            <text:p>59.65</text:p>
          </table:table-cell>
          <table:table-cell office:value-type="string" calcext:value-type="string">
            <text:p>092-29-00.5680W</text:p>
          </table:table-cell>
          <table:table-cell table:formula="of:=LEFT([.I485];3)" office:value-type="string" office:string-value="092" calcext:value-type="string">
            <text:p>092</text:p>
          </table:table-cell>
          <table:table-cell table:formula="of:=MID([.I485];5;2)" office:value-type="string" office:string-value="29" calcext:value-type="string">
            <text:p>29</text:p>
          </table:table-cell>
          <table:table-cell table:formula="of:=MID([.I485];8;5)" office:value-type="string" office:string-value="00.56" calcext:value-type="string">
            <text:p>00.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K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ROOKSTON MUNI KIRKWOOD FLD</text:p>
          </table:table-cell>
          <table:table-cell office:value-type="string" calcext:value-type="string">
            <text:p>47-50-29.9650N</text:p>
          </table:table-cell>
          <table:table-cell table:formula="of:=LEFT([.E486];2)" office:value-type="string" office:string-value="47" calcext:value-type="string">
            <text:p>47</text:p>
          </table:table-cell>
          <table:table-cell table:formula="of:=MID([.E486];4;2)" office:value-type="string" office:string-value="50" calcext:value-type="string">
            <text:p>50</text:p>
          </table:table-cell>
          <table:table-cell table:formula="of:=MID([.E486];7;5)" office:value-type="string" office:string-value="29.96" calcext:value-type="string">
            <text:p>29.96</text:p>
          </table:table-cell>
          <table:table-cell office:value-type="string" calcext:value-type="string">
            <text:p>096-37-17.2330W</text:p>
          </table:table-cell>
          <table:table-cell table:formula="of:=LEFT([.I486];3)" office:value-type="string" office:string-value="096" calcext:value-type="string">
            <text:p>096</text:p>
          </table:table-cell>
          <table:table-cell table:formula="of:=MID([.I486];5;2)" office:value-type="string" office:string-value="37" calcext:value-type="string">
            <text:p>37</text:p>
          </table:table-cell>
          <table:table-cell table:formula="of:=MID([.I486];8;5)" office:value-type="string" office:string-value="17.23" calcext:value-type="string">
            <text:p>17.23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M6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IRCH LAKE</text:p>
          </table:table-cell>
          <table:table-cell office:value-type="string" calcext:value-type="string">
            <text:p>46-22-10.8500N</text:p>
          </table:table-cell>
          <table:table-cell table:formula="of:=LEFT([.E487];2)" office:value-type="string" office:string-value="46" calcext:value-type="string">
            <text:p>46</text:p>
          </table:table-cell>
          <table:table-cell table:formula="of:=MID([.E487];4;2)" office:value-type="string" office:string-value="22" calcext:value-type="string">
            <text:p>22</text:p>
          </table:table-cell>
          <table:table-cell table:formula="of:=MID([.E487];7;5)" office:value-type="string" office:string-value="10.85" calcext:value-type="string">
            <text:p>10.85</text:p>
          </table:table-cell>
          <table:table-cell office:value-type="string" calcext:value-type="string">
            <text:p>093-48-49.9200W</text:p>
          </table:table-cell>
          <table:table-cell table:formula="of:=LEFT([.I487];3)" office:value-type="string" office:string-value="093" calcext:value-type="string">
            <text:p>093</text:p>
          </table:table-cell>
          <table:table-cell table:formula="of:=MID([.I487];5;2)" office:value-type="string" office:string-value="48" calcext:value-type="string">
            <text:p>48</text:p>
          </table:table-cell>
          <table:table-cell table:formula="of:=MID([.I487];8;5)" office:value-type="string" office:string-value="49.92" calcext:value-type="string">
            <text:p>49.9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T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ETROIT LAKES-WETHING FIELD</text:p>
          </table:table-cell>
          <table:table-cell office:value-type="string" calcext:value-type="string">
            <text:p>46-49-30.6000N</text:p>
          </table:table-cell>
          <table:table-cell table:formula="of:=LEFT([.E488];2)" office:value-type="string" office:string-value="46" calcext:value-type="string">
            <text:p>46</text:p>
          </table:table-cell>
          <table:table-cell table:formula="of:=MID([.E488];4;2)" office:value-type="string" office:string-value="49" calcext:value-type="string">
            <text:p>49</text:p>
          </table:table-cell>
          <table:table-cell table:formula="of:=MID([.E488];7;5)" office:value-type="string" office:string-value="30.60" calcext:value-type="string">
            <text:p>30.60</text:p>
          </table:table-cell>
          <table:table-cell office:value-type="string" calcext:value-type="string">
            <text:p>095-53-08.1000W</text:p>
          </table:table-cell>
          <table:table-cell table:formula="of:=LEFT([.I488];3)" office:value-type="string" office:string-value="095" calcext:value-type="string">
            <text:p>095</text:p>
          </table:table-cell>
          <table:table-cell table:formula="of:=MID([.I488];5;2)" office:value-type="string" office:string-value="53" calcext:value-type="string">
            <text:p>53</text:p>
          </table:table-cell>
          <table:table-cell table:formula="of:=MID([.I488];8;5)" office:value-type="string" office:string-value="08.10" calcext:value-type="string">
            <text:p>08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ODGE CENTER</text:p>
          </table:table-cell>
          <table:table-cell office:value-type="string" calcext:value-type="string">
            <text:p>44-01-04.7843N</text:p>
          </table:table-cell>
          <table:table-cell table:formula="of:=LEFT([.E489];2)" office:value-type="string" office:string-value="44" calcext:value-type="string">
            <text:p>44</text:p>
          </table:table-cell>
          <table:table-cell table:formula="of:=MID([.E489];4;2)" office:value-type="string" office:string-value="01" calcext:value-type="string">
            <text:p>01</text:p>
          </table:table-cell>
          <table:table-cell table:formula="of:=MID([.E489];7;5)" office:value-type="string" office:string-value="04.78" calcext:value-type="string">
            <text:p>04.78</text:p>
          </table:table-cell>
          <table:table-cell office:value-type="string" calcext:value-type="string">
            <text:p>092-49-53.8322W</text:p>
          </table:table-cell>
          <table:table-cell table:formula="of:=LEFT([.I489];3)" office:value-type="string" office:string-value="092" calcext:value-type="string">
            <text:p>092</text:p>
          </table:table-cell>
          <table:table-cell table:formula="of:=MID([.I489];5;2)" office:value-type="string" office:string-value="49" calcext:value-type="string">
            <text:p>49</text:p>
          </table:table-cell>
          <table:table-cell table:formula="of:=MID([.I489];8;5)" office:value-type="string" office:string-value="53.83" calcext:value-type="string">
            <text:p>53.8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L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 INTL</text:p>
          </table:table-cell>
          <table:table-cell office:value-type="string" calcext:value-type="string">
            <text:p>46-50-31.5000N</text:p>
          </table:table-cell>
          <table:table-cell table:formula="of:=LEFT([.E490];2)" office:value-type="string" office:string-value="46" calcext:value-type="string">
            <text:p>46</text:p>
          </table:table-cell>
          <table:table-cell table:formula="of:=MID([.E490];4;2)" office:value-type="string" office:string-value="50" calcext:value-type="string">
            <text:p>50</text:p>
          </table:table-cell>
          <table:table-cell table:formula="of:=MID([.E490];7;5)" office:value-type="string" office:string-value="31.50" calcext:value-type="string">
            <text:p>31.50</text:p>
          </table:table-cell>
          <table:table-cell office:value-type="string" calcext:value-type="string">
            <text:p>092-11-37.1000W</text:p>
          </table:table-cell>
          <table:table-cell table:formula="of:=LEFT([.I490];3)" office:value-type="string" office:string-value="092" calcext:value-type="string">
            <text:p>092</text:p>
          </table:table-cell>
          <table:table-cell table:formula="of:=MID([.I490];5;2)" office:value-type="string" office:string-value="11" calcext:value-type="string">
            <text:p>11</text:p>
          </table:table-cell>
          <table:table-cell table:formula="of:=MID([.I490];8;5)" office:value-type="string" office:string-value="37.10" calcext:value-type="string">
            <text:p>37.1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9M0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 COUNTRY</text:p>
          </table:table-cell>
          <table:table-cell office:value-type="string" calcext:value-type="string">
            <text:p>47-00-53.7700N</text:p>
          </table:table-cell>
          <table:table-cell table:formula="of:=LEFT([.E491];2)" office:value-type="string" office:string-value="47" calcext:value-type="string">
            <text:p>47</text:p>
          </table:table-cell>
          <table:table-cell table:formula="of:=MID([.E491];4;2)" office:value-type="string" office:string-value="00" calcext:value-type="string">
            <text:p>00</text:p>
          </table:table-cell>
          <table:table-cell table:formula="of:=MID([.E491];7;5)" office:value-type="string" office:string-value="53.77" calcext:value-type="string">
            <text:p>53.77</text:p>
          </table:table-cell>
          <table:table-cell office:value-type="string" calcext:value-type="string">
            <text:p>092-10-05.6700W</text:p>
          </table:table-cell>
          <table:table-cell table:formula="of:=LEFT([.I491];3)" office:value-type="string" office:string-value="092" calcext:value-type="string">
            <text:p>092</text:p>
          </table:table-cell>
          <table:table-cell table:formula="of:=MID([.I491];5;2)" office:value-type="string" office:string-value="10" calcext:value-type="string">
            <text:p>10</text:p>
          </table:table-cell>
          <table:table-cell table:formula="of:=MID([.I491];8;5)" office:value-type="string" office:string-value="05.67" calcext:value-type="string">
            <text:p>05.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Y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KY HARBOR</text:p>
          </table:table-cell>
          <table:table-cell office:value-type="string" calcext:value-type="string">
            <text:p>46-43-18.6990N</text:p>
          </table:table-cell>
          <table:table-cell table:formula="of:=LEFT([.E492];2)" office:value-type="string" office:string-value="46" calcext:value-type="string">
            <text:p>46</text:p>
          </table:table-cell>
          <table:table-cell table:formula="of:=MID([.E492];4;2)" office:value-type="string" office:string-value="43" calcext:value-type="string">
            <text:p>43</text:p>
          </table:table-cell>
          <table:table-cell table:formula="of:=MID([.E492];7;5)" office:value-type="string" office:string-value="18.69" calcext:value-type="string">
            <text:p>18.69</text:p>
          </table:table-cell>
          <table:table-cell office:value-type="string" calcext:value-type="string">
            <text:p>092-02-36.3800W</text:p>
          </table:table-cell>
          <table:table-cell table:formula="of:=LEFT([.I492];3)" office:value-type="string" office:string-value="092" calcext:value-type="string">
            <text:p>092</text:p>
          </table:table-cell>
          <table:table-cell table:formula="of:=MID([.I492];5;2)" office:value-type="string" office:string-value="02" calcext:value-type="string">
            <text:p>02</text:p>
          </table:table-cell>
          <table:table-cell table:formula="of:=MID([.I492];8;5)" office:value-type="string" office:string-value="36.38" calcext:value-type="string">
            <text:p>36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Y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AST GULL LAKE</text:p>
          </table:table-cell>
          <table:table-cell office:value-type="string" calcext:value-type="string">
            <text:p>46-23-01.8800N</text:p>
          </table:table-cell>
          <table:table-cell table:formula="of:=LEFT([.E493];2)" office:value-type="string" office:string-value="46" calcext:value-type="string">
            <text:p>46</text:p>
          </table:table-cell>
          <table:table-cell table:formula="of:=MID([.E493];4;2)" office:value-type="string" office:string-value="23" calcext:value-type="string">
            <text:p>23</text:p>
          </table:table-cell>
          <table:table-cell table:formula="of:=MID([.E493];7;5)" office:value-type="string" office:string-value="01.88" calcext:value-type="string">
            <text:p>01.88</text:p>
          </table:table-cell>
          <table:table-cell office:value-type="string" calcext:value-type="string">
            <text:p>094-22-25.0100W</text:p>
          </table:table-cell>
          <table:table-cell table:formula="of:=LEFT([.I493];3)" office:value-type="string" office:string-value="094" calcext:value-type="string">
            <text:p>094</text:p>
          </table:table-cell>
          <table:table-cell table:formula="of:=MID([.I493];5;2)" office:value-type="string" office:string-value="22" calcext:value-type="string">
            <text:p>22</text:p>
          </table:table-cell>
          <table:table-cell table:formula="of:=MID([.I493];8;5)" office:value-type="string" office:string-value="25.01" calcext:value-type="string">
            <text:p>25.01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EAM BOAT BAY SEAPLANE BASE</text:p>
          </table:table-cell>
          <table:table-cell office:value-type="string" calcext:value-type="string">
            <text:p>46-23-52.3000N</text:p>
          </table:table-cell>
          <table:table-cell table:formula="of:=LEFT([.E494];2)" office:value-type="string" office:string-value="46" calcext:value-type="string">
            <text:p>46</text:p>
          </table:table-cell>
          <table:table-cell table:formula="of:=MID([.E494];4;2)" office:value-type="string" office:string-value="23" calcext:value-type="string">
            <text:p>23</text:p>
          </table:table-cell>
          <table:table-cell table:formula="of:=MID([.E494];7;5)" office:value-type="string" office:string-value="52.30" calcext:value-type="string">
            <text:p>52.30</text:p>
          </table:table-cell>
          <table:table-cell office:value-type="string" calcext:value-type="string">
            <text:p>094-22-15.6000W</text:p>
          </table:table-cell>
          <table:table-cell table:formula="of:=LEFT([.I494];3)" office:value-type="string" office:string-value="094" calcext:value-type="string">
            <text:p>094</text:p>
          </table:table-cell>
          <table:table-cell table:formula="of:=MID([.I494];5;2)" office:value-type="string" office:string-value="22" calcext:value-type="string">
            <text:p>22</text:p>
          </table:table-cell>
          <table:table-cell table:formula="of:=MID([.I494];8;5)" office:value-type="string" office:string-value="15.60" calcext:value-type="string">
            <text:p>15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63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LBOW LAKE MUNI - PRIDE OF THE PRAIRIE</text:p>
          </table:table-cell>
          <table:table-cell office:value-type="string" calcext:value-type="string">
            <text:p>45-59-05.3956N</text:p>
          </table:table-cell>
          <table:table-cell table:formula="of:=LEFT([.E495];2)" office:value-type="string" office:string-value="45" calcext:value-type="string">
            <text:p>45</text:p>
          </table:table-cell>
          <table:table-cell table:formula="of:=MID([.E495];4;2)" office:value-type="string" office:string-value="59" calcext:value-type="string">
            <text:p>59</text:p>
          </table:table-cell>
          <table:table-cell table:formula="of:=MID([.E495];7;5)" office:value-type="string" office:string-value="05.39" calcext:value-type="string">
            <text:p>05.39</text:p>
          </table:table-cell>
          <table:table-cell office:value-type="string" calcext:value-type="string">
            <text:p>095-59-30.6698W</text:p>
          </table:table-cell>
          <table:table-cell table:formula="of:=LEFT([.I495];3)" office:value-type="string" office:string-value="095" calcext:value-type="string">
            <text:p>095</text:p>
          </table:table-cell>
          <table:table-cell table:formula="of:=MID([.I495];5;2)" office:value-type="string" office:string-value="59" calcext:value-type="string">
            <text:p>59</text:p>
          </table:table-cell>
          <table:table-cell table:formula="of:=MID([.I495];8;5)" office:value-type="string" office:string-value="30.66" calcext:value-type="string">
            <text:p>30.6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LY MUNI</text:p>
          </table:table-cell>
          <table:table-cell office:value-type="string" calcext:value-type="string">
            <text:p>47-49-26.4471N</text:p>
          </table:table-cell>
          <table:table-cell table:formula="of:=LEFT([.E496];2)" office:value-type="string" office:string-value="47" calcext:value-type="string">
            <text:p>47</text:p>
          </table:table-cell>
          <table:table-cell table:formula="of:=MID([.E496];4;2)" office:value-type="string" office:string-value="49" calcext:value-type="string">
            <text:p>49</text:p>
          </table:table-cell>
          <table:table-cell table:formula="of:=MID([.E496];7;5)" office:value-type="string" office:string-value="26.44" calcext:value-type="string">
            <text:p>26.44</text:p>
          </table:table-cell>
          <table:table-cell office:value-type="string" calcext:value-type="string">
            <text:p>091-49-45.5541W</text:p>
          </table:table-cell>
          <table:table-cell table:formula="of:=LEFT([.I496];3)" office:value-type="string" office:string-value="091" calcext:value-type="string">
            <text:p>091</text:p>
          </table:table-cell>
          <table:table-cell table:formula="of:=MID([.I496];5;2)" office:value-type="string" office:string-value="49" calcext:value-type="string">
            <text:p>49</text:p>
          </table:table-cell>
          <table:table-cell table:formula="of:=MID([.I496];8;5)" office:value-type="string" office:string-value="45.55" calcext:value-type="string">
            <text:p>45.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V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EVELETH-VIRGINIA MUNI</text:p>
          </table:table-cell>
          <table:table-cell office:value-type="string" calcext:value-type="string">
            <text:p>47-25-27.0000N</text:p>
          </table:table-cell>
          <table:table-cell table:formula="of:=LEFT([.E497];2)" office:value-type="string" office:string-value="47" calcext:value-type="string">
            <text:p>47</text:p>
          </table:table-cell>
          <table:table-cell table:formula="of:=MID([.E497];4;2)" office:value-type="string" office:string-value="25" calcext:value-type="string">
            <text:p>25</text:p>
          </table:table-cell>
          <table:table-cell table:formula="of:=MID([.E497];7;5)" office:value-type="string" office:string-value="27.00" calcext:value-type="string">
            <text:p>27.00</text:p>
          </table:table-cell>
          <table:table-cell office:value-type="string" calcext:value-type="string">
            <text:p>092-29-47.6000W</text:p>
          </table:table-cell>
          <table:table-cell table:formula="of:=LEFT([.I497];3)" office:value-type="string" office:string-value="092" calcext:value-type="string">
            <text:p>092</text:p>
          </table:table-cell>
          <table:table-cell table:formula="of:=MID([.I497];5;2)" office:value-type="string" office:string-value="29" calcext:value-type="string">
            <text:p>29</text:p>
          </table:table-cell>
          <table:table-cell table:formula="of:=MID([.I497];8;5)" office:value-type="string" office:string-value="47.60" calcext:value-type="string">
            <text:p>47.6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9Y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KY HARBOR</text:p>
          </table:table-cell>
          <table:table-cell office:value-type="string" calcext:value-type="string">
            <text:p>47-27-34.7380N</text:p>
          </table:table-cell>
          <table:table-cell table:formula="of:=LEFT([.E498];2)" office:value-type="string" office:string-value="47" calcext:value-type="string">
            <text:p>47</text:p>
          </table:table-cell>
          <table:table-cell table:formula="of:=MID([.E498];4;2)" office:value-type="string" office:string-value="27" calcext:value-type="string">
            <text:p>27</text:p>
          </table:table-cell>
          <table:table-cell table:formula="of:=MID([.E498];7;5)" office:value-type="string" office:string-value="34.73" calcext:value-type="string">
            <text:p>34.73</text:p>
          </table:table-cell>
          <table:table-cell office:value-type="string" calcext:value-type="string">
            <text:p>092-28-35.6620W</text:p>
          </table:table-cell>
          <table:table-cell table:formula="of:=LEFT([.I498];3)" office:value-type="string" office:string-value="092" calcext:value-type="string">
            <text:p>092</text:p>
          </table:table-cell>
          <table:table-cell table:formula="of:=MID([.I498];5;2)" office:value-type="string" office:string-value="28" calcext:value-type="string">
            <text:p>28</text:p>
          </table:table-cell>
          <table:table-cell table:formula="of:=MID([.I498];8;5)" office:value-type="string" office:string-value="35.66" calcext:value-type="string">
            <text:p>35.6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IRMONT MUNI</text:p>
          </table:table-cell>
          <table:table-cell office:value-type="string" calcext:value-type="string">
            <text:p>43-38-38.2000N</text:p>
          </table:table-cell>
          <table:table-cell table:formula="of:=LEFT([.E499];2)" office:value-type="string" office:string-value="43" calcext:value-type="string">
            <text:p>43</text:p>
          </table:table-cell>
          <table:table-cell table:formula="of:=MID([.E499];4;2)" office:value-type="string" office:string-value="38" calcext:value-type="string">
            <text:p>38</text:p>
          </table:table-cell>
          <table:table-cell table:formula="of:=MID([.E499];7;5)" office:value-type="string" office:string-value="38.20" calcext:value-type="string">
            <text:p>38.20</text:p>
          </table:table-cell>
          <table:table-cell office:value-type="string" calcext:value-type="string">
            <text:p>094-24-56.2000W</text:p>
          </table:table-cell>
          <table:table-cell table:formula="of:=LEFT([.I499];3)" office:value-type="string" office:string-value="094" calcext:value-type="string">
            <text:p>094</text:p>
          </table:table-cell>
          <table:table-cell table:formula="of:=MID([.I499];5;2)" office:value-type="string" office:string-value="24" calcext:value-type="string">
            <text:p>24</text:p>
          </table:table-cell>
          <table:table-cell table:formula="of:=MID([.I499];8;5)" office:value-type="string" office:string-value="56.20" calcext:value-type="string">
            <text:p>56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B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RIBAULT MUNI</text:p>
          </table:table-cell>
          <table:table-cell office:value-type="string" calcext:value-type="string">
            <text:p>44-19-44.2898N</text:p>
          </table:table-cell>
          <table:table-cell table:formula="of:=LEFT([.E500];2)" office:value-type="string" office:string-value="44" calcext:value-type="string">
            <text:p>44</text:p>
          </table:table-cell>
          <table:table-cell table:formula="of:=MID([.E500];4;2)" office:value-type="string" office:string-value="19" calcext:value-type="string">
            <text:p>19</text:p>
          </table:table-cell>
          <table:table-cell table:formula="of:=MID([.E500];7;5)" office:value-type="string" office:string-value="44.28" calcext:value-type="string">
            <text:p>44.28</text:p>
          </table:table-cell>
          <table:table-cell office:value-type="string" calcext:value-type="string">
            <text:p>093-18-47.0651W</text:p>
          </table:table-cell>
          <table:table-cell table:formula="of:=LEFT([.I500];3)" office:value-type="string" office:string-value="093" calcext:value-type="string">
            <text:p>093</text:p>
          </table:table-cell>
          <table:table-cell table:formula="of:=MID([.I500];5;2)" office:value-type="string" office:string-value="18" calcext:value-type="string">
            <text:p>18</text:p>
          </table:table-cell>
          <table:table-cell table:formula="of:=MID([.I500];8;5)" office:value-type="string" office:string-value="47.06" calcext:value-type="string">
            <text:p>47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F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ERGUS FALLS MUNI-EINAR MICKELSON FLD</text:p>
          </table:table-cell>
          <table:table-cell office:value-type="string" calcext:value-type="string">
            <text:p>46-17-03.8000N</text:p>
          </table:table-cell>
          <table:table-cell table:formula="of:=LEFT([.E501];2)" office:value-type="string" office:string-value="46" calcext:value-type="string">
            <text:p>46</text:p>
          </table:table-cell>
          <table:table-cell table:formula="of:=MID([.E501];4;2)" office:value-type="string" office:string-value="17" calcext:value-type="string">
            <text:p>17</text:p>
          </table:table-cell>
          <table:table-cell table:formula="of:=MID([.E501];7;5)" office:value-type="string" office:string-value="03.80" calcext:value-type="string">
            <text:p>03.80</text:p>
          </table:table-cell>
          <table:table-cell office:value-type="string" calcext:value-type="string">
            <text:p>096-09-24.1000W</text:p>
          </table:table-cell>
          <table:table-cell table:formula="of:=LEFT([.I501];3)" office:value-type="string" office:string-value="096" calcext:value-type="string">
            <text:p>096</text:p>
          </table:table-cell>
          <table:table-cell table:formula="of:=MID([.I501];5;2)" office:value-type="string" office:string-value="09" calcext:value-type="string">
            <text:p>09</text:p>
          </table:table-cell>
          <table:table-cell table:formula="of:=MID([.I501];8;5)" office:value-type="string" office:string-value="24.10" calcext:value-type="string">
            <text:p>24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ERTILE MUNI</text:p>
          </table:table-cell>
          <table:table-cell office:value-type="string" calcext:value-type="string">
            <text:p>47-33-06.9000N</text:p>
          </table:table-cell>
          <table:table-cell table:formula="of:=LEFT([.E502];2)" office:value-type="string" office:string-value="47" calcext:value-type="string">
            <text:p>47</text:p>
          </table:table-cell>
          <table:table-cell table:formula="of:=MID([.E502];4;2)" office:value-type="string" office:string-value="33" calcext:value-type="string">
            <text:p>33</text:p>
          </table:table-cell>
          <table:table-cell table:formula="of:=MID([.E502];7;5)" office:value-type="string" office:string-value="06.90" calcext:value-type="string">
            <text:p>06.90</text:p>
          </table:table-cell>
          <table:table-cell office:value-type="string" calcext:value-type="string">
            <text:p>096-17-31.9000W</text:p>
          </table:table-cell>
          <table:table-cell table:formula="of:=LEFT([.I502];3)" office:value-type="string" office:string-value="096" calcext:value-type="string">
            <text:p>096</text:p>
          </table:table-cell>
          <table:table-cell table:formula="of:=MID([.I502];5;2)" office:value-type="string" office:string-value="17" calcext:value-type="string">
            <text:p>17</text:p>
          </table:table-cell>
          <table:table-cell table:formula="of:=MID([.I502];8;5)" office:value-type="string" office:string-value="31.90" calcext:value-type="string">
            <text:p>31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5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OREST LAKE</text:p>
          </table:table-cell>
          <table:table-cell office:value-type="string" calcext:value-type="string">
            <text:p>45-14-50.6750N</text:p>
          </table:table-cell>
          <table:table-cell table:formula="of:=LEFT([.E503];2)" office:value-type="string" office:string-value="45" calcext:value-type="string">
            <text:p>45</text:p>
          </table:table-cell>
          <table:table-cell table:formula="of:=MID([.E503];4;2)" office:value-type="string" office:string-value="14" calcext:value-type="string">
            <text:p>14</text:p>
          </table:table-cell>
          <table:table-cell table:formula="of:=MID([.E503];7;5)" office:value-type="string" office:string-value="50.67" calcext:value-type="string">
            <text:p>50.67</text:p>
          </table:table-cell>
          <table:table-cell office:value-type="string" calcext:value-type="string">
            <text:p>092-59-34.2750W</text:p>
          </table:table-cell>
          <table:table-cell table:formula="of:=LEFT([.I503];3)" office:value-type="string" office:string-value="092" calcext:value-type="string">
            <text:p>092</text:p>
          </table:table-cell>
          <table:table-cell table:formula="of:=MID([.I503];5;2)" office:value-type="string" office:string-value="59" calcext:value-type="string">
            <text:p>59</text:p>
          </table:table-cell>
          <table:table-cell table:formula="of:=MID([.I503];8;5)" office:value-type="string" office:string-value="34.27" calcext:value-type="string">
            <text:p>34.2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S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OSSTON MUNI</text:p>
          </table:table-cell>
          <table:table-cell office:value-type="string" calcext:value-type="string">
            <text:p>47-35-34.1530N</text:p>
          </table:table-cell>
          <table:table-cell table:formula="of:=LEFT([.E504];2)" office:value-type="string" office:string-value="47" calcext:value-type="string">
            <text:p>47</text:p>
          </table:table-cell>
          <table:table-cell table:formula="of:=MID([.E504];4;2)" office:value-type="string" office:string-value="35" calcext:value-type="string">
            <text:p>35</text:p>
          </table:table-cell>
          <table:table-cell table:formula="of:=MID([.E504];7;5)" office:value-type="string" office:string-value="34.15" calcext:value-type="string">
            <text:p>34.15</text:p>
          </table:table-cell>
          <table:table-cell office:value-type="string" calcext:value-type="string">
            <text:p>095-46-24.5960W</text:p>
          </table:table-cell>
          <table:table-cell table:formula="of:=LEFT([.I504];3)" office:value-type="string" office:string-value="095" calcext:value-type="string">
            <text:p>095</text:p>
          </table:table-cell>
          <table:table-cell table:formula="of:=MID([.I504];5;2)" office:value-type="string" office:string-value="46" calcext:value-type="string">
            <text:p>46</text:p>
          </table:table-cell>
          <table:table-cell table:formula="of:=MID([.I504];8;5)" office:value-type="string" office:string-value="24.59" calcext:value-type="string">
            <text:p>24.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Y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LENCOE MUNI</text:p>
          </table:table-cell>
          <table:table-cell office:value-type="string" calcext:value-type="string">
            <text:p>44-45-21.6246N</text:p>
          </table:table-cell>
          <table:table-cell table:formula="of:=LEFT([.E505];2)" office:value-type="string" office:string-value="44" calcext:value-type="string">
            <text:p>44</text:p>
          </table:table-cell>
          <table:table-cell table:formula="of:=MID([.E505];4;2)" office:value-type="string" office:string-value="45" calcext:value-type="string">
            <text:p>45</text:p>
          </table:table-cell>
          <table:table-cell table:formula="of:=MID([.E505];7;5)" office:value-type="string" office:string-value="21.62" calcext:value-type="string">
            <text:p>21.62</text:p>
          </table:table-cell>
          <table:table-cell office:value-type="string" calcext:value-type="string">
            <text:p>094-04-53.2749W</text:p>
          </table:table-cell>
          <table:table-cell table:formula="of:=LEFT([.I505];3)" office:value-type="string" office:string-value="094" calcext:value-type="string">
            <text:p>094</text:p>
          </table:table-cell>
          <table:table-cell table:formula="of:=MID([.I505];5;2)" office:value-type="string" office:string-value="04" calcext:value-type="string">
            <text:p>04</text:p>
          </table:table-cell>
          <table:table-cell table:formula="of:=MID([.I505];8;5)" office:value-type="string" office:string-value="53.27" calcext:value-type="string">
            <text:p>53.2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HW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LENWOOD MUNI</text:p>
          </table:table-cell>
          <table:table-cell office:value-type="string" calcext:value-type="string">
            <text:p>45-38-37.7885N</text:p>
          </table:table-cell>
          <table:table-cell table:formula="of:=LEFT([.E506];2)" office:value-type="string" office:string-value="45" calcext:value-type="string">
            <text:p>45</text:p>
          </table:table-cell>
          <table:table-cell table:formula="of:=MID([.E506];4;2)" office:value-type="string" office:string-value="38" calcext:value-type="string">
            <text:p>38</text:p>
          </table:table-cell>
          <table:table-cell table:formula="of:=MID([.E506];7;5)" office:value-type="string" office:string-value="37.78" calcext:value-type="string">
            <text:p>37.78</text:p>
          </table:table-cell>
          <table:table-cell office:value-type="string" calcext:value-type="string">
            <text:p>095-19-13.6161W</text:p>
          </table:table-cell>
          <table:table-cell table:formula="of:=LEFT([.I506];3)" office:value-type="string" office:string-value="095" calcext:value-type="string">
            <text:p>095</text:p>
          </table:table-cell>
          <table:table-cell table:formula="of:=MID([.I506];5;2)" office:value-type="string" office:string-value="19" calcext:value-type="string">
            <text:p>19</text:p>
          </table:table-cell>
          <table:table-cell table:formula="of:=MID([.I506];8;5)" office:value-type="string" office:string-value="13.61" calcext:value-type="string">
            <text:p>13.6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K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MARAIS/COOK COUNTY</text:p>
          </table:table-cell>
          <table:table-cell office:value-type="string" calcext:value-type="string">
            <text:p>47-50-18.0000N</text:p>
          </table:table-cell>
          <table:table-cell table:formula="of:=LEFT([.E507];2)" office:value-type="string" office:string-value="47" calcext:value-type="string">
            <text:p>47</text:p>
          </table:table-cell>
          <table:table-cell table:formula="of:=MID([.E507];4;2)" office:value-type="string" office:string-value="50" calcext:value-type="string">
            <text:p>50</text:p>
          </table:table-cell>
          <table:table-cell table:formula="of:=MID([.E507];7;5)" office:value-type="string" office:string-value="18.00" calcext:value-type="string">
            <text:p>18.00</text:p>
          </table:table-cell>
          <table:table-cell office:value-type="string" calcext:value-type="string">
            <text:p>090-22-58.6000W</text:p>
          </table:table-cell>
          <table:table-cell table:formula="of:=LEFT([.I507];3)" office:value-type="string" office:string-value="090" calcext:value-type="string">
            <text:p>090</text:p>
          </table:table-cell>
          <table:table-cell table:formula="of:=MID([.I507];5;2)" office:value-type="string" office:string-value="22" calcext:value-type="string">
            <text:p>22</text:p>
          </table:table-cell>
          <table:table-cell table:formula="of:=MID([.I507];8;5)" office:value-type="string" office:string-value="58.60" calcext:value-type="string">
            <text:p>58.6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G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MARAIS/COOK COUNTY</text:p>
          </table:table-cell>
          <table:table-cell office:value-type="string" calcext:value-type="string">
            <text:p>47-49-22.2000N</text:p>
          </table:table-cell>
          <table:table-cell table:formula="of:=LEFT([.E508];2)" office:value-type="string" office:string-value="47" calcext:value-type="string">
            <text:p>47</text:p>
          </table:table-cell>
          <table:table-cell table:formula="of:=MID([.E508];4;2)" office:value-type="string" office:string-value="49" calcext:value-type="string">
            <text:p>49</text:p>
          </table:table-cell>
          <table:table-cell table:formula="of:=MID([.E508];7;5)" office:value-type="string" office:string-value="22.20" calcext:value-type="string">
            <text:p>22.20</text:p>
          </table:table-cell>
          <table:table-cell office:value-type="string" calcext:value-type="string">
            <text:p>090-24-26.3000W</text:p>
          </table:table-cell>
          <table:table-cell table:formula="of:=LEFT([.I508];3)" office:value-type="string" office:string-value="090" calcext:value-type="string">
            <text:p>090</text:p>
          </table:table-cell>
          <table:table-cell table:formula="of:=MID([.I508];5;2)" office:value-type="string" office:string-value="24" calcext:value-type="string">
            <text:p>24</text:p>
          </table:table-cell>
          <table:table-cell table:formula="of:=MID([.I508];8;5)" office:value-type="string" office:string-value="26.30" calcext:value-type="string">
            <text:p>26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PZ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D RAPIDS/ITASCA CO-GORDON NEWSTROM FLD</text:p>
          </table:table-cell>
          <table:table-cell office:value-type="string" calcext:value-type="string">
            <text:p>47-12-36.5000N</text:p>
          </table:table-cell>
          <table:table-cell table:formula="of:=LEFT([.E509];2)" office:value-type="string" office:string-value="47" calcext:value-type="string">
            <text:p>47</text:p>
          </table:table-cell>
          <table:table-cell table:formula="of:=MID([.E509];4;2)" office:value-type="string" office:string-value="12" calcext:value-type="string">
            <text:p>12</text:p>
          </table:table-cell>
          <table:table-cell table:formula="of:=MID([.E509];7;5)" office:value-type="string" office:string-value="36.50" calcext:value-type="string">
            <text:p>36.50</text:p>
          </table:table-cell>
          <table:table-cell office:value-type="string" calcext:value-type="string">
            <text:p>093-30-35.7000W</text:p>
          </table:table-cell>
          <table:table-cell table:formula="of:=LEFT([.I509];3)" office:value-type="string" office:string-value="093" calcext:value-type="string">
            <text:p>093</text:p>
          </table:table-cell>
          <table:table-cell table:formula="of:=MID([.I509];5;2)" office:value-type="string" office:string-value="30" calcext:value-type="string">
            <text:p>30</text:p>
          </table:table-cell>
          <table:table-cell table:formula="of:=MID([.I509];8;5)" office:value-type="string" office:string-value="35.70" calcext:value-type="string">
            <text:p>35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D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ANITE FALLS MUNI/LENZEN-ROE-FAGEN MEMORI</text:p>
          </table:table-cell>
          <table:table-cell office:value-type="string" calcext:value-type="string">
            <text:p>44-45-08.8532N</text:p>
          </table:table-cell>
          <table:table-cell table:formula="of:=LEFT([.E510];2)" office:value-type="string" office:string-value="44" calcext:value-type="string">
            <text:p>44</text:p>
          </table:table-cell>
          <table:table-cell table:formula="of:=MID([.E510];4;2)" office:value-type="string" office:string-value="45" calcext:value-type="string">
            <text:p>45</text:p>
          </table:table-cell>
          <table:table-cell table:formula="of:=MID([.E510];7;5)" office:value-type="string" office:string-value="08.85" calcext:value-type="string">
            <text:p>08.85</text:p>
          </table:table-cell>
          <table:table-cell office:value-type="string" calcext:value-type="string">
            <text:p>095-33-19.9083W</text:p>
          </table:table-cell>
          <table:table-cell table:formula="of:=LEFT([.I510];3)" office:value-type="string" office:string-value="095" calcext:value-type="string">
            <text:p>095</text:p>
          </table:table-cell>
          <table:table-cell table:formula="of:=MID([.I510];5;2)" office:value-type="string" office:string-value="33" calcext:value-type="string">
            <text:p>33</text:p>
          </table:table-cell>
          <table:table-cell table:formula="of:=MID([.I510];8;5)" office:value-type="string" office:string-value="19.90" calcext:value-type="string">
            <text:p>19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GRYGLA MUNI - MEL WILKENS FIELD</text:p>
          </table:table-cell>
          <table:table-cell office:value-type="string" calcext:value-type="string">
            <text:p>48-17-38.7000N</text:p>
          </table:table-cell>
          <table:table-cell table:formula="of:=LEFT([.E511];2)" office:value-type="string" office:string-value="48" calcext:value-type="string">
            <text:p>48</text:p>
          </table:table-cell>
          <table:table-cell table:formula="of:=MID([.E511];4;2)" office:value-type="string" office:string-value="17" calcext:value-type="string">
            <text:p>17</text:p>
          </table:table-cell>
          <table:table-cell table:formula="of:=MID([.E511];7;5)" office:value-type="string" office:string-value="38.70" calcext:value-type="string">
            <text:p>38.70</text:p>
          </table:table-cell>
          <table:table-cell office:value-type="string" calcext:value-type="string">
            <text:p>095-37-33.5000W</text:p>
          </table:table-cell>
          <table:table-cell table:formula="of:=LEFT([.I511];3)" office:value-type="string" office:string-value="095" calcext:value-type="string">
            <text:p>095</text:p>
          </table:table-cell>
          <table:table-cell table:formula="of:=MID([.I511];5;2)" office:value-type="string" office:string-value="37" calcext:value-type="string">
            <text:p>37</text:p>
          </table:table-cell>
          <table:table-cell table:formula="of:=MID([.I511];8;5)" office:value-type="string" office:string-value="33.50" calcext:value-type="string">
            <text:p>33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CO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ALLOCK MUNI</text:p>
          </table:table-cell>
          <table:table-cell office:value-type="string" calcext:value-type="string">
            <text:p>48-45-09.8330N</text:p>
          </table:table-cell>
          <table:table-cell table:formula="of:=LEFT([.E512];2)" office:value-type="string" office:string-value="48" calcext:value-type="string">
            <text:p>48</text:p>
          </table:table-cell>
          <table:table-cell table:formula="of:=MID([.E512];4;2)" office:value-type="string" office:string-value="45" calcext:value-type="string">
            <text:p>45</text:p>
          </table:table-cell>
          <table:table-cell table:formula="of:=MID([.E512];7;5)" office:value-type="string" office:string-value="09.83" calcext:value-type="string">
            <text:p>09.83</text:p>
          </table:table-cell>
          <table:table-cell office:value-type="string" calcext:value-type="string">
            <text:p>096-56-34.8110W</text:p>
          </table:table-cell>
          <table:table-cell table:formula="of:=LEFT([.I512];3)" office:value-type="string" office:string-value="096" calcext:value-type="string">
            <text:p>096</text:p>
          </table:table-cell>
          <table:table-cell table:formula="of:=MID([.I512];5;2)" office:value-type="string" office:string-value="56" calcext:value-type="string">
            <text:p>56</text:p>
          </table:table-cell>
          <table:table-cell table:formula="of:=MID([.I512];8;5)" office:value-type="string" office:string-value="34.81" calcext:value-type="string">
            <text:p>34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4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AWLEY MUNI</text:p>
          </table:table-cell>
          <table:table-cell office:value-type="string" calcext:value-type="string">
            <text:p>46-53-01.6000N</text:p>
          </table:table-cell>
          <table:table-cell table:formula="of:=LEFT([.E513];2)" office:value-type="string" office:string-value="46" calcext:value-type="string">
            <text:p>46</text:p>
          </table:table-cell>
          <table:table-cell table:formula="of:=MID([.E513];4;2)" office:value-type="string" office:string-value="53" calcext:value-type="string">
            <text:p>53</text:p>
          </table:table-cell>
          <table:table-cell table:formula="of:=MID([.E513];7;5)" office:value-type="string" office:string-value="01.60" calcext:value-type="string">
            <text:p>01.60</text:p>
          </table:table-cell>
          <table:table-cell office:value-type="string" calcext:value-type="string">
            <text:p>096-21-02.2000W</text:p>
          </table:table-cell>
          <table:table-cell table:formula="of:=LEFT([.I513];3)" office:value-type="string" office:string-value="096" calcext:value-type="string">
            <text:p>096</text:p>
          </table:table-cell>
          <table:table-cell table:formula="of:=MID([.I513];5;2)" office:value-type="string" office:string-value="21" calcext:value-type="string">
            <text:p>21</text:p>
          </table:table-cell>
          <table:table-cell table:formula="of:=MID([.I513];8;5)" office:value-type="string" office:string-value="02.20" calcext:value-type="string">
            <text:p>02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CTOR MUNI</text:p>
          </table:table-cell>
          <table:table-cell office:value-type="string" calcext:value-type="string">
            <text:p>44-43-52.3350N</text:p>
          </table:table-cell>
          <table:table-cell table:formula="of:=LEFT([.E514];2)" office:value-type="string" office:string-value="44" calcext:value-type="string">
            <text:p>44</text:p>
          </table:table-cell>
          <table:table-cell table:formula="of:=MID([.E514];4;2)" office:value-type="string" office:string-value="43" calcext:value-type="string">
            <text:p>43</text:p>
          </table:table-cell>
          <table:table-cell table:formula="of:=MID([.E514];7;5)" office:value-type="string" office:string-value="52.33" calcext:value-type="string">
            <text:p>52.33</text:p>
          </table:table-cell>
          <table:table-cell office:value-type="string" calcext:value-type="string">
            <text:p>094-42-42.8350W</text:p>
          </table:table-cell>
          <table:table-cell table:formula="of:=LEFT([.I514];3)" office:value-type="string" office:string-value="094" calcext:value-type="string">
            <text:p>094</text:p>
          </table:table-cell>
          <table:table-cell table:formula="of:=MID([.I514];5;2)" office:value-type="string" office:string-value="42" calcext:value-type="string">
            <text:p>42</text:p>
          </table:table-cell>
          <table:table-cell table:formula="of:=MID([.I514];8;5)" office:value-type="string" office:string-value="42.83" calcext:value-type="string">
            <text:p>42.8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5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NNING MUNI</text:p>
          </table:table-cell>
          <table:table-cell office:value-type="string" calcext:value-type="string">
            <text:p>46-18-13.8600N</text:p>
          </table:table-cell>
          <table:table-cell table:formula="of:=LEFT([.E515];2)" office:value-type="string" office:string-value="46" calcext:value-type="string">
            <text:p>46</text:p>
          </table:table-cell>
          <table:table-cell table:formula="of:=MID([.E515];4;2)" office:value-type="string" office:string-value="18" calcext:value-type="string">
            <text:p>18</text:p>
          </table:table-cell>
          <table:table-cell table:formula="of:=MID([.E515];7;5)" office:value-type="string" office:string-value="13.86" calcext:value-type="string">
            <text:p>13.86</text:p>
          </table:table-cell>
          <table:table-cell office:value-type="string" calcext:value-type="string">
            <text:p>095-26-22.1370W</text:p>
          </table:table-cell>
          <table:table-cell table:formula="of:=LEFT([.I515];3)" office:value-type="string" office:string-value="095" calcext:value-type="string">
            <text:p>095</text:p>
          </table:table-cell>
          <table:table-cell table:formula="of:=MID([.I515];5;2)" office:value-type="string" office:string-value="26" calcext:value-type="string">
            <text:p>26</text:p>
          </table:table-cell>
          <table:table-cell table:formula="of:=MID([.I515];8;5)" office:value-type="string" office:string-value="22.13" calcext:value-type="string">
            <text:p>22.1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6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ERMAN MUNI</text:p>
          </table:table-cell>
          <table:table-cell office:value-type="string" calcext:value-type="string">
            <text:p>45-49-47.8580N</text:p>
          </table:table-cell>
          <table:table-cell table:formula="of:=LEFT([.E516];2)" office:value-type="string" office:string-value="45" calcext:value-type="string">
            <text:p>45</text:p>
          </table:table-cell>
          <table:table-cell table:formula="of:=MID([.E516];4;2)" office:value-type="string" office:string-value="49" calcext:value-type="string">
            <text:p>49</text:p>
          </table:table-cell>
          <table:table-cell table:formula="of:=MID([.E516];7;5)" office:value-type="string" office:string-value="47.85" calcext:value-type="string">
            <text:p>47.85</text:p>
          </table:table-cell>
          <table:table-cell office:value-type="string" calcext:value-type="string">
            <text:p>096-09-38.2120W</text:p>
          </table:table-cell>
          <table:table-cell table:formula="of:=LEFT([.I516];3)" office:value-type="string" office:string-value="096" calcext:value-type="string">
            <text:p>096</text:p>
          </table:table-cell>
          <table:table-cell table:formula="of:=MID([.I516];5;2)" office:value-type="string" office:string-value="09" calcext:value-type="string">
            <text:p>09</text:p>
          </table:table-cell>
          <table:table-cell table:formula="of:=MID([.I516];8;5)" office:value-type="string" office:string-value="38.21" calcext:value-type="string">
            <text:p>38.2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I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ANGE RGNL</text:p>
          </table:table-cell>
          <table:table-cell office:value-type="string" calcext:value-type="string">
            <text:p>47-23-11.7000N</text:p>
          </table:table-cell>
          <table:table-cell table:formula="of:=LEFT([.E517];2)" office:value-type="string" office:string-value="47" calcext:value-type="string">
            <text:p>47</text:p>
          </table:table-cell>
          <table:table-cell table:formula="of:=MID([.E517];4;2)" office:value-type="string" office:string-value="23" calcext:value-type="string">
            <text:p>23</text:p>
          </table:table-cell>
          <table:table-cell table:formula="of:=MID([.E517];7;5)" office:value-type="string" office:string-value="11.70" calcext:value-type="string">
            <text:p>11.70</text:p>
          </table:table-cell>
          <table:table-cell office:value-type="string" calcext:value-type="string">
            <text:p>092-50-20.3000W</text:p>
          </table:table-cell>
          <table:table-cell table:formula="of:=LEFT([.I517];3)" office:value-type="string" office:string-value="092" calcext:value-type="string">
            <text:p>092</text:p>
          </table:table-cell>
          <table:table-cell table:formula="of:=MID([.I517];5;2)" office:value-type="string" office:string-value="50" calcext:value-type="string">
            <text:p>50</text:p>
          </table:table-cell>
          <table:table-cell table:formula="of:=MID([.I517];8;5)" office:value-type="string" office:string-value="20.30" calcext:value-type="string">
            <text:p>20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7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ILL CITY-QUADNA MOUNTAIN</text:p>
          </table:table-cell>
          <table:table-cell office:value-type="string" calcext:value-type="string">
            <text:p>46-57-21.2220N</text:p>
          </table:table-cell>
          <table:table-cell table:formula="of:=LEFT([.E518];2)" office:value-type="string" office:string-value="46" calcext:value-type="string">
            <text:p>46</text:p>
          </table:table-cell>
          <table:table-cell table:formula="of:=MID([.E518];4;2)" office:value-type="string" office:string-value="57" calcext:value-type="string">
            <text:p>57</text:p>
          </table:table-cell>
          <table:table-cell table:formula="of:=MID([.E518];7;5)" office:value-type="string" office:string-value="21.22" calcext:value-type="string">
            <text:p>21.22</text:p>
          </table:table-cell>
          <table:table-cell office:value-type="string" calcext:value-type="string">
            <text:p>093-35-50.7940W</text:p>
          </table:table-cell>
          <table:table-cell table:formula="of:=LEFT([.I518];3)" office:value-type="string" office:string-value="093" calcext:value-type="string">
            <text:p>093</text:p>
          </table:table-cell>
          <table:table-cell table:formula="of:=MID([.I518];5;2)" office:value-type="string" office:string-value="35" calcext:value-type="string">
            <text:p>35</text:p>
          </table:table-cell>
          <table:table-cell table:formula="of:=MID([.I518];8;5)" office:value-type="string" office:string-value="50.79" calcext:value-type="string">
            <text:p>50.7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4W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IELD OF DREAMS</text:p>
          </table:table-cell>
          <table:table-cell office:value-type="string" calcext:value-type="string">
            <text:p>46-01-22.3252N</text:p>
          </table:table-cell>
          <table:table-cell table:formula="of:=LEFT([.E519];2)" office:value-type="string" office:string-value="46" calcext:value-type="string">
            <text:p>46</text:p>
          </table:table-cell>
          <table:table-cell table:formula="of:=MID([.E519];4;2)" office:value-type="string" office:string-value="01" calcext:value-type="string">
            <text:p>01</text:p>
          </table:table-cell>
          <table:table-cell table:formula="of:=MID([.E519];7;5)" office:value-type="string" office:string-value="22.32" calcext:value-type="string">
            <text:p>22.32</text:p>
          </table:table-cell>
          <table:table-cell office:value-type="string" calcext:value-type="string">
            <text:p>092-53-42.6279W</text:p>
          </table:table-cell>
          <table:table-cell table:formula="of:=LEFT([.I519];3)" office:value-type="string" office:string-value="092" calcext:value-type="string">
            <text:p>092</text:p>
          </table:table-cell>
          <table:table-cell table:formula="of:=MID([.I519];5;2)" office:value-type="string" office:string-value="53" calcext:value-type="string">
            <text:p>53</text:p>
          </table:table-cell>
          <table:table-cell table:formula="of:=MID([.I519];8;5)" office:value-type="string" office:string-value="42.62" calcext:value-type="string">
            <text:p>42.6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UTCHINSON MUNI-BUTLER FIELD</text:p>
          </table:table-cell>
          <table:table-cell office:value-type="string" calcext:value-type="string">
            <text:p>44-51-35.6000N</text:p>
          </table:table-cell>
          <table:table-cell table:formula="of:=LEFT([.E520];2)" office:value-type="string" office:string-value="44" calcext:value-type="string">
            <text:p>44</text:p>
          </table:table-cell>
          <table:table-cell table:formula="of:=MID([.E520];4;2)" office:value-type="string" office:string-value="51" calcext:value-type="string">
            <text:p>51</text:p>
          </table:table-cell>
          <table:table-cell table:formula="of:=MID([.E520];7;5)" office:value-type="string" office:string-value="35.60" calcext:value-type="string">
            <text:p>35.60</text:p>
          </table:table-cell>
          <table:table-cell office:value-type="string" calcext:value-type="string">
            <text:p>094-22-57.0000W</text:p>
          </table:table-cell>
          <table:table-cell table:formula="of:=LEFT([.I520];3)" office:value-type="string" office:string-value="094" calcext:value-type="string">
            <text:p>094</text:p>
          </table:table-cell>
          <table:table-cell table:formula="of:=MID([.I520];5;2)" office:value-type="string" office:string-value="22" calcext:value-type="string">
            <text:p>22</text:p>
          </table:table-cell>
          <table:table-cell table:formula="of:=MID([.I520];8;5)" office:value-type="string" office:string-value="57.00" calcext:value-type="string">
            <text:p>57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N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ALLS INTL-EINARSON FIELD</text:p>
          </table:table-cell>
          <table:table-cell office:value-type="string" calcext:value-type="string">
            <text:p>48-33-56.1000N</text:p>
          </table:table-cell>
          <table:table-cell table:formula="of:=LEFT([.E521];2)" office:value-type="string" office:string-value="48" calcext:value-type="string">
            <text:p>48</text:p>
          </table:table-cell>
          <table:table-cell table:formula="of:=MID([.E521];4;2)" office:value-type="string" office:string-value="33" calcext:value-type="string">
            <text:p>33</text:p>
          </table:table-cell>
          <table:table-cell table:formula="of:=MID([.E521];7;5)" office:value-type="string" office:string-value="56.10" calcext:value-type="string">
            <text:p>56.10</text:p>
          </table:table-cell>
          <table:table-cell office:value-type="string" calcext:value-type="string">
            <text:p>093-24-07.8000W</text:p>
          </table:table-cell>
          <table:table-cell table:formula="of:=LEFT([.I521];3)" office:value-type="string" office:string-value="093" calcext:value-type="string">
            <text:p>093</text:p>
          </table:table-cell>
          <table:table-cell table:formula="of:=MID([.I521];5;2)" office:value-type="string" office:string-value="24" calcext:value-type="string">
            <text:p>24</text:p>
          </table:table-cell>
          <table:table-cell table:formula="of:=MID([.I521];8;5)" office:value-type="string" office:string-value="07.80" calcext:value-type="string">
            <text:p>07.8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9I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NTERNATIONAL FALLS</text:p>
          </table:table-cell>
          <table:table-cell office:value-type="string" calcext:value-type="string">
            <text:p>48-36-21.0000N</text:p>
          </table:table-cell>
          <table:table-cell table:formula="of:=LEFT([.E522];2)" office:value-type="string" office:string-value="48" calcext:value-type="string">
            <text:p>48</text:p>
          </table:table-cell>
          <table:table-cell table:formula="of:=MID([.E522];4;2)" office:value-type="string" office:string-value="36" calcext:value-type="string">
            <text:p>36</text:p>
          </table:table-cell>
          <table:table-cell table:formula="of:=MID([.E522];7;5)" office:value-type="string" office:string-value="21.00" calcext:value-type="string">
            <text:p>21.00</text:p>
          </table:table-cell>
          <table:table-cell office:value-type="string" calcext:value-type="string">
            <text:p>093-22-15.0000W</text:p>
          </table:table-cell>
          <table:table-cell table:formula="of:=LEFT([.I522];3)" office:value-type="string" office:string-value="093" calcext:value-type="string">
            <text:p>093</text:p>
          </table:table-cell>
          <table:table-cell table:formula="of:=MID([.I522];5;2)" office:value-type="string" office:string-value="22" calcext:value-type="string">
            <text:p>22</text:p>
          </table:table-cell>
          <table:table-cell table:formula="of:=MID([.I522];8;5)" office:value-type="string" office:string-value="15.00" calcext:value-type="string">
            <text:p>15.0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09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PLINE</text:p>
          </table:table-cell>
          <table:table-cell office:value-type="string" calcext:value-type="string">
            <text:p>44-49-39.2000N</text:p>
          </table:table-cell>
          <table:table-cell table:formula="of:=LEFT([.E523];2)" office:value-type="string" office:string-value="44" calcext:value-type="string">
            <text:p>44</text:p>
          </table:table-cell>
          <table:table-cell table:formula="of:=MID([.E523];4;2)" office:value-type="string" office:string-value="49" calcext:value-type="string">
            <text:p>49</text:p>
          </table:table-cell>
          <table:table-cell table:formula="of:=MID([.E523];7;5)" office:value-type="string" office:string-value="39.20" calcext:value-type="string">
            <text:p>39.20</text:p>
          </table:table-cell>
          <table:table-cell office:value-type="string" calcext:value-type="string">
            <text:p>093-00-31.4000W</text:p>
          </table:table-cell>
          <table:table-cell table:formula="of:=LEFT([.I523];3)" office:value-type="string" office:string-value="093" calcext:value-type="string">
            <text:p>093</text:p>
          </table:table-cell>
          <table:table-cell table:formula="of:=MID([.I523];5;2)" office:value-type="string" office:string-value="00" calcext:value-type="string">
            <text:p>00</text:p>
          </table:table-cell>
          <table:table-cell table:formula="of:=MID([.I523];8;5)" office:value-type="string" office:string-value="31.40" calcext:value-type="string">
            <text:p>31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JQ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JACKSON MUNI</text:p>
          </table:table-cell>
          <table:table-cell office:value-type="string" calcext:value-type="string">
            <text:p>43-39-00.5114N</text:p>
          </table:table-cell>
          <table:table-cell table:formula="of:=LEFT([.E524];2)" office:value-type="string" office:string-value="43" calcext:value-type="string">
            <text:p>43</text:p>
          </table:table-cell>
          <table:table-cell table:formula="of:=MID([.E524];4;2)" office:value-type="string" office:string-value="39" calcext:value-type="string">
            <text:p>39</text:p>
          </table:table-cell>
          <table:table-cell table:formula="of:=MID([.E524];7;5)" office:value-type="string" office:string-value="00.51" calcext:value-type="string">
            <text:p>00.51</text:p>
          </table:table-cell>
          <table:table-cell office:value-type="string" calcext:value-type="string">
            <text:p>094-59-11.6644W</text:p>
          </table:table-cell>
          <table:table-cell table:formula="of:=LEFT([.I524];3)" office:value-type="string" office:string-value="094" calcext:value-type="string">
            <text:p>094</text:p>
          </table:table-cell>
          <table:table-cell table:formula="of:=MID([.I524];5;2)" office:value-type="string" office:string-value="59" calcext:value-type="string">
            <text:p>59</text:p>
          </table:table-cell>
          <table:table-cell table:formula="of:=MID([.I524];8;5)" office:value-type="string" office:string-value="11.66" calcext:value-type="string">
            <text:p>11.6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3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KARLSTAD MUNI</text:p>
          </table:table-cell>
          <table:table-cell office:value-type="string" calcext:value-type="string">
            <text:p>48-34-39.3650N</text:p>
          </table:table-cell>
          <table:table-cell table:formula="of:=LEFT([.E525];2)" office:value-type="string" office:string-value="48" calcext:value-type="string">
            <text:p>48</text:p>
          </table:table-cell>
          <table:table-cell table:formula="of:=MID([.E525];4;2)" office:value-type="string" office:string-value="34" calcext:value-type="string">
            <text:p>34</text:p>
          </table:table-cell>
          <table:table-cell table:formula="of:=MID([.E525];7;5)" office:value-type="string" office:string-value="39.36" calcext:value-type="string">
            <text:p>39.36</text:p>
          </table:table-cell>
          <table:table-cell office:value-type="string" calcext:value-type="string">
            <text:p>096-32-28.5650W</text:p>
          </table:table-cell>
          <table:table-cell table:formula="of:=LEFT([.I525];3)" office:value-type="string" office:string-value="096" calcext:value-type="string">
            <text:p>096</text:p>
          </table:table-cell>
          <table:table-cell table:formula="of:=MID([.I525];5;2)" office:value-type="string" office:string-value="32" calcext:value-type="string">
            <text:p>32</text:p>
          </table:table-cell>
          <table:table-cell table:formula="of:=MID([.I525];8;5)" office:value-type="string" office:string-value="28.56" calcext:value-type="string">
            <text:p>28.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2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E SUEUR MUNI</text:p>
          </table:table-cell>
          <table:table-cell office:value-type="string" calcext:value-type="string">
            <text:p>44-26-27.1971N</text:p>
          </table:table-cell>
          <table:table-cell table:formula="of:=LEFT([.E526];2)" office:value-type="string" office:string-value="44" calcext:value-type="string">
            <text:p>44</text:p>
          </table:table-cell>
          <table:table-cell table:formula="of:=MID([.E526];4;2)" office:value-type="string" office:string-value="26" calcext:value-type="string">
            <text:p>26</text:p>
          </table:table-cell>
          <table:table-cell table:formula="of:=MID([.E526];7;5)" office:value-type="string" office:string-value="27.19" calcext:value-type="string">
            <text:p>27.19</text:p>
          </table:table-cell>
          <table:table-cell office:value-type="string" calcext:value-type="string">
            <text:p>093-54-57.0502W</text:p>
          </table:table-cell>
          <table:table-cell table:formula="of:=LEFT([.I526];3)" office:value-type="string" office:string-value="093" calcext:value-type="string">
            <text:p>093</text:p>
          </table:table-cell>
          <table:table-cell table:formula="of:=MID([.I526];5;2)" office:value-type="string" office:string-value="54" calcext:value-type="string">
            <text:p>54</text:p>
          </table:table-cell>
          <table:table-cell table:formula="of:=MID([.I526];8;5)" office:value-type="string" office:string-value="57.05" calcext:value-type="string">
            <text:p>57.05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8Y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URFSIDE</text:p>
          </table:table-cell>
          <table:table-cell office:value-type="string" calcext:value-type="string">
            <text:p>45-08-59.8780N</text:p>
          </table:table-cell>
          <table:table-cell table:formula="of:=LEFT([.E527];2)" office:value-type="string" office:string-value="45" calcext:value-type="string">
            <text:p>45</text:p>
          </table:table-cell>
          <table:table-cell table:formula="of:=MID([.E527];4;2)" office:value-type="string" office:string-value="08" calcext:value-type="string">
            <text:p>08</text:p>
          </table:table-cell>
          <table:table-cell table:formula="of:=MID([.E527];7;5)" office:value-type="string" office:string-value="59.87" calcext:value-type="string">
            <text:p>59.87</text:p>
          </table:table-cell>
          <table:table-cell office:value-type="string" calcext:value-type="string">
            <text:p>093-07-00.8000W</text:p>
          </table:table-cell>
          <table:table-cell table:formula="of:=LEFT([.I527];3)" office:value-type="string" office:string-value="093" calcext:value-type="string">
            <text:p>093</text:p>
          </table:table-cell>
          <table:table-cell table:formula="of:=MID([.I527];5;2)" office:value-type="string" office:string-value="07" calcext:value-type="string">
            <text:p>07</text:p>
          </table:table-cell>
          <table:table-cell table:formula="of:=MID([.I527];8;5)" office:value-type="string" office:string-value="00.80" calcext:value-type="string">
            <text:p>00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JF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CHFIELD MUNI</text:p>
          </table:table-cell>
          <table:table-cell office:value-type="string" calcext:value-type="string">
            <text:p>45-05-49.7000N</text:p>
          </table:table-cell>
          <table:table-cell table:formula="of:=LEFT([.E528];2)" office:value-type="string" office:string-value="45" calcext:value-type="string">
            <text:p>45</text:p>
          </table:table-cell>
          <table:table-cell table:formula="of:=MID([.E528];4;2)" office:value-type="string" office:string-value="05" calcext:value-type="string">
            <text:p>05</text:p>
          </table:table-cell>
          <table:table-cell table:formula="of:=MID([.E528];7;5)" office:value-type="string" office:string-value="49.70" calcext:value-type="string">
            <text:p>49.70</text:p>
          </table:table-cell>
          <table:table-cell office:value-type="string" calcext:value-type="string">
            <text:p>094-30-26.1000W</text:p>
          </table:table-cell>
          <table:table-cell table:formula="of:=LEFT([.I528];3)" office:value-type="string" office:string-value="094" calcext:value-type="string">
            <text:p>094</text:p>
          </table:table-cell>
          <table:table-cell table:formula="of:=MID([.I528];5;2)" office:value-type="string" office:string-value="30" calcext:value-type="string">
            <text:p>30</text:p>
          </table:table-cell>
          <table:table-cell table:formula="of:=MID([.I528];8;5)" office:value-type="string" office:string-value="26.10" calcext:value-type="string">
            <text:p>26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X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TLE FALLS/MORRISON COUNTY-LINDBERGH FLD</text:p>
          </table:table-cell>
          <table:table-cell office:value-type="string" calcext:value-type="string">
            <text:p>45-56-57.9000N</text:p>
          </table:table-cell>
          <table:table-cell table:formula="of:=LEFT([.E529];2)" office:value-type="string" office:string-value="45" calcext:value-type="string">
            <text:p>45</text:p>
          </table:table-cell>
          <table:table-cell table:formula="of:=MID([.E529];4;2)" office:value-type="string" office:string-value="56" calcext:value-type="string">
            <text:p>56</text:p>
          </table:table-cell>
          <table:table-cell table:formula="of:=MID([.E529];7;5)" office:value-type="string" office:string-value="57.90" calcext:value-type="string">
            <text:p>57.90</text:p>
          </table:table-cell>
          <table:table-cell office:value-type="string" calcext:value-type="string">
            <text:p>094-20-49.4000W</text:p>
          </table:table-cell>
          <table:table-cell table:formula="of:=LEFT([.I529];3)" office:value-type="string" office:string-value="094" calcext:value-type="string">
            <text:p>094</text:p>
          </table:table-cell>
          <table:table-cell table:formula="of:=MID([.I529];5;2)" office:value-type="string" office:string-value="20" calcext:value-type="string">
            <text:p>20</text:p>
          </table:table-cell>
          <table:table-cell table:formula="of:=MID([.I529];8;5)" office:value-type="string" office:string-value="49.40" calcext:value-type="string">
            <text:p>49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3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ITTLEFORK MUNI/HANOVER</text:p>
          </table:table-cell>
          <table:table-cell office:value-type="string" calcext:value-type="string">
            <text:p>48-24-29.8000N</text:p>
          </table:table-cell>
          <table:table-cell table:formula="of:=LEFT([.E530];2)" office:value-type="string" office:string-value="48" calcext:value-type="string">
            <text:p>48</text:p>
          </table:table-cell>
          <table:table-cell table:formula="of:=MID([.E530];4;2)" office:value-type="string" office:string-value="24" calcext:value-type="string">
            <text:p>24</text:p>
          </table:table-cell>
          <table:table-cell table:formula="of:=MID([.E530];7;5)" office:value-type="string" office:string-value="29.80" calcext:value-type="string">
            <text:p>29.80</text:p>
          </table:table-cell>
          <table:table-cell office:value-type="string" calcext:value-type="string">
            <text:p>093-34-45.9300W</text:p>
          </table:table-cell>
          <table:table-cell table:formula="of:=LEFT([.I530];3)" office:value-type="string" office:string-value="093" calcext:value-type="string">
            <text:p>093</text:p>
          </table:table-cell>
          <table:table-cell table:formula="of:=MID([.I530];5;2)" office:value-type="string" office:string-value="34" calcext:value-type="string">
            <text:p>34</text:p>
          </table:table-cell>
          <table:table-cell table:formula="of:=MID([.I530];8;5)" office:value-type="string" office:string-value="45.93" calcext:value-type="string">
            <text:p>45.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4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ODD FIELD</text:p>
          </table:table-cell>
          <table:table-cell office:value-type="string" calcext:value-type="string">
            <text:p>45-53-53.7000N</text:p>
          </table:table-cell>
          <table:table-cell table:formula="of:=LEFT([.E531];2)" office:value-type="string" office:string-value="45" calcext:value-type="string">
            <text:p>45</text:p>
          </table:table-cell>
          <table:table-cell table:formula="of:=MID([.E531];4;2)" office:value-type="string" office:string-value="53" calcext:value-type="string">
            <text:p>53</text:p>
          </table:table-cell>
          <table:table-cell table:formula="of:=MID([.E531];7;5)" office:value-type="string" office:string-value="53.70" calcext:value-type="string">
            <text:p>53.70</text:p>
          </table:table-cell>
          <table:table-cell office:value-type="string" calcext:value-type="string">
            <text:p>094-52-25.9000W</text:p>
          </table:table-cell>
          <table:table-cell table:formula="of:=LEFT([.I531];3)" office:value-type="string" office:string-value="094" calcext:value-type="string">
            <text:p>094</text:p>
          </table:table-cell>
          <table:table-cell table:formula="of:=MID([.I531];5;2)" office:value-type="string" office:string-value="52" calcext:value-type="string">
            <text:p>52</text:p>
          </table:table-cell>
          <table:table-cell table:formula="of:=MID([.I531];8;5)" office:value-type="string" office:string-value="25.90" calcext:value-type="string">
            <text:p>25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ONGVILLE MUNI</text:p>
          </table:table-cell>
          <table:table-cell office:value-type="string" calcext:value-type="string">
            <text:p>46-59-23.7000N</text:p>
          </table:table-cell>
          <table:table-cell table:formula="of:=LEFT([.E532];2)" office:value-type="string" office:string-value="46" calcext:value-type="string">
            <text:p>46</text:p>
          </table:table-cell>
          <table:table-cell table:formula="of:=MID([.E532];4;2)" office:value-type="string" office:string-value="59" calcext:value-type="string">
            <text:p>59</text:p>
          </table:table-cell>
          <table:table-cell table:formula="of:=MID([.E532];7;5)" office:value-type="string" office:string-value="23.70" calcext:value-type="string">
            <text:p>23.70</text:p>
          </table:table-cell>
          <table:table-cell office:value-type="string" calcext:value-type="string">
            <text:p>094-12-13.1000W</text:p>
          </table:table-cell>
          <table:table-cell table:formula="of:=LEFT([.I532];3)" office:value-type="string" office:string-value="094" calcext:value-type="string">
            <text:p>094</text:p>
          </table:table-cell>
          <table:table-cell table:formula="of:=MID([.I532];5;2)" office:value-type="string" office:string-value="12" calcext:value-type="string">
            <text:p>12</text:p>
          </table:table-cell>
          <table:table-cell table:formula="of:=MID([.I532];8;5)" office:value-type="string" office:string-value="13.10" calcext:value-type="string">
            <text:p>13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YV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QUENTIN AANENSON FIELD</text:p>
          </table:table-cell>
          <table:table-cell office:value-type="string" calcext:value-type="string">
            <text:p>43-37-00.3693N</text:p>
          </table:table-cell>
          <table:table-cell table:formula="of:=LEFT([.E533];2)" office:value-type="string" office:string-value="43" calcext:value-type="string">
            <text:p>43</text:p>
          </table:table-cell>
          <table:table-cell table:formula="of:=MID([.E533];4;2)" office:value-type="string" office:string-value="37" calcext:value-type="string">
            <text:p>37</text:p>
          </table:table-cell>
          <table:table-cell table:formula="of:=MID([.E533];7;5)" office:value-type="string" office:string-value="00.36" calcext:value-type="string">
            <text:p>00.36</text:p>
          </table:table-cell>
          <table:table-cell office:value-type="string" calcext:value-type="string">
            <text:p>096-13-03.8510W</text:p>
          </table:table-cell>
          <table:table-cell table:formula="of:=LEFT([.I533];3)" office:value-type="string" office:string-value="096" calcext:value-type="string">
            <text:p>096</text:p>
          </table:table-cell>
          <table:table-cell table:formula="of:=MID([.I533];5;2)" office:value-type="string" office:string-value="13" calcext:value-type="string">
            <text:p>13</text:p>
          </table:table-cell>
          <table:table-cell table:formula="of:=MID([.I533];8;5)" office:value-type="string" office:string-value="03.85" calcext:value-type="string">
            <text:p>03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X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C QUI PARLE COUNTY</text:p>
          </table:table-cell>
          <table:table-cell office:value-type="string" calcext:value-type="string">
            <text:p>44-59-11.1670N</text:p>
          </table:table-cell>
          <table:table-cell table:formula="of:=LEFT([.E534];2)" office:value-type="string" office:string-value="44" calcext:value-type="string">
            <text:p>44</text:p>
          </table:table-cell>
          <table:table-cell table:formula="of:=MID([.E534];4;2)" office:value-type="string" office:string-value="59" calcext:value-type="string">
            <text:p>59</text:p>
          </table:table-cell>
          <table:table-cell table:formula="of:=MID([.E534];7;5)" office:value-type="string" office:string-value="11.16" calcext:value-type="string">
            <text:p>11.16</text:p>
          </table:table-cell>
          <table:table-cell office:value-type="string" calcext:value-type="string">
            <text:p>096-10-40.2942W</text:p>
          </table:table-cell>
          <table:table-cell table:formula="of:=LEFT([.I534];3)" office:value-type="string" office:string-value="096" calcext:value-type="string">
            <text:p>096</text:p>
          </table:table-cell>
          <table:table-cell table:formula="of:=MID([.I534];5;2)" office:value-type="string" office:string-value="10" calcext:value-type="string">
            <text:p>10</text:p>
          </table:table-cell>
          <table:table-cell table:formula="of:=MID([.I534];8;5)" office:value-type="string" office:string-value="40.29" calcext:value-type="string">
            <text:p>40.2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N8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HNOMEN COUNTY</text:p>
          </table:table-cell>
          <table:table-cell office:value-type="string" calcext:value-type="string">
            <text:p>47-15-37.8186N</text:p>
          </table:table-cell>
          <table:table-cell table:formula="of:=LEFT([.E535];2)" office:value-type="string" office:string-value="47" calcext:value-type="string">
            <text:p>47</text:p>
          </table:table-cell>
          <table:table-cell table:formula="of:=MID([.E535];4;2)" office:value-type="string" office:string-value="15" calcext:value-type="string">
            <text:p>15</text:p>
          </table:table-cell>
          <table:table-cell table:formula="of:=MID([.E535];7;5)" office:value-type="string" office:string-value="37.81" calcext:value-type="string">
            <text:p>37.81</text:p>
          </table:table-cell>
          <table:table-cell office:value-type="string" calcext:value-type="string">
            <text:p>095-55-41.1126W</text:p>
          </table:table-cell>
          <table:table-cell table:formula="of:=LEFT([.I535];3)" office:value-type="string" office:string-value="095" calcext:value-type="string">
            <text:p>095</text:p>
          </table:table-cell>
          <table:table-cell table:formula="of:=MID([.I535];5;2)" office:value-type="string" office:string-value="55" calcext:value-type="string">
            <text:p>55</text:p>
          </table:table-cell>
          <table:table-cell table:formula="of:=MID([.I535];8;5)" office:value-type="string" office:string-value="41.11" calcext:value-type="string">
            <text:p>41.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K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NKATO RGNL</text:p>
          </table:table-cell>
          <table:table-cell office:value-type="string" calcext:value-type="string">
            <text:p>44-13-22.0000N</text:p>
          </table:table-cell>
          <table:table-cell table:formula="of:=LEFT([.E536];2)" office:value-type="string" office:string-value="44" calcext:value-type="string">
            <text:p>44</text:p>
          </table:table-cell>
          <table:table-cell table:formula="of:=MID([.E536];4;2)" office:value-type="string" office:string-value="13" calcext:value-type="string">
            <text:p>13</text:p>
          </table:table-cell>
          <table:table-cell table:formula="of:=MID([.E536];7;5)" office:value-type="string" office:string-value="22.00" calcext:value-type="string">
            <text:p>22.00</text:p>
          </table:table-cell>
          <table:table-cell office:value-type="string" calcext:value-type="string">
            <text:p>093-55-09.5000W</text:p>
          </table:table-cell>
          <table:table-cell table:formula="of:=LEFT([.I536];3)" office:value-type="string" office:string-value="093" calcext:value-type="string">
            <text:p>093</text:p>
          </table:table-cell>
          <table:table-cell table:formula="of:=MID([.I536];5;2)" office:value-type="string" office:string-value="55" calcext:value-type="string">
            <text:p>55</text:p>
          </table:table-cell>
          <table:table-cell table:formula="of:=MID([.I536];8;5)" office:value-type="string" office:string-value="09.50" calcext:value-type="string">
            <text:p>09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G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APLE LAKE MUNI-BILL MAVENCAMP SR FLD</text:p>
          </table:table-cell>
          <table:table-cell office:value-type="string" calcext:value-type="string">
            <text:p>45-14-09.5740N</text:p>
          </table:table-cell>
          <table:table-cell table:formula="of:=LEFT([.E537];2)" office:value-type="string" office:string-value="45" calcext:value-type="string">
            <text:p>45</text:p>
          </table:table-cell>
          <table:table-cell table:formula="of:=MID([.E537];4;2)" office:value-type="string" office:string-value="14" calcext:value-type="string">
            <text:p>14</text:p>
          </table:table-cell>
          <table:table-cell table:formula="of:=MID([.E537];7;5)" office:value-type="string" office:string-value="09.57" calcext:value-type="string">
            <text:p>09.57</text:p>
          </table:table-cell>
          <table:table-cell office:value-type="string" calcext:value-type="string">
            <text:p>093-59-08.1200W</text:p>
          </table:table-cell>
          <table:table-cell table:formula="of:=LEFT([.I537];3)" office:value-type="string" office:string-value="093" calcext:value-type="string">
            <text:p>093</text:p>
          </table:table-cell>
          <table:table-cell table:formula="of:=MID([.I537];5;2)" office:value-type="string" office:string-value="59" calcext:value-type="string">
            <text:p>59</text:p>
          </table:table-cell>
          <table:table-cell table:formula="of:=MID([.I537];8;5)" office:value-type="string" office:string-value="08.12" calcext:value-type="string">
            <text:p>08.1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OUTHWEST MINNESOTA RGNL MARSHALL/RYAN FLD</text:p>
          </table:table-cell>
          <table:table-cell office:value-type="string" calcext:value-type="string">
            <text:p>44-27-06.2000N</text:p>
          </table:table-cell>
          <table:table-cell table:formula="of:=LEFT([.E538];2)" office:value-type="string" office:string-value="44" calcext:value-type="string">
            <text:p>44</text:p>
          </table:table-cell>
          <table:table-cell table:formula="of:=MID([.E538];4;2)" office:value-type="string" office:string-value="27" calcext:value-type="string">
            <text:p>27</text:p>
          </table:table-cell>
          <table:table-cell table:formula="of:=MID([.E538];7;5)" office:value-type="string" office:string-value="06.20" calcext:value-type="string">
            <text:p>06.20</text:p>
          </table:table-cell>
          <table:table-cell office:value-type="string" calcext:value-type="string">
            <text:p>095-49-27.9000W</text:p>
          </table:table-cell>
          <table:table-cell table:formula="of:=LEFT([.I538];3)" office:value-type="string" office:string-value="095" calcext:value-type="string">
            <text:p>095</text:p>
          </table:table-cell>
          <table:table-cell table:formula="of:=MID([.I538];5;2)" office:value-type="string" office:string-value="49" calcext:value-type="string">
            <text:p>49</text:p>
          </table:table-cell>
          <table:table-cell table:formula="of:=MID([.I538];8;5)" office:value-type="string" office:string-value="27.90" calcext:value-type="string">
            <text:p>27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Z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SEDOR IVERSON</text:p>
          </table:table-cell>
          <table:table-cell office:value-type="string" calcext:value-type="string">
            <text:p>46-37-07.6700N</text:p>
          </table:table-cell>
          <table:table-cell table:formula="of:=LEFT([.E539];2)" office:value-type="string" office:string-value="46" calcext:value-type="string">
            <text:p>46</text:p>
          </table:table-cell>
          <table:table-cell table:formula="of:=MID([.E539];4;2)" office:value-type="string" office:string-value="37" calcext:value-type="string">
            <text:p>37</text:p>
          </table:table-cell>
          <table:table-cell table:formula="of:=MID([.E539];7;5)" office:value-type="string" office:string-value="07.67" calcext:value-type="string">
            <text:p>07.67</text:p>
          </table:table-cell>
          <table:table-cell office:value-type="string" calcext:value-type="string">
            <text:p>093-18-35.3200W</text:p>
          </table:table-cell>
          <table:table-cell table:formula="of:=LEFT([.I539];3)" office:value-type="string" office:string-value="093" calcext:value-type="string">
            <text:p>093</text:p>
          </table:table-cell>
          <table:table-cell table:formula="of:=MID([.I539];5;2)" office:value-type="string" office:string-value="18" calcext:value-type="string">
            <text:p>18</text:p>
          </table:table-cell>
          <table:table-cell table:formula="of:=MID([.I539];8;5)" office:value-type="string" office:string-value="35.32" calcext:value-type="string">
            <text:p>35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8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LACA MUNI</text:p>
          </table:table-cell>
          <table:table-cell office:value-type="string" calcext:value-type="string">
            <text:p>45-46-20.8730N</text:p>
          </table:table-cell>
          <table:table-cell table:formula="of:=LEFT([.E540];2)" office:value-type="string" office:string-value="45" calcext:value-type="string">
            <text:p>45</text:p>
          </table:table-cell>
          <table:table-cell table:formula="of:=MID([.E540];4;2)" office:value-type="string" office:string-value="46" calcext:value-type="string">
            <text:p>46</text:p>
          </table:table-cell>
          <table:table-cell table:formula="of:=MID([.E540];7;5)" office:value-type="string" office:string-value="20.87" calcext:value-type="string">
            <text:p>20.87</text:p>
          </table:table-cell>
          <table:table-cell office:value-type="string" calcext:value-type="string">
            <text:p>093-37-55.8640W</text:p>
          </table:table-cell>
          <table:table-cell table:formula="of:=LEFT([.I540];3)" office:value-type="string" office:string-value="093" calcext:value-type="string">
            <text:p>093</text:p>
          </table:table-cell>
          <table:table-cell table:formula="of:=MID([.I540];5;2)" office:value-type="string" office:string-value="37" calcext:value-type="string">
            <text:p>37</text:p>
          </table:table-cell>
          <table:table-cell table:formula="of:=MID([.I540];8;5)" office:value-type="string" office:string-value="55.86" calcext:value-type="string">
            <text:p>55.8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V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IRLAKE</text:p>
          </table:table-cell>
          <table:table-cell office:value-type="string" calcext:value-type="string">
            <text:p>44-37-40.3000N</text:p>
          </table:table-cell>
          <table:table-cell table:formula="of:=LEFT([.E541];2)" office:value-type="string" office:string-value="44" calcext:value-type="string">
            <text:p>44</text:p>
          </table:table-cell>
          <table:table-cell table:formula="of:=MID([.E541];4;2)" office:value-type="string" office:string-value="37" calcext:value-type="string">
            <text:p>37</text:p>
          </table:table-cell>
          <table:table-cell table:formula="of:=MID([.E541];7;5)" office:value-type="string" office:string-value="40.30" calcext:value-type="string">
            <text:p>40.30</text:p>
          </table:table-cell>
          <table:table-cell office:value-type="string" calcext:value-type="string">
            <text:p>093-13-41.1000W</text:p>
          </table:table-cell>
          <table:table-cell table:formula="of:=LEFT([.I541];3)" office:value-type="string" office:string-value="093" calcext:value-type="string">
            <text:p>093</text:p>
          </table:table-cell>
          <table:table-cell table:formula="of:=MID([.I541];5;2)" office:value-type="string" office:string-value="13" calcext:value-type="string">
            <text:p>13</text:p>
          </table:table-cell>
          <table:table-cell table:formula="of:=MID([.I541];8;5)" office:value-type="string" office:string-value="41.10" calcext:value-type="string">
            <text:p>41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NOKA COUNTY-BLAINE ARPT (JANES FIELD)</text:p>
          </table:table-cell>
          <table:table-cell office:value-type="string" calcext:value-type="string">
            <text:p>45-08-41.6000N</text:p>
          </table:table-cell>
          <table:table-cell table:formula="of:=LEFT([.E542];2)" office:value-type="string" office:string-value="45" calcext:value-type="string">
            <text:p>45</text:p>
          </table:table-cell>
          <table:table-cell table:formula="of:=MID([.E542];4;2)" office:value-type="string" office:string-value="08" calcext:value-type="string">
            <text:p>08</text:p>
          </table:table-cell>
          <table:table-cell table:formula="of:=MID([.E542];7;5)" office:value-type="string" office:string-value="41.60" calcext:value-type="string">
            <text:p>41.60</text:p>
          </table:table-cell>
          <table:table-cell office:value-type="string" calcext:value-type="string">
            <text:p>093-12-36.7000W</text:p>
          </table:table-cell>
          <table:table-cell table:formula="of:=LEFT([.I542];3)" office:value-type="string" office:string-value="093" calcext:value-type="string">
            <text:p>093</text:p>
          </table:table-cell>
          <table:table-cell table:formula="of:=MID([.I542];5;2)" office:value-type="string" office:string-value="12" calcext:value-type="string">
            <text:p>12</text:p>
          </table:table-cell>
          <table:table-cell table:formula="of:=MID([.I542];8;5)" office:value-type="string" office:string-value="36.70" calcext:value-type="string">
            <text:p>36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45-03-43.2000N</text:p>
          </table:table-cell>
          <table:table-cell table:formula="of:=LEFT([.E543];2)" office:value-type="string" office:string-value="45" calcext:value-type="string">
            <text:p>45</text:p>
          </table:table-cell>
          <table:table-cell table:formula="of:=MID([.E543];4;2)" office:value-type="string" office:string-value="03" calcext:value-type="string">
            <text:p>03</text:p>
          </table:table-cell>
          <table:table-cell table:formula="of:=MID([.E543];7;5)" office:value-type="string" office:string-value="43.20" calcext:value-type="string">
            <text:p>43.20</text:p>
          </table:table-cell>
          <table:table-cell office:value-type="string" calcext:value-type="string">
            <text:p>093-21-14.2000W</text:p>
          </table:table-cell>
          <table:table-cell table:formula="of:=LEFT([.I543];3)" office:value-type="string" office:string-value="093" calcext:value-type="string">
            <text:p>093</text:p>
          </table:table-cell>
          <table:table-cell table:formula="of:=MID([.I543];5;2)" office:value-type="string" office:string-value="21" calcext:value-type="string">
            <text:p>21</text:p>
          </table:table-cell>
          <table:table-cell table:formula="of:=MID([.I543];8;5)" office:value-type="string" office:string-value="14.20" calcext:value-type="string">
            <text:p>14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C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LYING CLOUD</text:p>
          </table:table-cell>
          <table:table-cell office:value-type="string" calcext:value-type="string">
            <text:p>44-49-39.0000N</text:p>
          </table:table-cell>
          <table:table-cell table:formula="of:=LEFT([.E544];2)" office:value-type="string" office:string-value="44" calcext:value-type="string">
            <text:p>44</text:p>
          </table:table-cell>
          <table:table-cell table:formula="of:=MID([.E544];4;2)" office:value-type="string" office:string-value="49" calcext:value-type="string">
            <text:p>49</text:p>
          </table:table-cell>
          <table:table-cell table:formula="of:=MID([.E544];7;5)" office:value-type="string" office:string-value="39.00" calcext:value-type="string">
            <text:p>39.00</text:p>
          </table:table-cell>
          <table:table-cell office:value-type="string" calcext:value-type="string">
            <text:p>093-27-30.9000W</text:p>
          </table:table-cell>
          <table:table-cell table:formula="of:=LEFT([.I544];3)" office:value-type="string" office:string-value="093" calcext:value-type="string">
            <text:p>093</text:p>
          </table:table-cell>
          <table:table-cell table:formula="of:=MID([.I544];5;2)" office:value-type="string" office:string-value="27" calcext:value-type="string">
            <text:p>27</text:p>
          </table:table-cell>
          <table:table-cell table:formula="of:=MID([.I544];8;5)" office:value-type="string" office:string-value="30.90" calcext:value-type="string">
            <text:p>3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-ST PAUL INTL/WOLD-CHAMBERLAIN</text:p>
          </table:table-cell>
          <table:table-cell office:value-type="string" calcext:value-type="string">
            <text:p>44-52-55.1000N</text:p>
          </table:table-cell>
          <table:table-cell table:formula="of:=LEFT([.E545];2)" office:value-type="string" office:string-value="44" calcext:value-type="string">
            <text:p>44</text:p>
          </table:table-cell>
          <table:table-cell table:formula="of:=MID([.E545];4;2)" office:value-type="string" office:string-value="52" calcext:value-type="string">
            <text:p>52</text:p>
          </table:table-cell>
          <table:table-cell table:formula="of:=MID([.E545];7;5)" office:value-type="string" office:string-value="55.10" calcext:value-type="string">
            <text:p>55.10</text:p>
          </table:table-cell>
          <table:table-cell office:value-type="string" calcext:value-type="string">
            <text:p>093-13-18.4000W</text:p>
          </table:table-cell>
          <table:table-cell table:formula="of:=LEFT([.I545];3)" office:value-type="string" office:string-value="093" calcext:value-type="string">
            <text:p>093</text:p>
          </table:table-cell>
          <table:table-cell table:formula="of:=MID([.I545];5;2)" office:value-type="string" office:string-value="13" calcext:value-type="string">
            <text:p>13</text:p>
          </table:table-cell>
          <table:table-cell table:formula="of:=MID([.I545];8;5)" office:value-type="string" office:string-value="18.40" calcext:value-type="string">
            <text:p>18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V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NTEVIDEO-CHIPPEWA COUNTY</text:p>
          </table:table-cell>
          <table:table-cell office:value-type="string" calcext:value-type="string">
            <text:p>44-58-09.1000N</text:p>
          </table:table-cell>
          <table:table-cell table:formula="of:=LEFT([.E546];2)" office:value-type="string" office:string-value="44" calcext:value-type="string">
            <text:p>44</text:p>
          </table:table-cell>
          <table:table-cell table:formula="of:=MID([.E546];4;2)" office:value-type="string" office:string-value="58" calcext:value-type="string">
            <text:p>58</text:p>
          </table:table-cell>
          <table:table-cell table:formula="of:=MID([.E546];7;5)" office:value-type="string" office:string-value="09.10" calcext:value-type="string">
            <text:p>09.10</text:p>
          </table:table-cell>
          <table:table-cell office:value-type="string" calcext:value-type="string">
            <text:p>095-42-37.4000W</text:p>
          </table:table-cell>
          <table:table-cell table:formula="of:=LEFT([.I546];3)" office:value-type="string" office:string-value="095" calcext:value-type="string">
            <text:p>095</text:p>
          </table:table-cell>
          <table:table-cell table:formula="of:=MID([.I546];5;2)" office:value-type="string" office:string-value="42" calcext:value-type="string">
            <text:p>42</text:p>
          </table:table-cell>
          <table:table-cell table:formula="of:=MID([.I546];8;5)" office:value-type="string" office:string-value="37.40" calcext:value-type="string">
            <text:p>37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KJ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ORHEAD MUNI</text:p>
          </table:table-cell>
          <table:table-cell office:value-type="string" calcext:value-type="string">
            <text:p>46-50-21.4000N</text:p>
          </table:table-cell>
          <table:table-cell table:formula="of:=LEFT([.E547];2)" office:value-type="string" office:string-value="46" calcext:value-type="string">
            <text:p>46</text:p>
          </table:table-cell>
          <table:table-cell table:formula="of:=MID([.E547];4;2)" office:value-type="string" office:string-value="50" calcext:value-type="string">
            <text:p>50</text:p>
          </table:table-cell>
          <table:table-cell table:formula="of:=MID([.E547];7;5)" office:value-type="string" office:string-value="21.40" calcext:value-type="string">
            <text:p>21.40</text:p>
          </table:table-cell>
          <table:table-cell office:value-type="string" calcext:value-type="string">
            <text:p>096-39-50.5000W</text:p>
          </table:table-cell>
          <table:table-cell table:formula="of:=LEFT([.I547];3)" office:value-type="string" office:string-value="096" calcext:value-type="string">
            <text:p>096</text:p>
          </table:table-cell>
          <table:table-cell table:formula="of:=MID([.I547];5;2)" office:value-type="string" office:string-value="39" calcext:value-type="string">
            <text:p>39</text:p>
          </table:table-cell>
          <table:table-cell table:formula="of:=MID([.I547];8;5)" office:value-type="string" office:string-value="50.50" calcext:value-type="string">
            <text:p>50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Z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OSE LAKE CARLTON COUNTY</text:p>
          </table:table-cell>
          <table:table-cell office:value-type="string" calcext:value-type="string">
            <text:p>46-25-07.0000N</text:p>
          </table:table-cell>
          <table:table-cell table:formula="of:=LEFT([.E548];2)" office:value-type="string" office:string-value="46" calcext:value-type="string">
            <text:p>46</text:p>
          </table:table-cell>
          <table:table-cell table:formula="of:=MID([.E548];4;2)" office:value-type="string" office:string-value="25" calcext:value-type="string">
            <text:p>25</text:p>
          </table:table-cell>
          <table:table-cell table:formula="of:=MID([.E548];7;5)" office:value-type="string" office:string-value="07.00" calcext:value-type="string">
            <text:p>07.00</text:p>
          </table:table-cell>
          <table:table-cell office:value-type="string" calcext:value-type="string">
            <text:p>092-48-17.2000W</text:p>
          </table:table-cell>
          <table:table-cell table:formula="of:=LEFT([.I548];3)" office:value-type="string" office:string-value="092" calcext:value-type="string">
            <text:p>092</text:p>
          </table:table-cell>
          <table:table-cell table:formula="of:=MID([.I548];5;2)" office:value-type="string" office:string-value="48" calcext:value-type="string">
            <text:p>48</text:p>
          </table:table-cell>
          <table:table-cell table:formula="of:=MID([.I548];8;5)" office:value-type="string" office:string-value="17.20" calcext:value-type="string">
            <text:p>17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MR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A MUNI</text:p>
          </table:table-cell>
          <table:table-cell office:value-type="string" calcext:value-type="string">
            <text:p>45-53-21.2000N</text:p>
          </table:table-cell>
          <table:table-cell table:formula="of:=LEFT([.E549];2)" office:value-type="string" office:string-value="45" calcext:value-type="string">
            <text:p>45</text:p>
          </table:table-cell>
          <table:table-cell table:formula="of:=MID([.E549];4;2)" office:value-type="string" office:string-value="53" calcext:value-type="string">
            <text:p>53</text:p>
          </table:table-cell>
          <table:table-cell table:formula="of:=MID([.E549];7;5)" office:value-type="string" office:string-value="21.20" calcext:value-type="string">
            <text:p>21.20</text:p>
          </table:table-cell>
          <table:table-cell office:value-type="string" calcext:value-type="string">
            <text:p>093-16-16.2000W</text:p>
          </table:table-cell>
          <table:table-cell table:formula="of:=LEFT([.I549];3)" office:value-type="string" office:string-value="093" calcext:value-type="string">
            <text:p>093</text:p>
          </table:table-cell>
          <table:table-cell table:formula="of:=MID([.I549];5;2)" office:value-type="string" office:string-value="16" calcext:value-type="string">
            <text:p>16</text:p>
          </table:table-cell>
          <table:table-cell table:formula="of:=MID([.I549];8;5)" office:value-type="string" office:string-value="16.20" calcext:value-type="string">
            <text:p>16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O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RIS MUNI - CHARLIE SCHMIDT FLD</text:p>
          </table:table-cell>
          <table:table-cell office:value-type="string" calcext:value-type="string">
            <text:p>45-33-57.4855N</text:p>
          </table:table-cell>
          <table:table-cell table:formula="of:=LEFT([.E550];2)" office:value-type="string" office:string-value="45" calcext:value-type="string">
            <text:p>45</text:p>
          </table:table-cell>
          <table:table-cell table:formula="of:=MID([.E550];4;2)" office:value-type="string" office:string-value="33" calcext:value-type="string">
            <text:p>33</text:p>
          </table:table-cell>
          <table:table-cell table:formula="of:=MID([.E550];7;5)" office:value-type="string" office:string-value="57.48" calcext:value-type="string">
            <text:p>57.48</text:p>
          </table:table-cell>
          <table:table-cell office:value-type="string" calcext:value-type="string">
            <text:p>095-58-01.8728W</text:p>
          </table:table-cell>
          <table:table-cell table:formula="of:=LEFT([.I550];3)" office:value-type="string" office:string-value="095" calcext:value-type="string">
            <text:p>095</text:p>
          </table:table-cell>
          <table:table-cell table:formula="of:=MID([.I550];5;2)" office:value-type="string" office:string-value="58" calcext:value-type="string">
            <text:p>58</text:p>
          </table:table-cell>
          <table:table-cell table:formula="of:=MID([.I550];8;5)" office:value-type="string" office:string-value="01.87" calcext:value-type="string">
            <text:p>01.8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2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EY'S</text:p>
          </table:table-cell>
          <table:table-cell office:value-type="string" calcext:value-type="string">
            <text:p>46-19-24.8730N</text:p>
          </table:table-cell>
          <table:table-cell table:formula="of:=LEFT([.E551];2)" office:value-type="string" office:string-value="46" calcext:value-type="string">
            <text:p>46</text:p>
          </table:table-cell>
          <table:table-cell table:formula="of:=MID([.E551];4;2)" office:value-type="string" office:string-value="19" calcext:value-type="string">
            <text:p>19</text:p>
          </table:table-cell>
          <table:table-cell table:formula="of:=MID([.E551];7;5)" office:value-type="string" office:string-value="24.87" calcext:value-type="string">
            <text:p>24.87</text:p>
          </table:table-cell>
          <table:table-cell office:value-type="string" calcext:value-type="string">
            <text:p>094-38-19.0490W</text:p>
          </table:table-cell>
          <table:table-cell table:formula="of:=LEFT([.I551];3)" office:value-type="string" office:string-value="094" calcext:value-type="string">
            <text:p>094</text:p>
          </table:table-cell>
          <table:table-cell table:formula="of:=MID([.I551];5;2)" office:value-type="string" office:string-value="38" calcext:value-type="string">
            <text:p>38</text:p>
          </table:table-cell>
          <table:table-cell table:formula="of:=MID([.I551];8;5)" office:value-type="string" office:string-value="19.04" calcext:value-type="string">
            <text:p>19.0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3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URDOCK MUNI</text:p>
          </table:table-cell>
          <table:table-cell office:value-type="string" calcext:value-type="string">
            <text:p>45-13-19.8570N</text:p>
          </table:table-cell>
          <table:table-cell table:formula="of:=LEFT([.E552];2)" office:value-type="string" office:string-value="45" calcext:value-type="string">
            <text:p>45</text:p>
          </table:table-cell>
          <table:table-cell table:formula="of:=MID([.E552];4;2)" office:value-type="string" office:string-value="13" calcext:value-type="string">
            <text:p>13</text:p>
          </table:table-cell>
          <table:table-cell table:formula="of:=MID([.E552];7;5)" office:value-type="string" office:string-value="19.85" calcext:value-type="string">
            <text:p>19.85</text:p>
          </table:table-cell>
          <table:table-cell office:value-type="string" calcext:value-type="string">
            <text:p>095-24-04.0890W</text:p>
          </table:table-cell>
          <table:table-cell table:formula="of:=LEFT([.I552];3)" office:value-type="string" office:string-value="095" calcext:value-type="string">
            <text:p>095</text:p>
          </table:table-cell>
          <table:table-cell table:formula="of:=MID([.I552];5;2)" office:value-type="string" office:string-value="24" calcext:value-type="string">
            <text:p>24</text:p>
          </table:table-cell>
          <table:table-cell table:formula="of:=MID([.I552];8;5)" office:value-type="string" office:string-value="04.08" calcext:value-type="string">
            <text:p>04.0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C3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ARY NATIONAL-SHEFLAND FIELD</text:p>
          </table:table-cell>
          <table:table-cell office:value-type="string" calcext:value-type="string">
            <text:p>47-22-31.4000N</text:p>
          </table:table-cell>
          <table:table-cell table:formula="of:=LEFT([.E553];2)" office:value-type="string" office:string-value="47" calcext:value-type="string">
            <text:p>47</text:p>
          </table:table-cell>
          <table:table-cell table:formula="of:=MID([.E553];4;2)" office:value-type="string" office:string-value="22" calcext:value-type="string">
            <text:p>22</text:p>
          </table:table-cell>
          <table:table-cell table:formula="of:=MID([.E553];7;5)" office:value-type="string" office:string-value="31.40" calcext:value-type="string">
            <text:p>31.40</text:p>
          </table:table-cell>
          <table:table-cell office:value-type="string" calcext:value-type="string">
            <text:p>094-47-55.5000W</text:p>
          </table:table-cell>
          <table:table-cell table:formula="of:=LEFT([.I553];3)" office:value-type="string" office:string-value="094" calcext:value-type="string">
            <text:p>094</text:p>
          </table:table-cell>
          <table:table-cell table:formula="of:=MID([.I553];5;2)" office:value-type="string" office:string-value="47" calcext:value-type="string">
            <text:p>47</text:p>
          </table:table-cell>
          <table:table-cell table:formula="of:=MID([.I553];8;5)" office:value-type="string" office:string-value="55.50" calcext:value-type="string">
            <text:p>55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EW ULM MUNI</text:p>
          </table:table-cell>
          <table:table-cell office:value-type="string" calcext:value-type="string">
            <text:p>44-19-06.1920N</text:p>
          </table:table-cell>
          <table:table-cell table:formula="of:=LEFT([.E554];2)" office:value-type="string" office:string-value="44" calcext:value-type="string">
            <text:p>44</text:p>
          </table:table-cell>
          <table:table-cell table:formula="of:=MID([.E554];4;2)" office:value-type="string" office:string-value="19" calcext:value-type="string">
            <text:p>19</text:p>
          </table:table-cell>
          <table:table-cell table:formula="of:=MID([.E554];7;5)" office:value-type="string" office:string-value="06.19" calcext:value-type="string">
            <text:p>06.19</text:p>
          </table:table-cell>
          <table:table-cell office:value-type="string" calcext:value-type="string">
            <text:p>094-30-05.9160W</text:p>
          </table:table-cell>
          <table:table-cell table:formula="of:=LEFT([.I554];3)" office:value-type="string" office:string-value="094" calcext:value-type="string">
            <text:p>094</text:p>
          </table:table-cell>
          <table:table-cell table:formula="of:=MID([.I554];5;2)" office:value-type="string" office:string-value="30" calcext:value-type="string">
            <text:p>30</text:p>
          </table:table-cell>
          <table:table-cell table:formula="of:=MID([.I554];8;5)" office:value-type="string" office:string-value="05.91" calcext:value-type="string">
            <text:p>05.9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3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OME MUNI</text:p>
          </table:table-cell>
          <table:table-cell office:value-type="string" calcext:value-type="string">
            <text:p>47-53-17.1445N</text:p>
          </table:table-cell>
          <table:table-cell table:formula="of:=LEFT([.E555];2)" office:value-type="string" office:string-value="47" calcext:value-type="string">
            <text:p>47</text:p>
          </table:table-cell>
          <table:table-cell table:formula="of:=MID([.E555];4;2)" office:value-type="string" office:string-value="53" calcext:value-type="string">
            <text:p>53</text:p>
          </table:table-cell>
          <table:table-cell table:formula="of:=MID([.E555];7;5)" office:value-type="string" office:string-value="17.14" calcext:value-type="string">
            <text:p>17.14</text:p>
          </table:table-cell>
          <table:table-cell office:value-type="string" calcext:value-type="string">
            <text:p>094-15-29.7915W</text:p>
          </table:table-cell>
          <table:table-cell table:formula="of:=LEFT([.I555];3)" office:value-type="string" office:string-value="094" calcext:value-type="string">
            <text:p>094</text:p>
          </table:table-cell>
          <table:table-cell table:formula="of:=MID([.I555];5;2)" office:value-type="string" office:string-value="15" calcext:value-type="string">
            <text:p>15</text:p>
          </table:table-cell>
          <table:table-cell table:formula="of:=MID([.I555];8;5)" office:value-type="string" office:string-value="29.79" calcext:value-type="string">
            <text:p>29.7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V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LIVIA RGNL</text:p>
          </table:table-cell>
          <table:table-cell office:value-type="string" calcext:value-type="string">
            <text:p>44-46-42.8590N</text:p>
          </table:table-cell>
          <table:table-cell table:formula="of:=LEFT([.E556];2)" office:value-type="string" office:string-value="44" calcext:value-type="string">
            <text:p>44</text:p>
          </table:table-cell>
          <table:table-cell table:formula="of:=MID([.E556];4;2)" office:value-type="string" office:string-value="46" calcext:value-type="string">
            <text:p>46</text:p>
          </table:table-cell>
          <table:table-cell table:formula="of:=MID([.E556];7;5)" office:value-type="string" office:string-value="42.85" calcext:value-type="string">
            <text:p>42.85</text:p>
          </table:table-cell>
          <table:table-cell office:value-type="string" calcext:value-type="string">
            <text:p>095-01-58.0020W</text:p>
          </table:table-cell>
          <table:table-cell table:formula="of:=LEFT([.I556];3)" office:value-type="string" office:string-value="095" calcext:value-type="string">
            <text:p>095</text:p>
          </table:table-cell>
          <table:table-cell table:formula="of:=MID([.I556];5;2)" office:value-type="string" office:string-value="01" calcext:value-type="string">
            <text:p>01</text:p>
          </table:table-cell>
          <table:table-cell table:formula="of:=MID([.I556];8;5)" office:value-type="string" office:string-value="58.00" calcext:value-type="string">
            <text:p>58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RR RGNL</text:p>
          </table:table-cell>
          <table:table-cell office:value-type="string" calcext:value-type="string">
            <text:p>48-00-57.3000N</text:p>
          </table:table-cell>
          <table:table-cell table:formula="of:=LEFT([.E557];2)" office:value-type="string" office:string-value="48" calcext:value-type="string">
            <text:p>48</text:p>
          </table:table-cell>
          <table:table-cell table:formula="of:=MID([.E557];4;2)" office:value-type="string" office:string-value="00" calcext:value-type="string">
            <text:p>00</text:p>
          </table:table-cell>
          <table:table-cell table:formula="of:=MID([.E557];7;5)" office:value-type="string" office:string-value="57.30" calcext:value-type="string">
            <text:p>57.30</text:p>
          </table:table-cell>
          <table:table-cell office:value-type="string" calcext:value-type="string">
            <text:p>092-51-21.8000W</text:p>
          </table:table-cell>
          <table:table-cell table:formula="of:=LEFT([.I557];3)" office:value-type="string" office:string-value="092" calcext:value-type="string">
            <text:p>092</text:p>
          </table:table-cell>
          <table:table-cell table:formula="of:=MID([.I557];5;2)" office:value-type="string" office:string-value="51" calcext:value-type="string">
            <text:p>51</text:p>
          </table:table-cell>
          <table:table-cell table:formula="of:=MID([.I557];8;5)" office:value-type="string" office:string-value="21.80" calcext:value-type="string">
            <text:p>21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RTONVILLE MUNI-MARTINSON FIELD</text:p>
          </table:table-cell>
          <table:table-cell office:value-type="string" calcext:value-type="string">
            <text:p>45-18-14.8660N</text:p>
          </table:table-cell>
          <table:table-cell table:formula="of:=LEFT([.E558];2)" office:value-type="string" office:string-value="45" calcext:value-type="string">
            <text:p>45</text:p>
          </table:table-cell>
          <table:table-cell table:formula="of:=MID([.E558];4;2)" office:value-type="string" office:string-value="18" calcext:value-type="string">
            <text:p>18</text:p>
          </table:table-cell>
          <table:table-cell table:formula="of:=MID([.E558];7;5)" office:value-type="string" office:string-value="14.86" calcext:value-type="string">
            <text:p>14.86</text:p>
          </table:table-cell>
          <table:table-cell office:value-type="string" calcext:value-type="string">
            <text:p>096-25-28.5920W</text:p>
          </table:table-cell>
          <table:table-cell table:formula="of:=LEFT([.I558];3)" office:value-type="string" office:string-value="096" calcext:value-type="string">
            <text:p>096</text:p>
          </table:table-cell>
          <table:table-cell table:formula="of:=MID([.I558];5;2)" office:value-type="string" office:string-value="25" calcext:value-type="string">
            <text:p>25</text:p>
          </table:table-cell>
          <table:table-cell table:formula="of:=MID([.I558];8;5)" office:value-type="string" office:string-value="28.59" calcext:value-type="string">
            <text:p>28.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W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OWATONNA DEGNER RGNL</text:p>
          </table:table-cell>
          <table:table-cell office:value-type="string" calcext:value-type="string">
            <text:p>44-07-22.6265N</text:p>
          </table:table-cell>
          <table:table-cell table:formula="of:=LEFT([.E559];2)" office:value-type="string" office:string-value="44" calcext:value-type="string">
            <text:p>44</text:p>
          </table:table-cell>
          <table:table-cell table:formula="of:=MID([.E559];4;2)" office:value-type="string" office:string-value="07" calcext:value-type="string">
            <text:p>07</text:p>
          </table:table-cell>
          <table:table-cell table:formula="of:=MID([.E559];7;5)" office:value-type="string" office:string-value="22.62" calcext:value-type="string">
            <text:p>22.62</text:p>
          </table:table-cell>
          <table:table-cell office:value-type="string" calcext:value-type="string">
            <text:p>093-15-31.7751W</text:p>
          </table:table-cell>
          <table:table-cell table:formula="of:=LEFT([.I559];3)" office:value-type="string" office:string-value="093" calcext:value-type="string">
            <text:p>093</text:p>
          </table:table-cell>
          <table:table-cell table:formula="of:=MID([.I559];5;2)" office:value-type="string" office:string-value="15" calcext:value-type="string">
            <text:p>15</text:p>
          </table:table-cell>
          <table:table-cell table:formula="of:=MID([.I559];8;5)" office:value-type="string" office:string-value="31.77" calcext:value-type="string">
            <text:p>31.7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K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ARK RAPIDS MUNI-KONSHOK FIELD</text:p>
          </table:table-cell>
          <table:table-cell office:value-type="string" calcext:value-type="string">
            <text:p>46-54-04.3337N</text:p>
          </table:table-cell>
          <table:table-cell table:formula="of:=LEFT([.E560];2)" office:value-type="string" office:string-value="46" calcext:value-type="string">
            <text:p>46</text:p>
          </table:table-cell>
          <table:table-cell table:formula="of:=MID([.E560];4;2)" office:value-type="string" office:string-value="54" calcext:value-type="string">
            <text:p>54</text:p>
          </table:table-cell>
          <table:table-cell table:formula="of:=MID([.E560];7;5)" office:value-type="string" office:string-value="04.33" calcext:value-type="string">
            <text:p>04.33</text:p>
          </table:table-cell>
          <table:table-cell office:value-type="string" calcext:value-type="string">
            <text:p>095-04-23.1825W</text:p>
          </table:table-cell>
          <table:table-cell table:formula="of:=LEFT([.I560];3)" office:value-type="string" office:string-value="095" calcext:value-type="string">
            <text:p>095</text:p>
          </table:table-cell>
          <table:table-cell table:formula="of:=MID([.I560];5;2)" office:value-type="string" office:string-value="04" calcext:value-type="string">
            <text:p>04</text:p>
          </table:table-cell>
          <table:table-cell table:formula="of:=MID([.I560];8;5)" office:value-type="string" office:string-value="23.18" calcext:value-type="string">
            <text:p>23.1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E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AYNESVILLE MUNI</text:p>
          </table:table-cell>
          <table:table-cell office:value-type="string" calcext:value-type="string">
            <text:p>45-22-19.4287N</text:p>
          </table:table-cell>
          <table:table-cell table:formula="of:=LEFT([.E561];2)" office:value-type="string" office:string-value="45" calcext:value-type="string">
            <text:p>45</text:p>
          </table:table-cell>
          <table:table-cell table:formula="of:=MID([.E561];4;2)" office:value-type="string" office:string-value="22" calcext:value-type="string">
            <text:p>22</text:p>
          </table:table-cell>
          <table:table-cell table:formula="of:=MID([.E561];7;5)" office:value-type="string" office:string-value="19.42" calcext:value-type="string">
            <text:p>19.42</text:p>
          </table:table-cell>
          <table:table-cell office:value-type="string" calcext:value-type="string">
            <text:p>094-44-41.0147W</text:p>
          </table:table-cell>
          <table:table-cell table:formula="of:=LEFT([.I561];3)" office:value-type="string" office:string-value="094" calcext:value-type="string">
            <text:p>094</text:p>
          </table:table-cell>
          <table:table-cell table:formula="of:=MID([.I561];5;2)" office:value-type="string" office:string-value="44" calcext:value-type="string">
            <text:p>44</text:p>
          </table:table-cell>
          <table:table-cell table:formula="of:=MID([.I561];8;5)" office:value-type="string" office:string-value="41.01" calcext:value-type="string">
            <text:p>41.0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7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ELICAN RAPIDS MUNI-LYON'S FIELD</text:p>
          </table:table-cell>
          <table:table-cell office:value-type="string" calcext:value-type="string">
            <text:p>46-38-29.8510N</text:p>
          </table:table-cell>
          <table:table-cell table:formula="of:=LEFT([.E562];2)" office:value-type="string" office:string-value="46" calcext:value-type="string">
            <text:p>46</text:p>
          </table:table-cell>
          <table:table-cell table:formula="of:=MID([.E562];4;2)" office:value-type="string" office:string-value="38" calcext:value-type="string">
            <text:p>38</text:p>
          </table:table-cell>
          <table:table-cell table:formula="of:=MID([.E562];7;5)" office:value-type="string" office:string-value="29.85" calcext:value-type="string">
            <text:p>29.85</text:p>
          </table:table-cell>
          <table:table-cell office:value-type="string" calcext:value-type="string">
            <text:p>096-06-16.2070W</text:p>
          </table:table-cell>
          <table:table-cell table:formula="of:=LEFT([.I562];3)" office:value-type="string" office:string-value="096" calcext:value-type="string">
            <text:p>096</text:p>
          </table:table-cell>
          <table:table-cell table:formula="of:=MID([.I562];5;2)" office:value-type="string" office:string-value="06" calcext:value-type="string">
            <text:p>06</text:p>
          </table:table-cell>
          <table:table-cell table:formula="of:=MID([.I562];8;5)" office:value-type="string" office:string-value="16.20" calcext:value-type="string">
            <text:p>16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6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ERHAM MUNI</text:p>
          </table:table-cell>
          <table:table-cell office:value-type="string" calcext:value-type="string">
            <text:p>46-36-39.5000N</text:p>
          </table:table-cell>
          <table:table-cell table:formula="of:=LEFT([.E563];2)" office:value-type="string" office:string-value="46" calcext:value-type="string">
            <text:p>46</text:p>
          </table:table-cell>
          <table:table-cell table:formula="of:=MID([.E563];4;2)" office:value-type="string" office:string-value="36" calcext:value-type="string">
            <text:p>36</text:p>
          </table:table-cell>
          <table:table-cell table:formula="of:=MID([.E563];7;5)" office:value-type="string" office:string-value="39.50" calcext:value-type="string">
            <text:p>39.50</text:p>
          </table:table-cell>
          <table:table-cell office:value-type="string" calcext:value-type="string">
            <text:p>095-36-22.0000W</text:p>
          </table:table-cell>
          <table:table-cell table:formula="of:=LEFT([.I563];3)" office:value-type="string" office:string-value="095" calcext:value-type="string">
            <text:p>095</text:p>
          </table:table-cell>
          <table:table-cell table:formula="of:=MID([.I563];5;2)" office:value-type="string" office:string-value="36" calcext:value-type="string">
            <text:p>36</text:p>
          </table:table-cell>
          <table:table-cell table:formula="of:=MID([.I563];8;5)" office:value-type="string" office:string-value="22.00" calcext:value-type="string">
            <text:p>2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NE RIVER RGNL</text:p>
          </table:table-cell>
          <table:table-cell office:value-type="string" calcext:value-type="string">
            <text:p>46-43-29.2350N</text:p>
          </table:table-cell>
          <table:table-cell table:formula="of:=LEFT([.E564];2)" office:value-type="string" office:string-value="46" calcext:value-type="string">
            <text:p>46</text:p>
          </table:table-cell>
          <table:table-cell table:formula="of:=MID([.E564];4;2)" office:value-type="string" office:string-value="43" calcext:value-type="string">
            <text:p>43</text:p>
          </table:table-cell>
          <table:table-cell table:formula="of:=MID([.E564];7;5)" office:value-type="string" office:string-value="29.23" calcext:value-type="string">
            <text:p>29.23</text:p>
          </table:table-cell>
          <table:table-cell office:value-type="string" calcext:value-type="string">
            <text:p>094-22-54.1200W</text:p>
          </table:table-cell>
          <table:table-cell table:formula="of:=LEFT([.I564];3)" office:value-type="string" office:string-value="094" calcext:value-type="string">
            <text:p>094</text:p>
          </table:table-cell>
          <table:table-cell table:formula="of:=MID([.I564];5;2)" office:value-type="string" office:string-value="22" calcext:value-type="string">
            <text:p>22</text:p>
          </table:table-cell>
          <table:table-cell table:formula="of:=MID([.I564];8;5)" office:value-type="string" office:string-value="54.12" calcext:value-type="string">
            <text:p>54.1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8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NEY PINECREEK BORDER</text:p>
          </table:table-cell>
          <table:table-cell office:value-type="string" calcext:value-type="string">
            <text:p>48-59-56.3098N</text:p>
          </table:table-cell>
          <table:table-cell table:formula="of:=LEFT([.E565];2)" office:value-type="string" office:string-value="48" calcext:value-type="string">
            <text:p>48</text:p>
          </table:table-cell>
          <table:table-cell table:formula="of:=MID([.E565];4;2)" office:value-type="string" office:string-value="59" calcext:value-type="string">
            <text:p>59</text:p>
          </table:table-cell>
          <table:table-cell table:formula="of:=MID([.E565];7;5)" office:value-type="string" office:string-value="56.30" calcext:value-type="string">
            <text:p>56.30</text:p>
          </table:table-cell>
          <table:table-cell office:value-type="string" calcext:value-type="string">
            <text:p>095-58-55.5101W</text:p>
          </table:table-cell>
          <table:table-cell table:formula="of:=LEFT([.I565];3)" office:value-type="string" office:string-value="095" calcext:value-type="string">
            <text:p>095</text:p>
          </table:table-cell>
          <table:table-cell table:formula="of:=MID([.I565];5;2)" office:value-type="string" office:string-value="58" calcext:value-type="string">
            <text:p>58</text:p>
          </table:table-cell>
          <table:table-cell table:formula="of:=MID([.I565];8;5)" office:value-type="string" office:string-value="55.51" calcext:value-type="string">
            <text:p>55.5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Q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IPESTONE MUNI</text:p>
          </table:table-cell>
          <table:table-cell office:value-type="string" calcext:value-type="string">
            <text:p>43-58-55.6743N</text:p>
          </table:table-cell>
          <table:table-cell table:formula="of:=LEFT([.E566];2)" office:value-type="string" office:string-value="43" calcext:value-type="string">
            <text:p>43</text:p>
          </table:table-cell>
          <table:table-cell table:formula="of:=MID([.E566];4;2)" office:value-type="string" office:string-value="58" calcext:value-type="string">
            <text:p>58</text:p>
          </table:table-cell>
          <table:table-cell table:formula="of:=MID([.E566];7;5)" office:value-type="string" office:string-value="55.67" calcext:value-type="string">
            <text:p>55.67</text:p>
          </table:table-cell>
          <table:table-cell office:value-type="string" calcext:value-type="string">
            <text:p>096-18-01.4680W</text:p>
          </table:table-cell>
          <table:table-cell table:formula="of:=LEFT([.I566];3)" office:value-type="string" office:string-value="096" calcext:value-type="string">
            <text:p>096</text:p>
          </table:table-cell>
          <table:table-cell table:formula="of:=MID([.I566];5;2)" office:value-type="string" office:string-value="18" calcext:value-type="string">
            <text:p>18</text:p>
          </table:table-cell>
          <table:table-cell table:formula="of:=MID([.I566];8;5)" office:value-type="string" office:string-value="01.46" calcext:value-type="string">
            <text:p>01.4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K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ILLMORE COUNTY</text:p>
          </table:table-cell>
          <table:table-cell office:value-type="string" calcext:value-type="string">
            <text:p>43-40-36.3000N</text:p>
          </table:table-cell>
          <table:table-cell table:formula="of:=LEFT([.E567];2)" office:value-type="string" office:string-value="43" calcext:value-type="string">
            <text:p>43</text:p>
          </table:table-cell>
          <table:table-cell table:formula="of:=MID([.E567];4;2)" office:value-type="string" office:string-value="40" calcext:value-type="string">
            <text:p>40</text:p>
          </table:table-cell>
          <table:table-cell table:formula="of:=MID([.E567];7;5)" office:value-type="string" office:string-value="36.30" calcext:value-type="string">
            <text:p>36.30</text:p>
          </table:table-cell>
          <table:table-cell office:value-type="string" calcext:value-type="string">
            <text:p>092-10-47.1000W</text:p>
          </table:table-cell>
          <table:table-cell table:formula="of:=LEFT([.I567];3)" office:value-type="string" office:string-value="092" calcext:value-type="string">
            <text:p>092</text:p>
          </table:table-cell>
          <table:table-cell table:formula="of:=MID([.I567];5;2)" office:value-type="string" office:string-value="10" calcext:value-type="string">
            <text:p>10</text:p>
          </table:table-cell>
          <table:table-cell table:formula="of:=MID([.I567];8;5)" office:value-type="string" office:string-value="47.10" calcext:value-type="string">
            <text:p>47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RINCETON MUNI</text:p>
          </table:table-cell>
          <table:table-cell office:value-type="string" calcext:value-type="string">
            <text:p>45-33-35.5000N</text:p>
          </table:table-cell>
          <table:table-cell table:formula="of:=LEFT([.E568];2)" office:value-type="string" office:string-value="45" calcext:value-type="string">
            <text:p>45</text:p>
          </table:table-cell>
          <table:table-cell table:formula="of:=MID([.E568];4;2)" office:value-type="string" office:string-value="33" calcext:value-type="string">
            <text:p>33</text:p>
          </table:table-cell>
          <table:table-cell table:formula="of:=MID([.E568];7;5)" office:value-type="string" office:string-value="35.50" calcext:value-type="string">
            <text:p>35.50</text:p>
          </table:table-cell>
          <table:table-cell office:value-type="string" calcext:value-type="string">
            <text:p>093-36-29.6000W</text:p>
          </table:table-cell>
          <table:table-cell table:formula="of:=LEFT([.I568];3)" office:value-type="string" office:string-value="093" calcext:value-type="string">
            <text:p>093</text:p>
          </table:table-cell>
          <table:table-cell table:formula="of:=MID([.I568];5;2)" office:value-type="string" office:string-value="36" calcext:value-type="string">
            <text:p>36</text:p>
          </table:table-cell>
          <table:table-cell table:formula="of:=MID([.I568];8;5)" office:value-type="string" office:string-value="29.60" calcext:value-type="string">
            <text:p>29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8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 LAKE FALLS MUNI</text:p>
          </table:table-cell>
          <table:table-cell office:value-type="string" calcext:value-type="string">
            <text:p>47-49-29.8820N</text:p>
          </table:table-cell>
          <table:table-cell table:formula="of:=LEFT([.E569];2)" office:value-type="string" office:string-value="47" calcext:value-type="string">
            <text:p>47</text:p>
          </table:table-cell>
          <table:table-cell table:formula="of:=MID([.E569];4;2)" office:value-type="string" office:string-value="49" calcext:value-type="string">
            <text:p>49</text:p>
          </table:table-cell>
          <table:table-cell table:formula="of:=MID([.E569];7;5)" office:value-type="string" office:string-value="29.88" calcext:value-type="string">
            <text:p>29.88</text:p>
          </table:table-cell>
          <table:table-cell office:value-type="string" calcext:value-type="string">
            <text:p>096-15-28.1730W</text:p>
          </table:table-cell>
          <table:table-cell table:formula="of:=LEFT([.I569];3)" office:value-type="string" office:string-value="096" calcext:value-type="string">
            <text:p>096</text:p>
          </table:table-cell>
          <table:table-cell table:formula="of:=MID([.I569];5;2)" office:value-type="string" office:string-value="15" calcext:value-type="string">
            <text:p>15</text:p>
          </table:table-cell>
          <table:table-cell table:formula="of:=MID([.I569];8;5)" office:value-type="string" office:string-value="28.17" calcext:value-type="string">
            <text:p>28.1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GK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 WING RGNL</text:p>
          </table:table-cell>
          <table:table-cell office:value-type="string" calcext:value-type="string">
            <text:p>44-35-21.7000N</text:p>
          </table:table-cell>
          <table:table-cell table:formula="of:=LEFT([.E570];2)" office:value-type="string" office:string-value="44" calcext:value-type="string">
            <text:p>44</text:p>
          </table:table-cell>
          <table:table-cell table:formula="of:=MID([.E570];4;2)" office:value-type="string" office:string-value="35" calcext:value-type="string">
            <text:p>35</text:p>
          </table:table-cell>
          <table:table-cell table:formula="of:=MID([.E570];7;5)" office:value-type="string" office:string-value="21.70" calcext:value-type="string">
            <text:p>21.70</text:p>
          </table:table-cell>
          <table:table-cell office:value-type="string" calcext:value-type="string">
            <text:p>092-29-05.9000W</text:p>
          </table:table-cell>
          <table:table-cell table:formula="of:=LEFT([.I570];3)" office:value-type="string" office:string-value="092" calcext:value-type="string">
            <text:p>092</text:p>
          </table:table-cell>
          <table:table-cell table:formula="of:=MID([.I570];5;2)" office:value-type="string" office:string-value="29" calcext:value-type="string">
            <text:p>29</text:p>
          </table:table-cell>
          <table:table-cell table:formula="of:=MID([.I570];8;5)" office:value-type="string" office:string-value="05.90" calcext:value-type="string">
            <text:p>05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WF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WOOD FALLS MUNI</text:p>
          </table:table-cell>
          <table:table-cell office:value-type="string" calcext:value-type="string">
            <text:p>44-32-48.8000N</text:p>
          </table:table-cell>
          <table:table-cell table:formula="of:=LEFT([.E571];2)" office:value-type="string" office:string-value="44" calcext:value-type="string">
            <text:p>44</text:p>
          </table:table-cell>
          <table:table-cell table:formula="of:=MID([.E571];4;2)" office:value-type="string" office:string-value="32" calcext:value-type="string">
            <text:p>32</text:p>
          </table:table-cell>
          <table:table-cell table:formula="of:=MID([.E571];7;5)" office:value-type="string" office:string-value="48.80" calcext:value-type="string">
            <text:p>48.80</text:p>
          </table:table-cell>
          <table:table-cell office:value-type="string" calcext:value-type="string">
            <text:p>095-04-55.2000W</text:p>
          </table:table-cell>
          <table:table-cell table:formula="of:=LEFT([.I571];3)" office:value-type="string" office:string-value="095" calcext:value-type="string">
            <text:p>095</text:p>
          </table:table-cell>
          <table:table-cell table:formula="of:=MID([.I571];5;2)" office:value-type="string" office:string-value="04" calcext:value-type="string">
            <text:p>04</text:p>
          </table:table-cell>
          <table:table-cell table:formula="of:=MID([.I571];8;5)" office:value-type="string" office:string-value="55.20" calcext:value-type="string">
            <text:p>55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2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MER MUNI</text:p>
          </table:table-cell>
          <table:table-cell office:value-type="string" calcext:value-type="string">
            <text:p>47-04-04.8330N</text:p>
          </table:table-cell>
          <table:table-cell table:formula="of:=LEFT([.E572];2)" office:value-type="string" office:string-value="47" calcext:value-type="string">
            <text:p>47</text:p>
          </table:table-cell>
          <table:table-cell table:formula="of:=MID([.E572];4;2)" office:value-type="string" office:string-value="04" calcext:value-type="string">
            <text:p>04</text:p>
          </table:table-cell>
          <table:table-cell table:formula="of:=MID([.E572];7;5)" office:value-type="string" office:string-value="04.83" calcext:value-type="string">
            <text:p>04.83</text:p>
          </table:table-cell>
          <table:table-cell office:value-type="string" calcext:value-type="string">
            <text:p>093-54-50.8450W</text:p>
          </table:table-cell>
          <table:table-cell table:formula="of:=LEFT([.I572];3)" office:value-type="string" office:string-value="093" calcext:value-type="string">
            <text:p>093</text:p>
          </table:table-cell>
          <table:table-cell table:formula="of:=MID([.I572];5;2)" office:value-type="string" office:string-value="54" calcext:value-type="string">
            <text:p>54</text:p>
          </table:table-cell>
          <table:table-cell table:formula="of:=MID([.I572];8;5)" office:value-type="string" office:string-value="50.84" calcext:value-type="string">
            <text:p>50.8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 INTL</text:p>
          </table:table-cell>
          <table:table-cell office:value-type="string" calcext:value-type="string">
            <text:p>43-54-29.8000N</text:p>
          </table:table-cell>
          <table:table-cell table:formula="of:=LEFT([.E573];2)" office:value-type="string" office:string-value="43" calcext:value-type="string">
            <text:p>43</text:p>
          </table:table-cell>
          <table:table-cell table:formula="of:=MID([.E573];4;2)" office:value-type="string" office:string-value="54" calcext:value-type="string">
            <text:p>54</text:p>
          </table:table-cell>
          <table:table-cell table:formula="of:=MID([.E573];7;5)" office:value-type="string" office:string-value="29.80" calcext:value-type="string">
            <text:p>29.80</text:p>
          </table:table-cell>
          <table:table-cell office:value-type="string" calcext:value-type="string">
            <text:p>092-30-00.1000W</text:p>
          </table:table-cell>
          <table:table-cell table:formula="of:=LEFT([.I573];3)" office:value-type="string" office:string-value="092" calcext:value-type="string">
            <text:p>092</text:p>
          </table:table-cell>
          <table:table-cell table:formula="of:=MID([.I573];5;2)" office:value-type="string" office:string-value="30" calcext:value-type="string">
            <text:p>30</text:p>
          </table:table-cell>
          <table:table-cell table:formula="of:=MID([.I573];8;5)" office:value-type="string" office:string-value="00.10" calcext:value-type="string">
            <text:p>00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O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SEAU MUNI/RUDY BILLBERG FIELD</text:p>
          </table:table-cell>
          <table:table-cell office:value-type="string" calcext:value-type="string">
            <text:p>48-51-22.5000N</text:p>
          </table:table-cell>
          <table:table-cell table:formula="of:=LEFT([.E574];2)" office:value-type="string" office:string-value="48" calcext:value-type="string">
            <text:p>48</text:p>
          </table:table-cell>
          <table:table-cell table:formula="of:=MID([.E574];4;2)" office:value-type="string" office:string-value="51" calcext:value-type="string">
            <text:p>51</text:p>
          </table:table-cell>
          <table:table-cell table:formula="of:=MID([.E574];7;5)" office:value-type="string" office:string-value="22.50" calcext:value-type="string">
            <text:p>22.50</text:p>
          </table:table-cell>
          <table:table-cell office:value-type="string" calcext:value-type="string">
            <text:p>095-41-49.0000W</text:p>
          </table:table-cell>
          <table:table-cell table:formula="of:=LEFT([.I574];3)" office:value-type="string" office:string-value="095" calcext:value-type="string">
            <text:p>095</text:p>
          </table:table-cell>
          <table:table-cell table:formula="of:=MID([.I574];5;2)" office:value-type="string" office:string-value="41" calcext:value-type="string">
            <text:p>41</text:p>
          </table:table-cell>
          <table:table-cell table:formula="of:=MID([.I574];8;5)" office:value-type="string" office:string-value="49.00" calcext:value-type="string">
            <text:p>49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USH CITY RGNL</text:p>
          </table:table-cell>
          <table:table-cell office:value-type="string" calcext:value-type="string">
            <text:p>45-41-49.7000N</text:p>
          </table:table-cell>
          <table:table-cell table:formula="of:=LEFT([.E575];2)" office:value-type="string" office:string-value="45" calcext:value-type="string">
            <text:p>45</text:p>
          </table:table-cell>
          <table:table-cell table:formula="of:=MID([.E575];4;2)" office:value-type="string" office:string-value="41" calcext:value-type="string">
            <text:p>41</text:p>
          </table:table-cell>
          <table:table-cell table:formula="of:=MID([.E575];7;5)" office:value-type="string" office:string-value="49.70" calcext:value-type="string">
            <text:p>49.70</text:p>
          </table:table-cell>
          <table:table-cell office:value-type="string" calcext:value-type="string">
            <text:p>092-57-07.8000W</text:p>
          </table:table-cell>
          <table:table-cell table:formula="of:=LEFT([.I575];3)" office:value-type="string" office:string-value="092" calcext:value-type="string">
            <text:p>092</text:p>
          </table:table-cell>
          <table:table-cell table:formula="of:=MID([.I575];5;2)" office:value-type="string" office:string-value="57" calcext:value-type="string">
            <text:p>57</text:p>
          </table:table-cell>
          <table:table-cell table:formula="of:=MID([.I575];8;5)" office:value-type="string" office:string-value="07.80" calcext:value-type="string">
            <text:p>07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5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USHFORD MUNI</text:p>
          </table:table-cell>
          <table:table-cell office:value-type="string" calcext:value-type="string">
            <text:p>43-48-56.9700N</text:p>
          </table:table-cell>
          <table:table-cell table:formula="of:=LEFT([.E576];2)" office:value-type="string" office:string-value="43" calcext:value-type="string">
            <text:p>43</text:p>
          </table:table-cell>
          <table:table-cell table:formula="of:=MID([.E576];4;2)" office:value-type="string" office:string-value="48" calcext:value-type="string">
            <text:p>48</text:p>
          </table:table-cell>
          <table:table-cell table:formula="of:=MID([.E576];7;5)" office:value-type="string" office:string-value="56.97" calcext:value-type="string">
            <text:p>56.97</text:p>
          </table:table-cell>
          <table:table-cell office:value-type="string" calcext:value-type="string">
            <text:p>091-49-48.3420W</text:p>
          </table:table-cell>
          <table:table-cell table:formula="of:=LEFT([.I576];3)" office:value-type="string" office:string-value="091" calcext:value-type="string">
            <text:p>091</text:p>
          </table:table-cell>
          <table:table-cell table:formula="of:=MID([.I576];5;2)" office:value-type="string" office:string-value="49" calcext:value-type="string">
            <text:p>49</text:p>
          </table:table-cell>
          <table:table-cell table:formula="of:=MID([.I576];8;5)" office:value-type="string" office:string-value="48.34" calcext:value-type="string">
            <text:p>48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AUK CENTRE MUNI</text:p>
          </table:table-cell>
          <table:table-cell office:value-type="string" calcext:value-type="string">
            <text:p>45-42-23.7696N</text:p>
          </table:table-cell>
          <table:table-cell table:formula="of:=LEFT([.E577];2)" office:value-type="string" office:string-value="45" calcext:value-type="string">
            <text:p>45</text:p>
          </table:table-cell>
          <table:table-cell table:formula="of:=MID([.E577];4;2)" office:value-type="string" office:string-value="42" calcext:value-type="string">
            <text:p>42</text:p>
          </table:table-cell>
          <table:table-cell table:formula="of:=MID([.E577];7;5)" office:value-type="string" office:string-value="23.76" calcext:value-type="string">
            <text:p>23.76</text:p>
          </table:table-cell>
          <table:table-cell office:value-type="string" calcext:value-type="string">
            <text:p>094-55-59.6873W</text:p>
          </table:table-cell>
          <table:table-cell table:formula="of:=LEFT([.I577];3)" office:value-type="string" office:string-value="094" calcext:value-type="string">
            <text:p>094</text:p>
          </table:table-cell>
          <table:table-cell table:formula="of:=MID([.I577];5;2)" office:value-type="string" office:string-value="55" calcext:value-type="string">
            <text:p>55</text:p>
          </table:table-cell>
          <table:table-cell table:formula="of:=MID([.I577];8;5)" office:value-type="string" office:string-value="59.68" calcext:value-type="string">
            <text:p>59.6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FW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ILVER BAY MUNI</text:p>
          </table:table-cell>
          <table:table-cell office:value-type="string" calcext:value-type="string">
            <text:p>47-14-56.5000N</text:p>
          </table:table-cell>
          <table:table-cell table:formula="of:=LEFT([.E578];2)" office:value-type="string" office:string-value="47" calcext:value-type="string">
            <text:p>47</text:p>
          </table:table-cell>
          <table:table-cell table:formula="of:=MID([.E578];4;2)" office:value-type="string" office:string-value="14" calcext:value-type="string">
            <text:p>14</text:p>
          </table:table-cell>
          <table:table-cell table:formula="of:=MID([.E578];7;5)" office:value-type="string" office:string-value="56.50" calcext:value-type="string">
            <text:p>56.50</text:p>
          </table:table-cell>
          <table:table-cell office:value-type="string" calcext:value-type="string">
            <text:p>091-24-56.1000W</text:p>
          </table:table-cell>
          <table:table-cell table:formula="of:=LEFT([.I578];3)" office:value-type="string" office:string-value="091" calcext:value-type="string">
            <text:p>091</text:p>
          </table:table-cell>
          <table:table-cell table:formula="of:=MID([.I578];5;2)" office:value-type="string" office:string-value="24" calcext:value-type="string">
            <text:p>24</text:p>
          </table:table-cell>
          <table:table-cell table:formula="of:=MID([.I578];8;5)" office:value-type="string" office:string-value="56.10" calcext:value-type="string">
            <text:p>56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LAYTON MUNI</text:p>
          </table:table-cell>
          <table:table-cell office:value-type="string" calcext:value-type="string">
            <text:p>43-59-12.4500N</text:p>
          </table:table-cell>
          <table:table-cell table:formula="of:=LEFT([.E579];2)" office:value-type="string" office:string-value="43" calcext:value-type="string">
            <text:p>43</text:p>
          </table:table-cell>
          <table:table-cell table:formula="of:=MID([.E579];4;2)" office:value-type="string" office:string-value="59" calcext:value-type="string">
            <text:p>59</text:p>
          </table:table-cell>
          <table:table-cell table:formula="of:=MID([.E579];7;5)" office:value-type="string" office:string-value="12.45" calcext:value-type="string">
            <text:p>12.45</text:p>
          </table:table-cell>
          <table:table-cell office:value-type="string" calcext:value-type="string">
            <text:p>095-46-57.4000W</text:p>
          </table:table-cell>
          <table:table-cell table:formula="of:=LEFT([.I579];3)" office:value-type="string" office:string-value="095" calcext:value-type="string">
            <text:p>095</text:p>
          </table:table-cell>
          <table:table-cell table:formula="of:=MID([.I579];5;2)" office:value-type="string" office:string-value="46" calcext:value-type="string">
            <text:p>46</text:p>
          </table:table-cell>
          <table:table-cell table:formula="of:=MID([.I579];8;5)" office:value-type="string" office:string-value="57.40" calcext:value-type="string">
            <text:p>57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58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LEEPY EYE MUNI</text:p>
          </table:table-cell>
          <table:table-cell office:value-type="string" calcext:value-type="string">
            <text:p>44-14-59.8580N</text:p>
          </table:table-cell>
          <table:table-cell table:formula="of:=LEFT([.E580];2)" office:value-type="string" office:string-value="44" calcext:value-type="string">
            <text:p>44</text:p>
          </table:table-cell>
          <table:table-cell table:formula="of:=MID([.E580];4;2)" office:value-type="string" office:string-value="14" calcext:value-type="string">
            <text:p>14</text:p>
          </table:table-cell>
          <table:table-cell table:formula="of:=MID([.E580];7;5)" office:value-type="string" office:string-value="59.85" calcext:value-type="string">
            <text:p>59.85</text:p>
          </table:table-cell>
          <table:table-cell office:value-type="string" calcext:value-type="string">
            <text:p>094-43-00.9340W</text:p>
          </table:table-cell>
          <table:table-cell table:formula="of:=LEFT([.I580];3)" office:value-type="string" office:string-value="094" calcext:value-type="string">
            <text:p>094</text:p>
          </table:table-cell>
          <table:table-cell table:formula="of:=MID([.I580];5;2)" office:value-type="string" office:string-value="43" calcext:value-type="string">
            <text:p>43</text:p>
          </table:table-cell>
          <table:table-cell table:formula="of:=MID([.I580];8;5)" office:value-type="string" office:string-value="00.93" calcext:value-type="string">
            <text:p>00.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OUTH ST PAUL MUNI-RICHARD E FLEMING FLD</text:p>
          </table:table-cell>
          <table:table-cell office:value-type="string" calcext:value-type="string">
            <text:p>44-51-25.7000N</text:p>
          </table:table-cell>
          <table:table-cell table:formula="of:=LEFT([.E581];2)" office:value-type="string" office:string-value="44" calcext:value-type="string">
            <text:p>44</text:p>
          </table:table-cell>
          <table:table-cell table:formula="of:=MID([.E581];4;2)" office:value-type="string" office:string-value="51" calcext:value-type="string">
            <text:p>51</text:p>
          </table:table-cell>
          <table:table-cell table:formula="of:=MID([.E581];7;5)" office:value-type="string" office:string-value="25.70" calcext:value-type="string">
            <text:p>25.70</text:p>
          </table:table-cell>
          <table:table-cell office:value-type="string" calcext:value-type="string">
            <text:p>093-01-58.3000W</text:p>
          </table:table-cell>
          <table:table-cell table:formula="of:=LEFT([.I581];3)" office:value-type="string" office:string-value="093" calcext:value-type="string">
            <text:p>093</text:p>
          </table:table-cell>
          <table:table-cell table:formula="of:=MID([.I581];5;2)" office:value-type="string" office:string-value="01" calcext:value-type="string">
            <text:p>01</text:p>
          </table:table-cell>
          <table:table-cell table:formula="of:=MID([.I581];8;5)" office:value-type="string" office:string-value="58.30" calcext:value-type="string">
            <text:p>58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PRINGFIELD MUNI</text:p>
          </table:table-cell>
          <table:table-cell office:value-type="string" calcext:value-type="string">
            <text:p>44-13-51.8000N</text:p>
          </table:table-cell>
          <table:table-cell table:formula="of:=LEFT([.E582];2)" office:value-type="string" office:string-value="44" calcext:value-type="string">
            <text:p>44</text:p>
          </table:table-cell>
          <table:table-cell table:formula="of:=MID([.E582];4;2)" office:value-type="string" office:string-value="13" calcext:value-type="string">
            <text:p>13</text:p>
          </table:table-cell>
          <table:table-cell table:formula="of:=MID([.E582];7;5)" office:value-type="string" office:string-value="51.80" calcext:value-type="string">
            <text:p>51.80</text:p>
          </table:table-cell>
          <table:table-cell office:value-type="string" calcext:value-type="string">
            <text:p>094-59-56.1000W</text:p>
          </table:table-cell>
          <table:table-cell table:formula="of:=LEFT([.I582];3)" office:value-type="string" office:string-value="094" calcext:value-type="string">
            <text:p>094</text:p>
          </table:table-cell>
          <table:table-cell table:formula="of:=MID([.I582];5;2)" office:value-type="string" office:string-value="59" calcext:value-type="string">
            <text:p>59</text:p>
          </table:table-cell>
          <table:table-cell table:formula="of:=MID([.I582];8;5)" office:value-type="string" office:string-value="56.10" calcext:value-type="string">
            <text:p>56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CLOUD RGNL</text:p>
          </table:table-cell>
          <table:table-cell office:value-type="string" calcext:value-type="string">
            <text:p>45-32-47.6000N</text:p>
          </table:table-cell>
          <table:table-cell table:formula="of:=LEFT([.E583];2)" office:value-type="string" office:string-value="45" calcext:value-type="string">
            <text:p>45</text:p>
          </table:table-cell>
          <table:table-cell table:formula="of:=MID([.E583];4;2)" office:value-type="string" office:string-value="32" calcext:value-type="string">
            <text:p>32</text:p>
          </table:table-cell>
          <table:table-cell table:formula="of:=MID([.E583];7;5)" office:value-type="string" office:string-value="47.60" calcext:value-type="string">
            <text:p>47.60</text:p>
          </table:table-cell>
          <table:table-cell office:value-type="string" calcext:value-type="string">
            <text:p>094-03-35.6000W</text:p>
          </table:table-cell>
          <table:table-cell table:formula="of:=LEFT([.I583];3)" office:value-type="string" office:string-value="094" calcext:value-type="string">
            <text:p>094</text:p>
          </table:table-cell>
          <table:table-cell table:formula="of:=MID([.I583];5;2)" office:value-type="string" office:string-value="03" calcext:value-type="string">
            <text:p>03</text:p>
          </table:table-cell>
          <table:table-cell table:formula="of:=MID([.I583];8;5)" office:value-type="string" office:string-value="35.60" calcext:value-type="string">
            <text:p>35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Y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JAMES MUNI</text:p>
          </table:table-cell>
          <table:table-cell office:value-type="string" calcext:value-type="string">
            <text:p>43-59-10.8739N</text:p>
          </table:table-cell>
          <table:table-cell table:formula="of:=LEFT([.E584];2)" office:value-type="string" office:string-value="43" calcext:value-type="string">
            <text:p>43</text:p>
          </table:table-cell>
          <table:table-cell table:formula="of:=MID([.E584];4;2)" office:value-type="string" office:string-value="59" calcext:value-type="string">
            <text:p>59</text:p>
          </table:table-cell>
          <table:table-cell table:formula="of:=MID([.E584];7;5)" office:value-type="string" office:string-value="10.87" calcext:value-type="string">
            <text:p>10.87</text:p>
          </table:table-cell>
          <table:table-cell office:value-type="string" calcext:value-type="string">
            <text:p>094-33-28.7098W</text:p>
          </table:table-cell>
          <table:table-cell table:formula="of:=LEFT([.I584];3)" office:value-type="string" office:string-value="094" calcext:value-type="string">
            <text:p>094</text:p>
          </table:table-cell>
          <table:table-cell table:formula="of:=MID([.I584];5;2)" office:value-type="string" office:string-value="33" calcext:value-type="string">
            <text:p>33</text:p>
          </table:table-cell>
          <table:table-cell table:formula="of:=MID([.I584];8;5)" office:value-type="string" office:string-value="28.70" calcext:value-type="string">
            <text:p>28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1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KE ELMO</text:p>
          </table:table-cell>
          <table:table-cell office:value-type="string" calcext:value-type="string">
            <text:p>44-59-50.9729N</text:p>
          </table:table-cell>
          <table:table-cell table:formula="of:=LEFT([.E585];2)" office:value-type="string" office:string-value="44" calcext:value-type="string">
            <text:p>44</text:p>
          </table:table-cell>
          <table:table-cell table:formula="of:=MID([.E585];4;2)" office:value-type="string" office:string-value="59" calcext:value-type="string">
            <text:p>59</text:p>
          </table:table-cell>
          <table:table-cell table:formula="of:=MID([.E585];7;5)" office:value-type="string" office:string-value="50.97" calcext:value-type="string">
            <text:p>50.97</text:p>
          </table:table-cell>
          <table:table-cell office:value-type="string" calcext:value-type="string">
            <text:p>092-51-20.4529W</text:p>
          </table:table-cell>
          <table:table-cell table:formula="of:=LEFT([.I585];3)" office:value-type="string" office:string-value="092" calcext:value-type="string">
            <text:p>092</text:p>
          </table:table-cell>
          <table:table-cell table:formula="of:=MID([.I585];5;2)" office:value-type="string" office:string-value="51" calcext:value-type="string">
            <text:p>51</text:p>
          </table:table-cell>
          <table:table-cell table:formula="of:=MID([.I585];8;5)" office:value-type="string" office:string-value="20.45" calcext:value-type="string">
            <text:p>20.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PAUL DOWNTOWN HOLMAN FLD</text:p>
          </table:table-cell>
          <table:table-cell office:value-type="string" calcext:value-type="string">
            <text:p>44-56-04.6410N</text:p>
          </table:table-cell>
          <table:table-cell table:formula="of:=LEFT([.E586];2)" office:value-type="string" office:string-value="44" calcext:value-type="string">
            <text:p>44</text:p>
          </table:table-cell>
          <table:table-cell table:formula="of:=MID([.E586];4;2)" office:value-type="string" office:string-value="56" calcext:value-type="string">
            <text:p>56</text:p>
          </table:table-cell>
          <table:table-cell table:formula="of:=MID([.E586];7;5)" office:value-type="string" office:string-value="04.64" calcext:value-type="string">
            <text:p>04.64</text:p>
          </table:table-cell>
          <table:table-cell office:value-type="string" calcext:value-type="string">
            <text:p>093-03-37.2328W</text:p>
          </table:table-cell>
          <table:table-cell table:formula="of:=LEFT([.I586];3)" office:value-type="string" office:string-value="093" calcext:value-type="string">
            <text:p>093</text:p>
          </table:table-cell>
          <table:table-cell table:formula="of:=MID([.I586];5;2)" office:value-type="string" office:string-value="03" calcext:value-type="string">
            <text:p>03</text:p>
          </table:table-cell>
          <table:table-cell table:formula="of:=MID([.I586];8;5)" office:value-type="string" office:string-value="37.23" calcext:value-type="string">
            <text:p>37.2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NTON AIRFIELD</text:p>
          </table:table-cell>
          <table:table-cell office:value-type="string" calcext:value-type="string">
            <text:p>44-28-31.8800N</text:p>
          </table:table-cell>
          <table:table-cell table:formula="of:=LEFT([.E587];2)" office:value-type="string" office:string-value="44" calcext:value-type="string">
            <text:p>44</text:p>
          </table:table-cell>
          <table:table-cell table:formula="of:=MID([.E587];4;2)" office:value-type="string" office:string-value="28" calcext:value-type="string">
            <text:p>28</text:p>
          </table:table-cell>
          <table:table-cell table:formula="of:=MID([.E587];7;5)" office:value-type="string" office:string-value="31.88" calcext:value-type="string">
            <text:p>31.88</text:p>
          </table:table-cell>
          <table:table-cell office:value-type="string" calcext:value-type="string">
            <text:p>093-00-58.7580W</text:p>
          </table:table-cell>
          <table:table-cell table:formula="of:=LEFT([.I587];3)" office:value-type="string" office:string-value="093" calcext:value-type="string">
            <text:p>093</text:p>
          </table:table-cell>
          <table:table-cell table:formula="of:=MID([.I587];5;2)" office:value-type="string" office:string-value="00" calcext:value-type="string">
            <text:p>00</text:p>
          </table:table-cell>
          <table:table-cell table:formula="of:=MID([.I587];8;5)" office:value-type="string" office:string-value="58.75" calcext:value-type="string">
            <text:p>58.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AZ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PLES MUNI</text:p>
          </table:table-cell>
          <table:table-cell office:value-type="string" calcext:value-type="string">
            <text:p>46-22-51.1660N</text:p>
          </table:table-cell>
          <table:table-cell table:formula="of:=LEFT([.E588];2)" office:value-type="string" office:string-value="46" calcext:value-type="string">
            <text:p>46</text:p>
          </table:table-cell>
          <table:table-cell table:formula="of:=MID([.E588];4;2)" office:value-type="string" office:string-value="22" calcext:value-type="string">
            <text:p>22</text:p>
          </table:table-cell>
          <table:table-cell table:formula="of:=MID([.E588];7;5)" office:value-type="string" office:string-value="51.16" calcext:value-type="string">
            <text:p>51.16</text:p>
          </table:table-cell>
          <table:table-cell office:value-type="string" calcext:value-type="string">
            <text:p>094-48-23.7660W</text:p>
          </table:table-cell>
          <table:table-cell table:formula="of:=LEFT([.I588];3)" office:value-type="string" office:string-value="094" calcext:value-type="string">
            <text:p>094</text:p>
          </table:table-cell>
          <table:table-cell table:formula="of:=MID([.I588];5;2)" office:value-type="string" office:string-value="48" calcext:value-type="string">
            <text:p>48</text:p>
          </table:table-cell>
          <table:table-cell table:formula="of:=MID([.I588];8;5)" office:value-type="string" office:string-value="23.76" calcext:value-type="string">
            <text:p>23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ARBUCK MUNI</text:p>
          </table:table-cell>
          <table:table-cell office:value-type="string" calcext:value-type="string">
            <text:p>45-35-56.9850N</text:p>
          </table:table-cell>
          <table:table-cell table:formula="of:=LEFT([.E589];2)" office:value-type="string" office:string-value="45" calcext:value-type="string">
            <text:p>45</text:p>
          </table:table-cell>
          <table:table-cell table:formula="of:=MID([.E589];4;2)" office:value-type="string" office:string-value="35" calcext:value-type="string">
            <text:p>35</text:p>
          </table:table-cell>
          <table:table-cell table:formula="of:=MID([.E589];7;5)" office:value-type="string" office:string-value="56.98" calcext:value-type="string">
            <text:p>56.98</text:p>
          </table:table-cell>
          <table:table-cell office:value-type="string" calcext:value-type="string">
            <text:p>095-32-10.1550W</text:p>
          </table:table-cell>
          <table:table-cell table:formula="of:=LEFT([.I589];3)" office:value-type="string" office:string-value="095" calcext:value-type="string">
            <text:p>095</text:p>
          </table:table-cell>
          <table:table-cell table:formula="of:=MID([.I589];5;2)" office:value-type="string" office:string-value="32" calcext:value-type="string">
            <text:p>32</text:p>
          </table:table-cell>
          <table:table-cell table:formula="of:=MID([.I589];8;5)" office:value-type="string" office:string-value="10.15" calcext:value-type="string">
            <text:p>10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EPHEN MUNI</text:p>
          </table:table-cell>
          <table:table-cell office:value-type="string" calcext:value-type="string">
            <text:p>48-27-29.9240N</text:p>
          </table:table-cell>
          <table:table-cell table:formula="of:=LEFT([.E590];2)" office:value-type="string" office:string-value="48" calcext:value-type="string">
            <text:p>48</text:p>
          </table:table-cell>
          <table:table-cell table:formula="of:=MID([.E590];4;2)" office:value-type="string" office:string-value="27" calcext:value-type="string">
            <text:p>27</text:p>
          </table:table-cell>
          <table:table-cell table:formula="of:=MID([.E590];7;5)" office:value-type="string" office:string-value="29.92" calcext:value-type="string">
            <text:p>29.92</text:p>
          </table:table-cell>
          <table:table-cell office:value-type="string" calcext:value-type="string">
            <text:p>096-51-46.2200W</text:p>
          </table:table-cell>
          <table:table-cell table:formula="of:=LEFT([.I590];3)" office:value-type="string" office:string-value="096" calcext:value-type="string">
            <text:p>096</text:p>
          </table:table-cell>
          <table:table-cell table:formula="of:=MID([.I590];5;2)" office:value-type="string" office:string-value="51" calcext:value-type="string">
            <text:p>51</text:p>
          </table:table-cell>
          <table:table-cell table:formula="of:=MID([.I590];8;5)" office:value-type="string" office:string-value="46.22" calcext:value-type="string">
            <text:p>46.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VF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HIEF RIVER FALLS RGNL</text:p>
          </table:table-cell>
          <table:table-cell office:value-type="string" calcext:value-type="string">
            <text:p>48-03-56.4000N</text:p>
          </table:table-cell>
          <table:table-cell table:formula="of:=LEFT([.E591];2)" office:value-type="string" office:string-value="48" calcext:value-type="string">
            <text:p>48</text:p>
          </table:table-cell>
          <table:table-cell table:formula="of:=MID([.E591];4;2)" office:value-type="string" office:string-value="03" calcext:value-type="string">
            <text:p>03</text:p>
          </table:table-cell>
          <table:table-cell table:formula="of:=MID([.E591];7;5)" office:value-type="string" office:string-value="56.40" calcext:value-type="string">
            <text:p>56.40</text:p>
          </table:table-cell>
          <table:table-cell office:value-type="string" calcext:value-type="string">
            <text:p>096-11-06.0000W</text:p>
          </table:table-cell>
          <table:table-cell table:formula="of:=LEFT([.I591];3)" office:value-type="string" office:string-value="096" calcext:value-type="string">
            <text:p>096</text:p>
          </table:table-cell>
          <table:table-cell table:formula="of:=MID([.I591];5;2)" office:value-type="string" office:string-value="11" calcext:value-type="string">
            <text:p>11</text:p>
          </table:table-cell>
          <table:table-cell table:formula="of:=MID([.I591];8;5)" office:value-type="string" office:string-value="06.00" calcext:value-type="string">
            <text:p>06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OWER MUNI</text:p>
          </table:table-cell>
          <table:table-cell office:value-type="string" calcext:value-type="string">
            <text:p>47-49-05.3600N</text:p>
          </table:table-cell>
          <table:table-cell table:formula="of:=LEFT([.E592];2)" office:value-type="string" office:string-value="47" calcext:value-type="string">
            <text:p>47</text:p>
          </table:table-cell>
          <table:table-cell table:formula="of:=MID([.E592];4;2)" office:value-type="string" office:string-value="49" calcext:value-type="string">
            <text:p>49</text:p>
          </table:table-cell>
          <table:table-cell table:formula="of:=MID([.E592];7;5)" office:value-type="string" office:string-value="05.36" calcext:value-type="string">
            <text:p>05.36</text:p>
          </table:table-cell>
          <table:table-cell office:value-type="string" calcext:value-type="string">
            <text:p>092-17-09.8400W</text:p>
          </table:table-cell>
          <table:table-cell table:formula="of:=LEFT([.I592];3)" office:value-type="string" office:string-value="092" calcext:value-type="string">
            <text:p>092</text:p>
          </table:table-cell>
          <table:table-cell table:formula="of:=MID([.I592];5;2)" office:value-type="string" office:string-value="17" calcext:value-type="string">
            <text:p>17</text:p>
          </table:table-cell>
          <table:table-cell table:formula="of:=MID([.I592];8;5)" office:value-type="string" office:string-value="09.84" calcext:value-type="string">
            <text:p>09.8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K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RACY MUNI</text:p>
          </table:table-cell>
          <table:table-cell office:value-type="string" calcext:value-type="string">
            <text:p>44-14-58.1323N</text:p>
          </table:table-cell>
          <table:table-cell table:formula="of:=LEFT([.E593];2)" office:value-type="string" office:string-value="44" calcext:value-type="string">
            <text:p>44</text:p>
          </table:table-cell>
          <table:table-cell table:formula="of:=MID([.E593];4;2)" office:value-type="string" office:string-value="14" calcext:value-type="string">
            <text:p>14</text:p>
          </table:table-cell>
          <table:table-cell table:formula="of:=MID([.E593];7;5)" office:value-type="string" office:string-value="58.13" calcext:value-type="string">
            <text:p>58.13</text:p>
          </table:table-cell>
          <table:table-cell office:value-type="string" calcext:value-type="string">
            <text:p>095-36-26.5356W</text:p>
          </table:table-cell>
          <table:table-cell table:formula="of:=LEFT([.I593];3)" office:value-type="string" office:string-value="095" calcext:value-type="string">
            <text:p>095</text:p>
          </table:table-cell>
          <table:table-cell table:formula="of:=MID([.I593];5;2)" office:value-type="string" office:string-value="36" calcext:value-type="string">
            <text:p>36</text:p>
          </table:table-cell>
          <table:table-cell table:formula="of:=MID([.I593];8;5)" office:value-type="string" office:string-value="26.53" calcext:value-type="string">
            <text:p>26.5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W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ICHARD B HELGESON</text:p>
          </table:table-cell>
          <table:table-cell office:value-type="string" calcext:value-type="string">
            <text:p>47-02-56.9000N</text:p>
          </table:table-cell>
          <table:table-cell table:formula="of:=LEFT([.E594];2)" office:value-type="string" office:string-value="47" calcext:value-type="string">
            <text:p>47</text:p>
          </table:table-cell>
          <table:table-cell table:formula="of:=MID([.E594];4;2)" office:value-type="string" office:string-value="02" calcext:value-type="string">
            <text:p>02</text:p>
          </table:table-cell>
          <table:table-cell table:formula="of:=MID([.E594];7;5)" office:value-type="string" office:string-value="56.90" calcext:value-type="string">
            <text:p>56.90</text:p>
          </table:table-cell>
          <table:table-cell office:value-type="string" calcext:value-type="string">
            <text:p>091-44-42.8000W</text:p>
          </table:table-cell>
          <table:table-cell table:formula="of:=LEFT([.I594];3)" office:value-type="string" office:string-value="091" calcext:value-type="string">
            <text:p>091</text:p>
          </table:table-cell>
          <table:table-cell table:formula="of:=MID([.I594];5;2)" office:value-type="string" office:string-value="44" calcext:value-type="string">
            <text:p>44</text:p>
          </table:table-cell>
          <table:table-cell table:formula="of:=MID([.I594];8;5)" office:value-type="string" office:string-value="42.80" calcext:value-type="string">
            <text:p>42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3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TYLER MUNI</text:p>
          </table:table-cell>
          <table:table-cell office:value-type="string" calcext:value-type="string">
            <text:p>44-17-29.8780N</text:p>
          </table:table-cell>
          <table:table-cell table:formula="of:=LEFT([.E595];2)" office:value-type="string" office:string-value="44" calcext:value-type="string">
            <text:p>44</text:p>
          </table:table-cell>
          <table:table-cell table:formula="of:=MID([.E595];4;2)" office:value-type="string" office:string-value="17" calcext:value-type="string">
            <text:p>17</text:p>
          </table:table-cell>
          <table:table-cell table:formula="of:=MID([.E595];7;5)" office:value-type="string" office:string-value="29.87" calcext:value-type="string">
            <text:p>29.87</text:p>
          </table:table-cell>
          <table:table-cell office:value-type="string" calcext:value-type="string">
            <text:p>096-09-01.1210W</text:p>
          </table:table-cell>
          <table:table-cell table:formula="of:=LEFT([.I595];3)" office:value-type="string" office:string-value="096" calcext:value-type="string">
            <text:p>096</text:p>
          </table:table-cell>
          <table:table-cell table:formula="of:=MID([.I595];5;2)" office:value-type="string" office:string-value="09" calcext:value-type="string">
            <text:p>09</text:p>
          </table:table-cell>
          <table:table-cell table:formula="of:=MID([.I595];8;5)" office:value-type="string" office:string-value="01.12" calcext:value-type="string">
            <text:p>01.1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DENA MUNI</text:p>
          </table:table-cell>
          <table:table-cell office:value-type="string" calcext:value-type="string">
            <text:p>46-26-59.8020N</text:p>
          </table:table-cell>
          <table:table-cell table:formula="of:=LEFT([.E596];2)" office:value-type="string" office:string-value="46" calcext:value-type="string">
            <text:p>46</text:p>
          </table:table-cell>
          <table:table-cell table:formula="of:=MID([.E596];4;2)" office:value-type="string" office:string-value="26" calcext:value-type="string">
            <text:p>26</text:p>
          </table:table-cell>
          <table:table-cell table:formula="of:=MID([.E596];7;5)" office:value-type="string" office:string-value="59.80" calcext:value-type="string">
            <text:p>59.80</text:p>
          </table:table-cell>
          <table:table-cell office:value-type="string" calcext:value-type="string">
            <text:p>095-12-38.9953W</text:p>
          </table:table-cell>
          <table:table-cell table:formula="of:=LEFT([.I596];3)" office:value-type="string" office:string-value="095" calcext:value-type="string">
            <text:p>095</text:p>
          </table:table-cell>
          <table:table-cell table:formula="of:=MID([.I596];5;2)" office:value-type="string" office:string-value="12" calcext:value-type="string">
            <text:p>12</text:p>
          </table:table-cell>
          <table:table-cell table:formula="of:=MID([.I596];8;5)" office:value-type="string" office:string-value="38.99" calcext:value-type="string">
            <text:p>38.9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4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LKER MUNI</text:p>
          </table:table-cell>
          <table:table-cell office:value-type="string" calcext:value-type="string">
            <text:p>47-09-34.1304N</text:p>
          </table:table-cell>
          <table:table-cell table:formula="of:=LEFT([.E597];2)" office:value-type="string" office:string-value="47" calcext:value-type="string">
            <text:p>47</text:p>
          </table:table-cell>
          <table:table-cell table:formula="of:=MID([.E597];4;2)" office:value-type="string" office:string-value="09" calcext:value-type="string">
            <text:p>09</text:p>
          </table:table-cell>
          <table:table-cell table:formula="of:=MID([.E597];7;5)" office:value-type="string" office:string-value="34.13" calcext:value-type="string">
            <text:p>34.13</text:p>
          </table:table-cell>
          <table:table-cell office:value-type="string" calcext:value-type="string">
            <text:p>094-38-43.2481W</text:p>
          </table:table-cell>
          <table:table-cell table:formula="of:=LEFT([.I597];3)" office:value-type="string" office:string-value="094" calcext:value-type="string">
            <text:p>094</text:p>
          </table:table-cell>
          <table:table-cell table:formula="of:=MID([.I597];5;2)" office:value-type="string" office:string-value="38" calcext:value-type="string">
            <text:p>38</text:p>
          </table:table-cell>
          <table:table-cell table:formula="of:=MID([.I597];8;5)" office:value-type="string" office:string-value="43.24" calcext:value-type="string">
            <text:p>43.2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RREN MUNI</text:p>
          </table:table-cell>
          <table:table-cell office:value-type="string" calcext:value-type="string">
            <text:p>48-11-28.2000N</text:p>
          </table:table-cell>
          <table:table-cell table:formula="of:=LEFT([.E598];2)" office:value-type="string" office:string-value="48" calcext:value-type="string">
            <text:p>48</text:p>
          </table:table-cell>
          <table:table-cell table:formula="of:=MID([.E598];4;2)" office:value-type="string" office:string-value="11" calcext:value-type="string">
            <text:p>11</text:p>
          </table:table-cell>
          <table:table-cell table:formula="of:=MID([.E598];7;5)" office:value-type="string" office:string-value="28.20" calcext:value-type="string">
            <text:p>28.20</text:p>
          </table:table-cell>
          <table:table-cell office:value-type="string" calcext:value-type="string">
            <text:p>096-42-40.7000W</text:p>
          </table:table-cell>
          <table:table-cell table:formula="of:=LEFT([.I598];3)" office:value-type="string" office:string-value="096" calcext:value-type="string">
            <text:p>096</text:p>
          </table:table-cell>
          <table:table-cell table:formula="of:=MID([.I598];5;2)" office:value-type="string" office:string-value="42" calcext:value-type="string">
            <text:p>42</text:p>
          </table:table-cell>
          <table:table-cell table:formula="of:=MID([.I598];8;5)" office:value-type="string" office:string-value="40.70" calcext:value-type="string">
            <text:p>40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R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RROAD INTL MEMORIAL</text:p>
          </table:table-cell>
          <table:table-cell office:value-type="string" calcext:value-type="string">
            <text:p>48-56-29.3000N</text:p>
          </table:table-cell>
          <table:table-cell table:formula="of:=LEFT([.E599];2)" office:value-type="string" office:string-value="48" calcext:value-type="string">
            <text:p>48</text:p>
          </table:table-cell>
          <table:table-cell table:formula="of:=MID([.E599];4;2)" office:value-type="string" office:string-value="56" calcext:value-type="string">
            <text:p>56</text:p>
          </table:table-cell>
          <table:table-cell table:formula="of:=MID([.E599];7;5)" office:value-type="string" office:string-value="29.30" calcext:value-type="string">
            <text:p>29.30</text:p>
          </table:table-cell>
          <table:table-cell office:value-type="string" calcext:value-type="string">
            <text:p>095-20-54.5000W</text:p>
          </table:table-cell>
          <table:table-cell table:formula="of:=LEFT([.I599];3)" office:value-type="string" office:string-value="095" calcext:value-type="string">
            <text:p>095</text:p>
          </table:table-cell>
          <table:table-cell table:formula="of:=MID([.I599];5;2)" office:value-type="string" office:string-value="20" calcext:value-type="string">
            <text:p>20</text:p>
          </table:table-cell>
          <table:table-cell table:formula="of:=MID([.I599];8;5)" office:value-type="string" office:string-value="54.50" calcext:value-type="string">
            <text:p>54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SECA MUNI</text:p>
          </table:table-cell>
          <table:table-cell office:value-type="string" calcext:value-type="string">
            <text:p>44-04-24.4700N</text:p>
          </table:table-cell>
          <table:table-cell table:formula="of:=LEFT([.E600];2)" office:value-type="string" office:string-value="44" calcext:value-type="string">
            <text:p>44</text:p>
          </table:table-cell>
          <table:table-cell table:formula="of:=MID([.E600];4;2)" office:value-type="string" office:string-value="04" calcext:value-type="string">
            <text:p>04</text:p>
          </table:table-cell>
          <table:table-cell table:formula="of:=MID([.E600];7;5)" office:value-type="string" office:string-value="24.47" calcext:value-type="string">
            <text:p>24.47</text:p>
          </table:table-cell>
          <table:table-cell office:value-type="string" calcext:value-type="string">
            <text:p>093-33-10.5970W</text:p>
          </table:table-cell>
          <table:table-cell table:formula="of:=LEFT([.I600];3)" office:value-type="string" office:string-value="093" calcext:value-type="string">
            <text:p>093</text:p>
          </table:table-cell>
          <table:table-cell table:formula="of:=MID([.I600];5;2)" office:value-type="string" office:string-value="33" calcext:value-type="string">
            <text:p>33</text:p>
          </table:table-cell>
          <table:table-cell table:formula="of:=MID([.I600];8;5)" office:value-type="string" office:string-value="10.59" calcext:value-type="string">
            <text:p>10.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WU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ASKISH MUNI</text:p>
          </table:table-cell>
          <table:table-cell office:value-type="string" calcext:value-type="string">
            <text:p>48-08-51.2355N</text:p>
          </table:table-cell>
          <table:table-cell table:formula="of:=LEFT([.E601];2)" office:value-type="string" office:string-value="48" calcext:value-type="string">
            <text:p>48</text:p>
          </table:table-cell>
          <table:table-cell table:formula="of:=MID([.E601];4;2)" office:value-type="string" office:string-value="08" calcext:value-type="string">
            <text:p>08</text:p>
          </table:table-cell>
          <table:table-cell table:formula="of:=MID([.E601];7;5)" office:value-type="string" office:string-value="51.23" calcext:value-type="string">
            <text:p>51.23</text:p>
          </table:table-cell>
          <table:table-cell office:value-type="string" calcext:value-type="string">
            <text:p>094-31-02.9095W</text:p>
          </table:table-cell>
          <table:table-cell table:formula="of:=LEFT([.I601];3)" office:value-type="string" office:string-value="094" calcext:value-type="string">
            <text:p>094</text:p>
          </table:table-cell>
          <table:table-cell table:formula="of:=MID([.I601];5;2)" office:value-type="string" office:string-value="31" calcext:value-type="string">
            <text:p>31</text:p>
          </table:table-cell>
          <table:table-cell table:formula="of:=MID([.I601];8;5)" office:value-type="string" office:string-value="02.90" calcext:value-type="string">
            <text:p>02.9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JOLLY FISHERMAN</text:p>
          </table:table-cell>
          <table:table-cell office:value-type="string" calcext:value-type="string">
            <text:p>47-08-34.8540N</text:p>
          </table:table-cell>
          <table:table-cell table:formula="of:=LEFT([.E602];2)" office:value-type="string" office:string-value="47" calcext:value-type="string">
            <text:p>47</text:p>
          </table:table-cell>
          <table:table-cell table:formula="of:=MID([.E602];4;2)" office:value-type="string" office:string-value="08" calcext:value-type="string">
            <text:p>08</text:p>
          </table:table-cell>
          <table:table-cell table:formula="of:=MID([.E602];7;5)" office:value-type="string" office:string-value="34.85" calcext:value-type="string">
            <text:p>34.85</text:p>
          </table:table-cell>
          <table:table-cell office:value-type="string" calcext:value-type="string">
            <text:p>095-31-44.1060W</text:p>
          </table:table-cell>
          <table:table-cell table:formula="of:=LEFT([.I602];3)" office:value-type="string" office:string-value="095" calcext:value-type="string">
            <text:p>095</text:p>
          </table:table-cell>
          <table:table-cell table:formula="of:=MID([.I602];5;2)" office:value-type="string" office:string-value="31" calcext:value-type="string">
            <text:p>31</text:p>
          </table:table-cell>
          <table:table-cell table:formula="of:=MID([.I602];8;5)" office:value-type="string" office:string-value="44.10" calcext:value-type="string">
            <text:p>44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8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ELLS MUNI</text:p>
          </table:table-cell>
          <table:table-cell office:value-type="string" calcext:value-type="string">
            <text:p>43-43-59.8360N</text:p>
          </table:table-cell>
          <table:table-cell table:formula="of:=LEFT([.E603];2)" office:value-type="string" office:string-value="43" calcext:value-type="string">
            <text:p>43</text:p>
          </table:table-cell>
          <table:table-cell table:formula="of:=MID([.E603];4;2)" office:value-type="string" office:string-value="43" calcext:value-type="string">
            <text:p>43</text:p>
          </table:table-cell>
          <table:table-cell table:formula="of:=MID([.E603];7;5)" office:value-type="string" office:string-value="59.83" calcext:value-type="string">
            <text:p>59.83</text:p>
          </table:table-cell>
          <table:table-cell office:value-type="string" calcext:value-type="string">
            <text:p>093-47-00.8160W</text:p>
          </table:table-cell>
          <table:table-cell table:formula="of:=LEFT([.I603];3)" office:value-type="string" office:string-value="093" calcext:value-type="string">
            <text:p>093</text:p>
          </table:table-cell>
          <table:table-cell table:formula="of:=MID([.I603];5;2)" office:value-type="string" office:string-value="47" calcext:value-type="string">
            <text:p>47</text:p>
          </table:table-cell>
          <table:table-cell table:formula="of:=MID([.I603];8;5)" office:value-type="string" office:string-value="00.81" calcext:value-type="string">
            <text:p>00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HEATON MUNI</text:p>
          </table:table-cell>
          <table:table-cell office:value-type="string" calcext:value-type="string">
            <text:p>45-46-49.8219N</text:p>
          </table:table-cell>
          <table:table-cell table:formula="of:=LEFT([.E604];2)" office:value-type="string" office:string-value="45" calcext:value-type="string">
            <text:p>45</text:p>
          </table:table-cell>
          <table:table-cell table:formula="of:=MID([.E604];4;2)" office:value-type="string" office:string-value="46" calcext:value-type="string">
            <text:p>46</text:p>
          </table:table-cell>
          <table:table-cell table:formula="of:=MID([.E604];7;5)" office:value-type="string" office:string-value="49.82" calcext:value-type="string">
            <text:p>49.82</text:p>
          </table:table-cell>
          <table:table-cell office:value-type="string" calcext:value-type="string">
            <text:p>096-32-37.6727W</text:p>
          </table:table-cell>
          <table:table-cell table:formula="of:=LEFT([.I604];3)" office:value-type="string" office:string-value="096" calcext:value-type="string">
            <text:p>096</text:p>
          </table:table-cell>
          <table:table-cell table:formula="of:=MID([.I604];5;2)" office:value-type="string" office:string-value="32" calcext:value-type="string">
            <text:p>32</text:p>
          </table:table-cell>
          <table:table-cell table:formula="of:=MID([.I604];8;5)" office:value-type="string" office:string-value="37.67" calcext:value-type="string">
            <text:p>37.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D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LLMAR MUNI-JOHN L RICE FIELD</text:p>
          </table:table-cell>
          <table:table-cell office:value-type="string" calcext:value-type="string">
            <text:p>45-07-01.3000N</text:p>
          </table:table-cell>
          <table:table-cell table:formula="of:=LEFT([.E605];2)" office:value-type="string" office:string-value="45" calcext:value-type="string">
            <text:p>45</text:p>
          </table:table-cell>
          <table:table-cell table:formula="of:=MID([.E605];4;2)" office:value-type="string" office:string-value="07" calcext:value-type="string">
            <text:p>07</text:p>
          </table:table-cell>
          <table:table-cell table:formula="of:=MID([.E605];7;5)" office:value-type="string" office:string-value="01.30" calcext:value-type="string">
            <text:p>01.30</text:p>
          </table:table-cell>
          <table:table-cell office:value-type="string" calcext:value-type="string">
            <text:p>095-07-45.6000W</text:p>
          </table:table-cell>
          <table:table-cell table:formula="of:=LEFT([.I605];3)" office:value-type="string" office:string-value="095" calcext:value-type="string">
            <text:p>095</text:p>
          </table:table-cell>
          <table:table-cell table:formula="of:=MID([.I605];5;2)" office:value-type="string" office:string-value="07" calcext:value-type="string">
            <text:p>07</text:p>
          </table:table-cell>
          <table:table-cell table:formula="of:=MID([.I605];8;5)" office:value-type="string" office:string-value="45.60" calcext:value-type="string">
            <text:p>45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W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DOM MUNI</text:p>
          </table:table-cell>
          <table:table-cell office:value-type="string" calcext:value-type="string">
            <text:p>43-54-48.3000N</text:p>
          </table:table-cell>
          <table:table-cell table:formula="of:=LEFT([.E606];2)" office:value-type="string" office:string-value="43" calcext:value-type="string">
            <text:p>43</text:p>
          </table:table-cell>
          <table:table-cell table:formula="of:=MID([.E606];4;2)" office:value-type="string" office:string-value="54" calcext:value-type="string">
            <text:p>54</text:p>
          </table:table-cell>
          <table:table-cell table:formula="of:=MID([.E606];7;5)" office:value-type="string" office:string-value="48.30" calcext:value-type="string">
            <text:p>48.30</text:p>
          </table:table-cell>
          <table:table-cell office:value-type="string" calcext:value-type="string">
            <text:p>095-06-33.8000W</text:p>
          </table:table-cell>
          <table:table-cell table:formula="of:=LEFT([.I606];3)" office:value-type="string" office:string-value="095" calcext:value-type="string">
            <text:p>095</text:p>
          </table:table-cell>
          <table:table-cell table:formula="of:=MID([.I606];5;2)" office:value-type="string" office:string-value="06" calcext:value-type="string">
            <text:p>06</text:p>
          </table:table-cell>
          <table:table-cell table:formula="of:=MID([.I606];8;5)" office:value-type="string" office:string-value="33.80" calcext:value-type="string">
            <text:p>33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ONA MUNI-MAX CONRAD FLD</text:p>
          </table:table-cell>
          <table:table-cell office:value-type="string" calcext:value-type="string">
            <text:p>44-04-39.1662N</text:p>
          </table:table-cell>
          <table:table-cell table:formula="of:=LEFT([.E607];2)" office:value-type="string" office:string-value="44" calcext:value-type="string">
            <text:p>44</text:p>
          </table:table-cell>
          <table:table-cell table:formula="of:=MID([.E607];4;2)" office:value-type="string" office:string-value="04" calcext:value-type="string">
            <text:p>04</text:p>
          </table:table-cell>
          <table:table-cell table:formula="of:=MID([.E607];7;5)" office:value-type="string" office:string-value="39.16" calcext:value-type="string">
            <text:p>39.16</text:p>
          </table:table-cell>
          <table:table-cell office:value-type="string" calcext:value-type="string">
            <text:p>091-42-32.5064W</text:p>
          </table:table-cell>
          <table:table-cell table:formula="of:=LEFT([.I607];3)" office:value-type="string" office:string-value="091" calcext:value-type="string">
            <text:p>091</text:p>
          </table:table-cell>
          <table:table-cell table:formula="of:=MID([.I607];5;2)" office:value-type="string" office:string-value="42" calcext:value-type="string">
            <text:p>42</text:p>
          </table:table-cell>
          <table:table-cell table:formula="of:=MID([.I607];8;5)" office:value-type="string" office:string-value="32.50" calcext:value-type="string">
            <text:p>32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STED MUNI</text:p>
          </table:table-cell>
          <table:table-cell office:value-type="string" calcext:value-type="string">
            <text:p>44-56-59.8660N</text:p>
          </table:table-cell>
          <table:table-cell table:formula="of:=LEFT([.E608];2)" office:value-type="string" office:string-value="44" calcext:value-type="string">
            <text:p>44</text:p>
          </table:table-cell>
          <table:table-cell table:formula="of:=MID([.E608];4;2)" office:value-type="string" office:string-value="56" calcext:value-type="string">
            <text:p>56</text:p>
          </table:table-cell>
          <table:table-cell table:formula="of:=MID([.E608];7;5)" office:value-type="string" office:string-value="59.86" calcext:value-type="string">
            <text:p>59.86</text:p>
          </table:table-cell>
          <table:table-cell office:value-type="string" calcext:value-type="string">
            <text:p>094-04-00.9030W</text:p>
          </table:table-cell>
          <table:table-cell table:formula="of:=LEFT([.I608];3)" office:value-type="string" office:string-value="094" calcext:value-type="string">
            <text:p>094</text:p>
          </table:table-cell>
          <table:table-cell table:formula="of:=MID([.I608];5;2)" office:value-type="string" office:string-value="04" calcext:value-type="string">
            <text:p>04</text:p>
          </table:table-cell>
          <table:table-cell table:formula="of:=MID([.I608];8;5)" office:value-type="string" office:string-value="00.90" calcext:value-type="string">
            <text:p>0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T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ORTHINGTON MUNI</text:p>
          </table:table-cell>
          <table:table-cell office:value-type="string" calcext:value-type="string">
            <text:p>43-39-18.2000N</text:p>
          </table:table-cell>
          <table:table-cell table:formula="of:=LEFT([.E609];2)" office:value-type="string" office:string-value="43" calcext:value-type="string">
            <text:p>43</text:p>
          </table:table-cell>
          <table:table-cell table:formula="of:=MID([.E609];4;2)" office:value-type="string" office:string-value="39" calcext:value-type="string">
            <text:p>39</text:p>
          </table:table-cell>
          <table:table-cell table:formula="of:=MID([.E609];7;5)" office:value-type="string" office:string-value="18.20" calcext:value-type="string">
            <text:p>18.20</text:p>
          </table:table-cell>
          <table:table-cell office:value-type="string" calcext:value-type="string">
            <text:p>095-34-45.1000W</text:p>
          </table:table-cell>
          <table:table-cell table:formula="of:=LEFT([.I609];3)" office:value-type="string" office:string-value="095" calcext:value-type="string">
            <text:p>095</text:p>
          </table:table-cell>
          <table:table-cell table:formula="of:=MID([.I609];5;2)" office:value-type="string" office:string-value="34" calcext:value-type="string">
            <text:p>34</text:p>
          </table:table-cell>
          <table:table-cell table:formula="of:=MID([.I609];8;5)" office:value-type="string" office:string-value="45.10" calcext:value-type="string">
            <text:p>45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A2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47-06-45.4900N</text:p>
          </table:table-cell>
          <table:table-cell table:formula="of:=LEFT([.E610];2)" office:value-type="string" office:string-value="47" calcext:value-type="string">
            <text:p>47</text:p>
          </table:table-cell>
          <table:table-cell table:formula="of:=MID([.E610];4;2)" office:value-type="string" office:string-value="06" calcext:value-type="string">
            <text:p>06</text:p>
          </table:table-cell>
          <table:table-cell table:formula="of:=MID([.E610];7;5)" office:value-type="string" office:string-value="45.49" calcext:value-type="string">
            <text:p>45.49</text:p>
          </table:table-cell>
          <table:table-cell office:value-type="string" calcext:value-type="string">
            <text:p>097-12-29.3300W</text:p>
          </table:table-cell>
          <table:table-cell table:formula="of:=LEFT([.I610];3)" office:value-type="string" office:string-value="097" calcext:value-type="string">
            <text:p>097</text:p>
          </table:table-cell>
          <table:table-cell table:formula="of:=MID([.I610];5;2)" office:value-type="string" office:string-value="12" calcext:value-type="string">
            <text:p>12</text:p>
          </table:table-cell>
          <table:table-cell table:formula="of:=MID([.I610];8;5)" office:value-type="string" office:string-value="29.33" calcext:value-type="string">
            <text:p>29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ASHLEY MUNI</text:p>
          </table:table-cell>
          <table:table-cell office:value-type="string" calcext:value-type="string">
            <text:p>46-01-23.1450N</text:p>
          </table:table-cell>
          <table:table-cell table:formula="of:=LEFT([.E611];2)" office:value-type="string" office:string-value="46" calcext:value-type="string">
            <text:p>46</text:p>
          </table:table-cell>
          <table:table-cell table:formula="of:=MID([.E611];4;2)" office:value-type="string" office:string-value="01" calcext:value-type="string">
            <text:p>01</text:p>
          </table:table-cell>
          <table:table-cell table:formula="of:=MID([.E611];7;5)" office:value-type="string" office:string-value="23.14" calcext:value-type="string">
            <text:p>23.14</text:p>
          </table:table-cell>
          <table:table-cell office:value-type="string" calcext:value-type="string">
            <text:p>099-21-09.5300W</text:p>
          </table:table-cell>
          <table:table-cell table:formula="of:=LEFT([.I611];3)" office:value-type="string" office:string-value="099" calcext:value-type="string">
            <text:p>099</text:p>
          </table:table-cell>
          <table:table-cell table:formula="of:=MID([.I611];5;2)" office:value-type="string" office:string-value="21" calcext:value-type="string">
            <text:p>21</text:p>
          </table:table-cell>
          <table:table-cell table:formula="of:=MID([.I611];8;5)" office:value-type="string" office:string-value="09.53" calcext:value-type="string">
            <text:p>09.5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0U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46-55-30.6000N</text:p>
          </table:table-cell>
          <table:table-cell table:formula="of:=LEFT([.E612];2)" office:value-type="string" office:string-value="46" calcext:value-type="string">
            <text:p>46</text:p>
          </table:table-cell>
          <table:table-cell table:formula="of:=MID([.E612];4;2)" office:value-type="string" office:string-value="55" calcext:value-type="string">
            <text:p>55</text:p>
          </table:table-cell>
          <table:table-cell table:formula="of:=MID([.E612];7;5)" office:value-type="string" office:string-value="30.60" calcext:value-type="string">
            <text:p>30.60</text:p>
          </table:table-cell>
          <table:table-cell office:value-type="string" calcext:value-type="string">
            <text:p>103-58-55.4000W</text:p>
          </table:table-cell>
          <table:table-cell table:formula="of:=LEFT([.I612];3)" office:value-type="string" office:string-value="103" calcext:value-type="string">
            <text:p>103</text:p>
          </table:table-cell>
          <table:table-cell table:formula="of:=MID([.I612];5;2)" office:value-type="string" office:string-value="58" calcext:value-type="string">
            <text:p>58</text:p>
          </table:table-cell>
          <table:table-cell table:formula="of:=MID([.I612];8;5)" office:value-type="string" office:string-value="55.40" calcext:value-type="string">
            <text:p>55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5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EULAH</text:p>
          </table:table-cell>
          <table:table-cell office:value-type="string" calcext:value-type="string">
            <text:p>47-15-03.0270N</text:p>
          </table:table-cell>
          <table:table-cell table:formula="of:=LEFT([.E613];2)" office:value-type="string" office:string-value="47" calcext:value-type="string">
            <text:p>47</text:p>
          </table:table-cell>
          <table:table-cell table:formula="of:=MID([.E613];4;2)" office:value-type="string" office:string-value="15" calcext:value-type="string">
            <text:p>15</text:p>
          </table:table-cell>
          <table:table-cell table:formula="of:=MID([.E613];7;5)" office:value-type="string" office:string-value="03.02" calcext:value-type="string">
            <text:p>03.02</text:p>
          </table:table-cell>
          <table:table-cell office:value-type="string" calcext:value-type="string">
            <text:p>101-48-50.6070W</text:p>
          </table:table-cell>
          <table:table-cell table:formula="of:=LEFT([.I613];3)" office:value-type="string" office:string-value="101" calcext:value-type="string">
            <text:p>101</text:p>
          </table:table-cell>
          <table:table-cell table:formula="of:=MID([.I613];5;2)" office:value-type="string" office:string-value="48" calcext:value-type="string">
            <text:p>48</text:p>
          </table:table-cell>
          <table:table-cell table:formula="of:=MID([.I613];8;5)" office:value-type="string" office:string-value="50.60" calcext:value-type="string">
            <text:p>50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ISMARCK MUNI</text:p>
          </table:table-cell>
          <table:table-cell office:value-type="string" calcext:value-type="string">
            <text:p>46-46-21.8000N</text:p>
          </table:table-cell>
          <table:table-cell table:formula="of:=LEFT([.E614];2)" office:value-type="string" office:string-value="46" calcext:value-type="string">
            <text:p>46</text:p>
          </table:table-cell>
          <table:table-cell table:formula="of:=MID([.E614];4;2)" office:value-type="string" office:string-value="46" calcext:value-type="string">
            <text:p>46</text:p>
          </table:table-cell>
          <table:table-cell table:formula="of:=MID([.E614];7;5)" office:value-type="string" office:string-value="21.80" calcext:value-type="string">
            <text:p>21.80</text:p>
          </table:table-cell>
          <table:table-cell office:value-type="string" calcext:value-type="string">
            <text:p>100-44-44.7000W</text:p>
          </table:table-cell>
          <table:table-cell table:formula="of:=LEFT([.I614];3)" office:value-type="string" office:string-value="100" calcext:value-type="string">
            <text:p>100</text:p>
          </table:table-cell>
          <table:table-cell table:formula="of:=MID([.I614];5;2)" office:value-type="string" office:string-value="44" calcext:value-type="string">
            <text:p>44</text:p>
          </table:table-cell>
          <table:table-cell table:formula="of:=MID([.I614];8;5)" office:value-type="string" office:string-value="44.70" calcext:value-type="string">
            <text:p>44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TTINEAU MUNI</text:p>
          </table:table-cell>
          <table:table-cell office:value-type="string" calcext:value-type="string">
            <text:p>48-49-49.7000N</text:p>
          </table:table-cell>
          <table:table-cell table:formula="of:=LEFT([.E615];2)" office:value-type="string" office:string-value="48" calcext:value-type="string">
            <text:p>48</text:p>
          </table:table-cell>
          <table:table-cell table:formula="of:=MID([.E615];4;2)" office:value-type="string" office:string-value="49" calcext:value-type="string">
            <text:p>49</text:p>
          </table:table-cell>
          <table:table-cell table:formula="of:=MID([.E615];7;5)" office:value-type="string" office:string-value="49.70" calcext:value-type="string">
            <text:p>49.70</text:p>
          </table:table-cell>
          <table:table-cell office:value-type="string" calcext:value-type="string">
            <text:p>100-25-02.3000W</text:p>
          </table:table-cell>
          <table:table-cell table:formula="of:=LEFT([.I615];3)" office:value-type="string" office:string-value="100" calcext:value-type="string">
            <text:p>100</text:p>
          </table:table-cell>
          <table:table-cell table:formula="of:=MID([.I615];5;2)" office:value-type="string" office:string-value="25" calcext:value-type="string">
            <text:p>25</text:p>
          </table:table-cell>
          <table:table-cell table:formula="of:=MID([.I615];8;5)" office:value-type="string" office:string-value="02.30" calcext:value-type="string">
            <text:p>02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B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WBELLS MUNI</text:p>
          </table:table-cell>
          <table:table-cell office:value-type="string" calcext:value-type="string">
            <text:p>48-48-35.0980N</text:p>
          </table:table-cell>
          <table:table-cell table:formula="of:=LEFT([.E616];2)" office:value-type="string" office:string-value="48" calcext:value-type="string">
            <text:p>48</text:p>
          </table:table-cell>
          <table:table-cell table:formula="of:=MID([.E616];4;2)" office:value-type="string" office:string-value="48" calcext:value-type="string">
            <text:p>48</text:p>
          </table:table-cell>
          <table:table-cell table:formula="of:=MID([.E616];7;5)" office:value-type="string" office:string-value="35.09" calcext:value-type="string">
            <text:p>35.09</text:p>
          </table:table-cell>
          <table:table-cell office:value-type="string" calcext:value-type="string">
            <text:p>102-14-43.6020W</text:p>
          </table:table-cell>
          <table:table-cell table:formula="of:=LEFT([.I616];3)" office:value-type="string" office:string-value="102" calcext:value-type="string">
            <text:p>102</text:p>
          </table:table-cell>
          <table:table-cell table:formula="of:=MID([.I616];5;2)" office:value-type="string" office:string-value="14" calcext:value-type="string">
            <text:p>14</text:p>
          </table:table-cell>
          <table:table-cell table:formula="of:=MID([.I616];8;5)" office:value-type="string" office:string-value="43.60" calcext:value-type="string">
            <text:p>43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WW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OWMAN RGNL</text:p>
          </table:table-cell>
          <table:table-cell office:value-type="string" calcext:value-type="string">
            <text:p>46-09-55.8695N</text:p>
          </table:table-cell>
          <table:table-cell table:formula="of:=LEFT([.E617];2)" office:value-type="string" office:string-value="46" calcext:value-type="string">
            <text:p>46</text:p>
          </table:table-cell>
          <table:table-cell table:formula="of:=MID([.E617];4;2)" office:value-type="string" office:string-value="09" calcext:value-type="string">
            <text:p>09</text:p>
          </table:table-cell>
          <table:table-cell table:formula="of:=MID([.E617];7;5)" office:value-type="string" office:string-value="55.86" calcext:value-type="string">
            <text:p>55.86</text:p>
          </table:table-cell>
          <table:table-cell office:value-type="string" calcext:value-type="string">
            <text:p>103-18-02.7000W</text:p>
          </table:table-cell>
          <table:table-cell table:formula="of:=LEFT([.I617];3)" office:value-type="string" office:string-value="103" calcext:value-type="string">
            <text:p>103</text:p>
          </table:table-cell>
          <table:table-cell table:formula="of:=MID([.I617];5;2)" office:value-type="string" office:string-value="18" calcext:value-type="string">
            <text:p>18</text:p>
          </table:table-cell>
          <table:table-cell table:formula="of:=MID([.I617];8;5)" office:value-type="string" office:string-value="02.70" calcext:value-type="string">
            <text:p>02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NDO MUNI</text:p>
          </table:table-cell>
          <table:table-cell office:value-type="string" calcext:value-type="string">
            <text:p>48-28-48.1000N</text:p>
          </table:table-cell>
          <table:table-cell table:formula="of:=LEFT([.E618];2)" office:value-type="string" office:string-value="48" calcext:value-type="string">
            <text:p>48</text:p>
          </table:table-cell>
          <table:table-cell table:formula="of:=MID([.E618];4;2)" office:value-type="string" office:string-value="28" calcext:value-type="string">
            <text:p>28</text:p>
          </table:table-cell>
          <table:table-cell table:formula="of:=MID([.E618];7;5)" office:value-type="string" office:string-value="48.10" calcext:value-type="string">
            <text:p>48.10</text:p>
          </table:table-cell>
          <table:table-cell office:value-type="string" calcext:value-type="string">
            <text:p>099-14-11.0000W</text:p>
          </table:table-cell>
          <table:table-cell table:formula="of:=LEFT([.I618];3)" office:value-type="string" office:string-value="099" calcext:value-type="string">
            <text:p>099</text:p>
          </table:table-cell>
          <table:table-cell table:formula="of:=MID([.I618];5;2)" office:value-type="string" office:string-value="14" calcext:value-type="string">
            <text:p>14</text:p>
          </table:table-cell>
          <table:table-cell table:formula="of:=MID([.I618];8;5)" office:value-type="string" office:string-value="11.00" calcext:value-type="string">
            <text:p>11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6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RRINGTON MUNI</text:p>
          </table:table-cell>
          <table:table-cell office:value-type="string" calcext:value-type="string">
            <text:p>47-27-04.0000N</text:p>
          </table:table-cell>
          <table:table-cell table:formula="of:=LEFT([.E619];2)" office:value-type="string" office:string-value="47" calcext:value-type="string">
            <text:p>47</text:p>
          </table:table-cell>
          <table:table-cell table:formula="of:=MID([.E619];4;2)" office:value-type="string" office:string-value="27" calcext:value-type="string">
            <text:p>27</text:p>
          </table:table-cell>
          <table:table-cell table:formula="of:=MID([.E619];7;5)" office:value-type="string" office:string-value="04.00" calcext:value-type="string">
            <text:p>04.00</text:p>
          </table:table-cell>
          <table:table-cell office:value-type="string" calcext:value-type="string">
            <text:p>099-09-04.8000W</text:p>
          </table:table-cell>
          <table:table-cell table:formula="of:=LEFT([.I619];3)" office:value-type="string" office:string-value="099" calcext:value-type="string">
            <text:p>099</text:p>
          </table:table-cell>
          <table:table-cell table:formula="of:=MID([.I619];5;2)" office:value-type="string" office:string-value="09" calcext:value-type="string">
            <text:p>09</text:p>
          </table:table-cell>
          <table:table-cell table:formula="of:=MID([.I619];8;5)" office:value-type="string" office:string-value="04.80" calcext:value-type="string">
            <text:p>04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N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SSELTON ROBERT MILLER RGNL</text:p>
          </table:table-cell>
          <table:table-cell office:value-type="string" calcext:value-type="string">
            <text:p>46-51-14.2000N</text:p>
          </table:table-cell>
          <table:table-cell table:formula="of:=LEFT([.E620];2)" office:value-type="string" office:string-value="46" calcext:value-type="string">
            <text:p>46</text:p>
          </table:table-cell>
          <table:table-cell table:formula="of:=MID([.E620];4;2)" office:value-type="string" office:string-value="51" calcext:value-type="string">
            <text:p>51</text:p>
          </table:table-cell>
          <table:table-cell table:formula="of:=MID([.E620];7;5)" office:value-type="string" office:string-value="14.20" calcext:value-type="string">
            <text:p>14.20</text:p>
          </table:table-cell>
          <table:table-cell office:value-type="string" calcext:value-type="string">
            <text:p>097-12-28.3000W</text:p>
          </table:table-cell>
          <table:table-cell table:formula="of:=LEFT([.I620];3)" office:value-type="string" office:string-value="097" calcext:value-type="string">
            <text:p>097</text:p>
          </table:table-cell>
          <table:table-cell table:formula="of:=MID([.I620];5;2)" office:value-type="string" office:string-value="12" calcext:value-type="string">
            <text:p>12</text:p>
          </table:table-cell>
          <table:table-cell table:formula="of:=MID([.I620];8;5)" office:value-type="string" office:string-value="28.30" calcext:value-type="string">
            <text:p>28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C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AVALIER MUNI</text:p>
          </table:table-cell>
          <table:table-cell office:value-type="string" calcext:value-type="string">
            <text:p>48-47-01.4000N</text:p>
          </table:table-cell>
          <table:table-cell table:formula="of:=LEFT([.E621];2)" office:value-type="string" office:string-value="48" calcext:value-type="string">
            <text:p>48</text:p>
          </table:table-cell>
          <table:table-cell table:formula="of:=MID([.E621];4;2)" office:value-type="string" office:string-value="47" calcext:value-type="string">
            <text:p>47</text:p>
          </table:table-cell>
          <table:table-cell table:formula="of:=MID([.E621];7;5)" office:value-type="string" office:string-value="01.40" calcext:value-type="string">
            <text:p>01.40</text:p>
          </table:table-cell>
          <table:table-cell office:value-type="string" calcext:value-type="string">
            <text:p>097-37-55.1000W</text:p>
          </table:table-cell>
          <table:table-cell table:formula="of:=LEFT([.I621];3)" office:value-type="string" office:string-value="097" calcext:value-type="string">
            <text:p>097</text:p>
          </table:table-cell>
          <table:table-cell table:formula="of:=MID([.I621];5;2)" office:value-type="string" office:string-value="37" calcext:value-type="string">
            <text:p>37</text:p>
          </table:table-cell>
          <table:table-cell table:formula="of:=MID([.I621];8;5)" office:value-type="string" office:string-value="55.10" calcext:value-type="string">
            <text:p>55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OLUMBUS MUNI</text:p>
          </table:table-cell>
          <table:table-cell office:value-type="string" calcext:value-type="string">
            <text:p>48-53-57.8850N</text:p>
          </table:table-cell>
          <table:table-cell table:formula="of:=LEFT([.E622];2)" office:value-type="string" office:string-value="48" calcext:value-type="string">
            <text:p>48</text:p>
          </table:table-cell>
          <table:table-cell table:formula="of:=MID([.E622];4;2)" office:value-type="string" office:string-value="53" calcext:value-type="string">
            <text:p>53</text:p>
          </table:table-cell>
          <table:table-cell table:formula="of:=MID([.E622];7;5)" office:value-type="string" office:string-value="57.88" calcext:value-type="string">
            <text:p>57.88</text:p>
          </table:table-cell>
          <table:table-cell office:value-type="string" calcext:value-type="string">
            <text:p>102-47-32.2450W</text:p>
          </table:table-cell>
          <table:table-cell table:formula="of:=LEFT([.I622];3)" office:value-type="string" office:string-value="102" calcext:value-type="string">
            <text:p>102</text:p>
          </table:table-cell>
          <table:table-cell table:formula="of:=MID([.I622];5;2)" office:value-type="string" office:string-value="47" calcext:value-type="string">
            <text:p>47</text:p>
          </table:table-cell>
          <table:table-cell table:formula="of:=MID([.I622];8;5)" office:value-type="string" office:string-value="32.24" calcext:value-type="string">
            <text:p>32.2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OOPERSTOWN MUNI</text:p>
          </table:table-cell>
          <table:table-cell office:value-type="string" calcext:value-type="string">
            <text:p>47-25-21.9850N</text:p>
          </table:table-cell>
          <table:table-cell table:formula="of:=LEFT([.E623];2)" office:value-type="string" office:string-value="47" calcext:value-type="string">
            <text:p>47</text:p>
          </table:table-cell>
          <table:table-cell table:formula="of:=MID([.E623];4;2)" office:value-type="string" office:string-value="25" calcext:value-type="string">
            <text:p>25</text:p>
          </table:table-cell>
          <table:table-cell table:formula="of:=MID([.E623];7;5)" office:value-type="string" office:string-value="21.98" calcext:value-type="string">
            <text:p>21.98</text:p>
          </table:table-cell>
          <table:table-cell office:value-type="string" calcext:value-type="string">
            <text:p>098-06-21.1370W</text:p>
          </table:table-cell>
          <table:table-cell table:formula="of:=LEFT([.I623];3)" office:value-type="string" office:string-value="098" calcext:value-type="string">
            <text:p>098</text:p>
          </table:table-cell>
          <table:table-cell table:formula="of:=MID([.I623];5;2)" office:value-type="string" office:string-value="06" calcext:value-type="string">
            <text:p>06</text:p>
          </table:table-cell>
          <table:table-cell table:formula="of:=MID([.I623];8;5)" office:value-type="string" office:string-value="21.13" calcext:value-type="string">
            <text:p>21.1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CROSBY MUNI</text:p>
          </table:table-cell>
          <table:table-cell office:value-type="string" calcext:value-type="string">
            <text:p>48-55-41.8774N</text:p>
          </table:table-cell>
          <table:table-cell table:formula="of:=LEFT([.E624];2)" office:value-type="string" office:string-value="48" calcext:value-type="string">
            <text:p>48</text:p>
          </table:table-cell>
          <table:table-cell table:formula="of:=MID([.E624];4;2)" office:value-type="string" office:string-value="55" calcext:value-type="string">
            <text:p>55</text:p>
          </table:table-cell>
          <table:table-cell table:formula="of:=MID([.E624];7;5)" office:value-type="string" office:string-value="41.87" calcext:value-type="string">
            <text:p>41.87</text:p>
          </table:table-cell>
          <table:table-cell office:value-type="string" calcext:value-type="string">
            <text:p>103-17-51.2913W</text:p>
          </table:table-cell>
          <table:table-cell table:formula="of:=LEFT([.I624];3)" office:value-type="string" office:string-value="103" calcext:value-type="string">
            <text:p>103</text:p>
          </table:table-cell>
          <table:table-cell table:formula="of:=MID([.I624];5;2)" office:value-type="string" office:string-value="17" calcext:value-type="string">
            <text:p>17</text:p>
          </table:table-cell>
          <table:table-cell table:formula="of:=MID([.I624];8;5)" office:value-type="string" office:string-value="51.29" calcext:value-type="string">
            <text:p>51.2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VL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EVILS LAKE RGNL</text:p>
          </table:table-cell>
          <table:table-cell office:value-type="string" calcext:value-type="string">
            <text:p>48-06-59.7000N</text:p>
          </table:table-cell>
          <table:table-cell table:formula="of:=LEFT([.E625];2)" office:value-type="string" office:string-value="48" calcext:value-type="string">
            <text:p>48</text:p>
          </table:table-cell>
          <table:table-cell table:formula="of:=MID([.E625];4;2)" office:value-type="string" office:string-value="06" calcext:value-type="string">
            <text:p>06</text:p>
          </table:table-cell>
          <table:table-cell table:formula="of:=MID([.E625];7;5)" office:value-type="string" office:string-value="59.70" calcext:value-type="string">
            <text:p>59.70</text:p>
          </table:table-cell>
          <table:table-cell office:value-type="string" calcext:value-type="string">
            <text:p>098-54-36.0000W</text:p>
          </table:table-cell>
          <table:table-cell table:formula="of:=LEFT([.I625];3)" office:value-type="string" office:string-value="098" calcext:value-type="string">
            <text:p>098</text:p>
          </table:table-cell>
          <table:table-cell table:formula="of:=MID([.I625];5;2)" office:value-type="string" office:string-value="54" calcext:value-type="string">
            <text:p>54</text:p>
          </table:table-cell>
          <table:table-cell table:formula="of:=MID([.I625];8;5)" office:value-type="string" office:string-value="36.00" calcext:value-type="string">
            <text:p>36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IK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ICKINSON - THEODORE ROOSEVELT RGNL</text:p>
          </table:table-cell>
          <table:table-cell office:value-type="string" calcext:value-type="string">
            <text:p>46-47-50.4000N</text:p>
          </table:table-cell>
          <table:table-cell table:formula="of:=LEFT([.E626];2)" office:value-type="string" office:string-value="46" calcext:value-type="string">
            <text:p>46</text:p>
          </table:table-cell>
          <table:table-cell table:formula="of:=MID([.E626];4;2)" office:value-type="string" office:string-value="47" calcext:value-type="string">
            <text:p>47</text:p>
          </table:table-cell>
          <table:table-cell table:formula="of:=MID([.E626];7;5)" office:value-type="string" office:string-value="50.40" calcext:value-type="string">
            <text:p>50.40</text:p>
          </table:table-cell>
          <table:table-cell office:value-type="string" calcext:value-type="string">
            <text:p>102-48-06.7000W</text:p>
          </table:table-cell>
          <table:table-cell table:formula="of:=LEFT([.I626];3)" office:value-type="string" office:string-value="102" calcext:value-type="string">
            <text:p>102</text:p>
          </table:table-cell>
          <table:table-cell table:formula="of:=MID([.I626];5;2)" office:value-type="string" office:string-value="48" calcext:value-type="string">
            <text:p>48</text:p>
          </table:table-cell>
          <table:table-cell table:formula="of:=MID([.I626];8;5)" office:value-type="string" office:string-value="06.70" calcext:value-type="string">
            <text:p>06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RAYTON MUNI</text:p>
          </table:table-cell>
          <table:table-cell office:value-type="string" calcext:value-type="string">
            <text:p>48-37-06.6500N</text:p>
          </table:table-cell>
          <table:table-cell table:formula="of:=LEFT([.E627];2)" office:value-type="string" office:string-value="48" calcext:value-type="string">
            <text:p>48</text:p>
          </table:table-cell>
          <table:table-cell table:formula="of:=MID([.E627];4;2)" office:value-type="string" office:string-value="37" calcext:value-type="string">
            <text:p>37</text:p>
          </table:table-cell>
          <table:table-cell table:formula="of:=MID([.E627];7;5)" office:value-type="string" office:string-value="06.65" calcext:value-type="string">
            <text:p>06.65</text:p>
          </table:table-cell>
          <table:table-cell office:value-type="string" calcext:value-type="string">
            <text:p>097-10-33.2300W</text:p>
          </table:table-cell>
          <table:table-cell table:formula="of:=LEFT([.I627];3)" office:value-type="string" office:string-value="097" calcext:value-type="string">
            <text:p>097</text:p>
          </table:table-cell>
          <table:table-cell table:formula="of:=MID([.I627];5;2)" office:value-type="string" office:string-value="10" calcext:value-type="string">
            <text:p>10</text:p>
          </table:table-cell>
          <table:table-cell table:formula="of:=MID([.I627];8;5)" office:value-type="string" office:string-value="33.23" calcext:value-type="string">
            <text:p>33.2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INTL PEACE GARDEN</text:p>
          </table:table-cell>
          <table:table-cell office:value-type="string" calcext:value-type="string">
            <text:p>48-59-52.0150N</text:p>
          </table:table-cell>
          <table:table-cell table:formula="of:=LEFT([.E628];2)" office:value-type="string" office:string-value="48" calcext:value-type="string">
            <text:p>48</text:p>
          </table:table-cell>
          <table:table-cell table:formula="of:=MID([.E628];4;2)" office:value-type="string" office:string-value="59" calcext:value-type="string">
            <text:p>59</text:p>
          </table:table-cell>
          <table:table-cell table:formula="of:=MID([.E628];7;5)" office:value-type="string" office:string-value="52.01" calcext:value-type="string">
            <text:p>52.01</text:p>
          </table:table-cell>
          <table:table-cell office:value-type="string" calcext:value-type="string">
            <text:p>100-02-36.4520W</text:p>
          </table:table-cell>
          <table:table-cell table:formula="of:=LEFT([.I628];3)" office:value-type="string" office:string-value="100" calcext:value-type="string">
            <text:p>100</text:p>
          </table:table-cell>
          <table:table-cell table:formula="of:=MID([.I628];5;2)" office:value-type="string" office:string-value="02" calcext:value-type="string">
            <text:p>02</text:p>
          </table:table-cell>
          <table:table-cell table:formula="of:=MID([.I628];8;5)" office:value-type="string" office:string-value="36.45" calcext:value-type="string">
            <text:p>36.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1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DGELEY MUNI</text:p>
          </table:table-cell>
          <table:table-cell office:value-type="string" calcext:value-type="string">
            <text:p>46-20-58.9000N</text:p>
          </table:table-cell>
          <table:table-cell table:formula="of:=LEFT([.E629];2)" office:value-type="string" office:string-value="46" calcext:value-type="string">
            <text:p>46</text:p>
          </table:table-cell>
          <table:table-cell table:formula="of:=MID([.E629];4;2)" office:value-type="string" office:string-value="20" calcext:value-type="string">
            <text:p>20</text:p>
          </table:table-cell>
          <table:table-cell table:formula="of:=MID([.E629];7;5)" office:value-type="string" office:string-value="58.90" calcext:value-type="string">
            <text:p>58.90</text:p>
          </table:table-cell>
          <table:table-cell office:value-type="string" calcext:value-type="string">
            <text:p>098-44-06.0000W</text:p>
          </table:table-cell>
          <table:table-cell table:formula="of:=LEFT([.I629];3)" office:value-type="string" office:string-value="098" calcext:value-type="string">
            <text:p>098</text:p>
          </table:table-cell>
          <table:table-cell table:formula="of:=MID([.I629];5;2)" office:value-type="string" office:string-value="44" calcext:value-type="string">
            <text:p>44</text:p>
          </table:table-cell>
          <table:table-cell table:formula="of:=MID([.I629];8;5)" office:value-type="string" office:string-value="06.00" calcext:value-type="string">
            <text:p>06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LGIN MUNI</text:p>
          </table:table-cell>
          <table:table-cell office:value-type="string" calcext:value-type="string">
            <text:p>46-22-57.9150N</text:p>
          </table:table-cell>
          <table:table-cell table:formula="of:=LEFT([.E630];2)" office:value-type="string" office:string-value="46" calcext:value-type="string">
            <text:p>46</text:p>
          </table:table-cell>
          <table:table-cell table:formula="of:=MID([.E630];4;2)" office:value-type="string" office:string-value="22" calcext:value-type="string">
            <text:p>22</text:p>
          </table:table-cell>
          <table:table-cell table:formula="of:=MID([.E630];7;5)" office:value-type="string" office:string-value="57.91" calcext:value-type="string">
            <text:p>57.91</text:p>
          </table:table-cell>
          <table:table-cell office:value-type="string" calcext:value-type="string">
            <text:p>101-50-41.6500W</text:p>
          </table:table-cell>
          <table:table-cell table:formula="of:=LEFT([.I630];3)" office:value-type="string" office:string-value="101" calcext:value-type="string">
            <text:p>101</text:p>
          </table:table-cell>
          <table:table-cell table:formula="of:=MID([.I630];5;2)" office:value-type="string" office:string-value="50" calcext:value-type="string">
            <text:p>50</text:p>
          </table:table-cell>
          <table:table-cell table:formula="of:=MID([.I630];8;5)" office:value-type="string" office:string-value="41.65" calcext:value-type="string">
            <text:p>41.6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40000000" calcext:value-type="float">
            <text:p>4.00E+0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ELLENDALE MUNI</text:p>
          </table:table-cell>
          <table:table-cell office:value-type="string" calcext:value-type="string">
            <text:p>46-00-58.8000N</text:p>
          </table:table-cell>
          <table:table-cell table:formula="of:=LEFT([.E631];2)" office:value-type="string" office:string-value="46" calcext:value-type="string">
            <text:p>46</text:p>
          </table:table-cell>
          <table:table-cell table:formula="of:=MID([.E631];4;2)" office:value-type="string" office:string-value="00" calcext:value-type="string">
            <text:p>00</text:p>
          </table:table-cell>
          <table:table-cell table:formula="of:=MID([.E631];7;5)" office:value-type="string" office:string-value="58.80" calcext:value-type="string">
            <text:p>58.80</text:p>
          </table:table-cell>
          <table:table-cell office:value-type="string" calcext:value-type="string">
            <text:p>098-30-56.5000W</text:p>
          </table:table-cell>
          <table:table-cell table:formula="of:=LEFT([.I631];3)" office:value-type="string" office:string-value="098" calcext:value-type="string">
            <text:p>098</text:p>
          </table:table-cell>
          <table:table-cell table:formula="of:=MID([.I631];5;2)" office:value-type="string" office:string-value="30" calcext:value-type="string">
            <text:p>30</text:p>
          </table:table-cell>
          <table:table-cell table:formula="of:=MID([.I631];8;5)" office:value-type="string" office:string-value="56.50" calcext:value-type="string">
            <text:p>56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N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KY HAVEN</text:p>
          </table:table-cell>
          <table:table-cell office:value-type="string" calcext:value-type="string">
            <text:p>46-37-36.7032N</text:p>
          </table:table-cell>
          <table:table-cell table:formula="of:=LEFT([.E632];2)" office:value-type="string" office:string-value="46" calcext:value-type="string">
            <text:p>46</text:p>
          </table:table-cell>
          <table:table-cell table:formula="of:=MID([.E632];4;2)" office:value-type="string" office:string-value="37" calcext:value-type="string">
            <text:p>37</text:p>
          </table:table-cell>
          <table:table-cell table:formula="of:=MID([.E632];7;5)" office:value-type="string" office:string-value="36.70" calcext:value-type="string">
            <text:p>36.70</text:p>
          </table:table-cell>
          <table:table-cell office:value-type="string" calcext:value-type="string">
            <text:p>097-37-12.8359W</text:p>
          </table:table-cell>
          <table:table-cell table:formula="of:=LEFT([.I632];3)" office:value-type="string" office:string-value="097" calcext:value-type="string">
            <text:p>097</text:p>
          </table:table-cell>
          <table:table-cell table:formula="of:=MID([.I632];5;2)" office:value-type="string" office:string-value="37" calcext:value-type="string">
            <text:p>37</text:p>
          </table:table-cell>
          <table:table-cell table:formula="of:=MID([.I632];8;5)" office:value-type="string" office:string-value="12.83" calcext:value-type="string">
            <text:p>12.8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ECTOR INTL</text:p>
          </table:table-cell>
          <table:table-cell office:value-type="string" calcext:value-type="string">
            <text:p>46-55-14.3400N</text:p>
          </table:table-cell>
          <table:table-cell table:formula="of:=LEFT([.E633];2)" office:value-type="string" office:string-value="46" calcext:value-type="string">
            <text:p>46</text:p>
          </table:table-cell>
          <table:table-cell table:formula="of:=MID([.E633];4;2)" office:value-type="string" office:string-value="55" calcext:value-type="string">
            <text:p>55</text:p>
          </table:table-cell>
          <table:table-cell table:formula="of:=MID([.E633];7;5)" office:value-type="string" office:string-value="14.34" calcext:value-type="string">
            <text:p>14.34</text:p>
          </table:table-cell>
          <table:table-cell office:value-type="string" calcext:value-type="string">
            <text:p>096-48-56.7500W</text:p>
          </table:table-cell>
          <table:table-cell table:formula="of:=LEFT([.I633];3)" office:value-type="string" office:string-value="096" calcext:value-type="string">
            <text:p>096</text:p>
          </table:table-cell>
          <table:table-cell table:formula="of:=MID([.I633];5;2)" office:value-type="string" office:string-value="48" calcext:value-type="string">
            <text:p>48</text:p>
          </table:table-cell>
          <table:table-cell table:formula="of:=MID([.I633];8;5)" office:value-type="string" office:string-value="56.75" calcext:value-type="string">
            <text:p>56.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EST FARGO MUNI</text:p>
          </table:table-cell>
          <table:table-cell office:value-type="string" calcext:value-type="string">
            <text:p>46-54-02.8830N</text:p>
          </table:table-cell>
          <table:table-cell table:formula="of:=LEFT([.E634];2)" office:value-type="string" office:string-value="46" calcext:value-type="string">
            <text:p>46</text:p>
          </table:table-cell>
          <table:table-cell table:formula="of:=MID([.E634];4;2)" office:value-type="string" office:string-value="54" calcext:value-type="string">
            <text:p>54</text:p>
          </table:table-cell>
          <table:table-cell table:formula="of:=MID([.E634];7;5)" office:value-type="string" office:string-value="02.88" calcext:value-type="string">
            <text:p>02.88</text:p>
          </table:table-cell>
          <table:table-cell office:value-type="string" calcext:value-type="string">
            <text:p>096-55-07.3030W</text:p>
          </table:table-cell>
          <table:table-cell table:formula="of:=LEFT([.I634];3)" office:value-type="string" office:string-value="096" calcext:value-type="string">
            <text:p>096</text:p>
          </table:table-cell>
          <table:table-cell table:formula="of:=MID([.I634];5;2)" office:value-type="string" office:string-value="55" calcext:value-type="string">
            <text:p>55</text:p>
          </table:table-cell>
          <table:table-cell table:formula="of:=MID([.I634];8;5)" office:value-type="string" office:string-value="07.30" calcext:value-type="string">
            <text:p>0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ESSENDEN-STREIBEL MUNI</text:p>
          </table:table-cell>
          <table:table-cell office:value-type="string" calcext:value-type="string">
            <text:p>47-39-35.0060N</text:p>
          </table:table-cell>
          <table:table-cell table:formula="of:=LEFT([.E635];2)" office:value-type="string" office:string-value="47" calcext:value-type="string">
            <text:p>47</text:p>
          </table:table-cell>
          <table:table-cell table:formula="of:=MID([.E635];4;2)" office:value-type="string" office:string-value="39" calcext:value-type="string">
            <text:p>39</text:p>
          </table:table-cell>
          <table:table-cell table:formula="of:=MID([.E635];7;5)" office:value-type="string" office:string-value="35.00" calcext:value-type="string">
            <text:p>35.00</text:p>
          </table:table-cell>
          <table:table-cell office:value-type="string" calcext:value-type="string">
            <text:p>099-39-39.4400W</text:p>
          </table:table-cell>
          <table:table-cell table:formula="of:=LEFT([.I635];3)" office:value-type="string" office:string-value="099" calcext:value-type="string">
            <text:p>099</text:p>
          </table:table-cell>
          <table:table-cell table:formula="of:=MID([.I635];5;2)" office:value-type="string" office:string-value="39" calcext:value-type="string">
            <text:p>39</text:p>
          </table:table-cell>
          <table:table-cell table:formula="of:=MID([.I635];8;5)" office:value-type="string" office:string-value="39.44" calcext:value-type="string">
            <text:p>39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2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ANDING ROCK</text:p>
          </table:table-cell>
          <table:table-cell office:value-type="string" calcext:value-type="string">
            <text:p>46-04-00.7850N</text:p>
          </table:table-cell>
          <table:table-cell table:formula="of:=LEFT([.E636];2)" office:value-type="string" office:string-value="46" calcext:value-type="string">
            <text:p>46</text:p>
          </table:table-cell>
          <table:table-cell table:formula="of:=MID([.E636];4;2)" office:value-type="string" office:string-value="04" calcext:value-type="string">
            <text:p>04</text:p>
          </table:table-cell>
          <table:table-cell table:formula="of:=MID([.E636];7;5)" office:value-type="string" office:string-value="00.78" calcext:value-type="string">
            <text:p>00.78</text:p>
          </table:table-cell>
          <table:table-cell office:value-type="string" calcext:value-type="string">
            <text:p>100-37-58.0000W</text:p>
          </table:table-cell>
          <table:table-cell table:formula="of:=LEFT([.I636];3)" office:value-type="string" office:string-value="100" calcext:value-type="string">
            <text:p>100</text:p>
          </table:table-cell>
          <table:table-cell table:formula="of:=MID([.I636];5;2)" office:value-type="string" office:string-value="37" calcext:value-type="string">
            <text:p>37</text:p>
          </table:table-cell>
          <table:table-cell table:formula="of:=MID([.I636];8;5)" office:value-type="string" office:string-value="58.00" calcext:value-type="string">
            <text:p>58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G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CKLE MUNI</text:p>
          </table:table-cell>
          <table:table-cell office:value-type="string" calcext:value-type="string">
            <text:p>46-37-17.6300N</text:p>
          </table:table-cell>
          <table:table-cell table:formula="of:=LEFT([.E637];2)" office:value-type="string" office:string-value="46" calcext:value-type="string">
            <text:p>46</text:p>
          </table:table-cell>
          <table:table-cell table:formula="of:=MID([.E637];4;2)" office:value-type="string" office:string-value="37" calcext:value-type="string">
            <text:p>37</text:p>
          </table:table-cell>
          <table:table-cell table:formula="of:=MID([.E637];7;5)" office:value-type="string" office:string-value="17.63" calcext:value-type="string">
            <text:p>17.63</text:p>
          </table:table-cell>
          <table:table-cell office:value-type="string" calcext:value-type="string">
            <text:p>099-09-52.0700W</text:p>
          </table:table-cell>
          <table:table-cell table:formula="of:=LEFT([.I637];3)" office:value-type="string" office:string-value="099" calcext:value-type="string">
            <text:p>099</text:p>
          </table:table-cell>
          <table:table-cell table:formula="of:=MID([.I637];5;2)" office:value-type="string" office:string-value="09" calcext:value-type="string">
            <text:p>09</text:p>
          </table:table-cell>
          <table:table-cell table:formula="of:=MID([.I637];8;5)" office:value-type="string" office:string-value="52.07" calcext:value-type="string">
            <text:p>52.0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RRISON MUNI</text:p>
          </table:table-cell>
          <table:table-cell office:value-type="string" calcext:value-type="string">
            <text:p>47-39-21.4534N</text:p>
          </table:table-cell>
          <table:table-cell table:formula="of:=LEFT([.E638];2)" office:value-type="string" office:string-value="47" calcext:value-type="string">
            <text:p>47</text:p>
          </table:table-cell>
          <table:table-cell table:formula="of:=MID([.E638];4;2)" office:value-type="string" office:string-value="39" calcext:value-type="string">
            <text:p>39</text:p>
          </table:table-cell>
          <table:table-cell table:formula="of:=MID([.E638];7;5)" office:value-type="string" office:string-value="21.45" calcext:value-type="string">
            <text:p>21.45</text:p>
          </table:table-cell>
          <table:table-cell office:value-type="string" calcext:value-type="string">
            <text:p>101-26-12.9504W</text:p>
          </table:table-cell>
          <table:table-cell table:formula="of:=LEFT([.I638];3)" office:value-type="string" office:string-value="101" calcext:value-type="string">
            <text:p>101</text:p>
          </table:table-cell>
          <table:table-cell table:formula="of:=MID([.I638];5;2)" office:value-type="string" office:string-value="26" calcext:value-type="string">
            <text:p>26</text:p>
          </table:table-cell>
          <table:table-cell table:formula="of:=MID([.I638];8;5)" office:value-type="string" office:string-value="12.95" calcext:value-type="string">
            <text:p>12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LEN ULLIN RGNL</text:p>
          </table:table-cell>
          <table:table-cell office:value-type="string" calcext:value-type="string">
            <text:p>46-48-51.4850N</text:p>
          </table:table-cell>
          <table:table-cell table:formula="of:=LEFT([.E639];2)" office:value-type="string" office:string-value="46" calcext:value-type="string">
            <text:p>46</text:p>
          </table:table-cell>
          <table:table-cell table:formula="of:=MID([.E639];4;2)" office:value-type="string" office:string-value="48" calcext:value-type="string">
            <text:p>48</text:p>
          </table:table-cell>
          <table:table-cell table:formula="of:=MID([.E639];7;5)" office:value-type="string" office:string-value="51.48" calcext:value-type="string">
            <text:p>51.48</text:p>
          </table:table-cell>
          <table:table-cell office:value-type="string" calcext:value-type="string">
            <text:p>101-51-54.6900W</text:p>
          </table:table-cell>
          <table:table-cell table:formula="of:=LEFT([.I639];3)" office:value-type="string" office:string-value="101" calcext:value-type="string">
            <text:p>101</text:p>
          </table:table-cell>
          <table:table-cell table:formula="of:=MID([.I639];5;2)" office:value-type="string" office:string-value="51" calcext:value-type="string">
            <text:p>51</text:p>
          </table:table-cell>
          <table:table-cell table:formula="of:=MID([.I639];8;5)" office:value-type="string" office:string-value="54.69" calcext:value-type="string">
            <text:p>54.6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AF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UTSON FIELD</text:p>
          </table:table-cell>
          <table:table-cell office:value-type="string" calcext:value-type="string">
            <text:p>48-24-17.0000N</text:p>
          </table:table-cell>
          <table:table-cell table:formula="of:=LEFT([.E640];2)" office:value-type="string" office:string-value="48" calcext:value-type="string">
            <text:p>48</text:p>
          </table:table-cell>
          <table:table-cell table:formula="of:=MID([.E640];4;2)" office:value-type="string" office:string-value="24" calcext:value-type="string">
            <text:p>24</text:p>
          </table:table-cell>
          <table:table-cell table:formula="of:=MID([.E640];7;5)" office:value-type="string" office:string-value="17.00" calcext:value-type="string">
            <text:p>17.00</text:p>
          </table:table-cell>
          <table:table-cell office:value-type="string" calcext:value-type="string">
            <text:p>097-22-15.4000W</text:p>
          </table:table-cell>
          <table:table-cell table:formula="of:=LEFT([.I640];3)" office:value-type="string" office:string-value="097" calcext:value-type="string">
            <text:p>097</text:p>
          </table:table-cell>
          <table:table-cell table:formula="of:=MID([.I640];5;2)" office:value-type="string" office:string-value="22" calcext:value-type="string">
            <text:p>22</text:p>
          </table:table-cell>
          <table:table-cell table:formula="of:=MID([.I640];8;5)" office:value-type="string" office:string-value="15.40" calcext:value-type="string">
            <text:p>15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FK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RAND FORKS INTL</text:p>
          </table:table-cell>
          <table:table-cell office:value-type="string" calcext:value-type="string">
            <text:p>47-56-50.2000N</text:p>
          </table:table-cell>
          <table:table-cell table:formula="of:=LEFT([.E641];2)" office:value-type="string" office:string-value="47" calcext:value-type="string">
            <text:p>47</text:p>
          </table:table-cell>
          <table:table-cell table:formula="of:=MID([.E641];4;2)" office:value-type="string" office:string-value="56" calcext:value-type="string">
            <text:p>56</text:p>
          </table:table-cell>
          <table:table-cell table:formula="of:=MID([.E641];7;5)" office:value-type="string" office:string-value="50.20" calcext:value-type="string">
            <text:p>50.20</text:p>
          </table:table-cell>
          <table:table-cell office:value-type="string" calcext:value-type="string">
            <text:p>097-10-25.6000W</text:p>
          </table:table-cell>
          <table:table-cell table:formula="of:=LEFT([.I641];3)" office:value-type="string" office:string-value="097" calcext:value-type="string">
            <text:p>097</text:p>
          </table:table-cell>
          <table:table-cell table:formula="of:=MID([.I641];5;2)" office:value-type="string" office:string-value="10" calcext:value-type="string">
            <text:p>10</text:p>
          </table:table-cell>
          <table:table-cell table:formula="of:=MID([.I641];8;5)" office:value-type="string" office:string-value="25.60" calcext:value-type="string">
            <text:p>25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WR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WINNER-ROGER MELROE FIELD</text:p>
          </table:table-cell>
          <table:table-cell office:value-type="string" calcext:value-type="string">
            <text:p>46-13-05.8000N</text:p>
          </table:table-cell>
          <table:table-cell table:formula="of:=LEFT([.E642];2)" office:value-type="string" office:string-value="46" calcext:value-type="string">
            <text:p>46</text:p>
          </table:table-cell>
          <table:table-cell table:formula="of:=MID([.E642];4;2)" office:value-type="string" office:string-value="13" calcext:value-type="string">
            <text:p>13</text:p>
          </table:table-cell>
          <table:table-cell table:formula="of:=MID([.E642];7;5)" office:value-type="string" office:string-value="05.80" calcext:value-type="string">
            <text:p>05.80</text:p>
          </table:table-cell>
          <table:table-cell office:value-type="string" calcext:value-type="string">
            <text:p>097-38-36.1000W</text:p>
          </table:table-cell>
          <table:table-cell table:formula="of:=LEFT([.I642];3)" office:value-type="string" office:string-value="097" calcext:value-type="string">
            <text:p>097</text:p>
          </table:table-cell>
          <table:table-cell table:formula="of:=MID([.I642];5;2)" office:value-type="string" office:string-value="38" calcext:value-type="string">
            <text:p>38</text:p>
          </table:table-cell>
          <table:table-cell table:formula="of:=MID([.I642];8;5)" office:value-type="string" office:string-value="36.10" calcext:value-type="string">
            <text:p>36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H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RVEY MUNI</text:p>
          </table:table-cell>
          <table:table-cell office:value-type="string" calcext:value-type="string">
            <text:p>47-47-28.4000N</text:p>
          </table:table-cell>
          <table:table-cell table:formula="of:=LEFT([.E643];2)" office:value-type="string" office:string-value="47" calcext:value-type="string">
            <text:p>47</text:p>
          </table:table-cell>
          <table:table-cell table:formula="of:=MID([.E643];4;2)" office:value-type="string" office:string-value="47" calcext:value-type="string">
            <text:p>47</text:p>
          </table:table-cell>
          <table:table-cell table:formula="of:=MID([.E643];7;5)" office:value-type="string" office:string-value="28.40" calcext:value-type="string">
            <text:p>28.40</text:p>
          </table:table-cell>
          <table:table-cell office:value-type="string" calcext:value-type="string">
            <text:p>099-55-54.3000W</text:p>
          </table:table-cell>
          <table:table-cell table:formula="of:=LEFT([.I643];3)" office:value-type="string" office:string-value="099" calcext:value-type="string">
            <text:p>099</text:p>
          </table:table-cell>
          <table:table-cell table:formula="of:=MID([.I643];5;2)" office:value-type="string" office:string-value="55" calcext:value-type="string">
            <text:p>55</text:p>
          </table:table-cell>
          <table:table-cell table:formula="of:=MID([.I643];8;5)" office:value-type="string" office:string-value="54.30" calcext:value-type="string">
            <text:p>54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H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ZELTON MUNI</text:p>
          </table:table-cell>
          <table:table-cell office:value-type="string" calcext:value-type="string">
            <text:p>46-28-55.9800N</text:p>
          </table:table-cell>
          <table:table-cell table:formula="of:=LEFT([.E644];2)" office:value-type="string" office:string-value="46" calcext:value-type="string">
            <text:p>46</text:p>
          </table:table-cell>
          <table:table-cell table:formula="of:=MID([.E644];4;2)" office:value-type="string" office:string-value="28" calcext:value-type="string">
            <text:p>28</text:p>
          </table:table-cell>
          <table:table-cell table:formula="of:=MID([.E644];7;5)" office:value-type="string" office:string-value="55.98" calcext:value-type="string">
            <text:p>55.98</text:p>
          </table:table-cell>
          <table:table-cell office:value-type="string" calcext:value-type="string">
            <text:p>100-15-49.4400W</text:p>
          </table:table-cell>
          <table:table-cell table:formula="of:=LEFT([.I644];3)" office:value-type="string" office:string-value="100" calcext:value-type="string">
            <text:p>100</text:p>
          </table:table-cell>
          <table:table-cell table:formula="of:=MID([.I644];5;2)" office:value-type="string" office:string-value="15" calcext:value-type="string">
            <text:p>15</text:p>
          </table:table-cell>
          <table:table-cell table:formula="of:=MID([.I644];8;5)" office:value-type="string" office:string-value="49.44" calcext:value-type="string">
            <text:p>49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ZE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ERCER COUNTY RGNL</text:p>
          </table:table-cell>
          <table:table-cell office:value-type="string" calcext:value-type="string">
            <text:p>47-17-23.8000N</text:p>
          </table:table-cell>
          <table:table-cell table:formula="of:=LEFT([.E645];2)" office:value-type="string" office:string-value="47" calcext:value-type="string">
            <text:p>47</text:p>
          </table:table-cell>
          <table:table-cell table:formula="of:=MID([.E645];4;2)" office:value-type="string" office:string-value="17" calcext:value-type="string">
            <text:p>17</text:p>
          </table:table-cell>
          <table:table-cell table:formula="of:=MID([.E645];7;5)" office:value-type="string" office:string-value="23.80" calcext:value-type="string">
            <text:p>23.80</text:p>
          </table:table-cell>
          <table:table-cell office:value-type="string" calcext:value-type="string">
            <text:p>101-34-51.5000W</text:p>
          </table:table-cell>
          <table:table-cell table:formula="of:=LEFT([.I645];3)" office:value-type="string" office:string-value="101" calcext:value-type="string">
            <text:p>101</text:p>
          </table:table-cell>
          <table:table-cell table:formula="of:=MID([.I645];5;2)" office:value-type="string" office:string-value="34" calcext:value-type="string">
            <text:p>34</text:p>
          </table:table-cell>
          <table:table-cell table:formula="of:=MID([.I645];8;5)" office:value-type="string" office:string-value="51.50" calcext:value-type="string">
            <text:p>51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ETTINGER MUNI</text:p>
          </table:table-cell>
          <table:table-cell office:value-type="string" calcext:value-type="string">
            <text:p>46-00-53.6000N</text:p>
          </table:table-cell>
          <table:table-cell table:formula="of:=LEFT([.E646];2)" office:value-type="string" office:string-value="46" calcext:value-type="string">
            <text:p>46</text:p>
          </table:table-cell>
          <table:table-cell table:formula="of:=MID([.E646];4;2)" office:value-type="string" office:string-value="00" calcext:value-type="string">
            <text:p>00</text:p>
          </table:table-cell>
          <table:table-cell table:formula="of:=MID([.E646];7;5)" office:value-type="string" office:string-value="53.60" calcext:value-type="string">
            <text:p>53.60</text:p>
          </table:table-cell>
          <table:table-cell office:value-type="string" calcext:value-type="string">
            <text:p>102-39-21.6000W</text:p>
          </table:table-cell>
          <table:table-cell table:formula="of:=LEFT([.I646];3)" office:value-type="string" office:string-value="102" calcext:value-type="string">
            <text:p>102</text:p>
          </table:table-cell>
          <table:table-cell table:formula="of:=MID([.I646];5;2)" office:value-type="string" office:string-value="39" calcext:value-type="string">
            <text:p>39</text:p>
          </table:table-cell>
          <table:table-cell table:formula="of:=MID([.I646];8;5)" office:value-type="string" office:string-value="21.60" calcext:value-type="string">
            <text:p>21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H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ILLSBORO MUNI</text:p>
          </table:table-cell>
          <table:table-cell office:value-type="string" calcext:value-type="string">
            <text:p>47-21-33.8680N</text:p>
          </table:table-cell>
          <table:table-cell table:formula="of:=LEFT([.E647];2)" office:value-type="string" office:string-value="47" calcext:value-type="string">
            <text:p>47</text:p>
          </table:table-cell>
          <table:table-cell table:formula="of:=MID([.E647];4;2)" office:value-type="string" office:string-value="21" calcext:value-type="string">
            <text:p>21</text:p>
          </table:table-cell>
          <table:table-cell table:formula="of:=MID([.E647];7;5)" office:value-type="string" office:string-value="33.86" calcext:value-type="string">
            <text:p>33.86</text:p>
          </table:table-cell>
          <table:table-cell office:value-type="string" calcext:value-type="string">
            <text:p>097-03-37.4990W</text:p>
          </table:table-cell>
          <table:table-cell table:formula="of:=LEFT([.I647];3)" office:value-type="string" office:string-value="097" calcext:value-type="string">
            <text:p>097</text:p>
          </table:table-cell>
          <table:table-cell table:formula="of:=MID([.I647];5;2)" office:value-type="string" office:string-value="03" calcext:value-type="string">
            <text:p>03</text:p>
          </table:table-cell>
          <table:table-cell table:formula="of:=MID([.I647];8;5)" office:value-type="string" office:string-value="37.49" calcext:value-type="string">
            <text:p>37.4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MS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JAMESTOWN RGNL</text:p>
          </table:table-cell>
          <table:table-cell office:value-type="string" calcext:value-type="string">
            <text:p>46-55-47.0000N</text:p>
          </table:table-cell>
          <table:table-cell table:formula="of:=LEFT([.E648];2)" office:value-type="string" office:string-value="46" calcext:value-type="string">
            <text:p>46</text:p>
          </table:table-cell>
          <table:table-cell table:formula="of:=MID([.E648];4;2)" office:value-type="string" office:string-value="55" calcext:value-type="string">
            <text:p>55</text:p>
          </table:table-cell>
          <table:table-cell table:formula="of:=MID([.E648];7;5)" office:value-type="string" office:string-value="47.00" calcext:value-type="string">
            <text:p>47.00</text:p>
          </table:table-cell>
          <table:table-cell office:value-type="string" calcext:value-type="string">
            <text:p>098-40-41.5000W</text:p>
          </table:table-cell>
          <table:table-cell table:formula="of:=LEFT([.I648];3)" office:value-type="string" office:string-value="098" calcext:value-type="string">
            <text:p>098</text:p>
          </table:table-cell>
          <table:table-cell table:formula="of:=MID([.I648];5;2)" office:value-type="string" office:string-value="40" calcext:value-type="string">
            <text:p>40</text:p>
          </table:table-cell>
          <table:table-cell table:formula="of:=MID([.I648];8;5)" office:value-type="string" office:string-value="41.50" calcext:value-type="string">
            <text:p>41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ENMARE MUNI</text:p>
          </table:table-cell>
          <table:table-cell office:value-type="string" calcext:value-type="string">
            <text:p>48-40-03.4050N</text:p>
          </table:table-cell>
          <table:table-cell table:formula="of:=LEFT([.E649];2)" office:value-type="string" office:string-value="48" calcext:value-type="string">
            <text:p>48</text:p>
          </table:table-cell>
          <table:table-cell table:formula="of:=MID([.E649];4;2)" office:value-type="string" office:string-value="40" calcext:value-type="string">
            <text:p>40</text:p>
          </table:table-cell>
          <table:table-cell table:formula="of:=MID([.E649];7;5)" office:value-type="string" office:string-value="03.40" calcext:value-type="string">
            <text:p>03.40</text:p>
          </table:table-cell>
          <table:table-cell office:value-type="string" calcext:value-type="string">
            <text:p>102-02-52.8100W</text:p>
          </table:table-cell>
          <table:table-cell table:formula="of:=LEFT([.I649];3)" office:value-type="string" office:string-value="102" calcext:value-type="string">
            <text:p>102</text:p>
          </table:table-cell>
          <table:table-cell table:formula="of:=MID([.I649];5;2)" office:value-type="string" office:string-value="02" calcext:value-type="string">
            <text:p>02</text:p>
          </table:table-cell>
          <table:table-cell table:formula="of:=MID([.I649];8;5)" office:value-type="string" office:string-value="52.81" calcext:value-type="string">
            <text:p>52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Y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UNN COUNTY WEYDAHL FIELD</text:p>
          </table:table-cell>
          <table:table-cell office:value-type="string" calcext:value-type="string">
            <text:p>47-23-28.7950N</text:p>
          </table:table-cell>
          <table:table-cell table:formula="of:=LEFT([.E650];2)" office:value-type="string" office:string-value="47" calcext:value-type="string">
            <text:p>47</text:p>
          </table:table-cell>
          <table:table-cell table:formula="of:=MID([.E650];4;2)" office:value-type="string" office:string-value="23" calcext:value-type="string">
            <text:p>23</text:p>
          </table:table-cell>
          <table:table-cell table:formula="of:=MID([.E650];7;5)" office:value-type="string" office:string-value="28.79" calcext:value-type="string">
            <text:p>28.79</text:p>
          </table:table-cell>
          <table:table-cell office:value-type="string" calcext:value-type="string">
            <text:p>102-46-18.5250W</text:p>
          </table:table-cell>
          <table:table-cell table:formula="of:=LEFT([.I650];3)" office:value-type="string" office:string-value="102" calcext:value-type="string">
            <text:p>102</text:p>
          </table:table-cell>
          <table:table-cell table:formula="of:=MID([.I650];5;2)" office:value-type="string" office:string-value="46" calcext:value-type="string">
            <text:p>46</text:p>
          </table:table-cell>
          <table:table-cell table:formula="of:=MID([.I650];8;5)" office:value-type="string" office:string-value="18.52" calcext:value-type="string">
            <text:p>18.5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K7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BERT ODEGAARD FIELD</text:p>
          </table:table-cell>
          <table:table-cell office:value-type="string" calcext:value-type="string">
            <text:p>46-38-55.4307N</text:p>
          </table:table-cell>
          <table:table-cell table:formula="of:=LEFT([.E651];2)" office:value-type="string" office:string-value="46" calcext:value-type="string">
            <text:p>46</text:p>
          </table:table-cell>
          <table:table-cell table:formula="of:=MID([.E651];4;2)" office:value-type="string" office:string-value="38" calcext:value-type="string">
            <text:p>38</text:p>
          </table:table-cell>
          <table:table-cell table:formula="of:=MID([.E651];7;5)" office:value-type="string" office:string-value="55.43" calcext:value-type="string">
            <text:p>55.43</text:p>
          </table:table-cell>
          <table:table-cell office:value-type="string" calcext:value-type="string">
            <text:p>096-59-56.4346W</text:p>
          </table:table-cell>
          <table:table-cell table:formula="of:=LEFT([.I651];3)" office:value-type="string" office:string-value="096" calcext:value-type="string">
            <text:p>096</text:p>
          </table:table-cell>
          <table:table-cell table:formula="of:=MID([.I651];5;2)" office:value-type="string" office:string-value="59" calcext:value-type="string">
            <text:p>59</text:p>
          </table:table-cell>
          <table:table-cell table:formula="of:=MID([.I651];8;5)" office:value-type="string" office:string-value="56.43" calcext:value-type="string">
            <text:p>56.4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ULM MUNI</text:p>
          </table:table-cell>
          <table:table-cell office:value-type="string" calcext:value-type="string">
            <text:p>46-18-24.3500N</text:p>
          </table:table-cell>
          <table:table-cell table:formula="of:=LEFT([.E652];2)" office:value-type="string" office:string-value="46" calcext:value-type="string">
            <text:p>46</text:p>
          </table:table-cell>
          <table:table-cell table:formula="of:=MID([.E652];4;2)" office:value-type="string" office:string-value="18" calcext:value-type="string">
            <text:p>18</text:p>
          </table:table-cell>
          <table:table-cell table:formula="of:=MID([.E652];7;5)" office:value-type="string" office:string-value="24.35" calcext:value-type="string">
            <text:p>24.35</text:p>
          </table:table-cell>
          <table:table-cell office:value-type="string" calcext:value-type="string">
            <text:p>098-56-19.8000W</text:p>
          </table:table-cell>
          <table:table-cell table:formula="of:=LEFT([.I652];3)" office:value-type="string" office:string-value="098" calcext:value-type="string">
            <text:p>098</text:p>
          </table:table-cell>
          <table:table-cell table:formula="of:=MID([.I652];5;2)" office:value-type="string" office:string-value="56" calcext:value-type="string">
            <text:p>56</text:p>
          </table:table-cell>
          <table:table-cell table:formula="of:=MID([.I652];8;5)" office:value-type="string" office:string-value="19.80" calcext:value-type="string">
            <text:p>19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F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 MOURE ROTT MUNI</text:p>
          </table:table-cell>
          <table:table-cell office:value-type="string" calcext:value-type="string">
            <text:p>46-20-50.2100N</text:p>
          </table:table-cell>
          <table:table-cell table:formula="of:=LEFT([.E653];2)" office:value-type="string" office:string-value="46" calcext:value-type="string">
            <text:p>46</text:p>
          </table:table-cell>
          <table:table-cell table:formula="of:=MID([.E653];4;2)" office:value-type="string" office:string-value="20" calcext:value-type="string">
            <text:p>20</text:p>
          </table:table-cell>
          <table:table-cell table:formula="of:=MID([.E653];7;5)" office:value-type="string" office:string-value="50.21" calcext:value-type="string">
            <text:p>50.21</text:p>
          </table:table-cell>
          <table:table-cell office:value-type="string" calcext:value-type="string">
            <text:p>098-16-53.3500W</text:p>
          </table:table-cell>
          <table:table-cell table:formula="of:=LEFT([.I653];3)" office:value-type="string" office:string-value="098" calcext:value-type="string">
            <text:p>098</text:p>
          </table:table-cell>
          <table:table-cell table:formula="of:=MID([.I653];5;2)" office:value-type="string" office:string-value="16" calcext:value-type="string">
            <text:p>16</text:p>
          </table:table-cell>
          <table:table-cell table:formula="of:=MID([.I653];8;5)" office:value-type="string" office:string-value="53.35" calcext:value-type="string">
            <text:p>53.3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L0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KOTA MUNI</text:p>
          </table:table-cell>
          <table:table-cell office:value-type="string" calcext:value-type="string">
            <text:p>48-01-44.1000N</text:p>
          </table:table-cell>
          <table:table-cell table:formula="of:=LEFT([.E654];2)" office:value-type="string" office:string-value="48" calcext:value-type="string">
            <text:p>48</text:p>
          </table:table-cell>
          <table:table-cell table:formula="of:=MID([.E654];4;2)" office:value-type="string" office:string-value="01" calcext:value-type="string">
            <text:p>01</text:p>
          </table:table-cell>
          <table:table-cell table:formula="of:=MID([.E654];7;5)" office:value-type="string" office:string-value="44.10" calcext:value-type="string">
            <text:p>44.10</text:p>
          </table:table-cell>
          <table:table-cell office:value-type="string" calcext:value-type="string">
            <text:p>098-19-32.7000W</text:p>
          </table:table-cell>
          <table:table-cell table:formula="of:=LEFT([.I654];3)" office:value-type="string" office:string-value="098" calcext:value-type="string">
            <text:p>098</text:p>
          </table:table-cell>
          <table:table-cell table:formula="of:=MID([.I654];5;2)" office:value-type="string" office:string-value="19" calcext:value-type="string">
            <text:p>19</text:p>
          </table:table-cell>
          <table:table-cell table:formula="of:=MID([.I654];8;5)" office:value-type="string" office:string-value="32.70" calcext:value-type="string">
            <text:p>32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BERTSON FIELD</text:p>
          </table:table-cell>
          <table:table-cell office:value-type="string" calcext:value-type="string">
            <text:p>48-45-11.2703N</text:p>
          </table:table-cell>
          <table:table-cell table:formula="of:=LEFT([.E655];2)" office:value-type="string" office:string-value="48" calcext:value-type="string">
            <text:p>48</text:p>
          </table:table-cell>
          <table:table-cell table:formula="of:=MID([.E655];4;2)" office:value-type="string" office:string-value="45" calcext:value-type="string">
            <text:p>45</text:p>
          </table:table-cell>
          <table:table-cell table:formula="of:=MID([.E655];7;5)" office:value-type="string" office:string-value="11.27" calcext:value-type="string">
            <text:p>11.27</text:p>
          </table:table-cell>
          <table:table-cell office:value-type="string" calcext:value-type="string">
            <text:p>098-23-37.5690W</text:p>
          </table:table-cell>
          <table:table-cell table:formula="of:=LEFT([.I655];3)" office:value-type="string" office:string-value="098" calcext:value-type="string">
            <text:p>098</text:p>
          </table:table-cell>
          <table:table-cell table:formula="of:=MID([.I655];5;2)" office:value-type="string" office:string-value="23" calcext:value-type="string">
            <text:p>23</text:p>
          </table:table-cell>
          <table:table-cell table:formula="of:=MID([.I655];8;5)" office:value-type="string" office:string-value="37.56" calcext:value-type="string">
            <text:p>37.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L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ARIMORE MUNI</text:p>
          </table:table-cell>
          <table:table-cell office:value-type="string" calcext:value-type="string">
            <text:p>47-54-24.1700N</text:p>
          </table:table-cell>
          <table:table-cell table:formula="of:=LEFT([.E656];2)" office:value-type="string" office:string-value="47" calcext:value-type="string">
            <text:p>47</text:p>
          </table:table-cell>
          <table:table-cell table:formula="of:=MID([.E656];4;2)" office:value-type="string" office:string-value="54" calcext:value-type="string">
            <text:p>54</text:p>
          </table:table-cell>
          <table:table-cell table:formula="of:=MID([.E656];7;5)" office:value-type="string" office:string-value="24.17" calcext:value-type="string">
            <text:p>24.17</text:p>
          </table:table-cell>
          <table:table-cell office:value-type="string" calcext:value-type="string">
            <text:p>097-38-27.5000W</text:p>
          </table:table-cell>
          <table:table-cell table:formula="of:=LEFT([.I656];3)" office:value-type="string" office:string-value="097" calcext:value-type="string">
            <text:p>097</text:p>
          </table:table-cell>
          <table:table-cell table:formula="of:=MID([.I656];5;2)" office:value-type="string" office:string-value="38" calcext:value-type="string">
            <text:p>38</text:p>
          </table:table-cell>
          <table:table-cell table:formula="of:=MID([.I656];8;5)" office:value-type="string" office:string-value="27.50" calcext:value-type="string">
            <text:p>27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EEDS MUNI</text:p>
          </table:table-cell>
          <table:table-cell office:value-type="string" calcext:value-type="string">
            <text:p>48-17-05.9960N</text:p>
          </table:table-cell>
          <table:table-cell table:formula="of:=LEFT([.E657];2)" office:value-type="string" office:string-value="48" calcext:value-type="string">
            <text:p>48</text:p>
          </table:table-cell>
          <table:table-cell table:formula="of:=MID([.E657];4;2)" office:value-type="string" office:string-value="17" calcext:value-type="string">
            <text:p>17</text:p>
          </table:table-cell>
          <table:table-cell table:formula="of:=MID([.E657];7;5)" office:value-type="string" office:string-value="05.99" calcext:value-type="string">
            <text:p>05.99</text:p>
          </table:table-cell>
          <table:table-cell office:value-type="string" calcext:value-type="string">
            <text:p>099-24-12.4870W</text:p>
          </table:table-cell>
          <table:table-cell table:formula="of:=LEFT([.I657];3)" office:value-type="string" office:string-value="099" calcext:value-type="string">
            <text:p>099</text:p>
          </table:table-cell>
          <table:table-cell table:formula="of:=MID([.I657];5;2)" office:value-type="string" office:string-value="24" calcext:value-type="string">
            <text:p>24</text:p>
          </table:table-cell>
          <table:table-cell table:formula="of:=MID([.I657];8;5)" office:value-type="string" office:string-value="12.48" calcext:value-type="string">
            <text:p>12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N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DGERWOOD MUNI</text:p>
          </table:table-cell>
          <table:table-cell office:value-type="string" calcext:value-type="string">
            <text:p>46-05-21.0600N</text:p>
          </table:table-cell>
          <table:table-cell table:formula="of:=LEFT([.E658];2)" office:value-type="string" office:string-value="46" calcext:value-type="string">
            <text:p>46</text:p>
          </table:table-cell>
          <table:table-cell table:formula="of:=MID([.E658];4;2)" office:value-type="string" office:string-value="05" calcext:value-type="string">
            <text:p>05</text:p>
          </table:table-cell>
          <table:table-cell table:formula="of:=MID([.E658];7;5)" office:value-type="string" office:string-value="21.06" calcext:value-type="string">
            <text:p>21.06</text:p>
          </table:table-cell>
          <table:table-cell office:value-type="string" calcext:value-type="string">
            <text:p>097-09-58.0850W</text:p>
          </table:table-cell>
          <table:table-cell table:formula="of:=LEFT([.I658];3)" office:value-type="string" office:string-value="097" calcext:value-type="string">
            <text:p>097</text:p>
          </table:table-cell>
          <table:table-cell table:formula="of:=MID([.I658];5;2)" office:value-type="string" office:string-value="09" calcext:value-type="string">
            <text:p>09</text:p>
          </table:table-cell>
          <table:table-cell table:formula="of:=MID([.I658];8;5)" office:value-type="string" office:string-value="58.08" calcext:value-type="string">
            <text:p>58.0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L2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NTON MUNI</text:p>
          </table:table-cell>
          <table:table-cell office:value-type="string" calcext:value-type="string">
            <text:p>46-13-14.3072N</text:p>
          </table:table-cell>
          <table:table-cell table:formula="of:=LEFT([.E659];2)" office:value-type="string" office:string-value="46" calcext:value-type="string">
            <text:p>46</text:p>
          </table:table-cell>
          <table:table-cell table:formula="of:=MID([.E659];4;2)" office:value-type="string" office:string-value="13" calcext:value-type="string">
            <text:p>13</text:p>
          </table:table-cell>
          <table:table-cell table:formula="of:=MID([.E659];7;5)" office:value-type="string" office:string-value="14.30" calcext:value-type="string">
            <text:p>14.30</text:p>
          </table:table-cell>
          <table:table-cell office:value-type="string" calcext:value-type="string">
            <text:p>100-14-44.2459W</text:p>
          </table:table-cell>
          <table:table-cell table:formula="of:=LEFT([.I659];3)" office:value-type="string" office:string-value="100" calcext:value-type="string">
            <text:p>100</text:p>
          </table:table-cell>
          <table:table-cell table:formula="of:=MID([.I659];5;2)" office:value-type="string" office:string-value="14" calcext:value-type="string">
            <text:p>14</text:p>
          </table:table-cell>
          <table:table-cell table:formula="of:=MID([.I659];8;5)" office:value-type="string" office:string-value="44.24" calcext:value-type="string">
            <text:p>44.2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L3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LISBON MUNI</text:p>
          </table:table-cell>
          <table:table-cell office:value-type="string" calcext:value-type="string">
            <text:p>46-26-49.1035N</text:p>
          </table:table-cell>
          <table:table-cell table:formula="of:=LEFT([.E660];2)" office:value-type="string" office:string-value="46" calcext:value-type="string">
            <text:p>46</text:p>
          </table:table-cell>
          <table:table-cell table:formula="of:=MID([.E660];4;2)" office:value-type="string" office:string-value="26" calcext:value-type="string">
            <text:p>26</text:p>
          </table:table-cell>
          <table:table-cell table:formula="of:=MID([.E660];7;5)" office:value-type="string" office:string-value="49.10" calcext:value-type="string">
            <text:p>49.10</text:p>
          </table:table-cell>
          <table:table-cell office:value-type="string" calcext:value-type="string">
            <text:p>097-43-41.5772W</text:p>
          </table:table-cell>
          <table:table-cell table:formula="of:=LEFT([.I660];3)" office:value-type="string" office:string-value="097" calcext:value-type="string">
            <text:p>097</text:p>
          </table:table-cell>
          <table:table-cell table:formula="of:=MID([.I660];5;2)" office:value-type="string" office:string-value="43" calcext:value-type="string">
            <text:p>43</text:p>
          </table:table-cell>
          <table:table-cell table:formula="of:=MID([.I660];8;5)" office:value-type="string" office:string-value="41.57" calcext:value-type="string">
            <text:p>41.5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3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DDOCK MUNI</text:p>
          </table:table-cell>
          <table:table-cell office:value-type="string" calcext:value-type="string">
            <text:p>47-58-48.9450N</text:p>
          </table:table-cell>
          <table:table-cell table:formula="of:=LEFT([.E661];2)" office:value-type="string" office:string-value="47" calcext:value-type="string">
            <text:p>47</text:p>
          </table:table-cell>
          <table:table-cell table:formula="of:=MID([.E661];4;2)" office:value-type="string" office:string-value="58" calcext:value-type="string">
            <text:p>58</text:p>
          </table:table-cell>
          <table:table-cell table:formula="of:=MID([.E661];7;5)" office:value-type="string" office:string-value="48.94" calcext:value-type="string">
            <text:p>48.94</text:p>
          </table:table-cell>
          <table:table-cell office:value-type="string" calcext:value-type="string">
            <text:p>099-31-37.0550W</text:p>
          </table:table-cell>
          <table:table-cell table:formula="of:=LEFT([.I661];3)" office:value-type="string" office:string-value="099" calcext:value-type="string">
            <text:p>099</text:p>
          </table:table-cell>
          <table:table-cell table:formula="of:=MID([.I661];5;2)" office:value-type="string" office:string-value="31" calcext:value-type="string">
            <text:p>31</text:p>
          </table:table-cell>
          <table:table-cell table:formula="of:=MID([.I661];8;5)" office:value-type="string" office:string-value="37.05" calcext:value-type="string">
            <text:p>37.0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NDAN MUNI</text:p>
          </table:table-cell>
          <table:table-cell office:value-type="string" calcext:value-type="string">
            <text:p>46-46-04.7000N</text:p>
          </table:table-cell>
          <table:table-cell table:formula="of:=LEFT([.E662];2)" office:value-type="string" office:string-value="46" calcext:value-type="string">
            <text:p>46</text:p>
          </table:table-cell>
          <table:table-cell table:formula="of:=MID([.E662];4;2)" office:value-type="string" office:string-value="46" calcext:value-type="string">
            <text:p>46</text:p>
          </table:table-cell>
          <table:table-cell table:formula="of:=MID([.E662];7;5)" office:value-type="string" office:string-value="04.70" calcext:value-type="string">
            <text:p>04.70</text:p>
          </table:table-cell>
          <table:table-cell office:value-type="string" calcext:value-type="string">
            <text:p>100-53-39.7000W</text:p>
          </table:table-cell>
          <table:table-cell table:formula="of:=LEFT([.I662];3)" office:value-type="string" office:string-value="100" calcext:value-type="string">
            <text:p>100</text:p>
          </table:table-cell>
          <table:table-cell table:formula="of:=MID([.I662];5;2)" office:value-type="string" office:string-value="53" calcext:value-type="string">
            <text:p>53</text:p>
          </table:table-cell>
          <table:table-cell table:formula="of:=MID([.I662];8;5)" office:value-type="string" office:string-value="39.70" calcext:value-type="string">
            <text:p>39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AYVILLE MUNI</text:p>
          </table:table-cell>
          <table:table-cell office:value-type="string" calcext:value-type="string">
            <text:p>47-28-36.6300N</text:p>
          </table:table-cell>
          <table:table-cell table:formula="of:=LEFT([.E663];2)" office:value-type="string" office:string-value="47" calcext:value-type="string">
            <text:p>47</text:p>
          </table:table-cell>
          <table:table-cell table:formula="of:=MID([.E663];4;2)" office:value-type="string" office:string-value="28" calcext:value-type="string">
            <text:p>28</text:p>
          </table:table-cell>
          <table:table-cell table:formula="of:=MID([.E663];7;5)" office:value-type="string" office:string-value="36.63" calcext:value-type="string">
            <text:p>36.63</text:p>
          </table:table-cell>
          <table:table-cell office:value-type="string" calcext:value-type="string">
            <text:p>097-19-41.0950W</text:p>
          </table:table-cell>
          <table:table-cell table:formula="of:=LEFT([.I663];3)" office:value-type="string" office:string-value="097" calcext:value-type="string">
            <text:p>097</text:p>
          </table:table-cell>
          <table:table-cell table:formula="of:=MID([.I663];5;2)" office:value-type="string" office:string-value="19" calcext:value-type="string">
            <text:p>19</text:p>
          </table:table-cell>
          <table:table-cell table:formula="of:=MID([.I663];8;5)" office:value-type="string" office:string-value="41.09" calcext:value-type="string">
            <text:p>41.0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G2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C CLUSKY MUNI</text:p>
          </table:table-cell>
          <table:table-cell office:value-type="string" calcext:value-type="string">
            <text:p>47-27-43.3700N</text:p>
          </table:table-cell>
          <table:table-cell table:formula="of:=LEFT([.E664];2)" office:value-type="string" office:string-value="47" calcext:value-type="string">
            <text:p>47</text:p>
          </table:table-cell>
          <table:table-cell table:formula="of:=MID([.E664];4;2)" office:value-type="string" office:string-value="27" calcext:value-type="string">
            <text:p>27</text:p>
          </table:table-cell>
          <table:table-cell table:formula="of:=MID([.E664];7;5)" office:value-type="string" office:string-value="43.37" calcext:value-type="string">
            <text:p>43.37</text:p>
          </table:table-cell>
          <table:table-cell office:value-type="string" calcext:value-type="string">
            <text:p>100-29-14.0250W</text:p>
          </table:table-cell>
          <table:table-cell table:formula="of:=LEFT([.I664];3)" office:value-type="string" office:string-value="100" calcext:value-type="string">
            <text:p>100</text:p>
          </table:table-cell>
          <table:table-cell table:formula="of:=MID([.I664];5;2)" office:value-type="string" office:string-value="29" calcext:value-type="string">
            <text:p>29</text:p>
          </table:table-cell>
          <table:table-cell table:formula="of:=MID([.I664];8;5)" office:value-type="string" office:string-value="14.02" calcext:value-type="string">
            <text:p>14.0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M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C VILLE MUNI</text:p>
          </table:table-cell>
          <table:table-cell office:value-type="string" calcext:value-type="string">
            <text:p>47-46-13.1400N</text:p>
          </table:table-cell>
          <table:table-cell table:formula="of:=LEFT([.E665];2)" office:value-type="string" office:string-value="47" calcext:value-type="string">
            <text:p>47</text:p>
          </table:table-cell>
          <table:table-cell table:formula="of:=MID([.E665];4;2)" office:value-type="string" office:string-value="46" calcext:value-type="string">
            <text:p>46</text:p>
          </table:table-cell>
          <table:table-cell table:formula="of:=MID([.E665];7;5)" office:value-type="string" office:string-value="13.14" calcext:value-type="string">
            <text:p>13.14</text:p>
          </table:table-cell>
          <table:table-cell office:value-type="string" calcext:value-type="string">
            <text:p>098-11-05.6900W</text:p>
          </table:table-cell>
          <table:table-cell table:formula="of:=LEFT([.I665];3)" office:value-type="string" office:string-value="098" calcext:value-type="string">
            <text:p>098</text:p>
          </table:table-cell>
          <table:table-cell table:formula="of:=MID([.I665];5;2)" office:value-type="string" office:string-value="11" calcext:value-type="string">
            <text:p>11</text:p>
          </table:table-cell>
          <table:table-cell table:formula="of:=MID([.I665];8;5)" office:value-type="string" office:string-value="05.69" calcext:value-type="string">
            <text:p>05.6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R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LNOR MUNI</text:p>
          </table:table-cell>
          <table:table-cell office:value-type="string" calcext:value-type="string">
            <text:p>46-15-29.8590N</text:p>
          </table:table-cell>
          <table:table-cell table:formula="of:=LEFT([.E666];2)" office:value-type="string" office:string-value="46" calcext:value-type="string">
            <text:p>46</text:p>
          </table:table-cell>
          <table:table-cell table:formula="of:=MID([.E666];4;2)" office:value-type="string" office:string-value="15" calcext:value-type="string">
            <text:p>15</text:p>
          </table:table-cell>
          <table:table-cell table:formula="of:=MID([.E666];7;5)" office:value-type="string" office:string-value="29.85" calcext:value-type="string">
            <text:p>29.85</text:p>
          </table:table-cell>
          <table:table-cell office:value-type="string" calcext:value-type="string">
            <text:p>097-26-16.3270W</text:p>
          </table:table-cell>
          <table:table-cell table:formula="of:=LEFT([.I666];3)" office:value-type="string" office:string-value="097" calcext:value-type="string">
            <text:p>097</text:p>
          </table:table-cell>
          <table:table-cell table:formula="of:=MID([.I666];5;2)" office:value-type="string" office:string-value="26" calcext:value-type="string">
            <text:p>26</text:p>
          </table:table-cell>
          <table:table-cell table:formula="of:=MID([.I666];8;5)" office:value-type="string" office:string-value="16.32" calcext:value-type="string">
            <text:p>16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OT INTL</text:p>
          </table:table-cell>
          <table:table-cell office:value-type="string" calcext:value-type="string">
            <text:p>48-15-27.5000N</text:p>
          </table:table-cell>
          <table:table-cell table:formula="of:=LEFT([.E667];2)" office:value-type="string" office:string-value="48" calcext:value-type="string">
            <text:p>48</text:p>
          </table:table-cell>
          <table:table-cell table:formula="of:=MID([.E667];4;2)" office:value-type="string" office:string-value="15" calcext:value-type="string">
            <text:p>15</text:p>
          </table:table-cell>
          <table:table-cell table:formula="of:=MID([.E667];7;5)" office:value-type="string" office:string-value="27.50" calcext:value-type="string">
            <text:p>27.50</text:p>
          </table:table-cell>
          <table:table-cell office:value-type="string" calcext:value-type="string">
            <text:p>101-16-40.9000W</text:p>
          </table:table-cell>
          <table:table-cell table:formula="of:=LEFT([.I667];3)" office:value-type="string" office:string-value="101" calcext:value-type="string">
            <text:p>101</text:p>
          </table:table-cell>
          <table:table-cell table:formula="of:=MID([.I667];5;2)" office:value-type="string" office:string-value="16" calcext:value-type="string">
            <text:p>16</text:p>
          </table:table-cell>
          <table:table-cell table:formula="of:=MID([.I667];8;5)" office:value-type="string" office:string-value="40.90" calcext:value-type="string">
            <text:p>4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TO MUNI</text:p>
          </table:table-cell>
          <table:table-cell office:value-type="string" calcext:value-type="string">
            <text:p>48-17-33.3700N</text:p>
          </table:table-cell>
          <table:table-cell table:formula="of:=LEFT([.E668];2)" office:value-type="string" office:string-value="48" calcext:value-type="string">
            <text:p>48</text:p>
          </table:table-cell>
          <table:table-cell table:formula="of:=MID([.E668];4;2)" office:value-type="string" office:string-value="17" calcext:value-type="string">
            <text:p>17</text:p>
          </table:table-cell>
          <table:table-cell table:formula="of:=MID([.E668];7;5)" office:value-type="string" office:string-value="33.37" calcext:value-type="string">
            <text:p>33.37</text:p>
          </table:table-cell>
          <table:table-cell office:value-type="string" calcext:value-type="string">
            <text:p>097-23-38.4800W</text:p>
          </table:table-cell>
          <table:table-cell table:formula="of:=LEFT([.I668];3)" office:value-type="string" office:string-value="097" calcext:value-type="string">
            <text:p>097</text:p>
          </table:table-cell>
          <table:table-cell table:formula="of:=MID([.I668];5;2)" office:value-type="string" office:string-value="23" calcext:value-type="string">
            <text:p>23</text:p>
          </table:table-cell>
          <table:table-cell table:formula="of:=MID([.I668];8;5)" office:value-type="string" office:string-value="38.48" calcext:value-type="string">
            <text:p>38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OHALL MUNI</text:p>
          </table:table-cell>
          <table:table-cell office:value-type="string" calcext:value-type="string">
            <text:p>48-46-06.1800N</text:p>
          </table:table-cell>
          <table:table-cell table:formula="of:=LEFT([.E669];2)" office:value-type="string" office:string-value="48" calcext:value-type="string">
            <text:p>48</text:p>
          </table:table-cell>
          <table:table-cell table:formula="of:=MID([.E669];4;2)" office:value-type="string" office:string-value="46" calcext:value-type="string">
            <text:p>46</text:p>
          </table:table-cell>
          <table:table-cell table:formula="of:=MID([.E669];7;5)" office:value-type="string" office:string-value="06.18" calcext:value-type="string">
            <text:p>06.18</text:p>
          </table:table-cell>
          <table:table-cell office:value-type="string" calcext:value-type="string">
            <text:p>101-32-13.1830W</text:p>
          </table:table-cell>
          <table:table-cell table:formula="of:=LEFT([.I669];3)" office:value-type="string" office:string-value="101" calcext:value-type="string">
            <text:p>101</text:p>
          </table:table-cell>
          <table:table-cell table:formula="of:=MID([.I669];5;2)" office:value-type="string" office:string-value="32" calcext:value-type="string">
            <text:p>32</text:p>
          </table:table-cell>
          <table:table-cell table:formula="of:=MID([.I669];8;5)" office:value-type="string" office:string-value="13.18" calcext:value-type="string">
            <text:p>13.1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OTT MUNI</text:p>
          </table:table-cell>
          <table:table-cell office:value-type="string" calcext:value-type="string">
            <text:p>46-21-32.9910N</text:p>
          </table:table-cell>
          <table:table-cell table:formula="of:=LEFT([.E670];2)" office:value-type="string" office:string-value="46" calcext:value-type="string">
            <text:p>46</text:p>
          </table:table-cell>
          <table:table-cell table:formula="of:=MID([.E670];4;2)" office:value-type="string" office:string-value="21" calcext:value-type="string">
            <text:p>21</text:p>
          </table:table-cell>
          <table:table-cell table:formula="of:=MID([.E670];7;5)" office:value-type="string" office:string-value="32.99" calcext:value-type="string">
            <text:p>32.99</text:p>
          </table:table-cell>
          <table:table-cell office:value-type="string" calcext:value-type="string">
            <text:p>102-19-41.6840W</text:p>
          </table:table-cell>
          <table:table-cell table:formula="of:=LEFT([.I670];3)" office:value-type="string" office:string-value="102" calcext:value-type="string">
            <text:p>102</text:p>
          </table:table-cell>
          <table:table-cell table:formula="of:=MID([.I670];5;2)" office:value-type="string" office:string-value="19" calcext:value-type="string">
            <text:p>19</text:p>
          </table:table-cell>
          <table:table-cell table:formula="of:=MID([.I670];8;5)" office:value-type="string" office:string-value="41.68" calcext:value-type="string">
            <text:p>41.6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B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APOLEON MUNI</text:p>
          </table:table-cell>
          <table:table-cell office:value-type="string" calcext:value-type="string">
            <text:p>46-29-39.1648N</text:p>
          </table:table-cell>
          <table:table-cell table:formula="of:=LEFT([.E671];2)" office:value-type="string" office:string-value="46" calcext:value-type="string">
            <text:p>46</text:p>
          </table:table-cell>
          <table:table-cell table:formula="of:=MID([.E671];4;2)" office:value-type="string" office:string-value="29" calcext:value-type="string">
            <text:p>29</text:p>
          </table:table-cell>
          <table:table-cell table:formula="of:=MID([.E671];7;5)" office:value-type="string" office:string-value="39.16" calcext:value-type="string">
            <text:p>39.16</text:p>
          </table:table-cell>
          <table:table-cell office:value-type="string" calcext:value-type="string">
            <text:p>099-45-33.7315W</text:p>
          </table:table-cell>
          <table:table-cell table:formula="of:=LEFT([.I671];3)" office:value-type="string" office:string-value="099" calcext:value-type="string">
            <text:p>099</text:p>
          </table:table-cell>
          <table:table-cell table:formula="of:=MID([.I671];5;2)" office:value-type="string" office:string-value="45" calcext:value-type="string">
            <text:p>45</text:p>
          </table:table-cell>
          <table:table-cell table:formula="of:=MID([.I671];8;5)" office:value-type="string" office:string-value="33.73" calcext:value-type="string">
            <text:p>33.7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J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OMLINSON FIELD</text:p>
          </table:table-cell>
          <table:table-cell office:value-type="string" calcext:value-type="string">
            <text:p>47-41-46.9940N</text:p>
          </table:table-cell>
          <table:table-cell table:formula="of:=LEFT([.E672];2)" office:value-type="string" office:string-value="47" calcext:value-type="string">
            <text:p>47</text:p>
          </table:table-cell>
          <table:table-cell table:formula="of:=MID([.E672];4;2)" office:value-type="string" office:string-value="41" calcext:value-type="string">
            <text:p>41</text:p>
          </table:table-cell>
          <table:table-cell table:formula="of:=MID([.E672];7;5)" office:value-type="string" office:string-value="46.99" calcext:value-type="string">
            <text:p>46.99</text:p>
          </table:table-cell>
          <table:table-cell office:value-type="string" calcext:value-type="string">
            <text:p>099-07-52.4230W</text:p>
          </table:table-cell>
          <table:table-cell table:formula="of:=LEFT([.I672];3)" office:value-type="string" office:string-value="099" calcext:value-type="string">
            <text:p>099</text:p>
          </table:table-cell>
          <table:table-cell table:formula="of:=MID([.I672];5;2)" office:value-type="string" office:string-value="07" calcext:value-type="string">
            <text:p>07</text:p>
          </table:table-cell>
          <table:table-cell table:formula="of:=MID([.I672];8;5)" office:value-type="string" office:string-value="52.42" calcext:value-type="string">
            <text:p>52.4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5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EW TOWN MUNI</text:p>
          </table:table-cell>
          <table:table-cell office:value-type="string" calcext:value-type="string">
            <text:p>47-58-04.3300N</text:p>
          </table:table-cell>
          <table:table-cell table:formula="of:=LEFT([.E673];2)" office:value-type="string" office:string-value="47" calcext:value-type="string">
            <text:p>47</text:p>
          </table:table-cell>
          <table:table-cell table:formula="of:=MID([.E673];4;2)" office:value-type="string" office:string-value="58" calcext:value-type="string">
            <text:p>58</text:p>
          </table:table-cell>
          <table:table-cell table:formula="of:=MID([.E673];7;5)" office:value-type="string" office:string-value="04.33" calcext:value-type="string">
            <text:p>04.33</text:p>
          </table:table-cell>
          <table:table-cell office:value-type="string" calcext:value-type="string">
            <text:p>102-28-41.1100W</text:p>
          </table:table-cell>
          <table:table-cell table:formula="of:=LEFT([.I673];3)" office:value-type="string" office:string-value="102" calcext:value-type="string">
            <text:p>102</text:p>
          </table:table-cell>
          <table:table-cell table:formula="of:=MID([.I673];5;2)" office:value-type="string" office:string-value="28" calcext:value-type="string">
            <text:p>28</text:p>
          </table:table-cell>
          <table:table-cell table:formula="of:=MID([.I673];8;5)" office:value-type="string" office:string-value="41.11" calcext:value-type="string">
            <text:p>41.1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V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ORTHWOOD MUNI-VINCE FIELD</text:p>
          </table:table-cell>
          <table:table-cell office:value-type="string" calcext:value-type="string">
            <text:p>47-43-29.5950N</text:p>
          </table:table-cell>
          <table:table-cell table:formula="of:=LEFT([.E674];2)" office:value-type="string" office:string-value="47" calcext:value-type="string">
            <text:p>47</text:p>
          </table:table-cell>
          <table:table-cell table:formula="of:=MID([.E674];4;2)" office:value-type="string" office:string-value="43" calcext:value-type="string">
            <text:p>43</text:p>
          </table:table-cell>
          <table:table-cell table:formula="of:=MID([.E674];7;5)" office:value-type="string" office:string-value="29.59" calcext:value-type="string">
            <text:p>29.59</text:p>
          </table:table-cell>
          <table:table-cell office:value-type="string" calcext:value-type="string">
            <text:p>097-35-23.3200W</text:p>
          </table:table-cell>
          <table:table-cell table:formula="of:=LEFT([.I674];3)" office:value-type="string" office:string-value="097" calcext:value-type="string">
            <text:p>097</text:p>
          </table:table-cell>
          <table:table-cell table:formula="of:=MID([.I674];5;2)" office:value-type="string" office:string-value="35" calcext:value-type="string">
            <text:p>35</text:p>
          </table:table-cell>
          <table:table-cell table:formula="of:=MID([.I674];8;5)" office:value-type="string" office:string-value="23.32" calcext:value-type="string">
            <text:p>23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D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OAKES MUNI</text:p>
          </table:table-cell>
          <table:table-cell office:value-type="string" calcext:value-type="string">
            <text:p>46-10-23.8660N</text:p>
          </table:table-cell>
          <table:table-cell table:formula="of:=LEFT([.E675];2)" office:value-type="string" office:string-value="46" calcext:value-type="string">
            <text:p>46</text:p>
          </table:table-cell>
          <table:table-cell table:formula="of:=MID([.E675];4;2)" office:value-type="string" office:string-value="10" calcext:value-type="string">
            <text:p>10</text:p>
          </table:table-cell>
          <table:table-cell table:formula="of:=MID([.E675];7;5)" office:value-type="string" office:string-value="23.86" calcext:value-type="string">
            <text:p>23.86</text:p>
          </table:table-cell>
          <table:table-cell office:value-type="string" calcext:value-type="string">
            <text:p>098-04-48.1390W</text:p>
          </table:table-cell>
          <table:table-cell table:formula="of:=LEFT([.I675];3)" office:value-type="string" office:string-value="098" calcext:value-type="string">
            <text:p>098</text:p>
          </table:table-cell>
          <table:table-cell table:formula="of:=MID([.I675];5;2)" office:value-type="string" office:string-value="04" calcext:value-type="string">
            <text:p>04</text:p>
          </table:table-cell>
          <table:table-cell table:formula="of:=MID([.I675];8;5)" office:value-type="string" office:string-value="48.13" calcext:value-type="string">
            <text:p>48.1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4G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GE RGNL</text:p>
          </table:table-cell>
          <table:table-cell office:value-type="string" calcext:value-type="string">
            <text:p>47-10-12.7000N</text:p>
          </table:table-cell>
          <table:table-cell table:formula="of:=LEFT([.E676];2)" office:value-type="string" office:string-value="47" calcext:value-type="string">
            <text:p>47</text:p>
          </table:table-cell>
          <table:table-cell table:formula="of:=MID([.E676];4;2)" office:value-type="string" office:string-value="10" calcext:value-type="string">
            <text:p>10</text:p>
          </table:table-cell>
          <table:table-cell table:formula="of:=MID([.E676];7;5)" office:value-type="string" office:string-value="12.70" calcext:value-type="string">
            <text:p>12.70</text:p>
          </table:table-cell>
          <table:table-cell office:value-type="string" calcext:value-type="string">
            <text:p>097-28-54.9000W</text:p>
          </table:table-cell>
          <table:table-cell table:formula="of:=LEFT([.I676];3)" office:value-type="string" office:string-value="097" calcext:value-type="string">
            <text:p>097</text:p>
          </table:table-cell>
          <table:table-cell table:formula="of:=MID([.I676];5;2)" office:value-type="string" office:string-value="28" calcext:value-type="string">
            <text:p>28</text:p>
          </table:table-cell>
          <table:table-cell table:formula="of:=MID([.I676];8;5)" office:value-type="string" office:string-value="54.90" calcext:value-type="string">
            <text:p>54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37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RK RIVER - W C SKJERVEN FIELD</text:p>
          </table:table-cell>
          <table:table-cell office:value-type="string" calcext:value-type="string">
            <text:p>48-23-38.7000N</text:p>
          </table:table-cell>
          <table:table-cell table:formula="of:=LEFT([.E677];2)" office:value-type="string" office:string-value="48" calcext:value-type="string">
            <text:p>48</text:p>
          </table:table-cell>
          <table:table-cell table:formula="of:=MID([.E677];4;2)" office:value-type="string" office:string-value="23" calcext:value-type="string">
            <text:p>23</text:p>
          </table:table-cell>
          <table:table-cell table:formula="of:=MID([.E677];7;5)" office:value-type="string" office:string-value="38.70" calcext:value-type="string">
            <text:p>38.70</text:p>
          </table:table-cell>
          <table:table-cell office:value-type="string" calcext:value-type="string">
            <text:p>097-46-50.8000W</text:p>
          </table:table-cell>
          <table:table-cell table:formula="of:=LEFT([.I677];3)" office:value-type="string" office:string-value="097" calcext:value-type="string">
            <text:p>097</text:p>
          </table:table-cell>
          <table:table-cell table:formula="of:=MID([.I677];5;2)" office:value-type="string" office:string-value="46" calcext:value-type="string">
            <text:p>46</text:p>
          </table:table-cell>
          <table:table-cell table:formula="of:=MID([.I677];8;5)" office:value-type="string" office:string-value="50.80" calcext:value-type="string">
            <text:p>50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ARSHALL-HANKINS</text:p>
          </table:table-cell>
          <table:table-cell office:value-type="string" calcext:value-type="string">
            <text:p>47-56-08.4600N</text:p>
          </table:table-cell>
          <table:table-cell table:formula="of:=LEFT([.E678];2)" office:value-type="string" office:string-value="47" calcext:value-type="string">
            <text:p>47</text:p>
          </table:table-cell>
          <table:table-cell table:formula="of:=MID([.E678];4;2)" office:value-type="string" office:string-value="56" calcext:value-type="string">
            <text:p>56</text:p>
          </table:table-cell>
          <table:table-cell table:formula="of:=MID([.E678];7;5)" office:value-type="string" office:string-value="08.46" calcext:value-type="string">
            <text:p>08.46</text:p>
          </table:table-cell>
          <table:table-cell office:value-type="string" calcext:value-type="string">
            <text:p>102-08-31.7000W</text:p>
          </table:table-cell>
          <table:table-cell table:formula="of:=LEFT([.I678];3)" office:value-type="string" office:string-value="102" calcext:value-type="string">
            <text:p>102</text:p>
          </table:table-cell>
          <table:table-cell table:formula="of:=MID([.I678];5;2)" office:value-type="string" office:string-value="08" calcext:value-type="string">
            <text:p>08</text:p>
          </table:table-cell>
          <table:table-cell table:formula="of:=MID([.I678];8;5)" office:value-type="string" office:string-value="31.70" calcext:value-type="string">
            <text:p>31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PEMBINA MUNI</text:p>
          </table:table-cell>
          <table:table-cell office:value-type="string" calcext:value-type="string">
            <text:p>48-56-32.7000N</text:p>
          </table:table-cell>
          <table:table-cell table:formula="of:=LEFT([.E679];2)" office:value-type="string" office:string-value="48" calcext:value-type="string">
            <text:p>48</text:p>
          </table:table-cell>
          <table:table-cell table:formula="of:=MID([.E679];4;2)" office:value-type="string" office:string-value="56" calcext:value-type="string">
            <text:p>56</text:p>
          </table:table-cell>
          <table:table-cell table:formula="of:=MID([.E679];7;5)" office:value-type="string" office:string-value="32.70" calcext:value-type="string">
            <text:p>32.70</text:p>
          </table:table-cell>
          <table:table-cell office:value-type="string" calcext:value-type="string">
            <text:p>097-14-26.4000W</text:p>
          </table:table-cell>
          <table:table-cell table:formula="of:=LEFT([.I679];3)" office:value-type="string" office:string-value="097" calcext:value-type="string">
            <text:p>097</text:p>
          </table:table-cell>
          <table:table-cell table:formula="of:=MID([.I679];5;2)" office:value-type="string" office:string-value="14" calcext:value-type="string">
            <text:p>14</text:p>
          </table:table-cell>
          <table:table-cell table:formula="of:=MID([.I679];8;5)" office:value-type="string" office:string-value="26.40" calcext:value-type="string">
            <text:p>26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9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RULSON FIELD</text:p>
          </table:table-cell>
          <table:table-cell office:value-type="string" calcext:value-type="string">
            <text:p>48-01-50.0450N</text:p>
          </table:table-cell>
          <table:table-cell table:formula="of:=LEFT([.E680];2)" office:value-type="string" office:string-value="48" calcext:value-type="string">
            <text:p>48</text:p>
          </table:table-cell>
          <table:table-cell table:formula="of:=MID([.E680];4;2)" office:value-type="string" office:string-value="01" calcext:value-type="string">
            <text:p>01</text:p>
          </table:table-cell>
          <table:table-cell table:formula="of:=MID([.E680];7;5)" office:value-type="string" office:string-value="50.04" calcext:value-type="string">
            <text:p>50.04</text:p>
          </table:table-cell>
          <table:table-cell office:value-type="string" calcext:value-type="string">
            <text:p>101-57-11.6010W</text:p>
          </table:table-cell>
          <table:table-cell table:formula="of:=LEFT([.I680];3)" office:value-type="string" office:string-value="101" calcext:value-type="string">
            <text:p>101</text:p>
          </table:table-cell>
          <table:table-cell table:formula="of:=MID([.I680];5;2)" office:value-type="string" office:string-value="57" calcext:value-type="string">
            <text:p>57</text:p>
          </table:table-cell>
          <table:table-cell table:formula="of:=MID([.I680];8;5)" office:value-type="string" office:string-value="11.60" calcext:value-type="string">
            <text:p>11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400000000" calcext:value-type="float">
            <text:p>4.00E+0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ICHARDTON</text:p>
          </table:table-cell>
          <table:table-cell office:value-type="string" calcext:value-type="string">
            <text:p>46-53-44.9400N</text:p>
          </table:table-cell>
          <table:table-cell table:formula="of:=LEFT([.E681];2)" office:value-type="string" office:string-value="46" calcext:value-type="string">
            <text:p>46</text:p>
          </table:table-cell>
          <table:table-cell table:formula="of:=MID([.E681];4;2)" office:value-type="string" office:string-value="53" calcext:value-type="string">
            <text:p>53</text:p>
          </table:table-cell>
          <table:table-cell table:formula="of:=MID([.E681];7;5)" office:value-type="string" office:string-value="44.94" calcext:value-type="string">
            <text:p>44.94</text:p>
          </table:table-cell>
          <table:table-cell office:value-type="string" calcext:value-type="string">
            <text:p>102-21-24.2800W</text:p>
          </table:table-cell>
          <table:table-cell table:formula="of:=LEFT([.I681];3)" office:value-type="string" office:string-value="102" calcext:value-type="string">
            <text:p>102</text:p>
          </table:table-cell>
          <table:table-cell table:formula="of:=MID([.I681];5;2)" office:value-type="string" office:string-value="21" calcext:value-type="string">
            <text:p>21</text:p>
          </table:table-cell>
          <table:table-cell table:formula="of:=MID([.I681];8;5)" office:value-type="string" office:string-value="24.28" calcext:value-type="string">
            <text:p>24.2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7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ARRISON DAM RECREATIONAL AIRPARK</text:p>
          </table:table-cell>
          <table:table-cell office:value-type="string" calcext:value-type="string">
            <text:p>47-28-57.8200N</text:p>
          </table:table-cell>
          <table:table-cell table:formula="of:=LEFT([.E682];2)" office:value-type="string" office:string-value="47" calcext:value-type="string">
            <text:p>47</text:p>
          </table:table-cell>
          <table:table-cell table:formula="of:=MID([.E682];4;2)" office:value-type="string" office:string-value="28" calcext:value-type="string">
            <text:p>28</text:p>
          </table:table-cell>
          <table:table-cell table:formula="of:=MID([.E682];7;5)" office:value-type="string" office:string-value="57.82" calcext:value-type="string">
            <text:p>57.82</text:p>
          </table:table-cell>
          <table:table-cell office:value-type="string" calcext:value-type="string">
            <text:p>101-24-29.3350W</text:p>
          </table:table-cell>
          <table:table-cell table:formula="of:=LEFT([.I682];3)" office:value-type="string" office:string-value="101" calcext:value-type="string">
            <text:p>101</text:p>
          </table:table-cell>
          <table:table-cell table:formula="of:=MID([.I682];5;2)" office:value-type="string" office:string-value="24" calcext:value-type="string">
            <text:p>24</text:p>
          </table:table-cell>
          <table:table-cell table:formula="of:=MID([.I682];8;5)" office:value-type="string" office:string-value="29.33" calcext:value-type="string">
            <text:p>29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H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LETTE</text:p>
          </table:table-cell>
          <table:table-cell office:value-type="string" calcext:value-type="string">
            <text:p>48-40-00.7050N</text:p>
          </table:table-cell>
          <table:table-cell table:formula="of:=LEFT([.E683];2)" office:value-type="string" office:string-value="48" calcext:value-type="string">
            <text:p>48</text:p>
          </table:table-cell>
          <table:table-cell table:formula="of:=MID([.E683];4;2)" office:value-type="string" office:string-value="40" calcext:value-type="string">
            <text:p>40</text:p>
          </table:table-cell>
          <table:table-cell table:formula="of:=MID([.E683];7;5)" office:value-type="string" office:string-value="00.70" calcext:value-type="string">
            <text:p>00.70</text:p>
          </table:table-cell>
          <table:table-cell office:value-type="string" calcext:value-type="string">
            <text:p>099-51-11.3800W</text:p>
          </table:table-cell>
          <table:table-cell table:formula="of:=LEFT([.I683];3)" office:value-type="string" office:string-value="099" calcext:value-type="string">
            <text:p>099</text:p>
          </table:table-cell>
          <table:table-cell table:formula="of:=MID([.I683];5;2)" office:value-type="string" office:string-value="51" calcext:value-type="string">
            <text:p>51</text:p>
          </table:table-cell>
          <table:table-cell table:formula="of:=MID([.I683];8;5)" office:value-type="string" office:string-value="11.38" calcext:value-type="string">
            <text:p>11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6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OLLA MUNI</text:p>
          </table:table-cell>
          <table:table-cell office:value-type="string" calcext:value-type="string">
            <text:p>48-53-03.9000N</text:p>
          </table:table-cell>
          <table:table-cell table:formula="of:=LEFT([.E684];2)" office:value-type="string" office:string-value="48" calcext:value-type="string">
            <text:p>48</text:p>
          </table:table-cell>
          <table:table-cell table:formula="of:=MID([.E684];4;2)" office:value-type="string" office:string-value="53" calcext:value-type="string">
            <text:p>53</text:p>
          </table:table-cell>
          <table:table-cell table:formula="of:=MID([.E684];7;5)" office:value-type="string" office:string-value="03.90" calcext:value-type="string">
            <text:p>03.90</text:p>
          </table:table-cell>
          <table:table-cell office:value-type="string" calcext:value-type="string">
            <text:p>099-37-14.7000W</text:p>
          </table:table-cell>
          <table:table-cell table:formula="of:=LEFT([.I684];3)" office:value-type="string" office:string-value="099" calcext:value-type="string">
            <text:p>099</text:p>
          </table:table-cell>
          <table:table-cell table:formula="of:=MID([.I684];5;2)" office:value-type="string" office:string-value="37" calcext:value-type="string">
            <text:p>37</text:p>
          </table:table-cell>
          <table:table-cell table:formula="of:=MID([.I684];8;5)" office:value-type="string" office:string-value="14.70" calcext:value-type="string">
            <text:p>14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RUGBY MUNI</text:p>
          </table:table-cell>
          <table:table-cell office:value-type="string" calcext:value-type="string">
            <text:p>48-23-25.3000N</text:p>
          </table:table-cell>
          <table:table-cell table:formula="of:=LEFT([.E685];2)" office:value-type="string" office:string-value="48" calcext:value-type="string">
            <text:p>48</text:p>
          </table:table-cell>
          <table:table-cell table:formula="of:=MID([.E685];4;2)" office:value-type="string" office:string-value="23" calcext:value-type="string">
            <text:p>23</text:p>
          </table:table-cell>
          <table:table-cell table:formula="of:=MID([.E685];7;5)" office:value-type="string" office:string-value="25.30" calcext:value-type="string">
            <text:p>25.30</text:p>
          </table:table-cell>
          <table:table-cell office:value-type="string" calcext:value-type="string">
            <text:p>100-01-27.4000W</text:p>
          </table:table-cell>
          <table:table-cell table:formula="of:=LEFT([.I685];3)" office:value-type="string" office:string-value="100" calcext:value-type="string">
            <text:p>100</text:p>
          </table:table-cell>
          <table:table-cell table:formula="of:=MID([.I685];5;2)" office:value-type="string" office:string-value="01" calcext:value-type="string">
            <text:p>01</text:p>
          </table:table-cell>
          <table:table-cell table:formula="of:=MID([.I685];8;5)" office:value-type="string" office:string-value="27.40" calcext:value-type="string">
            <text:p>27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S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 THOMAS MUNI</text:p>
          </table:table-cell>
          <table:table-cell office:value-type="string" calcext:value-type="string">
            <text:p>48-37-35.1750N</text:p>
          </table:table-cell>
          <table:table-cell table:formula="of:=LEFT([.E686];2)" office:value-type="string" office:string-value="48" calcext:value-type="string">
            <text:p>48</text:p>
          </table:table-cell>
          <table:table-cell table:formula="of:=MID([.E686];4;2)" office:value-type="string" office:string-value="37" calcext:value-type="string">
            <text:p>37</text:p>
          </table:table-cell>
          <table:table-cell table:formula="of:=MID([.E686];7;5)" office:value-type="string" office:string-value="35.17" calcext:value-type="string">
            <text:p>35.17</text:p>
          </table:table-cell>
          <table:table-cell office:value-type="string" calcext:value-type="string">
            <text:p>097-26-20.6000W</text:p>
          </table:table-cell>
          <table:table-cell table:formula="of:=LEFT([.I686];3)" office:value-type="string" office:string-value="097" calcext:value-type="string">
            <text:p>097</text:p>
          </table:table-cell>
          <table:table-cell table:formula="of:=MID([.I686];5;2)" office:value-type="string" office:string-value="26" calcext:value-type="string">
            <text:p>26</text:p>
          </table:table-cell>
          <table:table-cell table:formula="of:=MID([.I686];8;5)" office:value-type="string" office:string-value="20.60" calcext:value-type="string">
            <text:p>20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8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TANLEY MUNI</text:p>
          </table:table-cell>
          <table:table-cell office:value-type="string" calcext:value-type="string">
            <text:p>48-18-02.8750N</text:p>
          </table:table-cell>
          <table:table-cell table:formula="of:=LEFT([.E687];2)" office:value-type="string" office:string-value="48" calcext:value-type="string">
            <text:p>48</text:p>
          </table:table-cell>
          <table:table-cell table:formula="of:=MID([.E687];4;2)" office:value-type="string" office:string-value="18" calcext:value-type="string">
            <text:p>18</text:p>
          </table:table-cell>
          <table:table-cell table:formula="of:=MID([.E687];7;5)" office:value-type="string" office:string-value="02.87" calcext:value-type="string">
            <text:p>02.87</text:p>
          </table:table-cell>
          <table:table-cell office:value-type="string" calcext:value-type="string">
            <text:p>102-24-22.8650W</text:p>
          </table:table-cell>
          <table:table-cell table:formula="of:=LEFT([.I687];3)" office:value-type="string" office:string-value="102" calcext:value-type="string">
            <text:p>102</text:p>
          </table:table-cell>
          <table:table-cell table:formula="of:=MID([.I687];5;2)" office:value-type="string" office:string-value="24" calcext:value-type="string">
            <text:p>24</text:p>
          </table:table-cell>
          <table:table-cell table:formula="of:=MID([.I687];8;5)" office:value-type="string" office:string-value="22.86" calcext:value-type="string">
            <text:p>22.8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IOGA MUNI</text:p>
          </table:table-cell>
          <table:table-cell office:value-type="string" calcext:value-type="string">
            <text:p>48-22-49.0000N</text:p>
          </table:table-cell>
          <table:table-cell table:formula="of:=LEFT([.E688];2)" office:value-type="string" office:string-value="48" calcext:value-type="string">
            <text:p>48</text:p>
          </table:table-cell>
          <table:table-cell table:formula="of:=MID([.E688];4;2)" office:value-type="string" office:string-value="22" calcext:value-type="string">
            <text:p>22</text:p>
          </table:table-cell>
          <table:table-cell table:formula="of:=MID([.E688];7;5)" office:value-type="string" office:string-value="49.00" calcext:value-type="string">
            <text:p>49.00</text:p>
          </table:table-cell>
          <table:table-cell office:value-type="string" calcext:value-type="string">
            <text:p>102-53-50.5000W</text:p>
          </table:table-cell>
          <table:table-cell table:formula="of:=LEFT([.I688];3)" office:value-type="string" office:string-value="102" calcext:value-type="string">
            <text:p>102</text:p>
          </table:table-cell>
          <table:table-cell table:formula="of:=MID([.I688];5;2)" office:value-type="string" office:string-value="53" calcext:value-type="string">
            <text:p>53</text:p>
          </table:table-cell>
          <table:table-cell table:formula="of:=MID([.I688];8;5)" office:value-type="string" office:string-value="50.50" calcext:value-type="string">
            <text:p>50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OWNER MUNI</text:p>
          </table:table-cell>
          <table:table-cell office:value-type="string" calcext:value-type="string">
            <text:p>48-21-33.1009N</text:p>
          </table:table-cell>
          <table:table-cell table:formula="of:=LEFT([.E689];2)" office:value-type="string" office:string-value="48" calcext:value-type="string">
            <text:p>48</text:p>
          </table:table-cell>
          <table:table-cell table:formula="of:=MID([.E689];4;2)" office:value-type="string" office:string-value="21" calcext:value-type="string">
            <text:p>21</text:p>
          </table:table-cell>
          <table:table-cell table:formula="of:=MID([.E689];7;5)" office:value-type="string" office:string-value="33.10" calcext:value-type="string">
            <text:p>33.10</text:p>
          </table:table-cell>
          <table:table-cell office:value-type="string" calcext:value-type="string">
            <text:p>100-23-44.2044W</text:p>
          </table:table-cell>
          <table:table-cell table:formula="of:=LEFT([.I689];3)" office:value-type="string" office:string-value="100" calcext:value-type="string">
            <text:p>100</text:p>
          </table:table-cell>
          <table:table-cell table:formula="of:=MID([.I689];5;2)" office:value-type="string" office:string-value="23" calcext:value-type="string">
            <text:p>23</text:p>
          </table:table-cell>
          <table:table-cell table:formula="of:=MID([.I689];8;5)" office:value-type="string" office:string-value="44.20" calcext:value-type="string">
            <text:p>44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1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TURTLE LAKE MUNI</text:p>
          </table:table-cell>
          <table:table-cell office:value-type="string" calcext:value-type="string">
            <text:p>47-30-34.5850N</text:p>
          </table:table-cell>
          <table:table-cell table:formula="of:=LEFT([.E690];2)" office:value-type="string" office:string-value="47" calcext:value-type="string">
            <text:p>47</text:p>
          </table:table-cell>
          <table:table-cell table:formula="of:=MID([.E690];4;2)" office:value-type="string" office:string-value="30" calcext:value-type="string">
            <text:p>30</text:p>
          </table:table-cell>
          <table:table-cell table:formula="of:=MID([.E690];7;5)" office:value-type="string" office:string-value="34.58" calcext:value-type="string">
            <text:p>34.58</text:p>
          </table:table-cell>
          <table:table-cell office:value-type="string" calcext:value-type="string">
            <text:p>100-54-59.7600W</text:p>
          </table:table-cell>
          <table:table-cell table:formula="of:=LEFT([.I690];3)" office:value-type="string" office:string-value="100" calcext:value-type="string">
            <text:p>100</text:p>
          </table:table-cell>
          <table:table-cell table:formula="of:=MID([.I690];5;2)" office:value-type="string" office:string-value="54" calcext:value-type="string">
            <text:p>54</text:p>
          </table:table-cell>
          <table:table-cell table:formula="of:=MID([.I690];8;5)" office:value-type="string" office:string-value="59.76" calcext:value-type="string">
            <text:p>59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ARNES COUNTY MUNI</text:p>
          </table:table-cell>
          <table:table-cell office:value-type="string" calcext:value-type="string">
            <text:p>46-56-28.2663N</text:p>
          </table:table-cell>
          <table:table-cell table:formula="of:=LEFT([.E691];2)" office:value-type="string" office:string-value="46" calcext:value-type="string">
            <text:p>46</text:p>
          </table:table-cell>
          <table:table-cell table:formula="of:=MID([.E691];4;2)" office:value-type="string" office:string-value="56" calcext:value-type="string">
            <text:p>56</text:p>
          </table:table-cell>
          <table:table-cell table:formula="of:=MID([.E691];7;5)" office:value-type="string" office:string-value="28.26" calcext:value-type="string">
            <text:p>28.26</text:p>
          </table:table-cell>
          <table:table-cell office:value-type="string" calcext:value-type="string">
            <text:p>098-01-04.8654W</text:p>
          </table:table-cell>
          <table:table-cell table:formula="of:=LEFT([.I691];3)" office:value-type="string" office:string-value="098" calcext:value-type="string">
            <text:p>098</text:p>
          </table:table-cell>
          <table:table-cell table:formula="of:=MID([.I691];5;2)" office:value-type="string" office:string-value="01" calcext:value-type="string">
            <text:p>01</text:p>
          </table:table-cell>
          <table:table-cell table:formula="of:=MID([.I691];8;5)" office:value-type="string" office:string-value="04.86" calcext:value-type="string">
            <text:p>04.8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HARRY STERN</text:p>
          </table:table-cell>
          <table:table-cell office:value-type="string" calcext:value-type="string">
            <text:p>46-14-39.4576N</text:p>
          </table:table-cell>
          <table:table-cell table:formula="of:=LEFT([.E692];2)" office:value-type="string" office:string-value="46" calcext:value-type="string">
            <text:p>46</text:p>
          </table:table-cell>
          <table:table-cell table:formula="of:=MID([.E692];4;2)" office:value-type="string" office:string-value="14" calcext:value-type="string">
            <text:p>14</text:p>
          </table:table-cell>
          <table:table-cell table:formula="of:=MID([.E692];7;5)" office:value-type="string" office:string-value="39.45" calcext:value-type="string">
            <text:p>39.45</text:p>
          </table:table-cell>
          <table:table-cell office:value-type="string" calcext:value-type="string">
            <text:p>096-36-25.7614W</text:p>
          </table:table-cell>
          <table:table-cell table:formula="of:=LEFT([.I692];3)" office:value-type="string" office:string-value="096" calcext:value-type="string">
            <text:p>096</text:p>
          </table:table-cell>
          <table:table-cell table:formula="of:=MID([.I692];5;2)" office:value-type="string" office:string-value="36" calcext:value-type="string">
            <text:p>36</text:p>
          </table:table-cell>
          <table:table-cell table:formula="of:=MID([.I692];8;5)" office:value-type="string" office:string-value="25.76" calcext:value-type="string">
            <text:p>25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6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LHALLA MUNI</text:p>
          </table:table-cell>
          <table:table-cell office:value-type="string" calcext:value-type="string">
            <text:p>48-56-26.0635N</text:p>
          </table:table-cell>
          <table:table-cell table:formula="of:=LEFT([.E693];2)" office:value-type="string" office:string-value="48" calcext:value-type="string">
            <text:p>48</text:p>
          </table:table-cell>
          <table:table-cell table:formula="of:=MID([.E693];4;2)" office:value-type="string" office:string-value="56" calcext:value-type="string">
            <text:p>56</text:p>
          </table:table-cell>
          <table:table-cell table:formula="of:=MID([.E693];7;5)" office:value-type="string" office:string-value="26.06" calcext:value-type="string">
            <text:p>26.06</text:p>
          </table:table-cell>
          <table:table-cell office:value-type="string" calcext:value-type="string">
            <text:p>097-54-09.9995W</text:p>
          </table:table-cell>
          <table:table-cell table:formula="of:=LEFT([.I693];3)" office:value-type="string" office:string-value="097" calcext:value-type="string">
            <text:p>097</text:p>
          </table:table-cell>
          <table:table-cell table:formula="of:=MID([.I693];5;2)" office:value-type="string" office:string-value="54" calcext:value-type="string">
            <text:p>54</text:p>
          </table:table-cell>
          <table:table-cell table:formula="of:=MID([.I693];8;5)" office:value-type="string" office:string-value="09.99" calcext:value-type="string">
            <text:p>09.9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C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SHBURN MUNI</text:p>
          </table:table-cell>
          <table:table-cell office:value-type="string" calcext:value-type="string">
            <text:p>47-21-04.2000N</text:p>
          </table:table-cell>
          <table:table-cell table:formula="of:=LEFT([.E694];2)" office:value-type="string" office:string-value="47" calcext:value-type="string">
            <text:p>47</text:p>
          </table:table-cell>
          <table:table-cell table:formula="of:=MID([.E694];4;2)" office:value-type="string" office:string-value="21" calcext:value-type="string">
            <text:p>21</text:p>
          </table:table-cell>
          <table:table-cell table:formula="of:=MID([.E694];7;5)" office:value-type="string" office:string-value="04.20" calcext:value-type="string">
            <text:p>04.20</text:p>
          </table:table-cell>
          <table:table-cell office:value-type="string" calcext:value-type="string">
            <text:p>101-01-33.2000W</text:p>
          </table:table-cell>
          <table:table-cell table:formula="of:=LEFT([.I694];3)" office:value-type="string" office:string-value="101" calcext:value-type="string">
            <text:p>101</text:p>
          </table:table-cell>
          <table:table-cell table:formula="of:=MID([.I694];5;2)" office:value-type="string" office:string-value="01" calcext:value-type="string">
            <text:p>01</text:p>
          </table:table-cell>
          <table:table-cell table:formula="of:=MID([.I694];8;5)" office:value-type="string" office:string-value="33.20" calcext:value-type="string">
            <text:p>33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ATFORD CITY MUNI</text:p>
          </table:table-cell>
          <table:table-cell office:value-type="string" calcext:value-type="string">
            <text:p>47-47-47.7000N</text:p>
          </table:table-cell>
          <table:table-cell table:formula="of:=LEFT([.E695];2)" office:value-type="string" office:string-value="47" calcext:value-type="string">
            <text:p>47</text:p>
          </table:table-cell>
          <table:table-cell table:formula="of:=MID([.E695];4;2)" office:value-type="string" office:string-value="47" calcext:value-type="string">
            <text:p>47</text:p>
          </table:table-cell>
          <table:table-cell table:formula="of:=MID([.E695];7;5)" office:value-type="string" office:string-value="47.70" calcext:value-type="string">
            <text:p>47.70</text:p>
          </table:table-cell>
          <table:table-cell office:value-type="string" calcext:value-type="string">
            <text:p>103-15-18.7000W</text:p>
          </table:table-cell>
          <table:table-cell table:formula="of:=LEFT([.I695];3)" office:value-type="string" office:string-value="103" calcext:value-type="string">
            <text:p>103</text:p>
          </table:table-cell>
          <table:table-cell table:formula="of:=MID([.I695];5;2)" office:value-type="string" office:string-value="15" calcext:value-type="string">
            <text:p>15</text:p>
          </table:table-cell>
          <table:table-cell table:formula="of:=MID([.I695];8;5)" office:value-type="string" office:string-value="18.70" calcext:value-type="string">
            <text:p>18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ESTHOPE MUNI</text:p>
          </table:table-cell>
          <table:table-cell office:value-type="string" calcext:value-type="string">
            <text:p>48-54-47.0750N</text:p>
          </table:table-cell>
          <table:table-cell table:formula="of:=LEFT([.E696];2)" office:value-type="string" office:string-value="48" calcext:value-type="string">
            <text:p>48</text:p>
          </table:table-cell>
          <table:table-cell table:formula="of:=MID([.E696];4;2)" office:value-type="string" office:string-value="54" calcext:value-type="string">
            <text:p>54</text:p>
          </table:table-cell>
          <table:table-cell table:formula="of:=MID([.E696];7;5)" office:value-type="string" office:string-value="47.07" calcext:value-type="string">
            <text:p>47.07</text:p>
          </table:table-cell>
          <table:table-cell office:value-type="string" calcext:value-type="string">
            <text:p>101-02-01.4000W</text:p>
          </table:table-cell>
          <table:table-cell table:formula="of:=LEFT([.I696];3)" office:value-type="string" office:string-value="101" calcext:value-type="string">
            <text:p>101</text:p>
          </table:table-cell>
          <table:table-cell table:formula="of:=MID([.I696];5;2)" office:value-type="string" office:string-value="02" calcext:value-type="string">
            <text:p>02</text:p>
          </table:table-cell>
          <table:table-cell table:formula="of:=MID([.I696];8;5)" office:value-type="string" office:string-value="01.40" calcext:value-type="string">
            <text:p>01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S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SLOULIN FLD INTL</text:p>
          </table:table-cell>
          <table:table-cell office:value-type="string" calcext:value-type="string">
            <text:p>48-10-40.5790N</text:p>
          </table:table-cell>
          <table:table-cell table:formula="of:=LEFT([.E697];2)" office:value-type="string" office:string-value="48" calcext:value-type="string">
            <text:p>48</text:p>
          </table:table-cell>
          <table:table-cell table:formula="of:=MID([.E697];4;2)" office:value-type="string" office:string-value="10" calcext:value-type="string">
            <text:p>10</text:p>
          </table:table-cell>
          <table:table-cell table:formula="of:=MID([.E697];7;5)" office:value-type="string" office:string-value="40.57" calcext:value-type="string">
            <text:p>40.57</text:p>
          </table:table-cell>
          <table:table-cell office:value-type="string" calcext:value-type="string">
            <text:p>103-38-32.4480W</text:p>
          </table:table-cell>
          <table:table-cell table:formula="of:=LEFT([.I697];3)" office:value-type="string" office:string-value="103" calcext:value-type="string">
            <text:p>103</text:p>
          </table:table-cell>
          <table:table-cell table:formula="of:=MID([.I697];5;2)" office:value-type="string" office:string-value="38" calcext:value-type="string">
            <text:p>38</text:p>
          </table:table-cell>
          <table:table-cell table:formula="of:=MID([.I697];8;5)" office:value-type="string" office:string-value="32.44" calcext:value-type="string">
            <text:p>32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L5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ISHEK MUNI</text:p>
          </table:table-cell>
          <table:table-cell office:value-type="string" calcext:value-type="string">
            <text:p>46-14-58.6650N</text:p>
          </table:table-cell>
          <table:table-cell table:formula="of:=LEFT([.E698];2)" office:value-type="string" office:string-value="46" calcext:value-type="string">
            <text:p>46</text:p>
          </table:table-cell>
          <table:table-cell table:formula="of:=MID([.E698];4;2)" office:value-type="string" office:string-value="14" calcext:value-type="string">
            <text:p>14</text:p>
          </table:table-cell>
          <table:table-cell table:formula="of:=MID([.E698];7;5)" office:value-type="string" office:string-value="58.66" calcext:value-type="string">
            <text:p>58.66</text:p>
          </table:table-cell>
          <table:table-cell office:value-type="string" calcext:value-type="string">
            <text:p>099-32-22.7700W</text:p>
          </table:table-cell>
          <table:table-cell table:formula="of:=LEFT([.I698];3)" office:value-type="string" office:string-value="099" calcext:value-type="string">
            <text:p>099</text:p>
          </table:table-cell>
          <table:table-cell table:formula="of:=MID([.I698];5;2)" office:value-type="string" office:string-value="32" calcext:value-type="string">
            <text:p>32</text:p>
          </table:table-cell>
          <table:table-cell table:formula="of:=MID([.I698];8;5)" office:value-type="string" office:string-value="22.77" calcext:value-type="string">
            <text:p>22.7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D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40-47-26.1890N</text:p>
          </table:table-cell>
          <table:table-cell table:formula="of:=LEFT([.E699];2)" office:value-type="string" office:string-value="40" calcext:value-type="string">
            <text:p>40</text:p>
          </table:table-cell>
          <table:table-cell table:formula="of:=MID([.E699];4;2)" office:value-type="string" office:string-value="47" calcext:value-type="string">
            <text:p>47</text:p>
          </table:table-cell>
          <table:table-cell table:formula="of:=MID([.E699];7;5)" office:value-type="string" office:string-value="26.18" calcext:value-type="string">
            <text:p>26.18</text:p>
          </table:table-cell>
          <table:table-cell office:value-type="string" calcext:value-type="string">
            <text:p>083-49-44.7740W</text:p>
          </table:table-cell>
          <table:table-cell table:formula="of:=LEFT([.I699];3)" office:value-type="string" office:string-value="083" calcext:value-type="string">
            <text:p>083</text:p>
          </table:table-cell>
          <table:table-cell table:formula="of:=MID([.I699];5;2)" office:value-type="string" office:string-value="49" calcext:value-type="string">
            <text:p>49</text:p>
          </table:table-cell>
          <table:table-cell table:formula="of:=MID([.I699];8;5)" office:value-type="string" office:string-value="44.77" calcext:value-type="string">
            <text:p>44.7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 FULTON INTL</text:p>
          </table:table-cell>
          <table:table-cell office:value-type="string" calcext:value-type="string">
            <text:p>41-02-15.0000N</text:p>
          </table:table-cell>
          <table:table-cell table:formula="of:=LEFT([.E700];2)" office:value-type="string" office:string-value="41" calcext:value-type="string">
            <text:p>41</text:p>
          </table:table-cell>
          <table:table-cell table:formula="of:=MID([.E700];4;2)" office:value-type="string" office:string-value="02" calcext:value-type="string">
            <text:p>02</text:p>
          </table:table-cell>
          <table:table-cell table:formula="of:=MID([.E700];7;5)" office:value-type="string" office:string-value="15.00" calcext:value-type="string">
            <text:p>15.00</text:p>
          </table:table-cell>
          <table:table-cell office:value-type="string" calcext:value-type="string">
            <text:p>081-28-00.9000W</text:p>
          </table:table-cell>
          <table:table-cell table:formula="of:=LEFT([.I700];3)" office:value-type="string" office:string-value="081" calcext:value-type="string">
            <text:p>081</text:p>
          </table:table-cell>
          <table:table-cell table:formula="of:=MID([.I700];5;2)" office:value-type="string" office:string-value="28" calcext:value-type="string">
            <text:p>28</text:p>
          </table:table-cell>
          <table:table-cell table:formula="of:=MID([.I700];8;5)" office:value-type="string" office:string-value="00.90" calcext:value-type="string">
            <text:p>0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-CANTON RGNL</text:p>
          </table:table-cell>
          <table:table-cell office:value-type="string" calcext:value-type="string">
            <text:p>40-54-54.2000N</text:p>
          </table:table-cell>
          <table:table-cell table:formula="of:=LEFT([.E701];2)" office:value-type="string" office:string-value="40" calcext:value-type="string">
            <text:p>40</text:p>
          </table:table-cell>
          <table:table-cell table:formula="of:=MID([.E701];4;2)" office:value-type="string" office:string-value="54" calcext:value-type="string">
            <text:p>54</text:p>
          </table:table-cell>
          <table:table-cell table:formula="of:=MID([.E701];7;5)" office:value-type="string" office:string-value="54.20" calcext:value-type="string">
            <text:p>54.20</text:p>
          </table:table-cell>
          <table:table-cell office:value-type="string" calcext:value-type="string">
            <text:p>081-26-37.1000W</text:p>
          </table:table-cell>
          <table:table-cell table:formula="of:=LEFT([.I701];3)" office:value-type="string" office:string-value="081" calcext:value-type="string">
            <text:p>081</text:p>
          </table:table-cell>
          <table:table-cell table:formula="of:=MID([.I701];5;2)" office:value-type="string" office:string-value="26" calcext:value-type="string">
            <text:p>26</text:p>
          </table:table-cell>
          <table:table-cell table:formula="of:=MID([.I701];8;5)" office:value-type="string" office:string-value="37.10" calcext:value-type="string">
            <text:p>37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40-59-33.2030N</text:p>
          </table:table-cell>
          <table:table-cell table:formula="of:=LEFT([.E702];2)" office:value-type="string" office:string-value="40" calcext:value-type="string">
            <text:p>40</text:p>
          </table:table-cell>
          <table:table-cell table:formula="of:=MID([.E702];4;2)" office:value-type="string" office:string-value="59" calcext:value-type="string">
            <text:p>59</text:p>
          </table:table-cell>
          <table:table-cell table:formula="of:=MID([.E702];7;5)" office:value-type="string" office:string-value="33.20" calcext:value-type="string">
            <text:p>33.20</text:p>
          </table:table-cell>
          <table:table-cell office:value-type="string" calcext:value-type="string">
            <text:p>081-25-54.4050W</text:p>
          </table:table-cell>
          <table:table-cell table:formula="of:=LEFT([.I702];3)" office:value-type="string" office:string-value="081" calcext:value-type="string">
            <text:p>081</text:p>
          </table:table-cell>
          <table:table-cell table:formula="of:=MID([.I702];5;2)" office:value-type="string" office:string-value="25" calcext:value-type="string">
            <text:p>25</text:p>
          </table:table-cell>
          <table:table-cell table:formula="of:=MID([.I702];8;5)" office:value-type="string" office:string-value="54.40" calcext:value-type="string">
            <text:p>54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D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40-58-11.8947N</text:p>
          </table:table-cell>
          <table:table-cell table:formula="of:=LEFT([.E703];2)" office:value-type="string" office:string-value="40" calcext:value-type="string">
            <text:p>40</text:p>
          </table:table-cell>
          <table:table-cell table:formula="of:=MID([.E703];4;2)" office:value-type="string" office:string-value="58" calcext:value-type="string">
            <text:p>58</text:p>
          </table:table-cell>
          <table:table-cell table:formula="of:=MID([.E703];7;5)" office:value-type="string" office:string-value="11.89" calcext:value-type="string">
            <text:p>11.89</text:p>
          </table:table-cell>
          <table:table-cell office:value-type="string" calcext:value-type="string">
            <text:p>081-05-55.2011W</text:p>
          </table:table-cell>
          <table:table-cell table:formula="of:=LEFT([.I703];3)" office:value-type="string" office:string-value="081" calcext:value-type="string">
            <text:p>081</text:p>
          </table:table-cell>
          <table:table-cell table:formula="of:=MID([.I703];5;2)" office:value-type="string" office:string-value="05" calcext:value-type="string">
            <text:p>05</text:p>
          </table:table-cell>
          <table:table-cell table:formula="of:=MID([.I703];8;5)" office:value-type="string" office:string-value="55.20" calcext:value-type="string">
            <text:p>55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G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0-58-54.3000N</text:p>
          </table:table-cell>
          <table:table-cell table:formula="of:=LEFT([.E704];2)" office:value-type="string" office:string-value="40" calcext:value-type="string">
            <text:p>40</text:p>
          </table:table-cell>
          <table:table-cell table:formula="of:=MID([.E704];4;2)" office:value-type="string" office:string-value="58" calcext:value-type="string">
            <text:p>58</text:p>
          </table:table-cell>
          <table:table-cell table:formula="of:=MID([.E704];7;5)" office:value-type="string" office:string-value="54.30" calcext:value-type="string">
            <text:p>54.30</text:p>
          </table:table-cell>
          <table:table-cell office:value-type="string" calcext:value-type="string">
            <text:p>081-02-31.7000W</text:p>
          </table:table-cell>
          <table:table-cell table:formula="of:=LEFT([.I704];3)" office:value-type="string" office:string-value="081" calcext:value-type="string">
            <text:p>081</text:p>
          </table:table-cell>
          <table:table-cell table:formula="of:=MID([.I704];5;2)" office:value-type="string" office:string-value="02" calcext:value-type="string">
            <text:p>02</text:p>
          </table:table-cell>
          <table:table-cell table:formula="of:=MID([.I704];8;5)" office:value-type="string" office:string-value="31.70" calcext:value-type="string">
            <text:p>31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SHLAND COUNTY</text:p>
          </table:table-cell>
          <table:table-cell office:value-type="string" calcext:value-type="string">
            <text:p>40-54-10.7000N</text:p>
          </table:table-cell>
          <table:table-cell table:formula="of:=LEFT([.E705];2)" office:value-type="string" office:string-value="40" calcext:value-type="string">
            <text:p>40</text:p>
          </table:table-cell>
          <table:table-cell table:formula="of:=MID([.E705];4;2)" office:value-type="string" office:string-value="54" calcext:value-type="string">
            <text:p>54</text:p>
          </table:table-cell>
          <table:table-cell table:formula="of:=MID([.E705];7;5)" office:value-type="string" office:string-value="10.70" calcext:value-type="string">
            <text:p>10.70</text:p>
          </table:table-cell>
          <table:table-cell office:value-type="string" calcext:value-type="string">
            <text:p>082-15-20.3000W</text:p>
          </table:table-cell>
          <table:table-cell table:formula="of:=LEFT([.I705];3)" office:value-type="string" office:string-value="082" calcext:value-type="string">
            <text:p>082</text:p>
          </table:table-cell>
          <table:table-cell table:formula="of:=MID([.I705];5;2)" office:value-type="string" office:string-value="15" calcext:value-type="string">
            <text:p>15</text:p>
          </table:table-cell>
          <table:table-cell table:formula="of:=MID([.I705];8;5)" office:value-type="string" office:string-value="20.30" calcext:value-type="string">
            <text:p>20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Z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EAST OHIO RGNL</text:p>
          </table:table-cell>
          <table:table-cell office:value-type="string" calcext:value-type="string">
            <text:p>41-46-40.6964N</text:p>
          </table:table-cell>
          <table:table-cell table:formula="of:=LEFT([.E706];2)" office:value-type="string" office:string-value="41" calcext:value-type="string">
            <text:p>41</text:p>
          </table:table-cell>
          <table:table-cell table:formula="of:=MID([.E706];4;2)" office:value-type="string" office:string-value="46" calcext:value-type="string">
            <text:p>46</text:p>
          </table:table-cell>
          <table:table-cell table:formula="of:=MID([.E706];7;5)" office:value-type="string" office:string-value="40.69" calcext:value-type="string">
            <text:p>40.69</text:p>
          </table:table-cell>
          <table:table-cell office:value-type="string" calcext:value-type="string">
            <text:p>080-41-43.8286W</text:p>
          </table:table-cell>
          <table:table-cell table:formula="of:=LEFT([.I706];3)" office:value-type="string" office:string-value="080" calcext:value-type="string">
            <text:p>080</text:p>
          </table:table-cell>
          <table:table-cell table:formula="of:=MID([.I706];5;2)" office:value-type="string" office:string-value="41" calcext:value-type="string">
            <text:p>41</text:p>
          </table:table-cell>
          <table:table-cell table:formula="of:=MID([.I706];8;5)" office:value-type="string" office:string-value="43.82" calcext:value-type="string">
            <text:p>43.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39-12-42.8142N</text:p>
          </table:table-cell>
          <table:table-cell table:formula="of:=LEFT([.E707];2)" office:value-type="string" office:string-value="39" calcext:value-type="string">
            <text:p>39</text:p>
          </table:table-cell>
          <table:table-cell table:formula="of:=MID([.E707];4;2)" office:value-type="string" office:string-value="12" calcext:value-type="string">
            <text:p>12</text:p>
          </table:table-cell>
          <table:table-cell table:formula="of:=MID([.E707];7;5)" office:value-type="string" office:string-value="42.81" calcext:value-type="string">
            <text:p>42.81</text:p>
          </table:table-cell>
          <table:table-cell office:value-type="string" calcext:value-type="string">
            <text:p>082-13-45.3195W</text:p>
          </table:table-cell>
          <table:table-cell table:formula="of:=LEFT([.I707];3)" office:value-type="string" office:string-value="082" calcext:value-type="string">
            <text:p>082</text:p>
          </table:table-cell>
          <table:table-cell table:formula="of:=MID([.I707];5;2)" office:value-type="string" office:string-value="13" calcext:value-type="string">
            <text:p>13</text:p>
          </table:table-cell>
          <table:table-cell table:formula="of:=MID([.I707];8;5)" office:value-type="string" office:string-value="45.31" calcext:value-type="string">
            <text:p>45.3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B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LLER FARM LANDING STRIP</text:p>
          </table:table-cell>
          <table:table-cell office:value-type="string" calcext:value-type="string">
            <text:p>39-53-04.2290N</text:p>
          </table:table-cell>
          <table:table-cell table:formula="of:=LEFT([.E708];2)" office:value-type="string" office:string-value="39" calcext:value-type="string">
            <text:p>39</text:p>
          </table:table-cell>
          <table:table-cell table:formula="of:=MID([.E708];4;2)" office:value-type="string" office:string-value="53" calcext:value-type="string">
            <text:p>53</text:p>
          </table:table-cell>
          <table:table-cell table:formula="of:=MID([.E708];7;5)" office:value-type="string" office:string-value="04.22" calcext:value-type="string">
            <text:p>04.22</text:p>
          </table:table-cell>
          <table:table-cell office:value-type="string" calcext:value-type="string">
            <text:p>082-35-20.5840W</text:p>
          </table:table-cell>
          <table:table-cell table:formula="of:=LEFT([.I708];3)" office:value-type="string" office:string-value="082" calcext:value-type="string">
            <text:p>082</text:p>
          </table:table-cell>
          <table:table-cell table:formula="of:=MID([.I708];5;2)" office:value-type="string" office:string-value="35" calcext:value-type="string">
            <text:p>35</text:p>
          </table:table-cell>
          <table:table-cell table:formula="of:=MID([.I708];8;5)" office:value-type="string" office:string-value="20.58" calcext:value-type="string">
            <text:p>20.58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NNOCK</text:p>
          </table:table-cell>
          <table:table-cell office:value-type="string" calcext:value-type="string">
            <text:p>40-06-25.2510N</text:p>
          </table:table-cell>
          <table:table-cell table:formula="of:=LEFT([.E709];2)" office:value-type="string" office:string-value="40" calcext:value-type="string">
            <text:p>40</text:p>
          </table:table-cell>
          <table:table-cell table:formula="of:=MID([.E709];4;2)" office:value-type="string" office:string-value="06" calcext:value-type="string">
            <text:p>06</text:p>
          </table:table-cell>
          <table:table-cell table:formula="of:=MID([.E709];7;5)" office:value-type="string" office:string-value="25.25" calcext:value-type="string">
            <text:p>25.25</text:p>
          </table:table-cell>
          <table:table-cell office:value-type="string" calcext:value-type="string">
            <text:p>080-58-31.3440W</text:p>
          </table:table-cell>
          <table:table-cell table:formula="of:=LEFT([.I709];3)" office:value-type="string" office:string-value="080" calcext:value-type="string">
            <text:p>080</text:p>
          </table:table-cell>
          <table:table-cell table:formula="of:=MID([.I709];5;2)" office:value-type="string" office:string-value="58" calcext:value-type="string">
            <text:p>58</text:p>
          </table:table-cell>
          <table:table-cell table:formula="of:=MID([.I709];8;5)" office:value-type="string" office:string-value="31.34" calcext:value-type="string">
            <text:p>31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G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RNESVILLE-BRADFIELD</text:p>
          </table:table-cell>
          <table:table-cell office:value-type="string" calcext:value-type="string">
            <text:p>40-00-08.7000N</text:p>
          </table:table-cell>
          <table:table-cell table:formula="of:=LEFT([.E710];2)" office:value-type="string" office:string-value="40" calcext:value-type="string">
            <text:p>40</text:p>
          </table:table-cell>
          <table:table-cell table:formula="of:=MID([.E710];4;2)" office:value-type="string" office:string-value="00" calcext:value-type="string">
            <text:p>00</text:p>
          </table:table-cell>
          <table:table-cell table:formula="of:=MID([.E710];7;5)" office:value-type="string" office:string-value="08.70" calcext:value-type="string">
            <text:p>08.70</text:p>
          </table:table-cell>
          <table:table-cell office:value-type="string" calcext:value-type="string">
            <text:p>081-11-30.6000W</text:p>
          </table:table-cell>
          <table:table-cell table:formula="of:=LEFT([.I710];3)" office:value-type="string" office:string-value="081" calcext:value-type="string">
            <text:p>081</text:p>
          </table:table-cell>
          <table:table-cell table:formula="of:=MID([.I710];5;2)" office:value-type="string" office:string-value="11" calcext:value-type="string">
            <text:p>11</text:p>
          </table:table-cell>
          <table:table-cell table:formula="of:=MID([.I710];8;5)" office:value-type="string" office:string-value="30.60" calcext:value-type="string">
            <text:p>30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RMONT COUNTY</text:p>
          </table:table-cell>
          <table:table-cell office:value-type="string" calcext:value-type="string">
            <text:p>39-04-42.2000N</text:p>
          </table:table-cell>
          <table:table-cell table:formula="of:=LEFT([.E711];2)" office:value-type="string" office:string-value="39" calcext:value-type="string">
            <text:p>39</text:p>
          </table:table-cell>
          <table:table-cell table:formula="of:=MID([.E711];4;2)" office:value-type="string" office:string-value="04" calcext:value-type="string">
            <text:p>04</text:p>
          </table:table-cell>
          <table:table-cell table:formula="of:=MID([.E711];7;5)" office:value-type="string" office:string-value="42.20" calcext:value-type="string">
            <text:p>42.20</text:p>
          </table:table-cell>
          <table:table-cell office:value-type="string" calcext:value-type="string">
            <text:p>084-12-36.8000W</text:p>
          </table:table-cell>
          <table:table-cell table:formula="of:=LEFT([.I711];3)" office:value-type="string" office:string-value="084" calcext:value-type="string">
            <text:p>084</text:p>
          </table:table-cell>
          <table:table-cell table:formula="of:=MID([.I711];5;2)" office:value-type="string" office:string-value="12" calcext:value-type="string">
            <text:p>12</text:p>
          </table:table-cell>
          <table:table-cell table:formula="of:=MID([.I711];8;5)" office:value-type="string" office:string-value="36.80" calcext:value-type="string">
            <text:p>36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D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EACH CITY</text:p>
          </table:table-cell>
          <table:table-cell office:value-type="string" calcext:value-type="string">
            <text:p>40-38-46.8650N</text:p>
          </table:table-cell>
          <table:table-cell table:formula="of:=LEFT([.E712];2)" office:value-type="string" office:string-value="40" calcext:value-type="string">
            <text:p>40</text:p>
          </table:table-cell>
          <table:table-cell table:formula="of:=MID([.E712];4;2)" office:value-type="string" office:string-value="38" calcext:value-type="string">
            <text:p>38</text:p>
          </table:table-cell>
          <table:table-cell table:formula="of:=MID([.E712];7;5)" office:value-type="string" office:string-value="46.86" calcext:value-type="string">
            <text:p>46.86</text:p>
          </table:table-cell>
          <table:table-cell office:value-type="string" calcext:value-type="string">
            <text:p>081-33-21.2400W</text:p>
          </table:table-cell>
          <table:table-cell table:formula="of:=LEFT([.I712];3)" office:value-type="string" office:string-value="081" calcext:value-type="string">
            <text:p>081</text:p>
          </table:table-cell>
          <table:table-cell table:formula="of:=MID([.I712];5;2)" office:value-type="string" office:string-value="33" calcext:value-type="string">
            <text:p>33</text:p>
          </table:table-cell>
          <table:table-cell table:formula="of:=MID([.I712];8;5)" office:value-type="string" office:string-value="21.24" calcext:value-type="string">
            <text:p>21.2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DJ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ELLEFONTAINE RGNL</text:p>
          </table:table-cell>
          <table:table-cell office:value-type="string" calcext:value-type="string">
            <text:p>40-22-20.2000N</text:p>
          </table:table-cell>
          <table:table-cell table:formula="of:=LEFT([.E713];2)" office:value-type="string" office:string-value="40" calcext:value-type="string">
            <text:p>40</text:p>
          </table:table-cell>
          <table:table-cell table:formula="of:=MID([.E713];4;2)" office:value-type="string" office:string-value="22" calcext:value-type="string">
            <text:p>22</text:p>
          </table:table-cell>
          <table:table-cell table:formula="of:=MID([.E713];7;5)" office:value-type="string" office:string-value="20.20" calcext:value-type="string">
            <text:p>20.20</text:p>
          </table:table-cell>
          <table:table-cell office:value-type="string" calcext:value-type="string">
            <text:p>083-49-09.3000W</text:p>
          </table:table-cell>
          <table:table-cell table:formula="of:=LEFT([.I713];3)" office:value-type="string" office:string-value="083" calcext:value-type="string">
            <text:p>083</text:p>
          </table:table-cell>
          <table:table-cell table:formula="of:=MID([.I713];5;2)" office:value-type="string" office:string-value="49" calcext:value-type="string">
            <text:p>49</text:p>
          </table:table-cell>
          <table:table-cell table:formula="of:=MID([.I713];8;5)" office:value-type="string" office:string-value="09.30" calcext:value-type="string">
            <text:p>09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G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LUFFTON</text:p>
          </table:table-cell>
          <table:table-cell office:value-type="string" calcext:value-type="string">
            <text:p>40-53-07.6000N</text:p>
          </table:table-cell>
          <table:table-cell table:formula="of:=LEFT([.E714];2)" office:value-type="string" office:string-value="40" calcext:value-type="string">
            <text:p>40</text:p>
          </table:table-cell>
          <table:table-cell table:formula="of:=MID([.E714];4;2)" office:value-type="string" office:string-value="53" calcext:value-type="string">
            <text:p>53</text:p>
          </table:table-cell>
          <table:table-cell table:formula="of:=MID([.E714];7;5)" office:value-type="string" office:string-value="07.60" calcext:value-type="string">
            <text:p>07.60</text:p>
          </table:table-cell>
          <table:table-cell office:value-type="string" calcext:value-type="string">
            <text:p>083-52-07.1000W</text:p>
          </table:table-cell>
          <table:table-cell table:formula="of:=LEFT([.I714];3)" office:value-type="string" office:string-value="083" calcext:value-type="string">
            <text:p>083</text:p>
          </table:table-cell>
          <table:table-cell table:formula="of:=MID([.I714];5;2)" office:value-type="string" office:string-value="52" calcext:value-type="string">
            <text:p>52</text:p>
          </table:table-cell>
          <table:table-cell table:formula="of:=MID([.I714];8;5)" office:value-type="string" office:string-value="07.10" calcext:value-type="string">
            <text:p>07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D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ORDNER</text:p>
          </table:table-cell>
          <table:table-cell office:value-type="string" calcext:value-type="string">
            <text:p>41-20-09.6000N</text:p>
          </table:table-cell>
          <table:table-cell table:formula="of:=LEFT([.E715];2)" office:value-type="string" office:string-value="41" calcext:value-type="string">
            <text:p>41</text:p>
          </table:table-cell>
          <table:table-cell table:formula="of:=MID([.E715];4;2)" office:value-type="string" office:string-value="20" calcext:value-type="string">
            <text:p>20</text:p>
          </table:table-cell>
          <table:table-cell table:formula="of:=MID([.E715];7;5)" office:value-type="string" office:string-value="09.60" calcext:value-type="string">
            <text:p>09.60</text:p>
          </table:table-cell>
          <table:table-cell office:value-type="string" calcext:value-type="string">
            <text:p>083-43-23.5000W</text:p>
          </table:table-cell>
          <table:table-cell table:formula="of:=LEFT([.I715];3)" office:value-type="string" office:string-value="083" calcext:value-type="string">
            <text:p>083</text:p>
          </table:table-cell>
          <table:table-cell table:formula="of:=MID([.I715];5;2)" office:value-type="string" office:string-value="43" calcext:value-type="string">
            <text:p>43</text:p>
          </table:table-cell>
          <table:table-cell table:formula="of:=MID([.I715];8;5)" office:value-type="string" office:string-value="23.50" calcext:value-type="string">
            <text:p>23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41-23-27.6000N</text:p>
          </table:table-cell>
          <table:table-cell table:formula="of:=LEFT([.E716];2)" office:value-type="string" office:string-value="41" calcext:value-type="string">
            <text:p>41</text:p>
          </table:table-cell>
          <table:table-cell table:formula="of:=MID([.E716];4;2)" office:value-type="string" office:string-value="23" calcext:value-type="string">
            <text:p>23</text:p>
          </table:table-cell>
          <table:table-cell table:formula="of:=MID([.E716];7;5)" office:value-type="string" office:string-value="27.60" calcext:value-type="string">
            <text:p>27.60</text:p>
          </table:table-cell>
          <table:table-cell office:value-type="string" calcext:value-type="string">
            <text:p>083-37-48.5000W</text:p>
          </table:table-cell>
          <table:table-cell table:formula="of:=LEFT([.I716];3)" office:value-type="string" office:string-value="083" calcext:value-type="string">
            <text:p>083</text:p>
          </table:table-cell>
          <table:table-cell table:formula="of:=MID([.I716];5;2)" office:value-type="string" office:string-value="37" calcext:value-type="string">
            <text:p>37</text:p>
          </table:table-cell>
          <table:table-cell table:formula="of:=MID([.I716];8;5)" office:value-type="string" office:string-value="48.50" calcext:value-type="string">
            <text:p>48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OOKVILLE AIR-PARK</text:p>
          </table:table-cell>
          <table:table-cell office:value-type="string" calcext:value-type="string">
            <text:p>39-51-45.1910N</text:p>
          </table:table-cell>
          <table:table-cell table:formula="of:=LEFT([.E717];2)" office:value-type="string" office:string-value="39" calcext:value-type="string">
            <text:p>39</text:p>
          </table:table-cell>
          <table:table-cell table:formula="of:=MID([.E717];4;2)" office:value-type="string" office:string-value="51" calcext:value-type="string">
            <text:p>51</text:p>
          </table:table-cell>
          <table:table-cell table:formula="of:=MID([.E717];7;5)" office:value-type="string" office:string-value="45.19" calcext:value-type="string">
            <text:p>45.19</text:p>
          </table:table-cell>
          <table:table-cell office:value-type="string" calcext:value-type="string">
            <text:p>084-25-59.8140W</text:p>
          </table:table-cell>
          <table:table-cell table:formula="of:=LEFT([.I717];3)" office:value-type="string" office:string-value="084" calcext:value-type="string">
            <text:p>084</text:p>
          </table:table-cell>
          <table:table-cell table:formula="of:=MID([.I717];5;2)" office:value-type="string" office:string-value="25" calcext:value-type="string">
            <text:p>25</text:p>
          </table:table-cell>
          <table:table-cell table:formula="of:=MID([.I717];8;5)" office:value-type="string" office:string-value="59.81" calcext:value-type="string">
            <text:p>59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G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IAMS COUNTY</text:p>
          </table:table-cell>
          <table:table-cell office:value-type="string" calcext:value-type="string">
            <text:p>41-28-02.3000N</text:p>
          </table:table-cell>
          <table:table-cell table:formula="of:=LEFT([.E718];2)" office:value-type="string" office:string-value="41" calcext:value-type="string">
            <text:p>41</text:p>
          </table:table-cell>
          <table:table-cell table:formula="of:=MID([.E718];4;2)" office:value-type="string" office:string-value="28" calcext:value-type="string">
            <text:p>28</text:p>
          </table:table-cell>
          <table:table-cell table:formula="of:=MID([.E718];7;5)" office:value-type="string" office:string-value="02.30" calcext:value-type="string">
            <text:p>02.30</text:p>
          </table:table-cell>
          <table:table-cell office:value-type="string" calcext:value-type="string">
            <text:p>084-30-24.4000W</text:p>
          </table:table-cell>
          <table:table-cell table:formula="of:=LEFT([.I718];3)" office:value-type="string" office:string-value="084" calcext:value-type="string">
            <text:p>084</text:p>
          </table:table-cell>
          <table:table-cell table:formula="of:=MID([.I718];5;2)" office:value-type="string" office:string-value="30" calcext:value-type="string">
            <text:p>30</text:p>
          </table:table-cell>
          <table:table-cell table:formula="of:=MID([.I718];8;5)" office:value-type="string" office:string-value="24.40" calcext:value-type="string">
            <text:p>24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7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 BUCYRUS-CRAWFORD COUNTY</text:p>
          </table:table-cell>
          <table:table-cell office:value-type="string" calcext:value-type="string">
            <text:p>40-46-53.7000N</text:p>
          </table:table-cell>
          <table:table-cell table:formula="of:=LEFT([.E719];2)" office:value-type="string" office:string-value="40" calcext:value-type="string">
            <text:p>40</text:p>
          </table:table-cell>
          <table:table-cell table:formula="of:=MID([.E719];4;2)" office:value-type="string" office:string-value="46" calcext:value-type="string">
            <text:p>46</text:p>
          </table:table-cell>
          <table:table-cell table:formula="of:=MID([.E719];7;5)" office:value-type="string" office:string-value="53.70" calcext:value-type="string">
            <text:p>53.70</text:p>
          </table:table-cell>
          <table:table-cell office:value-type="string" calcext:value-type="string">
            <text:p>082-58-29.3000W</text:p>
          </table:table-cell>
          <table:table-cell table:formula="of:=LEFT([.I719];3)" office:value-type="string" office:string-value="082" calcext:value-type="string">
            <text:p>082</text:p>
          </table:table-cell>
          <table:table-cell table:formula="of:=MID([.I719];5;2)" office:value-type="string" office:string-value="58" calcext:value-type="string">
            <text:p>58</text:p>
          </table:table-cell>
          <table:table-cell table:formula="of:=MID([.I719];8;5)" office:value-type="string" office:string-value="29.30" calcext:value-type="string">
            <text:p>29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G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40-14-18.1000N</text:p>
          </table:table-cell>
          <table:table-cell table:formula="of:=LEFT([.E720];2)" office:value-type="string" office:string-value="40" calcext:value-type="string">
            <text:p>40</text:p>
          </table:table-cell>
          <table:table-cell table:formula="of:=MID([.E720];4;2)" office:value-type="string" office:string-value="14" calcext:value-type="string">
            <text:p>14</text:p>
          </table:table-cell>
          <table:table-cell table:formula="of:=MID([.E720];7;5)" office:value-type="string" office:string-value="18.10" calcext:value-type="string">
            <text:p>18.10</text:p>
          </table:table-cell>
          <table:table-cell office:value-type="string" calcext:value-type="string">
            <text:p>081-00-46.4000W</text:p>
          </table:table-cell>
          <table:table-cell table:formula="of:=LEFT([.I720];3)" office:value-type="string" office:string-value="081" calcext:value-type="string">
            <text:p>081</text:p>
          </table:table-cell>
          <table:table-cell table:formula="of:=MID([.I720];5;2)" office:value-type="string" office:string-value="00" calcext:value-type="string">
            <text:p>00</text:p>
          </table:table-cell>
          <table:table-cell table:formula="of:=MID([.I720];8;5)" office:value-type="string" office:string-value="46.40" calcext:value-type="string">
            <text:p>46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39-48-03.4950N</text:p>
          </table:table-cell>
          <table:table-cell table:formula="of:=LEFT([.E721];2)" office:value-type="string" office:string-value="39" calcext:value-type="string">
            <text:p>39</text:p>
          </table:table-cell>
          <table:table-cell table:formula="of:=MID([.E721];4;2)" office:value-type="string" office:string-value="48" calcext:value-type="string">
            <text:p>48</text:p>
          </table:table-cell>
          <table:table-cell table:formula="of:=MID([.E721];7;5)" office:value-type="string" office:string-value="03.49" calcext:value-type="string">
            <text:p>03.49</text:p>
          </table:table-cell>
          <table:table-cell office:value-type="string" calcext:value-type="string">
            <text:p>081-32-10.7680W</text:p>
          </table:table-cell>
          <table:table-cell table:formula="of:=LEFT([.I721];3)" office:value-type="string" office:string-value="081" calcext:value-type="string">
            <text:p>081</text:p>
          </table:table-cell>
          <table:table-cell table:formula="of:=MID([.I721];5;2)" office:value-type="string" office:string-value="32" calcext:value-type="string">
            <text:p>32</text:p>
          </table:table-cell>
          <table:table-cell table:formula="of:=MID([.I721];8;5)" office:value-type="string" office:string-value="10.76" calcext:value-type="string">
            <text:p>10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D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MBRIDGE MUNI</text:p>
          </table:table-cell>
          <table:table-cell office:value-type="string" calcext:value-type="string">
            <text:p>39-58-30.1000N</text:p>
          </table:table-cell>
          <table:table-cell table:formula="of:=LEFT([.E722];2)" office:value-type="string" office:string-value="39" calcext:value-type="string">
            <text:p>39</text:p>
          </table:table-cell>
          <table:table-cell table:formula="of:=MID([.E722];4;2)" office:value-type="string" office:string-value="58" calcext:value-type="string">
            <text:p>58</text:p>
          </table:table-cell>
          <table:table-cell table:formula="of:=MID([.E722];7;5)" office:value-type="string" office:string-value="30.10" calcext:value-type="string">
            <text:p>30.10</text:p>
          </table:table-cell>
          <table:table-cell office:value-type="string" calcext:value-type="string">
            <text:p>081-34-39.3000W</text:p>
          </table:table-cell>
          <table:table-cell table:formula="of:=LEFT([.I722];3)" office:value-type="string" office:string-value="081" calcext:value-type="string">
            <text:p>081</text:p>
          </table:table-cell>
          <table:table-cell table:formula="of:=MID([.I722];5;2)" office:value-type="string" office:string-value="34" calcext:value-type="string">
            <text:p>34</text:p>
          </table:table-cell>
          <table:table-cell table:formula="of:=MID([.I722];8;5)" office:value-type="string" office:string-value="39.30" calcext:value-type="string">
            <text:p>39.30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08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LT FORK LODGE</text:p>
          </table:table-cell>
          <table:table-cell office:value-type="string" calcext:value-type="string">
            <text:p>40-06-39.2550N</text:p>
          </table:table-cell>
          <table:table-cell table:formula="of:=LEFT([.E723];2)" office:value-type="string" office:string-value="40" calcext:value-type="string">
            <text:p>40</text:p>
          </table:table-cell>
          <table:table-cell table:formula="of:=MID([.E723];4;2)" office:value-type="string" office:string-value="06" calcext:value-type="string">
            <text:p>06</text:p>
          </table:table-cell>
          <table:table-cell table:formula="of:=MID([.E723];7;5)" office:value-type="string" office:string-value="39.25" calcext:value-type="string">
            <text:p>39.25</text:p>
          </table:table-cell>
          <table:table-cell office:value-type="string" calcext:value-type="string">
            <text:p>081-31-34.4300W</text:p>
          </table:table-cell>
          <table:table-cell table:formula="of:=LEFT([.I723];3)" office:value-type="string" office:string-value="081" calcext:value-type="string">
            <text:p>081</text:p>
          </table:table-cell>
          <table:table-cell table:formula="of:=MID([.I723];5;2)" office:value-type="string" office:string-value="31" calcext:value-type="string">
            <text:p>31</text:p>
          </table:table-cell>
          <table:table-cell table:formula="of:=MID([.I723];8;5)" office:value-type="string" office:string-value="34.43" calcext:value-type="string">
            <text:p>34.43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5D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TARK COUNTY SHERIFF</text:p>
          </table:table-cell>
          <table:table-cell office:value-type="string" calcext:value-type="string">
            <text:p>40-50-23.2100N</text:p>
          </table:table-cell>
          <table:table-cell table:formula="of:=LEFT([.E724];2)" office:value-type="string" office:string-value="40" calcext:value-type="string">
            <text:p>40</text:p>
          </table:table-cell>
          <table:table-cell table:formula="of:=MID([.E724];4;2)" office:value-type="string" office:string-value="50" calcext:value-type="string">
            <text:p>50</text:p>
          </table:table-cell>
          <table:table-cell table:formula="of:=MID([.E724];7;5)" office:value-type="string" office:string-value="23.21" calcext:value-type="string">
            <text:p>23.21</text:p>
          </table:table-cell>
          <table:table-cell office:value-type="string" calcext:value-type="string">
            <text:p>081-18-29.3940W</text:p>
          </table:table-cell>
          <table:table-cell table:formula="of:=LEFT([.I724];3)" office:value-type="string" office:string-value="081" calcext:value-type="string">
            <text:p>081</text:p>
          </table:table-cell>
          <table:table-cell table:formula="of:=MID([.I724];5;2)" office:value-type="string" office:string-value="18" calcext:value-type="string">
            <text:p>18</text:p>
          </table:table-cell>
          <table:table-cell table:formula="of:=MID([.I724];8;5)" office:value-type="string" office:string-value="29.39" calcext:value-type="string">
            <text:p>29.3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RROLL COUNTY-TOLSON</text:p>
          </table:table-cell>
          <table:table-cell office:value-type="string" calcext:value-type="string">
            <text:p>40-33-42.0000N</text:p>
          </table:table-cell>
          <table:table-cell table:formula="of:=LEFT([.E725];2)" office:value-type="string" office:string-value="40" calcext:value-type="string">
            <text:p>40</text:p>
          </table:table-cell>
          <table:table-cell table:formula="of:=MID([.E725];4;2)" office:value-type="string" office:string-value="33" calcext:value-type="string">
            <text:p>33</text:p>
          </table:table-cell>
          <table:table-cell table:formula="of:=MID([.E725];7;5)" office:value-type="string" office:string-value="42.00" calcext:value-type="string">
            <text:p>42.00</text:p>
          </table:table-cell>
          <table:table-cell office:value-type="string" calcext:value-type="string">
            <text:p>081-04-41.1000W</text:p>
          </table:table-cell>
          <table:table-cell table:formula="of:=LEFT([.I725];3)" office:value-type="string" office:string-value="081" calcext:value-type="string">
            <text:p>081</text:p>
          </table:table-cell>
          <table:table-cell table:formula="of:=MID([.I725];5;2)" office:value-type="string" office:string-value="04" calcext:value-type="string">
            <text:p>04</text:p>
          </table:table-cell>
          <table:table-cell table:formula="of:=MID([.I725];8;5)" office:value-type="string" office:string-value="41.10" calcext:value-type="string">
            <text:p>41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D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40-38-53.2200N</text:p>
          </table:table-cell>
          <table:table-cell table:formula="of:=LEFT([.E726];2)" office:value-type="string" office:string-value="40" calcext:value-type="string">
            <text:p>40</text:p>
          </table:table-cell>
          <table:table-cell table:formula="of:=MID([.E726];4;2)" office:value-type="string" office:string-value="38" calcext:value-type="string">
            <text:p>38</text:p>
          </table:table-cell>
          <table:table-cell table:formula="of:=MID([.E726];7;5)" office:value-type="string" office:string-value="53.22" calcext:value-type="string">
            <text:p>53.22</text:p>
          </table:table-cell>
          <table:table-cell office:value-type="string" calcext:value-type="string">
            <text:p>081-04-07.3460W</text:p>
          </table:table-cell>
          <table:table-cell table:formula="of:=LEFT([.I726];3)" office:value-type="string" office:string-value="081" calcext:value-type="string">
            <text:p>081</text:p>
          </table:table-cell>
          <table:table-cell table:formula="of:=MID([.I726];5;2)" office:value-type="string" office:string-value="04" calcext:value-type="string">
            <text:p>04</text:p>
          </table:table-cell>
          <table:table-cell table:formula="of:=MID([.I726];8;5)" office:value-type="string" office:string-value="07.34" calcext:value-type="string">
            <text:p>07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Q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KEFIELD</text:p>
          </table:table-cell>
          <table:table-cell office:value-type="string" calcext:value-type="string">
            <text:p>40-29-03.4000N</text:p>
          </table:table-cell>
          <table:table-cell table:formula="of:=LEFT([.E727];2)" office:value-type="string" office:string-value="40" calcext:value-type="string">
            <text:p>40</text:p>
          </table:table-cell>
          <table:table-cell table:formula="of:=MID([.E727];4;2)" office:value-type="string" office:string-value="29" calcext:value-type="string">
            <text:p>29</text:p>
          </table:table-cell>
          <table:table-cell table:formula="of:=MID([.E727];7;5)" office:value-type="string" office:string-value="03.40" calcext:value-type="string">
            <text:p>03.40</text:p>
          </table:table-cell>
          <table:table-cell office:value-type="string" calcext:value-type="string">
            <text:p>084-33-29.5000W</text:p>
          </table:table-cell>
          <table:table-cell table:formula="of:=LEFT([.I727];3)" office:value-type="string" office:string-value="084" calcext:value-type="string">
            <text:p>084</text:p>
          </table:table-cell>
          <table:table-cell table:formula="of:=MID([.I727];5;2)" office:value-type="string" office:string-value="33" calcext:value-type="string">
            <text:p>33</text:p>
          </table:table-cell>
          <table:table-cell table:formula="of:=MID([.I727];8;5)" office:value-type="string" office:string-value="29.50" calcext:value-type="string">
            <text:p>29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CM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HAPMAN MEMORIAL FIELD</text:p>
          </table:table-cell>
          <table:table-cell office:value-type="string" calcext:value-type="string">
            <text:p>40-17-43.6200N</text:p>
          </table:table-cell>
          <table:table-cell table:formula="of:=LEFT([.E728];2)" office:value-type="string" office:string-value="40" calcext:value-type="string">
            <text:p>40</text:p>
          </table:table-cell>
          <table:table-cell table:formula="of:=MID([.E728];4;2)" office:value-type="string" office:string-value="17" calcext:value-type="string">
            <text:p>17</text:p>
          </table:table-cell>
          <table:table-cell table:formula="of:=MID([.E728];7;5)" office:value-type="string" office:string-value="43.62" calcext:value-type="string">
            <text:p>43.62</text:p>
          </table:table-cell>
          <table:table-cell office:value-type="string" calcext:value-type="string">
            <text:p>082-43-47.9000W</text:p>
          </table:table-cell>
          <table:table-cell table:formula="of:=LEFT([.I728];3)" office:value-type="string" office:string-value="082" calcext:value-type="string">
            <text:p>082</text:p>
          </table:table-cell>
          <table:table-cell table:formula="of:=MID([.I728];5;2)" office:value-type="string" office:string-value="43" calcext:value-type="string">
            <text:p>43</text:p>
          </table:table-cell>
          <table:table-cell table:formula="of:=MID([.I728];8;5)" office:value-type="string" office:string-value="47.90" calcext:value-type="string">
            <text:p>47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WRENCE COUNTY AIRPARK</text:p>
          </table:table-cell>
          <table:table-cell office:value-type="string" calcext:value-type="string">
            <text:p>38-25-08.8400N</text:p>
          </table:table-cell>
          <table:table-cell table:formula="of:=LEFT([.E729];2)" office:value-type="string" office:string-value="38" calcext:value-type="string">
            <text:p>38</text:p>
          </table:table-cell>
          <table:table-cell table:formula="of:=MID([.E729];4;2)" office:value-type="string" office:string-value="25" calcext:value-type="string">
            <text:p>25</text:p>
          </table:table-cell>
          <table:table-cell table:formula="of:=MID([.E729];7;5)" office:value-type="string" office:string-value="08.84" calcext:value-type="string">
            <text:p>08.84</text:p>
          </table:table-cell>
          <table:table-cell office:value-type="string" calcext:value-type="string">
            <text:p>082-29-41.3950W</text:p>
          </table:table-cell>
          <table:table-cell table:formula="of:=LEFT([.I729];3)" office:value-type="string" office:string-value="082" calcext:value-type="string">
            <text:p>082</text:p>
          </table:table-cell>
          <table:table-cell table:formula="of:=MID([.I729];5;2)" office:value-type="string" office:string-value="29" calcext:value-type="string">
            <text:p>29</text:p>
          </table:table-cell>
          <table:table-cell table:formula="of:=MID([.I729];8;5)" office:value-type="string" office:string-value="41.39" calcext:value-type="string">
            <text:p>41.3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Z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OSS COUNTY</text:p>
          </table:table-cell>
          <table:table-cell office:value-type="string" calcext:value-type="string">
            <text:p>39-26-25.5000N</text:p>
          </table:table-cell>
          <table:table-cell table:formula="of:=LEFT([.E730];2)" office:value-type="string" office:string-value="39" calcext:value-type="string">
            <text:p>39</text:p>
          </table:table-cell>
          <table:table-cell table:formula="of:=MID([.E730];4;2)" office:value-type="string" office:string-value="26" calcext:value-type="string">
            <text:p>26</text:p>
          </table:table-cell>
          <table:table-cell table:formula="of:=MID([.E730];7;5)" office:value-type="string" office:string-value="25.50" calcext:value-type="string">
            <text:p>25.50</text:p>
          </table:table-cell>
          <table:table-cell office:value-type="string" calcext:value-type="string">
            <text:p>083-01-23.0000W</text:p>
          </table:table-cell>
          <table:table-cell table:formula="of:=LEFT([.I730];3)" office:value-type="string" office:string-value="083" calcext:value-type="string">
            <text:p>083</text:p>
          </table:table-cell>
          <table:table-cell table:formula="of:=MID([.I730];5;2)" office:value-type="string" office:string-value="01" calcext:value-type="string">
            <text:p>01</text:p>
          </table:table-cell>
          <table:table-cell table:formula="of:=MID([.I730];8;5)" office:value-type="string" office:string-value="23.00" calcext:value-type="string">
            <text:p>23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 MUNI AIRPORT LUNKEN FIELD</text:p>
          </table:table-cell>
          <table:table-cell office:value-type="string" calcext:value-type="string">
            <text:p>39-06-12.0000N</text:p>
          </table:table-cell>
          <table:table-cell table:formula="of:=LEFT([.E731];2)" office:value-type="string" office:string-value="39" calcext:value-type="string">
            <text:p>39</text:p>
          </table:table-cell>
          <table:table-cell table:formula="of:=MID([.E731];4;2)" office:value-type="string" office:string-value="06" calcext:value-type="string">
            <text:p>06</text:p>
          </table:table-cell>
          <table:table-cell table:formula="of:=MID([.E731];7;5)" office:value-type="string" office:string-value="12.00" calcext:value-type="string">
            <text:p>12.00</text:p>
          </table:table-cell>
          <table:table-cell office:value-type="string" calcext:value-type="string">
            <text:p>084-25-07.0000W</text:p>
          </table:table-cell>
          <table:table-cell table:formula="of:=LEFT([.I731];3)" office:value-type="string" office:string-value="084" calcext:value-type="string">
            <text:p>084</text:p>
          </table:table-cell>
          <table:table-cell table:formula="of:=MID([.I731];5;2)" office:value-type="string" office:string-value="25" calcext:value-type="string">
            <text:p>25</text:p>
          </table:table-cell>
          <table:table-cell table:formula="of:=MID([.I731];8;5)" office:value-type="string" office:string-value="07.00" calcext:value-type="string">
            <text:p>07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3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ARKS DREAM STRIP</text:p>
          </table:table-cell>
          <table:table-cell office:value-type="string" calcext:value-type="string">
            <text:p>39-38-37.3000N</text:p>
          </table:table-cell>
          <table:table-cell table:formula="of:=LEFT([.E732];2)" office:value-type="string" office:string-value="39" calcext:value-type="string">
            <text:p>39</text:p>
          </table:table-cell>
          <table:table-cell table:formula="of:=MID([.E732];4;2)" office:value-type="string" office:string-value="38" calcext:value-type="string">
            <text:p>38</text:p>
          </table:table-cell>
          <table:table-cell table:formula="of:=MID([.E732];7;5)" office:value-type="string" office:string-value="37.30" calcext:value-type="string">
            <text:p>37.30</text:p>
          </table:table-cell>
          <table:table-cell office:value-type="string" calcext:value-type="string">
            <text:p>083-01-02.9000W</text:p>
          </table:table-cell>
          <table:table-cell table:formula="of:=LEFT([.I732];3)" office:value-type="string" office:string-value="083" calcext:value-type="string">
            <text:p>083</text:p>
          </table:table-cell>
          <table:table-cell table:formula="of:=MID([.I732];5;2)" office:value-type="string" office:string-value="01" calcext:value-type="string">
            <text:p>01</text:p>
          </table:table-cell>
          <table:table-cell table:formula="of:=MID([.I732];8;5)" office:value-type="string" office:string-value="02.90" calcext:value-type="string">
            <text:p>02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Y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CKAWAY COUNTY MEMORIAL</text:p>
          </table:table-cell>
          <table:table-cell office:value-type="string" calcext:value-type="string">
            <text:p>39-30-57.6000N</text:p>
          </table:table-cell>
          <table:table-cell table:formula="of:=LEFT([.E733];2)" office:value-type="string" office:string-value="39" calcext:value-type="string">
            <text:p>39</text:p>
          </table:table-cell>
          <table:table-cell table:formula="of:=MID([.E733];4;2)" office:value-type="string" office:string-value="30" calcext:value-type="string">
            <text:p>30</text:p>
          </table:table-cell>
          <table:table-cell table:formula="of:=MID([.E733];7;5)" office:value-type="string" office:string-value="57.60" calcext:value-type="string">
            <text:p>57.60</text:p>
          </table:table-cell>
          <table:table-cell office:value-type="string" calcext:value-type="string">
            <text:p>082-58-55.7000W</text:p>
          </table:table-cell>
          <table:table-cell table:formula="of:=LEFT([.I733];3)" office:value-type="string" office:string-value="082" calcext:value-type="string">
            <text:p>082</text:p>
          </table:table-cell>
          <table:table-cell table:formula="of:=MID([.I733];5;2)" office:value-type="string" office:string-value="58" calcext:value-type="string">
            <text:p>58</text:p>
          </table:table-cell>
          <table:table-cell table:formula="of:=MID([.I733];8;5)" office:value-type="string" office:string-value="55.70" calcext:value-type="string">
            <text:p>55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K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URKE LAKEFRONT</text:p>
          </table:table-cell>
          <table:table-cell office:value-type="string" calcext:value-type="string">
            <text:p>41-31-04.3000N</text:p>
          </table:table-cell>
          <table:table-cell table:formula="of:=LEFT([.E734];2)" office:value-type="string" office:string-value="41" calcext:value-type="string">
            <text:p>41</text:p>
          </table:table-cell>
          <table:table-cell table:formula="of:=MID([.E734];4;2)" office:value-type="string" office:string-value="31" calcext:value-type="string">
            <text:p>31</text:p>
          </table:table-cell>
          <table:table-cell table:formula="of:=MID([.E734];7;5)" office:value-type="string" office:string-value="04.30" calcext:value-type="string">
            <text:p>04.30</text:p>
          </table:table-cell>
          <table:table-cell office:value-type="string" calcext:value-type="string">
            <text:p>081-40-57.5000W</text:p>
          </table:table-cell>
          <table:table-cell table:formula="of:=LEFT([.I734];3)" office:value-type="string" office:string-value="081" calcext:value-type="string">
            <text:p>081</text:p>
          </table:table-cell>
          <table:table-cell table:formula="of:=MID([.I734];5;2)" office:value-type="string" office:string-value="40" calcext:value-type="string">
            <text:p>40</text:p>
          </table:table-cell>
          <table:table-cell table:formula="of:=MID([.I734];8;5)" office:value-type="string" office:string-value="57.50" calcext:value-type="string">
            <text:p>57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-HOPKINS INTL</text:p>
          </table:table-cell>
          <table:table-cell office:value-type="string" calcext:value-type="string">
            <text:p>41-24-33.9000N</text:p>
          </table:table-cell>
          <table:table-cell table:formula="of:=LEFT([.E735];2)" office:value-type="string" office:string-value="41" calcext:value-type="string">
            <text:p>41</text:p>
          </table:table-cell>
          <table:table-cell table:formula="of:=MID([.E735];4;2)" office:value-type="string" office:string-value="24" calcext:value-type="string">
            <text:p>24</text:p>
          </table:table-cell>
          <table:table-cell table:formula="of:=MID([.E735];7;5)" office:value-type="string" office:string-value="33.90" calcext:value-type="string">
            <text:p>33.90</text:p>
          </table:table-cell>
          <table:table-cell office:value-type="string" calcext:value-type="string">
            <text:p>081-51-16.9000W</text:p>
          </table:table-cell>
          <table:table-cell table:formula="of:=LEFT([.I735];3)" office:value-type="string" office:string-value="081" calcext:value-type="string">
            <text:p>081</text:p>
          </table:table-cell>
          <table:table-cell table:formula="of:=MID([.I735];5;2)" office:value-type="string" office:string-value="51" calcext:value-type="string">
            <text:p>51</text:p>
          </table:table-cell>
          <table:table-cell table:formula="of:=MID([.I735];8;5)" office:value-type="string" office:string-value="16.90" calcext:value-type="string">
            <text:p>16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GF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UYAHOGA COUNTY</text:p>
          </table:table-cell>
          <table:table-cell office:value-type="string" calcext:value-type="string">
            <text:p>41-33-54.4000N</text:p>
          </table:table-cell>
          <table:table-cell table:formula="of:=LEFT([.E736];2)" office:value-type="string" office:string-value="41" calcext:value-type="string">
            <text:p>41</text:p>
          </table:table-cell>
          <table:table-cell table:formula="of:=MID([.E736];4;2)" office:value-type="string" office:string-value="33" calcext:value-type="string">
            <text:p>33</text:p>
          </table:table-cell>
          <table:table-cell table:formula="of:=MID([.E736];7;5)" office:value-type="string" office:string-value="54.40" calcext:value-type="string">
            <text:p>54.40</text:p>
          </table:table-cell>
          <table:table-cell office:value-type="string" calcext:value-type="string">
            <text:p>081-29-10.9000W</text:p>
          </table:table-cell>
          <table:table-cell table:formula="of:=LEFT([.I736];3)" office:value-type="string" office:string-value="081" calcext:value-type="string">
            <text:p>081</text:p>
          </table:table-cell>
          <table:table-cell table:formula="of:=MID([.I736];5;2)" office:value-type="string" office:string-value="29" calcext:value-type="string">
            <text:p>29</text:p>
          </table:table-cell>
          <table:table-cell table:formula="of:=MID([.I736];8;5)" office:value-type="string" office:string-value="10.90" calcext:value-type="string">
            <text:p>1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D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ANDIT FIELD AIRDROME</text:p>
          </table:table-cell>
          <table:table-cell office:value-type="string" calcext:value-type="string">
            <text:p>41-13-26.1950N</text:p>
          </table:table-cell>
          <table:table-cell table:formula="of:=LEFT([.E737];2)" office:value-type="string" office:string-value="41" calcext:value-type="string">
            <text:p>41</text:p>
          </table:table-cell>
          <table:table-cell table:formula="of:=MID([.E737];4;2)" office:value-type="string" office:string-value="13" calcext:value-type="string">
            <text:p>13</text:p>
          </table:table-cell>
          <table:table-cell table:formula="of:=MID([.E737];7;5)" office:value-type="string" office:string-value="26.19" calcext:value-type="string">
            <text:p>26.19</text:p>
          </table:table-cell>
          <table:table-cell office:value-type="string" calcext:value-type="string">
            <text:p>082-57-27.6860W</text:p>
          </table:table-cell>
          <table:table-cell table:formula="of:=LEFT([.I737];3)" office:value-type="string" office:string-value="082" calcext:value-type="string">
            <text:p>082</text:p>
          </table:table-cell>
          <table:table-cell table:formula="of:=MID([.I737];5;2)" office:value-type="string" office:string-value="57" calcext:value-type="string">
            <text:p>57</text:p>
          </table:table-cell>
          <table:table-cell table:formula="of:=MID([.I737];8;5)" office:value-type="string" office:string-value="27.68" calcext:value-type="string">
            <text:p>27.6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G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41-19-08.9482N</text:p>
          </table:table-cell>
          <table:table-cell table:formula="of:=LEFT([.E738];2)" office:value-type="string" office:string-value="41" calcext:value-type="string">
            <text:p>41</text:p>
          </table:table-cell>
          <table:table-cell table:formula="of:=MID([.E738];4;2)" office:value-type="string" office:string-value="19" calcext:value-type="string">
            <text:p>19</text:p>
          </table:table-cell>
          <table:table-cell table:formula="of:=MID([.E738];7;5)" office:value-type="string" office:string-value="08.94" calcext:value-type="string">
            <text:p>08.94</text:p>
          </table:table-cell>
          <table:table-cell office:value-type="string" calcext:value-type="string">
            <text:p>081-57-36.4887W</text:p>
          </table:table-cell>
          <table:table-cell table:formula="of:=LEFT([.I738];3)" office:value-type="string" office:string-value="081" calcext:value-type="string">
            <text:p>081</text:p>
          </table:table-cell>
          <table:table-cell table:formula="of:=MID([.I738];5;2)" office:value-type="string" office:string-value="57" calcext:value-type="string">
            <text:p>57</text:p>
          </table:table-cell>
          <table:table-cell table:formula="of:=MID([.I738];8;5)" office:value-type="string" office:string-value="36.48" calcext:value-type="string">
            <text:p>36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Z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OLTON FIELD</text:p>
          </table:table-cell>
          <table:table-cell office:value-type="string" calcext:value-type="string">
            <text:p>39-54-04.2000N</text:p>
          </table:table-cell>
          <table:table-cell table:formula="of:=LEFT([.E739];2)" office:value-type="string" office:string-value="39" calcext:value-type="string">
            <text:p>39</text:p>
          </table:table-cell>
          <table:table-cell table:formula="of:=MID([.E739];4;2)" office:value-type="string" office:string-value="54" calcext:value-type="string">
            <text:p>54</text:p>
          </table:table-cell>
          <table:table-cell table:formula="of:=MID([.E739];7;5)" office:value-type="string" office:string-value="04.20" calcext:value-type="string">
            <text:p>04.20</text:p>
          </table:table-cell>
          <table:table-cell office:value-type="string" calcext:value-type="string">
            <text:p>083-08-12.9000W</text:p>
          </table:table-cell>
          <table:table-cell table:formula="of:=LEFT([.I739];3)" office:value-type="string" office:string-value="083" calcext:value-type="string">
            <text:p>083</text:p>
          </table:table-cell>
          <table:table-cell table:formula="of:=MID([.I739];5;2)" office:value-type="string" office:string-value="08" calcext:value-type="string">
            <text:p>08</text:p>
          </table:table-cell>
          <table:table-cell table:formula="of:=MID([.I739];8;5)" office:value-type="string" office:string-value="12.90" calcext:value-type="string">
            <text:p>12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4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 SOUTHWEST</text:p>
          </table:table-cell>
          <table:table-cell office:value-type="string" calcext:value-type="string">
            <text:p>39-54-40.2240N</text:p>
          </table:table-cell>
          <table:table-cell table:formula="of:=LEFT([.E740];2)" office:value-type="string" office:string-value="39" calcext:value-type="string">
            <text:p>39</text:p>
          </table:table-cell>
          <table:table-cell table:formula="of:=MID([.E740];4;2)" office:value-type="string" office:string-value="54" calcext:value-type="string">
            <text:p>54</text:p>
          </table:table-cell>
          <table:table-cell table:formula="of:=MID([.E740];7;5)" office:value-type="string" office:string-value="40.22" calcext:value-type="string">
            <text:p>40.22</text:p>
          </table:table-cell>
          <table:table-cell office:value-type="string" calcext:value-type="string">
            <text:p>083-11-19.6850W</text:p>
          </table:table-cell>
          <table:table-cell table:formula="of:=LEFT([.I740];3)" office:value-type="string" office:string-value="083" calcext:value-type="string">
            <text:p>083</text:p>
          </table:table-cell>
          <table:table-cell table:formula="of:=MID([.I740];5;2)" office:value-type="string" office:string-value="11" calcext:value-type="string">
            <text:p>11</text:p>
          </table:table-cell>
          <table:table-cell table:formula="of:=MID([.I740];8;5)" office:value-type="string" office:string-value="19.68" calcext:value-type="string">
            <text:p>19.68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2A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PARTMENT OF TRANSPORTATION</text:p>
          </table:table-cell>
          <table:table-cell office:value-type="string" calcext:value-type="string">
            <text:p>39-57-35.2300N</text:p>
          </table:table-cell>
          <table:table-cell table:formula="of:=LEFT([.E741];2)" office:value-type="string" office:string-value="39" calcext:value-type="string">
            <text:p>39</text:p>
          </table:table-cell>
          <table:table-cell table:formula="of:=MID([.E741];4;2)" office:value-type="string" office:string-value="57" calcext:value-type="string">
            <text:p>57</text:p>
          </table:table-cell>
          <table:table-cell table:formula="of:=MID([.E741];7;5)" office:value-type="string" office:string-value="35.23" calcext:value-type="string">
            <text:p>35.23</text:p>
          </table:table-cell>
          <table:table-cell office:value-type="string" calcext:value-type="string">
            <text:p>083-02-38.6650W</text:p>
          </table:table-cell>
          <table:table-cell table:formula="of:=LEFT([.I741];3)" office:value-type="string" office:string-value="083" calcext:value-type="string">
            <text:p>083</text:p>
          </table:table-cell>
          <table:table-cell table:formula="of:=MID([.I741];5;2)" office:value-type="string" office:string-value="02" calcext:value-type="string">
            <text:p>02</text:p>
          </table:table-cell>
          <table:table-cell table:formula="of:=MID([.I741];8;5)" office:value-type="string" office:string-value="38.66" calcext:value-type="string">
            <text:p>38.6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SU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40-04-47.3912N</text:p>
          </table:table-cell>
          <table:table-cell table:formula="of:=LEFT([.E742];2)" office:value-type="string" office:string-value="40" calcext:value-type="string">
            <text:p>40</text:p>
          </table:table-cell>
          <table:table-cell table:formula="of:=MID([.E742];4;2)" office:value-type="string" office:string-value="04" calcext:value-type="string">
            <text:p>04</text:p>
          </table:table-cell>
          <table:table-cell table:formula="of:=MID([.E742];7;5)" office:value-type="string" office:string-value="47.39" calcext:value-type="string">
            <text:p>47.39</text:p>
          </table:table-cell>
          <table:table-cell office:value-type="string" calcext:value-type="string">
            <text:p>083-04-23.3461W</text:p>
          </table:table-cell>
          <table:table-cell table:formula="of:=LEFT([.I742];3)" office:value-type="string" office:string-value="083" calcext:value-type="string">
            <text:p>083</text:p>
          </table:table-cell>
          <table:table-cell table:formula="of:=MID([.I742];5;2)" office:value-type="string" office:string-value="04" calcext:value-type="string">
            <text:p>04</text:p>
          </table:table-cell>
          <table:table-cell table:formula="of:=MID([.I742];8;5)" office:value-type="string" office:string-value="23.34" calcext:value-type="string">
            <text:p>23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M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 COLUMBUS INTL</text:p>
          </table:table-cell>
          <table:table-cell office:value-type="string" calcext:value-type="string">
            <text:p>39-59-49.0000N</text:p>
          </table:table-cell>
          <table:table-cell table:formula="of:=LEFT([.E743];2)" office:value-type="string" office:string-value="39" calcext:value-type="string">
            <text:p>39</text:p>
          </table:table-cell>
          <table:table-cell table:formula="of:=MID([.E743];4;2)" office:value-type="string" office:string-value="59" calcext:value-type="string">
            <text:p>59</text:p>
          </table:table-cell>
          <table:table-cell table:formula="of:=MID([.E743];7;5)" office:value-type="string" office:string-value="49.00" calcext:value-type="string">
            <text:p>49.00</text:p>
          </table:table-cell>
          <table:table-cell office:value-type="string" calcext:value-type="string">
            <text:p>082-53-31.8000W</text:p>
          </table:table-cell>
          <table:table-cell table:formula="of:=LEFT([.I743];3)" office:value-type="string" office:string-value="082" calcext:value-type="string">
            <text:p>082</text:p>
          </table:table-cell>
          <table:table-cell table:formula="of:=MID([.I743];5;2)" office:value-type="string" office:string-value="53" calcext:value-type="string">
            <text:p>53</text:p>
          </table:table-cell>
          <table:table-cell table:formula="of:=MID([.I743];8;5)" office:value-type="string" office:string-value="31.80" calcext:value-type="string">
            <text:p>31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ICKENBACKER INTL</text:p>
          </table:table-cell>
          <table:table-cell office:value-type="string" calcext:value-type="string">
            <text:p>39-48-49.6000N</text:p>
          </table:table-cell>
          <table:table-cell table:formula="of:=LEFT([.E744];2)" office:value-type="string" office:string-value="39" calcext:value-type="string">
            <text:p>39</text:p>
          </table:table-cell>
          <table:table-cell table:formula="of:=MID([.E744];4;2)" office:value-type="string" office:string-value="48" calcext:value-type="string">
            <text:p>48</text:p>
          </table:table-cell>
          <table:table-cell table:formula="of:=MID([.E744];7;5)" office:value-type="string" office:string-value="49.60" calcext:value-type="string">
            <text:p>49.60</text:p>
          </table:table-cell>
          <table:table-cell office:value-type="string" calcext:value-type="string">
            <text:p>082-55-40.1000W</text:p>
          </table:table-cell>
          <table:table-cell table:formula="of:=LEFT([.I744];3)" office:value-type="string" office:string-value="082" calcext:value-type="string">
            <text:p>082</text:p>
          </table:table-cell>
          <table:table-cell table:formula="of:=MID([.I744];5;2)" office:value-type="string" office:string-value="55" calcext:value-type="string">
            <text:p>55</text:p>
          </table:table-cell>
          <table:table-cell table:formula="of:=MID([.I744];8;5)" office:value-type="string" office:string-value="40.10" calcext:value-type="string">
            <text:p>40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ICHARD DOWNING</text:p>
          </table:table-cell>
          <table:table-cell office:value-type="string" calcext:value-type="string">
            <text:p>40-18-36.6000N</text:p>
          </table:table-cell>
          <table:table-cell table:formula="of:=LEFT([.E745];2)" office:value-type="string" office:string-value="40" calcext:value-type="string">
            <text:p>40</text:p>
          </table:table-cell>
          <table:table-cell table:formula="of:=MID([.E745];4;2)" office:value-type="string" office:string-value="18" calcext:value-type="string">
            <text:p>18</text:p>
          </table:table-cell>
          <table:table-cell table:formula="of:=MID([.E745];7;5)" office:value-type="string" office:string-value="36.60" calcext:value-type="string">
            <text:p>36.60</text:p>
          </table:table-cell>
          <table:table-cell office:value-type="string" calcext:value-type="string">
            <text:p>081-51-08.7000W</text:p>
          </table:table-cell>
          <table:table-cell table:formula="of:=LEFT([.I745];3)" office:value-type="string" office:string-value="081" calcext:value-type="string">
            <text:p>081</text:p>
          </table:table-cell>
          <table:table-cell table:formula="of:=MID([.I745];5;2)" office:value-type="string" office:string-value="51" calcext:value-type="string">
            <text:p>51</text:p>
          </table:table-cell>
          <table:table-cell table:formula="of:=MID([.I745];8;5)" office:value-type="string" office:string-value="08.70" calcext:value-type="string">
            <text:p>08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HIO TROTWOOD</text:p>
          </table:table-cell>
          <table:table-cell office:value-type="string" calcext:value-type="string">
            <text:p>39-45-57.2030N</text:p>
          </table:table-cell>
          <table:table-cell table:formula="of:=LEFT([.E746];2)" office:value-type="string" office:string-value="39" calcext:value-type="string">
            <text:p>39</text:p>
          </table:table-cell>
          <table:table-cell table:formula="of:=MID([.E746];4;2)" office:value-type="string" office:string-value="45" calcext:value-type="string">
            <text:p>45</text:p>
          </table:table-cell>
          <table:table-cell table:formula="of:=MID([.E746];7;5)" office:value-type="string" office:string-value="57.20" calcext:value-type="string">
            <text:p>57.20</text:p>
          </table:table-cell>
          <table:table-cell office:value-type="string" calcext:value-type="string">
            <text:p>084-20-35.8020W</text:p>
          </table:table-cell>
          <table:table-cell table:formula="of:=LEFT([.I746];3)" office:value-type="string" office:string-value="084" calcext:value-type="string">
            <text:p>084</text:p>
          </table:table-cell>
          <table:table-cell table:formula="of:=MID([.I746];5;2)" office:value-type="string" office:string-value="20" calcext:value-type="string">
            <text:p>20</text:p>
          </table:table-cell>
          <table:table-cell table:formula="of:=MID([.I746];8;5)" office:value-type="string" office:string-value="35.80" calcext:value-type="string">
            <text:p>35.80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5D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 TRANSPORTATION CNTR</text:p>
          </table:table-cell>
          <table:table-cell office:value-type="string" calcext:value-type="string">
            <text:p>39-45-27.2000N</text:p>
          </table:table-cell>
          <table:table-cell table:formula="of:=LEFT([.E747];2)" office:value-type="string" office:string-value="39" calcext:value-type="string">
            <text:p>39</text:p>
          </table:table-cell>
          <table:table-cell table:formula="of:=MID([.E747];4;2)" office:value-type="string" office:string-value="45" calcext:value-type="string">
            <text:p>45</text:p>
          </table:table-cell>
          <table:table-cell table:formula="of:=MID([.E747];7;5)" office:value-type="string" office:string-value="27.20" calcext:value-type="string">
            <text:p>27.20</text:p>
          </table:table-cell>
          <table:table-cell office:value-type="string" calcext:value-type="string">
            <text:p>084-11-18.2200W</text:p>
          </table:table-cell>
          <table:table-cell table:formula="of:=LEFT([.I747];3)" office:value-type="string" office:string-value="084" calcext:value-type="string">
            <text:p>084</text:p>
          </table:table-cell>
          <table:table-cell table:formula="of:=MID([.I747];5;2)" office:value-type="string" office:string-value="11" calcext:value-type="string">
            <text:p>11</text:p>
          </table:table-cell>
          <table:table-cell table:formula="of:=MID([.I747];8;5)" office:value-type="string" office:string-value="18.22" calcext:value-type="string">
            <text:p>18.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G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-WRIGHT BROTHERS</text:p>
          </table:table-cell>
          <table:table-cell office:value-type="string" calcext:value-type="string">
            <text:p>39-35-20.3000N</text:p>
          </table:table-cell>
          <table:table-cell table:formula="of:=LEFT([.E748];2)" office:value-type="string" office:string-value="39" calcext:value-type="string">
            <text:p>39</text:p>
          </table:table-cell>
          <table:table-cell table:formula="of:=MID([.E748];4;2)" office:value-type="string" office:string-value="35" calcext:value-type="string">
            <text:p>35</text:p>
          </table:table-cell>
          <table:table-cell table:formula="of:=MID([.E748];7;5)" office:value-type="string" office:string-value="20.30" calcext:value-type="string">
            <text:p>20.30</text:p>
          </table:table-cell>
          <table:table-cell office:value-type="string" calcext:value-type="string">
            <text:p>084-13-29.5000W</text:p>
          </table:table-cell>
          <table:table-cell table:formula="of:=LEFT([.I748];3)" office:value-type="string" office:string-value="084" calcext:value-type="string">
            <text:p>084</text:p>
          </table:table-cell>
          <table:table-cell table:formula="of:=MID([.I748];5;2)" office:value-type="string" office:string-value="13" calcext:value-type="string">
            <text:p>13</text:p>
          </table:table-cell>
          <table:table-cell table:formula="of:=MID([.I748];8;5)" office:value-type="string" office:string-value="29.50" calcext:value-type="string">
            <text:p>29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EENE COUNTY-LEWIS A JACKSON RGNL</text:p>
          </table:table-cell>
          <table:table-cell office:value-type="string" calcext:value-type="string">
            <text:p>39-41-27.7000N</text:p>
          </table:table-cell>
          <table:table-cell table:formula="of:=LEFT([.E749];2)" office:value-type="string" office:string-value="39" calcext:value-type="string">
            <text:p>39</text:p>
          </table:table-cell>
          <table:table-cell table:formula="of:=MID([.E749];4;2)" office:value-type="string" office:string-value="41" calcext:value-type="string">
            <text:p>41</text:p>
          </table:table-cell>
          <table:table-cell table:formula="of:=MID([.E749];7;5)" office:value-type="string" office:string-value="27.70" calcext:value-type="string">
            <text:p>27.70</text:p>
          </table:table-cell>
          <table:table-cell office:value-type="string" calcext:value-type="string">
            <text:p>083-59-31.1650W</text:p>
          </table:table-cell>
          <table:table-cell table:formula="of:=LEFT([.I749];3)" office:value-type="string" office:string-value="083" calcext:value-type="string">
            <text:p>083</text:p>
          </table:table-cell>
          <table:table-cell table:formula="of:=MID([.I749];5;2)" office:value-type="string" office:string-value="59" calcext:value-type="string">
            <text:p>59</text:p>
          </table:table-cell>
          <table:table-cell table:formula="of:=MID([.I749];8;5)" office:value-type="string" office:string-value="31.16" calcext:value-type="string">
            <text:p>31.1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AMES M COX DAYTON INTL</text:p>
          </table:table-cell>
          <table:table-cell office:value-type="string" calcext:value-type="string">
            <text:p>39-54-08.1000N</text:p>
          </table:table-cell>
          <table:table-cell table:formula="of:=LEFT([.E750];2)" office:value-type="string" office:string-value="39" calcext:value-type="string">
            <text:p>39</text:p>
          </table:table-cell>
          <table:table-cell table:formula="of:=MID([.E750];4;2)" office:value-type="string" office:string-value="54" calcext:value-type="string">
            <text:p>54</text:p>
          </table:table-cell>
          <table:table-cell table:formula="of:=MID([.E750];7;5)" office:value-type="string" office:string-value="08.10" calcext:value-type="string">
            <text:p>08.10</text:p>
          </table:table-cell>
          <table:table-cell office:value-type="string" calcext:value-type="string">
            <text:p>084-13-09.9000W</text:p>
          </table:table-cell>
          <table:table-cell table:formula="of:=LEFT([.I750];3)" office:value-type="string" office:string-value="084" calcext:value-type="string">
            <text:p>084</text:p>
          </table:table-cell>
          <table:table-cell table:formula="of:=MID([.I750];5;2)" office:value-type="string" office:string-value="13" calcext:value-type="string">
            <text:p>13</text:p>
          </table:table-cell>
          <table:table-cell table:formula="of:=MID([.I750];8;5)" office:value-type="string" office:string-value="09.90" calcext:value-type="string">
            <text:p>09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AINE AIR PARK</text:p>
          </table:table-cell>
          <table:table-cell office:value-type="string" calcext:value-type="string">
            <text:p>39-40-55.5950N</text:p>
          </table:table-cell>
          <table:table-cell table:formula="of:=LEFT([.E751];2)" office:value-type="string" office:string-value="39" calcext:value-type="string">
            <text:p>39</text:p>
          </table:table-cell>
          <table:table-cell table:formula="of:=MID([.E751];4;2)" office:value-type="string" office:string-value="40" calcext:value-type="string">
            <text:p>40</text:p>
          </table:table-cell>
          <table:table-cell table:formula="of:=MID([.E751];7;5)" office:value-type="string" office:string-value="55.59" calcext:value-type="string">
            <text:p>55.59</text:p>
          </table:table-cell>
          <table:table-cell office:value-type="string" calcext:value-type="string">
            <text:p>084-14-23.9700W</text:p>
          </table:table-cell>
          <table:table-cell table:formula="of:=LEFT([.I751];3)" office:value-type="string" office:string-value="084" calcext:value-type="string">
            <text:p>084</text:p>
          </table:table-cell>
          <table:table-cell table:formula="of:=MID([.I751];5;2)" office:value-type="string" office:string-value="14" calcext:value-type="string">
            <text:p>14</text:p>
          </table:table-cell>
          <table:table-cell table:formula="of:=MID([.I751];8;5)" office:value-type="string" office:string-value="23.97" calcext:value-type="string">
            <text:p>23.9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F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FIANCE MEMORIAL</text:p>
          </table:table-cell>
          <table:table-cell office:value-type="string" calcext:value-type="string">
            <text:p>41-20-15.0000N</text:p>
          </table:table-cell>
          <table:table-cell table:formula="of:=LEFT([.E752];2)" office:value-type="string" office:string-value="41" calcext:value-type="string">
            <text:p>41</text:p>
          </table:table-cell>
          <table:table-cell table:formula="of:=MID([.E752];4;2)" office:value-type="string" office:string-value="20" calcext:value-type="string">
            <text:p>20</text:p>
          </table:table-cell>
          <table:table-cell table:formula="of:=MID([.E752];7;5)" office:value-type="string" office:string-value="15.00" calcext:value-type="string">
            <text:p>15.00</text:p>
          </table:table-cell>
          <table:table-cell office:value-type="string" calcext:value-type="string">
            <text:p>084-25-43.7000W</text:p>
          </table:table-cell>
          <table:table-cell table:formula="of:=LEFT([.I752];3)" office:value-type="string" office:string-value="084" calcext:value-type="string">
            <text:p>084</text:p>
          </table:table-cell>
          <table:table-cell table:formula="of:=MID([.I752];5;2)" office:value-type="string" office:string-value="25" calcext:value-type="string">
            <text:p>25</text:p>
          </table:table-cell>
          <table:table-cell table:formula="of:=MID([.I752];8;5)" office:value-type="string" office:string-value="43.70" calcext:value-type="string">
            <text:p>43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LZ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LAWARE MUNI - JIM MOORE FIELD</text:p>
          </table:table-cell>
          <table:table-cell office:value-type="string" calcext:value-type="string">
            <text:p>40-16-46.4000N</text:p>
          </table:table-cell>
          <table:table-cell table:formula="of:=LEFT([.E753];2)" office:value-type="string" office:string-value="40" calcext:value-type="string">
            <text:p>40</text:p>
          </table:table-cell>
          <table:table-cell table:formula="of:=MID([.E753];4;2)" office:value-type="string" office:string-value="16" calcext:value-type="string">
            <text:p>16</text:p>
          </table:table-cell>
          <table:table-cell table:formula="of:=MID([.E753];7;5)" office:value-type="string" office:string-value="46.40" calcext:value-type="string">
            <text:p>46.40</text:p>
          </table:table-cell>
          <table:table-cell office:value-type="string" calcext:value-type="string">
            <text:p>083-06-48.2000W</text:p>
          </table:table-cell>
          <table:table-cell table:formula="of:=LEFT([.I753];3)" office:value-type="string" office:string-value="083" calcext:value-type="string">
            <text:p>083</text:p>
          </table:table-cell>
          <table:table-cell table:formula="of:=MID([.I753];5;2)" office:value-type="string" office:string-value="06" calcext:value-type="string">
            <text:p>06</text:p>
          </table:table-cell>
          <table:table-cell table:formula="of:=MID([.I753];8;5)" office:value-type="string" office:string-value="48.20" calcext:value-type="string">
            <text:p>48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D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ESHLER MUNI LANDING STRIP</text:p>
          </table:table-cell>
          <table:table-cell office:value-type="string" calcext:value-type="string">
            <text:p>41-12-57.1830N</text:p>
          </table:table-cell>
          <table:table-cell table:formula="of:=LEFT([.E754];2)" office:value-type="string" office:string-value="41" calcext:value-type="string">
            <text:p>41</text:p>
          </table:table-cell>
          <table:table-cell table:formula="of:=MID([.E754];4;2)" office:value-type="string" office:string-value="12" calcext:value-type="string">
            <text:p>12</text:p>
          </table:table-cell>
          <table:table-cell table:formula="of:=MID([.E754];7;5)" office:value-type="string" office:string-value="57.18" calcext:value-type="string">
            <text:p>57.18</text:p>
          </table:table-cell>
          <table:table-cell office:value-type="string" calcext:value-type="string">
            <text:p>083-52-27.7820W</text:p>
          </table:table-cell>
          <table:table-cell table:formula="of:=LEFT([.I754];3)" office:value-type="string" office:string-value="083" calcext:value-type="string">
            <text:p>083</text:p>
          </table:table-cell>
          <table:table-cell table:formula="of:=MID([.I754];5;2)" office:value-type="string" office:string-value="52" calcext:value-type="string">
            <text:p>52</text:p>
          </table:table-cell>
          <table:table-cell table:formula="of:=MID([.I754];8;5)" office:value-type="string" office:string-value="27.78" calcext:value-type="string">
            <text:p>27.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2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IANA COUNTY</text:p>
          </table:table-cell>
          <table:table-cell office:value-type="string" calcext:value-type="string">
            <text:p>40-40-23.9000N</text:p>
          </table:table-cell>
          <table:table-cell table:formula="of:=LEFT([.E755];2)" office:value-type="string" office:string-value="40" calcext:value-type="string">
            <text:p>40</text:p>
          </table:table-cell>
          <table:table-cell table:formula="of:=MID([.E755];4;2)" office:value-type="string" office:string-value="40" calcext:value-type="string">
            <text:p>40</text:p>
          </table:table-cell>
          <table:table-cell table:formula="of:=MID([.E755];7;5)" office:value-type="string" office:string-value="23.90" calcext:value-type="string">
            <text:p>23.90</text:p>
          </table:table-cell>
          <table:table-cell office:value-type="string" calcext:value-type="string">
            <text:p>080-38-29.1000W</text:p>
          </table:table-cell>
          <table:table-cell table:formula="of:=LEFT([.I755];3)" office:value-type="string" office:string-value="080" calcext:value-type="string">
            <text:p>080</text:p>
          </table:table-cell>
          <table:table-cell table:formula="of:=MID([.I755];5;2)" office:value-type="string" office:string-value="38" calcext:value-type="string">
            <text:p>38</text:p>
          </table:table-cell>
          <table:table-cell table:formula="of:=MID([.I755];8;5)" office:value-type="string" office:string-value="29.10" calcext:value-type="string">
            <text:p>29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LYRIA</text:p>
          </table:table-cell>
          <table:table-cell office:value-type="string" calcext:value-type="string">
            <text:p>41-19-53.5000N</text:p>
          </table:table-cell>
          <table:table-cell table:formula="of:=LEFT([.E756];2)" office:value-type="string" office:string-value="41" calcext:value-type="string">
            <text:p>41</text:p>
          </table:table-cell>
          <table:table-cell table:formula="of:=MID([.E756];4;2)" office:value-type="string" office:string-value="19" calcext:value-type="string">
            <text:p>19</text:p>
          </table:table-cell>
          <table:table-cell table:formula="of:=MID([.E756];7;5)" office:value-type="string" office:string-value="53.50" calcext:value-type="string">
            <text:p>53.50</text:p>
          </table:table-cell>
          <table:table-cell office:value-type="string" calcext:value-type="string">
            <text:p>082-06-00.9000W</text:p>
          </table:table-cell>
          <table:table-cell table:formula="of:=LEFT([.I756];3)" office:value-type="string" office:string-value="082" calcext:value-type="string">
            <text:p>082</text:p>
          </table:table-cell>
          <table:table-cell table:formula="of:=MID([.I756];5;2)" office:value-type="string" office:string-value="06" calcext:value-type="string">
            <text:p>06</text:p>
          </table:table-cell>
          <table:table-cell table:formula="of:=MID([.I756];8;5)" office:value-type="string" office:string-value="00.90" calcext:value-type="string">
            <text:p>0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D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INDLAY</text:p>
          </table:table-cell>
          <table:table-cell office:value-type="string" calcext:value-type="string">
            <text:p>41-00-43.3000N</text:p>
          </table:table-cell>
          <table:table-cell table:formula="of:=LEFT([.E757];2)" office:value-type="string" office:string-value="41" calcext:value-type="string">
            <text:p>41</text:p>
          </table:table-cell>
          <table:table-cell table:formula="of:=MID([.E757];4;2)" office:value-type="string" office:string-value="00" calcext:value-type="string">
            <text:p>00</text:p>
          </table:table-cell>
          <table:table-cell table:formula="of:=MID([.E757];7;5)" office:value-type="string" office:string-value="43.30" calcext:value-type="string">
            <text:p>43.30</text:p>
          </table:table-cell>
          <table:table-cell office:value-type="string" calcext:value-type="string">
            <text:p>083-40-07.0000W</text:p>
          </table:table-cell>
          <table:table-cell table:formula="of:=LEFT([.I757];3)" office:value-type="string" office:string-value="083" calcext:value-type="string">
            <text:p>083</text:p>
          </table:table-cell>
          <table:table-cell table:formula="of:=MID([.I757];5;2)" office:value-type="string" office:string-value="40" calcext:value-type="string">
            <text:p>40</text:p>
          </table:table-cell>
          <table:table-cell table:formula="of:=MID([.I757];8;5)" office:value-type="string" office:string-value="07.00" calcext:value-type="string">
            <text:p>07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Z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OSTORIA METROPOLITAN</text:p>
          </table:table-cell>
          <table:table-cell office:value-type="string" calcext:value-type="string">
            <text:p>41-11-27.0000N</text:p>
          </table:table-cell>
          <table:table-cell table:formula="of:=LEFT([.E758];2)" office:value-type="string" office:string-value="41" calcext:value-type="string">
            <text:p>41</text:p>
          </table:table-cell>
          <table:table-cell table:formula="of:=MID([.E758];4;2)" office:value-type="string" office:string-value="11" calcext:value-type="string">
            <text:p>11</text:p>
          </table:table-cell>
          <table:table-cell table:formula="of:=MID([.E758];7;5)" office:value-type="string" office:string-value="27.00" calcext:value-type="string">
            <text:p>27.00</text:p>
          </table:table-cell>
          <table:table-cell office:value-type="string" calcext:value-type="string">
            <text:p>083-23-35.1000W</text:p>
          </table:table-cell>
          <table:table-cell table:formula="of:=LEFT([.I758];3)" office:value-type="string" office:string-value="083" calcext:value-type="string">
            <text:p>083</text:p>
          </table:table-cell>
          <table:table-cell table:formula="of:=MID([.I758];5;2)" office:value-type="string" office:string-value="23" calcext:value-type="string">
            <text:p>23</text:p>
          </table:table-cell>
          <table:table-cell table:formula="of:=MID([.I758];8;5)" office:value-type="string" office:string-value="35.10" calcext:value-type="string">
            <text:p>35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4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41-19-59.1000N</text:p>
          </table:table-cell>
          <table:table-cell table:formula="of:=LEFT([.E759];2)" office:value-type="string" office:string-value="41" calcext:value-type="string">
            <text:p>41</text:p>
          </table:table-cell>
          <table:table-cell table:formula="of:=MID([.E759];4;2)" office:value-type="string" office:string-value="19" calcext:value-type="string">
            <text:p>19</text:p>
          </table:table-cell>
          <table:table-cell table:formula="of:=MID([.E759];7;5)" office:value-type="string" office:string-value="59.10" calcext:value-type="string">
            <text:p>59.10</text:p>
          </table:table-cell>
          <table:table-cell office:value-type="string" calcext:value-type="string">
            <text:p>083-09-40.3000W</text:p>
          </table:table-cell>
          <table:table-cell table:formula="of:=LEFT([.I759];3)" office:value-type="string" office:string-value="083" calcext:value-type="string">
            <text:p>083</text:p>
          </table:table-cell>
          <table:table-cell table:formula="of:=MID([.I759];5;2)" office:value-type="string" office:string-value="09" calcext:value-type="string">
            <text:p>09</text:p>
          </table:table-cell>
          <table:table-cell table:formula="of:=MID([.I759];8;5)" office:value-type="string" office:string-value="40.30" calcext:value-type="string">
            <text:p>40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NDUSKY COUNTY RGNL</text:p>
          </table:table-cell>
          <table:table-cell office:value-type="string" calcext:value-type="string">
            <text:p>41-17-44.7000N</text:p>
          </table:table-cell>
          <table:table-cell table:formula="of:=LEFT([.E760];2)" office:value-type="string" office:string-value="41" calcext:value-type="string">
            <text:p>41</text:p>
          </table:table-cell>
          <table:table-cell table:formula="of:=MID([.E760];4;2)" office:value-type="string" office:string-value="17" calcext:value-type="string">
            <text:p>17</text:p>
          </table:table-cell>
          <table:table-cell table:formula="of:=MID([.E760];7;5)" office:value-type="string" office:string-value="44.70" calcext:value-type="string">
            <text:p>44.70</text:p>
          </table:table-cell>
          <table:table-cell office:value-type="string" calcext:value-type="string">
            <text:p>083-02-14.0000W</text:p>
          </table:table-cell>
          <table:table-cell table:formula="of:=LEFT([.I760];3)" office:value-type="string" office:string-value="083" calcext:value-type="string">
            <text:p>083</text:p>
          </table:table-cell>
          <table:table-cell table:formula="of:=MID([.I760];5;2)" office:value-type="string" office:string-value="02" calcext:value-type="string">
            <text:p>02</text:p>
          </table:table-cell>
          <table:table-cell table:formula="of:=MID([.I760];8;5)" office:value-type="string" office:string-value="14.00" calcext:value-type="string">
            <text:p>14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QQ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LION MUNI</text:p>
          </table:table-cell>
          <table:table-cell office:value-type="string" calcext:value-type="string">
            <text:p>40-45-12.2000N</text:p>
          </table:table-cell>
          <table:table-cell table:formula="of:=LEFT([.E761];2)" office:value-type="string" office:string-value="40" calcext:value-type="string">
            <text:p>40</text:p>
          </table:table-cell>
          <table:table-cell table:formula="of:=MID([.E761];4;2)" office:value-type="string" office:string-value="45" calcext:value-type="string">
            <text:p>45</text:p>
          </table:table-cell>
          <table:table-cell table:formula="of:=MID([.E761];7;5)" office:value-type="string" office:string-value="12.20" calcext:value-type="string">
            <text:p>12.20</text:p>
          </table:table-cell>
          <table:table-cell office:value-type="string" calcext:value-type="string">
            <text:p>082-43-25.7000W</text:p>
          </table:table-cell>
          <table:table-cell table:formula="of:=LEFT([.I761];3)" office:value-type="string" office:string-value="082" calcext:value-type="string">
            <text:p>082</text:p>
          </table:table-cell>
          <table:table-cell table:formula="of:=MID([.I761];5;2)" office:value-type="string" office:string-value="43" calcext:value-type="string">
            <text:p>43</text:p>
          </table:table-cell>
          <table:table-cell table:formula="of:=MID([.I761];8;5)" office:value-type="string" office:string-value="25.70" calcext:value-type="string">
            <text:p>25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LLIA-MEIGS RGNL</text:p>
          </table:table-cell>
          <table:table-cell office:value-type="string" calcext:value-type="string">
            <text:p>38-50-02.8015N</text:p>
          </table:table-cell>
          <table:table-cell table:formula="of:=LEFT([.E762];2)" office:value-type="string" office:string-value="38" calcext:value-type="string">
            <text:p>38</text:p>
          </table:table-cell>
          <table:table-cell table:formula="of:=MID([.E762];4;2)" office:value-type="string" office:string-value="50" calcext:value-type="string">
            <text:p>50</text:p>
          </table:table-cell>
          <table:table-cell table:formula="of:=MID([.E762];7;5)" office:value-type="string" office:string-value="02.80" calcext:value-type="string">
            <text:p>02.80</text:p>
          </table:table-cell>
          <table:table-cell office:value-type="string" calcext:value-type="string">
            <text:p>082-09-48.3474W</text:p>
          </table:table-cell>
          <table:table-cell table:formula="of:=LEFT([.I762];3)" office:value-type="string" office:string-value="082" calcext:value-type="string">
            <text:p>082</text:p>
          </table:table-cell>
          <table:table-cell table:formula="of:=MID([.I762];5;2)" office:value-type="string" office:string-value="09" calcext:value-type="string">
            <text:p>09</text:p>
          </table:table-cell>
          <table:table-cell table:formula="of:=MID([.I762];8;5)" office:value-type="string" office:string-value="48.34" calcext:value-type="string">
            <text:p>48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D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41-21-04.1970N</text:p>
          </table:table-cell>
          <table:table-cell table:formula="of:=LEFT([.E763];2)" office:value-type="string" office:string-value="41" calcext:value-type="string">
            <text:p>41</text:p>
          </table:table-cell>
          <table:table-cell table:formula="of:=MID([.E763];4;2)" office:value-type="string" office:string-value="21" calcext:value-type="string">
            <text:p>21</text:p>
          </table:table-cell>
          <table:table-cell table:formula="of:=MID([.E763];7;5)" office:value-type="string" office:string-value="04.19" calcext:value-type="string">
            <text:p>04.19</text:p>
          </table:table-cell>
          <table:table-cell office:value-type="string" calcext:value-type="string">
            <text:p>081-05-58.3490W</text:p>
          </table:table-cell>
          <table:table-cell table:formula="of:=LEFT([.I763];3)" office:value-type="string" office:string-value="081" calcext:value-type="string">
            <text:p>081</text:p>
          </table:table-cell>
          <table:table-cell table:formula="of:=MID([.I763];5;2)" office:value-type="string" office:string-value="05" calcext:value-type="string">
            <text:p>05</text:p>
          </table:table-cell>
          <table:table-cell table:formula="of:=MID([.I763];8;5)" office:value-type="string" office:string-value="58.34" calcext:value-type="string">
            <text:p>58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D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ERMACK</text:p>
          </table:table-cell>
          <table:table-cell office:value-type="string" calcext:value-type="string">
            <text:p>41-46-40.1960N</text:p>
          </table:table-cell>
          <table:table-cell table:formula="of:=LEFT([.E764];2)" office:value-type="string" office:string-value="41" calcext:value-type="string">
            <text:p>41</text:p>
          </table:table-cell>
          <table:table-cell table:formula="of:=MID([.E764];4;2)" office:value-type="string" office:string-value="46" calcext:value-type="string">
            <text:p>46</text:p>
          </table:table-cell>
          <table:table-cell table:formula="of:=MID([.E764];7;5)" office:value-type="string" office:string-value="40.19" calcext:value-type="string">
            <text:p>40.19</text:p>
          </table:table-cell>
          <table:table-cell office:value-type="string" calcext:value-type="string">
            <text:p>080-54-14.3270W</text:p>
          </table:table-cell>
          <table:table-cell table:formula="of:=LEFT([.I764];3)" office:value-type="string" office:string-value="080" calcext:value-type="string">
            <text:p>080</text:p>
          </table:table-cell>
          <table:table-cell table:formula="of:=MID([.I764];5;2)" office:value-type="string" office:string-value="54" calcext:value-type="string">
            <text:p>54</text:p>
          </table:table-cell>
          <table:table-cell table:formula="of:=MID([.I764];8;5)" office:value-type="string" office:string-value="14.32" calcext:value-type="string">
            <text:p>14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38-52-55.0041N</text:p>
          </table:table-cell>
          <table:table-cell table:formula="of:=LEFT([.E765];2)" office:value-type="string" office:string-value="38" calcext:value-type="string">
            <text:p>38</text:p>
          </table:table-cell>
          <table:table-cell table:formula="of:=MID([.E765];4;2)" office:value-type="string" office:string-value="52" calcext:value-type="string">
            <text:p>52</text:p>
          </table:table-cell>
          <table:table-cell table:formula="of:=MID([.E765];7;5)" office:value-type="string" office:string-value="55.00" calcext:value-type="string">
            <text:p>55.00</text:p>
          </table:table-cell>
          <table:table-cell office:value-type="string" calcext:value-type="string">
            <text:p>083-52-57.8520W</text:p>
          </table:table-cell>
          <table:table-cell table:formula="of:=LEFT([.I765];3)" office:value-type="string" office:string-value="083" calcext:value-type="string">
            <text:p>083</text:p>
          </table:table-cell>
          <table:table-cell table:formula="of:=MID([.I765];5;2)" office:value-type="string" office:string-value="52" calcext:value-type="string">
            <text:p>52</text:p>
          </table:table-cell>
          <table:table-cell table:formula="of:=MID([.I765];8;5)" office:value-type="string" office:string-value="57.85" calcext:value-type="string">
            <text:p>57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A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UTLER CO RGNL-HOGAN FIELD</text:p>
          </table:table-cell>
          <table:table-cell office:value-type="string" calcext:value-type="string">
            <text:p>39-21-49.5000N</text:p>
          </table:table-cell>
          <table:table-cell table:formula="of:=LEFT([.E766];2)" office:value-type="string" office:string-value="39" calcext:value-type="string">
            <text:p>39</text:p>
          </table:table-cell>
          <table:table-cell table:formula="of:=MID([.E766];4;2)" office:value-type="string" office:string-value="21" calcext:value-type="string">
            <text:p>21</text:p>
          </table:table-cell>
          <table:table-cell table:formula="of:=MID([.E766];7;5)" office:value-type="string" office:string-value="49.50" calcext:value-type="string">
            <text:p>49.50</text:p>
          </table:table-cell>
          <table:table-cell office:value-type="string" calcext:value-type="string">
            <text:p>084-31-19.0000W</text:p>
          </table:table-cell>
          <table:table-cell table:formula="of:=LEFT([.I766];3)" office:value-type="string" office:string-value="084" calcext:value-type="string">
            <text:p>084</text:p>
          </table:table-cell>
          <table:table-cell table:formula="of:=MID([.I766];5;2)" office:value-type="string" office:string-value="31" calcext:value-type="string">
            <text:p>31</text:p>
          </table:table-cell>
          <table:table-cell table:formula="of:=MID([.I766];8;5)" office:value-type="string" office:string-value="19.00" calcext:value-type="string">
            <text:p>19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 WEST</text:p>
          </table:table-cell>
          <table:table-cell office:value-type="string" calcext:value-type="string">
            <text:p>39-15-33.3933N</text:p>
          </table:table-cell>
          <table:table-cell table:formula="of:=LEFT([.E767];2)" office:value-type="string" office:string-value="39" calcext:value-type="string">
            <text:p>39</text:p>
          </table:table-cell>
          <table:table-cell table:formula="of:=MID([.E767];4;2)" office:value-type="string" office:string-value="15" calcext:value-type="string">
            <text:p>15</text:p>
          </table:table-cell>
          <table:table-cell table:formula="of:=MID([.E767];7;5)" office:value-type="string" office:string-value="33.39" calcext:value-type="string">
            <text:p>33.39</text:p>
          </table:table-cell>
          <table:table-cell office:value-type="string" calcext:value-type="string">
            <text:p>084-46-27.5043W</text:p>
          </table:table-cell>
          <table:table-cell table:formula="of:=LEFT([.I767];3)" office:value-type="string" office:string-value="084" calcext:value-type="string">
            <text:p>084</text:p>
          </table:table-cell>
          <table:table-cell table:formula="of:=MID([.I767];5;2)" office:value-type="string" office:string-value="46" calcext:value-type="string">
            <text:p>46</text:p>
          </table:table-cell>
          <table:table-cell table:formula="of:=MID([.I767];8;5)" office:value-type="string" office:string-value="27.50" calcext:value-type="string">
            <text:p>27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IGHLAND COUNTY</text:p>
          </table:table-cell>
          <table:table-cell office:value-type="string" calcext:value-type="string">
            <text:p>39-11-19.5408N</text:p>
          </table:table-cell>
          <table:table-cell table:formula="of:=LEFT([.E768];2)" office:value-type="string" office:string-value="39" calcext:value-type="string">
            <text:p>39</text:p>
          </table:table-cell>
          <table:table-cell table:formula="of:=MID([.E768];4;2)" office:value-type="string" office:string-value="11" calcext:value-type="string">
            <text:p>11</text:p>
          </table:table-cell>
          <table:table-cell table:formula="of:=MID([.E768];7;5)" office:value-type="string" office:string-value="19.54" calcext:value-type="string">
            <text:p>19.54</text:p>
          </table:table-cell>
          <table:table-cell office:value-type="string" calcext:value-type="string">
            <text:p>083-32-19.6495W</text:p>
          </table:table-cell>
          <table:table-cell table:formula="of:=LEFT([.I768];3)" office:value-type="string" office:string-value="083" calcext:value-type="string">
            <text:p>083</text:p>
          </table:table-cell>
          <table:table-cell table:formula="of:=MID([.I768];5;2)" office:value-type="string" office:string-value="32" calcext:value-type="string">
            <text:p>32</text:p>
          </table:table-cell>
          <table:table-cell table:formula="of:=MID([.I768];8;5)" office:value-type="string" office:string-value="19.64" calcext:value-type="string">
            <text:p>19.6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8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INDE</text:p>
          </table:table-cell>
          <table:table-cell office:value-type="string" calcext:value-type="string">
            <text:p>41-24-16.1800N</text:p>
          </table:table-cell>
          <table:table-cell table:formula="of:=LEFT([.E769];2)" office:value-type="string" office:string-value="41" calcext:value-type="string">
            <text:p>41</text:p>
          </table:table-cell>
          <table:table-cell table:formula="of:=MID([.E769];4;2)" office:value-type="string" office:string-value="24" calcext:value-type="string">
            <text:p>24</text:p>
          </table:table-cell>
          <table:table-cell table:formula="of:=MID([.E769];7;5)" office:value-type="string" office:string-value="16.18" calcext:value-type="string">
            <text:p>16.18</text:p>
          </table:table-cell>
          <table:table-cell office:value-type="string" calcext:value-type="string">
            <text:p>082-36-11.3300W</text:p>
          </table:table-cell>
          <table:table-cell table:formula="of:=LEFT([.I769];3)" office:value-type="string" office:string-value="082" calcext:value-type="string">
            <text:p>082</text:p>
          </table:table-cell>
          <table:table-cell table:formula="of:=MID([.I769];5;2)" office:value-type="string" office:string-value="36" calcext:value-type="string">
            <text:p>36</text:p>
          </table:table-cell>
          <table:table-cell table:formula="of:=MID([.I769];8;5)" office:value-type="string" office:string-value="11.33" calcext:value-type="string">
            <text:p>11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AMES A RHODES</text:p>
          </table:table-cell>
          <table:table-cell office:value-type="string" calcext:value-type="string">
            <text:p>38-58-52.8966N</text:p>
          </table:table-cell>
          <table:table-cell table:formula="of:=LEFT([.E770];2)" office:value-type="string" office:string-value="38" calcext:value-type="string">
            <text:p>38</text:p>
          </table:table-cell>
          <table:table-cell table:formula="of:=MID([.E770];4;2)" office:value-type="string" office:string-value="58" calcext:value-type="string">
            <text:p>58</text:p>
          </table:table-cell>
          <table:table-cell table:formula="of:=MID([.E770];7;5)" office:value-type="string" office:string-value="52.89" calcext:value-type="string">
            <text:p>52.89</text:p>
          </table:table-cell>
          <table:table-cell office:value-type="string" calcext:value-type="string">
            <text:p>082-34-40.2610W</text:p>
          </table:table-cell>
          <table:table-cell table:formula="of:=LEFT([.I770];3)" office:value-type="string" office:string-value="082" calcext:value-type="string">
            <text:p>082</text:p>
          </table:table-cell>
          <table:table-cell table:formula="of:=MID([.I770];5;2)" office:value-type="string" office:string-value="34" calcext:value-type="string">
            <text:p>34</text:p>
          </table:table-cell>
          <table:table-cell table:formula="of:=MID([.I770];8;5)" office:value-type="string" office:string-value="40.26" calcext:value-type="string">
            <text:p>40.2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9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ELLEYS ISLAND LAND FLD</text:p>
          </table:table-cell>
          <table:table-cell office:value-type="string" calcext:value-type="string">
            <text:p>41-36-09.6128N</text:p>
          </table:table-cell>
          <table:table-cell table:formula="of:=LEFT([.E771];2)" office:value-type="string" office:string-value="41" calcext:value-type="string">
            <text:p>41</text:p>
          </table:table-cell>
          <table:table-cell table:formula="of:=MID([.E771];4;2)" office:value-type="string" office:string-value="36" calcext:value-type="string">
            <text:p>36</text:p>
          </table:table-cell>
          <table:table-cell table:formula="of:=MID([.E771];7;5)" office:value-type="string" office:string-value="09.61" calcext:value-type="string">
            <text:p>09.61</text:p>
          </table:table-cell>
          <table:table-cell office:value-type="string" calcext:value-type="string">
            <text:p>082-41-07.2734W</text:p>
          </table:table-cell>
          <table:table-cell table:formula="of:=LEFT([.I771];3)" office:value-type="string" office:string-value="082" calcext:value-type="string">
            <text:p>082</text:p>
          </table:table-cell>
          <table:table-cell table:formula="of:=MID([.I771];5;2)" office:value-type="string" office:string-value="41" calcext:value-type="string">
            <text:p>41</text:p>
          </table:table-cell>
          <table:table-cell table:formula="of:=MID([.I771];8;5)" office:value-type="string" office:string-value="07.27" calcext:value-type="string">
            <text:p>07.2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ENT STATE UNIV</text:p>
          </table:table-cell>
          <table:table-cell office:value-type="string" calcext:value-type="string">
            <text:p>41-09-05.0000N</text:p>
          </table:table-cell>
          <table:table-cell table:formula="of:=LEFT([.E772];2)" office:value-type="string" office:string-value="41" calcext:value-type="string">
            <text:p>41</text:p>
          </table:table-cell>
          <table:table-cell table:formula="of:=MID([.E772];4;2)" office:value-type="string" office:string-value="09" calcext:value-type="string">
            <text:p>09</text:p>
          </table:table-cell>
          <table:table-cell table:formula="of:=MID([.E772];7;5)" office:value-type="string" office:string-value="05.00" calcext:value-type="string">
            <text:p>05.00</text:p>
          </table:table-cell>
          <table:table-cell office:value-type="string" calcext:value-type="string">
            <text:p>081-24-54.4000W</text:p>
          </table:table-cell>
          <table:table-cell table:formula="of:=LEFT([.I772];3)" office:value-type="string" office:string-value="081" calcext:value-type="string">
            <text:p>081</text:p>
          </table:table-cell>
          <table:table-cell table:formula="of:=MID([.I772];5;2)" office:value-type="string" office:string-value="24" calcext:value-type="string">
            <text:p>24</text:p>
          </table:table-cell>
          <table:table-cell table:formula="of:=MID([.I772];8;5)" office:value-type="string" office:string-value="54.40" calcext:value-type="string">
            <text:p>54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40-36-36.3000N</text:p>
          </table:table-cell>
          <table:table-cell table:formula="of:=LEFT([.E773];2)" office:value-type="string" office:string-value="40" calcext:value-type="string">
            <text:p>40</text:p>
          </table:table-cell>
          <table:table-cell table:formula="of:=MID([.E773];4;2)" office:value-type="string" office:string-value="36" calcext:value-type="string">
            <text:p>36</text:p>
          </table:table-cell>
          <table:table-cell table:formula="of:=MID([.E773];7;5)" office:value-type="string" office:string-value="36.30" calcext:value-type="string">
            <text:p>36.30</text:p>
          </table:table-cell>
          <table:table-cell office:value-type="string" calcext:value-type="string">
            <text:p>083-38-39.3000W</text:p>
          </table:table-cell>
          <table:table-cell table:formula="of:=LEFT([.I773];3)" office:value-type="string" office:string-value="083" calcext:value-type="string">
            <text:p>083</text:p>
          </table:table-cell>
          <table:table-cell table:formula="of:=MID([.I773];5;2)" office:value-type="string" office:string-value="38" calcext:value-type="string">
            <text:p>38</text:p>
          </table:table-cell>
          <table:table-cell table:formula="of:=MID([.I773];8;5)" office:value-type="string" office:string-value="39.30" calcext:value-type="string">
            <text:p>39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2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GRANGE</text:p>
          </table:table-cell>
          <table:table-cell office:value-type="string" calcext:value-type="string">
            <text:p>41-12-10.1920N</text:p>
          </table:table-cell>
          <table:table-cell table:formula="of:=LEFT([.E774];2)" office:value-type="string" office:string-value="41" calcext:value-type="string">
            <text:p>41</text:p>
          </table:table-cell>
          <table:table-cell table:formula="of:=MID([.E774];4;2)" office:value-type="string" office:string-value="12" calcext:value-type="string">
            <text:p>12</text:p>
          </table:table-cell>
          <table:table-cell table:formula="of:=MID([.E774];7;5)" office:value-type="string" office:string-value="10.19" calcext:value-type="string">
            <text:p>10.19</text:p>
          </table:table-cell>
          <table:table-cell office:value-type="string" calcext:value-type="string">
            <text:p>082-06-54.5390W</text:p>
          </table:table-cell>
          <table:table-cell table:formula="of:=LEFT([.I774];3)" office:value-type="string" office:string-value="082" calcext:value-type="string">
            <text:p>082</text:p>
          </table:table-cell>
          <table:table-cell table:formula="of:=MID([.I774];5;2)" office:value-type="string" office:string-value="06" calcext:value-type="string">
            <text:p>06</text:p>
          </table:table-cell>
          <table:table-cell table:formula="of:=MID([.I774];8;5)" office:value-type="string" office:string-value="54.53" calcext:value-type="string">
            <text:p>54.5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HQ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39-45-20.2983N</text:p>
          </table:table-cell>
          <table:table-cell table:formula="of:=LEFT([.E775];2)" office:value-type="string" office:string-value="39" calcext:value-type="string">
            <text:p>39</text:p>
          </table:table-cell>
          <table:table-cell table:formula="of:=MID([.E775];4;2)" office:value-type="string" office:string-value="45" calcext:value-type="string">
            <text:p>45</text:p>
          </table:table-cell>
          <table:table-cell table:formula="of:=MID([.E775];7;5)" office:value-type="string" office:string-value="20.29" calcext:value-type="string">
            <text:p>20.29</text:p>
          </table:table-cell>
          <table:table-cell office:value-type="string" calcext:value-type="string">
            <text:p>082-39-25.5457W</text:p>
          </table:table-cell>
          <table:table-cell table:formula="of:=LEFT([.I775];3)" office:value-type="string" office:string-value="082" calcext:value-type="string">
            <text:p>082</text:p>
          </table:table-cell>
          <table:table-cell table:formula="of:=MID([.I775];5;2)" office:value-type="string" office:string-value="39" calcext:value-type="string">
            <text:p>39</text:p>
          </table:table-cell>
          <table:table-cell table:formula="of:=MID([.I775];8;5)" office:value-type="string" office:string-value="25.54" calcext:value-type="string">
            <text:p>25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RREN COUNTY/JOHN LANE FIELD</text:p>
          </table:table-cell>
          <table:table-cell office:value-type="string" calcext:value-type="string">
            <text:p>39-27-43.8230N</text:p>
          </table:table-cell>
          <table:table-cell table:formula="of:=LEFT([.E776];2)" office:value-type="string" office:string-value="39" calcext:value-type="string">
            <text:p>39</text:p>
          </table:table-cell>
          <table:table-cell table:formula="of:=MID([.E776];4;2)" office:value-type="string" office:string-value="27" calcext:value-type="string">
            <text:p>27</text:p>
          </table:table-cell>
          <table:table-cell table:formula="of:=MID([.E776];7;5)" office:value-type="string" office:string-value="43.82" calcext:value-type="string">
            <text:p>43.82</text:p>
          </table:table-cell>
          <table:table-cell office:value-type="string" calcext:value-type="string">
            <text:p>084-15-06.6497W</text:p>
          </table:table-cell>
          <table:table-cell table:formula="of:=LEFT([.I776];3)" office:value-type="string" office:string-value="084" calcext:value-type="string">
            <text:p>084</text:p>
          </table:table-cell>
          <table:table-cell table:formula="of:=MID([.I776];5;2)" office:value-type="string" office:string-value="15" calcext:value-type="string">
            <text:p>15</text:p>
          </table:table-cell>
          <table:table-cell table:formula="of:=MID([.I776];8;5)" office:value-type="string" office:string-value="06.64" calcext:value-type="string">
            <text:p>06.6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UHE'S</text:p>
          </table:table-cell>
          <table:table-cell office:value-type="string" calcext:value-type="string">
            <text:p>41-06-11.1830N</text:p>
          </table:table-cell>
          <table:table-cell table:formula="of:=LEFT([.E777];2)" office:value-type="string" office:string-value="41" calcext:value-type="string">
            <text:p>41</text:p>
          </table:table-cell>
          <table:table-cell table:formula="of:=MID([.E777];4;2)" office:value-type="string" office:string-value="06" calcext:value-type="string">
            <text:p>06</text:p>
          </table:table-cell>
          <table:table-cell table:formula="of:=MID([.E777];7;5)" office:value-type="string" office:string-value="11.18" calcext:value-type="string">
            <text:p>11.18</text:p>
          </table:table-cell>
          <table:table-cell office:value-type="string" calcext:value-type="string">
            <text:p>084-03-06.7990W</text:p>
          </table:table-cell>
          <table:table-cell table:formula="of:=LEFT([.I777];3)" office:value-type="string" office:string-value="084" calcext:value-type="string">
            <text:p>084</text:p>
          </table:table-cell>
          <table:table-cell table:formula="of:=MID([.I777];5;2)" office:value-type="string" office:string-value="03" calcext:value-type="string">
            <text:p>03</text:p>
          </table:table-cell>
          <table:table-cell table:formula="of:=MID([.I777];8;5)" office:value-type="string" office:string-value="06.79" calcext:value-type="string">
            <text:p>06.7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IMA ALLEN COUNTY</text:p>
          </table:table-cell>
          <table:table-cell office:value-type="string" calcext:value-type="string">
            <text:p>40-42-26.9207N</text:p>
          </table:table-cell>
          <table:table-cell table:formula="of:=LEFT([.E778];2)" office:value-type="string" office:string-value="40" calcext:value-type="string">
            <text:p>40</text:p>
          </table:table-cell>
          <table:table-cell table:formula="of:=MID([.E778];4;2)" office:value-type="string" office:string-value="42" calcext:value-type="string">
            <text:p>42</text:p>
          </table:table-cell>
          <table:table-cell table:formula="of:=MID([.E778];7;5)" office:value-type="string" office:string-value="26.92" calcext:value-type="string">
            <text:p>26.92</text:p>
          </table:table-cell>
          <table:table-cell office:value-type="string" calcext:value-type="string">
            <text:p>084-01-37.4810W</text:p>
          </table:table-cell>
          <table:table-cell table:formula="of:=LEFT([.I778];3)" office:value-type="string" office:string-value="084" calcext:value-type="string">
            <text:p>084</text:p>
          </table:table-cell>
          <table:table-cell table:formula="of:=MID([.I778];5;2)" office:value-type="string" office:string-value="01" calcext:value-type="string">
            <text:p>01</text:p>
          </table:table-cell>
          <table:table-cell table:formula="of:=MID([.I778];8;5)" office:value-type="string" office:string-value="37.48" calcext:value-type="string">
            <text:p>37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YF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39-55-57.8000N</text:p>
          </table:table-cell>
          <table:table-cell table:formula="of:=LEFT([.E779];2)" office:value-type="string" office:string-value="39" calcext:value-type="string">
            <text:p>39</text:p>
          </table:table-cell>
          <table:table-cell table:formula="of:=MID([.E779];4;2)" office:value-type="string" office:string-value="55" calcext:value-type="string">
            <text:p>55</text:p>
          </table:table-cell>
          <table:table-cell table:formula="of:=MID([.E779];7;5)" office:value-type="string" office:string-value="57.80" calcext:value-type="string">
            <text:p>57.80</text:p>
          </table:table-cell>
          <table:table-cell office:value-type="string" calcext:value-type="string">
            <text:p>083-27-43.2000W</text:p>
          </table:table-cell>
          <table:table-cell table:formula="of:=LEFT([.I779];3)" office:value-type="string" office:string-value="083" calcext:value-type="string">
            <text:p>083</text:p>
          </table:table-cell>
          <table:table-cell table:formula="of:=MID([.I779];5;2)" office:value-type="string" office:string-value="27" calcext:value-type="string">
            <text:p>27</text:p>
          </table:table-cell>
          <table:table-cell table:formula="of:=MID([.I779];8;5)" office:value-type="string" office:string-value="43.20" calcext:value-type="string">
            <text:p>43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P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ORAIN COUNTY RGNL</text:p>
          </table:table-cell>
          <table:table-cell office:value-type="string" calcext:value-type="string">
            <text:p>41-20-39.4000N</text:p>
          </table:table-cell>
          <table:table-cell table:formula="of:=LEFT([.E780];2)" office:value-type="string" office:string-value="41" calcext:value-type="string">
            <text:p>41</text:p>
          </table:table-cell>
          <table:table-cell table:formula="of:=MID([.E780];4;2)" office:value-type="string" office:string-value="20" calcext:value-type="string">
            <text:p>20</text:p>
          </table:table-cell>
          <table:table-cell table:formula="of:=MID([.E780];7;5)" office:value-type="string" office:string-value="39.40" calcext:value-type="string">
            <text:p>39.40</text:p>
          </table:table-cell>
          <table:table-cell office:value-type="string" calcext:value-type="string">
            <text:p>082-10-39.5000W</text:p>
          </table:table-cell>
          <table:table-cell table:formula="of:=LEFT([.I780];3)" office:value-type="string" office:string-value="082" calcext:value-type="string">
            <text:p>082</text:p>
          </table:table-cell>
          <table:table-cell table:formula="of:=MID([.I780];5;2)" office:value-type="string" office:string-value="10" calcext:value-type="string">
            <text:p>10</text:p>
          </table:table-cell>
          <table:table-cell table:formula="of:=MID([.I780];8;5)" office:value-type="string" office:string-value="39.50" calcext:value-type="string">
            <text:p>39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F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NSFIELD LAHM RGNL</text:p>
          </table:table-cell>
          <table:table-cell office:value-type="string" calcext:value-type="string">
            <text:p>40-49-17.1000N</text:p>
          </table:table-cell>
          <table:table-cell table:formula="of:=LEFT([.E781];2)" office:value-type="string" office:string-value="40" calcext:value-type="string">
            <text:p>40</text:p>
          </table:table-cell>
          <table:table-cell table:formula="of:=MID([.E781];4;2)" office:value-type="string" office:string-value="49" calcext:value-type="string">
            <text:p>49</text:p>
          </table:table-cell>
          <table:table-cell table:formula="of:=MID([.E781];7;5)" office:value-type="string" office:string-value="17.10" calcext:value-type="string">
            <text:p>17.10</text:p>
          </table:table-cell>
          <table:table-cell office:value-type="string" calcext:value-type="string">
            <text:p>082-30-59.9000W</text:p>
          </table:table-cell>
          <table:table-cell table:formula="of:=LEFT([.I781];3)" office:value-type="string" office:string-value="082" calcext:value-type="string">
            <text:p>082</text:p>
          </table:table-cell>
          <table:table-cell table:formula="of:=MID([.I781];5;2)" office:value-type="string" office:string-value="30" calcext:value-type="string">
            <text:p>30</text:p>
          </table:table-cell>
          <table:table-cell table:formula="of:=MID([.I781];8;5)" office:value-type="string" office:string-value="59.90" calcext:value-type="string">
            <text:p>59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RION MUNI</text:p>
          </table:table-cell>
          <table:table-cell office:value-type="string" calcext:value-type="string">
            <text:p>40-36-58.5000N</text:p>
          </table:table-cell>
          <table:table-cell table:formula="of:=LEFT([.E782];2)" office:value-type="string" office:string-value="40" calcext:value-type="string">
            <text:p>40</text:p>
          </table:table-cell>
          <table:table-cell table:formula="of:=MID([.E782];4;2)" office:value-type="string" office:string-value="36" calcext:value-type="string">
            <text:p>36</text:p>
          </table:table-cell>
          <table:table-cell table:formula="of:=MID([.E782];7;5)" office:value-type="string" office:string-value="58.50" calcext:value-type="string">
            <text:p>58.50</text:p>
          </table:table-cell>
          <table:table-cell office:value-type="string" calcext:value-type="string">
            <text:p>083-03-48.5000W</text:p>
          </table:table-cell>
          <table:table-cell table:formula="of:=LEFT([.I782];3)" office:value-type="string" office:string-value="083" calcext:value-type="string">
            <text:p>083</text:p>
          </table:table-cell>
          <table:table-cell table:formula="of:=MID([.I782];5;2)" office:value-type="string" office:string-value="03" calcext:value-type="string">
            <text:p>03</text:p>
          </table:table-cell>
          <table:table-cell table:formula="of:=MID([.I782];8;5)" office:value-type="string" office:string-value="48.50" calcext:value-type="string">
            <text:p>48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40-13-28.9000N</text:p>
          </table:table-cell>
          <table:table-cell table:formula="of:=LEFT([.E783];2)" office:value-type="string" office:string-value="40" calcext:value-type="string">
            <text:p>40</text:p>
          </table:table-cell>
          <table:table-cell table:formula="of:=MID([.E783];4;2)" office:value-type="string" office:string-value="13" calcext:value-type="string">
            <text:p>13</text:p>
          </table:table-cell>
          <table:table-cell table:formula="of:=MID([.E783];7;5)" office:value-type="string" office:string-value="28.90" calcext:value-type="string">
            <text:p>28.90</text:p>
          </table:table-cell>
          <table:table-cell office:value-type="string" calcext:value-type="string">
            <text:p>083-21-05.8000W</text:p>
          </table:table-cell>
          <table:table-cell table:formula="of:=LEFT([.I783];3)" office:value-type="string" office:string-value="083" calcext:value-type="string">
            <text:p>083</text:p>
          </table:table-cell>
          <table:table-cell table:formula="of:=MID([.I783];5;2)" office:value-type="string" office:string-value="21" calcext:value-type="string">
            <text:p>21</text:p>
          </table:table-cell>
          <table:table-cell table:formula="of:=MID([.I783];8;5)" office:value-type="string" office:string-value="05.80" calcext:value-type="string">
            <text:p>05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2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VINTON COUNTY</text:p>
          </table:table-cell>
          <table:table-cell office:value-type="string" calcext:value-type="string">
            <text:p>39-19-41.2500N</text:p>
          </table:table-cell>
          <table:table-cell table:formula="of:=LEFT([.E784];2)" office:value-type="string" office:string-value="39" calcext:value-type="string">
            <text:p>39</text:p>
          </table:table-cell>
          <table:table-cell table:formula="of:=MID([.E784];4;2)" office:value-type="string" office:string-value="19" calcext:value-type="string">
            <text:p>19</text:p>
          </table:table-cell>
          <table:table-cell table:formula="of:=MID([.E784];7;5)" office:value-type="string" office:string-value="41.25" calcext:value-type="string">
            <text:p>41.25</text:p>
          </table:table-cell>
          <table:table-cell office:value-type="string" calcext:value-type="string">
            <text:p>082-26-30.5580W</text:p>
          </table:table-cell>
          <table:table-cell table:formula="of:=LEFT([.I784];3)" office:value-type="string" office:string-value="082" calcext:value-type="string">
            <text:p>082</text:p>
          </table:table-cell>
          <table:table-cell table:formula="of:=MID([.I784];5;2)" office:value-type="string" office:string-value="26" calcext:value-type="string">
            <text:p>26</text:p>
          </table:table-cell>
          <table:table-cell table:formula="of:=MID([.I784];8;5)" office:value-type="string" office:string-value="30.55" calcext:value-type="string">
            <text:p>30.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39-39-15.2580N</text:p>
          </table:table-cell>
          <table:table-cell table:formula="of:=LEFT([.E785];2)" office:value-type="string" office:string-value="39" calcext:value-type="string">
            <text:p>39</text:p>
          </table:table-cell>
          <table:table-cell table:formula="of:=MID([.E785];4;2)" office:value-type="string" office:string-value="39" calcext:value-type="string">
            <text:p>39</text:p>
          </table:table-cell>
          <table:table-cell table:formula="of:=MID([.E785];7;5)" office:value-type="string" office:string-value="15.25" calcext:value-type="string">
            <text:p>15.25</text:p>
          </table:table-cell>
          <table:table-cell office:value-type="string" calcext:value-type="string">
            <text:p>081-48-11.4810W</text:p>
          </table:table-cell>
          <table:table-cell table:formula="of:=LEFT([.I785];3)" office:value-type="string" office:string-value="081" calcext:value-type="string">
            <text:p>081</text:p>
          </table:table-cell>
          <table:table-cell table:formula="of:=MID([.I785];5;2)" office:value-type="string" office:string-value="48" calcext:value-type="string">
            <text:p>48</text:p>
          </table:table-cell>
          <table:table-cell table:formula="of:=MID([.I785];8;5)" office:value-type="string" office:string-value="11.48" calcext:value-type="string">
            <text:p>11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EDINA MUNI</text:p>
          </table:table-cell>
          <table:table-cell office:value-type="string" calcext:value-type="string">
            <text:p>41-07-53.2000N</text:p>
          </table:table-cell>
          <table:table-cell table:formula="of:=LEFT([.E786];2)" office:value-type="string" office:string-value="41" calcext:value-type="string">
            <text:p>41</text:p>
          </table:table-cell>
          <table:table-cell table:formula="of:=MID([.E786];4;2)" office:value-type="string" office:string-value="07" calcext:value-type="string">
            <text:p>07</text:p>
          </table:table-cell>
          <table:table-cell table:formula="of:=MID([.E786];7;5)" office:value-type="string" office:string-value="53.20" calcext:value-type="string">
            <text:p>53.20</text:p>
          </table:table-cell>
          <table:table-cell office:value-type="string" calcext:value-type="string">
            <text:p>081-45-53.6000W</text:p>
          </table:table-cell>
          <table:table-cell table:formula="of:=LEFT([.I786];3)" office:value-type="string" office:string-value="081" calcext:value-type="string">
            <text:p>081</text:p>
          </table:table-cell>
          <table:table-cell table:formula="of:=MID([.I786];5;2)" office:value-type="string" office:string-value="45" calcext:value-type="string">
            <text:p>45</text:p>
          </table:table-cell>
          <table:table-cell table:formula="of:=MID([.I786];8;5)" office:value-type="string" office:string-value="53.60" calcext:value-type="string">
            <text:p>53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T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 BASS ISLAND</text:p>
          </table:table-cell>
          <table:table-cell office:value-type="string" calcext:value-type="string">
            <text:p>41-41-18.2400N</text:p>
          </table:table-cell>
          <table:table-cell table:formula="of:=LEFT([.E787];2)" office:value-type="string" office:string-value="41" calcext:value-type="string">
            <text:p>41</text:p>
          </table:table-cell>
          <table:table-cell table:formula="of:=MID([.E787];4;2)" office:value-type="string" office:string-value="41" calcext:value-type="string">
            <text:p>41</text:p>
          </table:table-cell>
          <table:table-cell table:formula="of:=MID([.E787];7;5)" office:value-type="string" office:string-value="18.24" calcext:value-type="string">
            <text:p>18.24</text:p>
          </table:table-cell>
          <table:table-cell office:value-type="string" calcext:value-type="string">
            <text:p>082-48-29.4400W</text:p>
          </table:table-cell>
          <table:table-cell table:formula="of:=LEFT([.I787];3)" office:value-type="string" office:string-value="082" calcext:value-type="string">
            <text:p>082</text:p>
          </table:table-cell>
          <table:table-cell table:formula="of:=MID([.I787];5;2)" office:value-type="string" office:string-value="48" calcext:value-type="string">
            <text:p>48</text:p>
          </table:table-cell>
          <table:table-cell table:formula="of:=MID([.I787];8;5)" office:value-type="string" office:string-value="29.44" calcext:value-type="string">
            <text:p>29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W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 BASS-EAST POINT</text:p>
          </table:table-cell>
          <table:table-cell office:value-type="string" calcext:value-type="string">
            <text:p>41-41-40.0000N</text:p>
          </table:table-cell>
          <table:table-cell table:formula="of:=LEFT([.E788];2)" office:value-type="string" office:string-value="41" calcext:value-type="string">
            <text:p>41</text:p>
          </table:table-cell>
          <table:table-cell table:formula="of:=MID([.E788];4;2)" office:value-type="string" office:string-value="41" calcext:value-type="string">
            <text:p>41</text:p>
          </table:table-cell>
          <table:table-cell table:formula="of:=MID([.E788];7;5)" office:value-type="string" office:string-value="40.00" calcext:value-type="string">
            <text:p>40.00</text:p>
          </table:table-cell>
          <table:table-cell office:value-type="string" calcext:value-type="string">
            <text:p>082-47-47.6000W</text:p>
          </table:table-cell>
          <table:table-cell table:formula="of:=LEFT([.I788];3)" office:value-type="string" office:string-value="082" calcext:value-type="string">
            <text:p>082</text:p>
          </table:table-cell>
          <table:table-cell table:formula="of:=MID([.I788];5;2)" office:value-type="string" office:string-value="47" calcext:value-type="string">
            <text:p>47</text:p>
          </table:table-cell>
          <table:table-cell table:formula="of:=MID([.I788];8;5)" office:value-type="string" office:string-value="47.60" calcext:value-type="string">
            <text:p>47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G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EAUGA COUNTY</text:p>
          </table:table-cell>
          <table:table-cell office:value-type="string" calcext:value-type="string">
            <text:p>41-26-58.5000N</text:p>
          </table:table-cell>
          <table:table-cell table:formula="of:=LEFT([.E789];2)" office:value-type="string" office:string-value="41" calcext:value-type="string">
            <text:p>41</text:p>
          </table:table-cell>
          <table:table-cell table:formula="of:=MID([.E789];4;2)" office:value-type="string" office:string-value="26" calcext:value-type="string">
            <text:p>26</text:p>
          </table:table-cell>
          <table:table-cell table:formula="of:=MID([.E789];7;5)" office:value-type="string" office:string-value="58.50" calcext:value-type="string">
            <text:p>58.50</text:p>
          </table:table-cell>
          <table:table-cell office:value-type="string" calcext:value-type="string">
            <text:p>081-03-46.6000W</text:p>
          </table:table-cell>
          <table:table-cell table:formula="of:=LEFT([.I789];3)" office:value-type="string" office:string-value="081" calcext:value-type="string">
            <text:p>081</text:p>
          </table:table-cell>
          <table:table-cell table:formula="of:=MID([.I789];5;2)" office:value-type="string" office:string-value="03" calcext:value-type="string">
            <text:p>03</text:p>
          </table:table-cell>
          <table:table-cell table:formula="of:=MID([.I789];8;5)" office:value-type="string" office:string-value="46.60" calcext:value-type="string">
            <text:p>46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W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DDLETOWN REGIONAL/HOOK FIELD</text:p>
          </table:table-cell>
          <table:table-cell office:value-type="string" calcext:value-type="string">
            <text:p>39-31-54.5000N</text:p>
          </table:table-cell>
          <table:table-cell table:formula="of:=LEFT([.E790];2)" office:value-type="string" office:string-value="39" calcext:value-type="string">
            <text:p>39</text:p>
          </table:table-cell>
          <table:table-cell table:formula="of:=MID([.E790];4;2)" office:value-type="string" office:string-value="31" calcext:value-type="string">
            <text:p>31</text:p>
          </table:table-cell>
          <table:table-cell table:formula="of:=MID([.E790];7;5)" office:value-type="string" office:string-value="54.50" calcext:value-type="string">
            <text:p>54.50</text:p>
          </table:table-cell>
          <table:table-cell office:value-type="string" calcext:value-type="string">
            <text:p>084-23-47.2000W</text:p>
          </table:table-cell>
          <table:table-cell table:formula="of:=LEFT([.I790];3)" office:value-type="string" office:string-value="084" calcext:value-type="string">
            <text:p>084</text:p>
          </table:table-cell>
          <table:table-cell table:formula="of:=MID([.I790];5;2)" office:value-type="string" office:string-value="23" calcext:value-type="string">
            <text:p>23</text:p>
          </table:table-cell>
          <table:table-cell table:formula="of:=MID([.I790];8;5)" office:value-type="string" office:string-value="47.20" calcext:value-type="string">
            <text:p>47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40-32-12.1245N</text:p>
          </table:table-cell>
          <table:table-cell table:formula="of:=LEFT([.E791];2)" office:value-type="string" office:string-value="40" calcext:value-type="string">
            <text:p>40</text:p>
          </table:table-cell>
          <table:table-cell table:formula="of:=MID([.E791];4;2)" office:value-type="string" office:string-value="32" calcext:value-type="string">
            <text:p>32</text:p>
          </table:table-cell>
          <table:table-cell table:formula="of:=MID([.E791];7;5)" office:value-type="string" office:string-value="12.12" calcext:value-type="string">
            <text:p>12.12</text:p>
          </table:table-cell>
          <table:table-cell office:value-type="string" calcext:value-type="string">
            <text:p>081-57-21.3882W</text:p>
          </table:table-cell>
          <table:table-cell table:formula="of:=LEFT([.I791];3)" office:value-type="string" office:string-value="081" calcext:value-type="string">
            <text:p>081</text:p>
          </table:table-cell>
          <table:table-cell table:formula="of:=MID([.I791];5;2)" office:value-type="string" office:string-value="57" calcext:value-type="string">
            <text:p>57</text:p>
          </table:table-cell>
          <table:table-cell table:formula="of:=MID([.I791];8;5)" office:value-type="string" office:string-value="21.38" calcext:value-type="string">
            <text:p>21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I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RROW COUNTY</text:p>
          </table:table-cell>
          <table:table-cell office:value-type="string" calcext:value-type="string">
            <text:p>40-31-28.3000N</text:p>
          </table:table-cell>
          <table:table-cell table:formula="of:=LEFT([.E792];2)" office:value-type="string" office:string-value="40" calcext:value-type="string">
            <text:p>40</text:p>
          </table:table-cell>
          <table:table-cell table:formula="of:=MID([.E792];4;2)" office:value-type="string" office:string-value="31" calcext:value-type="string">
            <text:p>31</text:p>
          </table:table-cell>
          <table:table-cell table:formula="of:=MID([.E792];7;5)" office:value-type="string" office:string-value="28.30" calcext:value-type="string">
            <text:p>28.30</text:p>
          </table:table-cell>
          <table:table-cell office:value-type="string" calcext:value-type="string">
            <text:p>082-51-00.2000W</text:p>
          </table:table-cell>
          <table:table-cell table:formula="of:=LEFT([.I792];3)" office:value-type="string" office:string-value="082" calcext:value-type="string">
            <text:p>082</text:p>
          </table:table-cell>
          <table:table-cell table:formula="of:=MID([.I792];5;2)" office:value-type="string" office:string-value="51" calcext:value-type="string">
            <text:p>51</text:p>
          </table:table-cell>
          <table:table-cell table:formula="of:=MID([.I792];8;5)" office:value-type="string" office:string-value="00.20" calcext:value-type="string">
            <text:p>00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I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40-19-44.1000N</text:p>
          </table:table-cell>
          <table:table-cell table:formula="of:=LEFT([.E793];2)" office:value-type="string" office:string-value="40" calcext:value-type="string">
            <text:p>40</text:p>
          </table:table-cell>
          <table:table-cell table:formula="of:=MID([.E793];4;2)" office:value-type="string" office:string-value="19" calcext:value-type="string">
            <text:p>19</text:p>
          </table:table-cell>
          <table:table-cell table:formula="of:=MID([.E793];7;5)" office:value-type="string" office:string-value="44.10" calcext:value-type="string">
            <text:p>44.10</text:p>
          </table:table-cell>
          <table:table-cell office:value-type="string" calcext:value-type="string">
            <text:p>082-31-33.9000W</text:p>
          </table:table-cell>
          <table:table-cell table:formula="of:=LEFT([.I793];3)" office:value-type="string" office:string-value="082" calcext:value-type="string">
            <text:p>082</text:p>
          </table:table-cell>
          <table:table-cell table:formula="of:=MID([.I793];5;2)" office:value-type="string" office:string-value="31" calcext:value-type="string">
            <text:p>31</text:p>
          </table:table-cell>
          <table:table-cell table:formula="of:=MID([.I793];8;5)" office:value-type="string" office:string-value="33.90" calcext:value-type="string">
            <text:p>3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G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YNKOOP</text:p>
          </table:table-cell>
          <table:table-cell office:value-type="string" calcext:value-type="string">
            <text:p>40-21-54.2240N</text:p>
          </table:table-cell>
          <table:table-cell table:formula="of:=LEFT([.E794];2)" office:value-type="string" office:string-value="40" calcext:value-type="string">
            <text:p>40</text:p>
          </table:table-cell>
          <table:table-cell table:formula="of:=MID([.E794];4;2)" office:value-type="string" office:string-value="21" calcext:value-type="string">
            <text:p>21</text:p>
          </table:table-cell>
          <table:table-cell table:formula="of:=MID([.E794];7;5)" office:value-type="string" office:string-value="54.22" calcext:value-type="string">
            <text:p>54.22</text:p>
          </table:table-cell>
          <table:table-cell office:value-type="string" calcext:value-type="string">
            <text:p>082-29-44.5850W</text:p>
          </table:table-cell>
          <table:table-cell table:formula="of:=LEFT([.I794];3)" office:value-type="string" office:string-value="082" calcext:value-type="string">
            <text:p>082</text:p>
          </table:table-cell>
          <table:table-cell table:formula="of:=MID([.I794];5;2)" office:value-type="string" office:string-value="29" calcext:value-type="string">
            <text:p>29</text:p>
          </table:table-cell>
          <table:table-cell table:formula="of:=MID([.I794];8;5)" office:value-type="string" office:string-value="44.58" calcext:value-type="string">
            <text:p>44.5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7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LLIOTTS LANDING</text:p>
          </table:table-cell>
          <table:table-cell office:value-type="string" calcext:value-type="string">
            <text:p>40-31-29.0000N</text:p>
          </table:table-cell>
          <table:table-cell table:formula="of:=LEFT([.E795];2)" office:value-type="string" office:string-value="40" calcext:value-type="string">
            <text:p>40</text:p>
          </table:table-cell>
          <table:table-cell table:formula="of:=MID([.E795];4;2)" office:value-type="string" office:string-value="31" calcext:value-type="string">
            <text:p>31</text:p>
          </table:table-cell>
          <table:table-cell table:formula="of:=MID([.E795];7;5)" office:value-type="string" office:string-value="29.00" calcext:value-type="string">
            <text:p>29.00</text:p>
          </table:table-cell>
          <table:table-cell office:value-type="string" calcext:value-type="string">
            <text:p>083-30-42.0000W</text:p>
          </table:table-cell>
          <table:table-cell table:formula="of:=LEFT([.I795];3)" office:value-type="string" office:string-value="083" calcext:value-type="string">
            <text:p>083</text:p>
          </table:table-cell>
          <table:table-cell table:formula="of:=MID([.I795];5;2)" office:value-type="string" office:string-value="30" calcext:value-type="string">
            <text:p>30</text:p>
          </table:table-cell>
          <table:table-cell table:formula="of:=MID([.I795];8;5)" office:value-type="string" office:string-value="42.00" calcext:value-type="string">
            <text:p>4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W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41-22-27.4000N</text:p>
          </table:table-cell>
          <table:table-cell table:formula="of:=LEFT([.E796];2)" office:value-type="string" office:string-value="41" calcext:value-type="string">
            <text:p>41</text:p>
          </table:table-cell>
          <table:table-cell table:formula="of:=MID([.E796];4;2)" office:value-type="string" office:string-value="22" calcext:value-type="string">
            <text:p>22</text:p>
          </table:table-cell>
          <table:table-cell table:formula="of:=MID([.E796];7;5)" office:value-type="string" office:string-value="27.40" calcext:value-type="string">
            <text:p>27.40</text:p>
          </table:table-cell>
          <table:table-cell office:value-type="string" calcext:value-type="string">
            <text:p>084-04-04.3000W</text:p>
          </table:table-cell>
          <table:table-cell table:formula="of:=LEFT([.I796];3)" office:value-type="string" office:string-value="084" calcext:value-type="string">
            <text:p>084</text:p>
          </table:table-cell>
          <table:table-cell table:formula="of:=MID([.I796];5;2)" office:value-type="string" office:string-value="04" calcext:value-type="string">
            <text:p>04</text:p>
          </table:table-cell>
          <table:table-cell table:formula="of:=MID([.I796];8;5)" office:value-type="string" office:string-value="04.30" calcext:value-type="string">
            <text:p>04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39-41-29.7480N</text:p>
          </table:table-cell>
          <table:table-cell table:formula="of:=LEFT([.E797];2)" office:value-type="string" office:string-value="39" calcext:value-type="string">
            <text:p>39</text:p>
          </table:table-cell>
          <table:table-cell table:formula="of:=MID([.E797];4;2)" office:value-type="string" office:string-value="41" calcext:value-type="string">
            <text:p>41</text:p>
          </table:table-cell>
          <table:table-cell table:formula="of:=MID([.E797];7;5)" office:value-type="string" office:string-value="29.74" calcext:value-type="string">
            <text:p>29.74</text:p>
          </table:table-cell>
          <table:table-cell office:value-type="string" calcext:value-type="string">
            <text:p>082-11-52.0290W</text:p>
          </table:table-cell>
          <table:table-cell table:formula="of:=LEFT([.I797];3)" office:value-type="string" office:string-value="082" calcext:value-type="string">
            <text:p>082</text:p>
          </table:table-cell>
          <table:table-cell table:formula="of:=MID([.I797];5;2)" office:value-type="string" office:string-value="11" calcext:value-type="string">
            <text:p>11</text:p>
          </table:table-cell>
          <table:table-cell table:formula="of:=MID([.I797];8;5)" office:value-type="string" office:string-value="52.02" calcext:value-type="string">
            <text:p>52.0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ARRY CLEVER FIELD</text:p>
          </table:table-cell>
          <table:table-cell office:value-type="string" calcext:value-type="string">
            <text:p>40-28-12.6000N</text:p>
          </table:table-cell>
          <table:table-cell table:formula="of:=LEFT([.E798];2)" office:value-type="string" office:string-value="40" calcext:value-type="string">
            <text:p>40</text:p>
          </table:table-cell>
          <table:table-cell table:formula="of:=MID([.E798];4;2)" office:value-type="string" office:string-value="28" calcext:value-type="string">
            <text:p>28</text:p>
          </table:table-cell>
          <table:table-cell table:formula="of:=MID([.E798];7;5)" office:value-type="string" office:string-value="12.60" calcext:value-type="string">
            <text:p>12.60</text:p>
          </table:table-cell>
          <table:table-cell office:value-type="string" calcext:value-type="string">
            <text:p>081-25-11.8000W</text:p>
          </table:table-cell>
          <table:table-cell table:formula="of:=LEFT([.I798];3)" office:value-type="string" office:string-value="081" calcext:value-type="string">
            <text:p>081</text:p>
          </table:table-cell>
          <table:table-cell table:formula="of:=MID([.I798];5;2)" office:value-type="string" office:string-value="25" calcext:value-type="string">
            <text:p>25</text:p>
          </table:table-cell>
          <table:table-cell table:formula="of:=MID([.I798];8;5)" office:value-type="string" office:string-value="11.80" calcext:value-type="string">
            <text:p>11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T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WARK-HEATH</text:p>
          </table:table-cell>
          <table:table-cell office:value-type="string" calcext:value-type="string">
            <text:p>40-01-28.8000N</text:p>
          </table:table-cell>
          <table:table-cell table:formula="of:=LEFT([.E799];2)" office:value-type="string" office:string-value="40" calcext:value-type="string">
            <text:p>40</text:p>
          </table:table-cell>
          <table:table-cell table:formula="of:=MID([.E799];4;2)" office:value-type="string" office:string-value="01" calcext:value-type="string">
            <text:p>01</text:p>
          </table:table-cell>
          <table:table-cell table:formula="of:=MID([.E799];7;5)" office:value-type="string" office:string-value="28.80" calcext:value-type="string">
            <text:p>28.80</text:p>
          </table:table-cell>
          <table:table-cell office:value-type="string" calcext:value-type="string">
            <text:p>082-27-42.5000W</text:p>
          </table:table-cell>
          <table:table-cell table:formula="of:=LEFT([.I799];3)" office:value-type="string" office:string-value="082" calcext:value-type="string">
            <text:p>082</text:p>
          </table:table-cell>
          <table:table-cell table:formula="of:=MID([.I799];5;2)" office:value-type="string" office:string-value="27" calcext:value-type="string">
            <text:p>27</text:p>
          </table:table-cell>
          <table:table-cell table:formula="of:=MID([.I799];8;5)" office:value-type="string" office:string-value="42.50" calcext:value-type="string">
            <text:p>42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1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BRACEVILLE</text:p>
          </table:table-cell>
          <table:table-cell office:value-type="string" calcext:value-type="string">
            <text:p>41-12-40.2030N</text:p>
          </table:table-cell>
          <table:table-cell table:formula="of:=LEFT([.E800];2)" office:value-type="string" office:string-value="41" calcext:value-type="string">
            <text:p>41</text:p>
          </table:table-cell>
          <table:table-cell table:formula="of:=MID([.E800];4;2)" office:value-type="string" office:string-value="12" calcext:value-type="string">
            <text:p>12</text:p>
          </table:table-cell>
          <table:table-cell table:formula="of:=MID([.E800];7;5)" office:value-type="string" office:string-value="40.20" calcext:value-type="string">
            <text:p>40.20</text:p>
          </table:table-cell>
          <table:table-cell office:value-type="string" calcext:value-type="string">
            <text:p>080-58-09.3260W</text:p>
          </table:table-cell>
          <table:table-cell table:formula="of:=LEFT([.I800];3)" office:value-type="string" office:string-value="080" calcext:value-type="string">
            <text:p>080</text:p>
          </table:table-cell>
          <table:table-cell table:formula="of:=MID([.I800];5;2)" office:value-type="string" office:string-value="58" calcext:value-type="string">
            <text:p>58</text:p>
          </table:table-cell>
          <table:table-cell table:formula="of:=MID([.I800];8;5)" office:value-type="string" office:string-value="09.32" calcext:value-type="string">
            <text:p>09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 BASS ISLAND</text:p>
          </table:table-cell>
          <table:table-cell office:value-type="string" calcext:value-type="string">
            <text:p>41-43-04.8000N</text:p>
          </table:table-cell>
          <table:table-cell table:formula="of:=LEFT([.E801];2)" office:value-type="string" office:string-value="41" calcext:value-type="string">
            <text:p>41</text:p>
          </table:table-cell>
          <table:table-cell table:formula="of:=MID([.E801];4;2)" office:value-type="string" office:string-value="43" calcext:value-type="string">
            <text:p>43</text:p>
          </table:table-cell>
          <table:table-cell table:formula="of:=MID([.E801];7;5)" office:value-type="string" office:string-value="04.80" calcext:value-type="string">
            <text:p>04.80</text:p>
          </table:table-cell>
          <table:table-cell office:value-type="string" calcext:value-type="string">
            <text:p>082-49-16.0000W</text:p>
          </table:table-cell>
          <table:table-cell table:formula="of:=LEFT([.I801];3)" office:value-type="string" office:string-value="082" calcext:value-type="string">
            <text:p>082</text:p>
          </table:table-cell>
          <table:table-cell table:formula="of:=MID([.I801];5;2)" office:value-type="string" office:string-value="49" calcext:value-type="string">
            <text:p>49</text:p>
          </table:table-cell>
          <table:table-cell table:formula="of:=MID([.I801];8;5)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A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WALK-HURON COUNTY</text:p>
          </table:table-cell>
          <table:table-cell office:value-type="string" calcext:value-type="string">
            <text:p>41-14-41.1570N</text:p>
          </table:table-cell>
          <table:table-cell table:formula="of:=LEFT([.E802];2)" office:value-type="string" office:string-value="41" calcext:value-type="string">
            <text:p>41</text:p>
          </table:table-cell>
          <table:table-cell table:formula="of:=MID([.E802];4;2)" office:value-type="string" office:string-value="14" calcext:value-type="string">
            <text:p>14</text:p>
          </table:table-cell>
          <table:table-cell table:formula="of:=MID([.E802];7;5)" office:value-type="string" office:string-value="41.15" calcext:value-type="string">
            <text:p>41.15</text:p>
          </table:table-cell>
          <table:table-cell office:value-type="string" calcext:value-type="string">
            <text:p>082-33-04.4180W</text:p>
          </table:table-cell>
          <table:table-cell table:formula="of:=LEFT([.I802];3)" office:value-type="string" office:string-value="082" calcext:value-type="string">
            <text:p>082</text:p>
          </table:table-cell>
          <table:table-cell table:formula="of:=MID([.I802];5;2)" office:value-type="string" office:string-value="33" calcext:value-type="string">
            <text:p>33</text:p>
          </table:table-cell>
          <table:table-cell table:formula="of:=MID([.I802];8;5)" office:value-type="string" office:string-value="04.41" calcext:value-type="string">
            <text:p>04.4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WX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41-02-08.1000N</text:p>
          </table:table-cell>
          <table:table-cell table:formula="of:=LEFT([.E803];2)" office:value-type="string" office:string-value="41" calcext:value-type="string">
            <text:p>41</text:p>
          </table:table-cell>
          <table:table-cell table:formula="of:=MID([.E803];4;2)" office:value-type="string" office:string-value="02" calcext:value-type="string">
            <text:p>02</text:p>
          </table:table-cell>
          <table:table-cell table:formula="of:=MID([.E803];7;5)" office:value-type="string" office:string-value="08.10" calcext:value-type="string">
            <text:p>08.10</text:p>
          </table:table-cell>
          <table:table-cell office:value-type="string" calcext:value-type="string">
            <text:p>083-58-54.9000W</text:p>
          </table:table-cell>
          <table:table-cell table:formula="of:=LEFT([.I803];3)" office:value-type="string" office:string-value="083" calcext:value-type="string">
            <text:p>083</text:p>
          </table:table-cell>
          <table:table-cell table:formula="of:=MID([.I803];5;2)" office:value-type="string" office:string-value="58" calcext:value-type="string">
            <text:p>58</text:p>
          </table:table-cell>
          <table:table-cell table:formula="of:=MID([.I803];8;5)" office:value-type="string" office:string-value="54.90" calcext:value-type="string">
            <text:p>54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X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39-30-08.1000N</text:p>
          </table:table-cell>
          <table:table-cell table:formula="of:=LEFT([.E804];2)" office:value-type="string" office:string-value="39" calcext:value-type="string">
            <text:p>39</text:p>
          </table:table-cell>
          <table:table-cell table:formula="of:=MID([.E804];4;2)" office:value-type="string" office:string-value="30" calcext:value-type="string">
            <text:p>30</text:p>
          </table:table-cell>
          <table:table-cell table:formula="of:=MID([.E804];7;5)" office:value-type="string" office:string-value="08.10" calcext:value-type="string">
            <text:p>08.10</text:p>
          </table:table-cell>
          <table:table-cell office:value-type="string" calcext:value-type="string">
            <text:p>084-47-03.7000W</text:p>
          </table:table-cell>
          <table:table-cell table:formula="of:=LEFT([.I804];3)" office:value-type="string" office:string-value="084" calcext:value-type="string">
            <text:p>084</text:p>
          </table:table-cell>
          <table:table-cell table:formula="of:=MID([.I804];5;2)" office:value-type="string" office:string-value="47" calcext:value-type="string">
            <text:p>47</text:p>
          </table:table-cell>
          <table:table-cell table:formula="of:=MID([.I804];8;5)" office:value-type="string" office:string-value="03.70" calcext:value-type="string">
            <text:p>03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G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NCORD AIRPARK</text:p>
          </table:table-cell>
          <table:table-cell office:value-type="string" calcext:value-type="string">
            <text:p>41-40-01.3566N</text:p>
          </table:table-cell>
          <table:table-cell table:formula="of:=LEFT([.E805];2)" office:value-type="string" office:string-value="41" calcext:value-type="string">
            <text:p>41</text:p>
          </table:table-cell>
          <table:table-cell table:formula="of:=MID([.E805];4;2)" office:value-type="string" office:string-value="40" calcext:value-type="string">
            <text:p>40</text:p>
          </table:table-cell>
          <table:table-cell table:formula="of:=MID([.E805];7;5)" office:value-type="string" office:string-value="01.35" calcext:value-type="string">
            <text:p>01.35</text:p>
          </table:table-cell>
          <table:table-cell office:value-type="string" calcext:value-type="string">
            <text:p>081-11-49.8601W</text:p>
          </table:table-cell>
          <table:table-cell table:formula="of:=LEFT([.I805];3)" office:value-type="string" office:string-value="081" calcext:value-type="string">
            <text:p>081</text:p>
          </table:table-cell>
          <table:table-cell table:formula="of:=MID([.I805];5;2)" office:value-type="string" office:string-value="11" calcext:value-type="string">
            <text:p>11</text:p>
          </table:table-cell>
          <table:table-cell table:formula="of:=MID([.I805];8;5)" office:value-type="string" office:string-value="49.86" calcext:value-type="string">
            <text:p>49.8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C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 DUSTING CO INC</text:p>
          </table:table-cell>
          <table:table-cell office:value-type="string" calcext:value-type="string">
            <text:p>40-57-09.1870N</text:p>
          </table:table-cell>
          <table:table-cell table:formula="of:=LEFT([.E806];2)" office:value-type="string" office:string-value="40" calcext:value-type="string">
            <text:p>40</text:p>
          </table:table-cell>
          <table:table-cell table:formula="of:=MID([.E806];4;2)" office:value-type="string" office:string-value="57" calcext:value-type="string">
            <text:p>57</text:p>
          </table:table-cell>
          <table:table-cell table:formula="of:=MID([.E806];7;5)" office:value-type="string" office:string-value="09.18" calcext:value-type="string">
            <text:p>09.18</text:p>
          </table:table-cell>
          <table:table-cell office:value-type="string" calcext:value-type="string">
            <text:p>083-58-55.7960W</text:p>
          </table:table-cell>
          <table:table-cell table:formula="of:=LEFT([.I806];3)" office:value-type="string" office:string-value="083" calcext:value-type="string">
            <text:p>083</text:p>
          </table:table-cell>
          <table:table-cell table:formula="of:=MID([.I806];5;2)" office:value-type="string" office:string-value="58" calcext:value-type="string">
            <text:p>58</text:p>
          </table:table-cell>
          <table:table-cell table:formula="of:=MID([.I806];8;5)" office:value-type="string" office:string-value="55.79" calcext:value-type="string">
            <text:p>55.7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I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HILLIPSBURG</text:p>
          </table:table-cell>
          <table:table-cell office:value-type="string" calcext:value-type="string">
            <text:p>39-54-47.8000N</text:p>
          </table:table-cell>
          <table:table-cell table:formula="of:=LEFT([.E807];2)" office:value-type="string" office:string-value="39" calcext:value-type="string">
            <text:p>39</text:p>
          </table:table-cell>
          <table:table-cell table:formula="of:=MID([.E807];4;2)" office:value-type="string" office:string-value="54" calcext:value-type="string">
            <text:p>54</text:p>
          </table:table-cell>
          <table:table-cell table:formula="of:=MID([.E807];7;5)" office:value-type="string" office:string-value="47.80" calcext:value-type="string">
            <text:p>47.80</text:p>
          </table:table-cell>
          <table:table-cell office:value-type="string" calcext:value-type="string">
            <text:p>084-24-01.4850W</text:p>
          </table:table-cell>
          <table:table-cell table:formula="of:=LEFT([.I807];3)" office:value-type="string" office:string-value="084" calcext:value-type="string">
            <text:p>084</text:p>
          </table:table-cell>
          <table:table-cell table:formula="of:=MID([.I807];5;2)" office:value-type="string" office:string-value="24" calcext:value-type="string">
            <text:p>24</text:p>
          </table:table-cell>
          <table:table-cell table:formula="of:=MID([.I807];8;5)" office:value-type="string" office:string-value="01.48" calcext:value-type="string">
            <text:p>01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QUA AIRPORT- HARTZELL FIELD</text:p>
          </table:table-cell>
          <table:table-cell office:value-type="string" calcext:value-type="string">
            <text:p>40-09-52.9000N</text:p>
          </table:table-cell>
          <table:table-cell table:formula="of:=LEFT([.E808];2)" office:value-type="string" office:string-value="40" calcext:value-type="string">
            <text:p>40</text:p>
          </table:table-cell>
          <table:table-cell table:formula="of:=MID([.E808];4;2)" office:value-type="string" office:string-value="09" calcext:value-type="string">
            <text:p>09</text:p>
          </table:table-cell>
          <table:table-cell table:formula="of:=MID([.E808];7;5)" office:value-type="string" office:string-value="52.90" calcext:value-type="string">
            <text:p>52.90</text:p>
          </table:table-cell>
          <table:table-cell office:value-type="string" calcext:value-type="string">
            <text:p>084-18-30.3000W</text:p>
          </table:table-cell>
          <table:table-cell table:formula="of:=LEFT([.I808];3)" office:value-type="string" office:string-value="084" calcext:value-type="string">
            <text:p>084</text:p>
          </table:table-cell>
          <table:table-cell table:formula="of:=MID([.I808];5;2)" office:value-type="string" office:string-value="18" calcext:value-type="string">
            <text:p>18</text:p>
          </table:table-cell>
          <table:table-cell table:formula="of:=MID([.I808];8;5)" office:value-type="string" office:string-value="30.30" calcext:value-type="string">
            <text:p>30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CW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RIE-OTTAWA INTL</text:p>
          </table:table-cell>
          <table:table-cell office:value-type="string" calcext:value-type="string">
            <text:p>41-30-58.5732N</text:p>
          </table:table-cell>
          <table:table-cell table:formula="of:=LEFT([.E809];2)" office:value-type="string" office:string-value="41" calcext:value-type="string">
            <text:p>41</text:p>
          </table:table-cell>
          <table:table-cell table:formula="of:=MID([.E809];4;2)" office:value-type="string" office:string-value="30" calcext:value-type="string">
            <text:p>30</text:p>
          </table:table-cell>
          <table:table-cell table:formula="of:=MID([.E809];7;5)" office:value-type="string" office:string-value="58.57" calcext:value-type="string">
            <text:p>58.57</text:p>
          </table:table-cell>
          <table:table-cell office:value-type="string" calcext:value-type="string">
            <text:p>082-52-10.1524W</text:p>
          </table:table-cell>
          <table:table-cell table:formula="of:=LEFT([.I809];3)" office:value-type="string" office:string-value="082" calcext:value-type="string">
            <text:p>082</text:p>
          </table:table-cell>
          <table:table-cell table:formula="of:=MID([.I809];5;2)" office:value-type="string" office:string-value="52" calcext:value-type="string">
            <text:p>52</text:p>
          </table:table-cell>
          <table:table-cell table:formula="of:=MID([.I809];8;5)" office:value-type="string" office:string-value="10.15" calcext:value-type="string">
            <text:p>10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M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EATER PORTSMOUTH RGNL</text:p>
          </table:table-cell>
          <table:table-cell office:value-type="string" calcext:value-type="string">
            <text:p>38-50-25.7000N</text:p>
          </table:table-cell>
          <table:table-cell table:formula="of:=LEFT([.E810];2)" office:value-type="string" office:string-value="38" calcext:value-type="string">
            <text:p>38</text:p>
          </table:table-cell>
          <table:table-cell table:formula="of:=MID([.E810];4;2)" office:value-type="string" office:string-value="50" calcext:value-type="string">
            <text:p>50</text:p>
          </table:table-cell>
          <table:table-cell table:formula="of:=MID([.E810];7;5)" office:value-type="string" office:string-value="25.70" calcext:value-type="string">
            <text:p>25.70</text:p>
          </table:table-cell>
          <table:table-cell office:value-type="string" calcext:value-type="string">
            <text:p>082-50-50.3000W</text:p>
          </table:table-cell>
          <table:table-cell table:formula="of:=LEFT([.I810];3)" office:value-type="string" office:string-value="082" calcext:value-type="string">
            <text:p>082</text:p>
          </table:table-cell>
          <table:table-cell table:formula="of:=MID([.I810];5;2)" office:value-type="string" office:string-value="50" calcext:value-type="string">
            <text:p>50</text:p>
          </table:table-cell>
          <table:table-cell table:formula="of:=MID([.I810];8;5)" office:value-type="string" office:string-value="50.30" calcext:value-type="string">
            <text:p>50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W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UT IN BAY</text:p>
          </table:table-cell>
          <table:table-cell office:value-type="string" calcext:value-type="string">
            <text:p>41-38-12.0000N</text:p>
          </table:table-cell>
          <table:table-cell table:formula="of:=LEFT([.E811];2)" office:value-type="string" office:string-value="41" calcext:value-type="string">
            <text:p>41</text:p>
          </table:table-cell>
          <table:table-cell table:formula="of:=MID([.E811];4;2)" office:value-type="string" office:string-value="38" calcext:value-type="string">
            <text:p>38</text:p>
          </table:table-cell>
          <table:table-cell table:formula="of:=MID([.E811];7;5)" office:value-type="string" office:string-value="12.00" calcext:value-type="string">
            <text:p>12.00</text:p>
          </table:table-cell>
          <table:table-cell office:value-type="string" calcext:value-type="string">
            <text:p>082-49-42.0000W</text:p>
          </table:table-cell>
          <table:table-cell table:formula="of:=LEFT([.I811];3)" office:value-type="string" office:string-value="082" calcext:value-type="string">
            <text:p>082</text:p>
          </table:table-cell>
          <table:table-cell table:formula="of:=MID([.I811];5;2)" office:value-type="string" office:string-value="49" calcext:value-type="string">
            <text:p>49</text:p>
          </table:table-cell>
          <table:table-cell table:formula="of:=MID([.I811];8;5)" office:value-type="string" office:string-value="42.00" calcext:value-type="string">
            <text:p>4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5000000000" calcext:value-type="float">
            <text:p>5.00E+0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CKER</text:p>
          </table:table-cell>
          <table:table-cell office:value-type="string" calcext:value-type="string">
            <text:p>40-24-28.7150N</text:p>
          </table:table-cell>
          <table:table-cell table:formula="of:=LEFT([.E812];2)" office:value-type="string" office:string-value="40" calcext:value-type="string">
            <text:p>40</text:p>
          </table:table-cell>
          <table:table-cell table:formula="of:=MID([.E812];4;2)" office:value-type="string" office:string-value="24" calcext:value-type="string">
            <text:p>24</text:p>
          </table:table-cell>
          <table:table-cell table:formula="of:=MID([.E812];7;5)" office:value-type="string" office:string-value="28.71" calcext:value-type="string">
            <text:p>28.71</text:p>
          </table:table-cell>
          <table:table-cell office:value-type="string" calcext:value-type="string">
            <text:p>083-13-09.6960W</text:p>
          </table:table-cell>
          <table:table-cell table:formula="of:=LEFT([.I812];3)" office:value-type="string" office:string-value="083" calcext:value-type="string">
            <text:p>083</text:p>
          </table:table-cell>
          <table:table-cell table:formula="of:=MID([.I812];5;2)" office:value-type="string" office:string-value="13" calcext:value-type="string">
            <text:p>13</text:p>
          </table:table-cell>
          <table:table-cell table:formula="of:=MID([.I812];8;5)" office:value-type="string" office:string-value="09.69" calcext:value-type="string">
            <text:p>09.6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ORTAGE COUNTY</text:p>
          </table:table-cell>
          <table:table-cell office:value-type="string" calcext:value-type="string">
            <text:p>41-12-36.6559N</text:p>
          </table:table-cell>
          <table:table-cell table:formula="of:=LEFT([.E813];2)" office:value-type="string" office:string-value="41" calcext:value-type="string">
            <text:p>41</text:p>
          </table:table-cell>
          <table:table-cell table:formula="of:=MID([.E813];4;2)" office:value-type="string" office:string-value="12" calcext:value-type="string">
            <text:p>12</text:p>
          </table:table-cell>
          <table:table-cell table:formula="of:=MID([.E813];7;5)" office:value-type="string" office:string-value="36.65" calcext:value-type="string">
            <text:p>36.65</text:p>
          </table:table-cell>
          <table:table-cell office:value-type="string" calcext:value-type="string">
            <text:p>081-15-05.8505W</text:p>
          </table:table-cell>
          <table:table-cell table:formula="of:=LEFT([.I813];3)" office:value-type="string" office:string-value="081" calcext:value-type="string">
            <text:p>081</text:p>
          </table:table-cell>
          <table:table-cell table:formula="of:=MID([.I813];5;2)" office:value-type="string" office:string-value="15" calcext:value-type="string">
            <text:p>15</text:p>
          </table:table-cell>
          <table:table-cell table:formula="of:=MID([.I813];8;5)" office:value-type="string" office:string-value="05.85" calcext:value-type="string">
            <text:p>05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G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KOONS</text:p>
          </table:table-cell>
          <table:table-cell office:value-type="string" calcext:value-type="string">
            <text:p>40-53-00.2120N</text:p>
          </table:table-cell>
          <table:table-cell table:formula="of:=LEFT([.E814];2)" office:value-type="string" office:string-value="40" calcext:value-type="string">
            <text:p>40</text:p>
          </table:table-cell>
          <table:table-cell table:formula="of:=MID([.E814];4;2)" office:value-type="string" office:string-value="53" calcext:value-type="string">
            <text:p>53</text:p>
          </table:table-cell>
          <table:table-cell table:formula="of:=MID([.E814];7;5)" office:value-type="string" office:string-value="00.21" calcext:value-type="string">
            <text:p>00.21</text:p>
          </table:table-cell>
          <table:table-cell office:value-type="string" calcext:value-type="string">
            <text:p>080-52-59.3050W</text:p>
          </table:table-cell>
          <table:table-cell table:formula="of:=LEFT([.I814];3)" office:value-type="string" office:string-value="080" calcext:value-type="string">
            <text:p>080</text:p>
          </table:table-cell>
          <table:table-cell table:formula="of:=MID([.I814];5;2)" office:value-type="string" office:string-value="52" calcext:value-type="string">
            <text:p>52</text:p>
          </table:table-cell>
          <table:table-cell table:formula="of:=MID([.I814];8;5)" office:value-type="string" office:string-value="59.30" calcext:value-type="string">
            <text:p>59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8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ALEM AIRPARK INC</text:p>
          </table:table-cell>
          <table:table-cell office:value-type="string" calcext:value-type="string">
            <text:p>40-56-53.1000N</text:p>
          </table:table-cell>
          <table:table-cell table:formula="of:=LEFT([.E815];2)" office:value-type="string" office:string-value="40" calcext:value-type="string">
            <text:p>40</text:p>
          </table:table-cell>
          <table:table-cell table:formula="of:=MID([.E815];4;2)" office:value-type="string" office:string-value="56" calcext:value-type="string">
            <text:p>56</text:p>
          </table:table-cell>
          <table:table-cell table:formula="of:=MID([.E815];7;5)" office:value-type="string" office:string-value="53.10" calcext:value-type="string">
            <text:p>53.10</text:p>
          </table:table-cell>
          <table:table-cell office:value-type="string" calcext:value-type="string">
            <text:p>080-51-43.5000W</text:p>
          </table:table-cell>
          <table:table-cell table:formula="of:=LEFT([.I815];3)" office:value-type="string" office:string-value="080" calcext:value-type="string">
            <text:p>080</text:p>
          </table:table-cell>
          <table:table-cell table:formula="of:=MID([.I815];5;2)" office:value-type="string" office:string-value="51" calcext:value-type="string">
            <text:p>51</text:p>
          </table:table-cell>
          <table:table-cell table:formula="of:=MID([.I815];8;5)" office:value-type="string" office:string-value="43.50" calcext:value-type="string">
            <text:p>43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I-CITY</text:p>
          </table:table-cell>
          <table:table-cell office:value-type="string" calcext:value-type="string">
            <text:p>40-54-21.6000N</text:p>
          </table:table-cell>
          <table:table-cell table:formula="of:=LEFT([.E816];2)" office:value-type="string" office:string-value="40" calcext:value-type="string">
            <text:p>40</text:p>
          </table:table-cell>
          <table:table-cell table:formula="of:=MID([.E816];4;2)" office:value-type="string" office:string-value="54" calcext:value-type="string">
            <text:p>54</text:p>
          </table:table-cell>
          <table:table-cell table:formula="of:=MID([.E816];7;5)" office:value-type="string" office:string-value="21.60" calcext:value-type="string">
            <text:p>21.60</text:p>
          </table:table-cell>
          <table:table-cell office:value-type="string" calcext:value-type="string">
            <text:p>081-00-00.1000W</text:p>
          </table:table-cell>
          <table:table-cell table:formula="of:=LEFT([.I816];3)" office:value-type="string" office:string-value="081" calcext:value-type="string">
            <text:p>081</text:p>
          </table:table-cell>
          <table:table-cell table:formula="of:=MID([.I816];5;2)" office:value-type="string" office:string-value="00" calcext:value-type="string">
            <text:p>00</text:p>
          </table:table-cell>
          <table:table-cell table:formula="of:=MID([.I816];8;5)" office:value-type="string" office:string-value="00.10" calcext:value-type="string">
            <text:p>00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HELBY COMMUNITY</text:p>
          </table:table-cell>
          <table:table-cell office:value-type="string" calcext:value-type="string">
            <text:p>40-52-22.3000N</text:p>
          </table:table-cell>
          <table:table-cell table:formula="of:=LEFT([.E817];2)" office:value-type="string" office:string-value="40" calcext:value-type="string">
            <text:p>40</text:p>
          </table:table-cell>
          <table:table-cell table:formula="of:=MID([.E817];4;2)" office:value-type="string" office:string-value="52" calcext:value-type="string">
            <text:p>52</text:p>
          </table:table-cell>
          <table:table-cell table:formula="of:=MID([.E817];7;5)" office:value-type="string" office:string-value="22.30" calcext:value-type="string">
            <text:p>22.30</text:p>
          </table:table-cell>
          <table:table-cell office:value-type="string" calcext:value-type="string">
            <text:p>082-41-50.6000W</text:p>
          </table:table-cell>
          <table:table-cell table:formula="of:=LEFT([.I817];3)" office:value-type="string" office:string-value="082" calcext:value-type="string">
            <text:p>082</text:p>
          </table:table-cell>
          <table:table-cell table:formula="of:=MID([.I817];5;2)" office:value-type="string" office:string-value="41" calcext:value-type="string">
            <text:p>41</text:p>
          </table:table-cell>
          <table:table-cell table:formula="of:=MID([.I817];8;5)" office:value-type="string" office:string-value="50.60" calcext:value-type="string">
            <text:p>50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IDNEY MUNI</text:p>
          </table:table-cell>
          <table:table-cell office:value-type="string" calcext:value-type="string">
            <text:p>40-14-28.6000N</text:p>
          </table:table-cell>
          <table:table-cell table:formula="of:=LEFT([.E818];2)" office:value-type="string" office:string-value="40" calcext:value-type="string">
            <text:p>40</text:p>
          </table:table-cell>
          <table:table-cell table:formula="of:=MID([.E818];4;2)" office:value-type="string" office:string-value="14" calcext:value-type="string">
            <text:p>14</text:p>
          </table:table-cell>
          <table:table-cell table:formula="of:=MID([.E818];7;5)" office:value-type="string" office:string-value="28.60" calcext:value-type="string">
            <text:p>28.60</text:p>
          </table:table-cell>
          <table:table-cell office:value-type="string" calcext:value-type="string">
            <text:p>084-08-52.3000W</text:p>
          </table:table-cell>
          <table:table-cell table:formula="of:=LEFT([.I818];3)" office:value-type="string" office:string-value="084" calcext:value-type="string">
            <text:p>084</text:p>
          </table:table-cell>
          <table:table-cell table:formula="of:=MID([.I818];5;2)" office:value-type="string" office:string-value="08" calcext:value-type="string">
            <text:p>08</text:p>
          </table:table-cell>
          <table:table-cell table:formula="of:=MID([.I818];8;5)" office:value-type="string" office:string-value="52.30" calcext:value-type="string">
            <text:p>52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PRINGFIELD-BECKLEY MUNI</text:p>
          </table:table-cell>
          <table:table-cell office:value-type="string" calcext:value-type="string">
            <text:p>39-50-25.0000N</text:p>
          </table:table-cell>
          <table:table-cell table:formula="of:=LEFT([.E819];2)" office:value-type="string" office:string-value="39" calcext:value-type="string">
            <text:p>39</text:p>
          </table:table-cell>
          <table:table-cell table:formula="of:=MID([.E819];4;2)" office:value-type="string" office:string-value="50" calcext:value-type="string">
            <text:p>50</text:p>
          </table:table-cell>
          <table:table-cell table:formula="of:=MID([.E819];7;5)" office:value-type="string" office:string-value="25.00" calcext:value-type="string">
            <text:p>25.00</text:p>
          </table:table-cell>
          <table:table-cell office:value-type="string" calcext:value-type="string">
            <text:p>083-50-24.6000W</text:p>
          </table:table-cell>
          <table:table-cell table:formula="of:=LEFT([.I819];3)" office:value-type="string" office:string-value="083" calcext:value-type="string">
            <text:p>083</text:p>
          </table:table-cell>
          <table:table-cell table:formula="of:=MID([.I819];5;2)" office:value-type="string" office:string-value="50" calcext:value-type="string">
            <text:p>50</text:p>
          </table:table-cell>
          <table:table-cell table:formula="of:=MID([.I819];8;5)" office:value-type="string" office:string-value="24.60" calcext:value-type="string">
            <text:p>24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P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LDERMAN</text:p>
          </table:table-cell>
          <table:table-cell office:value-type="string" calcext:value-type="string">
            <text:p>40-03-24.7071N</text:p>
          </table:table-cell>
          <table:table-cell table:formula="of:=LEFT([.E820];2)" office:value-type="string" office:string-value="40" calcext:value-type="string">
            <text:p>40</text:p>
          </table:table-cell>
          <table:table-cell table:formula="of:=MID([.E820];4;2)" office:value-type="string" office:string-value="03" calcext:value-type="string">
            <text:p>03</text:p>
          </table:table-cell>
          <table:table-cell table:formula="of:=MID([.E820];7;5)" office:value-type="string" office:string-value="24.70" calcext:value-type="string">
            <text:p>24.70</text:p>
          </table:table-cell>
          <table:table-cell office:value-type="string" calcext:value-type="string">
            <text:p>080-57-47.4766W</text:p>
          </table:table-cell>
          <table:table-cell table:formula="of:=LEFT([.I820];3)" office:value-type="string" office:string-value="080" calcext:value-type="string">
            <text:p>080</text:p>
          </table:table-cell>
          <table:table-cell table:formula="of:=MID([.I820];5;2)" office:value-type="string" office:string-value="57" calcext:value-type="string">
            <text:p>57</text:p>
          </table:table-cell>
          <table:table-cell table:formula="of:=MID([.I820];8;5)" office:value-type="string" office:string-value="47.47" calcext:value-type="string">
            <text:p>47.47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AND LAKE ST MARYS</text:p>
          </table:table-cell>
          <table:table-cell office:value-type="string" calcext:value-type="string">
            <text:p>40-32-27.6700N</text:p>
          </table:table-cell>
          <table:table-cell table:formula="of:=LEFT([.E821];2)" office:value-type="string" office:string-value="40" calcext:value-type="string">
            <text:p>40</text:p>
          </table:table-cell>
          <table:table-cell table:formula="of:=MID([.E821];4;2)" office:value-type="string" office:string-value="32" calcext:value-type="string">
            <text:p>32</text:p>
          </table:table-cell>
          <table:table-cell table:formula="of:=MID([.E821];7;5)" office:value-type="string" office:string-value="27.67" calcext:value-type="string">
            <text:p>27.67</text:p>
          </table:table-cell>
          <table:table-cell office:value-type="string" calcext:value-type="string">
            <text:p>084-29-26.4300W</text:p>
          </table:table-cell>
          <table:table-cell table:formula="of:=LEFT([.I821];3)" office:value-type="string" office:string-value="084" calcext:value-type="string">
            <text:p>084</text:p>
          </table:table-cell>
          <table:table-cell table:formula="of:=MID([.I821];5;2)" office:value-type="string" office:string-value="29" calcext:value-type="string">
            <text:p>29</text:p>
          </table:table-cell>
          <table:table-cell table:formula="of:=MID([.I821];8;5)" office:value-type="string" office:string-value="26.43" calcext:value-type="string">
            <text:p>26.4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G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JEFFERSON COUNTY AIRPARK</text:p>
          </table:table-cell>
          <table:table-cell office:value-type="string" calcext:value-type="string">
            <text:p>40-21-38.2000N</text:p>
          </table:table-cell>
          <table:table-cell table:formula="of:=LEFT([.E822];2)" office:value-type="string" office:string-value="40" calcext:value-type="string">
            <text:p>40</text:p>
          </table:table-cell>
          <table:table-cell table:formula="of:=MID([.E822];4;2)" office:value-type="string" office:string-value="21" calcext:value-type="string">
            <text:p>21</text:p>
          </table:table-cell>
          <table:table-cell table:formula="of:=MID([.E822];7;5)" office:value-type="string" office:string-value="38.20" calcext:value-type="string">
            <text:p>38.20</text:p>
          </table:table-cell>
          <table:table-cell office:value-type="string" calcext:value-type="string">
            <text:p>080-42-06.1000W</text:p>
          </table:table-cell>
          <table:table-cell table:formula="of:=LEFT([.I822];3)" office:value-type="string" office:string-value="080" calcext:value-type="string">
            <text:p>080</text:p>
          </table:table-cell>
          <table:table-cell table:formula="of:=MID([.I822];5;2)" office:value-type="string" office:string-value="42" calcext:value-type="string">
            <text:p>42</text:p>
          </table:table-cell>
          <table:table-cell table:formula="of:=MID([.I822];8;5)" office:value-type="string" office:string-value="06.10" calcext:value-type="string">
            <text:p>06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6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ENECA COUNTY</text:p>
          </table:table-cell>
          <table:table-cell office:value-type="string" calcext:value-type="string">
            <text:p>41-05-38.6000N</text:p>
          </table:table-cell>
          <table:table-cell table:formula="of:=LEFT([.E823];2)" office:value-type="string" office:string-value="41" calcext:value-type="string">
            <text:p>41</text:p>
          </table:table-cell>
          <table:table-cell table:formula="of:=MID([.E823];4;2)" office:value-type="string" office:string-value="05" calcext:value-type="string">
            <text:p>05</text:p>
          </table:table-cell>
          <table:table-cell table:formula="of:=MID([.E823];7;5)" office:value-type="string" office:string-value="38.60" calcext:value-type="string">
            <text:p>38.60</text:p>
          </table:table-cell>
          <table:table-cell office:value-type="string" calcext:value-type="string">
            <text:p>083-12-45.0000W</text:p>
          </table:table-cell>
          <table:table-cell table:formula="of:=LEFT([.I823];3)" office:value-type="string" office:string-value="083" calcext:value-type="string">
            <text:p>083</text:p>
          </table:table-cell>
          <table:table-cell table:formula="of:=MID([.I823];5;2)" office:value-type="string" office:string-value="12" calcext:value-type="string">
            <text:p>12</text:p>
          </table:table-cell>
          <table:table-cell table:formula="of:=MID([.I823];8;5)" office:value-type="string" office:string-value="45.00" calcext:value-type="string">
            <text:p>45.00</text:p>
          </table:table-cell>
        </table:table-row>
        <table:table-row table:style-name="ro1">
          <table:table-cell office:value-type="string" calcext:value-type="string">
            <text:p>HELIPORT</text:p>
          </table:table-cell>
          <table:table-cell office:value-type="string" calcext:value-type="string">
            <text:p>6T2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EAGATE HELISTOP</text:p>
          </table:table-cell>
          <table:table-cell office:value-type="string" calcext:value-type="string">
            <text:p>41-39-15.1770N</text:p>
          </table:table-cell>
          <table:table-cell table:formula="of:=LEFT([.E824];2)" office:value-type="string" office:string-value="41" calcext:value-type="string">
            <text:p>41</text:p>
          </table:table-cell>
          <table:table-cell table:formula="of:=MID([.E824];4;2)" office:value-type="string" office:string-value="39" calcext:value-type="string">
            <text:p>39</text:p>
          </table:table-cell>
          <table:table-cell table:formula="of:=MID([.E824];7;5)" office:value-type="string" office:string-value="15.17" calcext:value-type="string">
            <text:p>15.17</text:p>
          </table:table-cell>
          <table:table-cell office:value-type="string" calcext:value-type="string">
            <text:p>083-31-52.7600W</text:p>
          </table:table-cell>
          <table:table-cell table:formula="of:=LEFT([.I824];3)" office:value-type="string" office:string-value="083" calcext:value-type="string">
            <text:p>083</text:p>
          </table:table-cell>
          <table:table-cell table:formula="of:=MID([.I824];5;2)" office:value-type="string" office:string-value="31" calcext:value-type="string">
            <text:p>31</text:p>
          </table:table-cell>
          <table:table-cell table:formula="of:=MID([.I824];8;5)" office:value-type="string" office:string-value="52.76" calcext:value-type="string">
            <text:p>52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DZ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EXECUTIVE</text:p>
          </table:table-cell>
          <table:table-cell office:value-type="string" calcext:value-type="string">
            <text:p>41-33-53.8000N</text:p>
          </table:table-cell>
          <table:table-cell table:formula="of:=LEFT([.E825];2)" office:value-type="string" office:string-value="41" calcext:value-type="string">
            <text:p>41</text:p>
          </table:table-cell>
          <table:table-cell table:formula="of:=MID([.E825];4;2)" office:value-type="string" office:string-value="33" calcext:value-type="string">
            <text:p>33</text:p>
          </table:table-cell>
          <table:table-cell table:formula="of:=MID([.E825];7;5)" office:value-type="string" office:string-value="53.80" calcext:value-type="string">
            <text:p>53.80</text:p>
          </table:table-cell>
          <table:table-cell office:value-type="string" calcext:value-type="string">
            <text:p>083-28-56.0000W</text:p>
          </table:table-cell>
          <table:table-cell table:formula="of:=LEFT([.I825];3)" office:value-type="string" office:string-value="083" calcext:value-type="string">
            <text:p>083</text:p>
          </table:table-cell>
          <table:table-cell table:formula="of:=MID([.I825];5;2)" office:value-type="string" office:string-value="28" calcext:value-type="string">
            <text:p>28</text:p>
          </table:table-cell>
          <table:table-cell table:formula="of:=MID([.I825];8;5)" office:value-type="string" office:string-value="56.00" calcext:value-type="string">
            <text:p>56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EXPRESS</text:p>
          </table:table-cell>
          <table:table-cell office:value-type="string" calcext:value-type="string">
            <text:p>41-35-12.5000N</text:p>
          </table:table-cell>
          <table:table-cell table:formula="of:=LEFT([.E826];2)" office:value-type="string" office:string-value="41" calcext:value-type="string">
            <text:p>41</text:p>
          </table:table-cell>
          <table:table-cell table:formula="of:=MID([.E826];4;2)" office:value-type="string" office:string-value="35" calcext:value-type="string">
            <text:p>35</text:p>
          </table:table-cell>
          <table:table-cell table:formula="of:=MID([.E826];7;5)" office:value-type="string" office:string-value="12.50" calcext:value-type="string">
            <text:p>12.50</text:p>
          </table:table-cell>
          <table:table-cell office:value-type="string" calcext:value-type="string">
            <text:p>083-48-28.2000W</text:p>
          </table:table-cell>
          <table:table-cell table:formula="of:=LEFT([.I826];3)" office:value-type="string" office:string-value="083" calcext:value-type="string">
            <text:p>083</text:p>
          </table:table-cell>
          <table:table-cell table:formula="of:=MID([.I826];5;2)" office:value-type="string" office:string-value="48" calcext:value-type="string">
            <text:p>48</text:p>
          </table:table-cell>
          <table:table-cell table:formula="of:=MID([.I826];8;5)" office:value-type="string" office:string-value="28.20" calcext:value-type="string">
            <text:p>28.2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2C9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 SEAPLANE BASE</text:p>
          </table:table-cell>
          <table:table-cell office:value-type="string" calcext:value-type="string">
            <text:p>41-37-20.0000N</text:p>
          </table:table-cell>
          <table:table-cell table:formula="of:=LEFT([.E827];2)" office:value-type="string" office:string-value="41" calcext:value-type="string">
            <text:p>41</text:p>
          </table:table-cell>
          <table:table-cell table:formula="of:=MID([.E827];4;2)" office:value-type="string" office:string-value="37" calcext:value-type="string">
            <text:p>37</text:p>
          </table:table-cell>
          <table:table-cell table:formula="of:=MID([.E827];7;5)" office:value-type="string" office:string-value="20.00" calcext:value-type="string">
            <text:p>20.00</text:p>
          </table:table-cell>
          <table:table-cell office:value-type="string" calcext:value-type="string">
            <text:p>083-33-12.1500W</text:p>
          </table:table-cell>
          <table:table-cell table:formula="of:=LEFT([.I827];3)" office:value-type="string" office:string-value="083" calcext:value-type="string">
            <text:p>083</text:p>
          </table:table-cell>
          <table:table-cell table:formula="of:=MID([.I827];5;2)" office:value-type="string" office:string-value="33" calcext:value-type="string">
            <text:p>33</text:p>
          </table:table-cell>
          <table:table-cell table:formula="of:=MID([.I827];8;5)" office:value-type="string" office:string-value="12.15" calcext:value-type="string">
            <text:p>12.1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G8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EDDIE DEW MEMORIAL AIRPARK</text:p>
          </table:table-cell>
          <table:table-cell office:value-type="string" calcext:value-type="string">
            <text:p>40-28-33.2380N</text:p>
          </table:table-cell>
          <table:table-cell table:formula="of:=LEFT([.E828];2)" office:value-type="string" office:string-value="40" calcext:value-type="string">
            <text:p>40</text:p>
          </table:table-cell>
          <table:table-cell table:formula="of:=MID([.E828];4;2)" office:value-type="string" office:string-value="28" calcext:value-type="string">
            <text:p>28</text:p>
          </table:table-cell>
          <table:table-cell table:formula="of:=MID([.E828];7;5)" office:value-type="string" office:string-value="33.23" calcext:value-type="string">
            <text:p>33.23</text:p>
          </table:table-cell>
          <table:table-cell office:value-type="string" calcext:value-type="string">
            <text:p>080-37-41.2650W</text:p>
          </table:table-cell>
          <table:table-cell table:formula="of:=LEFT([.I828];3)" office:value-type="string" office:string-value="080" calcext:value-type="string">
            <text:p>080</text:p>
          </table:table-cell>
          <table:table-cell table:formula="of:=MID([.I828];5;2)" office:value-type="string" office:string-value="37" calcext:value-type="string">
            <text:p>37</text:p>
          </table:table-cell>
          <table:table-cell table:formula="of:=MID([.I828];8;5)" office:value-type="string" office:string-value="41.26" calcext:value-type="string">
            <text:p>41.2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AD RIVER AIRPARK</text:p>
          </table:table-cell>
          <table:table-cell office:value-type="string" calcext:value-type="string">
            <text:p>40-01-12.2130N</text:p>
          </table:table-cell>
          <table:table-cell table:formula="of:=LEFT([.E829];2)" office:value-type="string" office:string-value="40" calcext:value-type="string">
            <text:p>40</text:p>
          </table:table-cell>
          <table:table-cell table:formula="of:=MID([.E829];4;2)" office:value-type="string" office:string-value="01" calcext:value-type="string">
            <text:p>01</text:p>
          </table:table-cell>
          <table:table-cell table:formula="of:=MID([.E829];7;5)" office:value-type="string" office:string-value="12.21" calcext:value-type="string">
            <text:p>12.21</text:p>
          </table:table-cell>
          <table:table-cell office:value-type="string" calcext:value-type="string">
            <text:p>083-49-42.7480W</text:p>
          </table:table-cell>
          <table:table-cell table:formula="of:=LEFT([.I829];3)" office:value-type="string" office:string-value="083" calcext:value-type="string">
            <text:p>083</text:p>
          </table:table-cell>
          <table:table-cell table:formula="of:=MID([.I829];5;2)" office:value-type="string" office:string-value="49" calcext:value-type="string">
            <text:p>49</text:p>
          </table:table-cell>
          <table:table-cell table:formula="of:=MID([.I829];8;5)" office:value-type="string" office:string-value="42.74" calcext:value-type="string">
            <text:p>42.7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7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OY SKYPARK</text:p>
          </table:table-cell>
          <table:table-cell office:value-type="string" calcext:value-type="string">
            <text:p>39-59-27.1920N</text:p>
          </table:table-cell>
          <table:table-cell table:formula="of:=LEFT([.E830];2)" office:value-type="string" office:string-value="39" calcext:value-type="string">
            <text:p>39</text:p>
          </table:table-cell>
          <table:table-cell table:formula="of:=MID([.E830];4;2)" office:value-type="string" office:string-value="59" calcext:value-type="string">
            <text:p>59</text:p>
          </table:table-cell>
          <table:table-cell table:formula="of:=MID([.E830];7;5)" office:value-type="string" office:string-value="27.19" calcext:value-type="string">
            <text:p>27.19</text:p>
          </table:table-cell>
          <table:table-cell office:value-type="string" calcext:value-type="string">
            <text:p>084-16-13.8040W</text:p>
          </table:table-cell>
          <table:table-cell table:formula="of:=LEFT([.I830];3)" office:value-type="string" office:string-value="084" calcext:value-type="string">
            <text:p>084</text:p>
          </table:table-cell>
          <table:table-cell table:formula="of:=MID([.I830];5;2)" office:value-type="string" office:string-value="16" calcext:value-type="string">
            <text:p>16</text:p>
          </table:table-cell>
          <table:table-cell table:formula="of:=MID([.I830];8;5)" office:value-type="string" office:string-value="13.80" calcext:value-type="string">
            <text:p>13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WF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CO FIELD</text:p>
          </table:table-cell>
          <table:table-cell office:value-type="string" calcext:value-type="string">
            <text:p>40-00-53.1500N</text:p>
          </table:table-cell>
          <table:table-cell table:formula="of:=LEFT([.E831];2)" office:value-type="string" office:string-value="40" calcext:value-type="string">
            <text:p>40</text:p>
          </table:table-cell>
          <table:table-cell table:formula="of:=MID([.E831];4;2)" office:value-type="string" office:string-value="00" calcext:value-type="string">
            <text:p>00</text:p>
          </table:table-cell>
          <table:table-cell table:formula="of:=MID([.E831];7;5)" office:value-type="string" office:string-value="53.15" calcext:value-type="string">
            <text:p>53.15</text:p>
          </table:table-cell>
          <table:table-cell office:value-type="string" calcext:value-type="string">
            <text:p>084-11-53.0000W</text:p>
          </table:table-cell>
          <table:table-cell table:formula="of:=LEFT([.I831];3)" office:value-type="string" office:string-value="084" calcext:value-type="string">
            <text:p>084</text:p>
          </table:table-cell>
          <table:table-cell table:formula="of:=MID([.I831];5;2)" office:value-type="string" office:string-value="11" calcext:value-type="string">
            <text:p>11</text:p>
          </table:table-cell>
          <table:table-cell table:formula="of:=MID([.I831];8;5)" office:value-type="string" office:string-value="53.00" calcext:value-type="string">
            <text:p>53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6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YANDOT COUNTY</text:p>
          </table:table-cell>
          <table:table-cell office:value-type="string" calcext:value-type="string">
            <text:p>40-53-00.1269N</text:p>
          </table:table-cell>
          <table:table-cell table:formula="of:=LEFT([.E832];2)" office:value-type="string" office:string-value="40" calcext:value-type="string">
            <text:p>40</text:p>
          </table:table-cell>
          <table:table-cell table:formula="of:=MID([.E832];4;2)" office:value-type="string" office:string-value="53" calcext:value-type="string">
            <text:p>53</text:p>
          </table:table-cell>
          <table:table-cell table:formula="of:=MID([.E832];7;5)" office:value-type="string" office:string-value="00.12" calcext:value-type="string">
            <text:p>00.12</text:p>
          </table:table-cell>
          <table:table-cell office:value-type="string" calcext:value-type="string">
            <text:p>083-18-52.3136W</text:p>
          </table:table-cell>
          <table:table-cell table:formula="of:=LEFT([.I832];3)" office:value-type="string" office:string-value="083" calcext:value-type="string">
            <text:p>083</text:p>
          </table:table-cell>
          <table:table-cell table:formula="of:=MID([.I832];5;2)" office:value-type="string" office:string-value="18" calcext:value-type="string">
            <text:p>18</text:p>
          </table:table-cell>
          <table:table-cell table:formula="of:=MID([.I832];8;5)" office:value-type="string" office:string-value="52.31" calcext:value-type="string">
            <text:p>52.3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RIMES FIELD</text:p>
          </table:table-cell>
          <table:table-cell office:value-type="string" calcext:value-type="string">
            <text:p>40-07-56.5387N</text:p>
          </table:table-cell>
          <table:table-cell table:formula="of:=LEFT([.E833];2)" office:value-type="string" office:string-value="40" calcext:value-type="string">
            <text:p>40</text:p>
          </table:table-cell>
          <table:table-cell table:formula="of:=MID([.E833];4;2)" office:value-type="string" office:string-value="07" calcext:value-type="string">
            <text:p>07</text:p>
          </table:table-cell>
          <table:table-cell table:formula="of:=MID([.E833];7;5)" office:value-type="string" office:string-value="56.53" calcext:value-type="string">
            <text:p>56.53</text:p>
          </table:table-cell>
          <table:table-cell office:value-type="string" calcext:value-type="string">
            <text:p>083-45-14.6258W</text:p>
          </table:table-cell>
          <table:table-cell table:formula="of:=LEFT([.I833];3)" office:value-type="string" office:string-value="083" calcext:value-type="string">
            <text:p>083</text:p>
          </table:table-cell>
          <table:table-cell table:formula="of:=MID([.I833];5;2)" office:value-type="string" office:string-value="45" calcext:value-type="string">
            <text:p>45</text:p>
          </table:table-cell>
          <table:table-cell table:formula="of:=MID([.I833];8;5)" office:value-type="string" office:string-value="14.62" calcext:value-type="string">
            <text:p>14.6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8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ELLER</text:p>
          </table:table-cell>
          <table:table-cell office:value-type="string" calcext:value-type="string">
            <text:p>40-05-28.2100N</text:p>
          </table:table-cell>
          <table:table-cell table:formula="of:=LEFT([.E834];2)" office:value-type="string" office:string-value="40" calcext:value-type="string">
            <text:p>40</text:p>
          </table:table-cell>
          <table:table-cell table:formula="of:=MID([.E834];4;2)" office:value-type="string" office:string-value="05" calcext:value-type="string">
            <text:p>05</text:p>
          </table:table-cell>
          <table:table-cell table:formula="of:=MID([.E834];7;5)" office:value-type="string" office:string-value="28.21" calcext:value-type="string">
            <text:p>28.21</text:p>
          </table:table-cell>
          <table:table-cell office:value-type="string" calcext:value-type="string">
            <text:p>083-41-21.7400W</text:p>
          </table:table-cell>
          <table:table-cell table:formula="of:=LEFT([.I834];3)" office:value-type="string" office:string-value="083" calcext:value-type="string">
            <text:p>083</text:p>
          </table:table-cell>
          <table:table-cell table:formula="of:=MID([.I834];5;2)" office:value-type="string" office:string-value="41" calcext:value-type="string">
            <text:p>41</text:p>
          </table:table-cell>
          <table:table-cell table:formula="of:=MID([.I834];8;5)" office:value-type="string" office:string-value="21.74" calcext:value-type="string">
            <text:p>21.7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NW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VAN WERT COUNTY</text:p>
          </table:table-cell>
          <table:table-cell office:value-type="string" calcext:value-type="string">
            <text:p>40-51-49.7861N</text:p>
          </table:table-cell>
          <table:table-cell table:formula="of:=LEFT([.E835];2)" office:value-type="string" office:string-value="40" calcext:value-type="string">
            <text:p>40</text:p>
          </table:table-cell>
          <table:table-cell table:formula="of:=MID([.E835];4;2)" office:value-type="string" office:string-value="51" calcext:value-type="string">
            <text:p>51</text:p>
          </table:table-cell>
          <table:table-cell table:formula="of:=MID([.E835];7;5)" office:value-type="string" office:string-value="49.78" calcext:value-type="string">
            <text:p>49.78</text:p>
          </table:table-cell>
          <table:table-cell office:value-type="string" calcext:value-type="string">
            <text:p>084-36-22.8888W</text:p>
          </table:table-cell>
          <table:table-cell table:formula="of:=LEFT([.I835];3)" office:value-type="string" office:string-value="084" calcext:value-type="string">
            <text:p>084</text:p>
          </table:table-cell>
          <table:table-cell table:formula="of:=MID([.I835];5;2)" office:value-type="string" office:string-value="36" calcext:value-type="string">
            <text:p>36</text:p>
          </table:table-cell>
          <table:table-cell table:formula="of:=MID([.I835];8;5)" office:value-type="string" office:string-value="22.88" calcext:value-type="string">
            <text:p>22.8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RKE COUNTY</text:p>
          </table:table-cell>
          <table:table-cell office:value-type="string" calcext:value-type="string">
            <text:p>40-12-15.9000N</text:p>
          </table:table-cell>
          <table:table-cell table:formula="of:=LEFT([.E836];2)" office:value-type="string" office:string-value="40" calcext:value-type="string">
            <text:p>40</text:p>
          </table:table-cell>
          <table:table-cell table:formula="of:=MID([.E836];4;2)" office:value-type="string" office:string-value="12" calcext:value-type="string">
            <text:p>12</text:p>
          </table:table-cell>
          <table:table-cell table:formula="of:=MID([.E836];7;5)" office:value-type="string" office:string-value="15.90" calcext:value-type="string">
            <text:p>15.90</text:p>
          </table:table-cell>
          <table:table-cell office:value-type="string" calcext:value-type="string">
            <text:p>084-31-54.9000W</text:p>
          </table:table-cell>
          <table:table-cell table:formula="of:=LEFT([.I836];3)" office:value-type="string" office:string-value="084" calcext:value-type="string">
            <text:p>084</text:p>
          </table:table-cell>
          <table:table-cell table:formula="of:=MID([.I836];5;2)" office:value-type="string" office:string-value="31" calcext:value-type="string">
            <text:p>31</text:p>
          </table:table-cell>
          <table:table-cell table:formula="of:=MID([.I836];8;5)" office:value-type="string" office:string-value="54.90" calcext:value-type="string">
            <text:p>54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G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DSWORTH MUNI</text:p>
          </table:table-cell>
          <table:table-cell office:value-type="string" calcext:value-type="string">
            <text:p>41-00-11.3660N</text:p>
          </table:table-cell>
          <table:table-cell table:formula="of:=LEFT([.E837];2)" office:value-type="string" office:string-value="41" calcext:value-type="string">
            <text:p>41</text:p>
          </table:table-cell>
          <table:table-cell table:formula="of:=MID([.E837];4;2)" office:value-type="string" office:string-value="00" calcext:value-type="string">
            <text:p>00</text:p>
          </table:table-cell>
          <table:table-cell table:formula="of:=MID([.E837];7;5)" office:value-type="string" office:string-value="11.36" calcext:value-type="string">
            <text:p>11.36</text:p>
          </table:table-cell>
          <table:table-cell office:value-type="string" calcext:value-type="string">
            <text:p>081-45-23.1842W</text:p>
          </table:table-cell>
          <table:table-cell table:formula="of:=LEFT([.I837];3)" office:value-type="string" office:string-value="081" calcext:value-type="string">
            <text:p>081</text:p>
          </table:table-cell>
          <table:table-cell table:formula="of:=MID([.I837];5;2)" office:value-type="string" office:string-value="45" calcext:value-type="string">
            <text:p>45</text:p>
          </table:table-cell>
          <table:table-cell table:formula="of:=MID([.I837];8;5)" office:value-type="string" office:string-value="23.18" calcext:value-type="string">
            <text:p>23.1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ELTZIEN SKYPARK</text:p>
          </table:table-cell>
          <table:table-cell office:value-type="string" calcext:value-type="string">
            <text:p>41-01-42.1960N</text:p>
          </table:table-cell>
          <table:table-cell table:formula="of:=LEFT([.E838];2)" office:value-type="string" office:string-value="41" calcext:value-type="string">
            <text:p>41</text:p>
          </table:table-cell>
          <table:table-cell table:formula="of:=MID([.E838];4;2)" office:value-type="string" office:string-value="01" calcext:value-type="string">
            <text:p>01</text:p>
          </table:table-cell>
          <table:table-cell table:formula="of:=MID([.E838];7;5)" office:value-type="string" office:string-value="42.19" calcext:value-type="string">
            <text:p>42.19</text:p>
          </table:table-cell>
          <table:table-cell office:value-type="string" calcext:value-type="string">
            <text:p>081-47-54.4810W</text:p>
          </table:table-cell>
          <table:table-cell table:formula="of:=LEFT([.I838];3)" office:value-type="string" office:string-value="081" calcext:value-type="string">
            <text:p>081</text:p>
          </table:table-cell>
          <table:table-cell table:formula="of:=MID([.I838];5;2)" office:value-type="string" office:string-value="47" calcext:value-type="string">
            <text:p>47</text:p>
          </table:table-cell>
          <table:table-cell table:formula="of:=MID([.I838];8;5)" office:value-type="string" office:string-value="54.48" calcext:value-type="string">
            <text:p>54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RTNER</text:p>
          </table:table-cell>
          <table:table-cell office:value-type="string" calcext:value-type="string">
            <text:p>41-17-35.1810N</text:p>
          </table:table-cell>
          <table:table-cell table:formula="of:=LEFT([.E839];2)" office:value-type="string" office:string-value="41" calcext:value-type="string">
            <text:p>41</text:p>
          </table:table-cell>
          <table:table-cell table:formula="of:=MID([.E839];4;2)" office:value-type="string" office:string-value="17" calcext:value-type="string">
            <text:p>17</text:p>
          </table:table-cell>
          <table:table-cell table:formula="of:=MID([.E839];7;5)" office:value-type="string" office:string-value="35.18" calcext:value-type="string">
            <text:p>35.18</text:p>
          </table:table-cell>
          <table:table-cell office:value-type="string" calcext:value-type="string">
            <text:p>082-22-14.5930W</text:p>
          </table:table-cell>
          <table:table-cell table:formula="of:=LEFT([.I839];3)" office:value-type="string" office:string-value="082" calcext:value-type="string">
            <text:p>082</text:p>
          </table:table-cell>
          <table:table-cell table:formula="of:=MID([.I839];5;2)" office:value-type="string" office:string-value="22" calcext:value-type="string">
            <text:p>22</text:p>
          </table:table-cell>
          <table:table-cell table:formula="of:=MID([.I839];8;5)" office:value-type="string" office:string-value="14.59" calcext:value-type="string">
            <text:p>14.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XV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IL ARMSTRONG</text:p>
          </table:table-cell>
          <table:table-cell office:value-type="string" calcext:value-type="string">
            <text:p>40-29-36.8000N</text:p>
          </table:table-cell>
          <table:table-cell table:formula="of:=LEFT([.E840];2)" office:value-type="string" office:string-value="40" calcext:value-type="string">
            <text:p>40</text:p>
          </table:table-cell>
          <table:table-cell table:formula="of:=MID([.E840];4;2)" office:value-type="string" office:string-value="29" calcext:value-type="string">
            <text:p>29</text:p>
          </table:table-cell>
          <table:table-cell table:formula="of:=MID([.E840];7;5)" office:value-type="string" office:string-value="36.80" calcext:value-type="string">
            <text:p>36.80</text:p>
          </table:table-cell>
          <table:table-cell office:value-type="string" calcext:value-type="string">
            <text:p>084-17-53.1000W</text:p>
          </table:table-cell>
          <table:table-cell table:formula="of:=LEFT([.I840];3)" office:value-type="string" office:string-value="084" calcext:value-type="string">
            <text:p>084</text:p>
          </table:table-cell>
          <table:table-cell table:formula="of:=MID([.I840];5;2)" office:value-type="string" office:string-value="17" calcext:value-type="string">
            <text:p>17</text:p>
          </table:table-cell>
          <table:table-cell table:formula="of:=MID([.I840];8;5)" office:value-type="string" office:string-value="53.10" calcext:value-type="string">
            <text:p>53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2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41-16-01.3000N</text:p>
          </table:table-cell>
          <table:table-cell table:formula="of:=LEFT([.E841];2)" office:value-type="string" office:string-value="41" calcext:value-type="string">
            <text:p>41</text:p>
          </table:table-cell>
          <table:table-cell table:formula="of:=MID([.E841];4;2)" office:value-type="string" office:string-value="16" calcext:value-type="string">
            <text:p>16</text:p>
          </table:table-cell>
          <table:table-cell table:formula="of:=MID([.E841];7;5)" office:value-type="string" office:string-value="01.30" calcext:value-type="string">
            <text:p>01.30</text:p>
          </table:table-cell>
          <table:table-cell office:value-type="string" calcext:value-type="string">
            <text:p>080-55-38.5000W</text:p>
          </table:table-cell>
          <table:table-cell table:formula="of:=LEFT([.I841];3)" office:value-type="string" office:string-value="080" calcext:value-type="string">
            <text:p>080</text:p>
          </table:table-cell>
          <table:table-cell table:formula="of:=MID([.I841];5;2)" office:value-type="string" office:string-value="55" calcext:value-type="string">
            <text:p>55</text:p>
          </table:table-cell>
          <table:table-cell table:formula="of:=MID([.I841];8;5)" office:value-type="string" office:string-value="38.50" calcext:value-type="string">
            <text:p>38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39-34-13.4545N</text:p>
          </table:table-cell>
          <table:table-cell table:formula="of:=LEFT([.E842];2)" office:value-type="string" office:string-value="39" calcext:value-type="string">
            <text:p>39</text:p>
          </table:table-cell>
          <table:table-cell table:formula="of:=MID([.E842];4;2)" office:value-type="string" office:string-value="34" calcext:value-type="string">
            <text:p>34</text:p>
          </table:table-cell>
          <table:table-cell table:formula="of:=MID([.E842];7;5)" office:value-type="string" office:string-value="13.45" calcext:value-type="string">
            <text:p>13.45</text:p>
          </table:table-cell>
          <table:table-cell office:value-type="string" calcext:value-type="string">
            <text:p>083-25-13.8582W</text:p>
          </table:table-cell>
          <table:table-cell table:formula="of:=LEFT([.I842];3)" office:value-type="string" office:string-value="083" calcext:value-type="string">
            <text:p>083</text:p>
          </table:table-cell>
          <table:table-cell table:formula="of:=MID([.I842];5;2)" office:value-type="string" office:string-value="25" calcext:value-type="string">
            <text:p>25</text:p>
          </table:table-cell>
          <table:table-cell table:formula="of:=MID([.I842];8;5)" office:value-type="string" office:string-value="13.85" calcext:value-type="string">
            <text:p>13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41-36-35.2029N</text:p>
          </table:table-cell>
          <table:table-cell table:formula="of:=LEFT([.E843];2)" office:value-type="string" office:string-value="41" calcext:value-type="string">
            <text:p>41</text:p>
          </table:table-cell>
          <table:table-cell table:formula="of:=MID([.E843];4;2)" office:value-type="string" office:string-value="36" calcext:value-type="string">
            <text:p>36</text:p>
          </table:table-cell>
          <table:table-cell table:formula="of:=MID([.E843];7;5)" office:value-type="string" office:string-value="35.20" calcext:value-type="string">
            <text:p>35.20</text:p>
          </table:table-cell>
          <table:table-cell office:value-type="string" calcext:value-type="string">
            <text:p>084-07-37.8788W</text:p>
          </table:table-cell>
          <table:table-cell table:formula="of:=LEFT([.I843];3)" office:value-type="string" office:string-value="084" calcext:value-type="string">
            <text:p>084</text:p>
          </table:table-cell>
          <table:table-cell table:formula="of:=MID([.I843];5;2)" office:value-type="string" office:string-value="07" calcext:value-type="string">
            <text:p>07</text:p>
          </table:table-cell>
          <table:table-cell table:formula="of:=MID([.I843];8;5)" office:value-type="string" office:string-value="37.87" calcext:value-type="string">
            <text:p>37.8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OP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39-10-01.1000N</text:p>
          </table:table-cell>
          <table:table-cell table:formula="of:=LEFT([.E844];2)" office:value-type="string" office:string-value="39" calcext:value-type="string">
            <text:p>39</text:p>
          </table:table-cell>
          <table:table-cell table:formula="of:=MID([.E844];4;2)" office:value-type="string" office:string-value="10" calcext:value-type="string">
            <text:p>10</text:p>
          </table:table-cell>
          <table:table-cell table:formula="of:=MID([.E844];7;5)" office:value-type="string" office:string-value="01.10" calcext:value-type="string">
            <text:p>01.10</text:p>
          </table:table-cell>
          <table:table-cell office:value-type="string" calcext:value-type="string">
            <text:p>082-55-42.0000W</text:p>
          </table:table-cell>
          <table:table-cell table:formula="of:=LEFT([.I844];3)" office:value-type="string" office:string-value="082" calcext:value-type="string">
            <text:p>082</text:p>
          </table:table-cell>
          <table:table-cell table:formula="of:=MID([.I844];5;2)" office:value-type="string" office:string-value="55" calcext:value-type="string">
            <text:p>55</text:p>
          </table:table-cell>
          <table:table-cell table:formula="of:=MID([.I844];8;5)" office:value-type="string" office:string-value="42.00" calcext:value-type="string">
            <text:p>4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0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ED STEWART AIRFIELD</text:p>
          </table:table-cell>
          <table:table-cell office:value-type="string" calcext:value-type="string">
            <text:p>39-30-19.2160N</text:p>
          </table:table-cell>
          <table:table-cell table:formula="of:=LEFT([.E845];2)" office:value-type="string" office:string-value="39" calcext:value-type="string">
            <text:p>39</text:p>
          </table:table-cell>
          <table:table-cell table:formula="of:=MID([.E845];4;2)" office:value-type="string" office:string-value="30" calcext:value-type="string">
            <text:p>30</text:p>
          </table:table-cell>
          <table:table-cell table:formula="of:=MID([.E845];7;5)" office:value-type="string" office:string-value="19.21" calcext:value-type="string">
            <text:p>19.21</text:p>
          </table:table-cell>
          <table:table-cell office:value-type="string" calcext:value-type="string">
            <text:p>084-07-18.7650W</text:p>
          </table:table-cell>
          <table:table-cell table:formula="of:=LEFT([.I845];3)" office:value-type="string" office:string-value="084" calcext:value-type="string">
            <text:p>084</text:p>
          </table:table-cell>
          <table:table-cell table:formula="of:=MID([.I845];5;2)" office:value-type="string" office:string-value="07" calcext:value-type="string">
            <text:p>07</text:p>
          </table:table-cell>
          <table:table-cell table:formula="of:=MID([.I845];8;5)" office:value-type="string" office:string-value="18.76" calcext:value-type="string">
            <text:p>18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7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READER-BOTSFORD</text:p>
          </table:table-cell>
          <table:table-cell office:value-type="string" calcext:value-type="string">
            <text:p>41-09-45.1920N</text:p>
          </table:table-cell>
          <table:table-cell table:formula="of:=LEFT([.E846];2)" office:value-type="string" office:string-value="41" calcext:value-type="string">
            <text:p>41</text:p>
          </table:table-cell>
          <table:table-cell table:formula="of:=MID([.E846];4;2)" office:value-type="string" office:string-value="09" calcext:value-type="string">
            <text:p>09</text:p>
          </table:table-cell>
          <table:table-cell table:formula="of:=MID([.E846];7;5)" office:value-type="string" office:string-value="45.19" calcext:value-type="string">
            <text:p>45.19</text:p>
          </table:table-cell>
          <table:table-cell office:value-type="string" calcext:value-type="string">
            <text:p>082-12-09.5630W</text:p>
          </table:table-cell>
          <table:table-cell table:formula="of:=LEFT([.I846];3)" office:value-type="string" office:string-value="082" calcext:value-type="string">
            <text:p>082</text:p>
          </table:table-cell>
          <table:table-cell table:formula="of:=MID([.I846];5;2)" office:value-type="string" office:string-value="12" calcext:value-type="string">
            <text:p>12</text:p>
          </table:table-cell>
          <table:table-cell table:formula="of:=MID([.I846];8;5)" office:value-type="string" office:string-value="09.56" calcext:value-type="string">
            <text:p>09.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0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RI-CITY</text:p>
          </table:table-cell>
          <table:table-cell office:value-type="string" calcext:value-type="string">
            <text:p>40-14-52.2570N</text:p>
          </table:table-cell>
          <table:table-cell table:formula="of:=LEFT([.E847];2)" office:value-type="string" office:string-value="40" calcext:value-type="string">
            <text:p>40</text:p>
          </table:table-cell>
          <table:table-cell table:formula="of:=MID([.E847];4;2)" office:value-type="string" office:string-value="14" calcext:value-type="string">
            <text:p>14</text:p>
          </table:table-cell>
          <table:table-cell table:formula="of:=MID([.E847];7;5)" office:value-type="string" office:string-value="52.25" calcext:value-type="string">
            <text:p>52.25</text:p>
          </table:table-cell>
          <table:table-cell office:value-type="string" calcext:value-type="string">
            <text:p>081-44-09.4520W</text:p>
          </table:table-cell>
          <table:table-cell table:formula="of:=LEFT([.I847];3)" office:value-type="string" office:string-value="081" calcext:value-type="string">
            <text:p>081</text:p>
          </table:table-cell>
          <table:table-cell table:formula="of:=MID([.I847];5;2)" office:value-type="string" office:string-value="44" calcext:value-type="string">
            <text:p>44</text:p>
          </table:table-cell>
          <table:table-cell table:formula="of:=MID([.I847];8;5)" office:value-type="string" office:string-value="09.45" calcext:value-type="string">
            <text:p>09.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LEXANDER SALAMON</text:p>
          </table:table-cell>
          <table:table-cell office:value-type="string" calcext:value-type="string">
            <text:p>38-51-05.3096N</text:p>
          </table:table-cell>
          <table:table-cell table:formula="of:=LEFT([.E848];2)" office:value-type="string" office:string-value="38" calcext:value-type="string">
            <text:p>38</text:p>
          </table:table-cell>
          <table:table-cell table:formula="of:=MID([.E848];4;2)" office:value-type="string" office:string-value="51" calcext:value-type="string">
            <text:p>51</text:p>
          </table:table-cell>
          <table:table-cell table:formula="of:=MID([.E848];7;5)" office:value-type="string" office:string-value="05.30" calcext:value-type="string">
            <text:p>05.30</text:p>
          </table:table-cell>
          <table:table-cell office:value-type="string" calcext:value-type="string">
            <text:p>083-33-58.5404W</text:p>
          </table:table-cell>
          <table:table-cell table:formula="of:=LEFT([.I848];3)" office:value-type="string" office:string-value="083" calcext:value-type="string">
            <text:p>083</text:p>
          </table:table-cell>
          <table:table-cell table:formula="of:=MID([.I848];5;2)" office:value-type="string" office:string-value="33" calcext:value-type="string">
            <text:p>33</text:p>
          </table:table-cell>
          <table:table-cell table:formula="of:=MID([.I848];8;5)" office:value-type="string" office:string-value="58.54" calcext:value-type="string">
            <text:p>58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G1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ARD</text:p>
          </table:table-cell>
          <table:table-cell office:value-type="string" calcext:value-type="string">
            <text:p>41-02-19.5016N</text:p>
          </table:table-cell>
          <table:table-cell table:formula="of:=LEFT([.E849];2)" office:value-type="string" office:string-value="41" calcext:value-type="string">
            <text:p>41</text:p>
          </table:table-cell>
          <table:table-cell table:formula="of:=MID([.E849];4;2)" office:value-type="string" office:string-value="02" calcext:value-type="string">
            <text:p>02</text:p>
          </table:table-cell>
          <table:table-cell table:formula="of:=MID([.E849];7;5)" office:value-type="string" office:string-value="19.50" calcext:value-type="string">
            <text:p>19.50</text:p>
          </table:table-cell>
          <table:table-cell office:value-type="string" calcext:value-type="string">
            <text:p>082-43-28.4333W</text:p>
          </table:table-cell>
          <table:table-cell table:formula="of:=LEFT([.I849];3)" office:value-type="string" office:string-value="082" calcext:value-type="string">
            <text:p>082</text:p>
          </table:table-cell>
          <table:table-cell table:formula="of:=MID([.I849];5;2)" office:value-type="string" office:string-value="43" calcext:value-type="string">
            <text:p>43</text:p>
          </table:table-cell>
          <table:table-cell table:formula="of:=MID([.I849];8;5)" office:value-type="string" office:string-value="28.43" calcext:value-type="string">
            <text:p>28.4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LOUGHBY LOST NATION MUNI</text:p>
          </table:table-cell>
          <table:table-cell office:value-type="string" calcext:value-type="string">
            <text:p>41-41-02.5000N</text:p>
          </table:table-cell>
          <table:table-cell table:formula="of:=LEFT([.E850];2)" office:value-type="string" office:string-value="41" calcext:value-type="string">
            <text:p>41</text:p>
          </table:table-cell>
          <table:table-cell table:formula="of:=MID([.E850];4;2)" office:value-type="string" office:string-value="41" calcext:value-type="string">
            <text:p>41</text:p>
          </table:table-cell>
          <table:table-cell table:formula="of:=MID([.E850];7;5)" office:value-type="string" office:string-value="02.50" calcext:value-type="string">
            <text:p>02.50</text:p>
          </table:table-cell>
          <table:table-cell office:value-type="string" calcext:value-type="string">
            <text:p>081-23-23.1000W</text:p>
          </table:table-cell>
          <table:table-cell table:formula="of:=LEFT([.I850];3)" office:value-type="string" office:string-value="081" calcext:value-type="string">
            <text:p>081</text:p>
          </table:table-cell>
          <table:table-cell table:formula="of:=MID([.I850];5;2)" office:value-type="string" office:string-value="23" calcext:value-type="string">
            <text:p>23</text:p>
          </table:table-cell>
          <table:table-cell table:formula="of:=MID([.I850];8;5)" office:value-type="string" office:string-value="23.10" calcext:value-type="string">
            <text:p>23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INTON FIELD</text:p>
          </table:table-cell>
          <table:table-cell office:value-type="string" calcext:value-type="string">
            <text:p>39-30-08.9000N</text:p>
          </table:table-cell>
          <table:table-cell table:formula="of:=LEFT([.E851];2)" office:value-type="string" office:string-value="39" calcext:value-type="string">
            <text:p>39</text:p>
          </table:table-cell>
          <table:table-cell table:formula="of:=MID([.E851];4;2)" office:value-type="string" office:string-value="30" calcext:value-type="string">
            <text:p>30</text:p>
          </table:table-cell>
          <table:table-cell table:formula="of:=MID([.E851];7;5)" office:value-type="string" office:string-value="08.90" calcext:value-type="string">
            <text:p>08.90</text:p>
          </table:table-cell>
          <table:table-cell office:value-type="string" calcext:value-type="string">
            <text:p>083-51-47.9000W</text:p>
          </table:table-cell>
          <table:table-cell table:formula="of:=LEFT([.I851];3)" office:value-type="string" office:string-value="083" calcext:value-type="string">
            <text:p>083</text:p>
          </table:table-cell>
          <table:table-cell table:formula="of:=MID([.I851];5;2)" office:value-type="string" office:string-value="51" calcext:value-type="string">
            <text:p>51</text:p>
          </table:table-cell>
          <table:table-cell table:formula="of:=MID([.I851];8;5)" office:value-type="string" office:string-value="47.90" calcext:value-type="string">
            <text:p>47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B6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HOLLISTER FIELD</text:p>
          </table:table-cell>
          <table:table-cell office:value-type="string" calcext:value-type="string">
            <text:p>39-26-15.2230N</text:p>
          </table:table-cell>
          <table:table-cell table:formula="of:=LEFT([.E852];2)" office:value-type="string" office:string-value="39" calcext:value-type="string">
            <text:p>39</text:p>
          </table:table-cell>
          <table:table-cell table:formula="of:=MID([.E852];4;2)" office:value-type="string" office:string-value="26" calcext:value-type="string">
            <text:p>26</text:p>
          </table:table-cell>
          <table:table-cell table:formula="of:=MID([.E852];7;5)" office:value-type="string" office:string-value="15.22" calcext:value-type="string">
            <text:p>15.22</text:p>
          </table:table-cell>
          <table:table-cell office:value-type="string" calcext:value-type="string">
            <text:p>083-42-29.7220W</text:p>
          </table:table-cell>
          <table:table-cell table:formula="of:=LEFT([.I852];3)" office:value-type="string" office:string-value="083" calcext:value-type="string">
            <text:p>083</text:p>
          </table:table-cell>
          <table:table-cell table:formula="of:=MID([.I852];5;2)" office:value-type="string" office:string-value="42" calcext:value-type="string">
            <text:p>42</text:p>
          </table:table-cell>
          <table:table-cell table:formula="of:=MID([.I852];8;5)" office:value-type="string" office:string-value="29.72" calcext:value-type="string">
            <text:p>29.7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L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ILMINGTON AIR PARK</text:p>
          </table:table-cell>
          <table:table-cell office:value-type="string" calcext:value-type="string">
            <text:p>39-25-40.5000N</text:p>
          </table:table-cell>
          <table:table-cell table:formula="of:=LEFT([.E853];2)" office:value-type="string" office:string-value="39" calcext:value-type="string">
            <text:p>39</text:p>
          </table:table-cell>
          <table:table-cell table:formula="of:=MID([.E853];4;2)" office:value-type="string" office:string-value="25" calcext:value-type="string">
            <text:p>25</text:p>
          </table:table-cell>
          <table:table-cell table:formula="of:=MID([.E853];7;5)" office:value-type="string" office:string-value="40.50" calcext:value-type="string">
            <text:p>40.50</text:p>
          </table:table-cell>
          <table:table-cell office:value-type="string" calcext:value-type="string">
            <text:p>083-47-31.6000W</text:p>
          </table:table-cell>
          <table:table-cell table:formula="of:=LEFT([.I853];3)" office:value-type="string" office:string-value="083" calcext:value-type="string">
            <text:p>083</text:p>
          </table:table-cell>
          <table:table-cell table:formula="of:=MID([.I853];5;2)" office:value-type="string" office:string-value="47" calcext:value-type="string">
            <text:p>47</text:p>
          </table:table-cell>
          <table:table-cell table:formula="of:=MID([.I853];8;5)" office:value-type="string" office:string-value="31.60" calcext:value-type="string">
            <text:p>31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G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39-46-44.5837N</text:p>
          </table:table-cell>
          <table:table-cell table:formula="of:=LEFT([.E854];2)" office:value-type="string" office:string-value="39" calcext:value-type="string">
            <text:p>39</text:p>
          </table:table-cell>
          <table:table-cell table:formula="of:=MID([.E854];4;2)" office:value-type="string" office:string-value="46" calcext:value-type="string">
            <text:p>46</text:p>
          </table:table-cell>
          <table:table-cell table:formula="of:=MID([.E854];7;5)" office:value-type="string" office:string-value="44.58" calcext:value-type="string">
            <text:p>44.58</text:p>
          </table:table-cell>
          <table:table-cell office:value-type="string" calcext:value-type="string">
            <text:p>081-06-10.0084W</text:p>
          </table:table-cell>
          <table:table-cell table:formula="of:=LEFT([.I854];3)" office:value-type="string" office:string-value="081" calcext:value-type="string">
            <text:p>081</text:p>
          </table:table-cell>
          <table:table-cell table:formula="of:=MID([.I854];5;2)" office:value-type="string" office:string-value="06" calcext:value-type="string">
            <text:p>06</text:p>
          </table:table-cell>
          <table:table-cell table:formula="of:=MID([.I854];8;5)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JJ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40-52-29.4000N</text:p>
          </table:table-cell>
          <table:table-cell table:formula="of:=LEFT([.E855];2)" office:value-type="string" office:string-value="40" calcext:value-type="string">
            <text:p>40</text:p>
          </table:table-cell>
          <table:table-cell table:formula="of:=MID([.E855];4;2)" office:value-type="string" office:string-value="52" calcext:value-type="string">
            <text:p>52</text:p>
          </table:table-cell>
          <table:table-cell table:formula="of:=MID([.E855];7;5)" office:value-type="string" office:string-value="29.40" calcext:value-type="string">
            <text:p>29.40</text:p>
          </table:table-cell>
          <table:table-cell office:value-type="string" calcext:value-type="string">
            <text:p>081-53-17.7000W</text:p>
          </table:table-cell>
          <table:table-cell table:formula="of:=LEFT([.I855];3)" office:value-type="string" office:string-value="081" calcext:value-type="string">
            <text:p>081</text:p>
          </table:table-cell>
          <table:table-cell table:formula="of:=MID([.I855];5;2)" office:value-type="string" office:string-value="53" calcext:value-type="string">
            <text:p>53</text:p>
          </table:table-cell>
          <table:table-cell table:formula="of:=MID([.I855];8;5)" office:value-type="string" office:string-value="17.70" calcext:value-type="string">
            <text:p>17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4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NSDOWNE</text:p>
          </table:table-cell>
          <table:table-cell office:value-type="string" calcext:value-type="string">
            <text:p>41-07-49.7000N</text:p>
          </table:table-cell>
          <table:table-cell table:formula="of:=LEFT([.E856];2)" office:value-type="string" office:string-value="41" calcext:value-type="string">
            <text:p>41</text:p>
          </table:table-cell>
          <table:table-cell table:formula="of:=MID([.E856];4;2)" office:value-type="string" office:string-value="07" calcext:value-type="string">
            <text:p>07</text:p>
          </table:table-cell>
          <table:table-cell table:formula="of:=MID([.E856];7;5)" office:value-type="string" office:string-value="49.70" calcext:value-type="string">
            <text:p>49.70</text:p>
          </table:table-cell>
          <table:table-cell office:value-type="string" calcext:value-type="string">
            <text:p>080-37-10.5000W</text:p>
          </table:table-cell>
          <table:table-cell table:formula="of:=LEFT([.I856];3)" office:value-type="string" office:string-value="080" calcext:value-type="string">
            <text:p>080</text:p>
          </table:table-cell>
          <table:table-cell table:formula="of:=MID([.I856];5;2)" office:value-type="string" office:string-value="37" calcext:value-type="string">
            <text:p>37</text:p>
          </table:table-cell>
          <table:table-cell table:formula="of:=MID([.I856];8;5)" office:value-type="string" office:string-value="10.50" calcext:value-type="string">
            <text:p>10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G4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YOUNGSTOWN ELSER METRO</text:p>
          </table:table-cell>
          <table:table-cell office:value-type="string" calcext:value-type="string">
            <text:p>40-57-42.4630N</text:p>
          </table:table-cell>
          <table:table-cell table:formula="of:=LEFT([.E857];2)" office:value-type="string" office:string-value="40" calcext:value-type="string">
            <text:p>40</text:p>
          </table:table-cell>
          <table:table-cell table:formula="of:=MID([.E857];4;2)" office:value-type="string" office:string-value="57" calcext:value-type="string">
            <text:p>57</text:p>
          </table:table-cell>
          <table:table-cell table:formula="of:=MID([.E857];7;5)" office:value-type="string" office:string-value="42.46" calcext:value-type="string">
            <text:p>42.46</text:p>
          </table:table-cell>
          <table:table-cell office:value-type="string" calcext:value-type="string">
            <text:p>080-40-38.3750W</text:p>
          </table:table-cell>
          <table:table-cell table:formula="of:=LEFT([.I857];3)" office:value-type="string" office:string-value="080" calcext:value-type="string">
            <text:p>080</text:p>
          </table:table-cell>
          <table:table-cell table:formula="of:=MID([.I857];5;2)" office:value-type="string" office:string-value="40" calcext:value-type="string">
            <text:p>40</text:p>
          </table:table-cell>
          <table:table-cell table:formula="of:=MID([.I857];8;5)" office:value-type="string" office:string-value="38.37" calcext:value-type="string">
            <text:p>38.3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N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YOUNGSTOWN-WARREN RGNL</text:p>
          </table:table-cell>
          <table:table-cell office:value-type="string" calcext:value-type="string">
            <text:p>41-15-41.7000N</text:p>
          </table:table-cell>
          <table:table-cell table:formula="of:=LEFT([.E858];2)" office:value-type="string" office:string-value="41" calcext:value-type="string">
            <text:p>41</text:p>
          </table:table-cell>
          <table:table-cell table:formula="of:=MID([.E858];4;2)" office:value-type="string" office:string-value="15" calcext:value-type="string">
            <text:p>15</text:p>
          </table:table-cell>
          <table:table-cell table:formula="of:=MID([.E858];7;5)" office:value-type="string" office:string-value="41.70" calcext:value-type="string">
            <text:p>41.70</text:p>
          </table:table-cell>
          <table:table-cell office:value-type="string" calcext:value-type="string">
            <text:p>080-40-49.3000W</text:p>
          </table:table-cell>
          <table:table-cell table:formula="of:=LEFT([.I858];3)" office:value-type="string" office:string-value="080" calcext:value-type="string">
            <text:p>080</text:p>
          </table:table-cell>
          <table:table-cell table:formula="of:=MID([.I858];5;2)" office:value-type="string" office:string-value="40" calcext:value-type="string">
            <text:p>40</text:p>
          </table:table-cell>
          <table:table-cell table:formula="of:=MID([.I858];8;5)" office:value-type="string" office:string-value="49.30" calcext:value-type="string">
            <text:p>49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2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PARR</text:p>
          </table:table-cell>
          <table:table-cell office:value-type="string" calcext:value-type="string">
            <text:p>40-00-25.2420N</text:p>
          </table:table-cell>
          <table:table-cell table:formula="of:=LEFT([.E859];2)" office:value-type="string" office:string-value="40" calcext:value-type="string">
            <text:p>40</text:p>
          </table:table-cell>
          <table:table-cell table:formula="of:=MID([.E859];4;2)" office:value-type="string" office:string-value="00" calcext:value-type="string">
            <text:p>00</text:p>
          </table:table-cell>
          <table:table-cell table:formula="of:=MID([.E859];7;5)" office:value-type="string" office:string-value="25.24" calcext:value-type="string">
            <text:p>25.24</text:p>
          </table:table-cell>
          <table:table-cell office:value-type="string" calcext:value-type="string">
            <text:p>082-00-44.4890W</text:p>
          </table:table-cell>
          <table:table-cell table:formula="of:=LEFT([.I859];3)" office:value-type="string" office:string-value="082" calcext:value-type="string">
            <text:p>082</text:p>
          </table:table-cell>
          <table:table-cell table:formula="of:=MID([.I859];5;2)" office:value-type="string" office:string-value="00" calcext:value-type="string">
            <text:p>00</text:p>
          </table:table-cell>
          <table:table-cell table:formula="of:=MID([.I859];8;5)" office:value-type="string" office:string-value="44.48" calcext:value-type="string">
            <text:p>44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ZZV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ZANESVILLE MUNI</text:p>
          </table:table-cell>
          <table:table-cell office:value-type="string" calcext:value-type="string">
            <text:p>39-56-40.0000N</text:p>
          </table:table-cell>
          <table:table-cell table:formula="of:=LEFT([.E860];2)" office:value-type="string" office:string-value="39" calcext:value-type="string">
            <text:p>39</text:p>
          </table:table-cell>
          <table:table-cell table:formula="of:=MID([.E860];4;2)" office:value-type="string" office:string-value="56" calcext:value-type="string">
            <text:p>56</text:p>
          </table:table-cell>
          <table:table-cell table:formula="of:=MID([.E860];7;5)" office:value-type="string" office:string-value="40.00" calcext:value-type="string">
            <text:p>40.00</text:p>
          </table:table-cell>
          <table:table-cell office:value-type="string" calcext:value-type="string">
            <text:p>081-53-31.5000W</text:p>
          </table:table-cell>
          <table:table-cell table:formula="of:=LEFT([.I860];3)" office:value-type="string" office:string-value="081" calcext:value-type="string">
            <text:p>081</text:p>
          </table:table-cell>
          <table:table-cell table:formula="of:=MID([.I860];5;2)" office:value-type="string" office:string-value="53" calcext:value-type="string">
            <text:p>53</text:p>
          </table:table-cell>
          <table:table-cell table:formula="of:=MID([.I860];8;5)" office:value-type="string" office:string-value="31.50" calcext:value-type="string">
            <text:p>31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ABERDEEN RGNL</text:p>
          </table:table-cell>
          <table:table-cell office:value-type="string" calcext:value-type="string">
            <text:p>45-26-48.4730N</text:p>
          </table:table-cell>
          <table:table-cell table:formula="of:=LEFT([.E861];2)" office:value-type="string" office:string-value="45" calcext:value-type="string">
            <text:p>45</text:p>
          </table:table-cell>
          <table:table-cell table:formula="of:=MID([.E861];4;2)" office:value-type="string" office:string-value="26" calcext:value-type="string">
            <text:p>26</text:p>
          </table:table-cell>
          <table:table-cell table:formula="of:=MID([.E861];7;5)" office:value-type="string" office:string-value="48.47" calcext:value-type="string">
            <text:p>48.47</text:p>
          </table:table-cell>
          <table:table-cell office:value-type="string" calcext:value-type="string">
            <text:p>098-25-20.7870W</text:p>
          </table:table-cell>
          <table:table-cell table:formula="of:=LEFT([.I861];3)" office:value-type="string" office:string-value="098" calcext:value-type="string">
            <text:p>098</text:p>
          </table:table-cell>
          <table:table-cell table:formula="of:=MID([.I861];5;2)" office:value-type="string" office:string-value="25" calcext:value-type="string">
            <text:p>25</text:p>
          </table:table-cell>
          <table:table-cell table:formula="of:=MID([.I861];8;5)" office:value-type="string" office:string-value="20.78" calcext:value-type="string">
            <text:p>20.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A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ARLINGTON MUNI</text:p>
          </table:table-cell>
          <table:table-cell office:value-type="string" calcext:value-type="string">
            <text:p>44-23-37.7850N</text:p>
          </table:table-cell>
          <table:table-cell table:formula="of:=LEFT([.E862];2)" office:value-type="string" office:string-value="44" calcext:value-type="string">
            <text:p>44</text:p>
          </table:table-cell>
          <table:table-cell table:formula="of:=MID([.E862];4;2)" office:value-type="string" office:string-value="23" calcext:value-type="string">
            <text:p>23</text:p>
          </table:table-cell>
          <table:table-cell table:formula="of:=MID([.E862];7;5)" office:value-type="string" office:string-value="37.78" calcext:value-type="string">
            <text:p>37.78</text:p>
          </table:table-cell>
          <table:table-cell office:value-type="string" calcext:value-type="string">
            <text:p>097-07-22.6117W</text:p>
          </table:table-cell>
          <table:table-cell table:formula="of:=LEFT([.I862];3)" office:value-type="string" office:string-value="097" calcext:value-type="string">
            <text:p>097</text:p>
          </table:table-cell>
          <table:table-cell table:formula="of:=MID([.I862];5;2)" office:value-type="string" office:string-value="07" calcext:value-type="string">
            <text:p>07</text:p>
          </table:table-cell>
          <table:table-cell table:formula="of:=MID([.I862];8;5)" office:value-type="string" office:string-value="22.61" calcext:value-type="string">
            <text:p>22.6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ELLE FOURCHE MUNI</text:p>
          </table:table-cell>
          <table:table-cell office:value-type="string" calcext:value-type="string">
            <text:p>44-44-04.4000N</text:p>
          </table:table-cell>
          <table:table-cell table:formula="of:=LEFT([.E863];2)" office:value-type="string" office:string-value="44" calcext:value-type="string">
            <text:p>44</text:p>
          </table:table-cell>
          <table:table-cell table:formula="of:=MID([.E863];4;2)" office:value-type="string" office:string-value="44" calcext:value-type="string">
            <text:p>44</text:p>
          </table:table-cell>
          <table:table-cell table:formula="of:=MID([.E863];7;5)" office:value-type="string" office:string-value="04.40" calcext:value-type="string">
            <text:p>04.40</text:p>
          </table:table-cell>
          <table:table-cell office:value-type="string" calcext:value-type="string">
            <text:p>103-51-42.5000W</text:p>
          </table:table-cell>
          <table:table-cell table:formula="of:=LEFT([.I863];3)" office:value-type="string" office:string-value="103" calcext:value-type="string">
            <text:p>103</text:p>
          </table:table-cell>
          <table:table-cell table:formula="of:=MID([.I863];5;2)" office:value-type="string" office:string-value="51" calcext:value-type="string">
            <text:p>51</text:p>
          </table:table-cell>
          <table:table-cell table:formula="of:=MID([.I863];8;5)" office:value-type="string" office:string-value="42.50" calcext:value-type="string">
            <text:p>42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V5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ISON MUNI</text:p>
          </table:table-cell>
          <table:table-cell office:value-type="string" calcext:value-type="string">
            <text:p>45-31-06.0000N</text:p>
          </table:table-cell>
          <table:table-cell table:formula="of:=LEFT([.E864];2)" office:value-type="string" office:string-value="45" calcext:value-type="string">
            <text:p>45</text:p>
          </table:table-cell>
          <table:table-cell table:formula="of:=MID([.E864];4;2)" office:value-type="string" office:string-value="31" calcext:value-type="string">
            <text:p>31</text:p>
          </table:table-cell>
          <table:table-cell table:formula="of:=MID([.E864];7;5)" office:value-type="string" office:string-value="06.00" calcext:value-type="string">
            <text:p>06.00</text:p>
          </table:table-cell>
          <table:table-cell office:value-type="string" calcext:value-type="string">
            <text:p>102-28-04.2000W</text:p>
          </table:table-cell>
          <table:table-cell table:formula="of:=LEFT([.I864];3)" office:value-type="string" office:string-value="102" calcext:value-type="string">
            <text:p>102</text:p>
          </table:table-cell>
          <table:table-cell table:formula="of:=MID([.I864];5;2)" office:value-type="string" office:string-value="28" calcext:value-type="string">
            <text:p>28</text:p>
          </table:table-cell>
          <table:table-cell table:formula="of:=MID([.I864];8;5)" office:value-type="string" office:string-value="04.20" calcext:value-type="string">
            <text:p>04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P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OWDLE MUNI</text:p>
          </table:table-cell>
          <table:table-cell office:value-type="string" calcext:value-type="string">
            <text:p>45-26-22.4200N</text:p>
          </table:table-cell>
          <table:table-cell table:formula="of:=LEFT([.E865];2)" office:value-type="string" office:string-value="45" calcext:value-type="string">
            <text:p>45</text:p>
          </table:table-cell>
          <table:table-cell table:formula="of:=MID([.E865];4;2)" office:value-type="string" office:string-value="26" calcext:value-type="string">
            <text:p>26</text:p>
          </table:table-cell>
          <table:table-cell table:formula="of:=MID([.E865];7;5)" office:value-type="string" office:string-value="22.42" calcext:value-type="string">
            <text:p>22.42</text:p>
          </table:table-cell>
          <table:table-cell office:value-type="string" calcext:value-type="string">
            <text:p>099-40-30.7550W</text:p>
          </table:table-cell>
          <table:table-cell table:formula="of:=LEFT([.I865];3)" office:value-type="string" office:string-value="099" calcext:value-type="string">
            <text:p>099</text:p>
          </table:table-cell>
          <table:table-cell table:formula="of:=MID([.I865];5;2)" office:value-type="string" office:string-value="40" calcext:value-type="string">
            <text:p>40</text:p>
          </table:table-cell>
          <table:table-cell table:formula="of:=MID([.I865];8;5)" office:value-type="string" office:string-value="30.75" calcext:value-type="string">
            <text:p>30.7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RITTON MUNI</text:p>
          </table:table-cell>
          <table:table-cell office:value-type="string" calcext:value-type="string">
            <text:p>45-48-54.1000N</text:p>
          </table:table-cell>
          <table:table-cell table:formula="of:=LEFT([.E866];2)" office:value-type="string" office:string-value="45" calcext:value-type="string">
            <text:p>45</text:p>
          </table:table-cell>
          <table:table-cell table:formula="of:=MID([.E866];4;2)" office:value-type="string" office:string-value="48" calcext:value-type="string">
            <text:p>48</text:p>
          </table:table-cell>
          <table:table-cell table:formula="of:=MID([.E866];7;5)" office:value-type="string" office:string-value="54.10" calcext:value-type="string">
            <text:p>54.10</text:p>
          </table:table-cell>
          <table:table-cell office:value-type="string" calcext:value-type="string">
            <text:p>097-44-34.1000W</text:p>
          </table:table-cell>
          <table:table-cell table:formula="of:=LEFT([.I866];3)" office:value-type="string" office:string-value="097" calcext:value-type="string">
            <text:p>097</text:p>
          </table:table-cell>
          <table:table-cell table:formula="of:=MID([.I866];5;2)" office:value-type="string" office:string-value="44" calcext:value-type="string">
            <text:p>44</text:p>
          </table:table-cell>
          <table:table-cell table:formula="of:=MID([.I866];8;5)" office:value-type="string" office:string-value="34.10" calcext:value-type="string">
            <text:p>34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KX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ROOKINGS RGNL</text:p>
          </table:table-cell>
          <table:table-cell office:value-type="string" calcext:value-type="string">
            <text:p>44-18-16.3000N</text:p>
          </table:table-cell>
          <table:table-cell table:formula="of:=LEFT([.E867];2)" office:value-type="string" office:string-value="44" calcext:value-type="string">
            <text:p>44</text:p>
          </table:table-cell>
          <table:table-cell table:formula="of:=MID([.E867];4;2)" office:value-type="string" office:string-value="18" calcext:value-type="string">
            <text:p>18</text:p>
          </table:table-cell>
          <table:table-cell table:formula="of:=MID([.E867];7;5)" office:value-type="string" office:string-value="16.30" calcext:value-type="string">
            <text:p>16.30</text:p>
          </table:table-cell>
          <table:table-cell office:value-type="string" calcext:value-type="string">
            <text:p>096-49-08.1000W</text:p>
          </table:table-cell>
          <table:table-cell table:formula="of:=LEFT([.I867];3)" office:value-type="string" office:string-value="096" calcext:value-type="string">
            <text:p>096</text:p>
          </table:table-cell>
          <table:table-cell table:formula="of:=MID([.I867];5;2)" office:value-type="string" office:string-value="49" calcext:value-type="string">
            <text:p>49</text:p>
          </table:table-cell>
          <table:table-cell table:formula="of:=MID([.I867];8;5)" office:value-type="string" office:string-value="08.10" calcext:value-type="string">
            <text:p>08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2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ARDING COUNTY</text:p>
          </table:table-cell>
          <table:table-cell office:value-type="string" calcext:value-type="string">
            <text:p>45-34-46.3979N</text:p>
          </table:table-cell>
          <table:table-cell table:formula="of:=LEFT([.E868];2)" office:value-type="string" office:string-value="45" calcext:value-type="string">
            <text:p>45</text:p>
          </table:table-cell>
          <table:table-cell table:formula="of:=MID([.E868];4;2)" office:value-type="string" office:string-value="34" calcext:value-type="string">
            <text:p>34</text:p>
          </table:table-cell>
          <table:table-cell table:formula="of:=MID([.E868];7;5)" office:value-type="string" office:string-value="46.39" calcext:value-type="string">
            <text:p>46.39</text:p>
          </table:table-cell>
          <table:table-cell office:value-type="string" calcext:value-type="string">
            <text:p>103-31-44.0767W</text:p>
          </table:table-cell>
          <table:table-cell table:formula="of:=LEFT([.I868];3)" office:value-type="string" office:string-value="103" calcext:value-type="string">
            <text:p>103</text:p>
          </table:table-cell>
          <table:table-cell table:formula="of:=MID([.I868];5;2)" office:value-type="string" office:string-value="31" calcext:value-type="string">
            <text:p>31</text:p>
          </table:table-cell>
          <table:table-cell table:formula="of:=MID([.I868];8;5)" office:value-type="string" office:string-value="44.07" calcext:value-type="string">
            <text:p>44.0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G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ANTON MUNI</text:p>
          </table:table-cell>
          <table:table-cell office:value-type="string" calcext:value-type="string">
            <text:p>43-18-32.4000N</text:p>
          </table:table-cell>
          <table:table-cell table:formula="of:=LEFT([.E869];2)" office:value-type="string" office:string-value="43" calcext:value-type="string">
            <text:p>43</text:p>
          </table:table-cell>
          <table:table-cell table:formula="of:=MID([.E869];4;2)" office:value-type="string" office:string-value="18" calcext:value-type="string">
            <text:p>18</text:p>
          </table:table-cell>
          <table:table-cell table:formula="of:=MID([.E869];7;5)" office:value-type="string" office:string-value="32.40" calcext:value-type="string">
            <text:p>32.40</text:p>
          </table:table-cell>
          <table:table-cell office:value-type="string" calcext:value-type="string">
            <text:p>096-34-16.3800W</text:p>
          </table:table-cell>
          <table:table-cell table:formula="of:=LEFT([.I869];3)" office:value-type="string" office:string-value="096" calcext:value-type="string">
            <text:p>096</text:p>
          </table:table-cell>
          <table:table-cell table:formula="of:=MID([.I869];5;2)" office:value-type="string" office:string-value="34" calcext:value-type="string">
            <text:p>34</text:p>
          </table:table-cell>
          <table:table-cell table:formula="of:=MID([.I869];8;5)" office:value-type="string" office:string-value="16.38" calcext:value-type="string">
            <text:p>16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V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AMBERLAIN MUNI</text:p>
          </table:table-cell>
          <table:table-cell office:value-type="string" calcext:value-type="string">
            <text:p>43-45-58.0935N</text:p>
          </table:table-cell>
          <table:table-cell table:formula="of:=LEFT([.E870];2)" office:value-type="string" office:string-value="43" calcext:value-type="string">
            <text:p>43</text:p>
          </table:table-cell>
          <table:table-cell table:formula="of:=MID([.E870];4;2)" office:value-type="string" office:string-value="45" calcext:value-type="string">
            <text:p>45</text:p>
          </table:table-cell>
          <table:table-cell table:formula="of:=MID([.E870];7;5)" office:value-type="string" office:string-value="58.09" calcext:value-type="string">
            <text:p>58.09</text:p>
          </table:table-cell>
          <table:table-cell office:value-type="string" calcext:value-type="string">
            <text:p>099-19-16.4251W</text:p>
          </table:table-cell>
          <table:table-cell table:formula="of:=LEFT([.I870];3)" office:value-type="string" office:string-value="099" calcext:value-type="string">
            <text:p>099</text:p>
          </table:table-cell>
          <table:table-cell table:formula="of:=MID([.I870];5;2)" office:value-type="string" office:string-value="19" calcext:value-type="string">
            <text:p>19</text:p>
          </table:table-cell>
          <table:table-cell table:formula="of:=MID([.I870];8;5)" office:value-type="string" office:string-value="16.42" calcext:value-type="string">
            <text:p>16.4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44-53-42.1131N</text:p>
          </table:table-cell>
          <table:table-cell table:formula="of:=LEFT([.E871];2)" office:value-type="string" office:string-value="44" calcext:value-type="string">
            <text:p>44</text:p>
          </table:table-cell>
          <table:table-cell table:formula="of:=MID([.E871];4;2)" office:value-type="string" office:string-value="53" calcext:value-type="string">
            <text:p>53</text:p>
          </table:table-cell>
          <table:table-cell table:formula="of:=MID([.E871];7;5)" office:value-type="string" office:string-value="42.11" calcext:value-type="string">
            <text:p>42.11</text:p>
          </table:table-cell>
          <table:table-cell office:value-type="string" calcext:value-type="string">
            <text:p>097-42-37.7260W</text:p>
          </table:table-cell>
          <table:table-cell table:formula="of:=LEFT([.I871];3)" office:value-type="string" office:string-value="097" calcext:value-type="string">
            <text:p>097</text:p>
          </table:table-cell>
          <table:table-cell table:formula="of:=MID([.I871];5;2)" office:value-type="string" office:string-value="42" calcext:value-type="string">
            <text:p>42</text:p>
          </table:table-cell>
          <table:table-cell table:formula="of:=MID([.I871];8;5)" office:value-type="string" office:string-value="37.72" calcext:value-type="string">
            <text:p>37.7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H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LEAR LAKE MUNI</text:p>
          </table:table-cell>
          <table:table-cell office:value-type="string" calcext:value-type="string">
            <text:p>44-46-16.8720N</text:p>
          </table:table-cell>
          <table:table-cell table:formula="of:=LEFT([.E872];2)" office:value-type="string" office:string-value="44" calcext:value-type="string">
            <text:p>44</text:p>
          </table:table-cell>
          <table:table-cell table:formula="of:=MID([.E872];4;2)" office:value-type="string" office:string-value="46" calcext:value-type="string">
            <text:p>46</text:p>
          </table:table-cell>
          <table:table-cell table:formula="of:=MID([.E872];7;5)" office:value-type="string" office:string-value="16.87" calcext:value-type="string">
            <text:p>16.87</text:p>
          </table:table-cell>
          <table:table-cell office:value-type="string" calcext:value-type="string">
            <text:p>096-41-17.2110W</text:p>
          </table:table-cell>
          <table:table-cell table:formula="of:=LEFT([.I872];3)" office:value-type="string" office:string-value="096" calcext:value-type="string">
            <text:p>096</text:p>
          </table:table-cell>
          <table:table-cell table:formula="of:=MID([.I872];5;2)" office:value-type="string" office:string-value="41" calcext:value-type="string">
            <text:p>41</text:p>
          </table:table-cell>
          <table:table-cell table:formula="of:=MID([.I872];8;5)" office:value-type="string" office:string-value="17.21" calcext:value-type="string">
            <text:p>17.2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ORSICA MUNI</text:p>
          </table:table-cell>
          <table:table-cell office:value-type="string" calcext:value-type="string">
            <text:p>43-26-03.9620N</text:p>
          </table:table-cell>
          <table:table-cell table:formula="of:=LEFT([.E873];2)" office:value-type="string" office:string-value="43" calcext:value-type="string">
            <text:p>43</text:p>
          </table:table-cell>
          <table:table-cell table:formula="of:=MID([.E873];4;2)" office:value-type="string" office:string-value="26" calcext:value-type="string">
            <text:p>26</text:p>
          </table:table-cell>
          <table:table-cell table:formula="of:=MID([.E873];7;5)" office:value-type="string" office:string-value="03.96" calcext:value-type="string">
            <text:p>03.96</text:p>
          </table:table-cell>
          <table:table-cell office:value-type="string" calcext:value-type="string">
            <text:p>098-23-51.2870W</text:p>
          </table:table-cell>
          <table:table-cell table:formula="of:=LEFT([.I873];3)" office:value-type="string" office:string-value="098" calcext:value-type="string">
            <text:p>098</text:p>
          </table:table-cell>
          <table:table-cell table:formula="of:=MID([.I873];5;2)" office:value-type="string" office:string-value="23" calcext:value-type="string">
            <text:p>23</text:p>
          </table:table-cell>
          <table:table-cell table:formula="of:=MID([.I873];8;5)" office:value-type="string" office:string-value="51.28" calcext:value-type="string">
            <text:p>51.2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43-44-01.1750N</text:p>
          </table:table-cell>
          <table:table-cell table:formula="of:=LEFT([.E874];2)" office:value-type="string" office:string-value="43" calcext:value-type="string">
            <text:p>43</text:p>
          </table:table-cell>
          <table:table-cell table:formula="of:=MID([.E874];4;2)" office:value-type="string" office:string-value="44" calcext:value-type="string">
            <text:p>44</text:p>
          </table:table-cell>
          <table:table-cell table:formula="of:=MID([.E874];7;5)" office:value-type="string" office:string-value="01.17" calcext:value-type="string">
            <text:p>01.17</text:p>
          </table:table-cell>
          <table:table-cell office:value-type="string" calcext:value-type="string">
            <text:p>103-37-10.1950W</text:p>
          </table:table-cell>
          <table:table-cell table:formula="of:=LEFT([.I874];3)" office:value-type="string" office:string-value="103" calcext:value-type="string">
            <text:p>103</text:p>
          </table:table-cell>
          <table:table-cell table:formula="of:=MID([.I874];5;2)" office:value-type="string" office:string-value="37" calcext:value-type="string">
            <text:p>37</text:p>
          </table:table-cell>
          <table:table-cell table:formula="of:=MID([.I874];8;5)" office:value-type="string" office:string-value="10.19" calcext:value-type="string">
            <text:p>10.1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600000" calcext:value-type="float">
            <text:p>6.00E+05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ILDER</text:p>
          </table:table-cell>
          <table:table-cell office:value-type="string" calcext:value-type="string">
            <text:p>44-25-58.9945N</text:p>
          </table:table-cell>
          <table:table-cell table:formula="of:=LEFT([.E875];2)" office:value-type="string" office:string-value="44" calcext:value-type="string">
            <text:p>44</text:p>
          </table:table-cell>
          <table:table-cell table:formula="of:=MID([.E875];4;2)" office:value-type="string" office:string-value="25" calcext:value-type="string">
            <text:p>25</text:p>
          </table:table-cell>
          <table:table-cell table:formula="of:=MID([.E875];7;5)" office:value-type="string" office:string-value="58.99" calcext:value-type="string">
            <text:p>58.99</text:p>
          </table:table-cell>
          <table:table-cell office:value-type="string" calcext:value-type="string">
            <text:p>097-33-29.4108W</text:p>
          </table:table-cell>
          <table:table-cell table:formula="of:=LEFT([.I875];3)" office:value-type="string" office:string-value="097" calcext:value-type="string">
            <text:p>097</text:p>
          </table:table-cell>
          <table:table-cell table:formula="of:=MID([.I875];5;2)" office:value-type="string" office:string-value="33" calcext:value-type="string">
            <text:p>33</text:p>
          </table:table-cell>
          <table:table-cell table:formula="of:=MID([.I875];8;5)" office:value-type="string" office:string-value="29.41" calcext:value-type="string">
            <text:p>29.4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4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EYENNE EAGLE BUTTE</text:p>
          </table:table-cell>
          <table:table-cell office:value-type="string" calcext:value-type="string">
            <text:p>44-59-03.8000N</text:p>
          </table:table-cell>
          <table:table-cell table:formula="of:=LEFT([.E876];2)" office:value-type="string" office:string-value="44" calcext:value-type="string">
            <text:p>44</text:p>
          </table:table-cell>
          <table:table-cell table:formula="of:=MID([.E876];4;2)" office:value-type="string" office:string-value="59" calcext:value-type="string">
            <text:p>59</text:p>
          </table:table-cell>
          <table:table-cell table:formula="of:=MID([.E876];7;5)" office:value-type="string" office:string-value="03.80" calcext:value-type="string">
            <text:p>03.80</text:p>
          </table:table-cell>
          <table:table-cell office:value-type="string" calcext:value-type="string">
            <text:p>101-15-03.8000W</text:p>
          </table:table-cell>
          <table:table-cell table:formula="of:=LEFT([.I876];3)" office:value-type="string" office:string-value="101" calcext:value-type="string">
            <text:p>101</text:p>
          </table:table-cell>
          <table:table-cell table:formula="of:=MID([.I876];5;2)" office:value-type="string" office:string-value="15" calcext:value-type="string">
            <text:p>15</text:p>
          </table:table-cell>
          <table:table-cell table:formula="of:=MID([.I876];8;5)" office:value-type="string" office:string-value="03.80" calcext:value-type="string">
            <text:p>03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V0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EDGEMONT MUNI</text:p>
          </table:table-cell>
          <table:table-cell office:value-type="string" calcext:value-type="string">
            <text:p>43-17-42.0000N</text:p>
          </table:table-cell>
          <table:table-cell table:formula="of:=LEFT([.E877];2)" office:value-type="string" office:string-value="43" calcext:value-type="string">
            <text:p>43</text:p>
          </table:table-cell>
          <table:table-cell table:formula="of:=MID([.E877];4;2)" office:value-type="string" office:string-value="17" calcext:value-type="string">
            <text:p>17</text:p>
          </table:table-cell>
          <table:table-cell table:formula="of:=MID([.E877];7;5)" office:value-type="string" office:string-value="42.00" calcext:value-type="string">
            <text:p>42.00</text:p>
          </table:table-cell>
          <table:table-cell office:value-type="string" calcext:value-type="string">
            <text:p>103-50-34.7300W</text:p>
          </table:table-cell>
          <table:table-cell table:formula="of:=LEFT([.I877];3)" office:value-type="string" office:string-value="103" calcext:value-type="string">
            <text:p>103</text:p>
          </table:table-cell>
          <table:table-cell table:formula="of:=MID([.I877];5;2)" office:value-type="string" office:string-value="50" calcext:value-type="string">
            <text:p>50</text:p>
          </table:table-cell>
          <table:table-cell table:formula="of:=MID([.I877];8;5)" office:value-type="string" office:string-value="34.73" calcext:value-type="string">
            <text:p>34.7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W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EUREKA MUNI</text:p>
          </table:table-cell>
          <table:table-cell office:value-type="string" calcext:value-type="string">
            <text:p>45-47-59.6000N</text:p>
          </table:table-cell>
          <table:table-cell table:formula="of:=LEFT([.E878];2)" office:value-type="string" office:string-value="45" calcext:value-type="string">
            <text:p>45</text:p>
          </table:table-cell>
          <table:table-cell table:formula="of:=MID([.E878];4;2)" office:value-type="string" office:string-value="47" calcext:value-type="string">
            <text:p>47</text:p>
          </table:table-cell>
          <table:table-cell table:formula="of:=MID([.E878];7;5)" office:value-type="string" office:string-value="59.60" calcext:value-type="string">
            <text:p>59.60</text:p>
          </table:table-cell>
          <table:table-cell office:value-type="string" calcext:value-type="string">
            <text:p>099-38-34.0000W</text:p>
          </table:table-cell>
          <table:table-cell table:formula="of:=LEFT([.I878];3)" office:value-type="string" office:string-value="099" calcext:value-type="string">
            <text:p>099</text:p>
          </table:table-cell>
          <table:table-cell table:formula="of:=MID([.I878];5;2)" office:value-type="string" office:string-value="38" calcext:value-type="string">
            <text:p>38</text:p>
          </table:table-cell>
          <table:table-cell table:formula="of:=MID([.I878];8;5)" office:value-type="string" office:string-value="34.00" calcext:value-type="string">
            <text:p>34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V0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USTER STATE PARK</text:p>
          </table:table-cell>
          <table:table-cell office:value-type="string" calcext:value-type="string">
            <text:p>43-43-29.7000N</text:p>
          </table:table-cell>
          <table:table-cell table:formula="of:=LEFT([.E879];2)" office:value-type="string" office:string-value="43" calcext:value-type="string">
            <text:p>43</text:p>
          </table:table-cell>
          <table:table-cell table:formula="of:=MID([.E879];4;2)" office:value-type="string" office:string-value="43" calcext:value-type="string">
            <text:p>43</text:p>
          </table:table-cell>
          <table:table-cell table:formula="of:=MID([.E879];7;5)" office:value-type="string" office:string-value="29.70" calcext:value-type="string">
            <text:p>29.70</text:p>
          </table:table-cell>
          <table:table-cell office:value-type="string" calcext:value-type="string">
            <text:p>103-20-59.9250W</text:p>
          </table:table-cell>
          <table:table-cell table:formula="of:=LEFT([.I879];3)" office:value-type="string" office:string-value="103" calcext:value-type="string">
            <text:p>103</text:p>
          </table:table-cell>
          <table:table-cell table:formula="of:=MID([.I879];5;2)" office:value-type="string" office:string-value="20" calcext:value-type="string">
            <text:p>20</text:p>
          </table:table-cell>
          <table:table-cell table:formula="of:=MID([.I879];8;5)" office:value-type="string" office:string-value="59.92" calcext:value-type="string">
            <text:p>59.9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AITH MUNI</text:p>
          </table:table-cell>
          <table:table-cell office:value-type="string" calcext:value-type="string">
            <text:p>45-02-06.6000N</text:p>
          </table:table-cell>
          <table:table-cell table:formula="of:=LEFT([.E880];2)" office:value-type="string" office:string-value="45" calcext:value-type="string">
            <text:p>45</text:p>
          </table:table-cell>
          <table:table-cell table:formula="of:=MID([.E880];4;2)" office:value-type="string" office:string-value="02" calcext:value-type="string">
            <text:p>02</text:p>
          </table:table-cell>
          <table:table-cell table:formula="of:=MID([.E880];7;5)" office:value-type="string" office:string-value="06.60" calcext:value-type="string">
            <text:p>06.60</text:p>
          </table:table-cell>
          <table:table-cell office:value-type="string" calcext:value-type="string">
            <text:p>102-01-14.4000W</text:p>
          </table:table-cell>
          <table:table-cell table:formula="of:=LEFT([.I880];3)" office:value-type="string" office:string-value="102" calcext:value-type="string">
            <text:p>102</text:p>
          </table:table-cell>
          <table:table-cell table:formula="of:=MID([.I880];5;2)" office:value-type="string" office:string-value="01" calcext:value-type="string">
            <text:p>01</text:p>
          </table:table-cell>
          <table:table-cell table:formula="of:=MID([.I880];8;5)" office:value-type="string" office:string-value="14.40" calcext:value-type="string">
            <text:p>14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FU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AULKTON MUNI</text:p>
          </table:table-cell>
          <table:table-cell office:value-type="string" calcext:value-type="string">
            <text:p>45-01-50.4250N</text:p>
          </table:table-cell>
          <table:table-cell table:formula="of:=LEFT([.E881];2)" office:value-type="string" office:string-value="45" calcext:value-type="string">
            <text:p>45</text:p>
          </table:table-cell>
          <table:table-cell table:formula="of:=MID([.E881];4;2)" office:value-type="string" office:string-value="01" calcext:value-type="string">
            <text:p>01</text:p>
          </table:table-cell>
          <table:table-cell table:formula="of:=MID([.E881];7;5)" office:value-type="string" office:string-value="50.42" calcext:value-type="string">
            <text:p>50.42</text:p>
          </table:table-cell>
          <table:table-cell office:value-type="string" calcext:value-type="string">
            <text:p>099-06-46.3400W</text:p>
          </table:table-cell>
          <table:table-cell table:formula="of:=LEFT([.I881];3)" office:value-type="string" office:string-value="099" calcext:value-type="string">
            <text:p>099</text:p>
          </table:table-cell>
          <table:table-cell table:formula="of:=MID([.I881];5;2)" office:value-type="string" office:string-value="06" calcext:value-type="string">
            <text:p>06</text:p>
          </table:table-cell>
          <table:table-cell table:formula="of:=MID([.I881];8;5)" office:value-type="string" office:string-value="46.34" calcext:value-type="string">
            <text:p>46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P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FLANDREAU MUNI</text:p>
          </table:table-cell>
          <table:table-cell office:value-type="string" calcext:value-type="string">
            <text:p>44-00-15.7450N</text:p>
          </table:table-cell>
          <table:table-cell table:formula="of:=LEFT([.E882];2)" office:value-type="string" office:string-value="44" calcext:value-type="string">
            <text:p>44</text:p>
          </table:table-cell>
          <table:table-cell table:formula="of:=MID([.E882];4;2)" office:value-type="string" office:string-value="00" calcext:value-type="string">
            <text:p>00</text:p>
          </table:table-cell>
          <table:table-cell table:formula="of:=MID([.E882];7;5)" office:value-type="string" office:string-value="15.74" calcext:value-type="string">
            <text:p>15.74</text:p>
          </table:table-cell>
          <table:table-cell office:value-type="string" calcext:value-type="string">
            <text:p>096-35-41.0200W</text:p>
          </table:table-cell>
          <table:table-cell table:formula="of:=LEFT([.I882];3)" office:value-type="string" office:string-value="096" calcext:value-type="string">
            <text:p>096</text:p>
          </table:table-cell>
          <table:table-cell table:formula="of:=MID([.I882];5;2)" office:value-type="string" office:string-value="35" calcext:value-type="string">
            <text:p>35</text:p>
          </table:table-cell>
          <table:table-cell table:formula="of:=MID([.I882];8;5)" office:value-type="string" office:string-value="41.02" calcext:value-type="string">
            <text:p>41.0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D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ETTYSBURG MUNI</text:p>
          </table:table-cell>
          <table:table-cell office:value-type="string" calcext:value-type="string">
            <text:p>44-59-11.8000N</text:p>
          </table:table-cell>
          <table:table-cell table:formula="of:=LEFT([.E883];2)" office:value-type="string" office:string-value="44" calcext:value-type="string">
            <text:p>44</text:p>
          </table:table-cell>
          <table:table-cell table:formula="of:=MID([.E883];4;2)" office:value-type="string" office:string-value="59" calcext:value-type="string">
            <text:p>59</text:p>
          </table:table-cell>
          <table:table-cell table:formula="of:=MID([.E883];7;5)" office:value-type="string" office:string-value="11.80" calcext:value-type="string">
            <text:p>11.80</text:p>
          </table:table-cell>
          <table:table-cell office:value-type="string" calcext:value-type="string">
            <text:p>099-57-10.4000W</text:p>
          </table:table-cell>
          <table:table-cell table:formula="of:=LEFT([.I883];3)" office:value-type="string" office:string-value="099" calcext:value-type="string">
            <text:p>099</text:p>
          </table:table-cell>
          <table:table-cell table:formula="of:=MID([.I883];5;2)" office:value-type="string" office:string-value="57" calcext:value-type="string">
            <text:p>57</text:p>
          </table:table-cell>
          <table:table-cell table:formula="of:=MID([.I883];8;5)" office:value-type="string" office:string-value="10.40" calcext:value-type="string">
            <text:p>10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1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EGORY MUNI - FLYNN FLD</text:p>
          </table:table-cell>
          <table:table-cell office:value-type="string" calcext:value-type="string">
            <text:p>43-13-18.4087N</text:p>
          </table:table-cell>
          <table:table-cell table:formula="of:=LEFT([.E884];2)" office:value-type="string" office:string-value="43" calcext:value-type="string">
            <text:p>43</text:p>
          </table:table-cell>
          <table:table-cell table:formula="of:=MID([.E884];4;2)" office:value-type="string" office:string-value="13" calcext:value-type="string">
            <text:p>13</text:p>
          </table:table-cell>
          <table:table-cell table:formula="of:=MID([.E884];7;5)" office:value-type="string" office:string-value="18.40" calcext:value-type="string">
            <text:p>18.40</text:p>
          </table:table-cell>
          <table:table-cell office:value-type="string" calcext:value-type="string">
            <text:p>099-24-12.3223W</text:p>
          </table:table-cell>
          <table:table-cell table:formula="of:=LEFT([.I884];3)" office:value-type="string" office:string-value="099" calcext:value-type="string">
            <text:p>099</text:p>
          </table:table-cell>
          <table:table-cell table:formula="of:=MID([.I884];5;2)" office:value-type="string" office:string-value="24" calcext:value-type="string">
            <text:p>24</text:p>
          </table:table-cell>
          <table:table-cell table:formula="of:=MID([.I884];8;5)" office:value-type="string" office:string-value="12.32" calcext:value-type="string">
            <text:p>12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style-name="ce1" office:value-type="float" office:value="2000000" calcext:value-type="float">
            <text:p>2.00E+06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OTON MUNI</text:p>
          </table:table-cell>
          <table:table-cell office:value-type="string" calcext:value-type="string">
            <text:p>45-32-04.2000N</text:p>
          </table:table-cell>
          <table:table-cell table:formula="of:=LEFT([.E885];2)" office:value-type="string" office:string-value="45" calcext:value-type="string">
            <text:p>45</text:p>
          </table:table-cell>
          <table:table-cell table:formula="of:=MID([.E885];4;2)" office:value-type="string" office:string-value="32" calcext:value-type="string">
            <text:p>32</text:p>
          </table:table-cell>
          <table:table-cell table:formula="of:=MID([.E885];7;5)" office:value-type="string" office:string-value="04.20" calcext:value-type="string">
            <text:p>04.20</text:p>
          </table:table-cell>
          <table:table-cell office:value-type="string" calcext:value-type="string">
            <text:p>098-05-42.9000W</text:p>
          </table:table-cell>
          <table:table-cell table:formula="of:=LEFT([.I885];3)" office:value-type="string" office:string-value="098" calcext:value-type="string">
            <text:p>098</text:p>
          </table:table-cell>
          <table:table-cell table:formula="of:=MID([.I885];5;2)" office:value-type="string" office:string-value="05" calcext:value-type="string">
            <text:p>05</text:p>
          </table:table-cell>
          <table:table-cell table:formula="of:=MID([.I885];8;5)" office:value-type="string" office:string-value="42.90" calcext:value-type="string">
            <text:p>42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T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ERREID MUNI</text:p>
          </table:table-cell>
          <table:table-cell office:value-type="string" calcext:value-type="string">
            <text:p>45-50-53.8500N</text:p>
          </table:table-cell>
          <table:table-cell table:formula="of:=LEFT([.E886];2)" office:value-type="string" office:string-value="45" calcext:value-type="string">
            <text:p>45</text:p>
          </table:table-cell>
          <table:table-cell table:formula="of:=MID([.E886];4;2)" office:value-type="string" office:string-value="50" calcext:value-type="string">
            <text:p>50</text:p>
          </table:table-cell>
          <table:table-cell table:formula="of:=MID([.E886];7;5)" office:value-type="string" office:string-value="53.85" calcext:value-type="string">
            <text:p>53.85</text:p>
          </table:table-cell>
          <table:table-cell office:value-type="string" calcext:value-type="string">
            <text:p>100-04-26.3200W</text:p>
          </table:table-cell>
          <table:table-cell table:formula="of:=LEFT([.I886];3)" office:value-type="string" office:string-value="100" calcext:value-type="string">
            <text:p>100</text:p>
          </table:table-cell>
          <table:table-cell table:formula="of:=MID([.I886];5;2)" office:value-type="string" office:string-value="04" calcext:value-type="string">
            <text:p>04</text:p>
          </table:table-cell>
          <table:table-cell table:formula="of:=MID([.I886];8;5)" office:value-type="string" office:string-value="26.32" calcext:value-type="string">
            <text:p>26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D0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IGHMORE MUNI</text:p>
          </table:table-cell>
          <table:table-cell office:value-type="string" calcext:value-type="string">
            <text:p>44-32-26.7617N</text:p>
          </table:table-cell>
          <table:table-cell table:formula="of:=LEFT([.E887];2)" office:value-type="string" office:string-value="44" calcext:value-type="string">
            <text:p>44</text:p>
          </table:table-cell>
          <table:table-cell table:formula="of:=MID([.E887];4;2)" office:value-type="string" office:string-value="32" calcext:value-type="string">
            <text:p>32</text:p>
          </table:table-cell>
          <table:table-cell table:formula="of:=MID([.E887];7;5)" office:value-type="string" office:string-value="26.76" calcext:value-type="string">
            <text:p>26.76</text:p>
          </table:table-cell>
          <table:table-cell office:value-type="string" calcext:value-type="string">
            <text:p>099-27-03.6442W</text:p>
          </table:table-cell>
          <table:table-cell table:formula="of:=LEFT([.I887];3)" office:value-type="string" office:string-value="099" calcext:value-type="string">
            <text:p>099</text:p>
          </table:table-cell>
          <table:table-cell table:formula="of:=MID([.I887];5;2)" office:value-type="string" office:string-value="27" calcext:value-type="string">
            <text:p>27</text:p>
          </table:table-cell>
          <table:table-cell table:formula="of:=MID([.I887];8;5)" office:value-type="string" office:string-value="03.64" calcext:value-type="string">
            <text:p>03.6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T SPRINGS MUNI</text:p>
          </table:table-cell>
          <table:table-cell office:value-type="string" calcext:value-type="string">
            <text:p>43-22-05.9000N</text:p>
          </table:table-cell>
          <table:table-cell table:formula="of:=LEFT([.E888];2)" office:value-type="string" office:string-value="43" calcext:value-type="string">
            <text:p>43</text:p>
          </table:table-cell>
          <table:table-cell table:formula="of:=MID([.E888];4;2)" office:value-type="string" office:string-value="22" calcext:value-type="string">
            <text:p>22</text:p>
          </table:table-cell>
          <table:table-cell table:formula="of:=MID([.E888];7;5)" office:value-type="string" office:string-value="05.90" calcext:value-type="string">
            <text:p>05.90</text:p>
          </table:table-cell>
          <table:table-cell office:value-type="string" calcext:value-type="string">
            <text:p>103-23-17.8000W</text:p>
          </table:table-cell>
          <table:table-cell table:formula="of:=LEFT([.I888];3)" office:value-type="string" office:string-value="103" calcext:value-type="string">
            <text:p>103</text:p>
          </table:table-cell>
          <table:table-cell table:formula="of:=MID([.I888];5;2)" office:value-type="string" office:string-value="23" calcext:value-type="string">
            <text:p>23</text:p>
          </table:table-cell>
          <table:table-cell table:formula="of:=MID([.I888];8;5)" office:value-type="string" office:string-value="17.80" calcext:value-type="string">
            <text:p>17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F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VEN MUNI</text:p>
          </table:table-cell>
          <table:table-cell office:value-type="string" calcext:value-type="string">
            <text:p>45-15-27.2110N</text:p>
          </table:table-cell>
          <table:table-cell table:formula="of:=LEFT([.E889];2)" office:value-type="string" office:string-value="45" calcext:value-type="string">
            <text:p>45</text:p>
          </table:table-cell>
          <table:table-cell table:formula="of:=MID([.E889];4;2)" office:value-type="string" office:string-value="15" calcext:value-type="string">
            <text:p>15</text:p>
          </table:table-cell>
          <table:table-cell table:formula="of:=MID([.E889];7;5)" office:value-type="string" office:string-value="27.21" calcext:value-type="string">
            <text:p>27.21</text:p>
          </table:table-cell>
          <table:table-cell office:value-type="string" calcext:value-type="string">
            <text:p>099-47-52.2220W</text:p>
          </table:table-cell>
          <table:table-cell table:formula="of:=LEFT([.I889];3)" office:value-type="string" office:string-value="099" calcext:value-type="string">
            <text:p>099</text:p>
          </table:table-cell>
          <table:table-cell table:formula="of:=MID([.I889];5;2)" office:value-type="string" office:string-value="47" calcext:value-type="string">
            <text:p>47</text:p>
          </table:table-cell>
          <table:table-cell table:formula="of:=MID([.I889];8;5)" office:value-type="string" office:string-value="52.22" calcext:value-type="string">
            <text:p>52.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OWARD MUNI</text:p>
          </table:table-cell>
          <table:table-cell office:value-type="string" calcext:value-type="string">
            <text:p>44-01-44.9060N</text:p>
          </table:table-cell>
          <table:table-cell table:formula="of:=LEFT([.E890];2)" office:value-type="string" office:string-value="44" calcext:value-type="string">
            <text:p>44</text:p>
          </table:table-cell>
          <table:table-cell table:formula="of:=MID([.E890];4;2)" office:value-type="string" office:string-value="01" calcext:value-type="string">
            <text:p>01</text:p>
          </table:table-cell>
          <table:table-cell table:formula="of:=MID([.E890];7;5)" office:value-type="string" office:string-value="44.90" calcext:value-type="string">
            <text:p>44.90</text:p>
          </table:table-cell>
          <table:table-cell office:value-type="string" calcext:value-type="string">
            <text:p>097-32-16.2520W</text:p>
          </table:table-cell>
          <table:table-cell table:formula="of:=LEFT([.I890];3)" office:value-type="string" office:string-value="097" calcext:value-type="string">
            <text:p>097</text:p>
          </table:table-cell>
          <table:table-cell table:formula="of:=MID([.I890];5;2)" office:value-type="string" office:string-value="32" calcext:value-type="string">
            <text:p>32</text:p>
          </table:table-cell>
          <table:table-cell table:formula="of:=MID([.I890];8;5)" office:value-type="string" office:string-value="16.25" calcext:value-type="string">
            <text:p>16.2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URON RGNL</text:p>
          </table:table-cell>
          <table:table-cell office:value-type="string" calcext:value-type="string">
            <text:p>44-23-06.7000N</text:p>
          </table:table-cell>
          <table:table-cell table:formula="of:=LEFT([.E891];2)" office:value-type="string" office:string-value="44" calcext:value-type="string">
            <text:p>44</text:p>
          </table:table-cell>
          <table:table-cell table:formula="of:=MID([.E891];4;2)" office:value-type="string" office:string-value="23" calcext:value-type="string">
            <text:p>23</text:p>
          </table:table-cell>
          <table:table-cell table:formula="of:=MID([.E891];7;5)" office:value-type="string" office:string-value="06.70" calcext:value-type="string">
            <text:p>06.70</text:p>
          </table:table-cell>
          <table:table-cell office:value-type="string" calcext:value-type="string">
            <text:p>098-13-42.8000W</text:p>
          </table:table-cell>
          <table:table-cell table:formula="of:=LEFT([.I891];3)" office:value-type="string" office:string-value="098" calcext:value-type="string">
            <text:p>098</text:p>
          </table:table-cell>
          <table:table-cell table:formula="of:=MID([.I891];5;2)" office:value-type="string" office:string-value="13" calcext:value-type="string">
            <text:p>13</text:p>
          </table:table-cell>
          <table:table-cell table:formula="of:=MID([.I891];8;5)" office:value-type="string" office:string-value="42.80" calcext:value-type="string">
            <text:p>42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Y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ISABEL MUNI</text:p>
          </table:table-cell>
          <table:table-cell office:value-type="string" calcext:value-type="string">
            <text:p>45-23-22.9600N</text:p>
          </table:table-cell>
          <table:table-cell table:formula="of:=LEFT([.E892];2)" office:value-type="string" office:string-value="45" calcext:value-type="string">
            <text:p>45</text:p>
          </table:table-cell>
          <table:table-cell table:formula="of:=MID([.E892];4;2)" office:value-type="string" office:string-value="23" calcext:value-type="string">
            <text:p>23</text:p>
          </table:table-cell>
          <table:table-cell table:formula="of:=MID([.E892];7;5)" office:value-type="string" office:string-value="22.96" calcext:value-type="string">
            <text:p>22.96</text:p>
          </table:table-cell>
          <table:table-cell office:value-type="string" calcext:value-type="string">
            <text:p>101-26-15.2600W</text:p>
          </table:table-cell>
          <table:table-cell table:formula="of:=LEFT([.I892];3)" office:value-type="string" office:string-value="101" calcext:value-type="string">
            <text:p>101</text:p>
          </table:table-cell>
          <table:table-cell table:formula="of:=MID([.I892];5;2)" office:value-type="string" office:string-value="26" calcext:value-type="string">
            <text:p>26</text:p>
          </table:table-cell>
          <table:table-cell table:formula="of:=MID([.I892];8;5)" office:value-type="string" office:string-value="15.26" calcext:value-type="string">
            <text:p>15.2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V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KADOKA MUNI</text:p>
          </table:table-cell>
          <table:table-cell office:value-type="string" calcext:value-type="string">
            <text:p>43-49-59.9740N</text:p>
          </table:table-cell>
          <table:table-cell table:formula="of:=LEFT([.E893];2)" office:value-type="string" office:string-value="43" calcext:value-type="string">
            <text:p>43</text:p>
          </table:table-cell>
          <table:table-cell table:formula="of:=MID([.E893];4;2)" office:value-type="string" office:string-value="49" calcext:value-type="string">
            <text:p>49</text:p>
          </table:table-cell>
          <table:table-cell table:formula="of:=MID([.E893];7;5)" office:value-type="string" office:string-value="59.97" calcext:value-type="string">
            <text:p>59.97</text:p>
          </table:table-cell>
          <table:table-cell office:value-type="string" calcext:value-type="string">
            <text:p>101-29-49.5170W</text:p>
          </table:table-cell>
          <table:table-cell table:formula="of:=LEFT([.I893];3)" office:value-type="string" office:string-value="101" calcext:value-type="string">
            <text:p>101</text:p>
          </table:table-cell>
          <table:table-cell table:formula="of:=MID([.I893];5;2)" office:value-type="string" office:string-value="29" calcext:value-type="string">
            <text:p>29</text:p>
          </table:table-cell>
          <table:table-cell table:formula="of:=MID([.I893];8;5)" office:value-type="string" office:string-value="49.51" calcext:value-type="string">
            <text:p>49.5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A6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KIMBALL MUNI</text:p>
          </table:table-cell>
          <table:table-cell office:value-type="string" calcext:value-type="string">
            <text:p>43-45-29.9940N</text:p>
          </table:table-cell>
          <table:table-cell table:formula="of:=LEFT([.E894];2)" office:value-type="string" office:string-value="43" calcext:value-type="string">
            <text:p>43</text:p>
          </table:table-cell>
          <table:table-cell table:formula="of:=MID([.E894];4;2)" office:value-type="string" office:string-value="45" calcext:value-type="string">
            <text:p>45</text:p>
          </table:table-cell>
          <table:table-cell table:formula="of:=MID([.E894];7;5)" office:value-type="string" office:string-value="29.99" calcext:value-type="string">
            <text:p>29.99</text:p>
          </table:table-cell>
          <table:table-cell office:value-type="string" calcext:value-type="string">
            <text:p>098-58-41.3340W</text:p>
          </table:table-cell>
          <table:table-cell table:formula="of:=LEFT([.I894];3)" office:value-type="string" office:string-value="098" calcext:value-type="string">
            <text:p>098</text:p>
          </table:table-cell>
          <table:table-cell table:formula="of:=MID([.I894];5;2)" office:value-type="string" office:string-value="58" calcext:value-type="string">
            <text:p>58</text:p>
          </table:table-cell>
          <table:table-cell table:formula="of:=MID([.I894];8;5)" office:value-type="string" office:string-value="41.33" calcext:value-type="string">
            <text:p>41.3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AKE ANDES MUNI</text:p>
          </table:table-cell>
          <table:table-cell office:value-type="string" calcext:value-type="string">
            <text:p>43-08-52.9760N</text:p>
          </table:table-cell>
          <table:table-cell table:formula="of:=LEFT([.E895];2)" office:value-type="string" office:string-value="43" calcext:value-type="string">
            <text:p>43</text:p>
          </table:table-cell>
          <table:table-cell table:formula="of:=MID([.E895];4;2)" office:value-type="string" office:string-value="08" calcext:value-type="string">
            <text:p>08</text:p>
          </table:table-cell>
          <table:table-cell table:formula="of:=MID([.E895];7;5)" office:value-type="string" office:string-value="52.97" calcext:value-type="string">
            <text:p>52.97</text:p>
          </table:table-cell>
          <table:table-cell office:value-type="string" calcext:value-type="string">
            <text:p>098-32-25.2930W</text:p>
          </table:table-cell>
          <table:table-cell table:formula="of:=LEFT([.I895];3)" office:value-type="string" office:string-value="098" calcext:value-type="string">
            <text:p>098</text:p>
          </table:table-cell>
          <table:table-cell table:formula="of:=MID([.I895];5;2)" office:value-type="string" office:string-value="32" calcext:value-type="string">
            <text:p>32</text:p>
          </table:table-cell>
          <table:table-cell table:formula="of:=MID([.I895];8;5)" office:value-type="string" office:string-value="25.29" calcext:value-type="string">
            <text:p>25.2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3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AKE PRESTON MUNI</text:p>
          </table:table-cell>
          <table:table-cell office:value-type="string" calcext:value-type="string">
            <text:p>44-21-26.1900N</text:p>
          </table:table-cell>
          <table:table-cell table:formula="of:=LEFT([.E896];2)" office:value-type="string" office:string-value="44" calcext:value-type="string">
            <text:p>44</text:p>
          </table:table-cell>
          <table:table-cell table:formula="of:=MID([.E896];4;2)" office:value-type="string" office:string-value="21" calcext:value-type="string">
            <text:p>21</text:p>
          </table:table-cell>
          <table:table-cell table:formula="of:=MID([.E896];7;5)" office:value-type="string" office:string-value="26.19" calcext:value-type="string">
            <text:p>26.19</text:p>
          </table:table-cell>
          <table:table-cell office:value-type="string" calcext:value-type="string">
            <text:p>097-23-05.2900W</text:p>
          </table:table-cell>
          <table:table-cell table:formula="of:=LEFT([.I896];3)" office:value-type="string" office:string-value="097" calcext:value-type="string">
            <text:p>097</text:p>
          </table:table-cell>
          <table:table-cell table:formula="of:=MID([.I896];5;2)" office:value-type="string" office:string-value="23" calcext:value-type="string">
            <text:p>23</text:p>
          </table:table-cell>
          <table:table-cell table:formula="of:=MID([.I896];8;5)" office:value-type="string" office:string-value="05.29" calcext:value-type="string">
            <text:p>05.2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EMMON MUNI</text:p>
          </table:table-cell>
          <table:table-cell office:value-type="string" calcext:value-type="string">
            <text:p>45-55-06.1699N</text:p>
          </table:table-cell>
          <table:table-cell table:formula="of:=LEFT([.E897];2)" office:value-type="string" office:string-value="45" calcext:value-type="string">
            <text:p>45</text:p>
          </table:table-cell>
          <table:table-cell table:formula="of:=MID([.E897];4;2)" office:value-type="string" office:string-value="55" calcext:value-type="string">
            <text:p>55</text:p>
          </table:table-cell>
          <table:table-cell table:formula="of:=MID([.E897];7;5)" office:value-type="string" office:string-value="06.16" calcext:value-type="string">
            <text:p>06.16</text:p>
          </table:table-cell>
          <table:table-cell office:value-type="string" calcext:value-type="string">
            <text:p>102-06-19.9312W</text:p>
          </table:table-cell>
          <table:table-cell table:formula="of:=LEFT([.I897];3)" office:value-type="string" office:string-value="102" calcext:value-type="string">
            <text:p>102</text:p>
          </table:table-cell>
          <table:table-cell table:formula="of:=MID([.I897];5;2)" office:value-type="string" office:string-value="06" calcext:value-type="string">
            <text:p>06</text:p>
          </table:table-cell>
          <table:table-cell table:formula="of:=MID([.I897];8;5)" office:value-type="string" office:string-value="19.93" calcext:value-type="string">
            <text:p>19.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DISON MUNI</text:p>
          </table:table-cell>
          <table:table-cell office:value-type="string" calcext:value-type="string">
            <text:p>44-00-59.1000N</text:p>
          </table:table-cell>
          <table:table-cell table:formula="of:=LEFT([.E898];2)" office:value-type="string" office:string-value="44" calcext:value-type="string">
            <text:p>44</text:p>
          </table:table-cell>
          <table:table-cell table:formula="of:=MID([.E898];4;2)" office:value-type="string" office:string-value="00" calcext:value-type="string">
            <text:p>00</text:p>
          </table:table-cell>
          <table:table-cell table:formula="of:=MID([.E898];7;5)" office:value-type="string" office:string-value="59.10" calcext:value-type="string">
            <text:p>59.10</text:p>
          </table:table-cell>
          <table:table-cell office:value-type="string" calcext:value-type="string">
            <text:p>097-05-08.2000W</text:p>
          </table:table-cell>
          <table:table-cell table:formula="of:=LEFT([.I898];3)" office:value-type="string" office:string-value="097" calcext:value-type="string">
            <text:p>097</text:p>
          </table:table-cell>
          <table:table-cell table:formula="of:=MID([.I898];5;2)" office:value-type="string" office:string-value="05" calcext:value-type="string">
            <text:p>05</text:p>
          </table:table-cell>
          <table:table-cell table:formula="of:=MID([.I898];8;5)" office:value-type="string" office:string-value="08.20" calcext:value-type="string">
            <text:p>08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V6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RTIN MUNI</text:p>
          </table:table-cell>
          <table:table-cell office:value-type="string" calcext:value-type="string">
            <text:p>43-09-56.3070N</text:p>
          </table:table-cell>
          <table:table-cell table:formula="of:=LEFT([.E899];2)" office:value-type="string" office:string-value="43" calcext:value-type="string">
            <text:p>43</text:p>
          </table:table-cell>
          <table:table-cell table:formula="of:=MID([.E899];4;2)" office:value-type="string" office:string-value="09" calcext:value-type="string">
            <text:p>09</text:p>
          </table:table-cell>
          <table:table-cell table:formula="of:=MID([.E899];7;5)" office:value-type="string" office:string-value="56.30" calcext:value-type="string">
            <text:p>56.30</text:p>
          </table:table-cell>
          <table:table-cell office:value-type="string" calcext:value-type="string">
            <text:p>101-42-45.7030W</text:p>
          </table:table-cell>
          <table:table-cell table:formula="of:=LEFT([.I899];3)" office:value-type="string" office:string-value="101" calcext:value-type="string">
            <text:p>101</text:p>
          </table:table-cell>
          <table:table-cell table:formula="of:=MID([.I899];5;2)" office:value-type="string" office:string-value="42" calcext:value-type="string">
            <text:p>42</text:p>
          </table:table-cell>
          <table:table-cell table:formula="of:=MID([.I899];8;5)" office:value-type="string" office:string-value="45.70" calcext:value-type="string">
            <text:p>45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P2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C LAUGHLIN MUNI</text:p>
          </table:table-cell>
          <table:table-cell office:value-type="string" calcext:value-type="string">
            <text:p>45-47-48.5100N</text:p>
          </table:table-cell>
          <table:table-cell table:formula="of:=LEFT([.E900];2)" office:value-type="string" office:string-value="45" calcext:value-type="string">
            <text:p>45</text:p>
          </table:table-cell>
          <table:table-cell table:formula="of:=MID([.E900];4;2)" office:value-type="string" office:string-value="47" calcext:value-type="string">
            <text:p>47</text:p>
          </table:table-cell>
          <table:table-cell table:formula="of:=MID([.E900];7;5)" office:value-type="string" office:string-value="48.51" calcext:value-type="string">
            <text:p>48.51</text:p>
          </table:table-cell>
          <table:table-cell office:value-type="string" calcext:value-type="string">
            <text:p>100-47-03.3010W</text:p>
          </table:table-cell>
          <table:table-cell table:formula="of:=LEFT([.I900];3)" office:value-type="string" office:string-value="100" calcext:value-type="string">
            <text:p>100</text:p>
          </table:table-cell>
          <table:table-cell table:formula="of:=MID([.I900];5;2)" office:value-type="string" office:string-value="47" calcext:value-type="string">
            <text:p>47</text:p>
          </table:table-cell>
          <table:table-cell table:formula="of:=MID([.I900];8;5)" office:value-type="string" office:string-value="03.30" calcext:value-type="string">
            <text:p>0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LBANK MUNI</text:p>
          </table:table-cell>
          <table:table-cell office:value-type="string" calcext:value-type="string">
            <text:p>45-13-49.8000N</text:p>
          </table:table-cell>
          <table:table-cell table:formula="of:=LEFT([.E901];2)" office:value-type="string" office:string-value="45" calcext:value-type="string">
            <text:p>45</text:p>
          </table:table-cell>
          <table:table-cell table:formula="of:=MID([.E901];4;2)" office:value-type="string" office:string-value="13" calcext:value-type="string">
            <text:p>13</text:p>
          </table:table-cell>
          <table:table-cell table:formula="of:=MID([.E901];7;5)" office:value-type="string" office:string-value="49.80" calcext:value-type="string">
            <text:p>49.80</text:p>
          </table:table-cell>
          <table:table-cell office:value-type="string" calcext:value-type="string">
            <text:p>096-33-57.9000W</text:p>
          </table:table-cell>
          <table:table-cell table:formula="of:=LEFT([.I901];3)" office:value-type="string" office:string-value="096" calcext:value-type="string">
            <text:p>096</text:p>
          </table:table-cell>
          <table:table-cell table:formula="of:=MID([.I901];5;2)" office:value-type="string" office:string-value="33" calcext:value-type="string">
            <text:p>33</text:p>
          </table:table-cell>
          <table:table-cell table:formula="of:=MID([.I901];8;5)" office:value-type="string" office:string-value="57.90" calcext:value-type="string">
            <text:p>57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KA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LLER MUNI</text:p>
          </table:table-cell>
          <table:table-cell office:value-type="string" calcext:value-type="string">
            <text:p>44-31-30.8601N</text:p>
          </table:table-cell>
          <table:table-cell table:formula="of:=LEFT([.E902];2)" office:value-type="string" office:string-value="44" calcext:value-type="string">
            <text:p>44</text:p>
          </table:table-cell>
          <table:table-cell table:formula="of:=MID([.E902];4;2)" office:value-type="string" office:string-value="31" calcext:value-type="string">
            <text:p>31</text:p>
          </table:table-cell>
          <table:table-cell table:formula="of:=MID([.E902];7;5)" office:value-type="string" office:string-value="30.86" calcext:value-type="string">
            <text:p>30.86</text:p>
          </table:table-cell>
          <table:table-cell office:value-type="string" calcext:value-type="string">
            <text:p>098-57-29.0800W</text:p>
          </table:table-cell>
          <table:table-cell table:formula="of:=LEFT([.I902];3)" office:value-type="string" office:string-value="098" calcext:value-type="string">
            <text:p>098</text:p>
          </table:table-cell>
          <table:table-cell table:formula="of:=MID([.I902];5;2)" office:value-type="string" office:string-value="57" calcext:value-type="string">
            <text:p>57</text:p>
          </table:table-cell>
          <table:table-cell table:formula="of:=MID([.I902];8;5)" office:value-type="string" office:string-value="29.08" calcext:value-type="string">
            <text:p>29.0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HE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ITCHELL MUNI</text:p>
          </table:table-cell>
          <table:table-cell office:value-type="string" calcext:value-type="string">
            <text:p>43-46-29.4000N</text:p>
          </table:table-cell>
          <table:table-cell table:formula="of:=LEFT([.E903];2)" office:value-type="string" office:string-value="43" calcext:value-type="string">
            <text:p>43</text:p>
          </table:table-cell>
          <table:table-cell table:formula="of:=MID([.E903];4;2)" office:value-type="string" office:string-value="46" calcext:value-type="string">
            <text:p>46</text:p>
          </table:table-cell>
          <table:table-cell table:formula="of:=MID([.E903];7;5)" office:value-type="string" office:string-value="29.40" calcext:value-type="string">
            <text:p>29.40</text:p>
          </table:table-cell>
          <table:table-cell office:value-type="string" calcext:value-type="string">
            <text:p>098-02-19.0000W</text:p>
          </table:table-cell>
          <table:table-cell table:formula="of:=LEFT([.I903];3)" office:value-type="string" office:string-value="098" calcext:value-type="string">
            <text:p>098</text:p>
          </table:table-cell>
          <table:table-cell table:formula="of:=MID([.I903];5;2)" office:value-type="string" office:string-value="02" calcext:value-type="string">
            <text:p>02</text:p>
          </table:table-cell>
          <table:table-cell table:formula="of:=MID([.I903];8;5)" office:value-type="string" office:string-value="19.00" calcext:value-type="string">
            <text:p>19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BG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OBRIDGE MUNI</text:p>
          </table:table-cell>
          <table:table-cell office:value-type="string" calcext:value-type="string">
            <text:p>45-32-46.6000N</text:p>
          </table:table-cell>
          <table:table-cell table:formula="of:=LEFT([.E904];2)" office:value-type="string" office:string-value="45" calcext:value-type="string">
            <text:p>45</text:p>
          </table:table-cell>
          <table:table-cell table:formula="of:=MID([.E904];4;2)" office:value-type="string" office:string-value="32" calcext:value-type="string">
            <text:p>32</text:p>
          </table:table-cell>
          <table:table-cell table:formula="of:=MID([.E904];7;5)" office:value-type="string" office:string-value="46.60" calcext:value-type="string">
            <text:p>46.60</text:p>
          </table:table-cell>
          <table:table-cell office:value-type="string" calcext:value-type="string">
            <text:p>100-24-22.6000W</text:p>
          </table:table-cell>
          <table:table-cell table:formula="of:=LEFT([.I904];3)" office:value-type="string" office:string-value="100" calcext:value-type="string">
            <text:p>100</text:p>
          </table:table-cell>
          <table:table-cell table:formula="of:=MID([.I904];5;2)" office:value-type="string" office:string-value="24" calcext:value-type="string">
            <text:p>24</text:p>
          </table:table-cell>
          <table:table-cell table:formula="of:=MID([.I904];8;5)" office:value-type="string" office:string-value="22.60" calcext:value-type="string">
            <text:p>22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F6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URDO MUNI</text:p>
          </table:table-cell>
          <table:table-cell office:value-type="string" calcext:value-type="string">
            <text:p>43-51-07.7000N</text:p>
          </table:table-cell>
          <table:table-cell table:formula="of:=LEFT([.E905];2)" office:value-type="string" office:string-value="43" calcext:value-type="string">
            <text:p>43</text:p>
          </table:table-cell>
          <table:table-cell table:formula="of:=MID([.E905];4;2)" office:value-type="string" office:string-value="51" calcext:value-type="string">
            <text:p>51</text:p>
          </table:table-cell>
          <table:table-cell table:formula="of:=MID([.E905];7;5)" office:value-type="string" office:string-value="07.70" calcext:value-type="string">
            <text:p>07.70</text:p>
          </table:table-cell>
          <table:table-cell office:value-type="string" calcext:value-type="string">
            <text:p>100-42-46.1000W</text:p>
          </table:table-cell>
          <table:table-cell table:formula="of:=LEFT([.I905];3)" office:value-type="string" office:string-value="100" calcext:value-type="string">
            <text:p>100</text:p>
          </table:table-cell>
          <table:table-cell table:formula="of:=MID([.I905];5;2)" office:value-type="string" office:string-value="42" calcext:value-type="string">
            <text:p>42</text:p>
          </table:table-cell>
          <table:table-cell table:formula="of:=MID([.I905];8;5)" office:value-type="string" office:string-value="46.10" calcext:value-type="string">
            <text:p>46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K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GRAHAM FIELD</text:p>
          </table:table-cell>
          <table:table-cell office:value-type="string" calcext:value-type="string">
            <text:p>42-32-22.2000N</text:p>
          </table:table-cell>
          <table:table-cell table:formula="of:=LEFT([.E906];2)" office:value-type="string" office:string-value="42" calcext:value-type="string">
            <text:p>42</text:p>
          </table:table-cell>
          <table:table-cell table:formula="of:=MID([.E906];4;2)" office:value-type="string" office:string-value="32" calcext:value-type="string">
            <text:p>32</text:p>
          </table:table-cell>
          <table:table-cell table:formula="of:=MID([.E906];7;5)" office:value-type="string" office:string-value="22.20" calcext:value-type="string">
            <text:p>22.20</text:p>
          </table:table-cell>
          <table:table-cell office:value-type="string" calcext:value-type="string">
            <text:p>096-29-05.2000W</text:p>
          </table:table-cell>
          <table:table-cell table:formula="of:=LEFT([.I906];3)" office:value-type="string" office:string-value="096" calcext:value-type="string">
            <text:p>096</text:p>
          </table:table-cell>
          <table:table-cell table:formula="of:=MID([.I906];5;2)" office:value-type="string" office:string-value="29" calcext:value-type="string">
            <text:p>29</text:p>
          </table:table-cell>
          <table:table-cell table:formula="of:=MID([.I906];8;5)" office:value-type="string" office:string-value="05.20" calcext:value-type="string">
            <text:p>05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8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ONIDA MUNI</text:p>
          </table:table-cell>
          <table:table-cell office:value-type="string" calcext:value-type="string">
            <text:p>44-42-01.8000N</text:p>
          </table:table-cell>
          <table:table-cell table:formula="of:=LEFT([.E907];2)" office:value-type="string" office:string-value="44" calcext:value-type="string">
            <text:p>44</text:p>
          </table:table-cell>
          <table:table-cell table:formula="of:=MID([.E907];4;2)" office:value-type="string" office:string-value="42" calcext:value-type="string">
            <text:p>42</text:p>
          </table:table-cell>
          <table:table-cell table:formula="of:=MID([.E907];7;5)" office:value-type="string" office:string-value="01.80" calcext:value-type="string">
            <text:p>01.80</text:p>
          </table:table-cell>
          <table:table-cell office:value-type="string" calcext:value-type="string">
            <text:p>100-06-05.1000W</text:p>
          </table:table-cell>
          <table:table-cell table:formula="of:=LEFT([.I907];3)" office:value-type="string" office:string-value="100" calcext:value-type="string">
            <text:p>100</text:p>
          </table:table-cell>
          <table:table-cell table:formula="of:=MID([.I907];5;2)" office:value-type="string" office:string-value="06" calcext:value-type="string">
            <text:p>06</text:p>
          </table:table-cell>
          <table:table-cell table:formula="of:=MID([.I907];8;5)" office:value-type="string" office:string-value="05.10" calcext:value-type="string">
            <text:p>05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V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ARKSTON MUNI</text:p>
          </table:table-cell>
          <table:table-cell office:value-type="string" calcext:value-type="string">
            <text:p>43-22-38.6702N</text:p>
          </table:table-cell>
          <table:table-cell table:formula="of:=LEFT([.E908];2)" office:value-type="string" office:string-value="43" calcext:value-type="string">
            <text:p>43</text:p>
          </table:table-cell>
          <table:table-cell table:formula="of:=MID([.E908];4;2)" office:value-type="string" office:string-value="22" calcext:value-type="string">
            <text:p>22</text:p>
          </table:table-cell>
          <table:table-cell table:formula="of:=MID([.E908];7;5)" office:value-type="string" office:string-value="38.67" calcext:value-type="string">
            <text:p>38.67</text:p>
          </table:table-cell>
          <table:table-cell office:value-type="string" calcext:value-type="string">
            <text:p>097-59-22.9587W</text:p>
          </table:table-cell>
          <table:table-cell table:formula="of:=LEFT([.I908];3)" office:value-type="string" office:string-value="097" calcext:value-type="string">
            <text:p>097</text:p>
          </table:table-cell>
          <table:table-cell table:formula="of:=MID([.I908];5;2)" office:value-type="string" office:string-value="59" calcext:value-type="string">
            <text:p>59</text:p>
          </table:table-cell>
          <table:table-cell table:formula="of:=MID([.I908];8;5)" office:value-type="string" office:string-value="22.95" calcext:value-type="string">
            <text:p>22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44-02-55.4303N</text:p>
          </table:table-cell>
          <table:table-cell table:formula="of:=LEFT([.E909];2)" office:value-type="string" office:string-value="44" calcext:value-type="string">
            <text:p>44</text:p>
          </table:table-cell>
          <table:table-cell table:formula="of:=MID([.E909];4;2)" office:value-type="string" office:string-value="02" calcext:value-type="string">
            <text:p>02</text:p>
          </table:table-cell>
          <table:table-cell table:formula="of:=MID([.E909];7;5)" office:value-type="string" office:string-value="55.43" calcext:value-type="string">
            <text:p>55.43</text:p>
          </table:table-cell>
          <table:table-cell office:value-type="string" calcext:value-type="string">
            <text:p>101-35-55.8257W</text:p>
          </table:table-cell>
          <table:table-cell table:formula="of:=LEFT([.I909];3)" office:value-type="string" office:string-value="101" calcext:value-type="string">
            <text:p>101</text:p>
          </table:table-cell>
          <table:table-cell table:formula="of:=MID([.I909];5;2)" office:value-type="string" office:string-value="35" calcext:value-type="string">
            <text:p>35</text:p>
          </table:table-cell>
          <table:table-cell table:formula="of:=MID([.I909];8;5)" office:value-type="string" office:string-value="55.82" calcext:value-type="string">
            <text:p>55.8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IERRE RGNL</text:p>
          </table:table-cell>
          <table:table-cell office:value-type="string" calcext:value-type="string">
            <text:p>44-22-57.7000N</text:p>
          </table:table-cell>
          <table:table-cell table:formula="of:=LEFT([.E910];2)" office:value-type="string" office:string-value="44" calcext:value-type="string">
            <text:p>44</text:p>
          </table:table-cell>
          <table:table-cell table:formula="of:=MID([.E910];4;2)" office:value-type="string" office:string-value="22" calcext:value-type="string">
            <text:p>22</text:p>
          </table:table-cell>
          <table:table-cell table:formula="of:=MID([.E910];7;5)" office:value-type="string" office:string-value="57.70" calcext:value-type="string">
            <text:p>57.70</text:p>
          </table:table-cell>
          <table:table-cell office:value-type="string" calcext:value-type="string">
            <text:p>100-17-09.5000W</text:p>
          </table:table-cell>
          <table:table-cell table:formula="of:=LEFT([.I910];3)" office:value-type="string" office:string-value="100" calcext:value-type="string">
            <text:p>100</text:p>
          </table:table-cell>
          <table:table-cell table:formula="of:=MID([.I910];5;2)" office:value-type="string" office:string-value="17" calcext:value-type="string">
            <text:p>17</text:p>
          </table:table-cell>
          <table:table-cell table:formula="of:=MID([.I910];8;5)" office:value-type="string" office:string-value="09.50" calcext:value-type="string">
            <text:p>09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E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INE RIDGE</text:p>
          </table:table-cell>
          <table:table-cell office:value-type="string" calcext:value-type="string">
            <text:p>43-01-16.5854N</text:p>
          </table:table-cell>
          <table:table-cell table:formula="of:=LEFT([.E911];2)" office:value-type="string" office:string-value="43" calcext:value-type="string">
            <text:p>43</text:p>
          </table:table-cell>
          <table:table-cell table:formula="of:=MID([.E911];4;2)" office:value-type="string" office:string-value="01" calcext:value-type="string">
            <text:p>01</text:p>
          </table:table-cell>
          <table:table-cell table:formula="of:=MID([.E911];7;5)" office:value-type="string" office:string-value="16.58" calcext:value-type="string">
            <text:p>16.58</text:p>
          </table:table-cell>
          <table:table-cell office:value-type="string" calcext:value-type="string">
            <text:p>102-30-23.7831W</text:p>
          </table:table-cell>
          <table:table-cell table:formula="of:=LEFT([.I911];3)" office:value-type="string" office:string-value="102" calcext:value-type="string">
            <text:p>102</text:p>
          </table:table-cell>
          <table:table-cell table:formula="of:=MID([.I911];5;2)" office:value-type="string" office:string-value="30" calcext:value-type="string">
            <text:p>30</text:p>
          </table:table-cell>
          <table:table-cell table:formula="of:=MID([.I911];8;5)" office:value-type="string" office:string-value="23.78" calcext:value-type="string">
            <text:p>23.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LATTE MUNI</text:p>
          </table:table-cell>
          <table:table-cell office:value-type="string" calcext:value-type="string">
            <text:p>43-24-16.9749N</text:p>
          </table:table-cell>
          <table:table-cell table:formula="of:=LEFT([.E912];2)" office:value-type="string" office:string-value="43" calcext:value-type="string">
            <text:p>43</text:p>
          </table:table-cell>
          <table:table-cell table:formula="of:=MID([.E912];4;2)" office:value-type="string" office:string-value="24" calcext:value-type="string">
            <text:p>24</text:p>
          </table:table-cell>
          <table:table-cell table:formula="of:=MID([.E912];7;5)" office:value-type="string" office:string-value="16.97" calcext:value-type="string">
            <text:p>16.97</text:p>
          </table:table-cell>
          <table:table-cell office:value-type="string" calcext:value-type="string">
            <text:p>098-49-49.7673W</text:p>
          </table:table-cell>
          <table:table-cell table:formula="of:=LEFT([.I912];3)" office:value-type="string" office:string-value="098" calcext:value-type="string">
            <text:p>098</text:p>
          </table:table-cell>
          <table:table-cell table:formula="of:=MID([.I912];5;2)" office:value-type="string" office:string-value="49" calcext:value-type="string">
            <text:p>49</text:p>
          </table:table-cell>
          <table:table-cell table:formula="of:=MID([.I912];8;5)" office:value-type="string" office:string-value="49.76" calcext:value-type="string">
            <text:p>49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P5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RESHO MUNI</text:p>
          </table:table-cell>
          <table:table-cell office:value-type="string" calcext:value-type="string">
            <text:p>43-54-22.9620N</text:p>
          </table:table-cell>
          <table:table-cell table:formula="of:=LEFT([.E913];2)" office:value-type="string" office:string-value="43" calcext:value-type="string">
            <text:p>43</text:p>
          </table:table-cell>
          <table:table-cell table:formula="of:=MID([.E913];4;2)" office:value-type="string" office:string-value="54" calcext:value-type="string">
            <text:p>54</text:p>
          </table:table-cell>
          <table:table-cell table:formula="of:=MID([.E913];7;5)" office:value-type="string" office:string-value="22.96" calcext:value-type="string">
            <text:p>22.96</text:p>
          </table:table-cell>
          <table:table-cell office:value-type="string" calcext:value-type="string">
            <text:p>100-02-13.4410W</text:p>
          </table:table-cell>
          <table:table-cell table:formula="of:=LEFT([.I913];3)" office:value-type="string" office:string-value="100" calcext:value-type="string">
            <text:p>100</text:p>
          </table:table-cell>
          <table:table-cell table:formula="of:=MID([.I913];5;2)" office:value-type="string" office:string-value="02" calcext:value-type="string">
            <text:p>02</text:p>
          </table:table-cell>
          <table:table-cell table:formula="of:=MID([.I913];8;5)" office:value-type="string" office:string-value="13.44" calcext:value-type="string">
            <text:p>13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APID CITY RGNL</text:p>
          </table:table-cell>
          <table:table-cell office:value-type="string" calcext:value-type="string">
            <text:p>44-02-43.2000N</text:p>
          </table:table-cell>
          <table:table-cell table:formula="of:=LEFT([.E914];2)" office:value-type="string" office:string-value="44" calcext:value-type="string">
            <text:p>44</text:p>
          </table:table-cell>
          <table:table-cell table:formula="of:=MID([.E914];4;2)" office:value-type="string" office:string-value="02" calcext:value-type="string">
            <text:p>02</text:p>
          </table:table-cell>
          <table:table-cell table:formula="of:=MID([.E914];7;5)" office:value-type="string" office:string-value="43.20" calcext:value-type="string">
            <text:p>43.20</text:p>
          </table:table-cell>
          <table:table-cell office:value-type="string" calcext:value-type="string">
            <text:p>103-03-26.5000W</text:p>
          </table:table-cell>
          <table:table-cell table:formula="of:=LEFT([.I914];3)" office:value-type="string" office:string-value="103" calcext:value-type="string">
            <text:p>103</text:p>
          </table:table-cell>
          <table:table-cell table:formula="of:=MID([.I914];5;2)" office:value-type="string" office:string-value="03" calcext:value-type="string">
            <text:p>03</text:p>
          </table:table-cell>
          <table:table-cell table:formula="of:=MID([.I914];8;5)" office:value-type="string" office:string-value="26.50" calcext:value-type="string">
            <text:p>26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EDFIELD MUNI</text:p>
          </table:table-cell>
          <table:table-cell office:value-type="string" calcext:value-type="string">
            <text:p>44-51-44.9140N</text:p>
          </table:table-cell>
          <table:table-cell table:formula="of:=LEFT([.E915];2)" office:value-type="string" office:string-value="44" calcext:value-type="string">
            <text:p>44</text:p>
          </table:table-cell>
          <table:table-cell table:formula="of:=MID([.E915];4;2)" office:value-type="string" office:string-value="51" calcext:value-type="string">
            <text:p>51</text:p>
          </table:table-cell>
          <table:table-cell table:formula="of:=MID([.E915];7;5)" office:value-type="string" office:string-value="44.91" calcext:value-type="string">
            <text:p>44.91</text:p>
          </table:table-cell>
          <table:table-cell office:value-type="string" calcext:value-type="string">
            <text:p>098-31-46.3430W</text:p>
          </table:table-cell>
          <table:table-cell table:formula="of:=LEFT([.I915];3)" office:value-type="string" office:string-value="098" calcext:value-type="string">
            <text:p>098</text:p>
          </table:table-cell>
          <table:table-cell table:formula="of:=MID([.I915];5;2)" office:value-type="string" office:string-value="31" calcext:value-type="string">
            <text:p>31</text:p>
          </table:table-cell>
          <table:table-cell table:formula="of:=MID([.I915];8;5)" office:value-type="string" office:string-value="46.34" calcext:value-type="string">
            <text:p>46.3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UO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OSEBUD SIOUX TRIBAL</text:p>
          </table:table-cell>
          <table:table-cell office:value-type="string" calcext:value-type="string">
            <text:p>43-15-30.5000N</text:p>
          </table:table-cell>
          <table:table-cell table:formula="of:=LEFT([.E916];2)" office:value-type="string" office:string-value="43" calcext:value-type="string">
            <text:p>43</text:p>
          </table:table-cell>
          <table:table-cell table:formula="of:=MID([.E916];4;2)" office:value-type="string" office:string-value="15" calcext:value-type="string">
            <text:p>15</text:p>
          </table:table-cell>
          <table:table-cell table:formula="of:=MID([.E916];7;5)" office:value-type="string" office:string-value="30.50" calcext:value-type="string">
            <text:p>30.50</text:p>
          </table:table-cell>
          <table:table-cell office:value-type="string" calcext:value-type="string">
            <text:p>100-51-34.2000W</text:p>
          </table:table-cell>
          <table:table-cell table:formula="of:=LEFT([.I916];3)" office:value-type="string" office:string-value="100" calcext:value-type="string">
            <text:p>100</text:p>
          </table:table-cell>
          <table:table-cell table:formula="of:=MID([.I916];5;2)" office:value-type="string" office:string-value="51" calcext:value-type="string">
            <text:p>51</text:p>
          </table:table-cell>
          <table:table-cell table:formula="of:=MID([.I916];8;5)" office:value-type="string" office:string-value="34.20" calcext:value-type="string">
            <text:p>34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S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JOE FOSS FIELD</text:p>
          </table:table-cell>
          <table:table-cell office:value-type="string" calcext:value-type="string">
            <text:p>43-34-55.2480N</text:p>
          </table:table-cell>
          <table:table-cell table:formula="of:=LEFT([.E917];2)" office:value-type="string" office:string-value="43" calcext:value-type="string">
            <text:p>43</text:p>
          </table:table-cell>
          <table:table-cell table:formula="of:=MID([.E917];4;2)" office:value-type="string" office:string-value="34" calcext:value-type="string">
            <text:p>34</text:p>
          </table:table-cell>
          <table:table-cell table:formula="of:=MID([.E917];7;5)" office:value-type="string" office:string-value="55.24" calcext:value-type="string">
            <text:p>55.24</text:p>
          </table:table-cell>
          <table:table-cell office:value-type="string" calcext:value-type="string">
            <text:p>096-44-30.8890W</text:p>
          </table:table-cell>
          <table:table-cell table:formula="of:=LEFT([.I917];3)" office:value-type="string" office:string-value="096" calcext:value-type="string">
            <text:p>096</text:p>
          </table:table-cell>
          <table:table-cell table:formula="of:=MID([.I917];5;2)" office:value-type="string" office:string-value="44" calcext:value-type="string">
            <text:p>44</text:p>
          </table:table-cell>
          <table:table-cell table:formula="of:=MID([.I917];8;5)" office:value-type="string" office:string-value="30.88" calcext:value-type="string">
            <text:p>30.8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ISSETON MUNI</text:p>
          </table:table-cell>
          <table:table-cell office:value-type="string" calcext:value-type="string">
            <text:p>45-40-10.2952N</text:p>
          </table:table-cell>
          <table:table-cell table:formula="of:=LEFT([.E918];2)" office:value-type="string" office:string-value="45" calcext:value-type="string">
            <text:p>45</text:p>
          </table:table-cell>
          <table:table-cell table:formula="of:=MID([.E918];4;2)" office:value-type="string" office:string-value="40" calcext:value-type="string">
            <text:p>40</text:p>
          </table:table-cell>
          <table:table-cell table:formula="of:=MID([.E918];7;5)" office:value-type="string" office:string-value="10.29" calcext:value-type="string">
            <text:p>10.29</text:p>
          </table:table-cell>
          <table:table-cell office:value-type="string" calcext:value-type="string">
            <text:p>096-59-36.9085W</text:p>
          </table:table-cell>
          <table:table-cell table:formula="of:=LEFT([.I918];3)" office:value-type="string" office:string-value="096" calcext:value-type="string">
            <text:p>096</text:p>
          </table:table-cell>
          <table:table-cell table:formula="of:=MID([.I918];5;2)" office:value-type="string" office:string-value="59" calcext:value-type="string">
            <text:p>59</text:p>
          </table:table-cell>
          <table:table-cell table:formula="of:=MID([.I918];8;5)" office:value-type="string" office:string-value="36.90" calcext:value-type="string">
            <text:p>36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PF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BLACK HILLS-CLYDE ICE FIELD</text:p>
          </table:table-cell>
          <table:table-cell office:value-type="string" calcext:value-type="string">
            <text:p>44-28-51.8000N</text:p>
          </table:table-cell>
          <table:table-cell table:formula="of:=LEFT([.E919];2)" office:value-type="string" office:string-value="44" calcext:value-type="string">
            <text:p>44</text:p>
          </table:table-cell>
          <table:table-cell table:formula="of:=MID([.E919];4;2)" office:value-type="string" office:string-value="28" calcext:value-type="string">
            <text:p>28</text:p>
          </table:table-cell>
          <table:table-cell table:formula="of:=MID([.E919];7;5)" office:value-type="string" office:string-value="51.80" calcext:value-type="string">
            <text:p>51.80</text:p>
          </table:table-cell>
          <table:table-cell office:value-type="string" calcext:value-type="string">
            <text:p>103-47-09.6000W</text:p>
          </table:table-cell>
          <table:table-cell table:formula="of:=LEFT([.I919];3)" office:value-type="string" office:string-value="103" calcext:value-type="string">
            <text:p>103</text:p>
          </table:table-cell>
          <table:table-cell table:formula="of:=MID([.I919];5;2)" office:value-type="string" office:string-value="47" calcext:value-type="string">
            <text:p>47</text:p>
          </table:table-cell>
          <table:table-cell table:formula="of:=MID([.I919];8;5)" office:value-type="string" office:string-value="09.60" calcext:value-type="string">
            <text:p>09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03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PRINGFIELD MUNI</text:p>
          </table:table-cell>
          <table:table-cell office:value-type="string" calcext:value-type="string">
            <text:p>42-52-52.0323N</text:p>
          </table:table-cell>
          <table:table-cell table:formula="of:=LEFT([.E920];2)" office:value-type="string" office:string-value="42" calcext:value-type="string">
            <text:p>42</text:p>
          </table:table-cell>
          <table:table-cell table:formula="of:=MID([.E920];4;2)" office:value-type="string" office:string-value="52" calcext:value-type="string">
            <text:p>52</text:p>
          </table:table-cell>
          <table:table-cell table:formula="of:=MID([.E920];7;5)" office:value-type="string" office:string-value="52.03" calcext:value-type="string">
            <text:p>52.03</text:p>
          </table:table-cell>
          <table:table-cell office:value-type="string" calcext:value-type="string">
            <text:p>097-54-05.8518W</text:p>
          </table:table-cell>
          <table:table-cell table:formula="of:=LEFT([.I920];3)" office:value-type="string" office:string-value="097" calcext:value-type="string">
            <text:p>097</text:p>
          </table:table-cell>
          <table:table-cell table:formula="of:=MID([.I920];5;2)" office:value-type="string" office:string-value="54" calcext:value-type="string">
            <text:p>54</text:p>
          </table:table-cell>
          <table:table-cell table:formula="of:=MID([.I920];8;5)" office:value-type="string" office:string-value="05.85" calcext:value-type="string">
            <text:p>05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9B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TURGIS MUNI</text:p>
          </table:table-cell>
          <table:table-cell office:value-type="string" calcext:value-type="string">
            <text:p>44-25-07.2371N</text:p>
          </table:table-cell>
          <table:table-cell table:formula="of:=LEFT([.E921];2)" office:value-type="string" office:string-value="44" calcext:value-type="string">
            <text:p>44</text:p>
          </table:table-cell>
          <table:table-cell table:formula="of:=MID([.E921];4;2)" office:value-type="string" office:string-value="25" calcext:value-type="string">
            <text:p>25</text:p>
          </table:table-cell>
          <table:table-cell table:formula="of:=MID([.E921];7;5)" office:value-type="string" office:string-value="07.23" calcext:value-type="string">
            <text:p>07.23</text:p>
          </table:table-cell>
          <table:table-cell office:value-type="string" calcext:value-type="string">
            <text:p>103-22-39.8062W</text:p>
          </table:table-cell>
          <table:table-cell table:formula="of:=LEFT([.I921];3)" office:value-type="string" office:string-value="103" calcext:value-type="string">
            <text:p>103</text:p>
          </table:table-cell>
          <table:table-cell table:formula="of:=MID([.I921];5;2)" office:value-type="string" office:string-value="22" calcext:value-type="string">
            <text:p>22</text:p>
          </table:table-cell>
          <table:table-cell table:formula="of:=MID([.I921];8;5)" office:value-type="string" office:string-value="39.80" calcext:value-type="string">
            <text:p>39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MARV SKIE-LINCOLN COUNTY</text:p>
          </table:table-cell>
          <table:table-cell office:value-type="string" calcext:value-type="string">
            <text:p>43-27-17.6550N</text:p>
          </table:table-cell>
          <table:table-cell table:formula="of:=LEFT([.E922];2)" office:value-type="string" office:string-value="43" calcext:value-type="string">
            <text:p>43</text:p>
          </table:table-cell>
          <table:table-cell table:formula="of:=MID([.E922];4;2)" office:value-type="string" office:string-value="27" calcext:value-type="string">
            <text:p>27</text:p>
          </table:table-cell>
          <table:table-cell table:formula="of:=MID([.E922];7;5)" office:value-type="string" office:string-value="17.65" calcext:value-type="string">
            <text:p>17.65</text:p>
          </table:table-cell>
          <table:table-cell office:value-type="string" calcext:value-type="string">
            <text:p>096-48-04.7300W</text:p>
          </table:table-cell>
          <table:table-cell table:formula="of:=LEFT([.I922];3)" office:value-type="string" office:string-value="096" calcext:value-type="string">
            <text:p>096</text:p>
          </table:table-cell>
          <table:table-cell table:formula="of:=MID([.I922];5;2)" office:value-type="string" office:string-value="48" calcext:value-type="string">
            <text:p>48</text:p>
          </table:table-cell>
          <table:table-cell table:formula="of:=MID([.I922];8;5)" office:value-type="string" office:string-value="04.73" calcext:value-type="string">
            <text:p>04.7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TIMBER LAKE MUNI</text:p>
          </table:table-cell>
          <table:table-cell office:value-type="string" calcext:value-type="string">
            <text:p>45-24-53.9550N</text:p>
          </table:table-cell>
          <table:table-cell table:formula="of:=LEFT([.E923];2)" office:value-type="string" office:string-value="45" calcext:value-type="string">
            <text:p>45</text:p>
          </table:table-cell>
          <table:table-cell table:formula="of:=MID([.E923];4;2)" office:value-type="string" office:string-value="24" calcext:value-type="string">
            <text:p>24</text:p>
          </table:table-cell>
          <table:table-cell table:formula="of:=MID([.E923];7;5)" office:value-type="string" office:string-value="53.95" calcext:value-type="string">
            <text:p>53.95</text:p>
          </table:table-cell>
          <table:table-cell office:value-type="string" calcext:value-type="string">
            <text:p>101-04-59.5250W</text:p>
          </table:table-cell>
          <table:table-cell table:formula="of:=LEFT([.I923];3)" office:value-type="string" office:string-value="101" calcext:value-type="string">
            <text:p>101</text:p>
          </table:table-cell>
          <table:table-cell table:formula="of:=MID([.I923];5;2)" office:value-type="string" office:string-value="04" calcext:value-type="string">
            <text:p>04</text:p>
          </table:table-cell>
          <table:table-cell table:formula="of:=MID([.I923];8;5)" office:value-type="string" office:string-value="59.52" calcext:value-type="string">
            <text:p>59.5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M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HAROLD DAVIDSON FIELD</text:p>
          </table:table-cell>
          <table:table-cell office:value-type="string" calcext:value-type="string">
            <text:p>42-45-55.0000N</text:p>
          </table:table-cell>
          <table:table-cell table:formula="of:=LEFT([.E924];2)" office:value-type="string" office:string-value="42" calcext:value-type="string">
            <text:p>42</text:p>
          </table:table-cell>
          <table:table-cell table:formula="of:=MID([.E924];4;2)" office:value-type="string" office:string-value="45" calcext:value-type="string">
            <text:p>45</text:p>
          </table:table-cell>
          <table:table-cell table:formula="of:=MID([.E924];7;5)" office:value-type="string" office:string-value="55.00" calcext:value-type="string">
            <text:p>55.00</text:p>
          </table:table-cell>
          <table:table-cell office:value-type="string" calcext:value-type="string">
            <text:p>096-56-03.3000W</text:p>
          </table:table-cell>
          <table:table-cell table:formula="of:=LEFT([.I924];3)" office:value-type="string" office:string-value="096" calcext:value-type="string">
            <text:p>096</text:p>
          </table:table-cell>
          <table:table-cell table:formula="of:=MID([.I924];5;2)" office:value-type="string" office:string-value="56" calcext:value-type="string">
            <text:p>56</text:p>
          </table:table-cell>
          <table:table-cell table:formula="of:=MID([.I924];8;5)" office:value-type="string" office:string-value="03.30" calcext:value-type="string">
            <text:p>0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GZ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GNER MUNI</text:p>
          </table:table-cell>
          <table:table-cell office:value-type="string" calcext:value-type="string">
            <text:p>43-03-50.9981N</text:p>
          </table:table-cell>
          <table:table-cell table:formula="of:=LEFT([.E925];2)" office:value-type="string" office:string-value="43" calcext:value-type="string">
            <text:p>43</text:p>
          </table:table-cell>
          <table:table-cell table:formula="of:=MID([.E925];4;2)" office:value-type="string" office:string-value="03" calcext:value-type="string">
            <text:p>03</text:p>
          </table:table-cell>
          <table:table-cell table:formula="of:=MID([.E925];7;5)" office:value-type="string" office:string-value="50.99" calcext:value-type="string">
            <text:p>50.99</text:p>
          </table:table-cell>
          <table:table-cell office:value-type="string" calcext:value-type="string">
            <text:p>098-17-46.9755W</text:p>
          </table:table-cell>
          <table:table-cell table:formula="of:=LEFT([.I925];3)" office:value-type="string" office:string-value="098" calcext:value-type="string">
            <text:p>098</text:p>
          </table:table-cell>
          <table:table-cell table:formula="of:=MID([.I925];5;2)" office:value-type="string" office:string-value="17" calcext:value-type="string">
            <text:p>17</text:p>
          </table:table-cell>
          <table:table-cell table:formula="of:=MID([.I925];8;5)" office:value-type="string" office:string-value="46.97" calcext:value-type="string">
            <text:p>46.9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V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LL MUNI</text:p>
          </table:table-cell>
          <table:table-cell office:value-type="string" calcext:value-type="string">
            <text:p>43-59-58.1840N</text:p>
          </table:table-cell>
          <table:table-cell table:formula="of:=LEFT([.E926];2)" office:value-type="string" office:string-value="43" calcext:value-type="string">
            <text:p>43</text:p>
          </table:table-cell>
          <table:table-cell table:formula="of:=MID([.E926];4;2)" office:value-type="string" office:string-value="59" calcext:value-type="string">
            <text:p>59</text:p>
          </table:table-cell>
          <table:table-cell table:formula="of:=MID([.E926];7;5)" office:value-type="string" office:string-value="58.18" calcext:value-type="string">
            <text:p>58.18</text:p>
          </table:table-cell>
          <table:table-cell office:value-type="string" calcext:value-type="string">
            <text:p>102-15-16.5880W</text:p>
          </table:table-cell>
          <table:table-cell table:formula="of:=LEFT([.I926];3)" office:value-type="string" office:string-value="102" calcext:value-type="string">
            <text:p>102</text:p>
          </table:table-cell>
          <table:table-cell table:formula="of:=MID([.I926];5;2)" office:value-type="string" office:string-value="15" calcext:value-type="string">
            <text:p>15</text:p>
          </table:table-cell>
          <table:table-cell table:formula="of:=MID([.I926];8;5)" office:value-type="string" office:string-value="16.58" calcext:value-type="string">
            <text:p>16.5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TY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TERTOWN RGNL</text:p>
          </table:table-cell>
          <table:table-cell office:value-type="string" calcext:value-type="string">
            <text:p>44-54-50.3000N</text:p>
          </table:table-cell>
          <table:table-cell table:formula="of:=LEFT([.E927];2)" office:value-type="string" office:string-value="44" calcext:value-type="string">
            <text:p>44</text:p>
          </table:table-cell>
          <table:table-cell table:formula="of:=MID([.E927];4;2)" office:value-type="string" office:string-value="54" calcext:value-type="string">
            <text:p>54</text:p>
          </table:table-cell>
          <table:table-cell table:formula="of:=MID([.E927];7;5)" office:value-type="string" office:string-value="50.30" calcext:value-type="string">
            <text:p>50.30</text:p>
          </table:table-cell>
          <table:table-cell office:value-type="string" calcext:value-type="string">
            <text:p>097-09-17.0000W</text:p>
          </table:table-cell>
          <table:table-cell table:formula="of:=LEFT([.I927];3)" office:value-type="string" office:string-value="097" calcext:value-type="string">
            <text:p>097</text:p>
          </table:table-cell>
          <table:table-cell table:formula="of:=MID([.I927];5;2)" office:value-type="string" office:string-value="09" calcext:value-type="string">
            <text:p>09</text:p>
          </table:table-cell>
          <table:table-cell table:formula="of:=MID([.I927];8;5)" office:value-type="string" office:string-value="17.00" calcext:value-type="string">
            <text:p>17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D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THE SIGURD ANDERSON</text:p>
          </table:table-cell>
          <table:table-cell office:value-type="string" calcext:value-type="string">
            <text:p>45-17-35.2000N</text:p>
          </table:table-cell>
          <table:table-cell table:formula="of:=LEFT([.E928];2)" office:value-type="string" office:string-value="45" calcext:value-type="string">
            <text:p>45</text:p>
          </table:table-cell>
          <table:table-cell table:formula="of:=MID([.E928];4;2)" office:value-type="string" office:string-value="17" calcext:value-type="string">
            <text:p>17</text:p>
          </table:table-cell>
          <table:table-cell table:formula="of:=MID([.E928];7;5)" office:value-type="string" office:string-value="35.20" calcext:value-type="string">
            <text:p>35.20</text:p>
          </table:table-cell>
          <table:table-cell office:value-type="string" calcext:value-type="string">
            <text:p>097-30-49.0000W</text:p>
          </table:table-cell>
          <table:table-cell table:formula="of:=LEFT([.I928];3)" office:value-type="string" office:string-value="097" calcext:value-type="string">
            <text:p>097</text:p>
          </table:table-cell>
          <table:table-cell table:formula="of:=MID([.I928];5;2)" office:value-type="string" office:string-value="30" calcext:value-type="string">
            <text:p>30</text:p>
          </table:table-cell>
          <table:table-cell table:formula="of:=MID([.I928];8;5)" office:value-type="string" office:string-value="49.00" calcext:value-type="string">
            <text:p>49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ESSINGTON SPRINGS</text:p>
          </table:table-cell>
          <table:table-cell office:value-type="string" calcext:value-type="string">
            <text:p>44-03-42.8000N</text:p>
          </table:table-cell>
          <table:table-cell table:formula="of:=LEFT([.E929];2)" office:value-type="string" office:string-value="44" calcext:value-type="string">
            <text:p>44</text:p>
          </table:table-cell>
          <table:table-cell table:formula="of:=MID([.E929];4;2)" office:value-type="string" office:string-value="03" calcext:value-type="string">
            <text:p>03</text:p>
          </table:table-cell>
          <table:table-cell table:formula="of:=MID([.E929];7;5)" office:value-type="string" office:string-value="42.80" calcext:value-type="string">
            <text:p>42.80</text:p>
          </table:table-cell>
          <table:table-cell office:value-type="string" calcext:value-type="string">
            <text:p>098-31-55.9000W</text:p>
          </table:table-cell>
          <table:table-cell table:formula="of:=LEFT([.I929];3)" office:value-type="string" office:string-value="098" calcext:value-type="string">
            <text:p>098</text:p>
          </table:table-cell>
          <table:table-cell table:formula="of:=MID([.I929];5;2)" office:value-type="string" office:string-value="31" calcext:value-type="string">
            <text:p>31</text:p>
          </table:table-cell>
          <table:table-cell table:formula="of:=MID([.I929];8;5)" office:value-type="string" office:string-value="55.90" calcext:value-type="string">
            <text:p>55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Q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HITE RIVER MUNI</text:p>
          </table:table-cell>
          <table:table-cell office:value-type="string" calcext:value-type="string">
            <text:p>43-33-41.9910N</text:p>
          </table:table-cell>
          <table:table-cell table:formula="of:=LEFT([.E930];2)" office:value-type="string" office:string-value="43" calcext:value-type="string">
            <text:p>43</text:p>
          </table:table-cell>
          <table:table-cell table:formula="of:=MID([.E930];4;2)" office:value-type="string" office:string-value="33" calcext:value-type="string">
            <text:p>33</text:p>
          </table:table-cell>
          <table:table-cell table:formula="of:=MID([.E930];7;5)" office:value-type="string" office:string-value="41.99" calcext:value-type="string">
            <text:p>41.99</text:p>
          </table:table-cell>
          <table:table-cell office:value-type="string" calcext:value-type="string">
            <text:p>100-44-30.5000W</text:p>
          </table:table-cell>
          <table:table-cell table:formula="of:=LEFT([.I930];3)" office:value-type="string" office:string-value="100" calcext:value-type="string">
            <text:p>100</text:p>
          </table:table-cell>
          <table:table-cell table:formula="of:=MID([.I930];5;2)" office:value-type="string" office:string-value="44" calcext:value-type="string">
            <text:p>44</text:p>
          </table:table-cell>
          <table:table-cell table:formula="of:=MID([.I930];8;5)" office:value-type="string" office:string-value="30.50" calcext:value-type="string">
            <text:p>30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C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INNER RGNL</text:p>
          </table:table-cell>
          <table:table-cell office:value-type="string" calcext:value-type="string">
            <text:p>43-23-22.1000N</text:p>
          </table:table-cell>
          <table:table-cell table:formula="of:=LEFT([.E931];2)" office:value-type="string" office:string-value="43" calcext:value-type="string">
            <text:p>43</text:p>
          </table:table-cell>
          <table:table-cell table:formula="of:=MID([.E931];4;2)" office:value-type="string" office:string-value="23" calcext:value-type="string">
            <text:p>23</text:p>
          </table:table-cell>
          <table:table-cell table:formula="of:=MID([.E931];7;5)" office:value-type="string" office:string-value="22.10" calcext:value-type="string">
            <text:p>22.10</text:p>
          </table:table-cell>
          <table:table-cell office:value-type="string" calcext:value-type="string">
            <text:p>099-50-28.4000W</text:p>
          </table:table-cell>
          <table:table-cell table:formula="of:=LEFT([.I931];3)" office:value-type="string" office:string-value="099" calcext:value-type="string">
            <text:p>099</text:p>
          </table:table-cell>
          <table:table-cell table:formula="of:=MID([.I931];5;2)" office:value-type="string" office:string-value="50" calcext:value-type="string">
            <text:p>50</text:p>
          </table:table-cell>
          <table:table-cell table:formula="of:=MID([.I931];8;5)" office:value-type="string" office:string-value="28.40" calcext:value-type="string">
            <text:p>28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K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CHAN GURNEY MUNI</text:p>
          </table:table-cell>
          <table:table-cell office:value-type="string" calcext:value-type="string">
            <text:p>42-55-00.1000N</text:p>
          </table:table-cell>
          <table:table-cell table:formula="of:=LEFT([.E932];2)" office:value-type="string" office:string-value="42" calcext:value-type="string">
            <text:p>42</text:p>
          </table:table-cell>
          <table:table-cell table:formula="of:=MID([.E932];4;2)" office:value-type="string" office:string-value="55" calcext:value-type="string">
            <text:p>55</text:p>
          </table:table-cell>
          <table:table-cell table:formula="of:=MID([.E932];7;5)" office:value-type="string" office:string-value="00.10" calcext:value-type="string">
            <text:p>00.10</text:p>
          </table:table-cell>
          <table:table-cell office:value-type="string" calcext:value-type="string">
            <text:p>097-23-09.4000W</text:p>
          </table:table-cell>
          <table:table-cell table:formula="of:=LEFT([.I932];3)" office:value-type="string" office:string-value="097" calcext:value-type="string">
            <text:p>097</text:p>
          </table:table-cell>
          <table:table-cell table:formula="of:=MID([.I932];5;2)" office:value-type="string" office:string-value="23" calcext:value-type="string">
            <text:p>23</text:p>
          </table:table-cell>
          <table:table-cell table:formula="of:=MID([.I932];8;5)" office:value-type="string" office:string-value="09.40" calcext:value-type="string">
            <text:p>09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4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42-43-02.5900N</text:p>
          </table:table-cell>
          <table:table-cell table:formula="of:=LEFT([.E933];2)" office:value-type="string" office:string-value="42" calcext:value-type="string">
            <text:p>42</text:p>
          </table:table-cell>
          <table:table-cell table:formula="of:=MID([.E933];4;2)" office:value-type="string" office:string-value="43" calcext:value-type="string">
            <text:p>43</text:p>
          </table:table-cell>
          <table:table-cell table:formula="of:=MID([.E933];7;5)" office:value-type="string" office:string-value="02.59" calcext:value-type="string">
            <text:p>02.59</text:p>
          </table:table-cell>
          <table:table-cell office:value-type="string" calcext:value-type="string">
            <text:p>089-25-27.0600W</text:p>
          </table:table-cell>
          <table:table-cell table:formula="of:=LEFT([.I933];3)" office:value-type="string" office:string-value="089" calcext:value-type="string">
            <text:p>089</text:p>
          </table:table-cell>
          <table:table-cell table:formula="of:=MID([.I933];5;2)" office:value-type="string" office:string-value="25" calcext:value-type="string">
            <text:p>25</text:p>
          </table:table-cell>
          <table:table-cell table:formula="of:=MID([.I933];8;5)" office:value-type="string" office:string-value="27.06" calcext:value-type="string">
            <text:p>27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H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MERY MUNI</text:p>
          </table:table-cell>
          <table:table-cell office:value-type="string" calcext:value-type="string">
            <text:p>45-16-52.1340N</text:p>
          </table:table-cell>
          <table:table-cell table:formula="of:=LEFT([.E934];2)" office:value-type="string" office:string-value="45" calcext:value-type="string">
            <text:p>45</text:p>
          </table:table-cell>
          <table:table-cell table:formula="of:=MID([.E934];4;2)" office:value-type="string" office:string-value="16" calcext:value-type="string">
            <text:p>16</text:p>
          </table:table-cell>
          <table:table-cell table:formula="of:=MID([.E934];7;5)" office:value-type="string" office:string-value="52.13" calcext:value-type="string">
            <text:p>52.13</text:p>
          </table:table-cell>
          <table:table-cell office:value-type="string" calcext:value-type="string">
            <text:p>092-22-31.4120W</text:p>
          </table:table-cell>
          <table:table-cell table:formula="of:=LEFT([.I934];3)" office:value-type="string" office:string-value="092" calcext:value-type="string">
            <text:p>092</text:p>
          </table:table-cell>
          <table:table-cell table:formula="of:=MID([.I934];5;2)" office:value-type="string" office:string-value="22" calcext:value-type="string">
            <text:p>22</text:p>
          </table:table-cell>
          <table:table-cell table:formula="of:=MID([.I934];8;5)" office:value-type="string" office:string-value="31.41" calcext:value-type="string">
            <text:p>31.4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NGLADE COUNTY</text:p>
          </table:table-cell>
          <table:table-cell office:value-type="string" calcext:value-type="string">
            <text:p>45-09-14.2189N</text:p>
          </table:table-cell>
          <table:table-cell table:formula="of:=LEFT([.E935];2)" office:value-type="string" office:string-value="45" calcext:value-type="string">
            <text:p>45</text:p>
          </table:table-cell>
          <table:table-cell table:formula="of:=MID([.E935];4;2)" office:value-type="string" office:string-value="09" calcext:value-type="string">
            <text:p>09</text:p>
          </table:table-cell>
          <table:table-cell table:formula="of:=MID([.E935];7;5)" office:value-type="string" office:string-value="14.21" calcext:value-type="string">
            <text:p>14.21</text:p>
          </table:table-cell>
          <table:table-cell office:value-type="string" calcext:value-type="string">
            <text:p>089-06-38.2203W</text:p>
          </table:table-cell>
          <table:table-cell table:formula="of:=LEFT([.I935];3)" office:value-type="string" office:string-value="089" calcext:value-type="string">
            <text:p>089</text:p>
          </table:table-cell>
          <table:table-cell table:formula="of:=MID([.I935];5;2)" office:value-type="string" office:string-value="06" calcext:value-type="string">
            <text:p>06</text:p>
          </table:table-cell>
          <table:table-cell table:formula="of:=MID([.I935];8;5)" office:value-type="string" office:string-value="38.22" calcext:value-type="string">
            <text:p>38.2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T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PPLETON INTL</text:p>
          </table:table-cell>
          <table:table-cell office:value-type="string" calcext:value-type="string">
            <text:p>44-15-29.1000N</text:p>
          </table:table-cell>
          <table:table-cell table:formula="of:=LEFT([.E936];2)" office:value-type="string" office:string-value="44" calcext:value-type="string">
            <text:p>44</text:p>
          </table:table-cell>
          <table:table-cell table:formula="of:=MID([.E936];4;2)" office:value-type="string" office:string-value="15" calcext:value-type="string">
            <text:p>15</text:p>
          </table:table-cell>
          <table:table-cell table:formula="of:=MID([.E936];7;5)" office:value-type="string" office:string-value="29.10" calcext:value-type="string">
            <text:p>29.10</text:p>
          </table:table-cell>
          <table:table-cell office:value-type="string" calcext:value-type="string">
            <text:p>088-31-08.7000W</text:p>
          </table:table-cell>
          <table:table-cell table:formula="of:=LEFT([.I936];3)" office:value-type="string" office:string-value="088" calcext:value-type="string">
            <text:p>088</text:p>
          </table:table-cell>
          <table:table-cell table:formula="of:=MID([.I936];5;2)" office:value-type="string" office:string-value="31" calcext:value-type="string">
            <text:p>31</text:p>
          </table:table-cell>
          <table:table-cell table:formula="of:=MID([.I936];8;5)" office:value-type="string" office:string-value="08.70" calcext:value-type="string">
            <text:p>08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SX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OHN F KENNEDY MEMORIAL</text:p>
          </table:table-cell>
          <table:table-cell office:value-type="string" calcext:value-type="string">
            <text:p>46-32-54.7000N</text:p>
          </table:table-cell>
          <table:table-cell table:formula="of:=LEFT([.E937];2)" office:value-type="string" office:string-value="46" calcext:value-type="string">
            <text:p>46</text:p>
          </table:table-cell>
          <table:table-cell table:formula="of:=MID([.E937];4;2)" office:value-type="string" office:string-value="32" calcext:value-type="string">
            <text:p>32</text:p>
          </table:table-cell>
          <table:table-cell table:formula="of:=MID([.E937];7;5)" office:value-type="string" office:string-value="54.70" calcext:value-type="string">
            <text:p>54.70</text:p>
          </table:table-cell>
          <table:table-cell office:value-type="string" calcext:value-type="string">
            <text:p>090-55-08.3000W</text:p>
          </table:table-cell>
          <table:table-cell table:formula="of:=LEFT([.I937];3)" office:value-type="string" office:string-value="090" calcext:value-type="string">
            <text:p>090</text:p>
          </table:table-cell>
          <table:table-cell table:formula="of:=MID([.I937];5;2)" office:value-type="string" office:string-value="55" calcext:value-type="string">
            <text:p>55</text:p>
          </table:table-cell>
          <table:table-cell table:formula="of:=MID([.I937];8;5)" office:value-type="string" office:string-value="08.30" calcext:value-type="string">
            <text:p>08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L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RABOO WISCONSIN DELLS</text:p>
          </table:table-cell>
          <table:table-cell office:value-type="string" calcext:value-type="string">
            <text:p>43-31-19.3000N</text:p>
          </table:table-cell>
          <table:table-cell table:formula="of:=LEFT([.E938];2)" office:value-type="string" office:string-value="43" calcext:value-type="string">
            <text:p>43</text:p>
          </table:table-cell>
          <table:table-cell table:formula="of:=MID([.E938];4;2)" office:value-type="string" office:string-value="31" calcext:value-type="string">
            <text:p>31</text:p>
          </table:table-cell>
          <table:table-cell table:formula="of:=MID([.E938];7;5)" office:value-type="string" office:string-value="19.30" calcext:value-type="string">
            <text:p>19.30</text:p>
          </table:table-cell>
          <table:table-cell office:value-type="string" calcext:value-type="string">
            <text:p>089-46-16.5000W</text:p>
          </table:table-cell>
          <table:table-cell table:formula="of:=LEFT([.I938];3)" office:value-type="string" office:string-value="089" calcext:value-type="string">
            <text:p>089</text:p>
          </table:table-cell>
          <table:table-cell table:formula="of:=MID([.I938];5;2)" office:value-type="string" office:string-value="46" calcext:value-type="string">
            <text:p>46</text:p>
          </table:table-cell>
          <table:table-cell table:formula="of:=MID([.I938];8;5)" office:value-type="string" office:string-value="16.50" calcext:value-type="string">
            <text:p>16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Y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RRON MUNI</text:p>
          </table:table-cell>
          <table:table-cell office:value-type="string" calcext:value-type="string">
            <text:p>45-24-26.8490N</text:p>
          </table:table-cell>
          <table:table-cell table:formula="of:=LEFT([.E939];2)" office:value-type="string" office:string-value="45" calcext:value-type="string">
            <text:p>45</text:p>
          </table:table-cell>
          <table:table-cell table:formula="of:=MID([.E939];4;2)" office:value-type="string" office:string-value="24" calcext:value-type="string">
            <text:p>24</text:p>
          </table:table-cell>
          <table:table-cell table:formula="of:=MID([.E939];7;5)" office:value-type="string" office:string-value="26.84" calcext:value-type="string">
            <text:p>26.84</text:p>
          </table:table-cell>
          <table:table-cell office:value-type="string" calcext:value-type="string">
            <text:p>091-50-03.6230W</text:p>
          </table:table-cell>
          <table:table-cell table:formula="of:=LEFT([.I939];3)" office:value-type="string" office:string-value="091" calcext:value-type="string">
            <text:p>091</text:p>
          </table:table-cell>
          <table:table-cell table:formula="of:=MID([.I939];5;2)" office:value-type="string" office:string-value="50" calcext:value-type="string">
            <text:p>50</text:p>
          </table:table-cell>
          <table:table-cell table:formula="of:=MID([.I939];8;5)" office:value-type="string" office:string-value="03.62" calcext:value-type="string">
            <text:p>03.6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4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ELOIT</text:p>
          </table:table-cell>
          <table:table-cell office:value-type="string" calcext:value-type="string">
            <text:p>42-29-52.0000N</text:p>
          </table:table-cell>
          <table:table-cell table:formula="of:=LEFT([.E940];2)" office:value-type="string" office:string-value="42" calcext:value-type="string">
            <text:p>42</text:p>
          </table:table-cell>
          <table:table-cell table:formula="of:=MID([.E940];4;2)" office:value-type="string" office:string-value="29" calcext:value-type="string">
            <text:p>29</text:p>
          </table:table-cell>
          <table:table-cell table:formula="of:=MID([.E940];7;5)" office:value-type="string" office:string-value="52.00" calcext:value-type="string">
            <text:p>52.00</text:p>
          </table:table-cell>
          <table:table-cell office:value-type="string" calcext:value-type="string">
            <text:p>088-58-03.4000W</text:p>
          </table:table-cell>
          <table:table-cell table:formula="of:=LEFT([.I940];3)" office:value-type="string" office:string-value="088" calcext:value-type="string">
            <text:p>088</text:p>
          </table:table-cell>
          <table:table-cell table:formula="of:=MID([.I940];5;2)" office:value-type="string" office:string-value="58" calcext:value-type="string">
            <text:p>58</text:p>
          </table:table-cell>
          <table:table-cell table:formula="of:=MID([.I940];8;5)" office:value-type="string" office:string-value="03.40" calcext:value-type="string">
            <text:p>03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CK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ACK RIVER FALLS AREA</text:p>
          </table:table-cell>
          <table:table-cell office:value-type="string" calcext:value-type="string">
            <text:p>44-15-02.6590N</text:p>
          </table:table-cell>
          <table:table-cell table:formula="of:=LEFT([.E941];2)" office:value-type="string" office:string-value="44" calcext:value-type="string">
            <text:p>44</text:p>
          </table:table-cell>
          <table:table-cell table:formula="of:=MID([.E941];4;2)" office:value-type="string" office:string-value="15" calcext:value-type="string">
            <text:p>15</text:p>
          </table:table-cell>
          <table:table-cell table:formula="of:=MID([.E941];7;5)" office:value-type="string" office:string-value="02.65" calcext:value-type="string">
            <text:p>02.65</text:p>
          </table:table-cell>
          <table:table-cell office:value-type="string" calcext:value-type="string">
            <text:p>090-51-19.0090W</text:p>
          </table:table-cell>
          <table:table-cell table:formula="of:=LEFT([.I941];3)" office:value-type="string" office:string-value="090" calcext:value-type="string">
            <text:p>090</text:p>
          </table:table-cell>
          <table:table-cell table:formula="of:=MID([.I941];5;2)" office:value-type="string" office:string-value="51" calcext:value-type="string">
            <text:p>51</text:p>
          </table:table-cell>
          <table:table-cell table:formula="of:=MID([.I941];8;5)" office:value-type="string" office:string-value="19.00" calcext:value-type="string">
            <text:p>19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SCOBEL</text:p>
          </table:table-cell>
          <table:table-cell office:value-type="string" calcext:value-type="string">
            <text:p>43-09-39.0667N</text:p>
          </table:table-cell>
          <table:table-cell table:formula="of:=LEFT([.E942];2)" office:value-type="string" office:string-value="43" calcext:value-type="string">
            <text:p>43</text:p>
          </table:table-cell>
          <table:table-cell table:formula="of:=MID([.E942];4;2)" office:value-type="string" office:string-value="09" calcext:value-type="string">
            <text:p>09</text:p>
          </table:table-cell>
          <table:table-cell table:formula="of:=MID([.E942];7;5)" office:value-type="string" office:string-value="39.06" calcext:value-type="string">
            <text:p>39.06</text:p>
          </table:table-cell>
          <table:table-cell office:value-type="string" calcext:value-type="string">
            <text:p>090-40-25.3916W</text:p>
          </table:table-cell>
          <table:table-cell table:formula="of:=LEFT([.I942];3)" office:value-type="string" office:string-value="090" calcext:value-type="string">
            <text:p>090</text:p>
          </table:table-cell>
          <table:table-cell table:formula="of:=MID([.I942];5;2)" office:value-type="string" office:string-value="40" calcext:value-type="string">
            <text:p>40</text:p>
          </table:table-cell>
          <table:table-cell table:formula="of:=MID([.I942];8;5)" office:value-type="string" office:string-value="25.39" calcext:value-type="string">
            <text:p>25.3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DJ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ULDER JUNCTION PAYZER</text:p>
          </table:table-cell>
          <table:table-cell office:value-type="string" calcext:value-type="string">
            <text:p>46-08-14.8180N</text:p>
          </table:table-cell>
          <table:table-cell table:formula="of:=LEFT([.E943];2)" office:value-type="string" office:string-value="46" calcext:value-type="string">
            <text:p>46</text:p>
          </table:table-cell>
          <table:table-cell table:formula="of:=MID([.E943];4;2)" office:value-type="string" office:string-value="08" calcext:value-type="string">
            <text:p>08</text:p>
          </table:table-cell>
          <table:table-cell table:formula="of:=MID([.E943];7;5)" office:value-type="string" office:string-value="14.81" calcext:value-type="string">
            <text:p>14.81</text:p>
          </table:table-cell>
          <table:table-cell office:value-type="string" calcext:value-type="string">
            <text:p>089-38-45.5430W</text:p>
          </table:table-cell>
          <table:table-cell table:formula="of:=LEFT([.I943];3)" office:value-type="string" office:string-value="089" calcext:value-type="string">
            <text:p>089</text:p>
          </table:table-cell>
          <table:table-cell table:formula="of:=MID([.I943];5;2)" office:value-type="string" office:string-value="38" calcext:value-type="string">
            <text:p>38</text:p>
          </table:table-cell>
          <table:table-cell table:formula="of:=MID([.I943];8;5)" office:value-type="string" office:string-value="45.54" calcext:value-type="string">
            <text:p>45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T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OYCEVILLE MUNI</text:p>
          </table:table-cell>
          <table:table-cell office:value-type="string" calcext:value-type="string">
            <text:p>45-02-38.2317N</text:p>
          </table:table-cell>
          <table:table-cell table:formula="of:=LEFT([.E944];2)" office:value-type="string" office:string-value="45" calcext:value-type="string">
            <text:p>45</text:p>
          </table:table-cell>
          <table:table-cell table:formula="of:=MID([.E944];4;2)" office:value-type="string" office:string-value="02" calcext:value-type="string">
            <text:p>02</text:p>
          </table:table-cell>
          <table:table-cell table:formula="of:=MID([.E944];7;5)" office:value-type="string" office:string-value="38.23" calcext:value-type="string">
            <text:p>38.23</text:p>
          </table:table-cell>
          <table:table-cell office:value-type="string" calcext:value-type="string">
            <text:p>092-01-16.7814W</text:p>
          </table:table-cell>
          <table:table-cell table:formula="of:=LEFT([.I944];3)" office:value-type="string" office:string-value="092" calcext:value-type="string">
            <text:p>092</text:p>
          </table:table-cell>
          <table:table-cell table:formula="of:=MID([.I944];5;2)" office:value-type="string" office:string-value="01" calcext:value-type="string">
            <text:p>01</text:p>
          </table:table-cell>
          <table:table-cell table:formula="of:=MID([.I944];8;5)" office:value-type="string" office:string-value="16.78" calcext:value-type="string">
            <text:p>16.7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RODHEAD</text:p>
          </table:table-cell>
          <table:table-cell office:value-type="string" calcext:value-type="string">
            <text:p>42-35-30.0350N</text:p>
          </table:table-cell>
          <table:table-cell table:formula="of:=LEFT([.E945];2)" office:value-type="string" office:string-value="42" calcext:value-type="string">
            <text:p>42</text:p>
          </table:table-cell>
          <table:table-cell table:formula="of:=MID([.E945];4;2)" office:value-type="string" office:string-value="35" calcext:value-type="string">
            <text:p>35</text:p>
          </table:table-cell>
          <table:table-cell table:formula="of:=MID([.E945];7;5)" office:value-type="string" office:string-value="30.03" calcext:value-type="string">
            <text:p>30.03</text:p>
          </table:table-cell>
          <table:table-cell office:value-type="string" calcext:value-type="string">
            <text:p>089-22-30.4190W</text:p>
          </table:table-cell>
          <table:table-cell table:formula="of:=LEFT([.I945];3)" office:value-type="string" office:string-value="089" calcext:value-type="string">
            <text:p>089</text:p>
          </table:table-cell>
          <table:table-cell table:formula="of:=MID([.I945];5;2)" office:value-type="string" office:string-value="22" calcext:value-type="string">
            <text:p>22</text:p>
          </table:table-cell>
          <table:table-cell table:formula="of:=MID([.I945];8;5)" office:value-type="string" office:string-value="30.41" calcext:value-type="string">
            <text:p>30.4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02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PITOL</text:p>
          </table:table-cell>
          <table:table-cell office:value-type="string" calcext:value-type="string">
            <text:p>43-05-24.8001N</text:p>
          </table:table-cell>
          <table:table-cell table:formula="of:=LEFT([.E946];2)" office:value-type="string" office:string-value="43" calcext:value-type="string">
            <text:p>43</text:p>
          </table:table-cell>
          <table:table-cell table:formula="of:=MID([.E946];4;2)" office:value-type="string" office:string-value="05" calcext:value-type="string">
            <text:p>05</text:p>
          </table:table-cell>
          <table:table-cell table:formula="of:=MID([.E946];7;5)" office:value-type="string" office:string-value="24.80" calcext:value-type="string">
            <text:p>24.80</text:p>
          </table:table-cell>
          <table:table-cell office:value-type="string" calcext:value-type="string">
            <text:p>088-10-41.3771W</text:p>
          </table:table-cell>
          <table:table-cell table:formula="of:=LEFT([.I946];3)" office:value-type="string" office:string-value="088" calcext:value-type="string">
            <text:p>088</text:p>
          </table:table-cell>
          <table:table-cell table:formula="of:=MID([.I946];5;2)" office:value-type="string" office:string-value="10" calcext:value-type="string">
            <text:p>10</text:p>
          </table:table-cell>
          <table:table-cell table:formula="of:=MID([.I946];8;5)" office:value-type="string" office:string-value="41.37" calcext:value-type="string">
            <text:p>41.3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BU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URLINGTON MUNI</text:p>
          </table:table-cell>
          <table:table-cell office:value-type="string" calcext:value-type="string">
            <text:p>42-41-26.5816N</text:p>
          </table:table-cell>
          <table:table-cell table:formula="of:=LEFT([.E947];2)" office:value-type="string" office:string-value="42" calcext:value-type="string">
            <text:p>42</text:p>
          </table:table-cell>
          <table:table-cell table:formula="of:=MID([.E947];4;2)" office:value-type="string" office:string-value="41" calcext:value-type="string">
            <text:p>41</text:p>
          </table:table-cell>
          <table:table-cell table:formula="of:=MID([.E947];7;5)" office:value-type="string" office:string-value="26.58" calcext:value-type="string">
            <text:p>26.58</text:p>
          </table:table-cell>
          <table:table-cell office:value-type="string" calcext:value-type="string">
            <text:p>088-18-16.8571W</text:p>
          </table:table-cell>
          <table:table-cell table:formula="of:=LEFT([.I947];3)" office:value-type="string" office:string-value="088" calcext:value-type="string">
            <text:p>088</text:p>
          </table:table-cell>
          <table:table-cell table:formula="of:=MID([.I947];5;2)" office:value-type="string" office:string-value="18" calcext:value-type="string">
            <text:p>18</text:p>
          </table:table-cell>
          <table:table-cell table:formula="of:=MID([.I947];8;5)" office:value-type="string" office:string-value="16.85" calcext:value-type="string">
            <text:p>16.8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C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BLE UNION</text:p>
          </table:table-cell>
          <table:table-cell office:value-type="string" calcext:value-type="string">
            <text:p>46-11-42.4569N</text:p>
          </table:table-cell>
          <table:table-cell table:formula="of:=LEFT([.E948];2)" office:value-type="string" office:string-value="46" calcext:value-type="string">
            <text:p>46</text:p>
          </table:table-cell>
          <table:table-cell table:formula="of:=MID([.E948];4;2)" office:value-type="string" office:string-value="11" calcext:value-type="string">
            <text:p>11</text:p>
          </table:table-cell>
          <table:table-cell table:formula="of:=MID([.E948];7;5)" office:value-type="string" office:string-value="42.45" calcext:value-type="string">
            <text:p>42.45</text:p>
          </table:table-cell>
          <table:table-cell office:value-type="string" calcext:value-type="string">
            <text:p>091-14-53.6798W</text:p>
          </table:table-cell>
          <table:table-cell table:formula="of:=LEFT([.I948];3)" office:value-type="string" office:string-value="091" calcext:value-type="string">
            <text:p>091</text:p>
          </table:table-cell>
          <table:table-cell table:formula="of:=MID([.I948];5;2)" office:value-type="string" office:string-value="14" calcext:value-type="string">
            <text:p>14</text:p>
          </table:table-cell>
          <table:table-cell table:formula="of:=MID([.I948];8;5)" office:value-type="string" office:string-value="53.67" calcext:value-type="string">
            <text:p>53.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9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MP LAKE</text:p>
          </table:table-cell>
          <table:table-cell office:value-type="string" calcext:value-type="string">
            <text:p>42-32-00.0670N</text:p>
          </table:table-cell>
          <table:table-cell table:formula="of:=LEFT([.E949];2)" office:value-type="string" office:string-value="42" calcext:value-type="string">
            <text:p>42</text:p>
          </table:table-cell>
          <table:table-cell table:formula="of:=MID([.E949];4;2)" office:value-type="string" office:string-value="32" calcext:value-type="string">
            <text:p>32</text:p>
          </table:table-cell>
          <table:table-cell table:formula="of:=MID([.E949];7;5)" office:value-type="string" office:string-value="00.06" calcext:value-type="string">
            <text:p>00.06</text:p>
          </table:table-cell>
          <table:table-cell office:value-type="string" calcext:value-type="string">
            <text:p>088-09-30.3130W</text:p>
          </table:table-cell>
          <table:table-cell table:formula="of:=LEFT([.I949];3)" office:value-type="string" office:string-value="088" calcext:value-type="string">
            <text:p>088</text:p>
          </table:table-cell>
          <table:table-cell table:formula="of:=MID([.I949];5;2)" office:value-type="string" office:string-value="09" calcext:value-type="string">
            <text:p>09</text:p>
          </table:table-cell>
          <table:table-cell table:formula="of:=MID([.I949];8;5)" office:value-type="string" office:string-value="30.31" calcext:value-type="string">
            <text:p>30.3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SSVILLE MUNI</text:p>
          </table:table-cell>
          <table:table-cell office:value-type="string" calcext:value-type="string">
            <text:p>42-42-15.3750N</text:p>
          </table:table-cell>
          <table:table-cell table:formula="of:=LEFT([.E950];2)" office:value-type="string" office:string-value="42" calcext:value-type="string">
            <text:p>42</text:p>
          </table:table-cell>
          <table:table-cell table:formula="of:=MID([.E950];4;2)" office:value-type="string" office:string-value="42" calcext:value-type="string">
            <text:p>42</text:p>
          </table:table-cell>
          <table:table-cell table:formula="of:=MID([.E950];7;5)" office:value-type="string" office:string-value="15.37" calcext:value-type="string">
            <text:p>15.37</text:p>
          </table:table-cell>
          <table:table-cell office:value-type="string" calcext:value-type="string">
            <text:p>090-57-57.9850W</text:p>
          </table:table-cell>
          <table:table-cell table:formula="of:=LEFT([.I950];3)" office:value-type="string" office:string-value="090" calcext:value-type="string">
            <text:p>090</text:p>
          </table:table-cell>
          <table:table-cell table:formula="of:=MID([.I950];5;2)" office:value-type="string" office:string-value="57" calcext:value-type="string">
            <text:p>57</text:p>
          </table:table-cell>
          <table:table-cell table:formula="of:=MID([.I950];8;5)" office:value-type="string" office:string-value="57.98" calcext:value-type="string">
            <text:p>57.9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HETEK MUNI-SOUTHWORTH</text:p>
          </table:table-cell>
          <table:table-cell office:value-type="string" calcext:value-type="string">
            <text:p>45-18-23.3552N</text:p>
          </table:table-cell>
          <table:table-cell table:formula="of:=LEFT([.E951];2)" office:value-type="string" office:string-value="45" calcext:value-type="string">
            <text:p>45</text:p>
          </table:table-cell>
          <table:table-cell table:formula="of:=MID([.E951];4;2)" office:value-type="string" office:string-value="18" calcext:value-type="string">
            <text:p>18</text:p>
          </table:table-cell>
          <table:table-cell table:formula="of:=MID([.E951];7;5)" office:value-type="string" office:string-value="23.35" calcext:value-type="string">
            <text:p>23.35</text:p>
          </table:table-cell>
          <table:table-cell office:value-type="string" calcext:value-type="string">
            <text:p>091-38-12.5629W</text:p>
          </table:table-cell>
          <table:table-cell table:formula="of:=LEFT([.I951];3)" office:value-type="string" office:string-value="091" calcext:value-type="string">
            <text:p>091</text:p>
          </table:table-cell>
          <table:table-cell table:formula="of:=MID([.I951];5;2)" office:value-type="string" office:string-value="38" calcext:value-type="string">
            <text:p>38</text:p>
          </table:table-cell>
          <table:table-cell table:formula="of:=MID([.I951];8;5)" office:value-type="string" office:string-value="12.56" calcext:value-type="string">
            <text:p>12.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1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LYING FEATHERS</text:p>
          </table:table-cell>
          <table:table-cell office:value-type="string" calcext:value-type="string">
            <text:p>44-03-40.2600N</text:p>
          </table:table-cell>
          <table:table-cell table:formula="of:=LEFT([.E952];2)" office:value-type="string" office:string-value="44" calcext:value-type="string">
            <text:p>44</text:p>
          </table:table-cell>
          <table:table-cell table:formula="of:=MID([.E952];4;2)" office:value-type="string" office:string-value="03" calcext:value-type="string">
            <text:p>03</text:p>
          </table:table-cell>
          <table:table-cell table:formula="of:=MID([.E952];7;5)" office:value-type="string" office:string-value="40.26" calcext:value-type="string">
            <text:p>40.26</text:p>
          </table:table-cell>
          <table:table-cell office:value-type="string" calcext:value-type="string">
            <text:p>088-11-41.7600W</text:p>
          </table:table-cell>
          <table:table-cell table:formula="of:=LEFT([.I952];3)" office:value-type="string" office:string-value="088" calcext:value-type="string">
            <text:p>088</text:p>
          </table:table-cell>
          <table:table-cell table:formula="of:=MID([.I952];5;2)" office:value-type="string" office:string-value="11" calcext:value-type="string">
            <text:p>11</text:p>
          </table:table-cell>
          <table:table-cell table:formula="of:=MID([.I952];8;5)" office:value-type="string" office:string-value="41.76" calcext:value-type="string">
            <text:p>41.7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LINTONVILLE MUNI</text:p>
          </table:table-cell>
          <table:table-cell office:value-type="string" calcext:value-type="string">
            <text:p>44-36-47.8060N</text:p>
          </table:table-cell>
          <table:table-cell table:formula="of:=LEFT([.E953];2)" office:value-type="string" office:string-value="44" calcext:value-type="string">
            <text:p>44</text:p>
          </table:table-cell>
          <table:table-cell table:formula="of:=MID([.E953];4;2)" office:value-type="string" office:string-value="36" calcext:value-type="string">
            <text:p>36</text:p>
          </table:table-cell>
          <table:table-cell table:formula="of:=MID([.E953];7;5)" office:value-type="string" office:string-value="47.80" calcext:value-type="string">
            <text:p>47.80</text:p>
          </table:table-cell>
          <table:table-cell office:value-type="string" calcext:value-type="string">
            <text:p>088-43-50.5110W</text:p>
          </table:table-cell>
          <table:table-cell table:formula="of:=LEFT([.I953];3)" office:value-type="string" office:string-value="088" calcext:value-type="string">
            <text:p>088</text:p>
          </table:table-cell>
          <table:table-cell table:formula="of:=MID([.I953];5;2)" office:value-type="string" office:string-value="43" calcext:value-type="string">
            <text:p>43</text:p>
          </table:table-cell>
          <table:table-cell table:formula="of:=MID([.I953];8;5)" office:value-type="string" office:string-value="50.51" calcext:value-type="string">
            <text:p>50.5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5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RANDON/STEVE CONWAY MUNI</text:p>
          </table:table-cell>
          <table:table-cell office:value-type="string" calcext:value-type="string">
            <text:p>45-31-21.5340N</text:p>
          </table:table-cell>
          <table:table-cell table:formula="of:=LEFT([.E954];2)" office:value-type="string" office:string-value="45" calcext:value-type="string">
            <text:p>45</text:p>
          </table:table-cell>
          <table:table-cell table:formula="of:=MID([.E954];4;2)" office:value-type="string" office:string-value="31" calcext:value-type="string">
            <text:p>31</text:p>
          </table:table-cell>
          <table:table-cell table:formula="of:=MID([.E954];7;5)" office:value-type="string" office:string-value="21.53" calcext:value-type="string">
            <text:p>21.53</text:p>
          </table:table-cell>
          <table:table-cell office:value-type="string" calcext:value-type="string">
            <text:p>088-55-42.3743W</text:p>
          </table:table-cell>
          <table:table-cell table:formula="of:=LEFT([.I954];3)" office:value-type="string" office:string-value="088" calcext:value-type="string">
            <text:p>088</text:p>
          </table:table-cell>
          <table:table-cell table:formula="of:=MID([.I954];5;2)" office:value-type="string" office:string-value="55" calcext:value-type="string">
            <text:p>55</text:p>
          </table:table-cell>
          <table:table-cell table:formula="of:=MID([.I954];8;5)" office:value-type="string" office:string-value="42.37" calcext:value-type="string">
            <text:p>42.3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D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RIVITZ MUNI</text:p>
          </table:table-cell>
          <table:table-cell office:value-type="string" calcext:value-type="string">
            <text:p>45-12-51.8000N</text:p>
          </table:table-cell>
          <table:table-cell table:formula="of:=LEFT([.E955];2)" office:value-type="string" office:string-value="45" calcext:value-type="string">
            <text:p>45</text:p>
          </table:table-cell>
          <table:table-cell table:formula="of:=MID([.E955];4;2)" office:value-type="string" office:string-value="12" calcext:value-type="string">
            <text:p>12</text:p>
          </table:table-cell>
          <table:table-cell table:formula="of:=MID([.E955];7;5)" office:value-type="string" office:string-value="51.80" calcext:value-type="string">
            <text:p>51.80</text:p>
          </table:table-cell>
          <table:table-cell office:value-type="string" calcext:value-type="string">
            <text:p>088-04-25.6000W</text:p>
          </table:table-cell>
          <table:table-cell table:formula="of:=LEFT([.I955];3)" office:value-type="string" office:string-value="088" calcext:value-type="string">
            <text:p>088</text:p>
          </table:table-cell>
          <table:table-cell table:formula="of:=MID([.I955];5;2)" office:value-type="string" office:string-value="04" calcext:value-type="string">
            <text:p>04</text:p>
          </table:table-cell>
          <table:table-cell table:formula="of:=MID([.I955];8;5)" office:value-type="string" office:string-value="25.60" calcext:value-type="string">
            <text:p>25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B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UMBERLAND MUNI</text:p>
          </table:table-cell>
          <table:table-cell office:value-type="string" calcext:value-type="string">
            <text:p>45-30-21.9588N</text:p>
          </table:table-cell>
          <table:table-cell table:formula="of:=LEFT([.E956];2)" office:value-type="string" office:string-value="45" calcext:value-type="string">
            <text:p>45</text:p>
          </table:table-cell>
          <table:table-cell table:formula="of:=MID([.E956];4;2)" office:value-type="string" office:string-value="30" calcext:value-type="string">
            <text:p>30</text:p>
          </table:table-cell>
          <table:table-cell table:formula="of:=MID([.E956];7;5)" office:value-type="string" office:string-value="21.95" calcext:value-type="string">
            <text:p>21.95</text:p>
          </table:table-cell>
          <table:table-cell office:value-type="string" calcext:value-type="string">
            <text:p>091-58-50.8876W</text:p>
          </table:table-cell>
          <table:table-cell table:formula="of:=LEFT([.I956];3)" office:value-type="string" office:string-value="091" calcext:value-type="string">
            <text:p>091</text:p>
          </table:table-cell>
          <table:table-cell table:formula="of:=MID([.I956];5;2)" office:value-type="string" office:string-value="58" calcext:value-type="string">
            <text:p>58</text:p>
          </table:table-cell>
          <table:table-cell table:formula="of:=MID([.I956];8;5)" office:value-type="string" office:string-value="50.88" calcext:value-type="string">
            <text:p>50.88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WN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ILVER LAKE</text:p>
          </table:table-cell>
          <table:table-cell office:value-type="string" calcext:value-type="string">
            <text:p>45-35-04.0000N</text:p>
          </table:table-cell>
          <table:table-cell table:formula="of:=LEFT([.E957];2)" office:value-type="string" office:string-value="45" calcext:value-type="string">
            <text:p>45</text:p>
          </table:table-cell>
          <table:table-cell table:formula="of:=MID([.E957];4;2)" office:value-type="string" office:string-value="35" calcext:value-type="string">
            <text:p>35</text:p>
          </table:table-cell>
          <table:table-cell table:formula="of:=MID([.E957];7;5)" office:value-type="string" office:string-value="04.00" calcext:value-type="string">
            <text:p>04.00</text:p>
          </table:table-cell>
          <table:table-cell office:value-type="string" calcext:value-type="string">
            <text:p>091-55-33.0000W</text:p>
          </table:table-cell>
          <table:table-cell table:formula="of:=LEFT([.I957];3)" office:value-type="string" office:string-value="091" calcext:value-type="string">
            <text:p>091</text:p>
          </table:table-cell>
          <table:table-cell table:formula="of:=MID([.I957];5;2)" office:value-type="string" office:string-value="55" calcext:value-type="string">
            <text:p>55</text:p>
          </table:table-cell>
          <table:table-cell table:formula="of:=MID([.I957];8;5)" office:value-type="string" office:string-value="33.00" calcext:value-type="string">
            <text:p>33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5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KE LAWN</text:p>
          </table:table-cell>
          <table:table-cell office:value-type="string" calcext:value-type="string">
            <text:p>42-38-02.8540N</text:p>
          </table:table-cell>
          <table:table-cell table:formula="of:=LEFT([.E958];2)" office:value-type="string" office:string-value="42" calcext:value-type="string">
            <text:p>42</text:p>
          </table:table-cell>
          <table:table-cell table:formula="of:=MID([.E958];4;2)" office:value-type="string" office:string-value="38" calcext:value-type="string">
            <text:p>38</text:p>
          </table:table-cell>
          <table:table-cell table:formula="of:=MID([.E958];7;5)" office:value-type="string" office:string-value="02.85" calcext:value-type="string">
            <text:p>02.85</text:p>
          </table:table-cell>
          <table:table-cell office:value-type="string" calcext:value-type="string">
            <text:p>088-36-04.0650W</text:p>
          </table:table-cell>
          <table:table-cell table:formula="of:=LEFT([.I958];3)" office:value-type="string" office:string-value="088" calcext:value-type="string">
            <text:p>088</text:p>
          </table:table-cell>
          <table:table-cell table:formula="of:=MID([.I958];5;2)" office:value-type="string" office:string-value="36" calcext:value-type="string">
            <text:p>36</text:p>
          </table:table-cell>
          <table:table-cell table:formula="of:=MID([.I958];8;5)" office:value-type="string" office:string-value="04.06" calcext:value-type="string">
            <text:p>04.0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G4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U CLAIRE LAKES</text:p>
          </table:table-cell>
          <table:table-cell office:value-type="string" calcext:value-type="string">
            <text:p>46-20-54.2000N</text:p>
          </table:table-cell>
          <table:table-cell table:formula="of:=LEFT([.E959];2)" office:value-type="string" office:string-value="46" calcext:value-type="string">
            <text:p>46</text:p>
          </table:table-cell>
          <table:table-cell table:formula="of:=MID([.E959];4;2)" office:value-type="string" office:string-value="20" calcext:value-type="string">
            <text:p>20</text:p>
          </table:table-cell>
          <table:table-cell table:formula="of:=MID([.E959];7;5)" office:value-type="string" office:string-value="54.20" calcext:value-type="string">
            <text:p>54.20</text:p>
          </table:table-cell>
          <table:table-cell office:value-type="string" calcext:value-type="string">
            <text:p>091-29-47.4000W</text:p>
          </table:table-cell>
          <table:table-cell table:formula="of:=LEFT([.I959];3)" office:value-type="string" office:string-value="091" calcext:value-type="string">
            <text:p>091</text:p>
          </table:table-cell>
          <table:table-cell table:formula="of:=MID([.I959];5;2)" office:value-type="string" office:string-value="29" calcext:value-type="string">
            <text:p>29</text:p>
          </table:table-cell>
          <table:table-cell table:formula="of:=MID([.I959];8;5)" office:value-type="string" office:string-value="47.40" calcext:value-type="string">
            <text:p>47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GV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GLE RIVER UNION</text:p>
          </table:table-cell>
          <table:table-cell office:value-type="string" calcext:value-type="string">
            <text:p>45-55-56.4000N</text:p>
          </table:table-cell>
          <table:table-cell table:formula="of:=LEFT([.E960];2)" office:value-type="string" office:string-value="45" calcext:value-type="string">
            <text:p>45</text:p>
          </table:table-cell>
          <table:table-cell table:formula="of:=MID([.E960];4;2)" office:value-type="string" office:string-value="55" calcext:value-type="string">
            <text:p>55</text:p>
          </table:table-cell>
          <table:table-cell table:formula="of:=MID([.E960];7;5)" office:value-type="string" office:string-value="56.40" calcext:value-type="string">
            <text:p>56.40</text:p>
          </table:table-cell>
          <table:table-cell office:value-type="string" calcext:value-type="string">
            <text:p>089-16-05.8000W</text:p>
          </table:table-cell>
          <table:table-cell table:formula="of:=LEFT([.I960];3)" office:value-type="string" office:string-value="089" calcext:value-type="string">
            <text:p>089</text:p>
          </table:table-cell>
          <table:table-cell table:formula="of:=MID([.I960];5;2)" office:value-type="string" office:string-value="16" calcext:value-type="string">
            <text:p>16</text:p>
          </table:table-cell>
          <table:table-cell table:formula="of:=MID([.I960];8;5)" office:value-type="string" office:string-value="05.80" calcext:value-type="string">
            <text:p>05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7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ST TROY MUNI</text:p>
          </table:table-cell>
          <table:table-cell office:value-type="string" calcext:value-type="string">
            <text:p>42-47-49.8000N</text:p>
          </table:table-cell>
          <table:table-cell table:formula="of:=LEFT([.E961];2)" office:value-type="string" office:string-value="42" calcext:value-type="string">
            <text:p>42</text:p>
          </table:table-cell>
          <table:table-cell table:formula="of:=MID([.E961];4;2)" office:value-type="string" office:string-value="47" calcext:value-type="string">
            <text:p>47</text:p>
          </table:table-cell>
          <table:table-cell table:formula="of:=MID([.E961];7;5)" office:value-type="string" office:string-value="49.80" calcext:value-type="string">
            <text:p>49.80</text:p>
          </table:table-cell>
          <table:table-cell office:value-type="string" calcext:value-type="string">
            <text:p>088-22-21.4000W</text:p>
          </table:table-cell>
          <table:table-cell table:formula="of:=LEFT([.I961];3)" office:value-type="string" office:string-value="088" calcext:value-type="string">
            <text:p>088</text:p>
          </table:table-cell>
          <table:table-cell table:formula="of:=MID([.I961];5;2)" office:value-type="string" office:string-value="22" calcext:value-type="string">
            <text:p>22</text:p>
          </table:table-cell>
          <table:table-cell table:formula="of:=MID([.I961];8;5)" office:value-type="string" office:string-value="21.40" calcext:value-type="string">
            <text:p>21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HIPPEWA VALLEY RGNL</text:p>
          </table:table-cell>
          <table:table-cell office:value-type="string" calcext:value-type="string">
            <text:p>44-51-56.9000N</text:p>
          </table:table-cell>
          <table:table-cell table:formula="of:=LEFT([.E962];2)" office:value-type="string" office:string-value="44" calcext:value-type="string">
            <text:p>44</text:p>
          </table:table-cell>
          <table:table-cell table:formula="of:=MID([.E962];4;2)" office:value-type="string" office:string-value="51" calcext:value-type="string">
            <text:p>51</text:p>
          </table:table-cell>
          <table:table-cell table:formula="of:=MID([.E962];7;5)" office:value-type="string" office:string-value="56.90" calcext:value-type="string">
            <text:p>56.90</text:p>
          </table:table-cell>
          <table:table-cell office:value-type="string" calcext:value-type="string">
            <text:p>091-29-03.3000W</text:p>
          </table:table-cell>
          <table:table-cell table:formula="of:=LEFT([.I962];3)" office:value-type="string" office:string-value="091" calcext:value-type="string">
            <text:p>091</text:p>
          </table:table-cell>
          <table:table-cell table:formula="of:=MID([.I962];5;2)" office:value-type="string" office:string-value="29" calcext:value-type="string">
            <text:p>29</text:p>
          </table:table-cell>
          <table:table-cell table:formula="of:=MID([.I962];8;5)" office:value-type="string" office:string-value="03.30" calcext:value-type="string">
            <text:p>0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8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42-52-22.0160N</text:p>
          </table:table-cell>
          <table:table-cell table:formula="of:=LEFT([.E963];2)" office:value-type="string" office:string-value="42" calcext:value-type="string">
            <text:p>42</text:p>
          </table:table-cell>
          <table:table-cell table:formula="of:=MID([.E963];4;2)" office:value-type="string" office:string-value="52" calcext:value-type="string">
            <text:p>52</text:p>
          </table:table-cell>
          <table:table-cell table:formula="of:=MID([.E963];7;5)" office:value-type="string" office:string-value="22.01" calcext:value-type="string">
            <text:p>22.01</text:p>
          </table:table-cell>
          <table:table-cell office:value-type="string" calcext:value-type="string">
            <text:p>089-04-32.4050W</text:p>
          </table:table-cell>
          <table:table-cell table:formula="of:=LEFT([.I963];3)" office:value-type="string" office:string-value="089" calcext:value-type="string">
            <text:p>089</text:p>
          </table:table-cell>
          <table:table-cell table:formula="of:=MID([.I963];5;2)" office:value-type="string" office:string-value="04" calcext:value-type="string">
            <text:p>04</text:p>
          </table:table-cell>
          <table:table-cell table:formula="of:=MID([.I963];8;5)" office:value-type="string" office:string-value="32.40" calcext:value-type="string">
            <text:p>32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0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LROY MUNI</text:p>
          </table:table-cell>
          <table:table-cell office:value-type="string" calcext:value-type="string">
            <text:p>43-42-22.9010N</text:p>
          </table:table-cell>
          <table:table-cell table:formula="of:=LEFT([.E964];2)" office:value-type="string" office:string-value="43" calcext:value-type="string">
            <text:p>43</text:p>
          </table:table-cell>
          <table:table-cell table:formula="of:=MID([.E964];4;2)" office:value-type="string" office:string-value="42" calcext:value-type="string">
            <text:p>42</text:p>
          </table:table-cell>
          <table:table-cell table:formula="of:=MID([.E964];7;5)" office:value-type="string" office:string-value="22.90" calcext:value-type="string">
            <text:p>22.90</text:p>
          </table:table-cell>
          <table:table-cell office:value-type="string" calcext:value-type="string">
            <text:p>090-15-27.4620W</text:p>
          </table:table-cell>
          <table:table-cell table:formula="of:=LEFT([.I964];3)" office:value-type="string" office:string-value="090" calcext:value-type="string">
            <text:p>090</text:p>
          </table:table-cell>
          <table:table-cell table:formula="of:=MID([.I964];5;2)" office:value-type="string" office:string-value="15" calcext:value-type="string">
            <text:p>15</text:p>
          </table:table-cell>
          <table:table-cell table:formula="of:=MID([.I964];8;5)" office:value-type="string" office:string-value="27.46" calcext:value-type="string">
            <text:p>27.4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3D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PHRAIM-GIBRALTAR</text:p>
          </table:table-cell>
          <table:table-cell office:value-type="string" calcext:value-type="string">
            <text:p>45-08-08.5469N</text:p>
          </table:table-cell>
          <table:table-cell table:formula="of:=LEFT([.E965];2)" office:value-type="string" office:string-value="45" calcext:value-type="string">
            <text:p>45</text:p>
          </table:table-cell>
          <table:table-cell table:formula="of:=MID([.E965];4;2)" office:value-type="string" office:string-value="08" calcext:value-type="string">
            <text:p>08</text:p>
          </table:table-cell>
          <table:table-cell table:formula="of:=MID([.E965];7;5)" office:value-type="string" office:string-value="08.54" calcext:value-type="string">
            <text:p>08.54</text:p>
          </table:table-cell>
          <table:table-cell office:value-type="string" calcext:value-type="string">
            <text:p>087-11-17.2611W</text:p>
          </table:table-cell>
          <table:table-cell table:formula="of:=LEFT([.I965];3)" office:value-type="string" office:string-value="087" calcext:value-type="string">
            <text:p>087</text:p>
          </table:table-cell>
          <table:table-cell table:formula="of:=MID([.I965];5;2)" office:value-type="string" office:string-value="11" calcext:value-type="string">
            <text:p>11</text:p>
          </table:table-cell>
          <table:table-cell table:formula="of:=MID([.I965];8;5)" office:value-type="string" office:string-value="17.26" calcext:value-type="string">
            <text:p>17.2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ND DU LAC COUNTY</text:p>
          </table:table-cell>
          <table:table-cell office:value-type="string" calcext:value-type="string">
            <text:p>43-46-16.2000N</text:p>
          </table:table-cell>
          <table:table-cell table:formula="of:=LEFT([.E966];2)" office:value-type="string" office:string-value="43" calcext:value-type="string">
            <text:p>43</text:p>
          </table:table-cell>
          <table:table-cell table:formula="of:=MID([.E966];4;2)" office:value-type="string" office:string-value="46" calcext:value-type="string">
            <text:p>46</text:p>
          </table:table-cell>
          <table:table-cell table:formula="of:=MID([.E966];7;5)" office:value-type="string" office:string-value="16.20" calcext:value-type="string">
            <text:p>16.20</text:p>
          </table:table-cell>
          <table:table-cell office:value-type="string" calcext:value-type="string">
            <text:p>088-29-18.3000W</text:p>
          </table:table-cell>
          <table:table-cell table:formula="of:=LEFT([.I966];3)" office:value-type="string" office:string-value="088" calcext:value-type="string">
            <text:p>088</text:p>
          </table:table-cell>
          <table:table-cell table:formula="of:=MID([.I966];5;2)" office:value-type="string" office:string-value="29" calcext:value-type="string">
            <text:p>29</text:p>
          </table:table-cell>
          <table:table-cell table:formula="of:=MID([.I966];8;5)" office:value-type="string" office:string-value="18.30" calcext:value-type="string">
            <text:p>18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1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RT ATKINSON MUNI</text:p>
          </table:table-cell>
          <table:table-cell office:value-type="string" calcext:value-type="string">
            <text:p>42-57-47.5300N</text:p>
          </table:table-cell>
          <table:table-cell table:formula="of:=LEFT([.E967];2)" office:value-type="string" office:string-value="42" calcext:value-type="string">
            <text:p>42</text:p>
          </table:table-cell>
          <table:table-cell table:formula="of:=MID([.E967];4;2)" office:value-type="string" office:string-value="57" calcext:value-type="string">
            <text:p>57</text:p>
          </table:table-cell>
          <table:table-cell table:formula="of:=MID([.E967];7;5)" office:value-type="string" office:string-value="47.53" calcext:value-type="string">
            <text:p>47.53</text:p>
          </table:table-cell>
          <table:table-cell office:value-type="string" calcext:value-type="string">
            <text:p>088-49-03.4610W</text:p>
          </table:table-cell>
          <table:table-cell table:formula="of:=LEFT([.I967];3)" office:value-type="string" office:string-value="088" calcext:value-type="string">
            <text:p>088</text:p>
          </table:table-cell>
          <table:table-cell table:formula="of:=MID([.I967];5;2)" office:value-type="string" office:string-value="49" calcext:value-type="string">
            <text:p>49</text:p>
          </table:table-cell>
          <table:table-cell table:formula="of:=MID([.I967];8;5)" office:value-type="string" office:string-value="03.46" calcext:value-type="string">
            <text:p>03.4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2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INDY GUNTLY MEMORIAL</text:p>
          </table:table-cell>
          <table:table-cell office:value-type="string" calcext:value-type="string">
            <text:p>42-48-39.3800N</text:p>
          </table:table-cell>
          <table:table-cell table:formula="of:=LEFT([.E968];2)" office:value-type="string" office:string-value="42" calcext:value-type="string">
            <text:p>42</text:p>
          </table:table-cell>
          <table:table-cell table:formula="of:=MID([.E968];4;2)" office:value-type="string" office:string-value="48" calcext:value-type="string">
            <text:p>48</text:p>
          </table:table-cell>
          <table:table-cell table:formula="of:=MID([.E968];7;5)" office:value-type="string" office:string-value="39.38" calcext:value-type="string">
            <text:p>39.38</text:p>
          </table:table-cell>
          <table:table-cell office:value-type="string" calcext:value-type="string">
            <text:p>088-05-38.5300W</text:p>
          </table:table-cell>
          <table:table-cell table:formula="of:=LEFT([.I968];3)" office:value-type="string" office:string-value="088" calcext:value-type="string">
            <text:p>088</text:p>
          </table:table-cell>
          <table:table-cell table:formula="of:=MID([.I968];5;2)" office:value-type="string" office:string-value="05" calcext:value-type="string">
            <text:p>05</text:p>
          </table:table-cell>
          <table:table-cell table:formula="of:=MID([.I968];8;5)" office:value-type="string" office:string-value="38.53" calcext:value-type="string">
            <text:p>38.5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3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DAMS COUNTY LEGION FIELD</text:p>
          </table:table-cell>
          <table:table-cell office:value-type="string" calcext:value-type="string">
            <text:p>43-57-38.1171N</text:p>
          </table:table-cell>
          <table:table-cell table:formula="of:=LEFT([.E969];2)" office:value-type="string" office:string-value="43" calcext:value-type="string">
            <text:p>43</text:p>
          </table:table-cell>
          <table:table-cell table:formula="of:=MID([.E969];4;2)" office:value-type="string" office:string-value="57" calcext:value-type="string">
            <text:p>57</text:p>
          </table:table-cell>
          <table:table-cell table:formula="of:=MID([.E969];7;5)" office:value-type="string" office:string-value="38.11" calcext:value-type="string">
            <text:p>38.11</text:p>
          </table:table-cell>
          <table:table-cell office:value-type="string" calcext:value-type="string">
            <text:p>089-47-19.1200W</text:p>
          </table:table-cell>
          <table:table-cell table:formula="of:=LEFT([.I969];3)" office:value-type="string" office:string-value="089" calcext:value-type="string">
            <text:p>089</text:p>
          </table:table-cell>
          <table:table-cell table:formula="of:=MID([.I969];5;2)" office:value-type="string" office:string-value="47" calcext:value-type="string">
            <text:p>47</text:p>
          </table:table-cell>
          <table:table-cell table:formula="of:=MID([.I969];8;5)" office:value-type="string" office:string-value="19.12" calcext:value-type="string">
            <text:p>19.1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TG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ANTSBURG MUNI</text:p>
          </table:table-cell>
          <table:table-cell office:value-type="string" calcext:value-type="string">
            <text:p>45-47-54.1603N</text:p>
          </table:table-cell>
          <table:table-cell table:formula="of:=LEFT([.E970];2)" office:value-type="string" office:string-value="45" calcext:value-type="string">
            <text:p>45</text:p>
          </table:table-cell>
          <table:table-cell table:formula="of:=MID([.E970];4;2)" office:value-type="string" office:string-value="47" calcext:value-type="string">
            <text:p>47</text:p>
          </table:table-cell>
          <table:table-cell table:formula="of:=MID([.E970];7;5)" office:value-type="string" office:string-value="54.16" calcext:value-type="string">
            <text:p>54.16</text:p>
          </table:table-cell>
          <table:table-cell office:value-type="string" calcext:value-type="string">
            <text:p>092-39-51.5913W</text:p>
          </table:table-cell>
          <table:table-cell table:formula="of:=LEFT([.I970];3)" office:value-type="string" office:string-value="092" calcext:value-type="string">
            <text:p>092</text:p>
          </table:table-cell>
          <table:table-cell table:formula="of:=MID([.I970];5;2)" office:value-type="string" office:string-value="39" calcext:value-type="string">
            <text:p>39</text:p>
          </table:table-cell>
          <table:table-cell table:formula="of:=MID([.I970];8;5)" office:value-type="string" office:string-value="51.59" calcext:value-type="string">
            <text:p>51.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EEN BAY-AUSTIN STRAUBEL INTL</text:p>
          </table:table-cell>
          <table:table-cell office:value-type="string" calcext:value-type="string">
            <text:p>44-29-04.7000N</text:p>
          </table:table-cell>
          <table:table-cell table:formula="of:=LEFT([.E971];2)" office:value-type="string" office:string-value="44" calcext:value-type="string">
            <text:p>44</text:p>
          </table:table-cell>
          <table:table-cell table:formula="of:=MID([.E971];4;2)" office:value-type="string" office:string-value="29" calcext:value-type="string">
            <text:p>29</text:p>
          </table:table-cell>
          <table:table-cell table:formula="of:=MID([.E971];7;5)" office:value-type="string" office:string-value="04.70" calcext:value-type="string">
            <text:p>04.70</text:p>
          </table:table-cell>
          <table:table-cell office:value-type="string" calcext:value-type="string">
            <text:p>088-07-47.0000W</text:p>
          </table:table-cell>
          <table:table-cell table:formula="of:=LEFT([.I971];3)" office:value-type="string" office:string-value="088" calcext:value-type="string">
            <text:p>088</text:p>
          </table:table-cell>
          <table:table-cell table:formula="of:=MID([.I971];5;2)" office:value-type="string" office:string-value="07" calcext:value-type="string">
            <text:p>07</text:p>
          </table:table-cell>
          <table:table-cell table:formula="of:=MID([.I971];8;5)" office:value-type="string" office:string-value="47.00" calcext:value-type="string">
            <text:p>47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XF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HARTFORD MUNI</text:p>
          </table:table-cell>
          <table:table-cell office:value-type="string" calcext:value-type="string">
            <text:p>43-20-57.1438N</text:p>
          </table:table-cell>
          <table:table-cell table:formula="of:=LEFT([.E972];2)" office:value-type="string" office:string-value="43" calcext:value-type="string">
            <text:p>43</text:p>
          </table:table-cell>
          <table:table-cell table:formula="of:=MID([.E972];4;2)" office:value-type="string" office:string-value="20" calcext:value-type="string">
            <text:p>20</text:p>
          </table:table-cell>
          <table:table-cell table:formula="of:=MID([.E972];7;5)" office:value-type="string" office:string-value="57.14" calcext:value-type="string">
            <text:p>57.14</text:p>
          </table:table-cell>
          <table:table-cell office:value-type="string" calcext:value-type="string">
            <text:p>088-23-28.5950W</text:p>
          </table:table-cell>
          <table:table-cell table:formula="of:=LEFT([.I972];3)" office:value-type="string" office:string-value="088" calcext:value-type="string">
            <text:p>088</text:p>
          </table:table-cell>
          <table:table-cell table:formula="of:=MID([.I972];5;2)" office:value-type="string" office:string-value="23" calcext:value-type="string">
            <text:p>23</text:p>
          </table:table-cell>
          <table:table-cell table:formula="of:=MID([.I972];8;5)" office:value-type="string" office:string-value="28.59" calcext:value-type="string">
            <text:p>28.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HY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AWYER COUNTY</text:p>
          </table:table-cell>
          <table:table-cell office:value-type="string" calcext:value-type="string">
            <text:p>46-01-30.9579N</text:p>
          </table:table-cell>
          <table:table-cell table:formula="of:=LEFT([.E973];2)" office:value-type="string" office:string-value="46" calcext:value-type="string">
            <text:p>46</text:p>
          </table:table-cell>
          <table:table-cell table:formula="of:=MID([.E973];4;2)" office:value-type="string" office:string-value="01" calcext:value-type="string">
            <text:p>01</text:p>
          </table:table-cell>
          <table:table-cell table:formula="of:=MID([.E973];7;5)" office:value-type="string" office:string-value="30.95" calcext:value-type="string">
            <text:p>30.95</text:p>
          </table:table-cell>
          <table:table-cell office:value-type="string" calcext:value-type="string">
            <text:p>091-26-39.3539W</text:p>
          </table:table-cell>
          <table:table-cell table:formula="of:=LEFT([.I973];3)" office:value-type="string" office:string-value="091" calcext:value-type="string">
            <text:p>091</text:p>
          </table:table-cell>
          <table:table-cell table:formula="of:=MID([.I973];5;2)" office:value-type="string" office:string-value="26" calcext:value-type="string">
            <text:p>26</text:p>
          </table:table-cell>
          <table:table-cell table:formula="of:=MID([.I973];8;5)" office:value-type="string" office:string-value="39.35" calcext:value-type="string">
            <text:p>39.3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8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ENTRAL COUNTY</text:p>
          </table:table-cell>
          <table:table-cell office:value-type="string" calcext:value-type="string">
            <text:p>44-30-19.9320N</text:p>
          </table:table-cell>
          <table:table-cell table:formula="of:=LEFT([.E974];2)" office:value-type="string" office:string-value="44" calcext:value-type="string">
            <text:p>44</text:p>
          </table:table-cell>
          <table:table-cell table:formula="of:=MID([.E974];4;2)" office:value-type="string" office:string-value="30" calcext:value-type="string">
            <text:p>30</text:p>
          </table:table-cell>
          <table:table-cell table:formula="of:=MID([.E974];7;5)" office:value-type="string" office:string-value="19.93" calcext:value-type="string">
            <text:p>19.93</text:p>
          </table:table-cell>
          <table:table-cell office:value-type="string" calcext:value-type="string">
            <text:p>089-01-30.3940W</text:p>
          </table:table-cell>
          <table:table-cell table:formula="of:=LEFT([.I974];3)" office:value-type="string" office:string-value="089" calcext:value-type="string">
            <text:p>089</text:p>
          </table:table-cell>
          <table:table-cell table:formula="of:=MID([.I974];5;2)" office:value-type="string" office:string-value="01" calcext:value-type="string">
            <text:p>01</text:p>
          </table:table-cell>
          <table:table-cell table:formula="of:=MID([.I974];8;5)" office:value-type="string" office:string-value="30.39" calcext:value-type="string">
            <text:p>30.3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AYFIELD COUNTY</text:p>
          </table:table-cell>
          <table:table-cell office:value-type="string" calcext:value-type="string">
            <text:p>46-34-34.7870N</text:p>
          </table:table-cell>
          <table:table-cell table:formula="of:=LEFT([.E975];2)" office:value-type="string" office:string-value="46" calcext:value-type="string">
            <text:p>46</text:p>
          </table:table-cell>
          <table:table-cell table:formula="of:=MID([.E975];4;2)" office:value-type="string" office:string-value="34" calcext:value-type="string">
            <text:p>34</text:p>
          </table:table-cell>
          <table:table-cell table:formula="of:=MID([.E975];7;5)" office:value-type="string" office:string-value="34.78" calcext:value-type="string">
            <text:p>34.78</text:p>
          </table:table-cell>
          <table:table-cell office:value-type="string" calcext:value-type="string">
            <text:p>091-27-30.6800W</text:p>
          </table:table-cell>
          <table:table-cell table:formula="of:=LEFT([.I975];3)" office:value-type="string" office:string-value="091" calcext:value-type="string">
            <text:p>091</text:p>
          </table:table-cell>
          <table:table-cell table:formula="of:=MID([.I975];5;2)" office:value-type="string" office:string-value="27" calcext:value-type="string">
            <text:p>27</text:p>
          </table:table-cell>
          <table:table-cell table:formula="of:=MID([.I975];8;5)" office:value-type="string" office:string-value="30.68" calcext:value-type="string">
            <text:p>30.6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JV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OUTHERN WISCONSIN RGNL</text:p>
          </table:table-cell>
          <table:table-cell office:value-type="string" calcext:value-type="string">
            <text:p>42-37-12.9000N</text:p>
          </table:table-cell>
          <table:table-cell table:formula="of:=LEFT([.E976];2)" office:value-type="string" office:string-value="42" calcext:value-type="string">
            <text:p>42</text:p>
          </table:table-cell>
          <table:table-cell table:formula="of:=MID([.E976];4;2)" office:value-type="string" office:string-value="37" calcext:value-type="string">
            <text:p>37</text:p>
          </table:table-cell>
          <table:table-cell table:formula="of:=MID([.E976];7;5)" office:value-type="string" office:string-value="12.90" calcext:value-type="string">
            <text:p>12.90</text:p>
          </table:table-cell>
          <table:table-cell office:value-type="string" calcext:value-type="string">
            <text:p>089-02-29.6000W</text:p>
          </table:table-cell>
          <table:table-cell table:formula="of:=LEFT([.I976];3)" office:value-type="string" office:string-value="089" calcext:value-type="string">
            <text:p>089</text:p>
          </table:table-cell>
          <table:table-cell table:formula="of:=MID([.I976];5;2)" office:value-type="string" office:string-value="02" calcext:value-type="string">
            <text:p>02</text:p>
          </table:table-cell>
          <table:table-cell table:formula="of:=MID([.I976];8;5)" office:value-type="string" office:string-value="29.60" calcext:value-type="string">
            <text:p>29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N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43-25-35.3000N</text:p>
          </table:table-cell>
          <table:table-cell table:formula="of:=LEFT([.E977];2)" office:value-type="string" office:string-value="43" calcext:value-type="string">
            <text:p>43</text:p>
          </table:table-cell>
          <table:table-cell table:formula="of:=MID([.E977];4;2)" office:value-type="string" office:string-value="25" calcext:value-type="string">
            <text:p>25</text:p>
          </table:table-cell>
          <table:table-cell table:formula="of:=MID([.E977];7;5)" office:value-type="string" office:string-value="35.30" calcext:value-type="string">
            <text:p>35.30</text:p>
          </table:table-cell>
          <table:table-cell office:value-type="string" calcext:value-type="string">
            <text:p>088-42-13.9000W</text:p>
          </table:table-cell>
          <table:table-cell table:formula="of:=LEFT([.I977];3)" office:value-type="string" office:string-value="088" calcext:value-type="string">
            <text:p>088</text:p>
          </table:table-cell>
          <table:table-cell table:formula="of:=MID([.I977];5;2)" office:value-type="string" office:string-value="42" calcext:value-type="string">
            <text:p>42</text:p>
          </table:table-cell>
          <table:table-cell table:formula="of:=MID([.I977];8;5)" office:value-type="string" office:string-value="13.90" calcext:value-type="string">
            <text:p>1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N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KENOSHA RGNL</text:p>
          </table:table-cell>
          <table:table-cell office:value-type="string" calcext:value-type="string">
            <text:p>42-35-44.5000N</text:p>
          </table:table-cell>
          <table:table-cell table:formula="of:=LEFT([.E978];2)" office:value-type="string" office:string-value="42" calcext:value-type="string">
            <text:p>42</text:p>
          </table:table-cell>
          <table:table-cell table:formula="of:=MID([.E978];4;2)" office:value-type="string" office:string-value="35" calcext:value-type="string">
            <text:p>35</text:p>
          </table:table-cell>
          <table:table-cell table:formula="of:=MID([.E978];7;5)" office:value-type="string" office:string-value="44.50" calcext:value-type="string">
            <text:p>44.50</text:p>
          </table:table-cell>
          <table:table-cell office:value-type="string" calcext:value-type="string">
            <text:p>087-55-40.1000W</text:p>
          </table:table-cell>
          <table:table-cell table:formula="of:=LEFT([.I978];3)" office:value-type="string" office:string-value="087" calcext:value-type="string">
            <text:p>087</text:p>
          </table:table-cell>
          <table:table-cell table:formula="of:=MID([.I978];5;2)" office:value-type="string" office:string-value="55" calcext:value-type="string">
            <text:p>55</text:p>
          </table:table-cell>
          <table:table-cell table:formula="of:=MID([.I978];8;5)" office:value-type="string" office:string-value="40.10" calcext:value-type="string">
            <text:p>40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 CROSSE RGNL</text:p>
          </table:table-cell>
          <table:table-cell office:value-type="string" calcext:value-type="string">
            <text:p>43-52-45.4000N</text:p>
          </table:table-cell>
          <table:table-cell table:formula="of:=LEFT([.E979];2)" office:value-type="string" office:string-value="43" calcext:value-type="string">
            <text:p>43</text:p>
          </table:table-cell>
          <table:table-cell table:formula="of:=MID([.E979];4;2)" office:value-type="string" office:string-value="52" calcext:value-type="string">
            <text:p>52</text:p>
          </table:table-cell>
          <table:table-cell table:formula="of:=MID([.E979];7;5)" office:value-type="string" office:string-value="45.40" calcext:value-type="string">
            <text:p>45.40</text:p>
          </table:table-cell>
          <table:table-cell office:value-type="string" calcext:value-type="string">
            <text:p>091-15-23.9000W</text:p>
          </table:table-cell>
          <table:table-cell table:formula="of:=LEFT([.I979];3)" office:value-type="string" office:string-value="091" calcext:value-type="string">
            <text:p>091</text:p>
          </table:table-cell>
          <table:table-cell table:formula="of:=MID([.I979];5;2)" office:value-type="string" office:string-value="15" calcext:value-type="string">
            <text:p>15</text:p>
          </table:table-cell>
          <table:table-cell table:formula="of:=MID([.I979];8;5)" office:value-type="string" office:string-value="23.90" calcext:value-type="string">
            <text:p>2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R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JOR GILBERT FIELD</text:p>
          </table:table-cell>
          <table:table-cell office:value-type="string" calcext:value-type="string">
            <text:p>46-47-19.2000N</text:p>
          </table:table-cell>
          <table:table-cell table:formula="of:=LEFT([.E980];2)" office:value-type="string" office:string-value="46" calcext:value-type="string">
            <text:p>46</text:p>
          </table:table-cell>
          <table:table-cell table:formula="of:=MID([.E980];4;2)" office:value-type="string" office:string-value="47" calcext:value-type="string">
            <text:p>47</text:p>
          </table:table-cell>
          <table:table-cell table:formula="of:=MID([.E980];7;5)" office:value-type="string" office:string-value="19.20" calcext:value-type="string">
            <text:p>19.20</text:p>
          </table:table-cell>
          <table:table-cell office:value-type="string" calcext:value-type="string">
            <text:p>090-45-31.4000W</text:p>
          </table:table-cell>
          <table:table-cell table:formula="of:=LEFT([.I980];3)" office:value-type="string" office:string-value="090" calcext:value-type="string">
            <text:p>090</text:p>
          </table:table-cell>
          <table:table-cell table:formula="of:=MID([.I980];5;2)" office:value-type="string" office:string-value="45" calcext:value-type="string">
            <text:p>45</text:p>
          </table:table-cell>
          <table:table-cell table:formula="of:=MID([.I980];8;5)" office:value-type="string" office:string-value="31.40" calcext:value-type="string">
            <text:p>31.40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4P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45-52-59.8280N</text:p>
          </table:table-cell>
          <table:table-cell table:formula="of:=LEFT([.E981];2)" office:value-type="string" office:string-value="45" calcext:value-type="string">
            <text:p>45</text:p>
          </table:table-cell>
          <table:table-cell table:formula="of:=MID([.E981];4;2)" office:value-type="string" office:string-value="52" calcext:value-type="string">
            <text:p>52</text:p>
          </table:table-cell>
          <table:table-cell table:formula="of:=MID([.E981];7;5)" office:value-type="string" office:string-value="59.82" calcext:value-type="string">
            <text:p>59.82</text:p>
          </table:table-cell>
          <table:table-cell office:value-type="string" calcext:value-type="string">
            <text:p>090-00-00.5570W</text:p>
          </table:table-cell>
          <table:table-cell table:formula="of:=LEFT([.I981];3)" office:value-type="string" office:string-value="090" calcext:value-type="string">
            <text:p>090</text:p>
          </table:table-cell>
          <table:table-cell table:formula="of:=MID([.I981];5;2)" office:value-type="string" office:string-value="00" calcext:value-type="string">
            <text:p>00</text:p>
          </table:table-cell>
          <table:table-cell table:formula="of:=MID([.I981];8;5)" office:value-type="string" office:string-value="00.55" calcext:value-type="string">
            <text:p>00.5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45-29-47.7083N</text:p>
          </table:table-cell>
          <table:table-cell table:formula="of:=LEFT([.E982];2)" office:value-type="string" office:string-value="45" calcext:value-type="string">
            <text:p>45</text:p>
          </table:table-cell>
          <table:table-cell table:formula="of:=MID([.E982];4;2)" office:value-type="string" office:string-value="29" calcext:value-type="string">
            <text:p>29</text:p>
          </table:table-cell>
          <table:table-cell table:formula="of:=MID([.E982];7;5)" office:value-type="string" office:string-value="47.70" calcext:value-type="string">
            <text:p>47.70</text:p>
          </table:table-cell>
          <table:table-cell office:value-type="string" calcext:value-type="string">
            <text:p>091-00-00.6748W</text:p>
          </table:table-cell>
          <table:table-cell table:formula="of:=LEFT([.I982];3)" office:value-type="string" office:string-value="091" calcext:value-type="string">
            <text:p>091</text:p>
          </table:table-cell>
          <table:table-cell table:formula="of:=MID([.I982];5;2)" office:value-type="string" office:string-value="00" calcext:value-type="string">
            <text:p>00</text:p>
          </table:table-cell>
          <table:table-cell table:formula="of:=MID([.I982];8;5)" office:value-type="string" office:string-value="00.67" calcext:value-type="string">
            <text:p>00.6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AND GENEVA RESORT</text:p>
          </table:table-cell>
          <table:table-cell office:value-type="string" calcext:value-type="string">
            <text:p>42-36-53.7000N</text:p>
          </table:table-cell>
          <table:table-cell table:formula="of:=LEFT([.E983];2)" office:value-type="string" office:string-value="42" calcext:value-type="string">
            <text:p>42</text:p>
          </table:table-cell>
          <table:table-cell table:formula="of:=MID([.E983];4;2)" office:value-type="string" office:string-value="36" calcext:value-type="string">
            <text:p>36</text:p>
          </table:table-cell>
          <table:table-cell table:formula="of:=MID([.E983];7;5)" office:value-type="string" office:string-value="53.70" calcext:value-type="string">
            <text:p>53.70</text:p>
          </table:table-cell>
          <table:table-cell office:value-type="string" calcext:value-type="string">
            <text:p>088-23-22.5000W</text:p>
          </table:table-cell>
          <table:table-cell table:formula="of:=LEFT([.I983];3)" office:value-type="string" office:string-value="088" calcext:value-type="string">
            <text:p>088</text:p>
          </table:table-cell>
          <table:table-cell table:formula="of:=MID([.I983];5;2)" office:value-type="string" office:string-value="23" calcext:value-type="string">
            <text:p>23</text:p>
          </table:table-cell>
          <table:table-cell table:formula="of:=MID([.I983];8;5)" office:value-type="string" office:string-value="22.50" calcext:value-type="string">
            <text:p>22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3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NCASTER MUNI</text:p>
          </table:table-cell>
          <table:table-cell office:value-type="string" calcext:value-type="string">
            <text:p>42-46-57.3550N</text:p>
          </table:table-cell>
          <table:table-cell table:formula="of:=LEFT([.E984];2)" office:value-type="string" office:string-value="42" calcext:value-type="string">
            <text:p>42</text:p>
          </table:table-cell>
          <table:table-cell table:formula="of:=MID([.E984];4;2)" office:value-type="string" office:string-value="46" calcext:value-type="string">
            <text:p>46</text:p>
          </table:table-cell>
          <table:table-cell table:formula="of:=MID([.E984];7;5)" office:value-type="string" office:string-value="57.35" calcext:value-type="string">
            <text:p>57.35</text:p>
          </table:table-cell>
          <table:table-cell office:value-type="string" calcext:value-type="string">
            <text:p>090-40-51.9350W</text:p>
          </table:table-cell>
          <table:table-cell table:formula="of:=LEFT([.I984];3)" office:value-type="string" office:string-value="090" calcext:value-type="string">
            <text:p>090</text:p>
          </table:table-cell>
          <table:table-cell table:formula="of:=MID([.I984];5;2)" office:value-type="string" office:string-value="40" calcext:value-type="string">
            <text:p>40</text:p>
          </table:table-cell>
          <table:table-cell table:formula="of:=MID([.I984];8;5)" office:value-type="string" office:string-value="51.93" calcext:value-type="string">
            <text:p>51.9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KINGS LAND O' LAKES</text:p>
          </table:table-cell>
          <table:table-cell office:value-type="string" calcext:value-type="string">
            <text:p>46-09-14.8201N</text:p>
          </table:table-cell>
          <table:table-cell table:formula="of:=LEFT([.E985];2)" office:value-type="string" office:string-value="46" calcext:value-type="string">
            <text:p>46</text:p>
          </table:table-cell>
          <table:table-cell table:formula="of:=MID([.E985];4;2)" office:value-type="string" office:string-value="09" calcext:value-type="string">
            <text:p>09</text:p>
          </table:table-cell>
          <table:table-cell table:formula="of:=MID([.E985];7;5)" office:value-type="string" office:string-value="14.82" calcext:value-type="string">
            <text:p>14.82</text:p>
          </table:table-cell>
          <table:table-cell office:value-type="string" calcext:value-type="string">
            <text:p>089-12-43.0730W</text:p>
          </table:table-cell>
          <table:table-cell table:formula="of:=LEFT([.I985];3)" office:value-type="string" office:string-value="089" calcext:value-type="string">
            <text:p>089</text:p>
          </table:table-cell>
          <table:table-cell table:formula="of:=MID([.I985];5;2)" office:value-type="string" office:string-value="12" calcext:value-type="string">
            <text:p>12</text:p>
          </table:table-cell>
          <table:table-cell table:formula="of:=MID([.I985];8;5)" office:value-type="string" office:string-value="43.07" calcext:value-type="string">
            <text:p>43.0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N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RI-COUNTY RGNL</text:p>
          </table:table-cell>
          <table:table-cell office:value-type="string" calcext:value-type="string">
            <text:p>43-12-42.7000N</text:p>
          </table:table-cell>
          <table:table-cell table:formula="of:=LEFT([.E986];2)" office:value-type="string" office:string-value="43" calcext:value-type="string">
            <text:p>43</text:p>
          </table:table-cell>
          <table:table-cell table:formula="of:=MID([.E986];4;2)" office:value-type="string" office:string-value="12" calcext:value-type="string">
            <text:p>12</text:p>
          </table:table-cell>
          <table:table-cell table:formula="of:=MID([.E986];7;5)" office:value-type="string" office:string-value="42.70" calcext:value-type="string">
            <text:p>42.70</text:p>
          </table:table-cell>
          <table:table-cell office:value-type="string" calcext:value-type="string">
            <text:p>090-10-47.4000W</text:p>
          </table:table-cell>
          <table:table-cell table:formula="of:=LEFT([.I986];3)" office:value-type="string" office:string-value="090" calcext:value-type="string">
            <text:p>090</text:p>
          </table:table-cell>
          <table:table-cell table:formula="of:=MID([.I986];5;2)" office:value-type="string" office:string-value="10" calcext:value-type="string">
            <text:p>10</text:p>
          </table:table-cell>
          <table:table-cell table:formula="of:=MID([.I986];8;5)" office:value-type="string" office:string-value="47.40" calcext:value-type="string">
            <text:p>47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7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ACKHAWK AIRFIELD</text:p>
          </table:table-cell>
          <table:table-cell office:value-type="string" calcext:value-type="string">
            <text:p>43-06-16.9300N</text:p>
          </table:table-cell>
          <table:table-cell table:formula="of:=LEFT([.E987];2)" office:value-type="string" office:string-value="43" calcext:value-type="string">
            <text:p>43</text:p>
          </table:table-cell>
          <table:table-cell table:formula="of:=MID([.E987];4;2)" office:value-type="string" office:string-value="06" calcext:value-type="string">
            <text:p>06</text:p>
          </table:table-cell>
          <table:table-cell table:formula="of:=MID([.E987];7;5)" office:value-type="string" office:string-value="16.93" calcext:value-type="string">
            <text:p>16.93</text:p>
          </table:table-cell>
          <table:table-cell office:value-type="string" calcext:value-type="string">
            <text:p>089-11-07.3000W</text:p>
          </table:table-cell>
          <table:table-cell table:formula="of:=LEFT([.I987];3)" office:value-type="string" office:string-value="089" calcext:value-type="string">
            <text:p>089</text:p>
          </table:table-cell>
          <table:table-cell table:formula="of:=MID([.I987];5;2)" office:value-type="string" office:string-value="11" calcext:value-type="string">
            <text:p>11</text:p>
          </table:table-cell>
          <table:table-cell table:formula="of:=MID([.I987];8;5)" office:value-type="string" office:string-value="07.30" calcext:value-type="string">
            <text:p>0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ANE COUNTY RGNL-TRUAX FIELD</text:p>
          </table:table-cell>
          <table:table-cell office:value-type="string" calcext:value-type="string">
            <text:p>43-08-23.5649N</text:p>
          </table:table-cell>
          <table:table-cell table:formula="of:=LEFT([.E988];2)" office:value-type="string" office:string-value="43" calcext:value-type="string">
            <text:p>43</text:p>
          </table:table-cell>
          <table:table-cell table:formula="of:=MID([.E988];4;2)" office:value-type="string" office:string-value="08" calcext:value-type="string">
            <text:p>08</text:p>
          </table:table-cell>
          <table:table-cell table:formula="of:=MID([.E988];7;5)" office:value-type="string" office:string-value="23.56" calcext:value-type="string">
            <text:p>23.56</text:p>
          </table:table-cell>
          <table:table-cell office:value-type="string" calcext:value-type="string">
            <text:p>089-20-15.0161W</text:p>
          </table:table-cell>
          <table:table-cell table:formula="of:=LEFT([.I988];3)" office:value-type="string" office:string-value="089" calcext:value-type="string">
            <text:p>089</text:p>
          </table:table-cell>
          <table:table-cell table:formula="of:=MID([.I988];5;2)" office:value-type="string" office:string-value="20" calcext:value-type="string">
            <text:p>20</text:p>
          </table:table-cell>
          <table:table-cell table:formula="of:=MID([.I988];8;5)" office:value-type="string" office:string-value="15.01" calcext:value-type="string">
            <text:p>15.0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NITOWISH WATERS</text:p>
          </table:table-cell>
          <table:table-cell office:value-type="string" calcext:value-type="string">
            <text:p>46-07-12.8174N</text:p>
          </table:table-cell>
          <table:table-cell table:formula="of:=LEFT([.E989];2)" office:value-type="string" office:string-value="46" calcext:value-type="string">
            <text:p>46</text:p>
          </table:table-cell>
          <table:table-cell table:formula="of:=MID([.E989];4;2)" office:value-type="string" office:string-value="07" calcext:value-type="string">
            <text:p>07</text:p>
          </table:table-cell>
          <table:table-cell table:formula="of:=MID([.E989];7;5)" office:value-type="string" office:string-value="12.81" calcext:value-type="string">
            <text:p>12.81</text:p>
          </table:table-cell>
          <table:table-cell office:value-type="string" calcext:value-type="string">
            <text:p>089-52-55.9199W</text:p>
          </table:table-cell>
          <table:table-cell table:formula="of:=LEFT([.I989];3)" office:value-type="string" office:string-value="089" calcext:value-type="string">
            <text:p>089</text:p>
          </table:table-cell>
          <table:table-cell table:formula="of:=MID([.I989];5;2)" office:value-type="string" office:string-value="52" calcext:value-type="string">
            <text:p>52</text:p>
          </table:table-cell>
          <table:table-cell table:formula="of:=MID([.I989];8;5)" office:value-type="string" office:string-value="55.91" calcext:value-type="string">
            <text:p>55.9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T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NITOWOC COUNTY</text:p>
          </table:table-cell>
          <table:table-cell office:value-type="string" calcext:value-type="string">
            <text:p>44-07-43.6000N</text:p>
          </table:table-cell>
          <table:table-cell table:formula="of:=LEFT([.E990];2)" office:value-type="string" office:string-value="44" calcext:value-type="string">
            <text:p>44</text:p>
          </table:table-cell>
          <table:table-cell table:formula="of:=MID([.E990];4;2)" office:value-type="string" office:string-value="07" calcext:value-type="string">
            <text:p>07</text:p>
          </table:table-cell>
          <table:table-cell table:formula="of:=MID([.E990];7;5)" office:value-type="string" office:string-value="43.60" calcext:value-type="string">
            <text:p>43.60</text:p>
          </table:table-cell>
          <table:table-cell office:value-type="string" calcext:value-type="string">
            <text:p>087-40-50.1000W</text:p>
          </table:table-cell>
          <table:table-cell table:formula="of:=LEFT([.I990];3)" office:value-type="string" office:string-value="087" calcext:value-type="string">
            <text:p>087</text:p>
          </table:table-cell>
          <table:table-cell table:formula="of:=MID([.I990];5;2)" office:value-type="string" office:string-value="40" calcext:value-type="string">
            <text:p>40</text:p>
          </table:table-cell>
          <table:table-cell table:formula="of:=MID([.I990];8;5)" office:value-type="string" office:string-value="50.10" calcext:value-type="string">
            <text:p>50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F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RSHFIELD MUNI</text:p>
          </table:table-cell>
          <table:table-cell office:value-type="string" calcext:value-type="string">
            <text:p>44-38-12.7670N</text:p>
          </table:table-cell>
          <table:table-cell table:formula="of:=LEFT([.E991];2)" office:value-type="string" office:string-value="44" calcext:value-type="string">
            <text:p>44</text:p>
          </table:table-cell>
          <table:table-cell table:formula="of:=MID([.E991];4;2)" office:value-type="string" office:string-value="38" calcext:value-type="string">
            <text:p>38</text:p>
          </table:table-cell>
          <table:table-cell table:formula="of:=MID([.E991];7;5)" office:value-type="string" office:string-value="12.76" calcext:value-type="string">
            <text:p>12.76</text:p>
          </table:table-cell>
          <table:table-cell office:value-type="string" calcext:value-type="string">
            <text:p>090-11-21.5760W</text:p>
          </table:table-cell>
          <table:table-cell table:formula="of:=LEFT([.I991];3)" office:value-type="string" office:string-value="090" calcext:value-type="string">
            <text:p>090</text:p>
          </table:table-cell>
          <table:table-cell table:formula="of:=MID([.I991];5;2)" office:value-type="string" office:string-value="11" calcext:value-type="string">
            <text:p>11</text:p>
          </table:table-cell>
          <table:table-cell table:formula="of:=MID([.I991];8;5)" office:value-type="string" office:string-value="21.57" calcext:value-type="string">
            <text:p>21.5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DZ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45-06-04.7465N</text:p>
          </table:table-cell>
          <table:table-cell table:formula="of:=LEFT([.E992];2)" office:value-type="string" office:string-value="45" calcext:value-type="string">
            <text:p>45</text:p>
          </table:table-cell>
          <table:table-cell table:formula="of:=MID([.E992];4;2)" office:value-type="string" office:string-value="06" calcext:value-type="string">
            <text:p>06</text:p>
          </table:table-cell>
          <table:table-cell table:formula="of:=MID([.E992];7;5)" office:value-type="string" office:string-value="04.74" calcext:value-type="string">
            <text:p>04.74</text:p>
          </table:table-cell>
          <table:table-cell office:value-type="string" calcext:value-type="string">
            <text:p>090-18-00.6279W</text:p>
          </table:table-cell>
          <table:table-cell table:formula="of:=LEFT([.I992];3)" office:value-type="string" office:string-value="090" calcext:value-type="string">
            <text:p>090</text:p>
          </table:table-cell>
          <table:table-cell table:formula="of:=MID([.I992];5;2)" office:value-type="string" office:string-value="18" calcext:value-type="string">
            <text:p>18</text:p>
          </table:table-cell>
          <table:table-cell table:formula="of:=MID([.I992];8;5)" office:value-type="string" office:string-value="00.62" calcext:value-type="string">
            <text:p>00.6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ENOMONIE MUNI-SCORE FIELD</text:p>
          </table:table-cell>
          <table:table-cell office:value-type="string" calcext:value-type="string">
            <text:p>44-53-32.4000N</text:p>
          </table:table-cell>
          <table:table-cell table:formula="of:=LEFT([.E993];2)" office:value-type="string" office:string-value="44" calcext:value-type="string">
            <text:p>44</text:p>
          </table:table-cell>
          <table:table-cell table:formula="of:=MID([.E993];4;2)" office:value-type="string" office:string-value="53" calcext:value-type="string">
            <text:p>53</text:p>
          </table:table-cell>
          <table:table-cell table:formula="of:=MID([.E993];7;5)" office:value-type="string" office:string-value="32.40" calcext:value-type="string">
            <text:p>32.40</text:p>
          </table:table-cell>
          <table:table-cell office:value-type="string" calcext:value-type="string">
            <text:p>091-52-04.1000W</text:p>
          </table:table-cell>
          <table:table-cell table:formula="of:=LEFT([.I993];3)" office:value-type="string" office:string-value="091" calcext:value-type="string">
            <text:p>091</text:p>
          </table:table-cell>
          <table:table-cell table:formula="of:=MID([.I993];5;2)" office:value-type="string" office:string-value="52" calcext:value-type="string">
            <text:p>52</text:p>
          </table:table-cell>
          <table:table-cell table:formula="of:=MID([.I993];8;5)" office:value-type="string" office:string-value="04.10" calcext:value-type="string">
            <text:p>04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R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ERRILL MUNI</text:p>
          </table:table-cell>
          <table:table-cell office:value-type="string" calcext:value-type="string">
            <text:p>45-11-56.1000N</text:p>
          </table:table-cell>
          <table:table-cell table:formula="of:=LEFT([.E994];2)" office:value-type="string" office:string-value="45" calcext:value-type="string">
            <text:p>45</text:p>
          </table:table-cell>
          <table:table-cell table:formula="of:=MID([.E994];4;2)" office:value-type="string" office:string-value="11" calcext:value-type="string">
            <text:p>11</text:p>
          </table:table-cell>
          <table:table-cell table:formula="of:=MID([.E994];7;5)" office:value-type="string" office:string-value="56.10" calcext:value-type="string">
            <text:p>56.10</text:p>
          </table:table-cell>
          <table:table-cell office:value-type="string" calcext:value-type="string">
            <text:p>089-42-46.3000W</text:p>
          </table:table-cell>
          <table:table-cell table:formula="of:=LEFT([.I994];3)" office:value-type="string" office:string-value="089" calcext:value-type="string">
            <text:p>089</text:p>
          </table:table-cell>
          <table:table-cell table:formula="of:=MID([.I994];5;2)" office:value-type="string" office:string-value="42" calcext:value-type="string">
            <text:p>42</text:p>
          </table:table-cell>
          <table:table-cell table:formula="of:=MID([.I994];8;5)" office:value-type="string" office:string-value="46.30" calcext:value-type="string">
            <text:p>46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DDLETON MUNI - MOREY FIELD</text:p>
          </table:table-cell>
          <table:table-cell office:value-type="string" calcext:value-type="string">
            <text:p>43-06-51.3716N</text:p>
          </table:table-cell>
          <table:table-cell table:formula="of:=LEFT([.E995];2)" office:value-type="string" office:string-value="43" calcext:value-type="string">
            <text:p>43</text:p>
          </table:table-cell>
          <table:table-cell table:formula="of:=MID([.E995];4;2)" office:value-type="string" office:string-value="06" calcext:value-type="string">
            <text:p>06</text:p>
          </table:table-cell>
          <table:table-cell table:formula="of:=MID([.E995];7;5)" office:value-type="string" office:string-value="51.37" calcext:value-type="string">
            <text:p>51.37</text:p>
          </table:table-cell>
          <table:table-cell office:value-type="string" calcext:value-type="string">
            <text:p>089-31-53.5209W</text:p>
          </table:table-cell>
          <table:table-cell table:formula="of:=LEFT([.I995];3)" office:value-type="string" office:string-value="089" calcext:value-type="string">
            <text:p>089</text:p>
          </table:table-cell>
          <table:table-cell table:formula="of:=MID([.I995];5;2)" office:value-type="string" office:string-value="31" calcext:value-type="string">
            <text:p>31</text:p>
          </table:table-cell>
          <table:table-cell table:formula="of:=MID([.I995];8;5)" office:value-type="string" office:string-value="53.52" calcext:value-type="string">
            <text:p>53.5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K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ENERAL MITCHELL INTL</text:p>
          </table:table-cell>
          <table:table-cell office:value-type="string" calcext:value-type="string">
            <text:p>42-56-49.0000N</text:p>
          </table:table-cell>
          <table:table-cell table:formula="of:=LEFT([.E996];2)" office:value-type="string" office:string-value="42" calcext:value-type="string">
            <text:p>42</text:p>
          </table:table-cell>
          <table:table-cell table:formula="of:=MID([.E996];4;2)" office:value-type="string" office:string-value="56" calcext:value-type="string">
            <text:p>56</text:p>
          </table:table-cell>
          <table:table-cell table:formula="of:=MID([.E996];7;5)" office:value-type="string" office:string-value="49.00" calcext:value-type="string">
            <text:p>49.00</text:p>
          </table:table-cell>
          <table:table-cell office:value-type="string" calcext:value-type="string">
            <text:p>087-53-49.4000W</text:p>
          </table:table-cell>
          <table:table-cell table:formula="of:=LEFT([.I996];3)" office:value-type="string" office:string-value="087" calcext:value-type="string">
            <text:p>087</text:p>
          </table:table-cell>
          <table:table-cell table:formula="of:=MID([.I996];5;2)" office:value-type="string" office:string-value="53" calcext:value-type="string">
            <text:p>53</text:p>
          </table:table-cell>
          <table:table-cell table:formula="of:=MID([.I996];8;5)" office:value-type="string" office:string-value="49.40" calcext:value-type="string">
            <text:p>49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WRENCE J TIMMERMAN</text:p>
          </table:table-cell>
          <table:table-cell office:value-type="string" calcext:value-type="string">
            <text:p>43-06-37.4000N</text:p>
          </table:table-cell>
          <table:table-cell table:formula="of:=LEFT([.E997];2)" office:value-type="string" office:string-value="43" calcext:value-type="string">
            <text:p>43</text:p>
          </table:table-cell>
          <table:table-cell table:formula="of:=MID([.E997];4;2)" office:value-type="string" office:string-value="06" calcext:value-type="string">
            <text:p>06</text:p>
          </table:table-cell>
          <table:table-cell table:formula="of:=MID([.E997];7;5)" office:value-type="string" office:string-value="37.40" calcext:value-type="string">
            <text:p>37.40</text:p>
          </table:table-cell>
          <table:table-cell office:value-type="string" calcext:value-type="string">
            <text:p>088-02-03.9000W</text:p>
          </table:table-cell>
          <table:table-cell table:formula="of:=LEFT([.I997];3)" office:value-type="string" office:string-value="088" calcext:value-type="string">
            <text:p>088</text:p>
          </table:table-cell>
          <table:table-cell table:formula="of:=MID([.I997];5;2)" office:value-type="string" office:string-value="02" calcext:value-type="string">
            <text:p>02</text:p>
          </table:table-cell>
          <table:table-cell table:formula="of:=MID([.I997];8;5)" office:value-type="string" office:string-value="03.90" calcext:value-type="string">
            <text:p>03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MRJ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OWA COUNTY</text:p>
          </table:table-cell>
          <table:table-cell office:value-type="string" calcext:value-type="string">
            <text:p>42-53-12.8000N</text:p>
          </table:table-cell>
          <table:table-cell table:formula="of:=LEFT([.E998];2)" office:value-type="string" office:string-value="42" calcext:value-type="string">
            <text:p>42</text:p>
          </table:table-cell>
          <table:table-cell table:formula="of:=MID([.E998];4;2)" office:value-type="string" office:string-value="53" calcext:value-type="string">
            <text:p>53</text:p>
          </table:table-cell>
          <table:table-cell table:formula="of:=MID([.E998];7;5)" office:value-type="string" office:string-value="12.80" calcext:value-type="string">
            <text:p>12.80</text:p>
          </table:table-cell>
          <table:table-cell office:value-type="string" calcext:value-type="string">
            <text:p>090-14-12.0000W</text:p>
          </table:table-cell>
          <table:table-cell table:formula="of:=LEFT([.I998];3)" office:value-type="string" office:string-value="090" calcext:value-type="string">
            <text:p>090</text:p>
          </table:table-cell>
          <table:table-cell table:formula="of:=MID([.I998];5;2)" office:value-type="string" office:string-value="14" calcext:value-type="string">
            <text:p>14</text:p>
          </table:table-cell>
          <table:table-cell table:formula="of:=MID([.I998];8;5)" office:value-type="string" office:string-value="12.00" calcext:value-type="string">
            <text:p>12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RV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KELAND/NOBLE F LEE MEMORIAL FIELD</text:p>
          </table:table-cell>
          <table:table-cell office:value-type="string" calcext:value-type="string">
            <text:p>45-55-40.5000N</text:p>
          </table:table-cell>
          <table:table-cell table:formula="of:=LEFT([.E999];2)" office:value-type="string" office:string-value="45" calcext:value-type="string">
            <text:p>45</text:p>
          </table:table-cell>
          <table:table-cell table:formula="of:=MID([.E999];4;2)" office:value-type="string" office:string-value="55" calcext:value-type="string">
            <text:p>55</text:p>
          </table:table-cell>
          <table:table-cell table:formula="of:=MID([.E999];7;5)" office:value-type="string" office:string-value="40.50" calcext:value-type="string">
            <text:p>40.50</text:p>
          </table:table-cell>
          <table:table-cell office:value-type="string" calcext:value-type="string">
            <text:p>089-43-51.4000W</text:p>
          </table:table-cell>
          <table:table-cell table:formula="of:=LEFT([.I999];3)" office:value-type="string" office:string-value="089" calcext:value-type="string">
            <text:p>089</text:p>
          </table:table-cell>
          <table:table-cell table:formula="of:=MID([.I999];5;2)" office:value-type="string" office:string-value="43" calcext:value-type="string">
            <text:p>43</text:p>
          </table:table-cell>
          <table:table-cell table:formula="of:=MID([.I999];8;5)" office:value-type="string" office:string-value="51.40" calcext:value-type="string">
            <text:p>51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ONROE MUNI</text:p>
          </table:table-cell>
          <table:table-cell office:value-type="string" calcext:value-type="string">
            <text:p>42-36-53.6425N</text:p>
          </table:table-cell>
          <table:table-cell table:formula="of:=LEFT([.E1000];2)" office:value-type="string" office:string-value="42" calcext:value-type="string">
            <text:p>42</text:p>
          </table:table-cell>
          <table:table-cell table:formula="of:=MID([.E1000];4;2)" office:value-type="string" office:string-value="36" calcext:value-type="string">
            <text:p>36</text:p>
          </table:table-cell>
          <table:table-cell table:formula="of:=MID([.E1000];7;5)" office:value-type="string" office:string-value="53.64" calcext:value-type="string">
            <text:p>53.64</text:p>
          </table:table-cell>
          <table:table-cell office:value-type="string" calcext:value-type="string">
            <text:p>089-35-25.4522W</text:p>
          </table:table-cell>
          <table:table-cell table:formula="of:=LEFT([.I1000];3)" office:value-type="string" office:string-value="089" calcext:value-type="string">
            <text:p>089</text:p>
          </table:table-cell>
          <table:table-cell table:formula="of:=MID([.I1000];5;2)" office:value-type="string" office:string-value="35" calcext:value-type="string">
            <text:p>35</text:p>
          </table:table-cell>
          <table:table-cell table:formula="of:=MID([.I1000];8;5)" office:value-type="string" office:string-value="25.45" calcext:value-type="string">
            <text:p>25.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W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ENTRAL WISCONSIN</text:p>
          </table:table-cell>
          <table:table-cell office:value-type="string" calcext:value-type="string">
            <text:p>44-46-39.4452N</text:p>
          </table:table-cell>
          <table:table-cell table:formula="of:=LEFT([.E1001];2)" office:value-type="string" office:string-value="44" calcext:value-type="string">
            <text:p>44</text:p>
          </table:table-cell>
          <table:table-cell table:formula="of:=MID([.E1001];4;2)" office:value-type="string" office:string-value="46" calcext:value-type="string">
            <text:p>46</text:p>
          </table:table-cell>
          <table:table-cell table:formula="of:=MID([.E1001];7;5)" office:value-type="string" office:string-value="39.44" calcext:value-type="string">
            <text:p>39.44</text:p>
          </table:table-cell>
          <table:table-cell office:value-type="string" calcext:value-type="string">
            <text:p>089-40-00.4009W</text:p>
          </table:table-cell>
          <table:table-cell table:formula="of:=LEFT([.I1001];3)" office:value-type="string" office:string-value="089" calcext:value-type="string">
            <text:p>089</text:p>
          </table:table-cell>
          <table:table-cell table:formula="of:=MID([.I1001];5;2)" office:value-type="string" office:string-value="40" calcext:value-type="string">
            <text:p>40</text:p>
          </table:table-cell>
          <table:table-cell table:formula="of:=MID([.I1001];8;5)" office:value-type="string" office:string-value="00.40" calcext:value-type="string">
            <text:p>00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CEDAH</text:p>
          </table:table-cell>
          <table:table-cell office:value-type="string" calcext:value-type="string">
            <text:p>44-02-00.4000N</text:p>
          </table:table-cell>
          <table:table-cell table:formula="of:=LEFT([.E1002];2)" office:value-type="string" office:string-value="44" calcext:value-type="string">
            <text:p>44</text:p>
          </table:table-cell>
          <table:table-cell table:formula="of:=MID([.E1002];4;2)" office:value-type="string" office:string-value="02" calcext:value-type="string">
            <text:p>02</text:p>
          </table:table-cell>
          <table:table-cell table:formula="of:=MID([.E1002];7;5)" office:value-type="string" office:string-value="00.40" calcext:value-type="string">
            <text:p>00.40</text:p>
          </table:table-cell>
          <table:table-cell office:value-type="string" calcext:value-type="string">
            <text:p>090-05-06.4000W</text:p>
          </table:table-cell>
          <table:table-cell table:formula="of:=LEFT([.I1002];3)" office:value-type="string" office:string-value="090" calcext:value-type="string">
            <text:p>090</text:p>
          </table:table-cell>
          <table:table-cell table:formula="of:=MID([.I1002];5;2)" office:value-type="string" office:string-value="05" calcext:value-type="string">
            <text:p>05</text:p>
          </table:table-cell>
          <table:table-cell table:formula="of:=MID([.I1002];8;5)" office:value-type="string" office:string-value="06.40" calcext:value-type="string">
            <text:p>06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9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RENNAND</text:p>
          </table:table-cell>
          <table:table-cell office:value-type="string" calcext:value-type="string">
            <text:p>44-09-35.9430N</text:p>
          </table:table-cell>
          <table:table-cell table:formula="of:=LEFT([.E1003];2)" office:value-type="string" office:string-value="44" calcext:value-type="string">
            <text:p>44</text:p>
          </table:table-cell>
          <table:table-cell table:formula="of:=MID([.E1003];4;2)" office:value-type="string" office:string-value="09" calcext:value-type="string">
            <text:p>09</text:p>
          </table:table-cell>
          <table:table-cell table:formula="of:=MID([.E1003];7;5)" office:value-type="string" office:string-value="35.94" calcext:value-type="string">
            <text:p>35.94</text:p>
          </table:table-cell>
          <table:table-cell office:value-type="string" calcext:value-type="string">
            <text:p>088-33-34.3970W</text:p>
          </table:table-cell>
          <table:table-cell table:formula="of:=LEFT([.I1003];3)" office:value-type="string" office:string-value="088" calcext:value-type="string">
            <text:p>088</text:p>
          </table:table-cell>
          <table:table-cell table:formula="of:=MID([.I1003];5;2)" office:value-type="string" office:string-value="33" calcext:value-type="string">
            <text:p>33</text:p>
          </table:table-cell>
          <table:table-cell table:formula="of:=MID([.I1003];8;5)" office:value-type="string" office:string-value="34.39" calcext:value-type="string">
            <text:p>34.3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VIQ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ILLSVILLE MUNI</text:p>
          </table:table-cell>
          <table:table-cell office:value-type="string" calcext:value-type="string">
            <text:p>44-33-29.2000N</text:p>
          </table:table-cell>
          <table:table-cell table:formula="of:=LEFT([.E1004];2)" office:value-type="string" office:string-value="44" calcext:value-type="string">
            <text:p>44</text:p>
          </table:table-cell>
          <table:table-cell table:formula="of:=MID([.E1004];4;2)" office:value-type="string" office:string-value="33" calcext:value-type="string">
            <text:p>33</text:p>
          </table:table-cell>
          <table:table-cell table:formula="of:=MID([.E1004];7;5)" office:value-type="string" office:string-value="29.20" calcext:value-type="string">
            <text:p>29.20</text:p>
          </table:table-cell>
          <table:table-cell office:value-type="string" calcext:value-type="string">
            <text:p>090-30-44.1000W</text:p>
          </table:table-cell>
          <table:table-cell table:formula="of:=LEFT([.I1004];3)" office:value-type="string" office:string-value="090" calcext:value-type="string">
            <text:p>090</text:p>
          </table:table-cell>
          <table:table-cell table:formula="of:=MID([.I1004];5;2)" office:value-type="string" office:string-value="30" calcext:value-type="string">
            <text:p>30</text:p>
          </table:table-cell>
          <table:table-cell table:formula="of:=MID([.I1004];8;5)" office:value-type="string" office:string-value="44.10" calcext:value-type="string">
            <text:p>44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D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W HOLSTEIN MUNI</text:p>
          </table:table-cell>
          <table:table-cell office:value-type="string" calcext:value-type="string">
            <text:p>43-56-38.7765N</text:p>
          </table:table-cell>
          <table:table-cell table:formula="of:=LEFT([.E1005];2)" office:value-type="string" office:string-value="43" calcext:value-type="string">
            <text:p>43</text:p>
          </table:table-cell>
          <table:table-cell table:formula="of:=MID([.E1005];4;2)" office:value-type="string" office:string-value="56" calcext:value-type="string">
            <text:p>56</text:p>
          </table:table-cell>
          <table:table-cell table:formula="of:=MID([.E1005];7;5)" office:value-type="string" office:string-value="38.77" calcext:value-type="string">
            <text:p>38.77</text:p>
          </table:table-cell>
          <table:table-cell office:value-type="string" calcext:value-type="string">
            <text:p>088-06-53.4301W</text:p>
          </table:table-cell>
          <table:table-cell table:formula="of:=LEFT([.I1005];3)" office:value-type="string" office:string-value="088" calcext:value-type="string">
            <text:p>088</text:p>
          </table:table-cell>
          <table:table-cell table:formula="of:=MID([.I1005];5;2)" office:value-type="string" office:string-value="06" calcext:value-type="string">
            <text:p>06</text:p>
          </table:table-cell>
          <table:table-cell table:formula="of:=MID([.I1005];8;5)" office:value-type="string" office:string-value="53.43" calcext:value-type="string">
            <text:p>53.4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2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USTON-NEW LISBON UNION</text:p>
          </table:table-cell>
          <table:table-cell office:value-type="string" calcext:value-type="string">
            <text:p>43-50-19.5602N</text:p>
          </table:table-cell>
          <table:table-cell table:formula="of:=LEFT([.E1006];2)" office:value-type="string" office:string-value="43" calcext:value-type="string">
            <text:p>43</text:p>
          </table:table-cell>
          <table:table-cell table:formula="of:=MID([.E1006];4;2)" office:value-type="string" office:string-value="50" calcext:value-type="string">
            <text:p>50</text:p>
          </table:table-cell>
          <table:table-cell table:formula="of:=MID([.E1006];7;5)" office:value-type="string" office:string-value="19.56" calcext:value-type="string">
            <text:p>19.56</text:p>
          </table:table-cell>
          <table:table-cell office:value-type="string" calcext:value-type="string">
            <text:p>090-08-15.8408W</text:p>
          </table:table-cell>
          <table:table-cell table:formula="of:=LEFT([.I1006];3)" office:value-type="string" office:string-value="090" calcext:value-type="string">
            <text:p>090</text:p>
          </table:table-cell>
          <table:table-cell table:formula="of:=MID([.I1006];5;2)" office:value-type="string" office:string-value="08" calcext:value-type="string">
            <text:p>08</text:p>
          </table:table-cell>
          <table:table-cell table:formula="of:=MID([.I1006];8;5)" office:value-type="string" office:string-value="15.84" calcext:value-type="string">
            <text:p>15.8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N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W RICHMOND RGNL</text:p>
          </table:table-cell>
          <table:table-cell office:value-type="string" calcext:value-type="string">
            <text:p>45-08-52.0000N</text:p>
          </table:table-cell>
          <table:table-cell table:formula="of:=LEFT([.E1007];2)" office:value-type="string" office:string-value="45" calcext:value-type="string">
            <text:p>45</text:p>
          </table:table-cell>
          <table:table-cell table:formula="of:=MID([.E1007];4;2)" office:value-type="string" office:string-value="08" calcext:value-type="string">
            <text:p>08</text:p>
          </table:table-cell>
          <table:table-cell table:formula="of:=MID([.E1007];7;5)" office:value-type="string" office:string-value="52.00" calcext:value-type="string">
            <text:p>52.00</text:p>
          </table:table-cell>
          <table:table-cell office:value-type="string" calcext:value-type="string">
            <text:p>092-32-21.0000W</text:p>
          </table:table-cell>
          <table:table-cell table:formula="of:=LEFT([.I1007];3)" office:value-type="string" office:string-value="092" calcext:value-type="string">
            <text:p>092</text:p>
          </table:table-cell>
          <table:table-cell table:formula="of:=MID([.I1007];5;2)" office:value-type="string" office:string-value="32" calcext:value-type="string">
            <text:p>32</text:p>
          </table:table-cell>
          <table:table-cell table:formula="of:=MID([.I1007];8;5)" office:value-type="string" office:string-value="21.00" calcext:value-type="string">
            <text:p>21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4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42-45-45.0640N</text:p>
          </table:table-cell>
          <table:table-cell table:formula="of:=LEFT([.E1008];2)" office:value-type="string" office:string-value="42" calcext:value-type="string">
            <text:p>42</text:p>
          </table:table-cell>
          <table:table-cell table:formula="of:=MID([.E1008];4;2)" office:value-type="string" office:string-value="45" calcext:value-type="string">
            <text:p>45</text:p>
          </table:table-cell>
          <table:table-cell table:formula="of:=MID([.E1008];7;5)" office:value-type="string" office:string-value="45.06" calcext:value-type="string">
            <text:p>45.06</text:p>
          </table:table-cell>
          <table:table-cell office:value-type="string" calcext:value-type="string">
            <text:p>088-02-33.3040W</text:p>
          </table:table-cell>
          <table:table-cell table:formula="of:=LEFT([.I1008];3)" office:value-type="string" office:string-value="088" calcext:value-type="string">
            <text:p>088</text:p>
          </table:table-cell>
          <table:table-cell table:formula="of:=MID([.I1008];5;2)" office:value-type="string" office:string-value="02" calcext:value-type="string">
            <text:p>02</text:p>
          </table:table-cell>
          <table:table-cell table:formula="of:=MID([.I1008];8;5)" office:value-type="string" office:string-value="33.30" calcext:value-type="string">
            <text:p>33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CQ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OCONTO-J DOUGLAS BAKE MUNI</text:p>
          </table:table-cell>
          <table:table-cell office:value-type="string" calcext:value-type="string">
            <text:p>44-52-26.6001N</text:p>
          </table:table-cell>
          <table:table-cell table:formula="of:=LEFT([.E1009];2)" office:value-type="string" office:string-value="44" calcext:value-type="string">
            <text:p>44</text:p>
          </table:table-cell>
          <table:table-cell table:formula="of:=MID([.E1009];4;2)" office:value-type="string" office:string-value="52" calcext:value-type="string">
            <text:p>52</text:p>
          </table:table-cell>
          <table:table-cell table:formula="of:=MID([.E1009];7;5)" office:value-type="string" office:string-value="26.60" calcext:value-type="string">
            <text:p>26.60</text:p>
          </table:table-cell>
          <table:table-cell office:value-type="string" calcext:value-type="string">
            <text:p>087-54-35.1738W</text:p>
          </table:table-cell>
          <table:table-cell table:formula="of:=LEFT([.I1009];3)" office:value-type="string" office:string-value="087" calcext:value-type="string">
            <text:p>087</text:p>
          </table:table-cell>
          <table:table-cell table:formula="of:=MID([.I1009];5;2)" office:value-type="string" office:string-value="54" calcext:value-type="string">
            <text:p>54</text:p>
          </table:table-cell>
          <table:table-cell table:formula="of:=MID([.I1009];8;5)" office:value-type="string" office:string-value="35.17" calcext:value-type="string">
            <text:p>35.17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30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WEETWATER BAY</text:p>
          </table:table-cell>
          <table:table-cell office:value-type="string" calcext:value-type="string">
            <text:p>44-57-06.9590N</text:p>
          </table:table-cell>
          <table:table-cell table:formula="of:=LEFT([.E1010];2)" office:value-type="string" office:string-value="44" calcext:value-type="string">
            <text:p>44</text:p>
          </table:table-cell>
          <table:table-cell table:formula="of:=MID([.E1010];4;2)" office:value-type="string" office:string-value="57" calcext:value-type="string">
            <text:p>57</text:p>
          </table:table-cell>
          <table:table-cell table:formula="of:=MID([.E1010];7;5)" office:value-type="string" office:string-value="06.95" calcext:value-type="string">
            <text:p>06.95</text:p>
          </table:table-cell>
          <table:table-cell office:value-type="string" calcext:value-type="string">
            <text:p>087-48-30.3720W</text:p>
          </table:table-cell>
          <table:table-cell table:formula="of:=LEFT([.I1010];3)" office:value-type="string" office:string-value="087" calcext:value-type="string">
            <text:p>087</text:p>
          </table:table-cell>
          <table:table-cell table:formula="of:=MID([.I1010];5;2)" office:value-type="string" office:string-value="48" calcext:value-type="string">
            <text:p>48</text:p>
          </table:table-cell>
          <table:table-cell table:formula="of:=MID([.I1010];8;5)" office:value-type="string" office:string-value="30.37" calcext:value-type="string">
            <text:p>30.3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EO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 O SIMENSTAD MUNI</text:p>
          </table:table-cell>
          <table:table-cell office:value-type="string" calcext:value-type="string">
            <text:p>45-18-33.6350N</text:p>
          </table:table-cell>
          <table:table-cell table:formula="of:=LEFT([.E1011];2)" office:value-type="string" office:string-value="45" calcext:value-type="string">
            <text:p>45</text:p>
          </table:table-cell>
          <table:table-cell table:formula="of:=MID([.E1011];4;2)" office:value-type="string" office:string-value="18" calcext:value-type="string">
            <text:p>18</text:p>
          </table:table-cell>
          <table:table-cell table:formula="of:=MID([.E1011];7;5)" office:value-type="string" office:string-value="33.63" calcext:value-type="string">
            <text:p>33.63</text:p>
          </table:table-cell>
          <table:table-cell office:value-type="string" calcext:value-type="string">
            <text:p>092-41-24.4421W</text:p>
          </table:table-cell>
          <table:table-cell table:formula="of:=LEFT([.I1011];3)" office:value-type="string" office:string-value="092" calcext:value-type="string">
            <text:p>092</text:p>
          </table:table-cell>
          <table:table-cell table:formula="of:=MID([.I1011];5;2)" office:value-type="string" office:string-value="41" calcext:value-type="string">
            <text:p>41</text:p>
          </table:table-cell>
          <table:table-cell table:formula="of:=MID([.I1011];8;5)" office:value-type="string" office:string-value="24.44" calcext:value-type="string">
            <text:p>24.4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S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TTMAN RGNL</text:p>
          </table:table-cell>
          <table:table-cell office:value-type="string" calcext:value-type="string">
            <text:p>43-59-04.1681N</text:p>
          </table:table-cell>
          <table:table-cell table:formula="of:=LEFT([.E1012];2)" office:value-type="string" office:string-value="43" calcext:value-type="string">
            <text:p>43</text:p>
          </table:table-cell>
          <table:table-cell table:formula="of:=MID([.E1012];4;2)" office:value-type="string" office:string-value="59" calcext:value-type="string">
            <text:p>59</text:p>
          </table:table-cell>
          <table:table-cell table:formula="of:=MID([.E1012];7;5)" office:value-type="string" office:string-value="04.16" calcext:value-type="string">
            <text:p>04.16</text:p>
          </table:table-cell>
          <table:table-cell office:value-type="string" calcext:value-type="string">
            <text:p>088-33-24.9655W</text:p>
          </table:table-cell>
          <table:table-cell table:formula="of:=LEFT([.I1012];3)" office:value-type="string" office:string-value="088" calcext:value-type="string">
            <text:p>088</text:p>
          </table:table-cell>
          <table:table-cell table:formula="of:=MID([.I1012];5;2)" office:value-type="string" office:string-value="33" calcext:value-type="string">
            <text:p>33</text:p>
          </table:table-cell>
          <table:table-cell table:formula="of:=MID([.I1012];8;5)" office:value-type="string" office:string-value="24.96" calcext:value-type="string">
            <text:p>24.9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88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ALMYRA MUNI</text:p>
          </table:table-cell>
          <table:table-cell office:value-type="string" calcext:value-type="string">
            <text:p>42-53-00.7600N</text:p>
          </table:table-cell>
          <table:table-cell table:formula="of:=LEFT([.E1013];2)" office:value-type="string" office:string-value="42" calcext:value-type="string">
            <text:p>42</text:p>
          </table:table-cell>
          <table:table-cell table:formula="of:=MID([.E1013];4;2)" office:value-type="string" office:string-value="53" calcext:value-type="string">
            <text:p>53</text:p>
          </table:table-cell>
          <table:table-cell table:formula="of:=MID([.E1013];7;5)" office:value-type="string" office:string-value="00.76" calcext:value-type="string">
            <text:p>00.76</text:p>
          </table:table-cell>
          <table:table-cell office:value-type="string" calcext:value-type="string">
            <text:p>088-35-59.7000W</text:p>
          </table:table-cell>
          <table:table-cell table:formula="of:=LEFT([.I1013];3)" office:value-type="string" office:string-value="088" calcext:value-type="string">
            <text:p>088</text:p>
          </table:table-cell>
          <table:table-cell table:formula="of:=MID([.I1013];5;2)" office:value-type="string" office:string-value="35" calcext:value-type="string">
            <text:p>35</text:p>
          </table:table-cell>
          <table:table-cell table:formula="of:=MID([.I1013];8;5)" office:value-type="string" office:string-value="59.70" calcext:value-type="string">
            <text:p>59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KF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ARK FALLS MUNI</text:p>
          </table:table-cell>
          <table:table-cell office:value-type="string" calcext:value-type="string">
            <text:p>45-57-18.3263N</text:p>
          </table:table-cell>
          <table:table-cell table:formula="of:=LEFT([.E1014];2)" office:value-type="string" office:string-value="45" calcext:value-type="string">
            <text:p>45</text:p>
          </table:table-cell>
          <table:table-cell table:formula="of:=MID([.E1014];4;2)" office:value-type="string" office:string-value="57" calcext:value-type="string">
            <text:p>57</text:p>
          </table:table-cell>
          <table:table-cell table:formula="of:=MID([.E1014];7;5)" office:value-type="string" office:string-value="18.32" calcext:value-type="string">
            <text:p>18.32</text:p>
          </table:table-cell>
          <table:table-cell office:value-type="string" calcext:value-type="string">
            <text:p>090-25-27.9642W</text:p>
          </table:table-cell>
          <table:table-cell table:formula="of:=LEFT([.I1014];3)" office:value-type="string" office:string-value="090" calcext:value-type="string">
            <text:p>090</text:p>
          </table:table-cell>
          <table:table-cell table:formula="of:=MID([.I1014];5;2)" office:value-type="string" office:string-value="25" calcext:value-type="string">
            <text:p>25</text:p>
          </table:table-cell>
          <table:table-cell table:formula="of:=MID([.I1014];8;5)" office:value-type="string" office:string-value="27.96" calcext:value-type="string">
            <text:p>27.9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ICE COUNTY</text:p>
          </table:table-cell>
          <table:table-cell office:value-type="string" calcext:value-type="string">
            <text:p>45-42-32.2000N</text:p>
          </table:table-cell>
          <table:table-cell table:formula="of:=LEFT([.E1015];2)" office:value-type="string" office:string-value="45" calcext:value-type="string">
            <text:p>45</text:p>
          </table:table-cell>
          <table:table-cell table:formula="of:=MID([.E1015];4;2)" office:value-type="string" office:string-value="42" calcext:value-type="string">
            <text:p>42</text:p>
          </table:table-cell>
          <table:table-cell table:formula="of:=MID([.E1015];7;5)" office:value-type="string" office:string-value="32.20" calcext:value-type="string">
            <text:p>32.20</text:p>
          </table:table-cell>
          <table:table-cell office:value-type="string" calcext:value-type="string">
            <text:p>090-24-09.0000W</text:p>
          </table:table-cell>
          <table:table-cell table:formula="of:=LEFT([.I1015];3)" office:value-type="string" office:string-value="090" calcext:value-type="string">
            <text:p>090</text:p>
          </table:table-cell>
          <table:table-cell table:formula="of:=MID([.I1015];5;2)" office:value-type="string" office:string-value="24" calcext:value-type="string">
            <text:p>24</text:p>
          </table:table-cell>
          <table:table-cell table:formula="of:=MID([.I1015];8;5)" office:value-type="string" office:string-value="09.00" calcext:value-type="string">
            <text:p>09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VB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LATTEVILLE MUNI</text:p>
          </table:table-cell>
          <table:table-cell office:value-type="string" calcext:value-type="string">
            <text:p>42-41-21.7000N</text:p>
          </table:table-cell>
          <table:table-cell table:formula="of:=LEFT([.E1016];2)" office:value-type="string" office:string-value="42" calcext:value-type="string">
            <text:p>42</text:p>
          </table:table-cell>
          <table:table-cell table:formula="of:=MID([.E1016];4;2)" office:value-type="string" office:string-value="41" calcext:value-type="string">
            <text:p>41</text:p>
          </table:table-cell>
          <table:table-cell table:formula="of:=MID([.E1016];7;5)" office:value-type="string" office:string-value="21.70" calcext:value-type="string">
            <text:p>21.70</text:p>
          </table:table-cell>
          <table:table-cell office:value-type="string" calcext:value-type="string">
            <text:p>090-26-39.8000W</text:p>
          </table:table-cell>
          <table:table-cell table:formula="of:=LEFT([.I1016];3)" office:value-type="string" office:string-value="090" calcext:value-type="string">
            <text:p>090</text:p>
          </table:table-cell>
          <table:table-cell table:formula="of:=MID([.I1016];5;2)" office:value-type="string" office:string-value="26" calcext:value-type="string">
            <text:p>26</text:p>
          </table:table-cell>
          <table:table-cell table:formula="of:=MID([.I1016];8;5)" office:value-type="string" office:string-value="39.80" calcext:value-type="string">
            <text:p>39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ORTAGE MUNI</text:p>
          </table:table-cell>
          <table:table-cell office:value-type="string" calcext:value-type="string">
            <text:p>43-33-37.1000N</text:p>
          </table:table-cell>
          <table:table-cell table:formula="of:=LEFT([.E1017];2)" office:value-type="string" office:string-value="43" calcext:value-type="string">
            <text:p>43</text:p>
          </table:table-cell>
          <table:table-cell table:formula="of:=MID([.E1017];4;2)" office:value-type="string" office:string-value="33" calcext:value-type="string">
            <text:p>33</text:p>
          </table:table-cell>
          <table:table-cell table:formula="of:=MID([.E1017];7;5)" office:value-type="string" office:string-value="37.10" calcext:value-type="string">
            <text:p>37.10</text:p>
          </table:table-cell>
          <table:table-cell office:value-type="string" calcext:value-type="string">
            <text:p>089-28-58.3000W</text:p>
          </table:table-cell>
          <table:table-cell table:formula="of:=LEFT([.I1017];3)" office:value-type="string" office:string-value="089" calcext:value-type="string">
            <text:p>089</text:p>
          </table:table-cell>
          <table:table-cell table:formula="of:=MID([.I1017];5;2)" office:value-type="string" office:string-value="28" calcext:value-type="string">
            <text:p>28</text:p>
          </table:table-cell>
          <table:table-cell table:formula="of:=MID([.I1017];8;5)" office:value-type="string" office:string-value="58.30" calcext:value-type="string">
            <text:p>58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AIRIE DU CHIEN MUNI</text:p>
          </table:table-cell>
          <table:table-cell office:value-type="string" calcext:value-type="string">
            <text:p>43-01-09.4270N</text:p>
          </table:table-cell>
          <table:table-cell table:formula="of:=LEFT([.E1018];2)" office:value-type="string" office:string-value="43" calcext:value-type="string">
            <text:p>43</text:p>
          </table:table-cell>
          <table:table-cell table:formula="of:=MID([.E1018];4;2)" office:value-type="string" office:string-value="01" calcext:value-type="string">
            <text:p>01</text:p>
          </table:table-cell>
          <table:table-cell table:formula="of:=MID([.E1018];7;5)" office:value-type="string" office:string-value="09.42" calcext:value-type="string">
            <text:p>09.42</text:p>
          </table:table-cell>
          <table:table-cell office:value-type="string" calcext:value-type="string">
            <text:p>091-07-25.4380W</text:p>
          </table:table-cell>
          <table:table-cell table:formula="of:=LEFT([.I1018];3)" office:value-type="string" office:string-value="091" calcext:value-type="string">
            <text:p>091</text:p>
          </table:table-cell>
          <table:table-cell table:formula="of:=MID([.I1018];5;2)" office:value-type="string" office:string-value="07" calcext:value-type="string">
            <text:p>07</text:p>
          </table:table-cell>
          <table:table-cell table:formula="of:=MID([.I1018];8;5)" office:value-type="string" office:string-value="25.43" calcext:value-type="string">
            <text:p>25.4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1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AUK-PRAIRIE</text:p>
          </table:table-cell>
          <table:table-cell office:value-type="string" calcext:value-type="string">
            <text:p>43-17-52.3000N</text:p>
          </table:table-cell>
          <table:table-cell table:formula="of:=LEFT([.E1019];2)" office:value-type="string" office:string-value="43" calcext:value-type="string">
            <text:p>43</text:p>
          </table:table-cell>
          <table:table-cell table:formula="of:=MID([.E1019];4;2)" office:value-type="string" office:string-value="17" calcext:value-type="string">
            <text:p>17</text:p>
          </table:table-cell>
          <table:table-cell table:formula="of:=MID([.E1019];7;5)" office:value-type="string" office:string-value="52.30" calcext:value-type="string">
            <text:p>52.30</text:p>
          </table:table-cell>
          <table:table-cell office:value-type="string" calcext:value-type="string">
            <text:p>089-45-20.9000W</text:p>
          </table:table-cell>
          <table:table-cell table:formula="of:=LEFT([.I1019];3)" office:value-type="string" office:string-value="089" calcext:value-type="string">
            <text:p>089</text:p>
          </table:table-cell>
          <table:table-cell table:formula="of:=MID([.I1019];5;2)" office:value-type="string" office:string-value="45" calcext:value-type="string">
            <text:p>45</text:p>
          </table:table-cell>
          <table:table-cell table:formula="of:=MID([.I1019];8;5)" office:value-type="string" office:string-value="20.90" calcext:value-type="string">
            <text:p>20.9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N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RENTICE</text:p>
          </table:table-cell>
          <table:table-cell office:value-type="string" calcext:value-type="string">
            <text:p>45-32-34.8700N</text:p>
          </table:table-cell>
          <table:table-cell table:formula="of:=LEFT([.E1020];2)" office:value-type="string" office:string-value="45" calcext:value-type="string">
            <text:p>45</text:p>
          </table:table-cell>
          <table:table-cell table:formula="of:=MID([.E1020];4;2)" office:value-type="string" office:string-value="32" calcext:value-type="string">
            <text:p>32</text:p>
          </table:table-cell>
          <table:table-cell table:formula="of:=MID([.E1020];7;5)" office:value-type="string" office:string-value="34.87" calcext:value-type="string">
            <text:p>34.87</text:p>
          </table:table-cell>
          <table:table-cell office:value-type="string" calcext:value-type="string">
            <text:p>090-16-45.5390W</text:p>
          </table:table-cell>
          <table:table-cell table:formula="of:=LEFT([.I1020];3)" office:value-type="string" office:string-value="090" calcext:value-type="string">
            <text:p>090</text:p>
          </table:table-cell>
          <table:table-cell table:formula="of:=MID([.I1020];5;2)" office:value-type="string" office:string-value="16" calcext:value-type="string">
            <text:p>16</text:p>
          </table:table-cell>
          <table:table-cell table:formula="of:=MID([.I1020];8;5)" office:value-type="string" office:string-value="45.53" calcext:value-type="string">
            <text:p>45.53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2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44-38-28.3920N</text:p>
          </table:table-cell>
          <table:table-cell table:formula="of:=LEFT([.E1021];2)" office:value-type="string" office:string-value="44" calcext:value-type="string">
            <text:p>44</text:p>
          </table:table-cell>
          <table:table-cell table:formula="of:=MID([.E1021];4;2)" office:value-type="string" office:string-value="38" calcext:value-type="string">
            <text:p>38</text:p>
          </table:table-cell>
          <table:table-cell table:formula="of:=MID([.E1021];7;5)" office:value-type="string" office:string-value="28.39" calcext:value-type="string">
            <text:p>28.39</text:p>
          </table:table-cell>
          <table:table-cell office:value-type="string" calcext:value-type="string">
            <text:p>088-12-54.7910W</text:p>
          </table:table-cell>
          <table:table-cell table:formula="of:=LEFT([.I1021];3)" office:value-type="string" office:string-value="088" calcext:value-type="string">
            <text:p>088</text:p>
          </table:table-cell>
          <table:table-cell table:formula="of:=MID([.I1021];5;2)" office:value-type="string" office:string-value="12" calcext:value-type="string">
            <text:p>12</text:p>
          </table:table-cell>
          <table:table-cell table:formula="of:=MID([.I1021];8;5)" office:value-type="string" office:string-value="54.79" calcext:value-type="string">
            <text:p>54.7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OHN H BATTEN</text:p>
          </table:table-cell>
          <table:table-cell office:value-type="string" calcext:value-type="string">
            <text:p>42-45-40.2000N</text:p>
          </table:table-cell>
          <table:table-cell table:formula="of:=LEFT([.E1022];2)" office:value-type="string" office:string-value="42" calcext:value-type="string">
            <text:p>42</text:p>
          </table:table-cell>
          <table:table-cell table:formula="of:=MID([.E1022];4;2)" office:value-type="string" office:string-value="45" calcext:value-type="string">
            <text:p>45</text:p>
          </table:table-cell>
          <table:table-cell table:formula="of:=MID([.E1022];7;5)" office:value-type="string" office:string-value="40.20" calcext:value-type="string">
            <text:p>40.20</text:p>
          </table:table-cell>
          <table:table-cell office:value-type="string" calcext:value-type="string">
            <text:p>087-48-50.1000W</text:p>
          </table:table-cell>
          <table:table-cell table:formula="of:=LEFT([.I1022];3)" office:value-type="string" office:string-value="087" calcext:value-type="string">
            <text:p>087</text:p>
          </table:table-cell>
          <table:table-cell table:formula="of:=MID([.I1022];5;2)" office:value-type="string" office:string-value="48" calcext:value-type="string">
            <text:p>48</text:p>
          </table:table-cell>
          <table:table-cell table:formula="of:=MID([.I1022];8;5)" office:value-type="string" office:string-value="50.10" calcext:value-type="string">
            <text:p>50.1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EEDSBURG MUNI</text:p>
          </table:table-cell>
          <table:table-cell office:value-type="string" calcext:value-type="string">
            <text:p>43-31-33.2367N</text:p>
          </table:table-cell>
          <table:table-cell table:formula="of:=LEFT([.E1023];2)" office:value-type="string" office:string-value="43" calcext:value-type="string">
            <text:p>43</text:p>
          </table:table-cell>
          <table:table-cell table:formula="of:=MID([.E1023];4;2)" office:value-type="string" office:string-value="31" calcext:value-type="string">
            <text:p>31</text:p>
          </table:table-cell>
          <table:table-cell table:formula="of:=MID([.E1023];7;5)" office:value-type="string" office:string-value="33.23" calcext:value-type="string">
            <text:p>33.23</text:p>
          </table:table-cell>
          <table:table-cell office:value-type="string" calcext:value-type="string">
            <text:p>089-58-59.5980W</text:p>
          </table:table-cell>
          <table:table-cell table:formula="of:=LEFT([.I1023];3)" office:value-type="string" office:string-value="089" calcext:value-type="string">
            <text:p>089</text:p>
          </table:table-cell>
          <table:table-cell table:formula="of:=MID([.I1023];5;2)" office:value-type="string" office:string-value="58" calcext:value-type="string">
            <text:p>58</text:p>
          </table:table-cell>
          <table:table-cell table:formula="of:=MID([.I1023];8;5)" office:value-type="string" office:string-value="59.59" calcext:value-type="string">
            <text:p>59.59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H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HINELANDER-ONEIDA COUNTY</text:p>
          </table:table-cell>
          <table:table-cell office:value-type="string" calcext:value-type="string">
            <text:p>45-37-51.2390N</text:p>
          </table:table-cell>
          <table:table-cell table:formula="of:=LEFT([.E1024];2)" office:value-type="string" office:string-value="45" calcext:value-type="string">
            <text:p>45</text:p>
          </table:table-cell>
          <table:table-cell table:formula="of:=MID([.E1024];4;2)" office:value-type="string" office:string-value="37" calcext:value-type="string">
            <text:p>37</text:p>
          </table:table-cell>
          <table:table-cell table:formula="of:=MID([.E1024];7;5)" office:value-type="string" office:string-value="51.23" calcext:value-type="string">
            <text:p>51.23</text:p>
          </table:table-cell>
          <table:table-cell office:value-type="string" calcext:value-type="string">
            <text:p>089-27-59.8615W</text:p>
          </table:table-cell>
          <table:table-cell table:formula="of:=LEFT([.I1024];3)" office:value-type="string" office:string-value="089" calcext:value-type="string">
            <text:p>089</text:p>
          </table:table-cell>
          <table:table-cell table:formula="of:=MID([.I1024];5;2)" office:value-type="string" office:string-value="27" calcext:value-type="string">
            <text:p>27</text:p>
          </table:table-cell>
          <table:table-cell table:formula="of:=MID([.I1024];8;5)" office:value-type="string" office:string-value="59.86" calcext:value-type="string">
            <text:p>59.8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P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E LAKE RGNL - CARL'S FIELD</text:p>
          </table:table-cell>
          <table:table-cell office:value-type="string" calcext:value-type="string">
            <text:p>45-25-12.4000N</text:p>
          </table:table-cell>
          <table:table-cell table:formula="of:=LEFT([.E1025];2)" office:value-type="string" office:string-value="45" calcext:value-type="string">
            <text:p>45</text:p>
          </table:table-cell>
          <table:table-cell table:formula="of:=MID([.E1025];4;2)" office:value-type="string" office:string-value="25" calcext:value-type="string">
            <text:p>25</text:p>
          </table:table-cell>
          <table:table-cell table:formula="of:=MID([.E1025];7;5)" office:value-type="string" office:string-value="12.40" calcext:value-type="string">
            <text:p>12.40</text:p>
          </table:table-cell>
          <table:table-cell office:value-type="string" calcext:value-type="string">
            <text:p>091-46-24.0000W</text:p>
          </table:table-cell>
          <table:table-cell table:formula="of:=LEFT([.I1025];3)" office:value-type="string" office:string-value="091" calcext:value-type="string">
            <text:p>091</text:p>
          </table:table-cell>
          <table:table-cell table:formula="of:=MID([.I1025];5;2)" office:value-type="string" office:string-value="46" calcext:value-type="string">
            <text:p>46</text:p>
          </table:table-cell>
          <table:table-cell table:formula="of:=MID([.I1025];8;5)" office:value-type="string" office:string-value="24.00" calcext:value-type="string">
            <text:p>24.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3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43-17-00.0870N</text:p>
          </table:table-cell>
          <table:table-cell table:formula="of:=LEFT([.E1026];2)" office:value-type="string" office:string-value="43" calcext:value-type="string">
            <text:p>43</text:p>
          </table:table-cell>
          <table:table-cell table:formula="of:=MID([.E1026];4;2)" office:value-type="string" office:string-value="17" calcext:value-type="string">
            <text:p>17</text:p>
          </table:table-cell>
          <table:table-cell table:formula="of:=MID([.E1026];7;5)" office:value-type="string" office:string-value="00.08" calcext:value-type="string">
            <text:p>00.08</text:p>
          </table:table-cell>
          <table:table-cell office:value-type="string" calcext:value-type="string">
            <text:p>090-17-53.8150W</text:p>
          </table:table-cell>
          <table:table-cell table:formula="of:=LEFT([.I1026];3)" office:value-type="string" office:string-value="090" calcext:value-type="string">
            <text:p>090</text:p>
          </table:table-cell>
          <table:table-cell table:formula="of:=MID([.I1026];5;2)" office:value-type="string" office:string-value="17" calcext:value-type="string">
            <text:p>17</text:p>
          </table:table-cell>
          <table:table-cell table:formula="of:=MID([.I1026];8;5)" office:value-type="string" office:string-value="53.81" calcext:value-type="string">
            <text:p>53.8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4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ILBERT FIELD</text:p>
          </table:table-cell>
          <table:table-cell office:value-type="string" calcext:value-type="string">
            <text:p>43-26-59.9470N</text:p>
          </table:table-cell>
          <table:table-cell table:formula="of:=LEFT([.E1027];2)" office:value-type="string" office:string-value="43" calcext:value-type="string">
            <text:p>43</text:p>
          </table:table-cell>
          <table:table-cell table:formula="of:=MID([.E1027];4;2)" office:value-type="string" office:string-value="26" calcext:value-type="string">
            <text:p>26</text:p>
          </table:table-cell>
          <table:table-cell table:formula="of:=MID([.E1027];7;5)" office:value-type="string" office:string-value="59.94" calcext:value-type="string">
            <text:p>59.94</text:p>
          </table:table-cell>
          <table:table-cell office:value-type="string" calcext:value-type="string">
            <text:p>089-15-00.4170W</text:p>
          </table:table-cell>
          <table:table-cell table:formula="of:=LEFT([.I1027];3)" office:value-type="string" office:string-value="089" calcext:value-type="string">
            <text:p>089</text:p>
          </table:table-cell>
          <table:table-cell table:formula="of:=MID([.I1027];5;2)" office:value-type="string" office:string-value="15" calcext:value-type="string">
            <text:p>15</text:p>
          </table:table-cell>
          <table:table-cell table:formula="of:=MID([.I1027];8;5)" office:value-type="string" office:string-value="00.41" calcext:value-type="string">
            <text:p>00.4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96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X RIVER</text:p>
          </table:table-cell>
          <table:table-cell office:value-type="string" calcext:value-type="string">
            <text:p>42-45-00.0590N</text:p>
          </table:table-cell>
          <table:table-cell table:formula="of:=LEFT([.E1028];2)" office:value-type="string" office:string-value="42" calcext:value-type="string">
            <text:p>42</text:p>
          </table:table-cell>
          <table:table-cell table:formula="of:=MID([.E1028];4;2)" office:value-type="string" office:string-value="45" calcext:value-type="string">
            <text:p>45</text:p>
          </table:table-cell>
          <table:table-cell table:formula="of:=MID([.E1028];7;5)" office:value-type="string" office:string-value="00.05" calcext:value-type="string">
            <text:p>00.05</text:p>
          </table:table-cell>
          <table:table-cell office:value-type="string" calcext:value-type="string">
            <text:p>088-15-03.3260W</text:p>
          </table:table-cell>
          <table:table-cell table:formula="of:=LEFT([.I1028];3)" office:value-type="string" office:string-value="088" calcext:value-type="string">
            <text:p>088</text:p>
          </table:table-cell>
          <table:table-cell table:formula="of:=MID([.I1028];5;2)" office:value-type="string" office:string-value="15" calcext:value-type="string">
            <text:p>15</text:p>
          </table:table-cell>
          <table:table-cell table:formula="of:=MID([.I1028];8;5)" office:value-type="string" office:string-value="03.32" calcext:value-type="string">
            <text:p>03.3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AWANO MUNI</text:p>
          </table:table-cell>
          <table:table-cell office:value-type="string" calcext:value-type="string">
            <text:p>44-47-14.3010N</text:p>
          </table:table-cell>
          <table:table-cell table:formula="of:=LEFT([.E1029];2)" office:value-type="string" office:string-value="44" calcext:value-type="string">
            <text:p>44</text:p>
          </table:table-cell>
          <table:table-cell table:formula="of:=MID([.E1029];4;2)" office:value-type="string" office:string-value="47" calcext:value-type="string">
            <text:p>47</text:p>
          </table:table-cell>
          <table:table-cell table:formula="of:=MID([.E1029];7;5)" office:value-type="string" office:string-value="14.30" calcext:value-type="string">
            <text:p>14.30</text:p>
          </table:table-cell>
          <table:table-cell office:value-type="string" calcext:value-type="string">
            <text:p>088-33-36.0520W</text:p>
          </table:table-cell>
          <table:table-cell table:formula="of:=LEFT([.I1029];3)" office:value-type="string" office:string-value="088" calcext:value-type="string">
            <text:p>088</text:p>
          </table:table-cell>
          <table:table-cell table:formula="of:=MID([.I1029];5;2)" office:value-type="string" office:string-value="33" calcext:value-type="string">
            <text:p>33</text:p>
          </table:table-cell>
          <table:table-cell table:formula="of:=MID([.I1029];8;5)" office:value-type="string" office:string-value="36.05" calcext:value-type="string">
            <text:p>36.0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BM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EBOYGAN COUNTY MEMORIAL</text:p>
          </table:table-cell>
          <table:table-cell office:value-type="string" calcext:value-type="string">
            <text:p>43-46-11.2000N</text:p>
          </table:table-cell>
          <table:table-cell table:formula="of:=LEFT([.E1030];2)" office:value-type="string" office:string-value="43" calcext:value-type="string">
            <text:p>43</text:p>
          </table:table-cell>
          <table:table-cell table:formula="of:=MID([.E1030];4;2)" office:value-type="string" office:string-value="46" calcext:value-type="string">
            <text:p>46</text:p>
          </table:table-cell>
          <table:table-cell table:formula="of:=MID([.E1030];7;5)" office:value-type="string" office:string-value="11.20" calcext:value-type="string">
            <text:p>11.20</text:p>
          </table:table-cell>
          <table:table-cell office:value-type="string" calcext:value-type="string">
            <text:p>087-51-06.2000W</text:p>
          </table:table-cell>
          <table:table-cell table:formula="of:=LEFT([.I1030];3)" office:value-type="string" office:string-value="087" calcext:value-type="string">
            <text:p>087</text:p>
          </table:table-cell>
          <table:table-cell table:formula="of:=MID([.I1030];5;2)" office:value-type="string" office:string-value="51" calcext:value-type="string">
            <text:p>51</text:p>
          </table:table-cell>
          <table:table-cell table:formula="of:=MID([.I1030];8;5)" office:value-type="string" office:string-value="06.20" calcext:value-type="string">
            <text:p>06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SQ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ELL LAKE MUNI</text:p>
          </table:table-cell>
          <table:table-cell office:value-type="string" calcext:value-type="string">
            <text:p>45-43-52.9700N</text:p>
          </table:table-cell>
          <table:table-cell table:formula="of:=LEFT([.E1031];2)" office:value-type="string" office:string-value="45" calcext:value-type="string">
            <text:p>45</text:p>
          </table:table-cell>
          <table:table-cell table:formula="of:=MID([.E1031];4;2)" office:value-type="string" office:string-value="43" calcext:value-type="string">
            <text:p>43</text:p>
          </table:table-cell>
          <table:table-cell table:formula="of:=MID([.E1031];7;5)" office:value-type="string" office:string-value="52.97" calcext:value-type="string">
            <text:p>52.97</text:p>
          </table:table-cell>
          <table:table-cell office:value-type="string" calcext:value-type="string">
            <text:p>091-55-14.3800W</text:p>
          </table:table-cell>
          <table:table-cell table:formula="of:=LEFT([.I1031];3)" office:value-type="string" office:string-value="091" calcext:value-type="string">
            <text:p>091</text:p>
          </table:table-cell>
          <table:table-cell table:formula="of:=MID([.I1031];5;2)" office:value-type="string" office:string-value="55" calcext:value-type="string">
            <text:p>55</text:p>
          </table:table-cell>
          <table:table-cell table:formula="of:=MID([.I1031];8;5)" office:value-type="string" office:string-value="14.38" calcext:value-type="string">
            <text:p>14.3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W34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HIOCTON</text:p>
          </table:table-cell>
          <table:table-cell office:value-type="string" calcext:value-type="string">
            <text:p>44-27-16.9410N</text:p>
          </table:table-cell>
          <table:table-cell table:formula="of:=LEFT([.E1032];2)" office:value-type="string" office:string-value="44" calcext:value-type="string">
            <text:p>44</text:p>
          </table:table-cell>
          <table:table-cell table:formula="of:=MID([.E1032];4;2)" office:value-type="string" office:string-value="27" calcext:value-type="string">
            <text:p>27</text:p>
          </table:table-cell>
          <table:table-cell table:formula="of:=MID([.E1032];7;5)" office:value-type="string" office:string-value="16.94" calcext:value-type="string">
            <text:p>16.94</text:p>
          </table:table-cell>
          <table:table-cell office:value-type="string" calcext:value-type="string">
            <text:p>088-33-42.3640W</text:p>
          </table:table-cell>
          <table:table-cell table:formula="of:=LEFT([.I1032];3)" office:value-type="string" office:string-value="088" calcext:value-type="string">
            <text:p>088</text:p>
          </table:table-cell>
          <table:table-cell table:formula="of:=MID([.I1032];5;2)" office:value-type="string" office:string-value="33" calcext:value-type="string">
            <text:p>33</text:p>
          </table:table-cell>
          <table:table-cell table:formula="of:=MID([.I1032];8;5)" office:value-type="string" office:string-value="42.36" calcext:value-type="string">
            <text:p>42.3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Z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URNETT COUNTY</text:p>
          </table:table-cell>
          <table:table-cell office:value-type="string" calcext:value-type="string">
            <text:p>45-49-24.4700N</text:p>
          </table:table-cell>
          <table:table-cell table:formula="of:=LEFT([.E1033];2)" office:value-type="string" office:string-value="45" calcext:value-type="string">
            <text:p>45</text:p>
          </table:table-cell>
          <table:table-cell table:formula="of:=MID([.E1033];4;2)" office:value-type="string" office:string-value="49" calcext:value-type="string">
            <text:p>49</text:p>
          </table:table-cell>
          <table:table-cell table:formula="of:=MID([.E1033];7;5)" office:value-type="string" office:string-value="24.47" calcext:value-type="string">
            <text:p>24.47</text:p>
          </table:table-cell>
          <table:table-cell office:value-type="string" calcext:value-type="string">
            <text:p>092-22-25.2950W</text:p>
          </table:table-cell>
          <table:table-cell table:formula="of:=LEFT([.I1033];3)" office:value-type="string" office:string-value="092" calcext:value-type="string">
            <text:p>092</text:p>
          </table:table-cell>
          <table:table-cell table:formula="of:=MID([.I1033];5;2)" office:value-type="string" office:string-value="22" calcext:value-type="string">
            <text:p>22</text:p>
          </table:table-cell>
          <table:table-cell table:formula="of:=MID([.I1033];8;5)" office:value-type="string" office:string-value="25.29" calcext:value-type="string">
            <text:p>25.29</text:p>
          </table:table-cell>
        </table:table-row>
        <table:table-row table:style-name="ro1">
          <table:table-cell office:value-type="string" calcext:value-type="string">
            <text:p>SEAPLANE BASE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ORTH COUNTRY</text:p>
          </table:table-cell>
          <table:table-cell office:value-type="string" calcext:value-type="string">
            <text:p>46-22-11.4000N</text:p>
          </table:table-cell>
          <table:table-cell table:formula="of:=LEFT([.E1034];2)" office:value-type="string" office:string-value="46" calcext:value-type="string">
            <text:p>46</text:p>
          </table:table-cell>
          <table:table-cell table:formula="of:=MID([.E1034];4;2)" office:value-type="string" office:string-value="22" calcext:value-type="string">
            <text:p>22</text:p>
          </table:table-cell>
          <table:table-cell table:formula="of:=MID([.E1034];7;5)" office:value-type="string" office:string-value="11.40" calcext:value-type="string">
            <text:p>11.40</text:p>
          </table:table-cell>
          <table:table-cell office:value-type="string" calcext:value-type="string">
            <text:p>091-47-52.8000W</text:p>
          </table:table-cell>
          <table:table-cell table:formula="of:=LEFT([.I1034];3)" office:value-type="string" office:string-value="091" calcext:value-type="string">
            <text:p>091</text:p>
          </table:table-cell>
          <table:table-cell table:formula="of:=MID([.I1034];5;2)" office:value-type="string" office:string-value="47" calcext:value-type="string">
            <text:p>47</text:p>
          </table:table-cell>
          <table:table-cell table:formula="of:=MID([.I1034];8;5)" office:value-type="string" office:string-value="52.80" calcext:value-type="string">
            <text:p>52.8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OLG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OLON SPRINGS MUNI</text:p>
          </table:table-cell>
          <table:table-cell office:value-type="string" calcext:value-type="string">
            <text:p>46-18-53.1030N</text:p>
          </table:table-cell>
          <table:table-cell table:formula="of:=LEFT([.E1035];2)" office:value-type="string" office:string-value="46" calcext:value-type="string">
            <text:p>46</text:p>
          </table:table-cell>
          <table:table-cell table:formula="of:=MID([.E1035];4;2)" office:value-type="string" office:string-value="18" calcext:value-type="string">
            <text:p>18</text:p>
          </table:table-cell>
          <table:table-cell table:formula="of:=MID([.E1035];7;5)" office:value-type="string" office:string-value="53.10" calcext:value-type="string">
            <text:p>53.10</text:p>
          </table:table-cell>
          <table:table-cell office:value-type="string" calcext:value-type="string">
            <text:p>091-48-58.9530W</text:p>
          </table:table-cell>
          <table:table-cell table:formula="of:=LEFT([.I1035];3)" office:value-type="string" office:string-value="091" calcext:value-type="string">
            <text:p>091</text:p>
          </table:table-cell>
          <table:table-cell table:formula="of:=MID([.I1035];5;2)" office:value-type="string" office:string-value="48" calcext:value-type="string">
            <text:p>48</text:p>
          </table:table-cell>
          <table:table-cell table:formula="of:=MID([.I1035];8;5)" office:value-type="string" office:string-value="58.95" calcext:value-type="string">
            <text:p>58.9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M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PARTA/FORT MC COY</text:p>
          </table:table-cell>
          <table:table-cell office:value-type="string" calcext:value-type="string">
            <text:p>43-57-29.8568N</text:p>
          </table:table-cell>
          <table:table-cell table:formula="of:=LEFT([.E1036];2)" office:value-type="string" office:string-value="43" calcext:value-type="string">
            <text:p>43</text:p>
          </table:table-cell>
          <table:table-cell table:formula="of:=MID([.E1036];4;2)" office:value-type="string" office:string-value="57" calcext:value-type="string">
            <text:p>57</text:p>
          </table:table-cell>
          <table:table-cell table:formula="of:=MID([.E1036];7;5)" office:value-type="string" office:string-value="29.85" calcext:value-type="string">
            <text:p>29.85</text:p>
          </table:table-cell>
          <table:table-cell office:value-type="string" calcext:value-type="string">
            <text:p>090-44-16.5679W</text:p>
          </table:table-cell>
          <table:table-cell table:formula="of:=LEFT([.I1036];3)" office:value-type="string" office:string-value="090" calcext:value-type="string">
            <text:p>090</text:p>
          </table:table-cell>
          <table:table-cell table:formula="of:=MID([.I1036];5;2)" office:value-type="string" office:string-value="44" calcext:value-type="string">
            <text:p>44</text:p>
          </table:table-cell>
          <table:table-cell table:formula="of:=MID([.I1036];8;5)" office:value-type="string" office:string-value="16.56" calcext:value-type="string">
            <text:p>16.56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1H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EST OF EAGLES</text:p>
          </table:table-cell>
          <table:table-cell office:value-type="string" calcext:value-type="string">
            <text:p>45-50-08.2000N</text:p>
          </table:table-cell>
          <table:table-cell table:formula="of:=LEFT([.E1037];2)" office:value-type="string" office:string-value="45" calcext:value-type="string">
            <text:p>45</text:p>
          </table:table-cell>
          <table:table-cell table:formula="of:=MID([.E1037];4;2)" office:value-type="string" office:string-value="50" calcext:value-type="string">
            <text:p>50</text:p>
          </table:table-cell>
          <table:table-cell table:formula="of:=MID([.E1037];7;5)" office:value-type="string" office:string-value="08.20" calcext:value-type="string">
            <text:p>08.20</text:p>
          </table:table-cell>
          <table:table-cell office:value-type="string" calcext:value-type="string">
            <text:p>091-48-10.4000W</text:p>
          </table:table-cell>
          <table:table-cell table:formula="of:=LEFT([.I1037];3)" office:value-type="string" office:string-value="091" calcext:value-type="string">
            <text:p>091</text:p>
          </table:table-cell>
          <table:table-cell table:formula="of:=MID([.I1037];5;2)" office:value-type="string" office:string-value="48" calcext:value-type="string">
            <text:p>48</text:p>
          </table:table-cell>
          <table:table-cell table:formula="of:=MID([.I1037];8;5)" office:value-type="string" office:string-value="10.40" calcext:value-type="string">
            <text:p>10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TEVENS POINT MUNI</text:p>
          </table:table-cell>
          <table:table-cell office:value-type="string" calcext:value-type="string">
            <text:p>44-32-42.4880N</text:p>
          </table:table-cell>
          <table:table-cell table:formula="of:=LEFT([.E1038];2)" office:value-type="string" office:string-value="44" calcext:value-type="string">
            <text:p>44</text:p>
          </table:table-cell>
          <table:table-cell table:formula="of:=MID([.E1038];4;2)" office:value-type="string" office:string-value="32" calcext:value-type="string">
            <text:p>32</text:p>
          </table:table-cell>
          <table:table-cell table:formula="of:=MID([.E1038];7;5)" office:value-type="string" office:string-value="42.48" calcext:value-type="string">
            <text:p>42.48</text:p>
          </table:table-cell>
          <table:table-cell office:value-type="string" calcext:value-type="string">
            <text:p>089-31-49.0240W</text:p>
          </table:table-cell>
          <table:table-cell table:formula="of:=LEFT([.I1038];3)" office:value-type="string" office:string-value="089" calcext:value-type="string">
            <text:p>089</text:p>
          </table:table-cell>
          <table:table-cell table:formula="of:=MID([.I1038];5;2)" office:value-type="string" office:string-value="31" calcext:value-type="string">
            <text:p>31</text:p>
          </table:table-cell>
          <table:table-cell table:formula="of:=MID([.I1038];8;5)" office:value-type="string" office:string-value="49.02" calcext:value-type="string">
            <text:p>49.0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DOOR COUNTY CHERRYLAND</text:p>
          </table:table-cell>
          <table:table-cell office:value-type="string" calcext:value-type="string">
            <text:p>44-50-37.2000N</text:p>
          </table:table-cell>
          <table:table-cell table:formula="of:=LEFT([.E1039];2)" office:value-type="string" office:string-value="44" calcext:value-type="string">
            <text:p>44</text:p>
          </table:table-cell>
          <table:table-cell table:formula="of:=MID([.E1039];4;2)" office:value-type="string" office:string-value="50" calcext:value-type="string">
            <text:p>50</text:p>
          </table:table-cell>
          <table:table-cell table:formula="of:=MID([.E1039];7;5)" office:value-type="string" office:string-value="37.20" calcext:value-type="string">
            <text:p>37.20</text:p>
          </table:table-cell>
          <table:table-cell office:value-type="string" calcext:value-type="string">
            <text:p>087-25-17.5000W</text:p>
          </table:table-cell>
          <table:table-cell table:formula="of:=LEFT([.I1039];3)" office:value-type="string" office:string-value="087" calcext:value-type="string">
            <text:p>087</text:p>
          </table:table-cell>
          <table:table-cell table:formula="of:=MID([.I1039];5;2)" office:value-type="string" office:string-value="25" calcext:value-type="string">
            <text:p>25</text:p>
          </table:table-cell>
          <table:table-cell table:formula="of:=MID([.I1039];8;5)" office:value-type="string" office:string-value="17.50" calcext:value-type="string">
            <text:p>17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SYLVANIA</text:p>
          </table:table-cell>
          <table:table-cell office:value-type="string" calcext:value-type="string">
            <text:p>42-42-11.7000N</text:p>
          </table:table-cell>
          <table:table-cell table:formula="of:=LEFT([.E1040];2)" office:value-type="string" office:string-value="42" calcext:value-type="string">
            <text:p>42</text:p>
          </table:table-cell>
          <table:table-cell table:formula="of:=MID([.E1040];4;2)" office:value-type="string" office:string-value="42" calcext:value-type="string">
            <text:p>42</text:p>
          </table:table-cell>
          <table:table-cell table:formula="of:=MID([.E1040];7;5)" office:value-type="string" office:string-value="11.70" calcext:value-type="string">
            <text:p>11.70</text:p>
          </table:table-cell>
          <table:table-cell office:value-type="string" calcext:value-type="string">
            <text:p>087-57-32.3000W</text:p>
          </table:table-cell>
          <table:table-cell table:formula="of:=LEFT([.I1040];3)" office:value-type="string" office:string-value="087" calcext:value-type="string">
            <text:p>087</text:p>
          </table:table-cell>
          <table:table-cell table:formula="of:=MID([.I1040];5;2)" office:value-type="string" office:string-value="57" calcext:value-type="string">
            <text:p>57</text:p>
          </table:table-cell>
          <table:table-cell table:formula="of:=MID([.I1040];8;5)" office:value-type="string" office:string-value="32.30" calcext:value-type="string">
            <text:p>32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ICHARD I BONG</text:p>
          </table:table-cell>
          <table:table-cell office:value-type="string" calcext:value-type="string">
            <text:p>46-41-22.8627N</text:p>
          </table:table-cell>
          <table:table-cell table:formula="of:=LEFT([.E1041];2)" office:value-type="string" office:string-value="46" calcext:value-type="string">
            <text:p>46</text:p>
          </table:table-cell>
          <table:table-cell table:formula="of:=MID([.E1041];4;2)" office:value-type="string" office:string-value="41" calcext:value-type="string">
            <text:p>41</text:p>
          </table:table-cell>
          <table:table-cell table:formula="of:=MID([.E1041];7;5)" office:value-type="string" office:string-value="22.86" calcext:value-type="string">
            <text:p>22.86</text:p>
          </table:table-cell>
          <table:table-cell office:value-type="string" calcext:value-type="string">
            <text:p>092-05-40.7111W</text:p>
          </table:table-cell>
          <table:table-cell table:formula="of:=LEFT([.I1041];3)" office:value-type="string" office:string-value="092" calcext:value-type="string">
            <text:p>092</text:p>
          </table:table-cell>
          <table:table-cell table:formula="of:=MID([.I1041];5;2)" office:value-type="string" office:string-value="05" calcext:value-type="string">
            <text:p>05</text:p>
          </table:table-cell>
          <table:table-cell table:formula="of:=MID([.I1041];8;5)" office:value-type="string" office:string-value="40.71" calcext:value-type="string">
            <text:p>40.71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P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45-03-55.5000N</text:p>
          </table:table-cell>
          <table:table-cell table:formula="of:=LEFT([.E1042];2)" office:value-type="string" office:string-value="45" calcext:value-type="string">
            <text:p>45</text:p>
          </table:table-cell>
          <table:table-cell table:formula="of:=MID([.E1042];4;2)" office:value-type="string" office:string-value="03" calcext:value-type="string">
            <text:p>03</text:p>
          </table:table-cell>
          <table:table-cell table:formula="of:=MID([.E1042];7;5)" office:value-type="string" office:string-value="55.50" calcext:value-type="string">
            <text:p>55.50</text:p>
          </table:table-cell>
          <table:table-cell office:value-type="string" calcext:value-type="string">
            <text:p>088-25-37.5000W</text:p>
          </table:table-cell>
          <table:table-cell table:formula="of:=LEFT([.I1042];3)" office:value-type="string" office:string-value="088" calcext:value-type="string">
            <text:p>088</text:p>
          </table:table-cell>
          <table:table-cell table:formula="of:=MID([.I1042];5;2)" office:value-type="string" office:string-value="25" calcext:value-type="string">
            <text:p>25</text:p>
          </table:table-cell>
          <table:table-cell table:formula="of:=MID([.I1042];8;5)" office:value-type="string" office:string-value="37.50" calcext:value-type="string">
            <text:p>37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0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HREE LAKES MUNI</text:p>
          </table:table-cell>
          <table:table-cell office:value-type="string" calcext:value-type="string">
            <text:p>45-47-24.8460N</text:p>
          </table:table-cell>
          <table:table-cell table:formula="of:=LEFT([.E1043];2)" office:value-type="string" office:string-value="45" calcext:value-type="string">
            <text:p>45</text:p>
          </table:table-cell>
          <table:table-cell table:formula="of:=MID([.E1043];4;2)" office:value-type="string" office:string-value="47" calcext:value-type="string">
            <text:p>47</text:p>
          </table:table-cell>
          <table:table-cell table:formula="of:=MID([.E1043];7;5)" office:value-type="string" office:string-value="24.84" calcext:value-type="string">
            <text:p>24.84</text:p>
          </table:table-cell>
          <table:table-cell office:value-type="string" calcext:value-type="string">
            <text:p>089-07-15.4510W</text:p>
          </table:table-cell>
          <table:table-cell table:formula="of:=LEFT([.I1043];3)" office:value-type="string" office:string-value="089" calcext:value-type="string">
            <text:p>089</text:p>
          </table:table-cell>
          <table:table-cell table:formula="of:=MID([.I1043];5;2)" office:value-type="string" office:string-value="07" calcext:value-type="string">
            <text:p>07</text:p>
          </table:table-cell>
          <table:table-cell table:formula="of:=MID([.I1043];8;5)" office:value-type="string" office:string-value="15.45" calcext:value-type="string">
            <text:p>15.45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7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LOYER FIELD</text:p>
          </table:table-cell>
          <table:table-cell office:value-type="string" calcext:value-type="string">
            <text:p>43-58-34.4000N</text:p>
          </table:table-cell>
          <table:table-cell table:formula="of:=LEFT([.E1044];2)" office:value-type="string" office:string-value="43" calcext:value-type="string">
            <text:p>43</text:p>
          </table:table-cell>
          <table:table-cell table:formula="of:=MID([.E1044];4;2)" office:value-type="string" office:string-value="58" calcext:value-type="string">
            <text:p>58</text:p>
          </table:table-cell>
          <table:table-cell table:formula="of:=MID([.E1044];7;5)" office:value-type="string" office:string-value="34.40" calcext:value-type="string">
            <text:p>34.40</text:p>
          </table:table-cell>
          <table:table-cell office:value-type="string" calcext:value-type="string">
            <text:p>090-28-50.2000W</text:p>
          </table:table-cell>
          <table:table-cell table:formula="of:=LEFT([.I1044];3)" office:value-type="string" office:string-value="090" calcext:value-type="string">
            <text:p>090</text:p>
          </table:table-cell>
          <table:table-cell table:formula="of:=MID([.I1044];5;2)" office:value-type="string" office:string-value="28" calcext:value-type="string">
            <text:p>28</text:p>
          </table:table-cell>
          <table:table-cell table:formula="of:=MID([.I1044];8;5)" office:value-type="string" office:string-value="50.20" calcext:value-type="string">
            <text:p>50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TKV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OMAHAWK RGNL</text:p>
          </table:table-cell>
          <table:table-cell office:value-type="string" calcext:value-type="string">
            <text:p>45-28-09.7000N</text:p>
          </table:table-cell>
          <table:table-cell table:formula="of:=LEFT([.E1045];2)" office:value-type="string" office:string-value="45" calcext:value-type="string">
            <text:p>45</text:p>
          </table:table-cell>
          <table:table-cell table:formula="of:=MID([.E1045];4;2)" office:value-type="string" office:string-value="28" calcext:value-type="string">
            <text:p>28</text:p>
          </table:table-cell>
          <table:table-cell table:formula="of:=MID([.E1045];7;5)" office:value-type="string" office:string-value="09.70" calcext:value-type="string">
            <text:p>09.70</text:p>
          </table:table-cell>
          <table:table-cell office:value-type="string" calcext:value-type="string">
            <text:p>089-48-17.6000W</text:p>
          </table:table-cell>
          <table:table-cell table:formula="of:=LEFT([.I1045];3)" office:value-type="string" office:string-value="089" calcext:value-type="string">
            <text:p>089</text:p>
          </table:table-cell>
          <table:table-cell table:formula="of:=MID([.I1045];5;2)" office:value-type="string" office:string-value="48" calcext:value-type="string">
            <text:p>48</text:p>
          </table:table-cell>
          <table:table-cell table:formula="of:=MID([.I1045];8;5)" office:value-type="string" office:string-value="17.60" calcext:value-type="string">
            <text:p>17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42-59-22.0800N</text:p>
          </table:table-cell>
          <table:table-cell table:formula="of:=LEFT([.E1046];2)" office:value-type="string" office:string-value="42" calcext:value-type="string">
            <text:p>42</text:p>
          </table:table-cell>
          <table:table-cell table:formula="of:=MID([.E1046];4;2)" office:value-type="string" office:string-value="59" calcext:value-type="string">
            <text:p>59</text:p>
          </table:table-cell>
          <table:table-cell table:formula="of:=MID([.E1046];7;5)" office:value-type="string" office:string-value="22.08" calcext:value-type="string">
            <text:p>22.08</text:p>
          </table:table-cell>
          <table:table-cell office:value-type="string" calcext:value-type="string">
            <text:p>089-30-34.1200W</text:p>
          </table:table-cell>
          <table:table-cell table:formula="of:=LEFT([.I1046];3)" office:value-type="string" office:string-value="089" calcext:value-type="string">
            <text:p>089</text:p>
          </table:table-cell>
          <table:table-cell table:formula="of:=MID([.I1046];5;2)" office:value-type="string" office:string-value="30" calcext:value-type="string">
            <text:p>30</text:p>
          </table:table-cell>
          <table:table-cell table:formula="of:=MID([.I1046];8;5)" office:value-type="string" office:string-value="34.12" calcext:value-type="string">
            <text:p>34.1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5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VIROQUA MUNI</text:p>
          </table:table-cell>
          <table:table-cell office:value-type="string" calcext:value-type="string">
            <text:p>43-34-46.8075N</text:p>
          </table:table-cell>
          <table:table-cell table:formula="of:=LEFT([.E1047];2)" office:value-type="string" office:string-value="43" calcext:value-type="string">
            <text:p>43</text:p>
          </table:table-cell>
          <table:table-cell table:formula="of:=MID([.E1047];4;2)" office:value-type="string" office:string-value="34" calcext:value-type="string">
            <text:p>34</text:p>
          </table:table-cell>
          <table:table-cell table:formula="of:=MID([.E1047];7;5)" office:value-type="string" office:string-value="46.80" calcext:value-type="string">
            <text:p>46.80</text:p>
          </table:table-cell>
          <table:table-cell office:value-type="string" calcext:value-type="string">
            <text:p>090-53-51.2701W</text:p>
          </table:table-cell>
          <table:table-cell table:formula="of:=LEFT([.I1047];3)" office:value-type="string" office:string-value="090" calcext:value-type="string">
            <text:p>090</text:p>
          </table:table-cell>
          <table:table-cell table:formula="of:=MID([.I1047];5;2)" office:value-type="string" office:string-value="53" calcext:value-type="string">
            <text:p>53</text:p>
          </table:table-cell>
          <table:table-cell table:formula="of:=MID([.I1047];8;5)" office:value-type="string" office:string-value="51.27" calcext:value-type="string">
            <text:p>51.27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7V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BIG FOOT AIRFIELD</text:p>
          </table:table-cell>
          <table:table-cell office:value-type="string" calcext:value-type="string">
            <text:p>42-31-32.4000N</text:p>
          </table:table-cell>
          <table:table-cell table:formula="of:=LEFT([.E1048];2)" office:value-type="string" office:string-value="42" calcext:value-type="string">
            <text:p>42</text:p>
          </table:table-cell>
          <table:table-cell table:formula="of:=MID([.E1048];4;2)" office:value-type="string" office:string-value="31" calcext:value-type="string">
            <text:p>31</text:p>
          </table:table-cell>
          <table:table-cell table:formula="of:=MID([.E1048];7;5)" office:value-type="string" office:string-value="32.40" calcext:value-type="string">
            <text:p>32.40</text:p>
          </table:table-cell>
          <table:table-cell office:value-type="string" calcext:value-type="string">
            <text:p>088-39-10.7000W</text:p>
          </table:table-cell>
          <table:table-cell table:formula="of:=LEFT([.I1048];3)" office:value-type="string" office:string-value="088" calcext:value-type="string">
            <text:p>088</text:p>
          </table:table-cell>
          <table:table-cell table:formula="of:=MID([.I1048];5;2)" office:value-type="string" office:string-value="39" calcext:value-type="string">
            <text:p>39</text:p>
          </table:table-cell>
          <table:table-cell table:formula="of:=MID([.I1048];8;5)" office:value-type="string" office:string-value="10.70" calcext:value-type="string">
            <text:p>10.7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2P2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SHINGTON ISLAND</text:p>
          </table:table-cell>
          <table:table-cell office:value-type="string" calcext:value-type="string">
            <text:p>45-23-17.7165N</text:p>
          </table:table-cell>
          <table:table-cell table:formula="of:=LEFT([.E1049];2)" office:value-type="string" office:string-value="45" calcext:value-type="string">
            <text:p>45</text:p>
          </table:table-cell>
          <table:table-cell table:formula="of:=MID([.E1049];4;2)" office:value-type="string" office:string-value="23" calcext:value-type="string">
            <text:p>23</text:p>
          </table:table-cell>
          <table:table-cell table:formula="of:=MID([.E1049];7;5)" office:value-type="string" office:string-value="17.71" calcext:value-type="string">
            <text:p>17.71</text:p>
          </table:table-cell>
          <table:table-cell office:value-type="string" calcext:value-type="string">
            <text:p>086-55-26.5450W</text:p>
          </table:table-cell>
          <table:table-cell table:formula="of:=LEFT([.I1049];3)" office:value-type="string" office:string-value="086" calcext:value-type="string">
            <text:p>086</text:p>
          </table:table-cell>
          <table:table-cell table:formula="of:=MID([.I1049];5;2)" office:value-type="string" office:string-value="55" calcext:value-type="string">
            <text:p>55</text:p>
          </table:table-cell>
          <table:table-cell table:formula="of:=MID([.I1049];8;5)" office:value-type="string" office:string-value="26.54" calcext:value-type="string">
            <text:p>26.54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RYV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TERTOWN MUNI</text:p>
          </table:table-cell>
          <table:table-cell office:value-type="string" calcext:value-type="string">
            <text:p>43-10-10.7000N</text:p>
          </table:table-cell>
          <table:table-cell table:formula="of:=LEFT([.E1050];2)" office:value-type="string" office:string-value="43" calcext:value-type="string">
            <text:p>43</text:p>
          </table:table-cell>
          <table:table-cell table:formula="of:=MID([.E1050];4;2)" office:value-type="string" office:string-value="10" calcext:value-type="string">
            <text:p>10</text:p>
          </table:table-cell>
          <table:table-cell table:formula="of:=MID([.E1050];7;5)" office:value-type="string" office:string-value="10.70" calcext:value-type="string">
            <text:p>10.70</text:p>
          </table:table-cell>
          <table:table-cell office:value-type="string" calcext:value-type="string">
            <text:p>088-43-23.6000W</text:p>
          </table:table-cell>
          <table:table-cell table:formula="of:=LEFT([.I1050];3)" office:value-type="string" office:string-value="088" calcext:value-type="string">
            <text:p>088</text:p>
          </table:table-cell>
          <table:table-cell table:formula="of:=MID([.I1050];5;2)" office:value-type="string" office:string-value="43" calcext:value-type="string">
            <text:p>43</text:p>
          </table:table-cell>
          <table:table-cell table:formula="of:=MID([.I1050];8;5)" office:value-type="string" office:string-value="23.60" calcext:value-type="string">
            <text:p>23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U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KESHA COUNTY</text:p>
          </table:table-cell>
          <table:table-cell office:value-type="string" calcext:value-type="string">
            <text:p>43-02-27.7000N</text:p>
          </table:table-cell>
          <table:table-cell table:formula="of:=LEFT([.E1051];2)" office:value-type="string" office:string-value="43" calcext:value-type="string">
            <text:p>43</text:p>
          </table:table-cell>
          <table:table-cell table:formula="of:=MID([.E1051];4;2)" office:value-type="string" office:string-value="02" calcext:value-type="string">
            <text:p>02</text:p>
          </table:table-cell>
          <table:table-cell table:formula="of:=MID([.E1051];7;5)" office:value-type="string" office:string-value="27.70" calcext:value-type="string">
            <text:p>27.70</text:p>
          </table:table-cell>
          <table:table-cell office:value-type="string" calcext:value-type="string">
            <text:p>088-14-13.4000W</text:p>
          </table:table-cell>
          <table:table-cell table:formula="of:=LEFT([.I1051];3)" office:value-type="string" office:string-value="088" calcext:value-type="string">
            <text:p>088</text:p>
          </table:table-cell>
          <table:table-cell table:formula="of:=MID([.I1051];5;2)" office:value-type="string" office:string-value="14" calcext:value-type="string">
            <text:p>14</text:p>
          </table:table-cell>
          <table:table-cell table:formula="of:=MID([.I1051];8;5)" office:value-type="string" office:string-value="13.40" calcext:value-type="string">
            <text:p>13.4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6P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NAKEE</text:p>
          </table:table-cell>
          <table:table-cell office:value-type="string" calcext:value-type="string">
            <text:p>43-10-43.4000N</text:p>
          </table:table-cell>
          <table:table-cell table:formula="of:=LEFT([.E1052];2)" office:value-type="string" office:string-value="43" calcext:value-type="string">
            <text:p>43</text:p>
          </table:table-cell>
          <table:table-cell table:formula="of:=MID([.E1052];4;2)" office:value-type="string" office:string-value="10" calcext:value-type="string">
            <text:p>10</text:p>
          </table:table-cell>
          <table:table-cell table:formula="of:=MID([.E1052];7;5)" office:value-type="string" office:string-value="43.40" calcext:value-type="string">
            <text:p>43.40</text:p>
          </table:table-cell>
          <table:table-cell office:value-type="string" calcext:value-type="string">
            <text:p>089-27-04.6000W</text:p>
          </table:table-cell>
          <table:table-cell table:formula="of:=LEFT([.I1052];3)" office:value-type="string" office:string-value="089" calcext:value-type="string">
            <text:p>089</text:p>
          </table:table-cell>
          <table:table-cell table:formula="of:=MID([.I1052];5;2)" office:value-type="string" office:string-value="27" calcext:value-type="string">
            <text:p>27</text:p>
          </table:table-cell>
          <table:table-cell table:formula="of:=MID([.I1052];8;5)" office:value-type="string" office:string-value="04.60" calcext:value-type="string">
            <text:p>04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CZ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PACA MUNI</text:p>
          </table:table-cell>
          <table:table-cell office:value-type="string" calcext:value-type="string">
            <text:p>44-19-59.7000N</text:p>
          </table:table-cell>
          <table:table-cell table:formula="of:=LEFT([.E1053];2)" office:value-type="string" office:string-value="44" calcext:value-type="string">
            <text:p>44</text:p>
          </table:table-cell>
          <table:table-cell table:formula="of:=MID([.E1053];4;2)" office:value-type="string" office:string-value="19" calcext:value-type="string">
            <text:p>19</text:p>
          </table:table-cell>
          <table:table-cell table:formula="of:=MID([.E1053];7;5)" office:value-type="string" office:string-value="59.70" calcext:value-type="string">
            <text:p>59.70</text:p>
          </table:table-cell>
          <table:table-cell office:value-type="string" calcext:value-type="string">
            <text:p>089-01-11.2000W</text:p>
          </table:table-cell>
          <table:table-cell table:formula="of:=LEFT([.I1053];3)" office:value-type="string" office:string-value="089" calcext:value-type="string">
            <text:p>089</text:p>
          </table:table-cell>
          <table:table-cell table:formula="of:=MID([.I1053];5;2)" office:value-type="string" office:string-value="01" calcext:value-type="string">
            <text:p>01</text:p>
          </table:table-cell>
          <table:table-cell table:formula="of:=MID([.I1053];8;5)" office:value-type="string" office:string-value="11.20" calcext:value-type="string">
            <text:p>11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AU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SAU DOWNTOWN</text:p>
          </table:table-cell>
          <table:table-cell office:value-type="string" calcext:value-type="string">
            <text:p>44-55-34.6243N</text:p>
          </table:table-cell>
          <table:table-cell table:formula="of:=LEFT([.E1054];2)" office:value-type="string" office:string-value="44" calcext:value-type="string">
            <text:p>44</text:p>
          </table:table-cell>
          <table:table-cell table:formula="of:=MID([.E1054];4;2)" office:value-type="string" office:string-value="55" calcext:value-type="string">
            <text:p>55</text:p>
          </table:table-cell>
          <table:table-cell table:formula="of:=MID([.E1054];7;5)" office:value-type="string" office:string-value="34.62" calcext:value-type="string">
            <text:p>34.62</text:p>
          </table:table-cell>
          <table:table-cell office:value-type="string" calcext:value-type="string">
            <text:p>089-37-37.2063W</text:p>
          </table:table-cell>
          <table:table-cell table:formula="of:=LEFT([.I1054];3)" office:value-type="string" office:string-value="089" calcext:value-type="string">
            <text:p>089</text:p>
          </table:table-cell>
          <table:table-cell table:formula="of:=MID([.I1054];5;2)" office:value-type="string" office:string-value="37" calcext:value-type="string">
            <text:p>37</text:p>
          </table:table-cell>
          <table:table-cell table:formula="of:=MID([.I1054];8;5)" office:value-type="string" office:string-value="37.20" calcext:value-type="string">
            <text:p>37.2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TOMA MUNI</text:p>
          </table:table-cell>
          <table:table-cell office:value-type="string" calcext:value-type="string">
            <text:p>44-02-35.2863N</text:p>
          </table:table-cell>
          <table:table-cell table:formula="of:=LEFT([.E1055];2)" office:value-type="string" office:string-value="44" calcext:value-type="string">
            <text:p>44</text:p>
          </table:table-cell>
          <table:table-cell table:formula="of:=MID([.E1055];4;2)" office:value-type="string" office:string-value="02" calcext:value-type="string">
            <text:p>02</text:p>
          </table:table-cell>
          <table:table-cell table:formula="of:=MID([.E1055];7;5)" office:value-type="string" office:string-value="35.28" calcext:value-type="string">
            <text:p>35.28</text:p>
          </table:table-cell>
          <table:table-cell office:value-type="string" calcext:value-type="string">
            <text:p>089-18-20.4859W</text:p>
          </table:table-cell>
          <table:table-cell table:formula="of:=LEFT([.I1055];3)" office:value-type="string" office:string-value="089" calcext:value-type="string">
            <text:p>089</text:p>
          </table:table-cell>
          <table:table-cell table:formula="of:=MID([.I1055];5;2)" office:value-type="string" office:string-value="18" calcext:value-type="string">
            <text:p>18</text:p>
          </table:table-cell>
          <table:table-cell table:formula="of:=MID([.I1055];8;5)" office:value-type="string" office:string-value="20.48" calcext:value-type="string">
            <text:p>20.48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EST BEND MUNI</text:p>
          </table:table-cell>
          <table:table-cell office:value-type="string" calcext:value-type="string">
            <text:p>43-25-19.8000N</text:p>
          </table:table-cell>
          <table:table-cell table:formula="of:=LEFT([.E1056];2)" office:value-type="string" office:string-value="43" calcext:value-type="string">
            <text:p>43</text:p>
          </table:table-cell>
          <table:table-cell table:formula="of:=MID([.E1056];4;2)" office:value-type="string" office:string-value="25" calcext:value-type="string">
            <text:p>25</text:p>
          </table:table-cell>
          <table:table-cell table:formula="of:=MID([.E1056];7;5)" office:value-type="string" office:string-value="19.80" calcext:value-type="string">
            <text:p>19.80</text:p>
          </table:table-cell>
          <table:table-cell office:value-type="string" calcext:value-type="string">
            <text:p>088-07-40.5000W</text:p>
          </table:table-cell>
          <table:table-cell table:formula="of:=LEFT([.I1056];3)" office:value-type="string" office:string-value="088" calcext:value-type="string">
            <text:p>088</text:p>
          </table:table-cell>
          <table:table-cell table:formula="of:=MID([.I1056];5;2)" office:value-type="string" office:string-value="07" calcext:value-type="string">
            <text:p>07</text:p>
          </table:table-cell>
          <table:table-cell table:formula="of:=MID([.I1056];8;5)" office:value-type="string" office:string-value="40.50" calcext:value-type="string">
            <text:p>40.5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Y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UTZMER'S TWIN OAKS</text:p>
          </table:table-cell>
          <table:table-cell office:value-type="string" calcext:value-type="string">
            <text:p>42-51-12.8000N</text:p>
          </table:table-cell>
          <table:table-cell table:formula="of:=LEFT([.E1057];2)" office:value-type="string" office:string-value="42" calcext:value-type="string">
            <text:p>42</text:p>
          </table:table-cell>
          <table:table-cell table:formula="of:=MID([.E1057];4;2)" office:value-type="string" office:string-value="51" calcext:value-type="string">
            <text:p>51</text:p>
          </table:table-cell>
          <table:table-cell table:formula="of:=MID([.E1057];7;5)" office:value-type="string" office:string-value="12.80" calcext:value-type="string">
            <text:p>12.80</text:p>
          </table:table-cell>
          <table:table-cell office:value-type="string" calcext:value-type="string">
            <text:p>088-45-35.3000W</text:p>
          </table:table-cell>
          <table:table-cell table:formula="of:=LEFT([.I1057];3)" office:value-type="string" office:string-value="088" calcext:value-type="string">
            <text:p>088</text:p>
          </table:table-cell>
          <table:table-cell table:formula="of:=MID([.I1057];5;2)" office:value-type="string" office:string-value="45" calcext:value-type="string">
            <text:p>45</text:p>
          </table:table-cell>
          <table:table-cell table:formula="of:=MID([.I1057];8;5)" office:value-type="string" office:string-value="35.30" calcext:value-type="string">
            <text:p>35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W23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LD ROSE IDLEWILD</text:p>
          </table:table-cell>
          <table:table-cell office:value-type="string" calcext:value-type="string">
            <text:p>44-11-51.9190N</text:p>
          </table:table-cell>
          <table:table-cell table:formula="of:=LEFT([.E1058];2)" office:value-type="string" office:string-value="44" calcext:value-type="string">
            <text:p>44</text:p>
          </table:table-cell>
          <table:table-cell table:formula="of:=MID([.E1058];4;2)" office:value-type="string" office:string-value="11" calcext:value-type="string">
            <text:p>11</text:p>
          </table:table-cell>
          <table:table-cell table:formula="of:=MID([.E1058];7;5)" office:value-type="string" office:string-value="51.91" calcext:value-type="string">
            <text:p>51.91</text:p>
          </table:table-cell>
          <table:table-cell office:value-type="string" calcext:value-type="string">
            <text:p>089-13-04.4210W</text:p>
          </table:table-cell>
          <table:table-cell table:formula="of:=LEFT([.I1058];3)" office:value-type="string" office:string-value="089" calcext:value-type="string">
            <text:p>089</text:p>
          </table:table-cell>
          <table:table-cell table:formula="of:=MID([.I1058];5;2)" office:value-type="string" office:string-value="13" calcext:value-type="string">
            <text:p>13</text:p>
          </table:table-cell>
          <table:table-cell table:formula="of:=MID([.I1058];8;5)" office:value-type="string" office:string-value="04.42" calcext:value-type="string">
            <text:p>04.4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ESTOSHA</text:p>
          </table:table-cell>
          <table:table-cell office:value-type="string" calcext:value-type="string">
            <text:p>42-30-50.9000N</text:p>
          </table:table-cell>
          <table:table-cell table:formula="of:=LEFT([.E1059];2)" office:value-type="string" office:string-value="42" calcext:value-type="string">
            <text:p>42</text:p>
          </table:table-cell>
          <table:table-cell table:formula="of:=MID([.E1059];4;2)" office:value-type="string" office:string-value="30" calcext:value-type="string">
            <text:p>30</text:p>
          </table:table-cell>
          <table:table-cell table:formula="of:=MID([.E1059];7;5)" office:value-type="string" office:string-value="50.90" calcext:value-type="string">
            <text:p>50.90</text:p>
          </table:table-cell>
          <table:table-cell office:value-type="string" calcext:value-type="string">
            <text:p>088-12-18.6000W</text:p>
          </table:table-cell>
          <table:table-cell table:formula="of:=LEFT([.I1059];3)" office:value-type="string" office:string-value="088" calcext:value-type="string">
            <text:p>088</text:p>
          </table:table-cell>
          <table:table-cell table:formula="of:=MID([.I1059];5;2)" office:value-type="string" office:string-value="12" calcext:value-type="string">
            <text:p>12</text:p>
          </table:table-cell>
          <table:table-cell table:formula="of:=MID([.I1059];8;5)" office:value-type="string" office:string-value="18.60" calcext:value-type="string">
            <text:p>18.6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ISW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LEXANDER FIELD SOUTH WOOD COUNTY</text:p>
          </table:table-cell>
          <table:table-cell office:value-type="string" calcext:value-type="string">
            <text:p>44-21-38.3240N</text:p>
          </table:table-cell>
          <table:table-cell table:formula="of:=LEFT([.E1060];2)" office:value-type="string" office:string-value="44" calcext:value-type="string">
            <text:p>44</text:p>
          </table:table-cell>
          <table:table-cell table:formula="of:=MID([.E1060];4;2)" office:value-type="string" office:string-value="21" calcext:value-type="string">
            <text:p>21</text:p>
          </table:table-cell>
          <table:table-cell table:formula="of:=MID([.E1060];7;5)" office:value-type="string" office:string-value="38.32" calcext:value-type="string">
            <text:p>38.32</text:p>
          </table:table-cell>
          <table:table-cell office:value-type="string" calcext:value-type="string">
            <text:p>089-50-17.3082W</text:p>
          </table:table-cell>
          <table:table-cell table:formula="of:=LEFT([.I1060];3)" office:value-type="string" office:string-value="089" calcext:value-type="string">
            <text:p>089</text:p>
          </table:table-cell>
          <table:table-cell table:formula="of:=MID([.I1060];5;2)" office:value-type="string" office:string-value="50" calcext:value-type="string">
            <text:p>50</text:p>
          </table:table-cell>
          <table:table-cell table:formula="of:=MID([.I1060];8;5)" office:value-type="string" office:string-value="17.30" calcext:value-type="string">
            <text:p>17.3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4D1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THREE CASTLES AIRPARK</text:p>
          </table:table-cell>
          <table:table-cell office:value-type="string" calcext:value-type="string">
            <text:p>43-40-11.9060N</text:p>
          </table:table-cell>
          <table:table-cell table:formula="of:=LEFT([.E1061];2)" office:value-type="string" office:string-value="43" calcext:value-type="string">
            <text:p>43</text:p>
          </table:table-cell>
          <table:table-cell table:formula="of:=MID([.E1061];4;2)" office:value-type="string" office:string-value="40" calcext:value-type="string">
            <text:p>40</text:p>
          </table:table-cell>
          <table:table-cell table:formula="of:=MID([.E1061];7;5)" office:value-type="string" office:string-value="11.90" calcext:value-type="string">
            <text:p>11.90</text:p>
          </table:table-cell>
          <table:table-cell office:value-type="string" calcext:value-type="string">
            <text:p>090-13-57.4600W</text:p>
          </table:table-cell>
          <table:table-cell table:formula="of:=LEFT([.I1061];3)" office:value-type="string" office:string-value="090" calcext:value-type="string">
            <text:p>090</text:p>
          </table:table-cell>
          <table:table-cell table:formula="of:=MID([.I1061];5;2)" office:value-type="string" office:string-value="13" calcext:value-type="string">
            <text:p>13</text:p>
          </table:table-cell>
          <table:table-cell table:formula="of:=MID([.I1061];8;5)" office:value-type="string" office:string-value="57.46" calcext:value-type="string">
            <text:p>57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05-28T21:21:32.546224141</dc:date>
    <meta:editing-duration>PT17M14S</meta:editing-duration>
    <meta:editing-cycles>2</meta:editing-cycles>
    <meta:document-statistic meta:table-count="1" meta:cell-count="12732" meta:object-count="0"/>
  </office:meta>
</office:document-meta>
</file>